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6mm"/>
    </style:style>
    <style:style style:name="co2" style:family="table-column">
      <style:table-column-properties fo:break-before="auto" style:column-width="28.87mm"/>
    </style:style>
    <style:style style:name="co3" style:family="table-column">
      <style:table-column-properties fo:break-before="auto" style:column-width="85.69mm"/>
    </style:style>
    <style:style style:name="co4" style:family="table-column">
      <style:table-column-properties fo:break-before="auto" style:column-width="13.51mm"/>
    </style:style>
    <style:style style:name="co5" style:family="table-column">
      <style:table-column-properties fo:break-before="auto" style:column-width="37.61mm"/>
    </style:style>
    <style:style style:name="co6" style:family="table-column">
      <style:table-column-properties fo:break-before="auto" style:column-width="23.44mm"/>
    </style:style>
    <style:style style:name="co7" style:family="table-column">
      <style:table-column-properties fo:break-before="auto" style:column-width="7.4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fo:padding="0.71mm"/>
      <style:text-properties style:text-position=""/>
    </style:style>
    <style:style style:name="ce3" style:family="table-cell" style:parent-style-name="Default">
      <style:table-cell-properties fo:padding="0.71mm"/>
      <style:text-properties style:text-position="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fo:padding="0.71mm"/>
    </style:style>
    <style:style style:name="ce6" style:family="table-cell" style:parent-style-name="Default">
      <style:table-cell-properties fo:padding="0.71mm"/>
    </style:style>
  </office:automatic-styles>
  <office:body>
    <office:spreadsheet>
      <table:calculation-settings table:case-sensitive="false" table:precision-as-shown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50" table:default-cell-style-name="ce3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EAN</text:p>
          </table:table-cell>
          <table:table-cell table:style-name="ce1" office:value-type="string" calcext:value-type="string">
            <text:p>Artikelbezeichnu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tatus_Bez</text:p>
          </table:table-cell>
          <table:table-cell table:style-name="ce1" office:value-type="string" calcext:value-type="string">
            <text:p>Lieferbar_ab</text:p>
          </table:table-cell>
          <table:table-cell table:number-columns-repeated="25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00000001" calcext:value-type="float">
            <text:p>10000000000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0000000002" calcext:value-type="float">
            <text:p>10000000000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0000000003" calcext:value-type="float">
            <text:p>10000000000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00000000004" calcext:value-type="float">
            <text:p>10000000000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00000005" calcext:value-type="float">
            <text:p>10000000000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000000006" calcext:value-type="float">
            <text:p>10000000000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000000007" calcext:value-type="float">
            <text:p>10000000000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00000000008" calcext:value-type="float">
            <text:p>10000000000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00000000009" calcext:value-type="float">
            <text:p>10000000000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0000000010" calcext:value-type="float">
            <text:p>10000000000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00000000011" calcext:value-type="float">
            <text:p>10000000000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00000000012" calcext:value-type="float">
            <text:p>10000000000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00000000013" calcext:value-type="float">
            <text:p>10000000000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00000000014" calcext:value-type="float">
            <text:p>10000000000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0000000015" calcext:value-type="float">
            <text:p>10000000000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00000016" calcext:value-type="float">
            <text:p>10000000000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00000000017" calcext:value-type="float">
            <text:p>10000000000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00000000018" calcext:value-type="float">
            <text:p>10000000000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0000019" calcext:value-type="float">
            <text:p>10000000000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0000000020" calcext:value-type="float">
            <text:p>10000000000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00000000021" calcext:value-type="float">
            <text:p>10000000000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00000000022" calcext:value-type="float">
            <text:p>10000000000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00000000023" calcext:value-type="float">
            <text:p>10000000000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00000000024" calcext:value-type="float">
            <text:p>10000000000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0000000025" calcext:value-type="float">
            <text:p>10000000000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00000000026" calcext:value-type="float">
            <text:p>10000000000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00000000027" calcext:value-type="float">
            <text:p>10000000000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00000000028" calcext:value-type="float">
            <text:p>10000000000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00000000029" calcext:value-type="float">
            <text:p>10000000000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0000000030" calcext:value-type="float">
            <text:p>10000000000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00000000031" calcext:value-type="float">
            <text:p>10000000000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00000032" calcext:value-type="float">
            <text:p>10000000000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00000000033" calcext:value-type="float">
            <text:p>10000000000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00000000034" calcext:value-type="float">
            <text:p>10000000000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00000000035" calcext:value-type="float">
            <text:p>10000000000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00000000036" calcext:value-type="float">
            <text:p>10000000000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000000000037" calcext:value-type="float">
            <text:p>10000000000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00000000038" calcext:value-type="float">
            <text:p>10000000000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00000000039" calcext:value-type="float">
            <text:p>10000000000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00000000040" calcext:value-type="float">
            <text:p>10000000000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00000000041" calcext:value-type="float">
            <text:p>10000000000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000000000042" calcext:value-type="float">
            <text:p>10000000000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000000000043" calcext:value-type="float">
            <text:p>10000000000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00000000044" calcext:value-type="float">
            <text:p>10000000000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00000000045" calcext:value-type="float">
            <text:p>10000000000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00000000046" calcext:value-type="float">
            <text:p>10000000000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00000000047" calcext:value-type="float">
            <text:p>10000000000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00000000048" calcext:value-type="float">
            <text:p>10000000000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00000000049" calcext:value-type="float">
            <text:p>10000000000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0000000050" calcext:value-type="float">
            <text:p>10000000000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000000000051" calcext:value-type="float">
            <text:p>10000000000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00000000052" calcext:value-type="float">
            <text:p>10000000000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00000000053" calcext:value-type="float">
            <text:p>10000000000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000000000054" calcext:value-type="float">
            <text:p>10000000000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00000000055" calcext:value-type="float">
            <text:p>10000000000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00000000056" calcext:value-type="float">
            <text:p>10000000000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00000000057" calcext:value-type="float">
            <text:p>10000000000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00000000058" calcext:value-type="float">
            <text:p>10000000000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00000000059" calcext:value-type="float">
            <text:p>10000000000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0000000060" calcext:value-type="float">
            <text:p>10000000000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000000000061" calcext:value-type="float">
            <text:p>10000000000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000000000062" calcext:value-type="float">
            <text:p>10000000000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00000000063" calcext:value-type="float">
            <text:p>10000000000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00000000064" calcext:value-type="float">
            <text:p>10000000000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0000000065" calcext:value-type="float">
            <text:p>10000000000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1000000000066" calcext:value-type="float">
            <text:p>10000000000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1000000000067" calcext:value-type="float">
            <text:p>10000000000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1000000000068" calcext:value-type="float">
            <text:p>10000000000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000000000069" calcext:value-type="float">
            <text:p>10000000000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0000000070" calcext:value-type="float">
            <text:p>10000000000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0000000071" calcext:value-type="float">
            <text:p>10000000000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000000000072" calcext:value-type="float">
            <text:p>10000000000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00000000073" calcext:value-type="float">
            <text:p>10000000000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000000000074" calcext:value-type="float">
            <text:p>10000000000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0000000075" calcext:value-type="float">
            <text:p>10000000000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0000000076" calcext:value-type="float">
            <text:p>10000000000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000000000077" calcext:value-type="float">
            <text:p>10000000000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000000000078" calcext:value-type="float">
            <text:p>10000000000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000000000079" calcext:value-type="float">
            <text:p>10000000000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0000000080" calcext:value-type="float">
            <text:p>10000000000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00000000081" calcext:value-type="float">
            <text:p>10000000000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00000000082" calcext:value-type="float">
            <text:p>10000000000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00000000083" calcext:value-type="float">
            <text:p>10000000000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000000000084" calcext:value-type="float">
            <text:p>10000000000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00000000085" calcext:value-type="float">
            <text:p>10000000000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1000000000086" calcext:value-type="float">
            <text:p>10000000000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000000000087" calcext:value-type="float">
            <text:p>10000000000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1000000000088" calcext:value-type="float">
            <text:p>10000000000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000000000089" calcext:value-type="float">
            <text:p>10000000000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0000000090" calcext:value-type="float">
            <text:p>10000000000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1000000000091" calcext:value-type="float">
            <text:p>10000000000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00000000092" calcext:value-type="float">
            <text:p>10000000000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1000000000093" calcext:value-type="float">
            <text:p>10000000000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000000000094" calcext:value-type="float">
            <text:p>10000000000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0000000095" calcext:value-type="float">
            <text:p>10000000000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00000000096" calcext:value-type="float">
            <text:p>10000000000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1000000000097" calcext:value-type="float">
            <text:p>10000000000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000000000098" calcext:value-type="float">
            <text:p>10000000000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0000000099" calcext:value-type="float">
            <text:p>1000000000099</text:p>
          </table:table-cell>
          <table:table-cell table:style-name="ce1" office:value-type="string" calcext:value-type="string">
            <text:p>LEDKerze 2,5W E14 230V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000000100" calcext:value-type="float">
            <text:p>10000000001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0</text:p>
          </table:table-cell>
          <table:table-cell table:number-columns-repeated="25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00000000101" calcext:value-type="float">
            <text:p>10000000001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1</text:p>
          </table:table-cell>
          <table:table-cell table:number-columns-repeated="25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00000000102" calcext:value-type="float">
            <text:p>10000000001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2</text:p>
          </table:table-cell>
          <table:table-cell table:number-columns-repeated="25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00000000103" calcext:value-type="float">
            <text:p>10000000001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3</text:p>
          </table:table-cell>
          <table:table-cell table:number-columns-repeated="25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00000000104" calcext:value-type="float">
            <text:p>10000000001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4</text:p>
          </table:table-cell>
          <table:table-cell table:number-columns-repeated="25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00000000105" calcext:value-type="float">
            <text:p>10000000001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5</text:p>
          </table:table-cell>
          <table:table-cell table:number-columns-repeated="25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00000000106" calcext:value-type="float">
            <text:p>10000000001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6</text:p>
          </table:table-cell>
          <table:table-cell table:number-columns-repeated="25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00000000107" calcext:value-type="float">
            <text:p>10000000001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7</text:p>
          </table:table-cell>
          <table:table-cell table:number-columns-repeated="25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00000000108" calcext:value-type="float">
            <text:p>10000000001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8</text:p>
          </table:table-cell>
          <table:table-cell table:number-columns-repeated="25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000000000109" calcext:value-type="float">
            <text:p>10000000001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09</text:p>
          </table:table-cell>
          <table:table-cell table:number-columns-repeated="25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00000000110" calcext:value-type="float">
            <text:p>10000000001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</text:p>
          </table:table-cell>
          <table:table-cell table:number-columns-repeated="25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00000000111" calcext:value-type="float">
            <text:p>10000000001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</text:p>
          </table:table-cell>
          <table:table-cell table:number-columns-repeated="25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00000000112" calcext:value-type="float">
            <text:p>10000000001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</text:p>
          </table:table-cell>
          <table:table-cell table:number-columns-repeated="25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000000000113" calcext:value-type="float">
            <text:p>10000000001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</text:p>
          </table:table-cell>
          <table:table-cell table:number-columns-repeated="25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000000000114" calcext:value-type="float">
            <text:p>10000000001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</text:p>
          </table:table-cell>
          <table:table-cell table:number-columns-repeated="25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00000000115" calcext:value-type="float">
            <text:p>10000000001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</text:p>
          </table:table-cell>
          <table:table-cell table:number-columns-repeated="25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000000000116" calcext:value-type="float">
            <text:p>10000000001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</text:p>
          </table:table-cell>
          <table:table-cell table:number-columns-repeated="25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000000000117" calcext:value-type="float">
            <text:p>10000000001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</text:p>
          </table:table-cell>
          <table:table-cell table:number-columns-repeated="25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000000000118" calcext:value-type="float">
            <text:p>10000000001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</text:p>
          </table:table-cell>
          <table:table-cell table:number-columns-repeated="25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000000000119" calcext:value-type="float">
            <text:p>10000000001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</text:p>
          </table:table-cell>
          <table:table-cell table:number-columns-repeated="25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00000000120" calcext:value-type="float">
            <text:p>10000000001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</text:p>
          </table:table-cell>
          <table:table-cell table:number-columns-repeated="25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000000000121" calcext:value-type="float">
            <text:p>10000000001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</text:p>
          </table:table-cell>
          <table:table-cell table:number-columns-repeated="25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000000000122" calcext:value-type="float">
            <text:p>10000000001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</text:p>
          </table:table-cell>
          <table:table-cell table:number-columns-repeated="25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000000000123" calcext:value-type="float">
            <text:p>10000000001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</text:p>
          </table:table-cell>
          <table:table-cell table:number-columns-repeated="25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000000000124" calcext:value-type="float">
            <text:p>10000000001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</text:p>
          </table:table-cell>
          <table:table-cell table:number-columns-repeated="25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0000000125" calcext:value-type="float">
            <text:p>10000000001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</text:p>
          </table:table-cell>
          <table:table-cell table:number-columns-repeated="25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000000000126" calcext:value-type="float">
            <text:p>10000000001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</text:p>
          </table:table-cell>
          <table:table-cell table:number-columns-repeated="25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000000000127" calcext:value-type="float">
            <text:p>10000000001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</text:p>
          </table:table-cell>
          <table:table-cell table:number-columns-repeated="25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00000000128" calcext:value-type="float">
            <text:p>10000000001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</text:p>
          </table:table-cell>
          <table:table-cell table:number-columns-repeated="25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000000000129" calcext:value-type="float">
            <text:p>10000000001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9</text:p>
          </table:table-cell>
          <table:table-cell table:number-columns-repeated="25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00000000130" calcext:value-type="float">
            <text:p>10000000001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0</text:p>
          </table:table-cell>
          <table:table-cell table:number-columns-repeated="25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000000000131" calcext:value-type="float">
            <text:p>10000000001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1</text:p>
          </table:table-cell>
          <table:table-cell table:number-columns-repeated="25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000000000132" calcext:value-type="float">
            <text:p>10000000001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2</text:p>
          </table:table-cell>
          <table:table-cell table:number-columns-repeated="25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000000000133" calcext:value-type="float">
            <text:p>10000000001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3</text:p>
          </table:table-cell>
          <table:table-cell table:number-columns-repeated="25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000000000134" calcext:value-type="float">
            <text:p>10000000001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4</text:p>
          </table:table-cell>
          <table:table-cell table:number-columns-repeated="25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00000000135" calcext:value-type="float">
            <text:p>10000000001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5</text:p>
          </table:table-cell>
          <table:table-cell table:number-columns-repeated="25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000000000136" calcext:value-type="float">
            <text:p>10000000001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6</text:p>
          </table:table-cell>
          <table:table-cell table:number-columns-repeated="25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000000000137" calcext:value-type="float">
            <text:p>10000000001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7</text:p>
          </table:table-cell>
          <table:table-cell table:number-columns-repeated="25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000000000138" calcext:value-type="float">
            <text:p>10000000001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8</text:p>
          </table:table-cell>
          <table:table-cell table:number-columns-repeated="25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000000000139" calcext:value-type="float">
            <text:p>10000000001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9</text:p>
          </table:table-cell>
          <table:table-cell table:number-columns-repeated="25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00000000140" calcext:value-type="float">
            <text:p>10000000001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0</text:p>
          </table:table-cell>
          <table:table-cell table:number-columns-repeated="25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000000000141" calcext:value-type="float">
            <text:p>10000000001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1</text:p>
          </table:table-cell>
          <table:table-cell table:number-columns-repeated="25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000000000142" calcext:value-type="float">
            <text:p>10000000001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2</text:p>
          </table:table-cell>
          <table:table-cell table:number-columns-repeated="25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000000000143" calcext:value-type="float">
            <text:p>10000000001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3</text:p>
          </table:table-cell>
          <table:table-cell table:number-columns-repeated="25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000000000144" calcext:value-type="float">
            <text:p>10000000001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4</text:p>
          </table:table-cell>
          <table:table-cell table:number-columns-repeated="25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000000000145" calcext:value-type="float">
            <text:p>10000000001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5</text:p>
          </table:table-cell>
          <table:table-cell table:number-columns-repeated="25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000000000146" calcext:value-type="float">
            <text:p>10000000001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6</text:p>
          </table:table-cell>
          <table:table-cell table:number-columns-repeated="25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000000000147" calcext:value-type="float">
            <text:p>10000000001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7</text:p>
          </table:table-cell>
          <table:table-cell table:number-columns-repeated="25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000000000148" calcext:value-type="float">
            <text:p>10000000001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8</text:p>
          </table:table-cell>
          <table:table-cell table:number-columns-repeated="25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000000000149" calcext:value-type="float">
            <text:p>10000000001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9</text:p>
          </table:table-cell>
          <table:table-cell table:number-columns-repeated="25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0000000150" calcext:value-type="float">
            <text:p>10000000001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0</text:p>
          </table:table-cell>
          <table:table-cell table:number-columns-repeated="25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000000000151" calcext:value-type="float">
            <text:p>10000000001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1</text:p>
          </table:table-cell>
          <table:table-cell table:number-columns-repeated="25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000000000152" calcext:value-type="float">
            <text:p>10000000001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2</text:p>
          </table:table-cell>
          <table:table-cell table:number-columns-repeated="250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000000000153" calcext:value-type="float">
            <text:p>10000000001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3</text:p>
          </table:table-cell>
          <table:table-cell table:number-columns-repeated="25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000000000154" calcext:value-type="float">
            <text:p>10000000001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4</text:p>
          </table:table-cell>
          <table:table-cell table:number-columns-repeated="25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000000000155" calcext:value-type="float">
            <text:p>10000000001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5</text:p>
          </table:table-cell>
          <table:table-cell table:number-columns-repeated="25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000000000156" calcext:value-type="float">
            <text:p>10000000001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6</text:p>
          </table:table-cell>
          <table:table-cell table:number-columns-repeated="25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000000000157" calcext:value-type="float">
            <text:p>10000000001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7</text:p>
          </table:table-cell>
          <table:table-cell table:number-columns-repeated="25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000000000158" calcext:value-type="float">
            <text:p>10000000001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8</text:p>
          </table:table-cell>
          <table:table-cell table:number-columns-repeated="25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000000000159" calcext:value-type="float">
            <text:p>10000000001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9</text:p>
          </table:table-cell>
          <table:table-cell table:number-columns-repeated="25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00000000160" calcext:value-type="float">
            <text:p>10000000001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0</text:p>
          </table:table-cell>
          <table:table-cell table:number-columns-repeated="25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000000000161" calcext:value-type="float">
            <text:p>10000000001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1</text:p>
          </table:table-cell>
          <table:table-cell table:number-columns-repeated="25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000000000162" calcext:value-type="float">
            <text:p>10000000001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2</text:p>
          </table:table-cell>
          <table:table-cell table:number-columns-repeated="25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000000000163" calcext:value-type="float">
            <text:p>10000000001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3</text:p>
          </table:table-cell>
          <table:table-cell table:number-columns-repeated="25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000000000164" calcext:value-type="float">
            <text:p>10000000001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4</text:p>
          </table:table-cell>
          <table:table-cell table:number-columns-repeated="25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000000000165" calcext:value-type="float">
            <text:p>10000000001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5</text:p>
          </table:table-cell>
          <table:table-cell table:number-columns-repeated="250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000000000166" calcext:value-type="float">
            <text:p>10000000001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6</text:p>
          </table:table-cell>
          <table:table-cell table:number-columns-repeated="250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000000000167" calcext:value-type="float">
            <text:p>10000000001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7</text:p>
          </table:table-cell>
          <table:table-cell table:number-columns-repeated="25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000000000168" calcext:value-type="float">
            <text:p>10000000001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8</text:p>
          </table:table-cell>
          <table:table-cell table:number-columns-repeated="25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000000000169" calcext:value-type="float">
            <text:p>10000000001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9</text:p>
          </table:table-cell>
          <table:table-cell table:number-columns-repeated="250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000000000170" calcext:value-type="float">
            <text:p>10000000001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0</text:p>
          </table:table-cell>
          <table:table-cell table:number-columns-repeated="250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000000000171" calcext:value-type="float">
            <text:p>10000000001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1</text:p>
          </table:table-cell>
          <table:table-cell table:number-columns-repeated="25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000000000172" calcext:value-type="float">
            <text:p>10000000001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2</text:p>
          </table:table-cell>
          <table:table-cell table:number-columns-repeated="25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000000000173" calcext:value-type="float">
            <text:p>10000000001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3</text:p>
          </table:table-cell>
          <table:table-cell table:number-columns-repeated="25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000000000174" calcext:value-type="float">
            <text:p>10000000001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4</text:p>
          </table:table-cell>
          <table:table-cell table:number-columns-repeated="25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00000000175" calcext:value-type="float">
            <text:p>10000000001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5</text:p>
          </table:table-cell>
          <table:table-cell table:number-columns-repeated="25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000000000176" calcext:value-type="float">
            <text:p>10000000001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6</text:p>
          </table:table-cell>
          <table:table-cell table:number-columns-repeated="25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000000000177" calcext:value-type="float">
            <text:p>10000000001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8" calcext:value-type="float">
            <text:p>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7</text:p>
          </table:table-cell>
          <table:table-cell table:number-columns-repeated="25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000000000178" calcext:value-type="float">
            <text:p>10000000001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9" calcext:value-type="float">
            <text:p>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8</text:p>
          </table:table-cell>
          <table:table-cell table:number-columns-repeated="25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000000000179" calcext:value-type="float">
            <text:p>10000000001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9</text:p>
          </table:table-cell>
          <table:table-cell table:number-columns-repeated="25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00000000180" calcext:value-type="float">
            <text:p>10000000001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1" calcext:value-type="float">
            <text:p>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0</text:p>
          </table:table-cell>
          <table:table-cell table:number-columns-repeated="250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000000000181" calcext:value-type="float">
            <text:p>10000000001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2" calcext:value-type="float">
            <text:p>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1</text:p>
          </table:table-cell>
          <table:table-cell table:number-columns-repeated="25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000000000182" calcext:value-type="float">
            <text:p>10000000001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3" calcext:value-type="float">
            <text:p>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2</text:p>
          </table:table-cell>
          <table:table-cell table:number-columns-repeated="25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000000000183" calcext:value-type="float">
            <text:p>10000000001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4" calcext:value-type="float">
            <text:p>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3</text:p>
          </table:table-cell>
          <table:table-cell table:number-columns-repeated="25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000000000184" calcext:value-type="float">
            <text:p>10000000001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4</text:p>
          </table:table-cell>
          <table:table-cell table:number-columns-repeated="25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0000000185" calcext:value-type="float">
            <text:p>10000000001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6" calcext:value-type="float">
            <text:p>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5</text:p>
          </table:table-cell>
          <table:table-cell table:number-columns-repeated="25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000000000186" calcext:value-type="float">
            <text:p>10000000001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6</text:p>
          </table:table-cell>
          <table:table-cell table:number-columns-repeated="25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000000000187" calcext:value-type="float">
            <text:p>10000000001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8" calcext:value-type="float">
            <text:p>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7</text:p>
          </table:table-cell>
          <table:table-cell table:number-columns-repeated="25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000000000188" calcext:value-type="float">
            <text:p>10000000001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9" calcext:value-type="float">
            <text:p>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8</text:p>
          </table:table-cell>
          <table:table-cell table:number-columns-repeated="25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000000000189" calcext:value-type="float">
            <text:p>10000000001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0" calcext:value-type="float">
            <text:p>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9</text:p>
          </table:table-cell>
          <table:table-cell table:number-columns-repeated="25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000000000190" calcext:value-type="float">
            <text:p>10000000001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0</text:p>
          </table:table-cell>
          <table:table-cell table:number-columns-repeated="25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000000000191" calcext:value-type="float">
            <text:p>10000000001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1</text:p>
          </table:table-cell>
          <table:table-cell table:number-columns-repeated="25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000000000192" calcext:value-type="float">
            <text:p>10000000001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3" calcext:value-type="float">
            <text:p>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2</text:p>
          </table:table-cell>
          <table:table-cell table:number-columns-repeated="25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000000000193" calcext:value-type="float">
            <text:p>10000000001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4" calcext:value-type="float">
            <text:p>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3</text:p>
          </table:table-cell>
          <table:table-cell table:number-columns-repeated="25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000000000194" calcext:value-type="float">
            <text:p>10000000001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5" calcext:value-type="float">
            <text:p>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4</text:p>
          </table:table-cell>
          <table:table-cell table:number-columns-repeated="25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000000000195" calcext:value-type="float">
            <text:p>10000000001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5</text:p>
          </table:table-cell>
          <table:table-cell table:number-columns-repeated="25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000000000196" calcext:value-type="float">
            <text:p>10000000001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7" calcext:value-type="float">
            <text:p>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6</text:p>
          </table:table-cell>
          <table:table-cell table:number-columns-repeated="25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000000000197" calcext:value-type="float">
            <text:p>10000000001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7</text:p>
          </table:table-cell>
          <table:table-cell table:number-columns-repeated="25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000000000198" calcext:value-type="float">
            <text:p>10000000001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8</text:p>
          </table:table-cell>
          <table:table-cell table:number-columns-repeated="25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000000000199" calcext:value-type="float">
            <text:p>10000000001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9</text:p>
          </table:table-cell>
          <table:table-cell table:number-columns-repeated="25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000200" calcext:value-type="float">
            <text:p>10000000002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0</text:p>
          </table:table-cell>
          <table:table-cell table:number-columns-repeated="25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000000000201" calcext:value-type="float">
            <text:p>10000000002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1</text:p>
          </table:table-cell>
          <table:table-cell table:number-columns-repeated="25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000000000202" calcext:value-type="float">
            <text:p>10000000002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3" calcext:value-type="float">
            <text:p>1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2</text:p>
          </table:table-cell>
          <table:table-cell table:number-columns-repeated="25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000000000203" calcext:value-type="float">
            <text:p>10000000002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4" calcext:value-type="float">
            <text:p>1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3</text:p>
          </table:table-cell>
          <table:table-cell table:number-columns-repeated="25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000000000204" calcext:value-type="float">
            <text:p>10000000002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5" calcext:value-type="float">
            <text:p>1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4</text:p>
          </table:table-cell>
          <table:table-cell table:number-columns-repeated="25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000000000205" calcext:value-type="float">
            <text:p>10000000002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6" calcext:value-type="float">
            <text:p>1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5</text:p>
          </table:table-cell>
          <table:table-cell table:number-columns-repeated="25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1000000000206" calcext:value-type="float">
            <text:p>10000000002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6</text:p>
          </table:table-cell>
          <table:table-cell table:number-columns-repeated="25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000000000207" calcext:value-type="float">
            <text:p>10000000002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8" calcext:value-type="float">
            <text:p>1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7</text:p>
          </table:table-cell>
          <table:table-cell table:number-columns-repeated="25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000000000208" calcext:value-type="float">
            <text:p>10000000002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9" calcext:value-type="float">
            <text:p>1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8</text:p>
          </table:table-cell>
          <table:table-cell table:number-columns-repeated="25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000000000209" calcext:value-type="float">
            <text:p>10000000002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0" calcext:value-type="float">
            <text:p>1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9</text:p>
          </table:table-cell>
          <table:table-cell table:number-columns-repeated="25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00000000210" calcext:value-type="float">
            <text:p>10000000002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1" calcext:value-type="float">
            <text:p>1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0</text:p>
          </table:table-cell>
          <table:table-cell table:number-columns-repeated="25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1000000000211" calcext:value-type="float">
            <text:p>10000000002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1</text:p>
          </table:table-cell>
          <table:table-cell table:number-columns-repeated="25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000000000212" calcext:value-type="float">
            <text:p>10000000002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3" calcext:value-type="float">
            <text:p>1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2</text:p>
          </table:table-cell>
          <table:table-cell table:number-columns-repeated="25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000000000213" calcext:value-type="float">
            <text:p>10000000002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4" calcext:value-type="float">
            <text:p>1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3</text:p>
          </table:table-cell>
          <table:table-cell table:number-columns-repeated="25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000000000214" calcext:value-type="float">
            <text:p>10000000002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4</text:p>
          </table:table-cell>
          <table:table-cell table:number-columns-repeated="25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000000000215" calcext:value-type="float">
            <text:p>10000000002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5</text:p>
          </table:table-cell>
          <table:table-cell table:number-columns-repeated="25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000000000216" calcext:value-type="float">
            <text:p>10000000002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6</text:p>
          </table:table-cell>
          <table:table-cell table:number-columns-repeated="25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00000000217" calcext:value-type="float">
            <text:p>10000000002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8" calcext:value-type="float">
            <text:p>1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7</text:p>
          </table:table-cell>
          <table:table-cell table:number-columns-repeated="25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000000000218" calcext:value-type="float">
            <text:p>10000000002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9" calcext:value-type="float">
            <text:p>1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8</text:p>
          </table:table-cell>
          <table:table-cell table:number-columns-repeated="25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000000000219" calcext:value-type="float">
            <text:p>10000000002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9</text:p>
          </table:table-cell>
          <table:table-cell table:number-columns-repeated="25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000000000220" calcext:value-type="float">
            <text:p>10000000002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1" calcext:value-type="float">
            <text:p>1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0</text:p>
          </table:table-cell>
          <table:table-cell table:number-columns-repeated="25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000000000221" calcext:value-type="float">
            <text:p>10000000002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1</text:p>
          </table:table-cell>
          <table:table-cell table:number-columns-repeated="25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1000000000222" calcext:value-type="float">
            <text:p>10000000002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2</text:p>
          </table:table-cell>
          <table:table-cell table:number-columns-repeated="25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1000000000223" calcext:value-type="float">
            <text:p>10000000002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4" calcext:value-type="float">
            <text:p>1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3</text:p>
          </table:table-cell>
          <table:table-cell table:number-columns-repeated="25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000000000224" calcext:value-type="float">
            <text:p>10000000002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5" calcext:value-type="float">
            <text:p>1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4</text:p>
          </table:table-cell>
          <table:table-cell table:number-columns-repeated="25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000000000225" calcext:value-type="float">
            <text:p>10000000002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5</text:p>
          </table:table-cell>
          <table:table-cell table:number-columns-repeated="25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000000000226" calcext:value-type="float">
            <text:p>10000000002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7" calcext:value-type="float">
            <text:p>1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6</text:p>
          </table:table-cell>
          <table:table-cell table:number-columns-repeated="25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000000000227" calcext:value-type="float">
            <text:p>10000000002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7</text:p>
          </table:table-cell>
          <table:table-cell table:number-columns-repeated="25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000000000228" calcext:value-type="float">
            <text:p>10000000002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9" calcext:value-type="float">
            <text:p>1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8</text:p>
          </table:table-cell>
          <table:table-cell table:number-columns-repeated="25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1000000000229" calcext:value-type="float">
            <text:p>10000000002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0" calcext:value-type="float">
            <text:p>1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9</text:p>
          </table:table-cell>
          <table:table-cell table:number-columns-repeated="25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000000000230" calcext:value-type="float">
            <text:p>10000000002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1" calcext:value-type="float">
            <text:p>1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0</text:p>
          </table:table-cell>
          <table:table-cell table:number-columns-repeated="25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000000000231" calcext:value-type="float">
            <text:p>10000000002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2" calcext:value-type="float">
            <text:p>1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1</text:p>
          </table:table-cell>
          <table:table-cell table:number-columns-repeated="25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000000000232" calcext:value-type="float">
            <text:p>10000000002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3" calcext:value-type="float">
            <text:p>1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2</text:p>
          </table:table-cell>
          <table:table-cell table:number-columns-repeated="25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000000000233" calcext:value-type="float">
            <text:p>10000000002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4" calcext:value-type="float">
            <text:p>1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3</text:p>
          </table:table-cell>
          <table:table-cell table:number-columns-repeated="25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1000000000234" calcext:value-type="float">
            <text:p>10000000002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5" calcext:value-type="float">
            <text:p>1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4</text:p>
          </table:table-cell>
          <table:table-cell table:number-columns-repeated="25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000000000235" calcext:value-type="float">
            <text:p>10000000002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6" calcext:value-type="float">
            <text:p>1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5</text:p>
          </table:table-cell>
          <table:table-cell table:number-columns-repeated="25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000000000236" calcext:value-type="float">
            <text:p>10000000002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7" calcext:value-type="float">
            <text:p>1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6</text:p>
          </table:table-cell>
          <table:table-cell table:number-columns-repeated="25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000000000237" calcext:value-type="float">
            <text:p>10000000002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8" calcext:value-type="float">
            <text:p>1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7</text:p>
          </table:table-cell>
          <table:table-cell table:number-columns-repeated="25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000000000238" calcext:value-type="float">
            <text:p>10000000002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9" calcext:value-type="float">
            <text:p>1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8</text:p>
          </table:table-cell>
          <table:table-cell table:number-columns-repeated="25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000000000239" calcext:value-type="float">
            <text:p>10000000002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0" calcext:value-type="float">
            <text:p>1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9</text:p>
          </table:table-cell>
          <table:table-cell table:number-columns-repeated="25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000000000240" calcext:value-type="float">
            <text:p>10000000002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1" calcext:value-type="float">
            <text:p>1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0</text:p>
          </table:table-cell>
          <table:table-cell table:number-columns-repeated="25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000000000241" calcext:value-type="float">
            <text:p>10000000002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2" calcext:value-type="float">
            <text:p>1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1</text:p>
          </table:table-cell>
          <table:table-cell table:number-columns-repeated="25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000000000242" calcext:value-type="float">
            <text:p>10000000002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2</text:p>
          </table:table-cell>
          <table:table-cell table:number-columns-repeated="25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1000000000243" calcext:value-type="float">
            <text:p>10000000002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4" calcext:value-type="float">
            <text:p>1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3</text:p>
          </table:table-cell>
          <table:table-cell table:number-columns-repeated="25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1000000000244" calcext:value-type="float">
            <text:p>10000000002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5" calcext:value-type="float">
            <text:p>1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4</text:p>
          </table:table-cell>
          <table:table-cell table:number-columns-repeated="25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000000000245" calcext:value-type="float">
            <text:p>10000000002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6" calcext:value-type="float">
            <text:p>1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5</text:p>
          </table:table-cell>
          <table:table-cell table:number-columns-repeated="25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000000000246" calcext:value-type="float">
            <text:p>10000000002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6</text:p>
          </table:table-cell>
          <table:table-cell table:number-columns-repeated="25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000000000247" calcext:value-type="float">
            <text:p>10000000002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8" calcext:value-type="float">
            <text:p>1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7</text:p>
          </table:table-cell>
          <table:table-cell table:number-columns-repeated="25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000000000248" calcext:value-type="float">
            <text:p>10000000002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9" calcext:value-type="float">
            <text:p>1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8</text:p>
          </table:table-cell>
          <table:table-cell table:number-columns-repeated="25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000000000249" calcext:value-type="float">
            <text:p>10000000002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9</text:p>
          </table:table-cell>
          <table:table-cell table:number-columns-repeated="25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0000000250" calcext:value-type="float">
            <text:p>10000000002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1" calcext:value-type="float">
            <text:p>1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0</text:p>
          </table:table-cell>
          <table:table-cell table:number-columns-repeated="250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1000000000251" calcext:value-type="float">
            <text:p>10000000002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2" calcext:value-type="float">
            <text:p>1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1</text:p>
          </table:table-cell>
          <table:table-cell table:number-columns-repeated="250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000000000252" calcext:value-type="float">
            <text:p>10000000002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3" calcext:value-type="float">
            <text:p>1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2</text:p>
          </table:table-cell>
          <table:table-cell table:number-columns-repeated="25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000000000253" calcext:value-type="float">
            <text:p>10000000002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4" calcext:value-type="float">
            <text:p>1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3</text:p>
          </table:table-cell>
          <table:table-cell table:number-columns-repeated="25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000000000254" calcext:value-type="float">
            <text:p>10000000002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5" calcext:value-type="float">
            <text:p>1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4</text:p>
          </table:table-cell>
          <table:table-cell table:number-columns-repeated="250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000000000255" calcext:value-type="float">
            <text:p>10000000002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6" calcext:value-type="float">
            <text:p>1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5</text:p>
          </table:table-cell>
          <table:table-cell table:number-columns-repeated="25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000000000256" calcext:value-type="float">
            <text:p>10000000002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7" calcext:value-type="float">
            <text:p>1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6</text:p>
          </table:table-cell>
          <table:table-cell table:number-columns-repeated="25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1000000000257" calcext:value-type="float">
            <text:p>10000000002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8" calcext:value-type="float">
            <text:p>1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7</text:p>
          </table:table-cell>
          <table:table-cell table:number-columns-repeated="250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000000000258" calcext:value-type="float">
            <text:p>10000000002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9" calcext:value-type="float">
            <text:p>1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8</text:p>
          </table:table-cell>
          <table:table-cell table:number-columns-repeated="250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000000000259" calcext:value-type="float">
            <text:p>10000000002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0" calcext:value-type="float">
            <text:p>1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9</text:p>
          </table:table-cell>
          <table:table-cell table:number-columns-repeated="250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000000000260" calcext:value-type="float">
            <text:p>10000000002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1" calcext:value-type="float">
            <text:p>1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0</text:p>
          </table:table-cell>
          <table:table-cell table:number-columns-repeated="250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000000000261" calcext:value-type="float">
            <text:p>10000000002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2" calcext:value-type="float">
            <text:p>1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1</text:p>
          </table:table-cell>
          <table:table-cell table:number-columns-repeated="250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000000000262" calcext:value-type="float">
            <text:p>10000000002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3" calcext:value-type="float">
            <text:p>1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2</text:p>
          </table:table-cell>
          <table:table-cell table:number-columns-repeated="25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1000000000263" calcext:value-type="float">
            <text:p>10000000002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4" calcext:value-type="float">
            <text:p>1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3</text:p>
          </table:table-cell>
          <table:table-cell table:number-columns-repeated="250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1000000000264" calcext:value-type="float">
            <text:p>10000000002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5" calcext:value-type="float">
            <text:p>1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4</text:p>
          </table:table-cell>
          <table:table-cell table:number-columns-repeated="25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000000000265" calcext:value-type="float">
            <text:p>10000000002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6" calcext:value-type="float">
            <text:p>1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5</text:p>
          </table:table-cell>
          <table:table-cell table:number-columns-repeated="250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000000000266" calcext:value-type="float">
            <text:p>10000000002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7" calcext:value-type="float">
            <text:p>1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6</text:p>
          </table:table-cell>
          <table:table-cell table:number-columns-repeated="250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1000000000267" calcext:value-type="float">
            <text:p>10000000002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8" calcext:value-type="float">
            <text:p>1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7</text:p>
          </table:table-cell>
          <table:table-cell table:number-columns-repeated="250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00000000268" calcext:value-type="float">
            <text:p>10000000002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9" calcext:value-type="float">
            <text:p>1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8</text:p>
          </table:table-cell>
          <table:table-cell table:number-columns-repeated="25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000000000269" calcext:value-type="float">
            <text:p>10000000002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0" calcext:value-type="float">
            <text:p>1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9</text:p>
          </table:table-cell>
          <table:table-cell table:number-columns-repeated="25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000000000270" calcext:value-type="float">
            <text:p>10000000002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1" calcext:value-type="float">
            <text:p>1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0</text:p>
          </table:table-cell>
          <table:table-cell table:number-columns-repeated="25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1000000000271" calcext:value-type="float">
            <text:p>10000000002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2" calcext:value-type="float">
            <text:p>1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1</text:p>
          </table:table-cell>
          <table:table-cell table:number-columns-repeated="25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1000000000272" calcext:value-type="float">
            <text:p>10000000002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3" calcext:value-type="float">
            <text:p>1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2</text:p>
          </table:table-cell>
          <table:table-cell table:number-columns-repeated="250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1000000000273" calcext:value-type="float">
            <text:p>10000000002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4" calcext:value-type="float">
            <text:p>1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3</text:p>
          </table:table-cell>
          <table:table-cell table:number-columns-repeated="25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000000000274" calcext:value-type="float">
            <text:p>10000000002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5" calcext:value-type="float">
            <text:p>1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4</text:p>
          </table:table-cell>
          <table:table-cell table:number-columns-repeated="25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00000000275" calcext:value-type="float">
            <text:p>10000000002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6" calcext:value-type="float">
            <text:p>1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5</text:p>
          </table:table-cell>
          <table:table-cell table:number-columns-repeated="25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1000000000276" calcext:value-type="float">
            <text:p>10000000002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7" calcext:value-type="float">
            <text:p>1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6</text:p>
          </table:table-cell>
          <table:table-cell table:number-columns-repeated="25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000000000277" calcext:value-type="float">
            <text:p>10000000002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8" calcext:value-type="float">
            <text:p>1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7</text:p>
          </table:table-cell>
          <table:table-cell table:number-columns-repeated="250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1000000000278" calcext:value-type="float">
            <text:p>10000000002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9" calcext:value-type="float">
            <text:p>1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8</text:p>
          </table:table-cell>
          <table:table-cell table:number-columns-repeated="25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000000000279" calcext:value-type="float">
            <text:p>10000000002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0" calcext:value-type="float">
            <text:p>1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9</text:p>
          </table:table-cell>
          <table:table-cell table:number-columns-repeated="25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000000000280" calcext:value-type="float">
            <text:p>10000000002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1" calcext:value-type="float">
            <text:p>1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0</text:p>
          </table:table-cell>
          <table:table-cell table:number-columns-repeated="250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1000000000281" calcext:value-type="float">
            <text:p>10000000002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2" calcext:value-type="float">
            <text:p>1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1</text:p>
          </table:table-cell>
          <table:table-cell table:number-columns-repeated="25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1000000000282" calcext:value-type="float">
            <text:p>10000000002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3" calcext:value-type="float">
            <text:p>1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2</text:p>
          </table:table-cell>
          <table:table-cell table:number-columns-repeated="25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1000000000283" calcext:value-type="float">
            <text:p>10000000002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4" calcext:value-type="float">
            <text:p>1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3</text:p>
          </table:table-cell>
          <table:table-cell table:number-columns-repeated="25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1000000000284" calcext:value-type="float">
            <text:p>10000000002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5" calcext:value-type="float">
            <text:p>1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4</text:p>
          </table:table-cell>
          <table:table-cell table:number-columns-repeated="25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000000000285" calcext:value-type="float">
            <text:p>10000000002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6" calcext:value-type="float">
            <text:p>1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5</text:p>
          </table:table-cell>
          <table:table-cell table:number-columns-repeated="25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1000000000286" calcext:value-type="float">
            <text:p>10000000002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7" calcext:value-type="float">
            <text:p>1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6</text:p>
          </table:table-cell>
          <table:table-cell table:number-columns-repeated="25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000000000287" calcext:value-type="float">
            <text:p>10000000002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8" calcext:value-type="float">
            <text:p>1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7</text:p>
          </table:table-cell>
          <table:table-cell table:number-columns-repeated="250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000000000288" calcext:value-type="float">
            <text:p>10000000002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9" calcext:value-type="float">
            <text:p>1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8</text:p>
          </table:table-cell>
          <table:table-cell table:number-columns-repeated="25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000000000289" calcext:value-type="float">
            <text:p>10000000002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0" calcext:value-type="float">
            <text:p>1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9</text:p>
          </table:table-cell>
          <table:table-cell table:number-columns-repeated="25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00000000290" calcext:value-type="float">
            <text:p>10000000002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1" calcext:value-type="float">
            <text:p>1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0</text:p>
          </table:table-cell>
          <table:table-cell table:number-columns-repeated="250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1000000000291" calcext:value-type="float">
            <text:p>10000000002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2" calcext:value-type="float">
            <text:p>1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1</text:p>
          </table:table-cell>
          <table:table-cell table:number-columns-repeated="25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000000000292" calcext:value-type="float">
            <text:p>10000000002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3" calcext:value-type="float">
            <text:p>1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2</text:p>
          </table:table-cell>
          <table:table-cell table:number-columns-repeated="25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000000000293" calcext:value-type="float">
            <text:p>10000000002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4" calcext:value-type="float">
            <text:p>1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3</text:p>
          </table:table-cell>
          <table:table-cell table:number-columns-repeated="25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000000000294" calcext:value-type="float">
            <text:p>10000000002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5" calcext:value-type="float">
            <text:p>1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4</text:p>
          </table:table-cell>
          <table:table-cell table:number-columns-repeated="25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000000000295" calcext:value-type="float">
            <text:p>10000000002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6" calcext:value-type="float">
            <text:p>1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5</text:p>
          </table:table-cell>
          <table:table-cell table:number-columns-repeated="25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000000000296" calcext:value-type="float">
            <text:p>10000000002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7" calcext:value-type="float">
            <text:p>1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6</text:p>
          </table:table-cell>
          <table:table-cell table:number-columns-repeated="25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000000000297" calcext:value-type="float">
            <text:p>10000000002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8" calcext:value-type="float">
            <text:p>1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7</text:p>
          </table:table-cell>
          <table:table-cell table:number-columns-repeated="25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1000000000298" calcext:value-type="float">
            <text:p>10000000002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9" calcext:value-type="float">
            <text:p>1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8</text:p>
          </table:table-cell>
          <table:table-cell table:number-columns-repeated="25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00000000299" calcext:value-type="float">
            <text:p>10000000002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0" calcext:value-type="float">
            <text:p>2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9</text:p>
          </table:table-cell>
          <table:table-cell table:number-columns-repeated="25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00000000300" calcext:value-type="float">
            <text:p>10000000003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1" calcext:value-type="float">
            <text:p>2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0</text:p>
          </table:table-cell>
          <table:table-cell table:number-columns-repeated="25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000000000301" calcext:value-type="float">
            <text:p>10000000003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2" calcext:value-type="float">
            <text:p>2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1</text:p>
          </table:table-cell>
          <table:table-cell table:number-columns-repeated="25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1000000000302" calcext:value-type="float">
            <text:p>10000000003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3" calcext:value-type="float">
            <text:p>2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2</text:p>
          </table:table-cell>
          <table:table-cell table:number-columns-repeated="25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000000000303" calcext:value-type="float">
            <text:p>10000000003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4" calcext:value-type="float">
            <text:p>2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3</text:p>
          </table:table-cell>
          <table:table-cell table:number-columns-repeated="25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000000000304" calcext:value-type="float">
            <text:p>10000000003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5" calcext:value-type="float">
            <text:p>2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4</text:p>
          </table:table-cell>
          <table:table-cell table:number-columns-repeated="25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000000000305" calcext:value-type="float">
            <text:p>10000000003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6" calcext:value-type="float">
            <text:p>2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5</text:p>
          </table:table-cell>
          <table:table-cell table:number-columns-repeated="25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000000000306" calcext:value-type="float">
            <text:p>10000000003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7" calcext:value-type="float">
            <text:p>2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6</text:p>
          </table:table-cell>
          <table:table-cell table:number-columns-repeated="250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000000000307" calcext:value-type="float">
            <text:p>10000000003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8" calcext:value-type="float">
            <text:p>2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7</text:p>
          </table:table-cell>
          <table:table-cell table:number-columns-repeated="25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000000000308" calcext:value-type="float">
            <text:p>10000000003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9" calcext:value-type="float">
            <text:p>2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8</text:p>
          </table:table-cell>
          <table:table-cell table:number-columns-repeated="25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000000000309" calcext:value-type="float">
            <text:p>10000000003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0" calcext:value-type="float">
            <text:p>2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9</text:p>
          </table:table-cell>
          <table:table-cell table:number-columns-repeated="25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000000000310" calcext:value-type="float">
            <text:p>10000000003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1" calcext:value-type="float">
            <text:p>2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0</text:p>
          </table:table-cell>
          <table:table-cell table:number-columns-repeated="25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000000000311" calcext:value-type="float">
            <text:p>10000000003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2" calcext:value-type="float">
            <text:p>2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1</text:p>
          </table:table-cell>
          <table:table-cell table:number-columns-repeated="25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000000000312" calcext:value-type="float">
            <text:p>10000000003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3" calcext:value-type="float">
            <text:p>2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2</text:p>
          </table:table-cell>
          <table:table-cell table:number-columns-repeated="25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000000000313" calcext:value-type="float">
            <text:p>10000000003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4" calcext:value-type="float">
            <text:p>2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3</text:p>
          </table:table-cell>
          <table:table-cell table:number-columns-repeated="25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000000000314" calcext:value-type="float">
            <text:p>10000000003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5" calcext:value-type="float">
            <text:p>2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4</text:p>
          </table:table-cell>
          <table:table-cell table:number-columns-repeated="250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1000000000315" calcext:value-type="float">
            <text:p>10000000003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6" calcext:value-type="float">
            <text:p>2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5</text:p>
          </table:table-cell>
          <table:table-cell table:number-columns-repeated="250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1000000000316" calcext:value-type="float">
            <text:p>10000000003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7" calcext:value-type="float">
            <text:p>2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6</text:p>
          </table:table-cell>
          <table:table-cell table:number-columns-repeated="250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000000000317" calcext:value-type="float">
            <text:p>10000000003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8" calcext:value-type="float">
            <text:p>2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7</text:p>
          </table:table-cell>
          <table:table-cell table:number-columns-repeated="250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000000000318" calcext:value-type="float">
            <text:p>10000000003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9" calcext:value-type="float">
            <text:p>2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8</text:p>
          </table:table-cell>
          <table:table-cell table:number-columns-repeated="250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1000000000319" calcext:value-type="float">
            <text:p>10000000003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0" calcext:value-type="float">
            <text:p>2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9</text:p>
          </table:table-cell>
          <table:table-cell table:number-columns-repeated="250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000000000320" calcext:value-type="float">
            <text:p>10000000003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1" calcext:value-type="float">
            <text:p>2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0</text:p>
          </table:table-cell>
          <table:table-cell table:number-columns-repeated="25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1000000000321" calcext:value-type="float">
            <text:p>10000000003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2" calcext:value-type="float">
            <text:p>2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1</text:p>
          </table:table-cell>
          <table:table-cell table:number-columns-repeated="250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000000000322" calcext:value-type="float">
            <text:p>10000000003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3" calcext:value-type="float">
            <text:p>2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2</text:p>
          </table:table-cell>
          <table:table-cell table:number-columns-repeated="250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000000000323" calcext:value-type="float">
            <text:p>10000000003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4" calcext:value-type="float">
            <text:p>2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3</text:p>
          </table:table-cell>
          <table:table-cell table:number-columns-repeated="250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000000000324" calcext:value-type="float">
            <text:p>10000000003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5" calcext:value-type="float">
            <text:p>2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4</text:p>
          </table:table-cell>
          <table:table-cell table:number-columns-repeated="25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1000000000325" calcext:value-type="float">
            <text:p>10000000003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6" calcext:value-type="float">
            <text:p>2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5</text:p>
          </table:table-cell>
          <table:table-cell table:number-columns-repeated="250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1000000000326" calcext:value-type="float">
            <text:p>10000000003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7" calcext:value-type="float">
            <text:p>2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6</text:p>
          </table:table-cell>
          <table:table-cell table:number-columns-repeated="250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1000000000327" calcext:value-type="float">
            <text:p>10000000003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8" calcext:value-type="float">
            <text:p>2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7</text:p>
          </table:table-cell>
          <table:table-cell table:number-columns-repeated="250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1000000000328" calcext:value-type="float">
            <text:p>10000000003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9" calcext:value-type="float">
            <text:p>2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8</text:p>
          </table:table-cell>
          <table:table-cell table:number-columns-repeated="250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1000000000329" calcext:value-type="float">
            <text:p>10000000003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0" calcext:value-type="float">
            <text:p>2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9</text:p>
          </table:table-cell>
          <table:table-cell table:number-columns-repeated="250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000000000330" calcext:value-type="float">
            <text:p>10000000003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1" calcext:value-type="float">
            <text:p>2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0</text:p>
          </table:table-cell>
          <table:table-cell table:number-columns-repeated="250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1000000000331" calcext:value-type="float">
            <text:p>10000000003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2" calcext:value-type="float">
            <text:p>2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1</text:p>
          </table:table-cell>
          <table:table-cell table:number-columns-repeated="250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1000000000332" calcext:value-type="float">
            <text:p>10000000003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3" calcext:value-type="float">
            <text:p>2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2</text:p>
          </table:table-cell>
          <table:table-cell table:number-columns-repeated="250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000000000333" calcext:value-type="float">
            <text:p>10000000003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4" calcext:value-type="float">
            <text:p>2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3</text:p>
          </table:table-cell>
          <table:table-cell table:number-columns-repeated="250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1000000000334" calcext:value-type="float">
            <text:p>10000000003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5" calcext:value-type="float">
            <text:p>2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4</text:p>
          </table:table-cell>
          <table:table-cell table:number-columns-repeated="250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000000000335" calcext:value-type="float">
            <text:p>10000000003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6" calcext:value-type="float">
            <text:p>2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5</text:p>
          </table:table-cell>
          <table:table-cell table:number-columns-repeated="250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1000000000336" calcext:value-type="float">
            <text:p>10000000003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7" calcext:value-type="float">
            <text:p>2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6</text:p>
          </table:table-cell>
          <table:table-cell table:number-columns-repeated="250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1000000000337" calcext:value-type="float">
            <text:p>10000000003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8" calcext:value-type="float">
            <text:p>2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7</text:p>
          </table:table-cell>
          <table:table-cell table:number-columns-repeated="250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000000000338" calcext:value-type="float">
            <text:p>10000000003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9" calcext:value-type="float">
            <text:p>2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8</text:p>
          </table:table-cell>
          <table:table-cell table:number-columns-repeated="250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1000000000339" calcext:value-type="float">
            <text:p>10000000003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0" calcext:value-type="float">
            <text:p>2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9</text:p>
          </table:table-cell>
          <table:table-cell table:number-columns-repeated="250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000000000340" calcext:value-type="float">
            <text:p>10000000003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1" calcext:value-type="float">
            <text:p>2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0</text:p>
          </table:table-cell>
          <table:table-cell table:number-columns-repeated="250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000000000341" calcext:value-type="float">
            <text:p>10000000003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2" calcext:value-type="float">
            <text:p>2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1</text:p>
          </table:table-cell>
          <table:table-cell table:number-columns-repeated="250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1000000000342" calcext:value-type="float">
            <text:p>10000000003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3" calcext:value-type="float">
            <text:p>2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2</text:p>
          </table:table-cell>
          <table:table-cell table:number-columns-repeated="250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000000000343" calcext:value-type="float">
            <text:p>10000000003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4" calcext:value-type="float">
            <text:p>2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3</text:p>
          </table:table-cell>
          <table:table-cell table:number-columns-repeated="250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1000000000344" calcext:value-type="float">
            <text:p>10000000003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5" calcext:value-type="float">
            <text:p>2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4</text:p>
          </table:table-cell>
          <table:table-cell table:number-columns-repeated="250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1000000000345" calcext:value-type="float">
            <text:p>10000000003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6" calcext:value-type="float">
            <text:p>2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5</text:p>
          </table:table-cell>
          <table:table-cell table:number-columns-repeated="250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1000000000346" calcext:value-type="float">
            <text:p>10000000003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7" calcext:value-type="float">
            <text:p>2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6</text:p>
          </table:table-cell>
          <table:table-cell table:number-columns-repeated="250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000000000347" calcext:value-type="float">
            <text:p>10000000003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8" calcext:value-type="float">
            <text:p>2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7</text:p>
          </table:table-cell>
          <table:table-cell table:number-columns-repeated="250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1000000000348" calcext:value-type="float">
            <text:p>10000000003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9" calcext:value-type="float">
            <text:p>2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8</text:p>
          </table:table-cell>
          <table:table-cell table:number-columns-repeated="250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000000000349" calcext:value-type="float">
            <text:p>10000000003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0" calcext:value-type="float">
            <text:p>2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9</text:p>
          </table:table-cell>
          <table:table-cell table:number-columns-repeated="25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000000000350" calcext:value-type="float">
            <text:p>10000000003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1" calcext:value-type="float">
            <text:p>2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0</text:p>
          </table:table-cell>
          <table:table-cell table:number-columns-repeated="250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1000000000351" calcext:value-type="float">
            <text:p>10000000003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2" calcext:value-type="float">
            <text:p>2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1</text:p>
          </table:table-cell>
          <table:table-cell table:number-columns-repeated="250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1000000000352" calcext:value-type="float">
            <text:p>10000000003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3" calcext:value-type="float">
            <text:p>2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2</text:p>
          </table:table-cell>
          <table:table-cell table:number-columns-repeated="250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1000000000353" calcext:value-type="float">
            <text:p>10000000003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4" calcext:value-type="float">
            <text:p>2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3</text:p>
          </table:table-cell>
          <table:table-cell table:number-columns-repeated="250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1000000000354" calcext:value-type="float">
            <text:p>10000000003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5" calcext:value-type="float">
            <text:p>2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4</text:p>
          </table:table-cell>
          <table:table-cell table:number-columns-repeated="250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1000000000355" calcext:value-type="float">
            <text:p>10000000003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6" calcext:value-type="float">
            <text:p>2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5</text:p>
          </table:table-cell>
          <table:table-cell table:number-columns-repeated="250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000000000356" calcext:value-type="float">
            <text:p>10000000003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7" calcext:value-type="float">
            <text:p>2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6</text:p>
          </table:table-cell>
          <table:table-cell table:number-columns-repeated="250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0000000357" calcext:value-type="float">
            <text:p>10000000003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8" calcext:value-type="float">
            <text:p>2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7</text:p>
          </table:table-cell>
          <table:table-cell table:number-columns-repeated="250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1000000000358" calcext:value-type="float">
            <text:p>10000000003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9" calcext:value-type="float">
            <text:p>2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8</text:p>
          </table:table-cell>
          <table:table-cell table:number-columns-repeated="250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1000000000359" calcext:value-type="float">
            <text:p>10000000003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0" calcext:value-type="float">
            <text:p>2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9</text:p>
          </table:table-cell>
          <table:table-cell table:number-columns-repeated="250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000000000360" calcext:value-type="float">
            <text:p>10000000003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1" calcext:value-type="float">
            <text:p>2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0</text:p>
          </table:table-cell>
          <table:table-cell table:number-columns-repeated="250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000000000361" calcext:value-type="float">
            <text:p>10000000003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2" calcext:value-type="float">
            <text:p>2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1</text:p>
          </table:table-cell>
          <table:table-cell table:number-columns-repeated="250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1000000000362" calcext:value-type="float">
            <text:p>10000000003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3" calcext:value-type="float">
            <text:p>2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2</text:p>
          </table:table-cell>
          <table:table-cell table:number-columns-repeated="250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1000000000363" calcext:value-type="float">
            <text:p>10000000003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4" calcext:value-type="float">
            <text:p>2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3</text:p>
          </table:table-cell>
          <table:table-cell table:number-columns-repeated="250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1000000000364" calcext:value-type="float">
            <text:p>10000000003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5" calcext:value-type="float">
            <text:p>2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4</text:p>
          </table:table-cell>
          <table:table-cell table:number-columns-repeated="250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000000000365" calcext:value-type="float">
            <text:p>10000000003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6" calcext:value-type="float">
            <text:p>2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5</text:p>
          </table:table-cell>
          <table:table-cell table:number-columns-repeated="250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1000000000366" calcext:value-type="float">
            <text:p>10000000003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7" calcext:value-type="float">
            <text:p>2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6</text:p>
          </table:table-cell>
          <table:table-cell table:number-columns-repeated="250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1000000000367" calcext:value-type="float">
            <text:p>10000000003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8" calcext:value-type="float">
            <text:p>2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7</text:p>
          </table:table-cell>
          <table:table-cell table:number-columns-repeated="250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1000000000368" calcext:value-type="float">
            <text:p>10000000003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9" calcext:value-type="float">
            <text:p>2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8</text:p>
          </table:table-cell>
          <table:table-cell table:number-columns-repeated="250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1000000000369" calcext:value-type="float">
            <text:p>10000000003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0" calcext:value-type="float">
            <text:p>2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9</text:p>
          </table:table-cell>
          <table:table-cell table:number-columns-repeated="250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000000000370" calcext:value-type="float">
            <text:p>10000000003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1" calcext:value-type="float">
            <text:p>2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0</text:p>
          </table:table-cell>
          <table:table-cell table:number-columns-repeated="250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1000000000371" calcext:value-type="float">
            <text:p>10000000003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2" calcext:value-type="float">
            <text:p>2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1</text:p>
          </table:table-cell>
          <table:table-cell table:number-columns-repeated="250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1000000000372" calcext:value-type="float">
            <text:p>10000000003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3" calcext:value-type="float">
            <text:p>2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2</text:p>
          </table:table-cell>
          <table:table-cell table:number-columns-repeated="250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1000000000373" calcext:value-type="float">
            <text:p>10000000003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4" calcext:value-type="float">
            <text:p>2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3</text:p>
          </table:table-cell>
          <table:table-cell table:number-columns-repeated="250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1000000000374" calcext:value-type="float">
            <text:p>10000000003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5" calcext:value-type="float">
            <text:p>2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4</text:p>
          </table:table-cell>
          <table:table-cell table:number-columns-repeated="250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000000000375" calcext:value-type="float">
            <text:p>10000000003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6" calcext:value-type="float">
            <text:p>2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5</text:p>
          </table:table-cell>
          <table:table-cell table:number-columns-repeated="250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1000000000376" calcext:value-type="float">
            <text:p>10000000003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7" calcext:value-type="float">
            <text:p>2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6</text:p>
          </table:table-cell>
          <table:table-cell table:number-columns-repeated="250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1000000000377" calcext:value-type="float">
            <text:p>10000000003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8" calcext:value-type="float">
            <text:p>2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7</text:p>
          </table:table-cell>
          <table:table-cell table:number-columns-repeated="250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1000000000378" calcext:value-type="float">
            <text:p>10000000003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9" calcext:value-type="float">
            <text:p>2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8</text:p>
          </table:table-cell>
          <table:table-cell table:number-columns-repeated="250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1000000000379" calcext:value-type="float">
            <text:p>10000000003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0" calcext:value-type="float">
            <text:p>2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9</text:p>
          </table:table-cell>
          <table:table-cell table:number-columns-repeated="250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000000000380" calcext:value-type="float">
            <text:p>10000000003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1" calcext:value-type="float">
            <text:p>2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0</text:p>
          </table:table-cell>
          <table:table-cell table:number-columns-repeated="250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000000000381" calcext:value-type="float">
            <text:p>10000000003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2" calcext:value-type="float">
            <text:p>2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1</text:p>
          </table:table-cell>
          <table:table-cell table:number-columns-repeated="250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1000000000382" calcext:value-type="float">
            <text:p>10000000003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3" calcext:value-type="float">
            <text:p>2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2</text:p>
          </table:table-cell>
          <table:table-cell table:number-columns-repeated="250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000000000383" calcext:value-type="float">
            <text:p>10000000003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4" calcext:value-type="float">
            <text:p>2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3</text:p>
          </table:table-cell>
          <table:table-cell table:number-columns-repeated="250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000000000384" calcext:value-type="float">
            <text:p>10000000003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5" calcext:value-type="float">
            <text:p>2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4</text:p>
          </table:table-cell>
          <table:table-cell table:number-columns-repeated="250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000000000385" calcext:value-type="float">
            <text:p>10000000003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6" calcext:value-type="float">
            <text:p>2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5</text:p>
          </table:table-cell>
          <table:table-cell table:number-columns-repeated="250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000000000386" calcext:value-type="float">
            <text:p>10000000003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7" calcext:value-type="float">
            <text:p>2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6</text:p>
          </table:table-cell>
          <table:table-cell table:number-columns-repeated="250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000000000387" calcext:value-type="float">
            <text:p>10000000003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8" calcext:value-type="float">
            <text:p>2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7</text:p>
          </table:table-cell>
          <table:table-cell table:number-columns-repeated="250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000000000388" calcext:value-type="float">
            <text:p>10000000003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9" calcext:value-type="float">
            <text:p>2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8</text:p>
          </table:table-cell>
          <table:table-cell table:number-columns-repeated="250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000000000389" calcext:value-type="float">
            <text:p>10000000003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90" calcext:value-type="float">
            <text:p>2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9</text:p>
          </table:table-cell>
          <table:table-cell table:number-columns-repeated="250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000000000390" calcext:value-type="float">
            <text:p>10000000003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91" calcext:value-type="float">
            <text:p>2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90</text:p>
          </table:table-cell>
          <table:table-cell table:number-columns-repeated="250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1000000000391" calcext:value-type="float">
            <text:p>10000000003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92" calcext:value-type="float">
            <text:p>2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91</text:p>
          </table:table-cell>
          <table:table-cell table:number-columns-repeated="250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000000000392" calcext:value-type="float">
            <text:p>10000000003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93" calcext:value-type="float">
            <text:p>2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92</text:p>
          </table:table-cell>
          <table:table-cell table:number-columns-repeated="250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000000000393" calcext:value-type="float">
            <text:p>10000000003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94" calcext:value-type="float">
            <text:p>2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93</text:p>
          </table:table-cell>
          <table:table-cell table:number-columns-repeated="250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1000000000394" calcext:value-type="float">
            <text:p>10000000003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95" calcext:value-type="float">
            <text:p>2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94</text:p>
          </table:table-cell>
          <table:table-cell table:number-columns-repeated="250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1000000000395" calcext:value-type="float">
            <text:p>10000000003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96" calcext:value-type="float">
            <text:p>2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95</text:p>
          </table:table-cell>
          <table:table-cell table:number-columns-repeated="250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1000000000396" calcext:value-type="float">
            <text:p>10000000003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97" calcext:value-type="float">
            <text:p>2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96</text:p>
          </table:table-cell>
          <table:table-cell table:number-columns-repeated="250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1000000000397" calcext:value-type="float">
            <text:p>10000000003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98" calcext:value-type="float">
            <text:p>2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97</text:p>
          </table:table-cell>
          <table:table-cell table:number-columns-repeated="250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1000000000398" calcext:value-type="float">
            <text:p>10000000003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99" calcext:value-type="float">
            <text:p>2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98</text:p>
          </table:table-cell>
          <table:table-cell table:number-columns-repeated="250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000000000399" calcext:value-type="float">
            <text:p>10000000003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00" calcext:value-type="float">
            <text:p>3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99</text:p>
          </table:table-cell>
          <table:table-cell table:number-columns-repeated="25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000000000400" calcext:value-type="float">
            <text:p>10000000004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01" calcext:value-type="float">
            <text:p>3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00</text:p>
          </table:table-cell>
          <table:table-cell table:number-columns-repeated="250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1000000000401" calcext:value-type="float">
            <text:p>10000000004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02" calcext:value-type="float">
            <text:p>3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01</text:p>
          </table:table-cell>
          <table:table-cell table:number-columns-repeated="250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1000000000402" calcext:value-type="float">
            <text:p>10000000004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03" calcext:value-type="float">
            <text:p>3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02</text:p>
          </table:table-cell>
          <table:table-cell table:number-columns-repeated="250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1000000000403" calcext:value-type="float">
            <text:p>10000000004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04" calcext:value-type="float">
            <text:p>3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03</text:p>
          </table:table-cell>
          <table:table-cell table:number-columns-repeated="250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000000000404" calcext:value-type="float">
            <text:p>10000000004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05" calcext:value-type="float">
            <text:p>3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04</text:p>
          </table:table-cell>
          <table:table-cell table:number-columns-repeated="25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1000000000405" calcext:value-type="float">
            <text:p>10000000004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06" calcext:value-type="float">
            <text:p>3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05</text:p>
          </table:table-cell>
          <table:table-cell table:number-columns-repeated="250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000000000406" calcext:value-type="float">
            <text:p>10000000004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07" calcext:value-type="float">
            <text:p>3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06</text:p>
          </table:table-cell>
          <table:table-cell table:number-columns-repeated="250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1000000000407" calcext:value-type="float">
            <text:p>10000000004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08" calcext:value-type="float">
            <text:p>3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07</text:p>
          </table:table-cell>
          <table:table-cell table:number-columns-repeated="250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1000000000408" calcext:value-type="float">
            <text:p>10000000004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09" calcext:value-type="float">
            <text:p>3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08</text:p>
          </table:table-cell>
          <table:table-cell table:number-columns-repeated="250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000000000409" calcext:value-type="float">
            <text:p>10000000004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10" calcext:value-type="float">
            <text:p>3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09</text:p>
          </table:table-cell>
          <table:table-cell table:number-columns-repeated="250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000000000410" calcext:value-type="float">
            <text:p>10000000004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11" calcext:value-type="float">
            <text:p>3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10</text:p>
          </table:table-cell>
          <table:table-cell table:number-columns-repeated="250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1000000000411" calcext:value-type="float">
            <text:p>10000000004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12" calcext:value-type="float">
            <text:p>3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11</text:p>
          </table:table-cell>
          <table:table-cell table:number-columns-repeated="250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1000000000412" calcext:value-type="float">
            <text:p>10000000004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13" calcext:value-type="float">
            <text:p>3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12</text:p>
          </table:table-cell>
          <table:table-cell table:number-columns-repeated="250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1000000000413" calcext:value-type="float">
            <text:p>10000000004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14" calcext:value-type="float">
            <text:p>3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13</text:p>
          </table:table-cell>
          <table:table-cell table:number-columns-repeated="250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1000000000414" calcext:value-type="float">
            <text:p>10000000004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15" calcext:value-type="float">
            <text:p>3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14</text:p>
          </table:table-cell>
          <table:table-cell table:number-columns-repeated="250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000000000415" calcext:value-type="float">
            <text:p>10000000004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16" calcext:value-type="float">
            <text:p>3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15</text:p>
          </table:table-cell>
          <table:table-cell table:number-columns-repeated="250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1000000000416" calcext:value-type="float">
            <text:p>10000000004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17" calcext:value-type="float">
            <text:p>3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16</text:p>
          </table:table-cell>
          <table:table-cell table:number-columns-repeated="250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000000000417" calcext:value-type="float">
            <text:p>10000000004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18" calcext:value-type="float">
            <text:p>3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17</text:p>
          </table:table-cell>
          <table:table-cell table:number-columns-repeated="250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1000000000418" calcext:value-type="float">
            <text:p>10000000004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19" calcext:value-type="float">
            <text:p>3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18</text:p>
          </table:table-cell>
          <table:table-cell table:number-columns-repeated="250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1000000000419" calcext:value-type="float">
            <text:p>10000000004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20" calcext:value-type="float">
            <text:p>3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19</text:p>
          </table:table-cell>
          <table:table-cell table:number-columns-repeated="250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000000000420" calcext:value-type="float">
            <text:p>10000000004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21" calcext:value-type="float">
            <text:p>3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20</text:p>
          </table:table-cell>
          <table:table-cell table:number-columns-repeated="250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000000000421" calcext:value-type="float">
            <text:p>10000000004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22" calcext:value-type="float">
            <text:p>3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21</text:p>
          </table:table-cell>
          <table:table-cell table:number-columns-repeated="250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1000000000422" calcext:value-type="float">
            <text:p>10000000004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23" calcext:value-type="float">
            <text:p>3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22</text:p>
          </table:table-cell>
          <table:table-cell table:number-columns-repeated="250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00000000423" calcext:value-type="float">
            <text:p>10000000004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24" calcext:value-type="float">
            <text:p>3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23</text:p>
          </table:table-cell>
          <table:table-cell table:number-columns-repeated="250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1000000000424" calcext:value-type="float">
            <text:p>10000000004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25" calcext:value-type="float">
            <text:p>3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24</text:p>
          </table:table-cell>
          <table:table-cell table:number-columns-repeated="250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000000000425" calcext:value-type="float">
            <text:p>10000000004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26" calcext:value-type="float">
            <text:p>3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25</text:p>
          </table:table-cell>
          <table:table-cell table:number-columns-repeated="250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1000000000426" calcext:value-type="float">
            <text:p>10000000004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27" calcext:value-type="float">
            <text:p>3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26</text:p>
          </table:table-cell>
          <table:table-cell table:number-columns-repeated="250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000000000427" calcext:value-type="float">
            <text:p>10000000004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28" calcext:value-type="float">
            <text:p>3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27</text:p>
          </table:table-cell>
          <table:table-cell table:number-columns-repeated="250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1000000000428" calcext:value-type="float">
            <text:p>10000000004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29" calcext:value-type="float">
            <text:p>3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28</text:p>
          </table:table-cell>
          <table:table-cell table:number-columns-repeated="250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1000000000429" calcext:value-type="float">
            <text:p>10000000004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30" calcext:value-type="float">
            <text:p>3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29</text:p>
          </table:table-cell>
          <table:table-cell table:number-columns-repeated="250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1000000000430" calcext:value-type="float">
            <text:p>10000000004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31" calcext:value-type="float">
            <text:p>3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30</text:p>
          </table:table-cell>
          <table:table-cell table:number-columns-repeated="250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1000000000431" calcext:value-type="float">
            <text:p>10000000004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32" calcext:value-type="float">
            <text:p>3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31</text:p>
          </table:table-cell>
          <table:table-cell table:number-columns-repeated="250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1000000000432" calcext:value-type="float">
            <text:p>10000000004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33" calcext:value-type="float">
            <text:p>3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32</text:p>
          </table:table-cell>
          <table:table-cell table:number-columns-repeated="250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1000000000433" calcext:value-type="float">
            <text:p>10000000004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34" calcext:value-type="float">
            <text:p>3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33</text:p>
          </table:table-cell>
          <table:table-cell table:number-columns-repeated="250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000000000434" calcext:value-type="float">
            <text:p>10000000004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35" calcext:value-type="float">
            <text:p>3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34</text:p>
          </table:table-cell>
          <table:table-cell table:number-columns-repeated="250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1000000000435" calcext:value-type="float">
            <text:p>10000000004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36" calcext:value-type="float">
            <text:p>3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35</text:p>
          </table:table-cell>
          <table:table-cell table:number-columns-repeated="250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1000000000436" calcext:value-type="float">
            <text:p>10000000004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37" calcext:value-type="float">
            <text:p>3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36</text:p>
          </table:table-cell>
          <table:table-cell table:number-columns-repeated="250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1000000000437" calcext:value-type="float">
            <text:p>10000000004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38" calcext:value-type="float">
            <text:p>3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37</text:p>
          </table:table-cell>
          <table:table-cell table:number-columns-repeated="250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000000000438" calcext:value-type="float">
            <text:p>10000000004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39" calcext:value-type="float">
            <text:p>3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38</text:p>
          </table:table-cell>
          <table:table-cell table:number-columns-repeated="250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1000000000439" calcext:value-type="float">
            <text:p>10000000004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40" calcext:value-type="float">
            <text:p>3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39</text:p>
          </table:table-cell>
          <table:table-cell table:number-columns-repeated="250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1000000000440" calcext:value-type="float">
            <text:p>10000000004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41" calcext:value-type="float">
            <text:p>3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40</text:p>
          </table:table-cell>
          <table:table-cell table:number-columns-repeated="250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1000000000441" calcext:value-type="float">
            <text:p>10000000004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42" calcext:value-type="float">
            <text:p>3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41</text:p>
          </table:table-cell>
          <table:table-cell table:number-columns-repeated="250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000000000442" calcext:value-type="float">
            <text:p>10000000004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43" calcext:value-type="float">
            <text:p>3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42</text:p>
          </table:table-cell>
          <table:table-cell table:number-columns-repeated="250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1000000000443" calcext:value-type="float">
            <text:p>10000000004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44" calcext:value-type="float">
            <text:p>3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43</text:p>
          </table:table-cell>
          <table:table-cell table:number-columns-repeated="250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1000000000444" calcext:value-type="float">
            <text:p>10000000004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45" calcext:value-type="float">
            <text:p>3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44</text:p>
          </table:table-cell>
          <table:table-cell table:number-columns-repeated="250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000000000445" calcext:value-type="float">
            <text:p>10000000004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46" calcext:value-type="float">
            <text:p>3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45</text:p>
          </table:table-cell>
          <table:table-cell table:number-columns-repeated="250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1000000000446" calcext:value-type="float">
            <text:p>10000000004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47" calcext:value-type="float">
            <text:p>3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46</text:p>
          </table:table-cell>
          <table:table-cell table:number-columns-repeated="250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1000000000447" calcext:value-type="float">
            <text:p>10000000004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48" calcext:value-type="float">
            <text:p>3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47</text:p>
          </table:table-cell>
          <table:table-cell table:number-columns-repeated="250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000000000448" calcext:value-type="float">
            <text:p>10000000004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49" calcext:value-type="float">
            <text:p>3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48</text:p>
          </table:table-cell>
          <table:table-cell table:number-columns-repeated="250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000000000449" calcext:value-type="float">
            <text:p>10000000004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50" calcext:value-type="float">
            <text:p>3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49</text:p>
          </table:table-cell>
          <table:table-cell table:number-columns-repeated="25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000000000450" calcext:value-type="float">
            <text:p>10000000004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51" calcext:value-type="float">
            <text:p>3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50</text:p>
          </table:table-cell>
          <table:table-cell table:number-columns-repeated="250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1000000000451" calcext:value-type="float">
            <text:p>10000000004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52" calcext:value-type="float">
            <text:p>3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51</text:p>
          </table:table-cell>
          <table:table-cell table:number-columns-repeated="250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1000000000452" calcext:value-type="float">
            <text:p>10000000004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53" calcext:value-type="float">
            <text:p>3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52</text:p>
          </table:table-cell>
          <table:table-cell table:number-columns-repeated="250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1000000000453" calcext:value-type="float">
            <text:p>10000000004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54" calcext:value-type="float">
            <text:p>3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53</text:p>
          </table:table-cell>
          <table:table-cell table:number-columns-repeated="250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1000000000454" calcext:value-type="float">
            <text:p>10000000004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55" calcext:value-type="float">
            <text:p>3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54</text:p>
          </table:table-cell>
          <table:table-cell table:number-columns-repeated="250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1000000000455" calcext:value-type="float">
            <text:p>10000000004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56" calcext:value-type="float">
            <text:p>3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55</text:p>
          </table:table-cell>
          <table:table-cell table:number-columns-repeated="250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1000000000456" calcext:value-type="float">
            <text:p>10000000004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57" calcext:value-type="float">
            <text:p>3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56</text:p>
          </table:table-cell>
          <table:table-cell table:number-columns-repeated="250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1000000000457" calcext:value-type="float">
            <text:p>10000000004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58" calcext:value-type="float">
            <text:p>3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57</text:p>
          </table:table-cell>
          <table:table-cell table:number-columns-repeated="250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1000000000458" calcext:value-type="float">
            <text:p>10000000004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59" calcext:value-type="float">
            <text:p>3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58</text:p>
          </table:table-cell>
          <table:table-cell table:number-columns-repeated="250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1000000000459" calcext:value-type="float">
            <text:p>10000000004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60" calcext:value-type="float">
            <text:p>3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59</text:p>
          </table:table-cell>
          <table:table-cell table:number-columns-repeated="250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1000000000460" calcext:value-type="float">
            <text:p>10000000004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61" calcext:value-type="float">
            <text:p>3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60</text:p>
          </table:table-cell>
          <table:table-cell table:number-columns-repeated="250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1000000000461" calcext:value-type="float">
            <text:p>10000000004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62" calcext:value-type="float">
            <text:p>3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61</text:p>
          </table:table-cell>
          <table:table-cell table:number-columns-repeated="250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1000000000462" calcext:value-type="float">
            <text:p>10000000004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63" calcext:value-type="float">
            <text:p>3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62</text:p>
          </table:table-cell>
          <table:table-cell table:number-columns-repeated="250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1000000000463" calcext:value-type="float">
            <text:p>10000000004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64" calcext:value-type="float">
            <text:p>3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63</text:p>
          </table:table-cell>
          <table:table-cell table:number-columns-repeated="250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1000000000464" calcext:value-type="float">
            <text:p>10000000004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65" calcext:value-type="float">
            <text:p>3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64</text:p>
          </table:table-cell>
          <table:table-cell table:number-columns-repeated="250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1000000000465" calcext:value-type="float">
            <text:p>10000000004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66" calcext:value-type="float">
            <text:p>3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65</text:p>
          </table:table-cell>
          <table:table-cell table:number-columns-repeated="250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1000000000466" calcext:value-type="float">
            <text:p>10000000004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67" calcext:value-type="float">
            <text:p>3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66</text:p>
          </table:table-cell>
          <table:table-cell table:number-columns-repeated="250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000000000467" calcext:value-type="float">
            <text:p>10000000004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68" calcext:value-type="float">
            <text:p>3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67</text:p>
          </table:table-cell>
          <table:table-cell table:number-columns-repeated="250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1000000000468" calcext:value-type="float">
            <text:p>10000000004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69" calcext:value-type="float">
            <text:p>3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68</text:p>
          </table:table-cell>
          <table:table-cell table:number-columns-repeated="250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1000000000469" calcext:value-type="float">
            <text:p>10000000004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70" calcext:value-type="float">
            <text:p>3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69</text:p>
          </table:table-cell>
          <table:table-cell table:number-columns-repeated="250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000000000470" calcext:value-type="float">
            <text:p>10000000004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71" calcext:value-type="float">
            <text:p>3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70</text:p>
          </table:table-cell>
          <table:table-cell table:number-columns-repeated="250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1000000000471" calcext:value-type="float">
            <text:p>10000000004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72" calcext:value-type="float">
            <text:p>3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71</text:p>
          </table:table-cell>
          <table:table-cell table:number-columns-repeated="250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1000000000472" calcext:value-type="float">
            <text:p>10000000004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73" calcext:value-type="float">
            <text:p>3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72</text:p>
          </table:table-cell>
          <table:table-cell table:number-columns-repeated="250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1000000000473" calcext:value-type="float">
            <text:p>10000000004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74" calcext:value-type="float">
            <text:p>3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73</text:p>
          </table:table-cell>
          <table:table-cell table:number-columns-repeated="250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1000000000474" calcext:value-type="float">
            <text:p>10000000004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75" calcext:value-type="float">
            <text:p>3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74</text:p>
          </table:table-cell>
          <table:table-cell table:number-columns-repeated="250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1000000000475" calcext:value-type="float">
            <text:p>10000000004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76" calcext:value-type="float">
            <text:p>3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75</text:p>
          </table:table-cell>
          <table:table-cell table:number-columns-repeated="250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000000000476" calcext:value-type="float">
            <text:p>10000000004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77" calcext:value-type="float">
            <text:p>3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76</text:p>
          </table:table-cell>
          <table:table-cell table:number-columns-repeated="250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1000000000477" calcext:value-type="float">
            <text:p>10000000004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78" calcext:value-type="float">
            <text:p>3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77</text:p>
          </table:table-cell>
          <table:table-cell table:number-columns-repeated="250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1000000000478" calcext:value-type="float">
            <text:p>10000000004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79" calcext:value-type="float">
            <text:p>3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78</text:p>
          </table:table-cell>
          <table:table-cell table:number-columns-repeated="250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1000000000479" calcext:value-type="float">
            <text:p>10000000004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80" calcext:value-type="float">
            <text:p>3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79</text:p>
          </table:table-cell>
          <table:table-cell table:number-columns-repeated="250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000000000480" calcext:value-type="float">
            <text:p>10000000004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81" calcext:value-type="float">
            <text:p>3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80</text:p>
          </table:table-cell>
          <table:table-cell table:number-columns-repeated="250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000000000481" calcext:value-type="float">
            <text:p>10000000004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82" calcext:value-type="float">
            <text:p>3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81</text:p>
          </table:table-cell>
          <table:table-cell table:number-columns-repeated="250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000000000482" calcext:value-type="float">
            <text:p>10000000004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83" calcext:value-type="float">
            <text:p>3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82</text:p>
          </table:table-cell>
          <table:table-cell table:number-columns-repeated="250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1000000000483" calcext:value-type="float">
            <text:p>10000000004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84" calcext:value-type="float">
            <text:p>3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83</text:p>
          </table:table-cell>
          <table:table-cell table:number-columns-repeated="250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1000000000484" calcext:value-type="float">
            <text:p>10000000004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85" calcext:value-type="float">
            <text:p>3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84</text:p>
          </table:table-cell>
          <table:table-cell table:number-columns-repeated="250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1000000000485" calcext:value-type="float">
            <text:p>10000000004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86" calcext:value-type="float">
            <text:p>3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85</text:p>
          </table:table-cell>
          <table:table-cell table:number-columns-repeated="250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1000000000486" calcext:value-type="float">
            <text:p>10000000004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87" calcext:value-type="float">
            <text:p>3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86</text:p>
          </table:table-cell>
          <table:table-cell table:number-columns-repeated="250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1000000000487" calcext:value-type="float">
            <text:p>10000000004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88" calcext:value-type="float">
            <text:p>3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87</text:p>
          </table:table-cell>
          <table:table-cell table:number-columns-repeated="250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1000000000488" calcext:value-type="float">
            <text:p>10000000004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89" calcext:value-type="float">
            <text:p>3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88</text:p>
          </table:table-cell>
          <table:table-cell table:number-columns-repeated="250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1000000000489" calcext:value-type="float">
            <text:p>10000000004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90" calcext:value-type="float">
            <text:p>3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89</text:p>
          </table:table-cell>
          <table:table-cell table:number-columns-repeated="250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000000000490" calcext:value-type="float">
            <text:p>10000000004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91" calcext:value-type="float">
            <text:p>3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90</text:p>
          </table:table-cell>
          <table:table-cell table:number-columns-repeated="250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1000000000491" calcext:value-type="float">
            <text:p>10000000004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92" calcext:value-type="float">
            <text:p>3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91</text:p>
          </table:table-cell>
          <table:table-cell table:number-columns-repeated="250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1000000000492" calcext:value-type="float">
            <text:p>10000000004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93" calcext:value-type="float">
            <text:p>3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92</text:p>
          </table:table-cell>
          <table:table-cell table:number-columns-repeated="250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1000000000493" calcext:value-type="float">
            <text:p>10000000004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94" calcext:value-type="float">
            <text:p>3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93</text:p>
          </table:table-cell>
          <table:table-cell table:number-columns-repeated="250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1000000000494" calcext:value-type="float">
            <text:p>10000000004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95" calcext:value-type="float">
            <text:p>3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94</text:p>
          </table:table-cell>
          <table:table-cell table:number-columns-repeated="250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000000000495" calcext:value-type="float">
            <text:p>10000000004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96" calcext:value-type="float">
            <text:p>3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95</text:p>
          </table:table-cell>
          <table:table-cell table:number-columns-repeated="250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1000000000496" calcext:value-type="float">
            <text:p>10000000004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97" calcext:value-type="float">
            <text:p>3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96</text:p>
          </table:table-cell>
          <table:table-cell table:number-columns-repeated="250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1000000000497" calcext:value-type="float">
            <text:p>10000000004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98" calcext:value-type="float">
            <text:p>3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97</text:p>
          </table:table-cell>
          <table:table-cell table:number-columns-repeated="250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1000000000498" calcext:value-type="float">
            <text:p>10000000004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399" calcext:value-type="float">
            <text:p>3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98</text:p>
          </table:table-cell>
          <table:table-cell table:number-columns-repeated="250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1000000000499" calcext:value-type="float">
            <text:p>10000000004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00" calcext:value-type="float">
            <text:p>4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399</text:p>
          </table:table-cell>
          <table:table-cell table:number-columns-repeated="250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00000500" calcext:value-type="float">
            <text:p>10000000005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01" calcext:value-type="float">
            <text:p>4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00</text:p>
          </table:table-cell>
          <table:table-cell table:number-columns-repeated="250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00000000501" calcext:value-type="float">
            <text:p>10000000005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02" calcext:value-type="float">
            <text:p>4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01</text:p>
          </table:table-cell>
          <table:table-cell table:number-columns-repeated="250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1000000000502" calcext:value-type="float">
            <text:p>10000000005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03" calcext:value-type="float">
            <text:p>4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02</text:p>
          </table:table-cell>
          <table:table-cell table:number-columns-repeated="250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000000000503" calcext:value-type="float">
            <text:p>10000000005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04" calcext:value-type="float">
            <text:p>4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03</text:p>
          </table:table-cell>
          <table:table-cell table:number-columns-repeated="250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1000000000504" calcext:value-type="float">
            <text:p>10000000005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05" calcext:value-type="float">
            <text:p>4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04</text:p>
          </table:table-cell>
          <table:table-cell table:number-columns-repeated="250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1000000000505" calcext:value-type="float">
            <text:p>10000000005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06" calcext:value-type="float">
            <text:p>4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05</text:p>
          </table:table-cell>
          <table:table-cell table:number-columns-repeated="250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1000000000506" calcext:value-type="float">
            <text:p>10000000005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07" calcext:value-type="float">
            <text:p>4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06</text:p>
          </table:table-cell>
          <table:table-cell table:number-columns-repeated="250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1000000000507" calcext:value-type="float">
            <text:p>10000000005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08" calcext:value-type="float">
            <text:p>4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07</text:p>
          </table:table-cell>
          <table:table-cell table:number-columns-repeated="250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1000000000508" calcext:value-type="float">
            <text:p>10000000005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09" calcext:value-type="float">
            <text:p>4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08</text:p>
          </table:table-cell>
          <table:table-cell table:number-columns-repeated="250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000000000509" calcext:value-type="float">
            <text:p>10000000005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10" calcext:value-type="float">
            <text:p>4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09</text:p>
          </table:table-cell>
          <table:table-cell table:number-columns-repeated="250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1000000000510" calcext:value-type="float">
            <text:p>10000000005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11" calcext:value-type="float">
            <text:p>4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10</text:p>
          </table:table-cell>
          <table:table-cell table:number-columns-repeated="250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000000000511" calcext:value-type="float">
            <text:p>10000000005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12" calcext:value-type="float">
            <text:p>4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11</text:p>
          </table:table-cell>
          <table:table-cell table:number-columns-repeated="250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00000000512" calcext:value-type="float">
            <text:p>10000000005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13" calcext:value-type="float">
            <text:p>4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12</text:p>
          </table:table-cell>
          <table:table-cell table:number-columns-repeated="250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1000000000513" calcext:value-type="float">
            <text:p>10000000005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14" calcext:value-type="float">
            <text:p>4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13</text:p>
          </table:table-cell>
          <table:table-cell table:number-columns-repeated="250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1000000000514" calcext:value-type="float">
            <text:p>10000000005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15" calcext:value-type="float">
            <text:p>4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14</text:p>
          </table:table-cell>
          <table:table-cell table:number-columns-repeated="250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1000000000515" calcext:value-type="float">
            <text:p>10000000005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16" calcext:value-type="float">
            <text:p>4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15</text:p>
          </table:table-cell>
          <table:table-cell table:number-columns-repeated="250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1000000000516" calcext:value-type="float">
            <text:p>10000000005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17" calcext:value-type="float">
            <text:p>4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16</text:p>
          </table:table-cell>
          <table:table-cell table:number-columns-repeated="250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1000000000517" calcext:value-type="float">
            <text:p>10000000005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18" calcext:value-type="float">
            <text:p>4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17</text:p>
          </table:table-cell>
          <table:table-cell table:number-columns-repeated="250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1000000000518" calcext:value-type="float">
            <text:p>10000000005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19" calcext:value-type="float">
            <text:p>4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18</text:p>
          </table:table-cell>
          <table:table-cell table:number-columns-repeated="250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1000000000519" calcext:value-type="float">
            <text:p>10000000005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20" calcext:value-type="float">
            <text:p>4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19</text:p>
          </table:table-cell>
          <table:table-cell table:number-columns-repeated="250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000000000520" calcext:value-type="float">
            <text:p>10000000005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21" calcext:value-type="float">
            <text:p>4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20</text:p>
          </table:table-cell>
          <table:table-cell table:number-columns-repeated="250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000000000521" calcext:value-type="float">
            <text:p>10000000005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22" calcext:value-type="float">
            <text:p>4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21</text:p>
          </table:table-cell>
          <table:table-cell table:number-columns-repeated="250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1000000000522" calcext:value-type="float">
            <text:p>10000000005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23" calcext:value-type="float">
            <text:p>4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22</text:p>
          </table:table-cell>
          <table:table-cell table:number-columns-repeated="250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1000000000523" calcext:value-type="float">
            <text:p>10000000005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24" calcext:value-type="float">
            <text:p>4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23</text:p>
          </table:table-cell>
          <table:table-cell table:number-columns-repeated="250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1000000000524" calcext:value-type="float">
            <text:p>10000000005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25" calcext:value-type="float">
            <text:p>4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24</text:p>
          </table:table-cell>
          <table:table-cell table:number-columns-repeated="250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1000000000525" calcext:value-type="float">
            <text:p>10000000005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26" calcext:value-type="float">
            <text:p>4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25</text:p>
          </table:table-cell>
          <table:table-cell table:number-columns-repeated="250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1000000000526" calcext:value-type="float">
            <text:p>10000000005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27" calcext:value-type="float">
            <text:p>4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26</text:p>
          </table:table-cell>
          <table:table-cell table:number-columns-repeated="250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1000000000527" calcext:value-type="float">
            <text:p>10000000005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28" calcext:value-type="float">
            <text:p>4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27</text:p>
          </table:table-cell>
          <table:table-cell table:number-columns-repeated="250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1000000000528" calcext:value-type="float">
            <text:p>10000000005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29" calcext:value-type="float">
            <text:p>4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28</text:p>
          </table:table-cell>
          <table:table-cell table:number-columns-repeated="250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1000000000529" calcext:value-type="float">
            <text:p>10000000005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30" calcext:value-type="float">
            <text:p>4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29</text:p>
          </table:table-cell>
          <table:table-cell table:number-columns-repeated="250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1000000000530" calcext:value-type="float">
            <text:p>10000000005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31" calcext:value-type="float">
            <text:p>4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30</text:p>
          </table:table-cell>
          <table:table-cell table:number-columns-repeated="250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1000000000531" calcext:value-type="float">
            <text:p>10000000005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32" calcext:value-type="float">
            <text:p>4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31</text:p>
          </table:table-cell>
          <table:table-cell table:number-columns-repeated="250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1000000000532" calcext:value-type="float">
            <text:p>10000000005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33" calcext:value-type="float">
            <text:p>4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32</text:p>
          </table:table-cell>
          <table:table-cell table:number-columns-repeated="250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1000000000533" calcext:value-type="float">
            <text:p>10000000005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34" calcext:value-type="float">
            <text:p>4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33</text:p>
          </table:table-cell>
          <table:table-cell table:number-columns-repeated="250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1000000000534" calcext:value-type="float">
            <text:p>10000000005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35" calcext:value-type="float">
            <text:p>4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34</text:p>
          </table:table-cell>
          <table:table-cell table:number-columns-repeated="250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000000000535" calcext:value-type="float">
            <text:p>10000000005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36" calcext:value-type="float">
            <text:p>4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35</text:p>
          </table:table-cell>
          <table:table-cell table:number-columns-repeated="250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000000000536" calcext:value-type="float">
            <text:p>10000000005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37" calcext:value-type="float">
            <text:p>4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36</text:p>
          </table:table-cell>
          <table:table-cell table:number-columns-repeated="250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1000000000537" calcext:value-type="float">
            <text:p>10000000005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38" calcext:value-type="float">
            <text:p>4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37</text:p>
          </table:table-cell>
          <table:table-cell table:number-columns-repeated="250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1000000000538" calcext:value-type="float">
            <text:p>10000000005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39" calcext:value-type="float">
            <text:p>4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38</text:p>
          </table:table-cell>
          <table:table-cell table:number-columns-repeated="250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1000000000539" calcext:value-type="float">
            <text:p>10000000005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40" calcext:value-type="float">
            <text:p>4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39</text:p>
          </table:table-cell>
          <table:table-cell table:number-columns-repeated="250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000000000540" calcext:value-type="float">
            <text:p>10000000005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41" calcext:value-type="float">
            <text:p>4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40</text:p>
          </table:table-cell>
          <table:table-cell table:number-columns-repeated="250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000000000541" calcext:value-type="float">
            <text:p>10000000005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42" calcext:value-type="float">
            <text:p>4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41</text:p>
          </table:table-cell>
          <table:table-cell table:number-columns-repeated="250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1000000000542" calcext:value-type="float">
            <text:p>10000000005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43" calcext:value-type="float">
            <text:p>4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42</text:p>
          </table:table-cell>
          <table:table-cell table:number-columns-repeated="250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1000000000543" calcext:value-type="float">
            <text:p>10000000005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44" calcext:value-type="float">
            <text:p>4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43</text:p>
          </table:table-cell>
          <table:table-cell table:number-columns-repeated="250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1000000000544" calcext:value-type="float">
            <text:p>10000000005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45" calcext:value-type="float">
            <text:p>4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44</text:p>
          </table:table-cell>
          <table:table-cell table:number-columns-repeated="250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1000000000545" calcext:value-type="float">
            <text:p>10000000005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46" calcext:value-type="float">
            <text:p>4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45</text:p>
          </table:table-cell>
          <table:table-cell table:number-columns-repeated="250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1000000000546" calcext:value-type="float">
            <text:p>10000000005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47" calcext:value-type="float">
            <text:p>4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46</text:p>
          </table:table-cell>
          <table:table-cell table:number-columns-repeated="250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1000000000547" calcext:value-type="float">
            <text:p>10000000005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48" calcext:value-type="float">
            <text:p>4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47</text:p>
          </table:table-cell>
          <table:table-cell table:number-columns-repeated="250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1000000000548" calcext:value-type="float">
            <text:p>10000000005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49" calcext:value-type="float">
            <text:p>4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48</text:p>
          </table:table-cell>
          <table:table-cell table:number-columns-repeated="250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000000000549" calcext:value-type="float">
            <text:p>10000000005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50" calcext:value-type="float">
            <text:p>4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49</text:p>
          </table:table-cell>
          <table:table-cell table:number-columns-repeated="250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000000000550" calcext:value-type="float">
            <text:p>10000000005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51" calcext:value-type="float">
            <text:p>4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50</text:p>
          </table:table-cell>
          <table:table-cell table:number-columns-repeated="250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1000000000551" calcext:value-type="float">
            <text:p>10000000005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52" calcext:value-type="float">
            <text:p>4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51</text:p>
          </table:table-cell>
          <table:table-cell table:number-columns-repeated="250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1000000000552" calcext:value-type="float">
            <text:p>10000000005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53" calcext:value-type="float">
            <text:p>4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52</text:p>
          </table:table-cell>
          <table:table-cell table:number-columns-repeated="250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1000000000553" calcext:value-type="float">
            <text:p>10000000005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54" calcext:value-type="float">
            <text:p>4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53</text:p>
          </table:table-cell>
          <table:table-cell table:number-columns-repeated="250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000000000554" calcext:value-type="float">
            <text:p>10000000005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55" calcext:value-type="float">
            <text:p>4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54</text:p>
          </table:table-cell>
          <table:table-cell table:number-columns-repeated="250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000000000555" calcext:value-type="float">
            <text:p>10000000005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56" calcext:value-type="float">
            <text:p>4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55</text:p>
          </table:table-cell>
          <table:table-cell table:number-columns-repeated="250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000000000556" calcext:value-type="float">
            <text:p>10000000005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57" calcext:value-type="float">
            <text:p>4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56</text:p>
          </table:table-cell>
          <table:table-cell table:number-columns-repeated="250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000000000557" calcext:value-type="float">
            <text:p>10000000005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58" calcext:value-type="float">
            <text:p>4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57</text:p>
          </table:table-cell>
          <table:table-cell table:number-columns-repeated="250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000000000558" calcext:value-type="float">
            <text:p>10000000005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59" calcext:value-type="float">
            <text:p>4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58</text:p>
          </table:table-cell>
          <table:table-cell table:number-columns-repeated="250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000000000559" calcext:value-type="float">
            <text:p>10000000005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60" calcext:value-type="float">
            <text:p>4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59</text:p>
          </table:table-cell>
          <table:table-cell table:number-columns-repeated="250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000000000560" calcext:value-type="float">
            <text:p>10000000005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61" calcext:value-type="float">
            <text:p>4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60</text:p>
          </table:table-cell>
          <table:table-cell table:number-columns-repeated="250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000000000561" calcext:value-type="float">
            <text:p>10000000005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62" calcext:value-type="float">
            <text:p>4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61</text:p>
          </table:table-cell>
          <table:table-cell table:number-columns-repeated="250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000000000562" calcext:value-type="float">
            <text:p>10000000005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63" calcext:value-type="float">
            <text:p>4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62</text:p>
          </table:table-cell>
          <table:table-cell table:number-columns-repeated="250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000000000563" calcext:value-type="float">
            <text:p>10000000005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64" calcext:value-type="float">
            <text:p>4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63</text:p>
          </table:table-cell>
          <table:table-cell table:number-columns-repeated="250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1000000000564" calcext:value-type="float">
            <text:p>10000000005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65" calcext:value-type="float">
            <text:p>4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64</text:p>
          </table:table-cell>
          <table:table-cell table:number-columns-repeated="250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1000000000565" calcext:value-type="float">
            <text:p>10000000005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66" calcext:value-type="float">
            <text:p>4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65</text:p>
          </table:table-cell>
          <table:table-cell table:number-columns-repeated="250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1000000000566" calcext:value-type="float">
            <text:p>10000000005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67" calcext:value-type="float">
            <text:p>4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66</text:p>
          </table:table-cell>
          <table:table-cell table:number-columns-repeated="250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1000000000567" calcext:value-type="float">
            <text:p>10000000005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68" calcext:value-type="float">
            <text:p>4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67</text:p>
          </table:table-cell>
          <table:table-cell table:number-columns-repeated="250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1000000000568" calcext:value-type="float">
            <text:p>10000000005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69" calcext:value-type="float">
            <text:p>4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68</text:p>
          </table:table-cell>
          <table:table-cell table:number-columns-repeated="250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1000000000569" calcext:value-type="float">
            <text:p>10000000005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70" calcext:value-type="float">
            <text:p>4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69</text:p>
          </table:table-cell>
          <table:table-cell table:number-columns-repeated="250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000000000570" calcext:value-type="float">
            <text:p>10000000005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71" calcext:value-type="float">
            <text:p>4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70</text:p>
          </table:table-cell>
          <table:table-cell table:number-columns-repeated="250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000000000571" calcext:value-type="float">
            <text:p>10000000005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72" calcext:value-type="float">
            <text:p>4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71</text:p>
          </table:table-cell>
          <table:table-cell table:number-columns-repeated="250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1000000000572" calcext:value-type="float">
            <text:p>10000000005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73" calcext:value-type="float">
            <text:p>4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72</text:p>
          </table:table-cell>
          <table:table-cell table:number-columns-repeated="250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1000000000573" calcext:value-type="float">
            <text:p>10000000005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74" calcext:value-type="float">
            <text:p>4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73</text:p>
          </table:table-cell>
          <table:table-cell table:number-columns-repeated="250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1000000000574" calcext:value-type="float">
            <text:p>10000000005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75" calcext:value-type="float">
            <text:p>4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74</text:p>
          </table:table-cell>
          <table:table-cell table:number-columns-repeated="250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1000000000575" calcext:value-type="float">
            <text:p>10000000005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76" calcext:value-type="float">
            <text:p>4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75</text:p>
          </table:table-cell>
          <table:table-cell table:number-columns-repeated="250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000000000576" calcext:value-type="float">
            <text:p>10000000005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77" calcext:value-type="float">
            <text:p>4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76</text:p>
          </table:table-cell>
          <table:table-cell table:number-columns-repeated="250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1000000000577" calcext:value-type="float">
            <text:p>10000000005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78" calcext:value-type="float">
            <text:p>4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77</text:p>
          </table:table-cell>
          <table:table-cell table:number-columns-repeated="250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1000000000578" calcext:value-type="float">
            <text:p>10000000005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79" calcext:value-type="float">
            <text:p>4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78</text:p>
          </table:table-cell>
          <table:table-cell table:number-columns-repeated="250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1000000000579" calcext:value-type="float">
            <text:p>10000000005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80" calcext:value-type="float">
            <text:p>4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79</text:p>
          </table:table-cell>
          <table:table-cell table:number-columns-repeated="250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000000000580" calcext:value-type="float">
            <text:p>10000000005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81" calcext:value-type="float">
            <text:p>4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80</text:p>
          </table:table-cell>
          <table:table-cell table:number-columns-repeated="250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000000000581" calcext:value-type="float">
            <text:p>10000000005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82" calcext:value-type="float">
            <text:p>4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81</text:p>
          </table:table-cell>
          <table:table-cell table:number-columns-repeated="250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1000000000582" calcext:value-type="float">
            <text:p>10000000005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83" calcext:value-type="float">
            <text:p>4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82</text:p>
          </table:table-cell>
          <table:table-cell table:number-columns-repeated="250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1000000000583" calcext:value-type="float">
            <text:p>10000000005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84" calcext:value-type="float">
            <text:p>4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83</text:p>
          </table:table-cell>
          <table:table-cell table:number-columns-repeated="250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1000000000584" calcext:value-type="float">
            <text:p>10000000005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85" calcext:value-type="float">
            <text:p>4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84</text:p>
          </table:table-cell>
          <table:table-cell table:number-columns-repeated="250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1000000000585" calcext:value-type="float">
            <text:p>10000000005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86" calcext:value-type="float">
            <text:p>4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85</text:p>
          </table:table-cell>
          <table:table-cell table:number-columns-repeated="250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1000000000586" calcext:value-type="float">
            <text:p>10000000005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87" calcext:value-type="float">
            <text:p>4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86</text:p>
          </table:table-cell>
          <table:table-cell table:number-columns-repeated="250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1000000000587" calcext:value-type="float">
            <text:p>10000000005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88" calcext:value-type="float">
            <text:p>4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87</text:p>
          </table:table-cell>
          <table:table-cell table:number-columns-repeated="250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1000000000588" calcext:value-type="float">
            <text:p>10000000005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89" calcext:value-type="float">
            <text:p>4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88</text:p>
          </table:table-cell>
          <table:table-cell table:number-columns-repeated="250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1000000000589" calcext:value-type="float">
            <text:p>10000000005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90" calcext:value-type="float">
            <text:p>4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89</text:p>
          </table:table-cell>
          <table:table-cell table:number-columns-repeated="250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1000000000590" calcext:value-type="float">
            <text:p>10000000005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91" calcext:value-type="float">
            <text:p>4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90</text:p>
          </table:table-cell>
          <table:table-cell table:number-columns-repeated="250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000000000591" calcext:value-type="float">
            <text:p>10000000005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92" calcext:value-type="float">
            <text:p>4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91</text:p>
          </table:table-cell>
          <table:table-cell table:number-columns-repeated="250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1000000000592" calcext:value-type="float">
            <text:p>10000000005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93" calcext:value-type="float">
            <text:p>4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92</text:p>
          </table:table-cell>
          <table:table-cell table:number-columns-repeated="250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1000000000593" calcext:value-type="float">
            <text:p>10000000005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94" calcext:value-type="float">
            <text:p>4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93</text:p>
          </table:table-cell>
          <table:table-cell table:number-columns-repeated="250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1000000000594" calcext:value-type="float">
            <text:p>10000000005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95" calcext:value-type="float">
            <text:p>4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94</text:p>
          </table:table-cell>
          <table:table-cell table:number-columns-repeated="250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1000000000595" calcext:value-type="float">
            <text:p>10000000005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96" calcext:value-type="float">
            <text:p>4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95</text:p>
          </table:table-cell>
          <table:table-cell table:number-columns-repeated="250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1000000000596" calcext:value-type="float">
            <text:p>10000000005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97" calcext:value-type="float">
            <text:p>4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96</text:p>
          </table:table-cell>
          <table:table-cell table:number-columns-repeated="250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1000000000597" calcext:value-type="float">
            <text:p>10000000005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98" calcext:value-type="float">
            <text:p>4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97</text:p>
          </table:table-cell>
          <table:table-cell table:number-columns-repeated="250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1000000000598" calcext:value-type="float">
            <text:p>10000000005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499" calcext:value-type="float">
            <text:p>4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98</text:p>
          </table:table-cell>
          <table:table-cell table:number-columns-repeated="250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1000000000599" calcext:value-type="float">
            <text:p>10000000005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00" calcext:value-type="float">
            <text:p>5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499</text:p>
          </table:table-cell>
          <table:table-cell table:number-columns-repeated="250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000000000600" calcext:value-type="float">
            <text:p>10000000006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01" calcext:value-type="float">
            <text:p>5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00</text:p>
          </table:table-cell>
          <table:table-cell table:number-columns-repeated="250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000000000601" calcext:value-type="float">
            <text:p>10000000006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02" calcext:value-type="float">
            <text:p>5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01</text:p>
          </table:table-cell>
          <table:table-cell table:number-columns-repeated="250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1000000000602" calcext:value-type="float">
            <text:p>10000000006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03" calcext:value-type="float">
            <text:p>5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02</text:p>
          </table:table-cell>
          <table:table-cell table:number-columns-repeated="250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1000000000603" calcext:value-type="float">
            <text:p>10000000006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04" calcext:value-type="float">
            <text:p>5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03</text:p>
          </table:table-cell>
          <table:table-cell table:number-columns-repeated="250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1000000000604" calcext:value-type="float">
            <text:p>10000000006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05" calcext:value-type="float">
            <text:p>5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04</text:p>
          </table:table-cell>
          <table:table-cell table:number-columns-repeated="250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1000000000605" calcext:value-type="float">
            <text:p>10000000006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06" calcext:value-type="float">
            <text:p>5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05</text:p>
          </table:table-cell>
          <table:table-cell table:number-columns-repeated="250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1000000000606" calcext:value-type="float">
            <text:p>10000000006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07" calcext:value-type="float">
            <text:p>5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06</text:p>
          </table:table-cell>
          <table:table-cell table:number-columns-repeated="250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1000000000607" calcext:value-type="float">
            <text:p>10000000006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08" calcext:value-type="float">
            <text:p>5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07</text:p>
          </table:table-cell>
          <table:table-cell table:number-columns-repeated="250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2" office:value-type="float" office:value="1000000000608" calcext:value-type="float">
            <text:p>10000000006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09" calcext:value-type="float">
            <text:p>5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08</text:p>
          </table:table-cell>
          <table:table-cell table:number-columns-repeated="250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1000000000609" calcext:value-type="float">
            <text:p>10000000006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10" calcext:value-type="float">
            <text:p>5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09</text:p>
          </table:table-cell>
          <table:table-cell table:number-columns-repeated="250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1000000000610" calcext:value-type="float">
            <text:p>10000000006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11" calcext:value-type="float">
            <text:p>5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10</text:p>
          </table:table-cell>
          <table:table-cell table:number-columns-repeated="250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1000000000611" calcext:value-type="float">
            <text:p>10000000006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12" calcext:value-type="float">
            <text:p>5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11</text:p>
          </table:table-cell>
          <table:table-cell table:number-columns-repeated="250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1000000000612" calcext:value-type="float">
            <text:p>10000000006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13" calcext:value-type="float">
            <text:p>5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12</text:p>
          </table:table-cell>
          <table:table-cell table:number-columns-repeated="250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1000000000613" calcext:value-type="float">
            <text:p>10000000006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14" calcext:value-type="float">
            <text:p>5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13</text:p>
          </table:table-cell>
          <table:table-cell table:number-columns-repeated="250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1000000000614" calcext:value-type="float">
            <text:p>10000000006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15" calcext:value-type="float">
            <text:p>5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14</text:p>
          </table:table-cell>
          <table:table-cell table:number-columns-repeated="250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1000000000615" calcext:value-type="float">
            <text:p>10000000006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16" calcext:value-type="float">
            <text:p>5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15</text:p>
          </table:table-cell>
          <table:table-cell table:number-columns-repeated="250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1000000000616" calcext:value-type="float">
            <text:p>10000000006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17" calcext:value-type="float">
            <text:p>5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16</text:p>
          </table:table-cell>
          <table:table-cell table:number-columns-repeated="250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1000000000617" calcext:value-type="float">
            <text:p>10000000006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18" calcext:value-type="float">
            <text:p>5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17</text:p>
          </table:table-cell>
          <table:table-cell table:number-columns-repeated="250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1000000000618" calcext:value-type="float">
            <text:p>10000000006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19" calcext:value-type="float">
            <text:p>5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18</text:p>
          </table:table-cell>
          <table:table-cell table:number-columns-repeated="250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1000000000619" calcext:value-type="float">
            <text:p>10000000006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20" calcext:value-type="float">
            <text:p>5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19</text:p>
          </table:table-cell>
          <table:table-cell table:number-columns-repeated="250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000000000620" calcext:value-type="float">
            <text:p>10000000006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21" calcext:value-type="float">
            <text:p>5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20</text:p>
          </table:table-cell>
          <table:table-cell table:number-columns-repeated="250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000000000621" calcext:value-type="float">
            <text:p>10000000006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22" calcext:value-type="float">
            <text:p>5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21</text:p>
          </table:table-cell>
          <table:table-cell table:number-columns-repeated="250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1000000000622" calcext:value-type="float">
            <text:p>10000000006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23" calcext:value-type="float">
            <text:p>5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22</text:p>
          </table:table-cell>
          <table:table-cell table:number-columns-repeated="250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1000000000623" calcext:value-type="float">
            <text:p>10000000006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24" calcext:value-type="float">
            <text:p>5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23</text:p>
          </table:table-cell>
          <table:table-cell table:number-columns-repeated="250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000000000624" calcext:value-type="float">
            <text:p>10000000006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25" calcext:value-type="float">
            <text:p>5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24</text:p>
          </table:table-cell>
          <table:table-cell table:number-columns-repeated="250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1000000000625" calcext:value-type="float">
            <text:p>10000000006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26" calcext:value-type="float">
            <text:p>5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25</text:p>
          </table:table-cell>
          <table:table-cell table:number-columns-repeated="250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1000000000626" calcext:value-type="float">
            <text:p>10000000006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27" calcext:value-type="float">
            <text:p>5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26</text:p>
          </table:table-cell>
          <table:table-cell table:number-columns-repeated="250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1000000000627" calcext:value-type="float">
            <text:p>10000000006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28" calcext:value-type="float">
            <text:p>5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27</text:p>
          </table:table-cell>
          <table:table-cell table:number-columns-repeated="250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1000000000628" calcext:value-type="float">
            <text:p>10000000006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29" calcext:value-type="float">
            <text:p>5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28</text:p>
          </table:table-cell>
          <table:table-cell table:number-columns-repeated="250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1000000000629" calcext:value-type="float">
            <text:p>10000000006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30" calcext:value-type="float">
            <text:p>5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29</text:p>
          </table:table-cell>
          <table:table-cell table:number-columns-repeated="250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000000000630" calcext:value-type="float">
            <text:p>10000000006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31" calcext:value-type="float">
            <text:p>5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30</text:p>
          </table:table-cell>
          <table:table-cell table:number-columns-repeated="250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1000000000631" calcext:value-type="float">
            <text:p>10000000006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32" calcext:value-type="float">
            <text:p>5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31</text:p>
          </table:table-cell>
          <table:table-cell table:number-columns-repeated="250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1000000000632" calcext:value-type="float">
            <text:p>10000000006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33" calcext:value-type="float">
            <text:p>5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32</text:p>
          </table:table-cell>
          <table:table-cell table:number-columns-repeated="250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1000000000633" calcext:value-type="float">
            <text:p>10000000006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34" calcext:value-type="float">
            <text:p>5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33</text:p>
          </table:table-cell>
          <table:table-cell table:number-columns-repeated="250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1000000000634" calcext:value-type="float">
            <text:p>10000000006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35" calcext:value-type="float">
            <text:p>5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34</text:p>
          </table:table-cell>
          <table:table-cell table:number-columns-repeated="250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1000000000635" calcext:value-type="float">
            <text:p>10000000006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36" calcext:value-type="float">
            <text:p>5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35</text:p>
          </table:table-cell>
          <table:table-cell table:number-columns-repeated="250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1000000000636" calcext:value-type="float">
            <text:p>10000000006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37" calcext:value-type="float">
            <text:p>5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36</text:p>
          </table:table-cell>
          <table:table-cell table:number-columns-repeated="250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000000000637" calcext:value-type="float">
            <text:p>10000000006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38" calcext:value-type="float">
            <text:p>5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37</text:p>
          </table:table-cell>
          <table:table-cell table:number-columns-repeated="250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1000000000638" calcext:value-type="float">
            <text:p>10000000006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39" calcext:value-type="float">
            <text:p>5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38</text:p>
          </table:table-cell>
          <table:table-cell table:number-columns-repeated="250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1000000000639" calcext:value-type="float">
            <text:p>10000000006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40" calcext:value-type="float">
            <text:p>5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39</text:p>
          </table:table-cell>
          <table:table-cell table:number-columns-repeated="250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000000000640" calcext:value-type="float">
            <text:p>10000000006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41" calcext:value-type="float">
            <text:p>5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40</text:p>
          </table:table-cell>
          <table:table-cell table:number-columns-repeated="250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1000000000641" calcext:value-type="float">
            <text:p>10000000006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42" calcext:value-type="float">
            <text:p>5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41</text:p>
          </table:table-cell>
          <table:table-cell table:number-columns-repeated="250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1000000000642" calcext:value-type="float">
            <text:p>10000000006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43" calcext:value-type="float">
            <text:p>5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42</text:p>
          </table:table-cell>
          <table:table-cell table:number-columns-repeated="250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1000000000643" calcext:value-type="float">
            <text:p>10000000006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44" calcext:value-type="float">
            <text:p>5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43</text:p>
          </table:table-cell>
          <table:table-cell table:number-columns-repeated="250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1000000000644" calcext:value-type="float">
            <text:p>10000000006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45" calcext:value-type="float">
            <text:p>5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44</text:p>
          </table:table-cell>
          <table:table-cell table:number-columns-repeated="250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000000000645" calcext:value-type="float">
            <text:p>10000000006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46" calcext:value-type="float">
            <text:p>5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45</text:p>
          </table:table-cell>
          <table:table-cell table:number-columns-repeated="250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1000000000646" calcext:value-type="float">
            <text:p>10000000006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47" calcext:value-type="float">
            <text:p>5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46</text:p>
          </table:table-cell>
          <table:table-cell table:number-columns-repeated="250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1000000000647" calcext:value-type="float">
            <text:p>10000000006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48" calcext:value-type="float">
            <text:p>5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47</text:p>
          </table:table-cell>
          <table:table-cell table:number-columns-repeated="250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1000000000648" calcext:value-type="float">
            <text:p>10000000006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49" calcext:value-type="float">
            <text:p>5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48</text:p>
          </table:table-cell>
          <table:table-cell table:number-columns-repeated="250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000000000649" calcext:value-type="float">
            <text:p>10000000006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50" calcext:value-type="float">
            <text:p>5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49</text:p>
          </table:table-cell>
          <table:table-cell table:number-columns-repeated="250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000000000650" calcext:value-type="float">
            <text:p>10000000006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51" calcext:value-type="float">
            <text:p>5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50</text:p>
          </table:table-cell>
          <table:table-cell table:number-columns-repeated="250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000000000651" calcext:value-type="float">
            <text:p>10000000006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52" calcext:value-type="float">
            <text:p>5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51</text:p>
          </table:table-cell>
          <table:table-cell table:number-columns-repeated="250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1000000000652" calcext:value-type="float">
            <text:p>10000000006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53" calcext:value-type="float">
            <text:p>5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52</text:p>
          </table:table-cell>
          <table:table-cell table:number-columns-repeated="250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1000000000653" calcext:value-type="float">
            <text:p>10000000006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54" calcext:value-type="float">
            <text:p>5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53</text:p>
          </table:table-cell>
          <table:table-cell table:number-columns-repeated="250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1000000000654" calcext:value-type="float">
            <text:p>10000000006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55" calcext:value-type="float">
            <text:p>5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54</text:p>
          </table:table-cell>
          <table:table-cell table:number-columns-repeated="250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1000000000655" calcext:value-type="float">
            <text:p>10000000006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56" calcext:value-type="float">
            <text:p>5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55</text:p>
          </table:table-cell>
          <table:table-cell table:number-columns-repeated="250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1000000000656" calcext:value-type="float">
            <text:p>10000000006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57" calcext:value-type="float">
            <text:p>5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56</text:p>
          </table:table-cell>
          <table:table-cell table:number-columns-repeated="250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1000000000657" calcext:value-type="float">
            <text:p>10000000006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58" calcext:value-type="float">
            <text:p>5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57</text:p>
          </table:table-cell>
          <table:table-cell table:number-columns-repeated="250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1000000000658" calcext:value-type="float">
            <text:p>10000000006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59" calcext:value-type="float">
            <text:p>5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58</text:p>
          </table:table-cell>
          <table:table-cell table:number-columns-repeated="250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1000000000659" calcext:value-type="float">
            <text:p>10000000006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60" calcext:value-type="float">
            <text:p>5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59</text:p>
          </table:table-cell>
          <table:table-cell table:number-columns-repeated="250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1000000000660" calcext:value-type="float">
            <text:p>10000000006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61" calcext:value-type="float">
            <text:p>5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60</text:p>
          </table:table-cell>
          <table:table-cell table:number-columns-repeated="250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1000000000661" calcext:value-type="float">
            <text:p>10000000006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62" calcext:value-type="float">
            <text:p>5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61</text:p>
          </table:table-cell>
          <table:table-cell table:number-columns-repeated="250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1000000000662" calcext:value-type="float">
            <text:p>10000000006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63" calcext:value-type="float">
            <text:p>5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62</text:p>
          </table:table-cell>
          <table:table-cell table:number-columns-repeated="250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1000000000663" calcext:value-type="float">
            <text:p>10000000006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64" calcext:value-type="float">
            <text:p>5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63</text:p>
          </table:table-cell>
          <table:table-cell table:number-columns-repeated="250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1000000000664" calcext:value-type="float">
            <text:p>10000000006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65" calcext:value-type="float">
            <text:p>5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64</text:p>
          </table:table-cell>
          <table:table-cell table:number-columns-repeated="250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1000000000665" calcext:value-type="float">
            <text:p>10000000006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66" calcext:value-type="float">
            <text:p>5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65</text:p>
          </table:table-cell>
          <table:table-cell table:number-columns-repeated="250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1000000000666" calcext:value-type="float">
            <text:p>10000000006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67" calcext:value-type="float">
            <text:p>5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66</text:p>
          </table:table-cell>
          <table:table-cell table:number-columns-repeated="250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1000000000667" calcext:value-type="float">
            <text:p>10000000006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68" calcext:value-type="float">
            <text:p>5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67</text:p>
          </table:table-cell>
          <table:table-cell table:number-columns-repeated="250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1000000000668" calcext:value-type="float">
            <text:p>10000000006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69" calcext:value-type="float">
            <text:p>5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68</text:p>
          </table:table-cell>
          <table:table-cell table:number-columns-repeated="250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000000000669" calcext:value-type="float">
            <text:p>10000000006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70" calcext:value-type="float">
            <text:p>5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69</text:p>
          </table:table-cell>
          <table:table-cell table:number-columns-repeated="250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1000000000670" calcext:value-type="float">
            <text:p>10000000006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71" calcext:value-type="float">
            <text:p>5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70</text:p>
          </table:table-cell>
          <table:table-cell table:number-columns-repeated="250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1000000000671" calcext:value-type="float">
            <text:p>10000000006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72" calcext:value-type="float">
            <text:p>5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71</text:p>
          </table:table-cell>
          <table:table-cell table:number-columns-repeated="250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1000000000672" calcext:value-type="float">
            <text:p>10000000006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73" calcext:value-type="float">
            <text:p>5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72</text:p>
          </table:table-cell>
          <table:table-cell table:number-columns-repeated="250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1000000000673" calcext:value-type="float">
            <text:p>10000000006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74" calcext:value-type="float">
            <text:p>5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73</text:p>
          </table:table-cell>
          <table:table-cell table:number-columns-repeated="250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1000000000674" calcext:value-type="float">
            <text:p>10000000006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75" calcext:value-type="float">
            <text:p>5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74</text:p>
          </table:table-cell>
          <table:table-cell table:number-columns-repeated="250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000000000675" calcext:value-type="float">
            <text:p>10000000006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76" calcext:value-type="float">
            <text:p>5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75</text:p>
          </table:table-cell>
          <table:table-cell table:number-columns-repeated="250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1000000000676" calcext:value-type="float">
            <text:p>10000000006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77" calcext:value-type="float">
            <text:p>5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76</text:p>
          </table:table-cell>
          <table:table-cell table:number-columns-repeated="250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1000000000677" calcext:value-type="float">
            <text:p>10000000006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78" calcext:value-type="float">
            <text:p>5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77</text:p>
          </table:table-cell>
          <table:table-cell table:number-columns-repeated="250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1000000000678" calcext:value-type="float">
            <text:p>10000000006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79" calcext:value-type="float">
            <text:p>5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78</text:p>
          </table:table-cell>
          <table:table-cell table:number-columns-repeated="250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1000000000679" calcext:value-type="float">
            <text:p>10000000006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80" calcext:value-type="float">
            <text:p>5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79</text:p>
          </table:table-cell>
          <table:table-cell table:number-columns-repeated="250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1000000000680" calcext:value-type="float">
            <text:p>10000000006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81" calcext:value-type="float">
            <text:p>5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80</text:p>
          </table:table-cell>
          <table:table-cell table:number-columns-repeated="250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1000000000681" calcext:value-type="float">
            <text:p>10000000006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82" calcext:value-type="float">
            <text:p>5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81</text:p>
          </table:table-cell>
          <table:table-cell table:number-columns-repeated="250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000000000682" calcext:value-type="float">
            <text:p>10000000006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83" calcext:value-type="float">
            <text:p>5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82</text:p>
          </table:table-cell>
          <table:table-cell table:number-columns-repeated="250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1000000000683" calcext:value-type="float">
            <text:p>10000000006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84" calcext:value-type="float">
            <text:p>5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83</text:p>
          </table:table-cell>
          <table:table-cell table:number-columns-repeated="250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1000000000684" calcext:value-type="float">
            <text:p>10000000006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85" calcext:value-type="float">
            <text:p>5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84</text:p>
          </table:table-cell>
          <table:table-cell table:number-columns-repeated="250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1000000000685" calcext:value-type="float">
            <text:p>10000000006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86" calcext:value-type="float">
            <text:p>5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85</text:p>
          </table:table-cell>
          <table:table-cell table:number-columns-repeated="250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1000000000686" calcext:value-type="float">
            <text:p>10000000006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87" calcext:value-type="float">
            <text:p>5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86</text:p>
          </table:table-cell>
          <table:table-cell table:number-columns-repeated="250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1000000000687" calcext:value-type="float">
            <text:p>10000000006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88" calcext:value-type="float">
            <text:p>5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87</text:p>
          </table:table-cell>
          <table:table-cell table:number-columns-repeated="250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1000000000688" calcext:value-type="float">
            <text:p>10000000006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89" calcext:value-type="float">
            <text:p>5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88</text:p>
          </table:table-cell>
          <table:table-cell table:number-columns-repeated="250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1000000000689" calcext:value-type="float">
            <text:p>10000000006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90" calcext:value-type="float">
            <text:p>5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89</text:p>
          </table:table-cell>
          <table:table-cell table:number-columns-repeated="250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1000000000690" calcext:value-type="float">
            <text:p>10000000006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91" calcext:value-type="float">
            <text:p>5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90</text:p>
          </table:table-cell>
          <table:table-cell table:number-columns-repeated="250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1000000000691" calcext:value-type="float">
            <text:p>10000000006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92" calcext:value-type="float">
            <text:p>5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91</text:p>
          </table:table-cell>
          <table:table-cell table:number-columns-repeated="250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1000000000692" calcext:value-type="float">
            <text:p>10000000006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93" calcext:value-type="float">
            <text:p>5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92</text:p>
          </table:table-cell>
          <table:table-cell table:number-columns-repeated="250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1000000000693" calcext:value-type="float">
            <text:p>10000000006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94" calcext:value-type="float">
            <text:p>5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93</text:p>
          </table:table-cell>
          <table:table-cell table:number-columns-repeated="250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1000000000694" calcext:value-type="float">
            <text:p>10000000006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95" calcext:value-type="float">
            <text:p>5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94</text:p>
          </table:table-cell>
          <table:table-cell table:number-columns-repeated="250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1000000000695" calcext:value-type="float">
            <text:p>10000000006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96" calcext:value-type="float">
            <text:p>5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95</text:p>
          </table:table-cell>
          <table:table-cell table:number-columns-repeated="250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1000000000696" calcext:value-type="float">
            <text:p>10000000006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97" calcext:value-type="float">
            <text:p>5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96</text:p>
          </table:table-cell>
          <table:table-cell table:number-columns-repeated="250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1000000000697" calcext:value-type="float">
            <text:p>10000000006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98" calcext:value-type="float">
            <text:p>5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97</text:p>
          </table:table-cell>
          <table:table-cell table:number-columns-repeated="250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1000000000698" calcext:value-type="float">
            <text:p>10000000006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599" calcext:value-type="float">
            <text:p>5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98</text:p>
          </table:table-cell>
          <table:table-cell table:number-columns-repeated="250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1000000000699" calcext:value-type="float">
            <text:p>10000000006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00" calcext:value-type="float">
            <text:p>6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599</text:p>
          </table:table-cell>
          <table:table-cell table:number-columns-repeated="250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000000000700" calcext:value-type="float">
            <text:p>10000000007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01" calcext:value-type="float">
            <text:p>6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00</text:p>
          </table:table-cell>
          <table:table-cell table:number-columns-repeated="250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1000000000701" calcext:value-type="float">
            <text:p>10000000007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02" calcext:value-type="float">
            <text:p>6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01</text:p>
          </table:table-cell>
          <table:table-cell table:number-columns-repeated="250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1000000000702" calcext:value-type="float">
            <text:p>10000000007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03" calcext:value-type="float">
            <text:p>6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02</text:p>
          </table:table-cell>
          <table:table-cell table:number-columns-repeated="250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1000000000703" calcext:value-type="float">
            <text:p>10000000007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04" calcext:value-type="float">
            <text:p>6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03</text:p>
          </table:table-cell>
          <table:table-cell table:number-columns-repeated="250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1000000000704" calcext:value-type="float">
            <text:p>10000000007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05" calcext:value-type="float">
            <text:p>6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04</text:p>
          </table:table-cell>
          <table:table-cell table:number-columns-repeated="250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1000000000705" calcext:value-type="float">
            <text:p>10000000007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06" calcext:value-type="float">
            <text:p>6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05</text:p>
          </table:table-cell>
          <table:table-cell table:number-columns-repeated="250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1000000000706" calcext:value-type="float">
            <text:p>10000000007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07" calcext:value-type="float">
            <text:p>6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06</text:p>
          </table:table-cell>
          <table:table-cell table:number-columns-repeated="250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1000000000707" calcext:value-type="float">
            <text:p>10000000007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08" calcext:value-type="float">
            <text:p>6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07</text:p>
          </table:table-cell>
          <table:table-cell table:number-columns-repeated="250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1000000000708" calcext:value-type="float">
            <text:p>10000000007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09" calcext:value-type="float">
            <text:p>6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08</text:p>
          </table:table-cell>
          <table:table-cell table:number-columns-repeated="250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1000000000709" calcext:value-type="float">
            <text:p>10000000007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10" calcext:value-type="float">
            <text:p>6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09</text:p>
          </table:table-cell>
          <table:table-cell table:number-columns-repeated="250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1000000000710" calcext:value-type="float">
            <text:p>10000000007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11" calcext:value-type="float">
            <text:p>6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10</text:p>
          </table:table-cell>
          <table:table-cell table:number-columns-repeated="250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000000000711" calcext:value-type="float">
            <text:p>10000000007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12" calcext:value-type="float">
            <text:p>6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11</text:p>
          </table:table-cell>
          <table:table-cell table:number-columns-repeated="250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1000000000712" calcext:value-type="float">
            <text:p>10000000007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13" calcext:value-type="float">
            <text:p>6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12</text:p>
          </table:table-cell>
          <table:table-cell table:number-columns-repeated="250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1000000000713" calcext:value-type="float">
            <text:p>10000000007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14" calcext:value-type="float">
            <text:p>6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13</text:p>
          </table:table-cell>
          <table:table-cell table:number-columns-repeated="250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1000000000714" calcext:value-type="float">
            <text:p>10000000007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15" calcext:value-type="float">
            <text:p>6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14</text:p>
          </table:table-cell>
          <table:table-cell table:number-columns-repeated="250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1000000000715" calcext:value-type="float">
            <text:p>10000000007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16" calcext:value-type="float">
            <text:p>6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15</text:p>
          </table:table-cell>
          <table:table-cell table:number-columns-repeated="250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1000000000716" calcext:value-type="float">
            <text:p>10000000007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17" calcext:value-type="float">
            <text:p>6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16</text:p>
          </table:table-cell>
          <table:table-cell table:number-columns-repeated="250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1000000000717" calcext:value-type="float">
            <text:p>10000000007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18" calcext:value-type="float">
            <text:p>6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17</text:p>
          </table:table-cell>
          <table:table-cell table:number-columns-repeated="250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1000000000718" calcext:value-type="float">
            <text:p>10000000007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19" calcext:value-type="float">
            <text:p>6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18</text:p>
          </table:table-cell>
          <table:table-cell table:number-columns-repeated="250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1000000000719" calcext:value-type="float">
            <text:p>10000000007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20" calcext:value-type="float">
            <text:p>6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19</text:p>
          </table:table-cell>
          <table:table-cell table:number-columns-repeated="250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000000000720" calcext:value-type="float">
            <text:p>10000000007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21" calcext:value-type="float">
            <text:p>6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20</text:p>
          </table:table-cell>
          <table:table-cell table:number-columns-repeated="250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1000000000721" calcext:value-type="float">
            <text:p>10000000007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22" calcext:value-type="float">
            <text:p>6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21</text:p>
          </table:table-cell>
          <table:table-cell table:number-columns-repeated="250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1000000000722" calcext:value-type="float">
            <text:p>10000000007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23" calcext:value-type="float">
            <text:p>6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22</text:p>
          </table:table-cell>
          <table:table-cell table:number-columns-repeated="250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1000000000723" calcext:value-type="float">
            <text:p>10000000007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24" calcext:value-type="float">
            <text:p>6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23</text:p>
          </table:table-cell>
          <table:table-cell table:number-columns-repeated="250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1000000000724" calcext:value-type="float">
            <text:p>10000000007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25" calcext:value-type="float">
            <text:p>6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24</text:p>
          </table:table-cell>
          <table:table-cell table:number-columns-repeated="250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1000000000725" calcext:value-type="float">
            <text:p>10000000007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26" calcext:value-type="float">
            <text:p>6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25</text:p>
          </table:table-cell>
          <table:table-cell table:number-columns-repeated="250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1000000000726" calcext:value-type="float">
            <text:p>10000000007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27" calcext:value-type="float">
            <text:p>6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26</text:p>
          </table:table-cell>
          <table:table-cell table:number-columns-repeated="250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1000000000727" calcext:value-type="float">
            <text:p>10000000007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28" calcext:value-type="float">
            <text:p>6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27</text:p>
          </table:table-cell>
          <table:table-cell table:number-columns-repeated="250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1000000000728" calcext:value-type="float">
            <text:p>10000000007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29" calcext:value-type="float">
            <text:p>6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28</text:p>
          </table:table-cell>
          <table:table-cell table:number-columns-repeated="250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1000000000729" calcext:value-type="float">
            <text:p>10000000007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30" calcext:value-type="float">
            <text:p>6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29</text:p>
          </table:table-cell>
          <table:table-cell table:number-columns-repeated="250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1000000000730" calcext:value-type="float">
            <text:p>10000000007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31" calcext:value-type="float">
            <text:p>6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30</text:p>
          </table:table-cell>
          <table:table-cell table:number-columns-repeated="250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1000000000731" calcext:value-type="float">
            <text:p>10000000007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32" calcext:value-type="float">
            <text:p>6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31</text:p>
          </table:table-cell>
          <table:table-cell table:number-columns-repeated="250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000000000732" calcext:value-type="float">
            <text:p>10000000007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33" calcext:value-type="float">
            <text:p>6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32</text:p>
          </table:table-cell>
          <table:table-cell table:number-columns-repeated="250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1000000000733" calcext:value-type="float">
            <text:p>10000000007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34" calcext:value-type="float">
            <text:p>6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33</text:p>
          </table:table-cell>
          <table:table-cell table:number-columns-repeated="250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1000000000734" calcext:value-type="float">
            <text:p>10000000007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35" calcext:value-type="float">
            <text:p>6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34</text:p>
          </table:table-cell>
          <table:table-cell table:number-columns-repeated="250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1000000000735" calcext:value-type="float">
            <text:p>10000000007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36" calcext:value-type="float">
            <text:p>6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35</text:p>
          </table:table-cell>
          <table:table-cell table:number-columns-repeated="250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1000000000736" calcext:value-type="float">
            <text:p>10000000007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37" calcext:value-type="float">
            <text:p>6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36</text:p>
          </table:table-cell>
          <table:table-cell table:number-columns-repeated="250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1000000000737" calcext:value-type="float">
            <text:p>10000000007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38" calcext:value-type="float">
            <text:p>6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37</text:p>
          </table:table-cell>
          <table:table-cell table:number-columns-repeated="250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1000000000738" calcext:value-type="float">
            <text:p>10000000007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39" calcext:value-type="float">
            <text:p>6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38</text:p>
          </table:table-cell>
          <table:table-cell table:number-columns-repeated="250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1000000000739" calcext:value-type="float">
            <text:p>10000000007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40" calcext:value-type="float">
            <text:p>6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39</text:p>
          </table:table-cell>
          <table:table-cell table:number-columns-repeated="250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1000000000740" calcext:value-type="float">
            <text:p>10000000007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41" calcext:value-type="float">
            <text:p>6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40</text:p>
          </table:table-cell>
          <table:table-cell table:number-columns-repeated="250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1000000000741" calcext:value-type="float">
            <text:p>10000000007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42" calcext:value-type="float">
            <text:p>6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41</text:p>
          </table:table-cell>
          <table:table-cell table:number-columns-repeated="250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1000000000742" calcext:value-type="float">
            <text:p>10000000007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43" calcext:value-type="float">
            <text:p>6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42</text:p>
          </table:table-cell>
          <table:table-cell table:number-columns-repeated="250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1000000000743" calcext:value-type="float">
            <text:p>10000000007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44" calcext:value-type="float">
            <text:p>6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43</text:p>
          </table:table-cell>
          <table:table-cell table:number-columns-repeated="250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1000000000744" calcext:value-type="float">
            <text:p>10000000007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45" calcext:value-type="float">
            <text:p>6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44</text:p>
          </table:table-cell>
          <table:table-cell table:number-columns-repeated="250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1000000000745" calcext:value-type="float">
            <text:p>10000000007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46" calcext:value-type="float">
            <text:p>6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45</text:p>
          </table:table-cell>
          <table:table-cell table:number-columns-repeated="250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1000000000746" calcext:value-type="float">
            <text:p>10000000007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47" calcext:value-type="float">
            <text:p>6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46</text:p>
          </table:table-cell>
          <table:table-cell table:number-columns-repeated="250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1000000000747" calcext:value-type="float">
            <text:p>10000000007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48" calcext:value-type="float">
            <text:p>6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47</text:p>
          </table:table-cell>
          <table:table-cell table:number-columns-repeated="250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1000000000748" calcext:value-type="float">
            <text:p>10000000007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49" calcext:value-type="float">
            <text:p>6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48</text:p>
          </table:table-cell>
          <table:table-cell table:number-columns-repeated="250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1000000000749" calcext:value-type="float">
            <text:p>10000000007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50" calcext:value-type="float">
            <text:p>6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49</text:p>
          </table:table-cell>
          <table:table-cell table:number-columns-repeated="250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000000000750" calcext:value-type="float">
            <text:p>10000000007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51" calcext:value-type="float">
            <text:p>6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50</text:p>
          </table:table-cell>
          <table:table-cell table:number-columns-repeated="250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1000000000751" calcext:value-type="float">
            <text:p>10000000007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52" calcext:value-type="float">
            <text:p>6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51</text:p>
          </table:table-cell>
          <table:table-cell table:number-columns-repeated="250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1000000000752" calcext:value-type="float">
            <text:p>10000000007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53" calcext:value-type="float">
            <text:p>6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52</text:p>
          </table:table-cell>
          <table:table-cell table:number-columns-repeated="250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1000000000753" calcext:value-type="float">
            <text:p>10000000007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54" calcext:value-type="float">
            <text:p>6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53</text:p>
          </table:table-cell>
          <table:table-cell table:number-columns-repeated="250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1000000000754" calcext:value-type="float">
            <text:p>10000000007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55" calcext:value-type="float">
            <text:p>6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54</text:p>
          </table:table-cell>
          <table:table-cell table:number-columns-repeated="250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1000000000755" calcext:value-type="float">
            <text:p>10000000007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56" calcext:value-type="float">
            <text:p>6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55</text:p>
          </table:table-cell>
          <table:table-cell table:number-columns-repeated="250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1000000000756" calcext:value-type="float">
            <text:p>10000000007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57" calcext:value-type="float">
            <text:p>6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56</text:p>
          </table:table-cell>
          <table:table-cell table:number-columns-repeated="250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1000000000757" calcext:value-type="float">
            <text:p>10000000007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58" calcext:value-type="float">
            <text:p>6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57</text:p>
          </table:table-cell>
          <table:table-cell table:number-columns-repeated="250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1000000000758" calcext:value-type="float">
            <text:p>10000000007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59" calcext:value-type="float">
            <text:p>6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58</text:p>
          </table:table-cell>
          <table:table-cell table:number-columns-repeated="250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1000000000759" calcext:value-type="float">
            <text:p>10000000007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60" calcext:value-type="float">
            <text:p>6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59</text:p>
          </table:table-cell>
          <table:table-cell table:number-columns-repeated="250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000000000760" calcext:value-type="float">
            <text:p>10000000007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61" calcext:value-type="float">
            <text:p>6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60</text:p>
          </table:table-cell>
          <table:table-cell table:number-columns-repeated="250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1000000000761" calcext:value-type="float">
            <text:p>10000000007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62" calcext:value-type="float">
            <text:p>6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61</text:p>
          </table:table-cell>
          <table:table-cell table:number-columns-repeated="250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1000000000762" calcext:value-type="float">
            <text:p>10000000007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63" calcext:value-type="float">
            <text:p>6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62</text:p>
          </table:table-cell>
          <table:table-cell table:number-columns-repeated="250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1000000000763" calcext:value-type="float">
            <text:p>10000000007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64" calcext:value-type="float">
            <text:p>6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63</text:p>
          </table:table-cell>
          <table:table-cell table:number-columns-repeated="250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1000000000764" calcext:value-type="float">
            <text:p>10000000007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65" calcext:value-type="float">
            <text:p>6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64</text:p>
          </table:table-cell>
          <table:table-cell table:number-columns-repeated="250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000000000765" calcext:value-type="float">
            <text:p>10000000007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66" calcext:value-type="float">
            <text:p>6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65</text:p>
          </table:table-cell>
          <table:table-cell table:number-columns-repeated="250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1000000000766" calcext:value-type="float">
            <text:p>10000000007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67" calcext:value-type="float">
            <text:p>6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66</text:p>
          </table:table-cell>
          <table:table-cell table:number-columns-repeated="250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1000000000767" calcext:value-type="float">
            <text:p>10000000007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68" calcext:value-type="float">
            <text:p>6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67</text:p>
          </table:table-cell>
          <table:table-cell table:number-columns-repeated="250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000000000768" calcext:value-type="float">
            <text:p>10000000007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69" calcext:value-type="float">
            <text:p>6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68</text:p>
          </table:table-cell>
          <table:table-cell table:number-columns-repeated="250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1000000000769" calcext:value-type="float">
            <text:p>10000000007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70" calcext:value-type="float">
            <text:p>6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69</text:p>
          </table:table-cell>
          <table:table-cell table:number-columns-repeated="250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000000000770" calcext:value-type="float">
            <text:p>10000000007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71" calcext:value-type="float">
            <text:p>6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70</text:p>
          </table:table-cell>
          <table:table-cell table:number-columns-repeated="250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1000000000771" calcext:value-type="float">
            <text:p>10000000007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72" calcext:value-type="float">
            <text:p>6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71</text:p>
          </table:table-cell>
          <table:table-cell table:number-columns-repeated="250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1000000000772" calcext:value-type="float">
            <text:p>10000000007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73" calcext:value-type="float">
            <text:p>6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72</text:p>
          </table:table-cell>
          <table:table-cell table:number-columns-repeated="250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1000000000773" calcext:value-type="float">
            <text:p>10000000007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74" calcext:value-type="float">
            <text:p>6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73</text:p>
          </table:table-cell>
          <table:table-cell table:number-columns-repeated="250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1000000000774" calcext:value-type="float">
            <text:p>10000000007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75" calcext:value-type="float">
            <text:p>6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74</text:p>
          </table:table-cell>
          <table:table-cell table:number-columns-repeated="250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1000000000775" calcext:value-type="float">
            <text:p>10000000007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76" calcext:value-type="float">
            <text:p>6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75</text:p>
          </table:table-cell>
          <table:table-cell table:number-columns-repeated="250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1000000000776" calcext:value-type="float">
            <text:p>10000000007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77" calcext:value-type="float">
            <text:p>6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76</text:p>
          </table:table-cell>
          <table:table-cell table:number-columns-repeated="250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1000000000777" calcext:value-type="float">
            <text:p>10000000007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78" calcext:value-type="float">
            <text:p>6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77</text:p>
          </table:table-cell>
          <table:table-cell table:number-columns-repeated="250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1000000000778" calcext:value-type="float">
            <text:p>10000000007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79" calcext:value-type="float">
            <text:p>6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78</text:p>
          </table:table-cell>
          <table:table-cell table:number-columns-repeated="250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1000000000779" calcext:value-type="float">
            <text:p>10000000007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80" calcext:value-type="float">
            <text:p>6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79</text:p>
          </table:table-cell>
          <table:table-cell table:number-columns-repeated="250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000000000780" calcext:value-type="float">
            <text:p>10000000007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81" calcext:value-type="float">
            <text:p>6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80</text:p>
          </table:table-cell>
          <table:table-cell table:number-columns-repeated="250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1000000000781" calcext:value-type="float">
            <text:p>10000000007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82" calcext:value-type="float">
            <text:p>6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81</text:p>
          </table:table-cell>
          <table:table-cell table:number-columns-repeated="250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1000000000782" calcext:value-type="float">
            <text:p>10000000007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83" calcext:value-type="float">
            <text:p>6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82</text:p>
          </table:table-cell>
          <table:table-cell table:number-columns-repeated="250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1000000000783" calcext:value-type="float">
            <text:p>10000000007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84" calcext:value-type="float">
            <text:p>6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83</text:p>
          </table:table-cell>
          <table:table-cell table:number-columns-repeated="250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000000000784" calcext:value-type="float">
            <text:p>10000000007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85" calcext:value-type="float">
            <text:p>6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84</text:p>
          </table:table-cell>
          <table:table-cell table:number-columns-repeated="250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1000000000785" calcext:value-type="float">
            <text:p>10000000007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86" calcext:value-type="float">
            <text:p>6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85</text:p>
          </table:table-cell>
          <table:table-cell table:number-columns-repeated="250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1000000000786" calcext:value-type="float">
            <text:p>10000000007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87" calcext:value-type="float">
            <text:p>6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86</text:p>
          </table:table-cell>
          <table:table-cell table:number-columns-repeated="250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1000000000787" calcext:value-type="float">
            <text:p>10000000007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88" calcext:value-type="float">
            <text:p>6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87</text:p>
          </table:table-cell>
          <table:table-cell table:number-columns-repeated="250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1000000000788" calcext:value-type="float">
            <text:p>10000000007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89" calcext:value-type="float">
            <text:p>6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88</text:p>
          </table:table-cell>
          <table:table-cell table:number-columns-repeated="250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1000000000789" calcext:value-type="float">
            <text:p>10000000007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90" calcext:value-type="float">
            <text:p>6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89</text:p>
          </table:table-cell>
          <table:table-cell table:number-columns-repeated="250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000000000790" calcext:value-type="float">
            <text:p>10000000007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91" calcext:value-type="float">
            <text:p>6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90</text:p>
          </table:table-cell>
          <table:table-cell table:number-columns-repeated="250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1000000000791" calcext:value-type="float">
            <text:p>10000000007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92" calcext:value-type="float">
            <text:p>6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91</text:p>
          </table:table-cell>
          <table:table-cell table:number-columns-repeated="250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1000000000792" calcext:value-type="float">
            <text:p>10000000007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93" calcext:value-type="float">
            <text:p>6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92</text:p>
          </table:table-cell>
          <table:table-cell table:number-columns-repeated="250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1000000000793" calcext:value-type="float">
            <text:p>10000000007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94" calcext:value-type="float">
            <text:p>6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93</text:p>
          </table:table-cell>
          <table:table-cell table:number-columns-repeated="250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1000000000794" calcext:value-type="float">
            <text:p>10000000007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95" calcext:value-type="float">
            <text:p>6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94</text:p>
          </table:table-cell>
          <table:table-cell table:number-columns-repeated="250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1000000000795" calcext:value-type="float">
            <text:p>10000000007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96" calcext:value-type="float">
            <text:p>6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95</text:p>
          </table:table-cell>
          <table:table-cell table:number-columns-repeated="250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1000000000796" calcext:value-type="float">
            <text:p>10000000007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97" calcext:value-type="float">
            <text:p>6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96</text:p>
          </table:table-cell>
          <table:table-cell table:number-columns-repeated="250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1000000000797" calcext:value-type="float">
            <text:p>10000000007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98" calcext:value-type="float">
            <text:p>6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97</text:p>
          </table:table-cell>
          <table:table-cell table:number-columns-repeated="250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1000000000798" calcext:value-type="float">
            <text:p>10000000007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699" calcext:value-type="float">
            <text:p>6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98</text:p>
          </table:table-cell>
          <table:table-cell table:number-columns-repeated="250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1000000000799" calcext:value-type="float">
            <text:p>10000000007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00" calcext:value-type="float">
            <text:p>7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699</text:p>
          </table:table-cell>
          <table:table-cell table:number-columns-repeated="250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00000800" calcext:value-type="float">
            <text:p>10000000008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01" calcext:value-type="float">
            <text:p>7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00</text:p>
          </table:table-cell>
          <table:table-cell table:number-columns-repeated="250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1000000000801" calcext:value-type="float">
            <text:p>10000000008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02" calcext:value-type="float">
            <text:p>7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01</text:p>
          </table:table-cell>
          <table:table-cell table:number-columns-repeated="250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000000000802" calcext:value-type="float">
            <text:p>10000000008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03" calcext:value-type="float">
            <text:p>7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02</text:p>
          </table:table-cell>
          <table:table-cell table:number-columns-repeated="250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1000000000803" calcext:value-type="float">
            <text:p>10000000008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04" calcext:value-type="float">
            <text:p>7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03</text:p>
          </table:table-cell>
          <table:table-cell table:number-columns-repeated="250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1000000000804" calcext:value-type="float">
            <text:p>10000000008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05" calcext:value-type="float">
            <text:p>7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04</text:p>
          </table:table-cell>
          <table:table-cell table:number-columns-repeated="250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000000000805" calcext:value-type="float">
            <text:p>10000000008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06" calcext:value-type="float">
            <text:p>7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05</text:p>
          </table:table-cell>
          <table:table-cell table:number-columns-repeated="250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000000000806" calcext:value-type="float">
            <text:p>10000000008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07" calcext:value-type="float">
            <text:p>7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06</text:p>
          </table:table-cell>
          <table:table-cell table:number-columns-repeated="250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000000000807" calcext:value-type="float">
            <text:p>10000000008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08" calcext:value-type="float">
            <text:p>7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07</text:p>
          </table:table-cell>
          <table:table-cell table:number-columns-repeated="250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1000000000808" calcext:value-type="float">
            <text:p>10000000008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09" calcext:value-type="float">
            <text:p>7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08</text:p>
          </table:table-cell>
          <table:table-cell table:number-columns-repeated="250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000000000809" calcext:value-type="float">
            <text:p>10000000008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10" calcext:value-type="float">
            <text:p>7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09</text:p>
          </table:table-cell>
          <table:table-cell table:number-columns-repeated="250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1000000000810" calcext:value-type="float">
            <text:p>10000000008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11" calcext:value-type="float">
            <text:p>7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10</text:p>
          </table:table-cell>
          <table:table-cell table:number-columns-repeated="250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1000000000811" calcext:value-type="float">
            <text:p>10000000008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12" calcext:value-type="float">
            <text:p>7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11</text:p>
          </table:table-cell>
          <table:table-cell table:number-columns-repeated="250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1000000000812" calcext:value-type="float">
            <text:p>10000000008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13" calcext:value-type="float">
            <text:p>7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12</text:p>
          </table:table-cell>
          <table:table-cell table:number-columns-repeated="250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1000000000813" calcext:value-type="float">
            <text:p>10000000008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14" calcext:value-type="float">
            <text:p>7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13</text:p>
          </table:table-cell>
          <table:table-cell table:number-columns-repeated="250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1000000000814" calcext:value-type="float">
            <text:p>10000000008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15" calcext:value-type="float">
            <text:p>7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14</text:p>
          </table:table-cell>
          <table:table-cell table:number-columns-repeated="250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1000000000815" calcext:value-type="float">
            <text:p>10000000008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16" calcext:value-type="float">
            <text:p>7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15</text:p>
          </table:table-cell>
          <table:table-cell table:number-columns-repeated="250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1000000000816" calcext:value-type="float">
            <text:p>10000000008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17" calcext:value-type="float">
            <text:p>7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16</text:p>
          </table:table-cell>
          <table:table-cell table:number-columns-repeated="250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1000000000817" calcext:value-type="float">
            <text:p>10000000008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18" calcext:value-type="float">
            <text:p>7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17</text:p>
          </table:table-cell>
          <table:table-cell table:number-columns-repeated="250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1000000000818" calcext:value-type="float">
            <text:p>10000000008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19" calcext:value-type="float">
            <text:p>7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18</text:p>
          </table:table-cell>
          <table:table-cell table:number-columns-repeated="250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1000000000819" calcext:value-type="float">
            <text:p>10000000008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20" calcext:value-type="float">
            <text:p>7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19</text:p>
          </table:table-cell>
          <table:table-cell table:number-columns-repeated="250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1000000000820" calcext:value-type="float">
            <text:p>10000000008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21" calcext:value-type="float">
            <text:p>7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20</text:p>
          </table:table-cell>
          <table:table-cell table:number-columns-repeated="250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000000000821" calcext:value-type="float">
            <text:p>10000000008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22" calcext:value-type="float">
            <text:p>7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21</text:p>
          </table:table-cell>
          <table:table-cell table:number-columns-repeated="250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1000000000822" calcext:value-type="float">
            <text:p>10000000008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23" calcext:value-type="float">
            <text:p>7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22</text:p>
          </table:table-cell>
          <table:table-cell table:number-columns-repeated="250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000000000823" calcext:value-type="float">
            <text:p>10000000008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24" calcext:value-type="float">
            <text:p>7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23</text:p>
          </table:table-cell>
          <table:table-cell table:number-columns-repeated="250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1000000000824" calcext:value-type="float">
            <text:p>10000000008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25" calcext:value-type="float">
            <text:p>7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24</text:p>
          </table:table-cell>
          <table:table-cell table:number-columns-repeated="250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1000000000825" calcext:value-type="float">
            <text:p>10000000008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26" calcext:value-type="float">
            <text:p>7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25</text:p>
          </table:table-cell>
          <table:table-cell table:number-columns-repeated="250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1000000000826" calcext:value-type="float">
            <text:p>10000000008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27" calcext:value-type="float">
            <text:p>7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26</text:p>
          </table:table-cell>
          <table:table-cell table:number-columns-repeated="250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000000000827" calcext:value-type="float">
            <text:p>10000000008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28" calcext:value-type="float">
            <text:p>7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27</text:p>
          </table:table-cell>
          <table:table-cell table:number-columns-repeated="250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000000000828" calcext:value-type="float">
            <text:p>10000000008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29" calcext:value-type="float">
            <text:p>7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28</text:p>
          </table:table-cell>
          <table:table-cell table:number-columns-repeated="250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1000000000829" calcext:value-type="float">
            <text:p>10000000008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30" calcext:value-type="float">
            <text:p>7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29</text:p>
          </table:table-cell>
          <table:table-cell table:number-columns-repeated="250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1000000000830" calcext:value-type="float">
            <text:p>10000000008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31" calcext:value-type="float">
            <text:p>7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30</text:p>
          </table:table-cell>
          <table:table-cell table:number-columns-repeated="250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000000000831" calcext:value-type="float">
            <text:p>10000000008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32" calcext:value-type="float">
            <text:p>7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31</text:p>
          </table:table-cell>
          <table:table-cell table:number-columns-repeated="250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1000000000832" calcext:value-type="float">
            <text:p>10000000008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33" calcext:value-type="float">
            <text:p>7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32</text:p>
          </table:table-cell>
          <table:table-cell table:number-columns-repeated="250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1000000000833" calcext:value-type="float">
            <text:p>10000000008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34" calcext:value-type="float">
            <text:p>7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33</text:p>
          </table:table-cell>
          <table:table-cell table:number-columns-repeated="250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1000000000834" calcext:value-type="float">
            <text:p>10000000008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35" calcext:value-type="float">
            <text:p>7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34</text:p>
          </table:table-cell>
          <table:table-cell table:number-columns-repeated="250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1000000000835" calcext:value-type="float">
            <text:p>10000000008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36" calcext:value-type="float">
            <text:p>7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35</text:p>
          </table:table-cell>
          <table:table-cell table:number-columns-repeated="250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1000000000836" calcext:value-type="float">
            <text:p>10000000008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37" calcext:value-type="float">
            <text:p>7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36</text:p>
          </table:table-cell>
          <table:table-cell table:number-columns-repeated="250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1000000000837" calcext:value-type="float">
            <text:p>10000000008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38" calcext:value-type="float">
            <text:p>7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37</text:p>
          </table:table-cell>
          <table:table-cell table:number-columns-repeated="250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1000000000838" calcext:value-type="float">
            <text:p>10000000008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39" calcext:value-type="float">
            <text:p>7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38</text:p>
          </table:table-cell>
          <table:table-cell table:number-columns-repeated="250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1000000000839" calcext:value-type="float">
            <text:p>10000000008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40" calcext:value-type="float">
            <text:p>7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39</text:p>
          </table:table-cell>
          <table:table-cell table:number-columns-repeated="250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1000000000840" calcext:value-type="float">
            <text:p>10000000008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41" calcext:value-type="float">
            <text:p>7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40</text:p>
          </table:table-cell>
          <table:table-cell table:number-columns-repeated="250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1000000000841" calcext:value-type="float">
            <text:p>10000000008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42" calcext:value-type="float">
            <text:p>7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41</text:p>
          </table:table-cell>
          <table:table-cell table:number-columns-repeated="250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000000000842" calcext:value-type="float">
            <text:p>10000000008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43" calcext:value-type="float">
            <text:p>7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42</text:p>
          </table:table-cell>
          <table:table-cell table:number-columns-repeated="250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1000000000843" calcext:value-type="float">
            <text:p>10000000008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44" calcext:value-type="float">
            <text:p>7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43</text:p>
          </table:table-cell>
          <table:table-cell table:number-columns-repeated="250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1000000000844" calcext:value-type="float">
            <text:p>10000000008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45" calcext:value-type="float">
            <text:p>7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44</text:p>
          </table:table-cell>
          <table:table-cell table:number-columns-repeated="250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000000000845" calcext:value-type="float">
            <text:p>10000000008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46" calcext:value-type="float">
            <text:p>7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45</text:p>
          </table:table-cell>
          <table:table-cell table:number-columns-repeated="250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1000000000846" calcext:value-type="float">
            <text:p>10000000008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47" calcext:value-type="float">
            <text:p>7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46</text:p>
          </table:table-cell>
          <table:table-cell table:number-columns-repeated="250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000000000847" calcext:value-type="float">
            <text:p>10000000008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48" calcext:value-type="float">
            <text:p>7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47</text:p>
          </table:table-cell>
          <table:table-cell table:number-columns-repeated="250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000000000848" calcext:value-type="float">
            <text:p>10000000008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49" calcext:value-type="float">
            <text:p>7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48</text:p>
          </table:table-cell>
          <table:table-cell table:number-columns-repeated="250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000000000849" calcext:value-type="float">
            <text:p>10000000008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50" calcext:value-type="float">
            <text:p>7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49</text:p>
          </table:table-cell>
          <table:table-cell table:number-columns-repeated="250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000000000850" calcext:value-type="float">
            <text:p>10000000008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51" calcext:value-type="float">
            <text:p>7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50</text:p>
          </table:table-cell>
          <table:table-cell table:number-columns-repeated="250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1000000000851" calcext:value-type="float">
            <text:p>10000000008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52" calcext:value-type="float">
            <text:p>7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51</text:p>
          </table:table-cell>
          <table:table-cell table:number-columns-repeated="250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000000000852" calcext:value-type="float">
            <text:p>10000000008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53" calcext:value-type="float">
            <text:p>7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52</text:p>
          </table:table-cell>
          <table:table-cell table:number-columns-repeated="250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00000000853" calcext:value-type="float">
            <text:p>10000000008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54" calcext:value-type="float">
            <text:p>7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53</text:p>
          </table:table-cell>
          <table:table-cell table:number-columns-repeated="250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1000000000854" calcext:value-type="float">
            <text:p>10000000008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55" calcext:value-type="float">
            <text:p>7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54</text:p>
          </table:table-cell>
          <table:table-cell table:number-columns-repeated="250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1000000000855" calcext:value-type="float">
            <text:p>10000000008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56" calcext:value-type="float">
            <text:p>7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55</text:p>
          </table:table-cell>
          <table:table-cell table:number-columns-repeated="250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1000000000856" calcext:value-type="float">
            <text:p>10000000008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57" calcext:value-type="float">
            <text:p>7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56</text:p>
          </table:table-cell>
          <table:table-cell table:number-columns-repeated="250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1000000000857" calcext:value-type="float">
            <text:p>10000000008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58" calcext:value-type="float">
            <text:p>7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57</text:p>
          </table:table-cell>
          <table:table-cell table:number-columns-repeated="250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1000000000858" calcext:value-type="float">
            <text:p>10000000008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59" calcext:value-type="float">
            <text:p>7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58</text:p>
          </table:table-cell>
          <table:table-cell table:number-columns-repeated="250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1000000000859" calcext:value-type="float">
            <text:p>10000000008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60" calcext:value-type="float">
            <text:p>7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59</text:p>
          </table:table-cell>
          <table:table-cell table:number-columns-repeated="250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1000000000860" calcext:value-type="float">
            <text:p>10000000008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61" calcext:value-type="float">
            <text:p>7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60</text:p>
          </table:table-cell>
          <table:table-cell table:number-columns-repeated="250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1000000000861" calcext:value-type="float">
            <text:p>10000000008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62" calcext:value-type="float">
            <text:p>7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61</text:p>
          </table:table-cell>
          <table:table-cell table:number-columns-repeated="250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000000000862" calcext:value-type="float">
            <text:p>10000000008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63" calcext:value-type="float">
            <text:p>7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62</text:p>
          </table:table-cell>
          <table:table-cell table:number-columns-repeated="250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1000000000863" calcext:value-type="float">
            <text:p>10000000008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64" calcext:value-type="float">
            <text:p>7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63</text:p>
          </table:table-cell>
          <table:table-cell table:number-columns-repeated="250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1000000000864" calcext:value-type="float">
            <text:p>10000000008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65" calcext:value-type="float">
            <text:p>7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64</text:p>
          </table:table-cell>
          <table:table-cell table:number-columns-repeated="250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1000000000865" calcext:value-type="float">
            <text:p>10000000008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66" calcext:value-type="float">
            <text:p>7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65</text:p>
          </table:table-cell>
          <table:table-cell table:number-columns-repeated="250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1000000000866" calcext:value-type="float">
            <text:p>10000000008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67" calcext:value-type="float">
            <text:p>7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66</text:p>
          </table:table-cell>
          <table:table-cell table:number-columns-repeated="250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1000000000867" calcext:value-type="float">
            <text:p>10000000008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68" calcext:value-type="float">
            <text:p>7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67</text:p>
          </table:table-cell>
          <table:table-cell table:number-columns-repeated="250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1000000000868" calcext:value-type="float">
            <text:p>10000000008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69" calcext:value-type="float">
            <text:p>7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68</text:p>
          </table:table-cell>
          <table:table-cell table:number-columns-repeated="250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1000000000869" calcext:value-type="float">
            <text:p>10000000008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70" calcext:value-type="float">
            <text:p>7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69</text:p>
          </table:table-cell>
          <table:table-cell table:number-columns-repeated="250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1000000000870" calcext:value-type="float">
            <text:p>10000000008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71" calcext:value-type="float">
            <text:p>7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70</text:p>
          </table:table-cell>
          <table:table-cell table:number-columns-repeated="250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2" office:value-type="float" office:value="1000000000871" calcext:value-type="float">
            <text:p>10000000008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72" calcext:value-type="float">
            <text:p>7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71</text:p>
          </table:table-cell>
          <table:table-cell table:number-columns-repeated="250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1000000000872" calcext:value-type="float">
            <text:p>10000000008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73" calcext:value-type="float">
            <text:p>7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72</text:p>
          </table:table-cell>
          <table:table-cell table:number-columns-repeated="250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1000000000873" calcext:value-type="float">
            <text:p>10000000008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74" calcext:value-type="float">
            <text:p>7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73</text:p>
          </table:table-cell>
          <table:table-cell table:number-columns-repeated="250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1000000000874" calcext:value-type="float">
            <text:p>10000000008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75" calcext:value-type="float">
            <text:p>7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74</text:p>
          </table:table-cell>
          <table:table-cell table:number-columns-repeated="250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1000000000875" calcext:value-type="float">
            <text:p>10000000008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76" calcext:value-type="float">
            <text:p>7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75</text:p>
          </table:table-cell>
          <table:table-cell table:number-columns-repeated="250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1000000000876" calcext:value-type="float">
            <text:p>10000000008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77" calcext:value-type="float">
            <text:p>7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76</text:p>
          </table:table-cell>
          <table:table-cell table:number-columns-repeated="250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000000000877" calcext:value-type="float">
            <text:p>10000000008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78" calcext:value-type="float">
            <text:p>7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77</text:p>
          </table:table-cell>
          <table:table-cell table:number-columns-repeated="250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1000000000878" calcext:value-type="float">
            <text:p>10000000008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79" calcext:value-type="float">
            <text:p>7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78</text:p>
          </table:table-cell>
          <table:table-cell table:number-columns-repeated="250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1000000000879" calcext:value-type="float">
            <text:p>10000000008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80" calcext:value-type="float">
            <text:p>7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79</text:p>
          </table:table-cell>
          <table:table-cell table:number-columns-repeated="250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1000000000880" calcext:value-type="float">
            <text:p>10000000008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81" calcext:value-type="float">
            <text:p>7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80</text:p>
          </table:table-cell>
          <table:table-cell table:number-columns-repeated="250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1000000000881" calcext:value-type="float">
            <text:p>10000000008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82" calcext:value-type="float">
            <text:p>7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81</text:p>
          </table:table-cell>
          <table:table-cell table:number-columns-repeated="250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000000000882" calcext:value-type="float">
            <text:p>10000000008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83" calcext:value-type="float">
            <text:p>7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82</text:p>
          </table:table-cell>
          <table:table-cell table:number-columns-repeated="250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1000000000883" calcext:value-type="float">
            <text:p>10000000008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84" calcext:value-type="float">
            <text:p>7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83</text:p>
          </table:table-cell>
          <table:table-cell table:number-columns-repeated="250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1000000000884" calcext:value-type="float">
            <text:p>10000000008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85" calcext:value-type="float">
            <text:p>7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84</text:p>
          </table:table-cell>
          <table:table-cell table:number-columns-repeated="250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1000000000885" calcext:value-type="float">
            <text:p>10000000008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86" calcext:value-type="float">
            <text:p>7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85</text:p>
          </table:table-cell>
          <table:table-cell table:number-columns-repeated="250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000000000886" calcext:value-type="float">
            <text:p>10000000008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87" calcext:value-type="float">
            <text:p>7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86</text:p>
          </table:table-cell>
          <table:table-cell table:number-columns-repeated="250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2" office:value-type="float" office:value="1000000000887" calcext:value-type="float">
            <text:p>10000000008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88" calcext:value-type="float">
            <text:p>7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87</text:p>
          </table:table-cell>
          <table:table-cell table:number-columns-repeated="250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1000000000888" calcext:value-type="float">
            <text:p>10000000008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89" calcext:value-type="float">
            <text:p>7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88</text:p>
          </table:table-cell>
          <table:table-cell table:number-columns-repeated="250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1000000000889" calcext:value-type="float">
            <text:p>10000000008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90" calcext:value-type="float">
            <text:p>7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89</text:p>
          </table:table-cell>
          <table:table-cell table:number-columns-repeated="250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1000000000890" calcext:value-type="float">
            <text:p>10000000008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91" calcext:value-type="float">
            <text:p>7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90</text:p>
          </table:table-cell>
          <table:table-cell table:number-columns-repeated="250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00000000891" calcext:value-type="float">
            <text:p>10000000008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92" calcext:value-type="float">
            <text:p>7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91</text:p>
          </table:table-cell>
          <table:table-cell table:number-columns-repeated="250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1000000000892" calcext:value-type="float">
            <text:p>10000000008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93" calcext:value-type="float">
            <text:p>7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92</text:p>
          </table:table-cell>
          <table:table-cell table:number-columns-repeated="250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2" office:value-type="float" office:value="1000000000893" calcext:value-type="float">
            <text:p>10000000008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94" calcext:value-type="float">
            <text:p>7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93</text:p>
          </table:table-cell>
          <table:table-cell table:number-columns-repeated="250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1000000000894" calcext:value-type="float">
            <text:p>10000000008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95" calcext:value-type="float">
            <text:p>7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94</text:p>
          </table:table-cell>
          <table:table-cell table:number-columns-repeated="250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1000000000895" calcext:value-type="float">
            <text:p>10000000008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96" calcext:value-type="float">
            <text:p>7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95</text:p>
          </table:table-cell>
          <table:table-cell table:number-columns-repeated="250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1000000000896" calcext:value-type="float">
            <text:p>10000000008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97" calcext:value-type="float">
            <text:p>7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96</text:p>
          </table:table-cell>
          <table:table-cell table:number-columns-repeated="250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1000000000897" calcext:value-type="float">
            <text:p>10000000008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98" calcext:value-type="float">
            <text:p>7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97</text:p>
          </table:table-cell>
          <table:table-cell table:number-columns-repeated="250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1000000000898" calcext:value-type="float">
            <text:p>10000000008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799" calcext:value-type="float">
            <text:p>7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98</text:p>
          </table:table-cell>
          <table:table-cell table:number-columns-repeated="250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1000000000899" calcext:value-type="float">
            <text:p>10000000008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00" calcext:value-type="float">
            <text:p>8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799</text:p>
          </table:table-cell>
          <table:table-cell table:number-columns-repeated="250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00000000900" calcext:value-type="float">
            <text:p>10000000009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01" calcext:value-type="float">
            <text:p>8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00</text:p>
          </table:table-cell>
          <table:table-cell table:number-columns-repeated="250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1000000000901" calcext:value-type="float">
            <text:p>10000000009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02" calcext:value-type="float">
            <text:p>8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number-columns-repeated="250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000000000902" calcext:value-type="float">
            <text:p>10000000009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03" calcext:value-type="float">
            <text:p>8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50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1000000000903" calcext:value-type="float">
            <text:p>10000000009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04" calcext:value-type="float">
            <text:p>8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50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1000000000904" calcext:value-type="float">
            <text:p>10000000009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05" calcext:value-type="float">
            <text:p>8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number-columns-repeated="250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1000000000905" calcext:value-type="float">
            <text:p>10000000009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06" calcext:value-type="float">
            <text:p>8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50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1000000000906" calcext:value-type="float">
            <text:p>10000000009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07" calcext:value-type="float">
            <text:p>8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number-columns-repeated="250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1000000000907" calcext:value-type="float">
            <text:p>10000000009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08" calcext:value-type="float">
            <text:p>8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number-columns-repeated="250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000000000908" calcext:value-type="float">
            <text:p>10000000009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09" calcext:value-type="float">
            <text:p>8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number-columns-repeated="250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1000000000909" calcext:value-type="float">
            <text:p>10000000009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10" calcext:value-type="float">
            <text:p>8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number-columns-repeated="250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1000000000910" calcext:value-type="float">
            <text:p>10000000009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11" calcext:value-type="float">
            <text:p>8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50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1000000000911" calcext:value-type="float">
            <text:p>10000000009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12" calcext:value-type="float">
            <text:p>8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number-columns-repeated="250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1000000000912" calcext:value-type="float">
            <text:p>10000000009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13" calcext:value-type="float">
            <text:p>8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number-columns-repeated="250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1000000000913" calcext:value-type="float">
            <text:p>10000000009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14" calcext:value-type="float">
            <text:p>8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number-columns-repeated="250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1000000000914" calcext:value-type="float">
            <text:p>10000000009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15" calcext:value-type="float">
            <text:p>8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14</text:p>
          </table:table-cell>
          <table:table-cell table:number-columns-repeated="250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1000000000915" calcext:value-type="float">
            <text:p>10000000009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16" calcext:value-type="float">
            <text:p>8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15</text:p>
          </table:table-cell>
          <table:table-cell table:number-columns-repeated="250"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1000000000916" calcext:value-type="float">
            <text:p>10000000009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17" calcext:value-type="float">
            <text:p>8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16</text:p>
          </table:table-cell>
          <table:table-cell table:number-columns-repeated="250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1000000000917" calcext:value-type="float">
            <text:p>10000000009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18" calcext:value-type="float">
            <text:p>8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17</text:p>
          </table:table-cell>
          <table:table-cell table:number-columns-repeated="250"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1000000000918" calcext:value-type="float">
            <text:p>10000000009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19" calcext:value-type="float">
            <text:p>8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18</text:p>
          </table:table-cell>
          <table:table-cell table:number-columns-repeated="250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2" office:value-type="float" office:value="1000000000919" calcext:value-type="float">
            <text:p>10000000009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20" calcext:value-type="float">
            <text:p>8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19</text:p>
          </table:table-cell>
          <table:table-cell table:number-columns-repeated="250"/>
        </table:table-row>
        <table:table-row table:style-name="ro1"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1000000000920" calcext:value-type="float">
            <text:p>10000000009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21" calcext:value-type="float">
            <text:p>8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20</text:p>
          </table:table-cell>
          <table:table-cell table:number-columns-repeated="250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2" office:value-type="float" office:value="1000000000921" calcext:value-type="float">
            <text:p>10000000009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22" calcext:value-type="float">
            <text:p>8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21</text:p>
          </table:table-cell>
          <table:table-cell table:number-columns-repeated="250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000000000922" calcext:value-type="float">
            <text:p>10000000009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23" calcext:value-type="float">
            <text:p>8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22</text:p>
          </table:table-cell>
          <table:table-cell table:number-columns-repeated="250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1000000000923" calcext:value-type="float">
            <text:p>10000000009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24" calcext:value-type="float">
            <text:p>8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23</text:p>
          </table:table-cell>
          <table:table-cell table:number-columns-repeated="250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1000000000924" calcext:value-type="float">
            <text:p>10000000009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25" calcext:value-type="float">
            <text:p>8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24</text:p>
          </table:table-cell>
          <table:table-cell table:number-columns-repeated="250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1000000000925" calcext:value-type="float">
            <text:p>10000000009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26" calcext:value-type="float">
            <text:p>8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25</text:p>
          </table:table-cell>
          <table:table-cell table:number-columns-repeated="250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1000000000926" calcext:value-type="float">
            <text:p>10000000009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27" calcext:value-type="float">
            <text:p>8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26</text:p>
          </table:table-cell>
          <table:table-cell table:number-columns-repeated="250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000000000927" calcext:value-type="float">
            <text:p>10000000009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28" calcext:value-type="float">
            <text:p>8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27</text:p>
          </table:table-cell>
          <table:table-cell table:number-columns-repeated="250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1000000000928" calcext:value-type="float">
            <text:p>10000000009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29" calcext:value-type="float">
            <text:p>8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28</text:p>
          </table:table-cell>
          <table:table-cell table:number-columns-repeated="250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2" office:value-type="float" office:value="1000000000929" calcext:value-type="float">
            <text:p>10000000009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30" calcext:value-type="float">
            <text:p>8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29</text:p>
          </table:table-cell>
          <table:table-cell table:number-columns-repeated="250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1000000000930" calcext:value-type="float">
            <text:p>10000000009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31" calcext:value-type="float">
            <text:p>8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30</text:p>
          </table:table-cell>
          <table:table-cell table:number-columns-repeated="250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1000000000931" calcext:value-type="float">
            <text:p>10000000009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32" calcext:value-type="float">
            <text:p>8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31</text:p>
          </table:table-cell>
          <table:table-cell table:number-columns-repeated="250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1000000000932" calcext:value-type="float">
            <text:p>10000000009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33" calcext:value-type="float">
            <text:p>8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32</text:p>
          </table:table-cell>
          <table:table-cell table:number-columns-repeated="250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1000000000933" calcext:value-type="float">
            <text:p>10000000009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34" calcext:value-type="float">
            <text:p>8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33</text:p>
          </table:table-cell>
          <table:table-cell table:number-columns-repeated="250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table:style-name="ce2" office:value-type="float" office:value="1000000000934" calcext:value-type="float">
            <text:p>10000000009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35" calcext:value-type="float">
            <text:p>8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34</text:p>
          </table:table-cell>
          <table:table-cell table:number-columns-repeated="250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2" office:value-type="float" office:value="1000000000935" calcext:value-type="float">
            <text:p>10000000009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36" calcext:value-type="float">
            <text:p>8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35</text:p>
          </table:table-cell>
          <table:table-cell table:number-columns-repeated="250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1000000000936" calcext:value-type="float">
            <text:p>10000000009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37" calcext:value-type="float">
            <text:p>8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36</text:p>
          </table:table-cell>
          <table:table-cell table:number-columns-repeated="250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1000000000937" calcext:value-type="float">
            <text:p>10000000009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38" calcext:value-type="float">
            <text:p>8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37</text:p>
          </table:table-cell>
          <table:table-cell table:number-columns-repeated="250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1000000000938" calcext:value-type="float">
            <text:p>10000000009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39" calcext:value-type="float">
            <text:p>8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38</text:p>
          </table:table-cell>
          <table:table-cell table:number-columns-repeated="250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2" office:value-type="float" office:value="1000000000939" calcext:value-type="float">
            <text:p>10000000009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40" calcext:value-type="float">
            <text:p>8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39</text:p>
          </table:table-cell>
          <table:table-cell table:number-columns-repeated="250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1000000000940" calcext:value-type="float">
            <text:p>10000000009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41" calcext:value-type="float">
            <text:p>8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40</text:p>
          </table:table-cell>
          <table:table-cell table:number-columns-repeated="250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1000000000941" calcext:value-type="float">
            <text:p>10000000009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42" calcext:value-type="float">
            <text:p>8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41</text:p>
          </table:table-cell>
          <table:table-cell table:number-columns-repeated="250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000000000942" calcext:value-type="float">
            <text:p>10000000009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43" calcext:value-type="float">
            <text:p>8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42</text:p>
          </table:table-cell>
          <table:table-cell table:number-columns-repeated="250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1000000000943" calcext:value-type="float">
            <text:p>10000000009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44" calcext:value-type="float">
            <text:p>8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43</text:p>
          </table:table-cell>
          <table:table-cell table:number-columns-repeated="250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1000000000944" calcext:value-type="float">
            <text:p>10000000009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45" calcext:value-type="float">
            <text:p>8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44</text:p>
          </table:table-cell>
          <table:table-cell table:number-columns-repeated="250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1000000000945" calcext:value-type="float">
            <text:p>10000000009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46" calcext:value-type="float">
            <text:p>8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45</text:p>
          </table:table-cell>
          <table:table-cell table:number-columns-repeated="250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1000000000946" calcext:value-type="float">
            <text:p>10000000009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47" calcext:value-type="float">
            <text:p>8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46</text:p>
          </table:table-cell>
          <table:table-cell table:number-columns-repeated="250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1000000000947" calcext:value-type="float">
            <text:p>10000000009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48" calcext:value-type="float">
            <text:p>8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47</text:p>
          </table:table-cell>
          <table:table-cell table:number-columns-repeated="250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1000000000948" calcext:value-type="float">
            <text:p>10000000009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49" calcext:value-type="float">
            <text:p>8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48</text:p>
          </table:table-cell>
          <table:table-cell table:number-columns-repeated="250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1000000000949" calcext:value-type="float">
            <text:p>10000000009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50" calcext:value-type="float">
            <text:p>8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49</text:p>
          </table:table-cell>
          <table:table-cell table:number-columns-repeated="250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00000000950" calcext:value-type="float">
            <text:p>10000000009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51" calcext:value-type="float">
            <text:p>8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50</text:p>
          </table:table-cell>
          <table:table-cell table:number-columns-repeated="250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000000000951" calcext:value-type="float">
            <text:p>10000000009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52" calcext:value-type="float">
            <text:p>8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51</text:p>
          </table:table-cell>
          <table:table-cell table:number-columns-repeated="250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1000000000952" calcext:value-type="float">
            <text:p>10000000009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53" calcext:value-type="float">
            <text:p>8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52</text:p>
          </table:table-cell>
          <table:table-cell table:number-columns-repeated="250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1000000000953" calcext:value-type="float">
            <text:p>10000000009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54" calcext:value-type="float">
            <text:p>8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53</text:p>
          </table:table-cell>
          <table:table-cell table:number-columns-repeated="250"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1000000000954" calcext:value-type="float">
            <text:p>10000000009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55" calcext:value-type="float">
            <text:p>8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54</text:p>
          </table:table-cell>
          <table:table-cell table:number-columns-repeated="250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1000000000955" calcext:value-type="float">
            <text:p>10000000009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56" calcext:value-type="float">
            <text:p>8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55</text:p>
          </table:table-cell>
          <table:table-cell table:number-columns-repeated="250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table:style-name="ce2" office:value-type="float" office:value="1000000000956" calcext:value-type="float">
            <text:p>10000000009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57" calcext:value-type="float">
            <text:p>8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56</text:p>
          </table:table-cell>
          <table:table-cell table:number-columns-repeated="250"/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000000000957" calcext:value-type="float">
            <text:p>10000000009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58" calcext:value-type="float">
            <text:p>8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57</text:p>
          </table:table-cell>
          <table:table-cell table:number-columns-repeated="250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000000000958" calcext:value-type="float">
            <text:p>10000000009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59" calcext:value-type="float">
            <text:p>8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58</text:p>
          </table:table-cell>
          <table:table-cell table:number-columns-repeated="250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1000000000959" calcext:value-type="float">
            <text:p>10000000009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60" calcext:value-type="float">
            <text:p>8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59</text:p>
          </table:table-cell>
          <table:table-cell table:number-columns-repeated="250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000000000960" calcext:value-type="float">
            <text:p>10000000009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61" calcext:value-type="float">
            <text:p>8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60</text:p>
          </table:table-cell>
          <table:table-cell table:number-columns-repeated="250"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1000000000961" calcext:value-type="float">
            <text:p>10000000009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62" calcext:value-type="float">
            <text:p>8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61</text:p>
          </table:table-cell>
          <table:table-cell table:number-columns-repeated="250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000000000962" calcext:value-type="float">
            <text:p>10000000009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63" calcext:value-type="float">
            <text:p>8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62</text:p>
          </table:table-cell>
          <table:table-cell table:number-columns-repeated="250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1000000000963" calcext:value-type="float">
            <text:p>10000000009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64" calcext:value-type="float">
            <text:p>8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63</text:p>
          </table:table-cell>
          <table:table-cell table:number-columns-repeated="250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1000000000964" calcext:value-type="float">
            <text:p>10000000009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65" calcext:value-type="float">
            <text:p>8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64</text:p>
          </table:table-cell>
          <table:table-cell table:number-columns-repeated="250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1000000000965" calcext:value-type="float">
            <text:p>10000000009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66" calcext:value-type="float">
            <text:p>8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65</text:p>
          </table:table-cell>
          <table:table-cell table:number-columns-repeated="250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1000000000966" calcext:value-type="float">
            <text:p>10000000009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67" calcext:value-type="float">
            <text:p>8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66</text:p>
          </table:table-cell>
          <table:table-cell table:number-columns-repeated="250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1000000000967" calcext:value-type="float">
            <text:p>10000000009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68" calcext:value-type="float">
            <text:p>8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67</text:p>
          </table:table-cell>
          <table:table-cell table:number-columns-repeated="250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1000000000968" calcext:value-type="float">
            <text:p>10000000009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69" calcext:value-type="float">
            <text:p>8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68</text:p>
          </table:table-cell>
          <table:table-cell table:number-columns-repeated="250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000000000969" calcext:value-type="float">
            <text:p>10000000009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70" calcext:value-type="float">
            <text:p>8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69</text:p>
          </table:table-cell>
          <table:table-cell table:number-columns-repeated="250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1000000000970" calcext:value-type="float">
            <text:p>10000000009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71" calcext:value-type="float">
            <text:p>8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70</text:p>
          </table:table-cell>
          <table:table-cell table:number-columns-repeated="250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1000000000971" calcext:value-type="float">
            <text:p>10000000009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72" calcext:value-type="float">
            <text:p>8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71</text:p>
          </table:table-cell>
          <table:table-cell table:number-columns-repeated="250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1000000000972" calcext:value-type="float">
            <text:p>10000000009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73" calcext:value-type="float">
            <text:p>8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72</text:p>
          </table:table-cell>
          <table:table-cell table:number-columns-repeated="250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1000000000973" calcext:value-type="float">
            <text:p>10000000009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74" calcext:value-type="float">
            <text:p>8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73</text:p>
          </table:table-cell>
          <table:table-cell table:number-columns-repeated="250"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1000000000974" calcext:value-type="float">
            <text:p>10000000009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75" calcext:value-type="float">
            <text:p>8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74</text:p>
          </table:table-cell>
          <table:table-cell table:number-columns-repeated="250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1000000000975" calcext:value-type="float">
            <text:p>10000000009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76" calcext:value-type="float">
            <text:p>8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75</text:p>
          </table:table-cell>
          <table:table-cell table:number-columns-repeated="250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1000000000976" calcext:value-type="float">
            <text:p>10000000009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77" calcext:value-type="float">
            <text:p>8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76</text:p>
          </table:table-cell>
          <table:table-cell table:number-columns-repeated="250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1000000000977" calcext:value-type="float">
            <text:p>10000000009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78" calcext:value-type="float">
            <text:p>8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77</text:p>
          </table:table-cell>
          <table:table-cell table:number-columns-repeated="250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1000000000978" calcext:value-type="float">
            <text:p>10000000009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79" calcext:value-type="float">
            <text:p>8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78</text:p>
          </table:table-cell>
          <table:table-cell table:number-columns-repeated="250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1000000000979" calcext:value-type="float">
            <text:p>10000000009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80" calcext:value-type="float">
            <text:p>8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79</text:p>
          </table:table-cell>
          <table:table-cell table:number-columns-repeated="250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1000000000980" calcext:value-type="float">
            <text:p>10000000009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81" calcext:value-type="float">
            <text:p>8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80</text:p>
          </table:table-cell>
          <table:table-cell table:number-columns-repeated="250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1000000000981" calcext:value-type="float">
            <text:p>10000000009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82" calcext:value-type="float">
            <text:p>8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81</text:p>
          </table:table-cell>
          <table:table-cell table:number-columns-repeated="250"/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1000000000982" calcext:value-type="float">
            <text:p>10000000009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83" calcext:value-type="float">
            <text:p>8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82</text:p>
          </table:table-cell>
          <table:table-cell table:number-columns-repeated="250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1000000000983" calcext:value-type="float">
            <text:p>10000000009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84" calcext:value-type="float">
            <text:p>8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83</text:p>
          </table:table-cell>
          <table:table-cell table:number-columns-repeated="250"/>
        </table:table-row>
        <table:table-row table:style-name="ro1"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1000000000984" calcext:value-type="float">
            <text:p>10000000009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85" calcext:value-type="float">
            <text:p>8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84</text:p>
          </table:table-cell>
          <table:table-cell table:number-columns-repeated="250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1000000000985" calcext:value-type="float">
            <text:p>10000000009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86" calcext:value-type="float">
            <text:p>8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85</text:p>
          </table:table-cell>
          <table:table-cell table:number-columns-repeated="250"/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1000000000986" calcext:value-type="float">
            <text:p>10000000009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87" calcext:value-type="float">
            <text:p>8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86</text:p>
          </table:table-cell>
          <table:table-cell table:number-columns-repeated="250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1000000000987" calcext:value-type="float">
            <text:p>10000000009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88" calcext:value-type="float">
            <text:p>8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87</text:p>
          </table:table-cell>
          <table:table-cell table:number-columns-repeated="250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000000000988" calcext:value-type="float">
            <text:p>10000000009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89" calcext:value-type="float">
            <text:p>8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88</text:p>
          </table:table-cell>
          <table:table-cell table:number-columns-repeated="250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1000000000989" calcext:value-type="float">
            <text:p>10000000009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90" calcext:value-type="float">
            <text:p>8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89</text:p>
          </table:table-cell>
          <table:table-cell table:number-columns-repeated="250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1000000000990" calcext:value-type="float">
            <text:p>10000000009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91" calcext:value-type="float">
            <text:p>8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90</text:p>
          </table:table-cell>
          <table:table-cell table:number-columns-repeated="250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1000000000991" calcext:value-type="float">
            <text:p>10000000009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92" calcext:value-type="float">
            <text:p>8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91</text:p>
          </table:table-cell>
          <table:table-cell table:number-columns-repeated="250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1000000000992" calcext:value-type="float">
            <text:p>10000000009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93" calcext:value-type="float">
            <text:p>8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92</text:p>
          </table:table-cell>
          <table:table-cell table:number-columns-repeated="250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1000000000993" calcext:value-type="float">
            <text:p>10000000009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94" calcext:value-type="float">
            <text:p>8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93</text:p>
          </table:table-cell>
          <table:table-cell table:number-columns-repeated="250"/>
        </table:table-row>
        <table:table-row table:style-name="ro1"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1000000000994" calcext:value-type="float">
            <text:p>10000000009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95" calcext:value-type="float">
            <text:p>8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94</text:p>
          </table:table-cell>
          <table:table-cell table:number-columns-repeated="250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2" office:value-type="float" office:value="1000000000995" calcext:value-type="float">
            <text:p>10000000009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96" calcext:value-type="float">
            <text:p>8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95</text:p>
          </table:table-cell>
          <table:table-cell table:number-columns-repeated="250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1000000000996" calcext:value-type="float">
            <text:p>10000000009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97" calcext:value-type="float">
            <text:p>8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96</text:p>
          </table:table-cell>
          <table:table-cell table:number-columns-repeated="250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1000000000997" calcext:value-type="float">
            <text:p>10000000009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98" calcext:value-type="float">
            <text:p>8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97</text:p>
          </table:table-cell>
          <table:table-cell table:number-columns-repeated="250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1000000000998" calcext:value-type="float">
            <text:p>10000000009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899" calcext:value-type="float">
            <text:p>8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98</text:p>
          </table:table-cell>
          <table:table-cell table:number-columns-repeated="250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000000000999" calcext:value-type="float">
            <text:p>10000000009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00" calcext:value-type="float">
            <text:p>9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899</text:p>
          </table:table-cell>
          <table:table-cell table:number-columns-repeated="250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00001000" calcext:value-type="float">
            <text:p>10000000010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01" calcext:value-type="float">
            <text:p>9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00</text:p>
          </table:table-cell>
          <table:table-cell table:number-columns-repeated="250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1000000001001" calcext:value-type="float">
            <text:p>10000000010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02" calcext:value-type="float">
            <text:p>9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01</text:p>
          </table:table-cell>
          <table:table-cell table:number-columns-repeated="250"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1000000001002" calcext:value-type="float">
            <text:p>10000000010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03" calcext:value-type="float">
            <text:p>9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02</text:p>
          </table:table-cell>
          <table:table-cell table:number-columns-repeated="250"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000000001003" calcext:value-type="float">
            <text:p>10000000010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04" calcext:value-type="float">
            <text:p>9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03</text:p>
          </table:table-cell>
          <table:table-cell table:number-columns-repeated="250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1000000001004" calcext:value-type="float">
            <text:p>10000000010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05" calcext:value-type="float">
            <text:p>9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04</text:p>
          </table:table-cell>
          <table:table-cell table:number-columns-repeated="250"/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1000000001005" calcext:value-type="float">
            <text:p>10000000010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06" calcext:value-type="float">
            <text:p>9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05</text:p>
          </table:table-cell>
          <table:table-cell table:number-columns-repeated="250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1000000001006" calcext:value-type="float">
            <text:p>10000000010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07" calcext:value-type="float">
            <text:p>9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06</text:p>
          </table:table-cell>
          <table:table-cell table:number-columns-repeated="250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1000000001007" calcext:value-type="float">
            <text:p>10000000010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08" calcext:value-type="float">
            <text:p>9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07</text:p>
          </table:table-cell>
          <table:table-cell table:number-columns-repeated="250"/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1000000001008" calcext:value-type="float">
            <text:p>10000000010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09" calcext:value-type="float">
            <text:p>9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08</text:p>
          </table:table-cell>
          <table:table-cell table:number-columns-repeated="250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2" office:value-type="float" office:value="1000000001009" calcext:value-type="float">
            <text:p>10000000010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10" calcext:value-type="float">
            <text:p>9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09</text:p>
          </table:table-cell>
          <table:table-cell table:number-columns-repeated="250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1000000001010" calcext:value-type="float">
            <text:p>10000000010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11" calcext:value-type="float">
            <text:p>9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10</text:p>
          </table:table-cell>
          <table:table-cell table:number-columns-repeated="250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1000000001011" calcext:value-type="float">
            <text:p>10000000010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12" calcext:value-type="float">
            <text:p>9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11</text:p>
          </table:table-cell>
          <table:table-cell table:number-columns-repeated="250"/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table:style-name="ce2" office:value-type="float" office:value="1000000001012" calcext:value-type="float">
            <text:p>10000000010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13" calcext:value-type="float">
            <text:p>9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12</text:p>
          </table:table-cell>
          <table:table-cell table:number-columns-repeated="250"/>
        </table:table-row>
        <table:table-row table:style-name="ro1"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1000000001013" calcext:value-type="float">
            <text:p>10000000010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14" calcext:value-type="float">
            <text:p>9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13</text:p>
          </table:table-cell>
          <table:table-cell table:number-columns-repeated="250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1000000001014" calcext:value-type="float">
            <text:p>10000000010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15" calcext:value-type="float">
            <text:p>9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14</text:p>
          </table:table-cell>
          <table:table-cell table:number-columns-repeated="250"/>
        </table:table-row>
        <table:table-row table:style-name="ro1"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000000001015" calcext:value-type="float">
            <text:p>10000000010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16" calcext:value-type="float">
            <text:p>9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15</text:p>
          </table:table-cell>
          <table:table-cell table:number-columns-repeated="250"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1000000001016" calcext:value-type="float">
            <text:p>10000000010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17" calcext:value-type="float">
            <text:p>9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16</text:p>
          </table:table-cell>
          <table:table-cell table:number-columns-repeated="250"/>
        </table:table-row>
        <table:table-row table:style-name="ro1">
          <table:table-cell table:style-name="ce2" office:value-type="float" office:value="1017" calcext:value-type="float">
            <text:p>1017</text:p>
          </table:table-cell>
          <table:table-cell table:style-name="ce2" office:value-type="float" office:value="1000000001017" calcext:value-type="float">
            <text:p>10000000010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18" calcext:value-type="float">
            <text:p>9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17</text:p>
          </table:table-cell>
          <table:table-cell table:number-columns-repeated="250"/>
        </table:table-row>
        <table:table-row table:style-name="ro1"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1000000001018" calcext:value-type="float">
            <text:p>10000000010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19" calcext:value-type="float">
            <text:p>9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18</text:p>
          </table:table-cell>
          <table:table-cell table:number-columns-repeated="250"/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1000000001019" calcext:value-type="float">
            <text:p>10000000010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20" calcext:value-type="float">
            <text:p>9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19</text:p>
          </table:table-cell>
          <table:table-cell table:number-columns-repeated="250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1000000001020" calcext:value-type="float">
            <text:p>10000000010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21" calcext:value-type="float">
            <text:p>9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20</text:p>
          </table:table-cell>
          <table:table-cell table:number-columns-repeated="250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1000000001021" calcext:value-type="float">
            <text:p>10000000010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22" calcext:value-type="float">
            <text:p>9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21</text:p>
          </table:table-cell>
          <table:table-cell table:number-columns-repeated="250"/>
        </table:table-row>
        <table:table-row table:style-name="ro1"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1000000001022" calcext:value-type="float">
            <text:p>10000000010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23" calcext:value-type="float">
            <text:p>9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22</text:p>
          </table:table-cell>
          <table:table-cell table:number-columns-repeated="250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1000000001023" calcext:value-type="float">
            <text:p>10000000010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24" calcext:value-type="float">
            <text:p>9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23</text:p>
          </table:table-cell>
          <table:table-cell table:number-columns-repeated="250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000000001024" calcext:value-type="float">
            <text:p>10000000010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25" calcext:value-type="float">
            <text:p>9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24</text:p>
          </table:table-cell>
          <table:table-cell table:number-columns-repeated="250"/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1000000001025" calcext:value-type="float">
            <text:p>10000000010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26" calcext:value-type="float">
            <text:p>9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25</text:p>
          </table:table-cell>
          <table:table-cell table:number-columns-repeated="250"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1000000001026" calcext:value-type="float">
            <text:p>10000000010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27" calcext:value-type="float">
            <text:p>9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26</text:p>
          </table:table-cell>
          <table:table-cell table:number-columns-repeated="250"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1000000001027" calcext:value-type="float">
            <text:p>10000000010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28" calcext:value-type="float">
            <text:p>9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27</text:p>
          </table:table-cell>
          <table:table-cell table:number-columns-repeated="250"/>
        </table:table-row>
        <table:table-row table:style-name="ro1">
          <table:table-cell table:style-name="ce2" office:value-type="float" office:value="1028" calcext:value-type="float">
            <text:p>1028</text:p>
          </table:table-cell>
          <table:table-cell table:style-name="ce2" office:value-type="float" office:value="1000000001028" calcext:value-type="float">
            <text:p>10000000010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29" calcext:value-type="float">
            <text:p>9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28</text:p>
          </table:table-cell>
          <table:table-cell table:number-columns-repeated="250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1000000001029" calcext:value-type="float">
            <text:p>10000000010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30" calcext:value-type="float">
            <text:p>9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29</text:p>
          </table:table-cell>
          <table:table-cell table:number-columns-repeated="250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2" office:value-type="float" office:value="1000000001030" calcext:value-type="float">
            <text:p>10000000010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31" calcext:value-type="float">
            <text:p>9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30</text:p>
          </table:table-cell>
          <table:table-cell table:number-columns-repeated="250"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2" office:value-type="float" office:value="1000000001031" calcext:value-type="float">
            <text:p>10000000010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32" calcext:value-type="float">
            <text:p>9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31</text:p>
          </table:table-cell>
          <table:table-cell table:number-columns-repeated="250"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1000000001032" calcext:value-type="float">
            <text:p>10000000010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33" calcext:value-type="float">
            <text:p>9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32</text:p>
          </table:table-cell>
          <table:table-cell table:number-columns-repeated="250"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2" office:value-type="float" office:value="1000000001033" calcext:value-type="float">
            <text:p>10000000010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34" calcext:value-type="float">
            <text:p>9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33</text:p>
          </table:table-cell>
          <table:table-cell table:number-columns-repeated="250"/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1000000001034" calcext:value-type="float">
            <text:p>10000000010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35" calcext:value-type="float">
            <text:p>9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34</text:p>
          </table:table-cell>
          <table:table-cell table:number-columns-repeated="250"/>
        </table:table-row>
        <table:table-row table:style-name="ro1">
          <table:table-cell table:style-name="ce2" office:value-type="float" office:value="1035" calcext:value-type="float">
            <text:p>1035</text:p>
          </table:table-cell>
          <table:table-cell table:style-name="ce2" office:value-type="float" office:value="1000000001035" calcext:value-type="float">
            <text:p>10000000010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36" calcext:value-type="float">
            <text:p>9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35</text:p>
          </table:table-cell>
          <table:table-cell table:number-columns-repeated="250"/>
        </table:table-row>
        <table:table-row table:style-name="ro1"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1000000001036" calcext:value-type="float">
            <text:p>10000000010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37" calcext:value-type="float">
            <text:p>9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36</text:p>
          </table:table-cell>
          <table:table-cell table:number-columns-repeated="250"/>
        </table:table-row>
        <table:table-row table:style-name="ro1">
          <table:table-cell table:style-name="ce2" office:value-type="float" office:value="1037" calcext:value-type="float">
            <text:p>1037</text:p>
          </table:table-cell>
          <table:table-cell table:style-name="ce2" office:value-type="float" office:value="1000000001037" calcext:value-type="float">
            <text:p>10000000010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38" calcext:value-type="float">
            <text:p>9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37</text:p>
          </table:table-cell>
          <table:table-cell table:number-columns-repeated="250"/>
        </table:table-row>
        <table:table-row table:style-name="ro1">
          <table:table-cell table:style-name="ce2" office:value-type="float" office:value="1038" calcext:value-type="float">
            <text:p>1038</text:p>
          </table:table-cell>
          <table:table-cell table:style-name="ce2" office:value-type="float" office:value="1000000001038" calcext:value-type="float">
            <text:p>10000000010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39" calcext:value-type="float">
            <text:p>9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38</text:p>
          </table:table-cell>
          <table:table-cell table:number-columns-repeated="250"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2" office:value-type="float" office:value="1000000001039" calcext:value-type="float">
            <text:p>10000000010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40" calcext:value-type="float">
            <text:p>9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39</text:p>
          </table:table-cell>
          <table:table-cell table:number-columns-repeated="250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1000000001040" calcext:value-type="float">
            <text:p>10000000010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41" calcext:value-type="float">
            <text:p>9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40</text:p>
          </table:table-cell>
          <table:table-cell table:number-columns-repeated="250"/>
        </table:table-row>
        <table:table-row table:style-name="ro1">
          <table:table-cell table:style-name="ce2" office:value-type="float" office:value="1041" calcext:value-type="float">
            <text:p>1041</text:p>
          </table:table-cell>
          <table:table-cell table:style-name="ce2" office:value-type="float" office:value="1000000001041" calcext:value-type="float">
            <text:p>10000000010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42" calcext:value-type="float">
            <text:p>9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41</text:p>
          </table:table-cell>
          <table:table-cell table:number-columns-repeated="250"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2" office:value-type="float" office:value="1000000001042" calcext:value-type="float">
            <text:p>10000000010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43" calcext:value-type="float">
            <text:p>9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42</text:p>
          </table:table-cell>
          <table:table-cell table:number-columns-repeated="250"/>
        </table:table-row>
        <table:table-row table:style-name="ro1">
          <table:table-cell table:style-name="ce2" office:value-type="float" office:value="1043" calcext:value-type="float">
            <text:p>1043</text:p>
          </table:table-cell>
          <table:table-cell table:style-name="ce2" office:value-type="float" office:value="1000000001043" calcext:value-type="float">
            <text:p>10000000010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44" calcext:value-type="float">
            <text:p>9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43</text:p>
          </table:table-cell>
          <table:table-cell table:number-columns-repeated="250"/>
        </table:table-row>
        <table:table-row table:style-name="ro1"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1000000001044" calcext:value-type="float">
            <text:p>10000000010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45" calcext:value-type="float">
            <text:p>9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44</text:p>
          </table:table-cell>
          <table:table-cell table:number-columns-repeated="250"/>
        </table:table-row>
        <table:table-row table:style-name="ro1"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1000000001045" calcext:value-type="float">
            <text:p>10000000010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46" calcext:value-type="float">
            <text:p>9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45</text:p>
          </table:table-cell>
          <table:table-cell table:number-columns-repeated="250"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table:style-name="ce2" office:value-type="float" office:value="1000000001046" calcext:value-type="float">
            <text:p>10000000010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47" calcext:value-type="float">
            <text:p>9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46</text:p>
          </table:table-cell>
          <table:table-cell table:number-columns-repeated="250"/>
        </table:table-row>
        <table:table-row table:style-name="ro1">
          <table:table-cell table:style-name="ce2" office:value-type="float" office:value="1047" calcext:value-type="float">
            <text:p>1047</text:p>
          </table:table-cell>
          <table:table-cell table:style-name="ce2" office:value-type="float" office:value="1000000001047" calcext:value-type="float">
            <text:p>10000000010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48" calcext:value-type="float">
            <text:p>9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47</text:p>
          </table:table-cell>
          <table:table-cell table:number-columns-repeated="250"/>
        </table:table-row>
        <table:table-row table:style-name="ro1">
          <table:table-cell table:style-name="ce2" office:value-type="float" office:value="1048" calcext:value-type="float">
            <text:p>1048</text:p>
          </table:table-cell>
          <table:table-cell table:style-name="ce2" office:value-type="float" office:value="1000000001048" calcext:value-type="float">
            <text:p>10000000010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49" calcext:value-type="float">
            <text:p>9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48</text:p>
          </table:table-cell>
          <table:table-cell table:number-columns-repeated="250"/>
        </table:table-row>
        <table:table-row table:style-name="ro1"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1000000001049" calcext:value-type="float">
            <text:p>10000000010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50" calcext:value-type="float">
            <text:p>9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49</text:p>
          </table:table-cell>
          <table:table-cell table:number-columns-repeated="250"/>
        </table:table-row>
        <table:table-row table:style-name="ro1"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1000000001050" calcext:value-type="float">
            <text:p>10000000010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51" calcext:value-type="float">
            <text:p>9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50</text:p>
          </table:table-cell>
          <table:table-cell table:number-columns-repeated="250"/>
        </table:table-row>
        <table:table-row table:style-name="ro1"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1000000001051" calcext:value-type="float">
            <text:p>10000000010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52" calcext:value-type="float">
            <text:p>9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51</text:p>
          </table:table-cell>
          <table:table-cell table:number-columns-repeated="250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table:style-name="ce2" office:value-type="float" office:value="1000000001052" calcext:value-type="float">
            <text:p>10000000010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53" calcext:value-type="float">
            <text:p>9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52</text:p>
          </table:table-cell>
          <table:table-cell table:number-columns-repeated="250"/>
        </table:table-row>
        <table:table-row table:style-name="ro1"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1000000001053" calcext:value-type="float">
            <text:p>10000000010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54" calcext:value-type="float">
            <text:p>9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53</text:p>
          </table:table-cell>
          <table:table-cell table:number-columns-repeated="250"/>
        </table:table-row>
        <table:table-row table:style-name="ro1">
          <table:table-cell table:style-name="ce2" office:value-type="float" office:value="1054" calcext:value-type="float">
            <text:p>1054</text:p>
          </table:table-cell>
          <table:table-cell table:style-name="ce2" office:value-type="float" office:value="1000000001054" calcext:value-type="float">
            <text:p>10000000010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55" calcext:value-type="float">
            <text:p>9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54</text:p>
          </table:table-cell>
          <table:table-cell table:number-columns-repeated="250"/>
        </table:table-row>
        <table:table-row table:style-name="ro1">
          <table:table-cell table:style-name="ce2" office:value-type="float" office:value="1055" calcext:value-type="float">
            <text:p>1055</text:p>
          </table:table-cell>
          <table:table-cell table:style-name="ce2" office:value-type="float" office:value="1000000001055" calcext:value-type="float">
            <text:p>10000000010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56" calcext:value-type="float">
            <text:p>9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55</text:p>
          </table:table-cell>
          <table:table-cell table:number-columns-repeated="250"/>
        </table:table-row>
        <table:table-row table:style-name="ro1">
          <table:table-cell table:style-name="ce2" office:value-type="float" office:value="1056" calcext:value-type="float">
            <text:p>1056</text:p>
          </table:table-cell>
          <table:table-cell table:style-name="ce2" office:value-type="float" office:value="1000000001056" calcext:value-type="float">
            <text:p>10000000010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57" calcext:value-type="float">
            <text:p>9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56</text:p>
          </table:table-cell>
          <table:table-cell table:number-columns-repeated="250"/>
        </table:table-row>
        <table:table-row table:style-name="ro1">
          <table:table-cell table:style-name="ce2" office:value-type="float" office:value="1057" calcext:value-type="float">
            <text:p>1057</text:p>
          </table:table-cell>
          <table:table-cell table:style-name="ce2" office:value-type="float" office:value="1000000001057" calcext:value-type="float">
            <text:p>10000000010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58" calcext:value-type="float">
            <text:p>9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57</text:p>
          </table:table-cell>
          <table:table-cell table:number-columns-repeated="250"/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2" office:value-type="float" office:value="1000000001058" calcext:value-type="float">
            <text:p>10000000010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59" calcext:value-type="float">
            <text:p>9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58</text:p>
          </table:table-cell>
          <table:table-cell table:number-columns-repeated="250"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000000001059" calcext:value-type="float">
            <text:p>10000000010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60" calcext:value-type="float">
            <text:p>9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59</text:p>
          </table:table-cell>
          <table:table-cell table:number-columns-repeated="250"/>
        </table:table-row>
        <table:table-row table:style-name="ro1"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1000000001060" calcext:value-type="float">
            <text:p>10000000010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61" calcext:value-type="float">
            <text:p>9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60</text:p>
          </table:table-cell>
          <table:table-cell table:number-columns-repeated="250"/>
        </table:table-row>
        <table:table-row table:style-name="ro1">
          <table:table-cell table:style-name="ce2" office:value-type="float" office:value="1061" calcext:value-type="float">
            <text:p>1061</text:p>
          </table:table-cell>
          <table:table-cell table:style-name="ce2" office:value-type="float" office:value="1000000001061" calcext:value-type="float">
            <text:p>10000000010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62" calcext:value-type="float">
            <text:p>9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61</text:p>
          </table:table-cell>
          <table:table-cell table:number-columns-repeated="250"/>
        </table:table-row>
        <table:table-row table:style-name="ro1">
          <table:table-cell table:style-name="ce2" office:value-type="float" office:value="1062" calcext:value-type="float">
            <text:p>1062</text:p>
          </table:table-cell>
          <table:table-cell table:style-name="ce2" office:value-type="float" office:value="1000000001062" calcext:value-type="float">
            <text:p>10000000010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63" calcext:value-type="float">
            <text:p>9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62</text:p>
          </table:table-cell>
          <table:table-cell table:number-columns-repeated="250"/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1000000001063" calcext:value-type="float">
            <text:p>10000000010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64" calcext:value-type="float">
            <text:p>9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63</text:p>
          </table:table-cell>
          <table:table-cell table:number-columns-repeated="250"/>
        </table:table-row>
        <table:table-row table:style-name="ro1">
          <table:table-cell table:style-name="ce2" office:value-type="float" office:value="1064" calcext:value-type="float">
            <text:p>1064</text:p>
          </table:table-cell>
          <table:table-cell table:style-name="ce2" office:value-type="float" office:value="1000000001064" calcext:value-type="float">
            <text:p>10000000010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65" calcext:value-type="float">
            <text:p>9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64</text:p>
          </table:table-cell>
          <table:table-cell table:number-columns-repeated="250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2" office:value-type="float" office:value="1000000001065" calcext:value-type="float">
            <text:p>10000000010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66" calcext:value-type="float">
            <text:p>9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65</text:p>
          </table:table-cell>
          <table:table-cell table:number-columns-repeated="250"/>
        </table:table-row>
        <table:table-row table:style-name="ro1">
          <table:table-cell table:style-name="ce2" office:value-type="float" office:value="1066" calcext:value-type="float">
            <text:p>1066</text:p>
          </table:table-cell>
          <table:table-cell table:style-name="ce2" office:value-type="float" office:value="1000000001066" calcext:value-type="float">
            <text:p>10000000010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67" calcext:value-type="float">
            <text:p>9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66</text:p>
          </table:table-cell>
          <table:table-cell table:number-columns-repeated="250"/>
        </table:table-row>
        <table:table-row table:style-name="ro1">
          <table:table-cell table:style-name="ce2" office:value-type="float" office:value="1067" calcext:value-type="float">
            <text:p>1067</text:p>
          </table:table-cell>
          <table:table-cell table:style-name="ce2" office:value-type="float" office:value="1000000001067" calcext:value-type="float">
            <text:p>10000000010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68" calcext:value-type="float">
            <text:p>9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67</text:p>
          </table:table-cell>
          <table:table-cell table:number-columns-repeated="250"/>
        </table:table-row>
        <table:table-row table:style-name="ro1">
          <table:table-cell table:style-name="ce2" office:value-type="float" office:value="1068" calcext:value-type="float">
            <text:p>1068</text:p>
          </table:table-cell>
          <table:table-cell table:style-name="ce2" office:value-type="float" office:value="1000000001068" calcext:value-type="float">
            <text:p>10000000010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69" calcext:value-type="float">
            <text:p>9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68</text:p>
          </table:table-cell>
          <table:table-cell table:number-columns-repeated="250"/>
        </table:table-row>
        <table:table-row table:style-name="ro1"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1000000001069" calcext:value-type="float">
            <text:p>10000000010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70" calcext:value-type="float">
            <text:p>9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69</text:p>
          </table:table-cell>
          <table:table-cell table:number-columns-repeated="250"/>
        </table:table-row>
        <table:table-row table:style-name="ro1">
          <table:table-cell table:style-name="ce2" office:value-type="float" office:value="1070" calcext:value-type="float">
            <text:p>1070</text:p>
          </table:table-cell>
          <table:table-cell table:style-name="ce2" office:value-type="float" office:value="1000000001070" calcext:value-type="float">
            <text:p>10000000010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71" calcext:value-type="float">
            <text:p>9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70</text:p>
          </table:table-cell>
          <table:table-cell table:number-columns-repeated="250"/>
        </table:table-row>
        <table:table-row table:style-name="ro1">
          <table:table-cell table:style-name="ce2" office:value-type="float" office:value="1071" calcext:value-type="float">
            <text:p>1071</text:p>
          </table:table-cell>
          <table:table-cell table:style-name="ce2" office:value-type="float" office:value="1000000001071" calcext:value-type="float">
            <text:p>10000000010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72" calcext:value-type="float">
            <text:p>9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71</text:p>
          </table:table-cell>
          <table:table-cell table:number-columns-repeated="250"/>
        </table:table-row>
        <table:table-row table:style-name="ro1">
          <table:table-cell table:style-name="ce2" office:value-type="float" office:value="1072" calcext:value-type="float">
            <text:p>1072</text:p>
          </table:table-cell>
          <table:table-cell table:style-name="ce2" office:value-type="float" office:value="1000000001072" calcext:value-type="float">
            <text:p>10000000010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73" calcext:value-type="float">
            <text:p>9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72</text:p>
          </table:table-cell>
          <table:table-cell table:number-columns-repeated="250"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2" office:value-type="float" office:value="1000000001073" calcext:value-type="float">
            <text:p>10000000010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74" calcext:value-type="float">
            <text:p>9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73</text:p>
          </table:table-cell>
          <table:table-cell table:number-columns-repeated="250"/>
        </table:table-row>
        <table:table-row table:style-name="ro1">
          <table:table-cell table:style-name="ce2" office:value-type="float" office:value="1074" calcext:value-type="float">
            <text:p>1074</text:p>
          </table:table-cell>
          <table:table-cell table:style-name="ce2" office:value-type="float" office:value="1000000001074" calcext:value-type="float">
            <text:p>10000000010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75" calcext:value-type="float">
            <text:p>9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74</text:p>
          </table:table-cell>
          <table:table-cell table:number-columns-repeated="250"/>
        </table:table-row>
        <table:table-row table:style-name="ro1"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1000000001075" calcext:value-type="float">
            <text:p>10000000010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76" calcext:value-type="float">
            <text:p>9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75</text:p>
          </table:table-cell>
          <table:table-cell table:number-columns-repeated="250"/>
        </table:table-row>
        <table:table-row table:style-name="ro1">
          <table:table-cell table:style-name="ce2" office:value-type="float" office:value="1076" calcext:value-type="float">
            <text:p>1076</text:p>
          </table:table-cell>
          <table:table-cell table:style-name="ce2" office:value-type="float" office:value="1000000001076" calcext:value-type="float">
            <text:p>10000000010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77" calcext:value-type="float">
            <text:p>9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76</text:p>
          </table:table-cell>
          <table:table-cell table:number-columns-repeated="250"/>
        </table:table-row>
        <table:table-row table:style-name="ro1">
          <table:table-cell table:style-name="ce2" office:value-type="float" office:value="1077" calcext:value-type="float">
            <text:p>1077</text:p>
          </table:table-cell>
          <table:table-cell table:style-name="ce2" office:value-type="float" office:value="1000000001077" calcext:value-type="float">
            <text:p>10000000010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78" calcext:value-type="float">
            <text:p>9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77</text:p>
          </table:table-cell>
          <table:table-cell table:number-columns-repeated="250"/>
        </table:table-row>
        <table:table-row table:style-name="ro1"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1000000001078" calcext:value-type="float">
            <text:p>10000000010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79" calcext:value-type="float">
            <text:p>9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78</text:p>
          </table:table-cell>
          <table:table-cell table:number-columns-repeated="250"/>
        </table:table-row>
        <table:table-row table:style-name="ro1">
          <table:table-cell table:style-name="ce2" office:value-type="float" office:value="1079" calcext:value-type="float">
            <text:p>1079</text:p>
          </table:table-cell>
          <table:table-cell table:style-name="ce2" office:value-type="float" office:value="1000000001079" calcext:value-type="float">
            <text:p>10000000010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80" calcext:value-type="float">
            <text:p>9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79</text:p>
          </table:table-cell>
          <table:table-cell table:number-columns-repeated="250"/>
        </table:table-row>
        <table:table-row table:style-name="ro1"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1000000001080" calcext:value-type="float">
            <text:p>10000000010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81" calcext:value-type="float">
            <text:p>9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80</text:p>
          </table:table-cell>
          <table:table-cell table:number-columns-repeated="250"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table:style-name="ce2" office:value-type="float" office:value="1000000001081" calcext:value-type="float">
            <text:p>10000000010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82" calcext:value-type="float">
            <text:p>9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81</text:p>
          </table:table-cell>
          <table:table-cell table:number-columns-repeated="250"/>
        </table:table-row>
        <table:table-row table:style-name="ro1">
          <table:table-cell table:style-name="ce2" office:value-type="float" office:value="1082" calcext:value-type="float">
            <text:p>1082</text:p>
          </table:table-cell>
          <table:table-cell table:style-name="ce2" office:value-type="float" office:value="1000000001082" calcext:value-type="float">
            <text:p>10000000010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83" calcext:value-type="float">
            <text:p>9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82</text:p>
          </table:table-cell>
          <table:table-cell table:number-columns-repeated="250"/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table:style-name="ce2" office:value-type="float" office:value="1000000001083" calcext:value-type="float">
            <text:p>10000000010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84" calcext:value-type="float">
            <text:p>9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83</text:p>
          </table:table-cell>
          <table:table-cell table:number-columns-repeated="250"/>
        </table:table-row>
        <table:table-row table:style-name="ro1"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1000000001084" calcext:value-type="float">
            <text:p>10000000010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85" calcext:value-type="float">
            <text:p>9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84</text:p>
          </table:table-cell>
          <table:table-cell table:number-columns-repeated="250"/>
        </table:table-row>
        <table:table-row table:style-name="ro1"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1000000001085" calcext:value-type="float">
            <text:p>10000000010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86" calcext:value-type="float">
            <text:p>9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85</text:p>
          </table:table-cell>
          <table:table-cell table:number-columns-repeated="250"/>
        </table:table-row>
        <table:table-row table:style-name="ro1">
          <table:table-cell table:style-name="ce2" office:value-type="float" office:value="1086" calcext:value-type="float">
            <text:p>1086</text:p>
          </table:table-cell>
          <table:table-cell table:style-name="ce2" office:value-type="float" office:value="1000000001086" calcext:value-type="float">
            <text:p>10000000010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87" calcext:value-type="float">
            <text:p>9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86</text:p>
          </table:table-cell>
          <table:table-cell table:number-columns-repeated="250"/>
        </table:table-row>
        <table:table-row table:style-name="ro1">
          <table:table-cell table:style-name="ce2" office:value-type="float" office:value="1087" calcext:value-type="float">
            <text:p>1087</text:p>
          </table:table-cell>
          <table:table-cell table:style-name="ce2" office:value-type="float" office:value="1000000001087" calcext:value-type="float">
            <text:p>10000000010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88" calcext:value-type="float">
            <text:p>9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87</text:p>
          </table:table-cell>
          <table:table-cell table:number-columns-repeated="250"/>
        </table:table-row>
        <table:table-row table:style-name="ro1"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1000000001088" calcext:value-type="float">
            <text:p>10000000010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89" calcext:value-type="float">
            <text:p>9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88</text:p>
          </table:table-cell>
          <table:table-cell table:number-columns-repeated="250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table:style-name="ce2" office:value-type="float" office:value="1000000001089" calcext:value-type="float">
            <text:p>10000000010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90" calcext:value-type="float">
            <text:p>9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89</text:p>
          </table:table-cell>
          <table:table-cell table:number-columns-repeated="250"/>
        </table:table-row>
        <table:table-row table:style-name="ro1"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1000000001090" calcext:value-type="float">
            <text:p>10000000010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91" calcext:value-type="float">
            <text:p>9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90</text:p>
          </table:table-cell>
          <table:table-cell table:number-columns-repeated="250"/>
        </table:table-row>
        <table:table-row table:style-name="ro1">
          <table:table-cell table:style-name="ce2" office:value-type="float" office:value="1091" calcext:value-type="float">
            <text:p>1091</text:p>
          </table:table-cell>
          <table:table-cell table:style-name="ce2" office:value-type="float" office:value="1000000001091" calcext:value-type="float">
            <text:p>10000000010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92" calcext:value-type="float">
            <text:p>9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91</text:p>
          </table:table-cell>
          <table:table-cell table:number-columns-repeated="250"/>
        </table:table-row>
        <table:table-row table:style-name="ro1"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1000000001092" calcext:value-type="float">
            <text:p>10000000010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93" calcext:value-type="float">
            <text:p>9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92</text:p>
          </table:table-cell>
          <table:table-cell table:number-columns-repeated="250"/>
        </table:table-row>
        <table:table-row table:style-name="ro1">
          <table:table-cell table:style-name="ce2" office:value-type="float" office:value="1093" calcext:value-type="float">
            <text:p>1093</text:p>
          </table:table-cell>
          <table:table-cell table:style-name="ce2" office:value-type="float" office:value="1000000001093" calcext:value-type="float">
            <text:p>10000000010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94" calcext:value-type="float">
            <text:p>9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93</text:p>
          </table:table-cell>
          <table:table-cell table:number-columns-repeated="250"/>
        </table:table-row>
        <table:table-row table:style-name="ro1">
          <table:table-cell table:style-name="ce2" office:value-type="float" office:value="1094" calcext:value-type="float">
            <text:p>1094</text:p>
          </table:table-cell>
          <table:table-cell table:style-name="ce2" office:value-type="float" office:value="1000000001094" calcext:value-type="float">
            <text:p>10000000010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95" calcext:value-type="float">
            <text:p>9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94</text:p>
          </table:table-cell>
          <table:table-cell table:number-columns-repeated="250"/>
        </table:table-row>
        <table:table-row table:style-name="ro1">
          <table:table-cell table:style-name="ce2" office:value-type="float" office:value="1095" calcext:value-type="float">
            <text:p>1095</text:p>
          </table:table-cell>
          <table:table-cell table:style-name="ce2" office:value-type="float" office:value="1000000001095" calcext:value-type="float">
            <text:p>10000000010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96" calcext:value-type="float">
            <text:p>9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95</text:p>
          </table:table-cell>
          <table:table-cell table:number-columns-repeated="250"/>
        </table:table-row>
        <table:table-row table:style-name="ro1">
          <table:table-cell table:style-name="ce2" office:value-type="float" office:value="1096" calcext:value-type="float">
            <text:p>1096</text:p>
          </table:table-cell>
          <table:table-cell table:style-name="ce2" office:value-type="float" office:value="1000000001096" calcext:value-type="float">
            <text:p>10000000010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97" calcext:value-type="float">
            <text:p>9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96</text:p>
          </table:table-cell>
          <table:table-cell table:number-columns-repeated="250"/>
        </table:table-row>
        <table:table-row table:style-name="ro1">
          <table:table-cell table:style-name="ce2" office:value-type="float" office:value="1097" calcext:value-type="float">
            <text:p>1097</text:p>
          </table:table-cell>
          <table:table-cell table:style-name="ce2" office:value-type="float" office:value="1000000001097" calcext:value-type="float">
            <text:p>10000000010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98" calcext:value-type="float">
            <text:p>9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97</text:p>
          </table:table-cell>
          <table:table-cell table:number-columns-repeated="250"/>
        </table:table-row>
        <table:table-row table:style-name="ro1"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1000000001098" calcext:value-type="float">
            <text:p>10000000010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999" calcext:value-type="float">
            <text:p>9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98</text:p>
          </table:table-cell>
          <table:table-cell table:number-columns-repeated="250"/>
        </table:table-row>
        <table:table-row table:style-name="ro1">
          <table:table-cell table:style-name="ce2" office:value-type="float" office:value="1099" calcext:value-type="float">
            <text:p>1099</text:p>
          </table:table-cell>
          <table:table-cell table:style-name="ce2" office:value-type="float" office:value="1000000001099" calcext:value-type="float">
            <text:p>10000000010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999</text:p>
          </table:table-cell>
          <table:table-cell table:number-columns-repeated="250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1000000001100" calcext:value-type="float">
            <text:p>10000000011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01" calcext:value-type="float">
            <text:p>10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00</text:p>
          </table:table-cell>
          <table:table-cell table:number-columns-repeated="250"/>
        </table:table-row>
        <table:table-row table:style-name="ro1"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1000000001101" calcext:value-type="float">
            <text:p>10000000011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02" calcext:value-type="float">
            <text:p>10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01</text:p>
          </table:table-cell>
          <table:table-cell table:number-columns-repeated="250"/>
        </table:table-row>
        <table:table-row table:style-name="ro1">
          <table:table-cell table:style-name="ce2" office:value-type="float" office:value="1102" calcext:value-type="float">
            <text:p>1102</text:p>
          </table:table-cell>
          <table:table-cell table:style-name="ce2" office:value-type="float" office:value="1000000001102" calcext:value-type="float">
            <text:p>10000000011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03" calcext:value-type="float">
            <text:p>10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02</text:p>
          </table:table-cell>
          <table:table-cell table:number-columns-repeated="250"/>
        </table:table-row>
        <table:table-row table:style-name="ro1">
          <table:table-cell table:style-name="ce2" office:value-type="float" office:value="1103" calcext:value-type="float">
            <text:p>1103</text:p>
          </table:table-cell>
          <table:table-cell table:style-name="ce2" office:value-type="float" office:value="1000000001103" calcext:value-type="float">
            <text:p>10000000011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04" calcext:value-type="float">
            <text:p>10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03</text:p>
          </table:table-cell>
          <table:table-cell table:number-columns-repeated="250"/>
        </table:table-row>
        <table:table-row table:style-name="ro1">
          <table:table-cell table:style-name="ce2" office:value-type="float" office:value="1104" calcext:value-type="float">
            <text:p>1104</text:p>
          </table:table-cell>
          <table:table-cell table:style-name="ce2" office:value-type="float" office:value="1000000001104" calcext:value-type="float">
            <text:p>10000000011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05" calcext:value-type="float">
            <text:p>10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04</text:p>
          </table:table-cell>
          <table:table-cell table:number-columns-repeated="250"/>
        </table:table-row>
        <table:table-row table:style-name="ro1">
          <table:table-cell table:style-name="ce2" office:value-type="float" office:value="1105" calcext:value-type="float">
            <text:p>1105</text:p>
          </table:table-cell>
          <table:table-cell table:style-name="ce2" office:value-type="float" office:value="1000000001105" calcext:value-type="float">
            <text:p>10000000011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06" calcext:value-type="float">
            <text:p>10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05</text:p>
          </table:table-cell>
          <table:table-cell table:number-columns-repeated="250"/>
        </table:table-row>
        <table:table-row table:style-name="ro1">
          <table:table-cell table:style-name="ce2" office:value-type="float" office:value="1106" calcext:value-type="float">
            <text:p>1106</text:p>
          </table:table-cell>
          <table:table-cell table:style-name="ce2" office:value-type="float" office:value="1000000001106" calcext:value-type="float">
            <text:p>10000000011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07" calcext:value-type="float">
            <text:p>10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06</text:p>
          </table:table-cell>
          <table:table-cell table:number-columns-repeated="250"/>
        </table:table-row>
        <table:table-row table:style-name="ro1"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1000000001107" calcext:value-type="float">
            <text:p>10000000011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08" calcext:value-type="float">
            <text:p>10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07</text:p>
          </table:table-cell>
          <table:table-cell table:number-columns-repeated="250"/>
        </table:table-row>
        <table:table-row table:style-name="ro1"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1000000001108" calcext:value-type="float">
            <text:p>10000000011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09" calcext:value-type="float">
            <text:p>10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08</text:p>
          </table:table-cell>
          <table:table-cell table:number-columns-repeated="250"/>
        </table:table-row>
        <table:table-row table:style-name="ro1">
          <table:table-cell table:style-name="ce2" office:value-type="float" office:value="1109" calcext:value-type="float">
            <text:p>1109</text:p>
          </table:table-cell>
          <table:table-cell table:style-name="ce2" office:value-type="float" office:value="1000000001109" calcext:value-type="float">
            <text:p>10000000011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10" calcext:value-type="float">
            <text:p>10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09</text:p>
          </table:table-cell>
          <table:table-cell table:number-columns-repeated="250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1000000001110" calcext:value-type="float">
            <text:p>10000000011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11" calcext:value-type="float">
            <text:p>10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10</text:p>
          </table:table-cell>
          <table:table-cell table:number-columns-repeated="250"/>
        </table:table-row>
        <table:table-row table:style-name="ro1"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1000000001111" calcext:value-type="float">
            <text:p>10000000011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12" calcext:value-type="float">
            <text:p>10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11</text:p>
          </table:table-cell>
          <table:table-cell table:number-columns-repeated="250"/>
        </table:table-row>
        <table:table-row table:style-name="ro1">
          <table:table-cell table:style-name="ce2" office:value-type="float" office:value="1112" calcext:value-type="float">
            <text:p>1112</text:p>
          </table:table-cell>
          <table:table-cell table:style-name="ce2" office:value-type="float" office:value="1000000001112" calcext:value-type="float">
            <text:p>10000000011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13" calcext:value-type="float">
            <text:p>10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12</text:p>
          </table:table-cell>
          <table:table-cell table:number-columns-repeated="250"/>
        </table:table-row>
        <table:table-row table:style-name="ro1">
          <table:table-cell table:style-name="ce2" office:value-type="float" office:value="1113" calcext:value-type="float">
            <text:p>1113</text:p>
          </table:table-cell>
          <table:table-cell table:style-name="ce2" office:value-type="float" office:value="1000000001113" calcext:value-type="float">
            <text:p>10000000011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14" calcext:value-type="float">
            <text:p>10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13</text:p>
          </table:table-cell>
          <table:table-cell table:number-columns-repeated="250"/>
        </table:table-row>
        <table:table-row table:style-name="ro1">
          <table:table-cell table:style-name="ce2" office:value-type="float" office:value="1114" calcext:value-type="float">
            <text:p>1114</text:p>
          </table:table-cell>
          <table:table-cell table:style-name="ce2" office:value-type="float" office:value="1000000001114" calcext:value-type="float">
            <text:p>10000000011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15" calcext:value-type="float">
            <text:p>10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14</text:p>
          </table:table-cell>
          <table:table-cell table:number-columns-repeated="250"/>
        </table:table-row>
        <table:table-row table:style-name="ro1">
          <table:table-cell table:style-name="ce2" office:value-type="float" office:value="1115" calcext:value-type="float">
            <text:p>1115</text:p>
          </table:table-cell>
          <table:table-cell table:style-name="ce2" office:value-type="float" office:value="1000000001115" calcext:value-type="float">
            <text:p>10000000011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16" calcext:value-type="float">
            <text:p>10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15</text:p>
          </table:table-cell>
          <table:table-cell table:number-columns-repeated="250"/>
        </table:table-row>
        <table:table-row table:style-name="ro1">
          <table:table-cell table:style-name="ce2" office:value-type="float" office:value="1116" calcext:value-type="float">
            <text:p>1116</text:p>
          </table:table-cell>
          <table:table-cell table:style-name="ce2" office:value-type="float" office:value="1000000001116" calcext:value-type="float">
            <text:p>10000000011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17" calcext:value-type="float">
            <text:p>10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16</text:p>
          </table:table-cell>
          <table:table-cell table:number-columns-repeated="250"/>
        </table:table-row>
        <table:table-row table:style-name="ro1"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000000001117" calcext:value-type="float">
            <text:p>10000000011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18" calcext:value-type="float">
            <text:p>10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17</text:p>
          </table:table-cell>
          <table:table-cell table:number-columns-repeated="250"/>
        </table:table-row>
        <table:table-row table:style-name="ro1">
          <table:table-cell table:style-name="ce2" office:value-type="float" office:value="1118" calcext:value-type="float">
            <text:p>1118</text:p>
          </table:table-cell>
          <table:table-cell table:style-name="ce2" office:value-type="float" office:value="1000000001118" calcext:value-type="float">
            <text:p>10000000011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19" calcext:value-type="float">
            <text:p>10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18</text:p>
          </table:table-cell>
          <table:table-cell table:number-columns-repeated="250"/>
        </table:table-row>
        <table:table-row table:style-name="ro1">
          <table:table-cell table:style-name="ce2" office:value-type="float" office:value="1119" calcext:value-type="float">
            <text:p>1119</text:p>
          </table:table-cell>
          <table:table-cell table:style-name="ce2" office:value-type="float" office:value="1000000001119" calcext:value-type="float">
            <text:p>10000000011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20" calcext:value-type="float">
            <text:p>10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19</text:p>
          </table:table-cell>
          <table:table-cell table:number-columns-repeated="250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1000000001120" calcext:value-type="float">
            <text:p>10000000011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21" calcext:value-type="float">
            <text:p>10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20</text:p>
          </table:table-cell>
          <table:table-cell table:number-columns-repeated="250"/>
        </table:table-row>
        <table:table-row table:style-name="ro1">
          <table:table-cell table:style-name="ce2" office:value-type="float" office:value="1121" calcext:value-type="float">
            <text:p>1121</text:p>
          </table:table-cell>
          <table:table-cell table:style-name="ce2" office:value-type="float" office:value="1000000001121" calcext:value-type="float">
            <text:p>10000000011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22" calcext:value-type="float">
            <text:p>10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21</text:p>
          </table:table-cell>
          <table:table-cell table:number-columns-repeated="250"/>
        </table:table-row>
        <table:table-row table:style-name="ro1">
          <table:table-cell table:style-name="ce2" office:value-type="float" office:value="1122" calcext:value-type="float">
            <text:p>1122</text:p>
          </table:table-cell>
          <table:table-cell table:style-name="ce2" office:value-type="float" office:value="1000000001122" calcext:value-type="float">
            <text:p>10000000011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23" calcext:value-type="float">
            <text:p>10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22</text:p>
          </table:table-cell>
          <table:table-cell table:number-columns-repeated="250"/>
        </table:table-row>
        <table:table-row table:style-name="ro1"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1000000001123" calcext:value-type="float">
            <text:p>10000000011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24" calcext:value-type="float">
            <text:p>10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23</text:p>
          </table:table-cell>
          <table:table-cell table:number-columns-repeated="250"/>
        </table:table-row>
        <table:table-row table:style-name="ro1"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1000000001124" calcext:value-type="float">
            <text:p>10000000011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25" calcext:value-type="float">
            <text:p>10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24</text:p>
          </table:table-cell>
          <table:table-cell table:number-columns-repeated="250"/>
        </table:table-row>
        <table:table-row table:style-name="ro1"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00000001125" calcext:value-type="float">
            <text:p>10000000011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26" calcext:value-type="float">
            <text:p>10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25</text:p>
          </table:table-cell>
          <table:table-cell table:number-columns-repeated="250"/>
        </table:table-row>
        <table:table-row table:style-name="ro1"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000000001126" calcext:value-type="float">
            <text:p>10000000011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27" calcext:value-type="float">
            <text:p>10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26</text:p>
          </table:table-cell>
          <table:table-cell table:number-columns-repeated="250"/>
        </table:table-row>
        <table:table-row table:style-name="ro1">
          <table:table-cell table:style-name="ce2" office:value-type="float" office:value="1127" calcext:value-type="float">
            <text:p>1127</text:p>
          </table:table-cell>
          <table:table-cell table:style-name="ce2" office:value-type="float" office:value="1000000001127" calcext:value-type="float">
            <text:p>10000000011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28" calcext:value-type="float">
            <text:p>10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27</text:p>
          </table:table-cell>
          <table:table-cell table:number-columns-repeated="250"/>
        </table:table-row>
        <table:table-row table:style-name="ro1"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1000000001128" calcext:value-type="float">
            <text:p>10000000011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29" calcext:value-type="float">
            <text:p>10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28</text:p>
          </table:table-cell>
          <table:table-cell table:number-columns-repeated="250"/>
        </table:table-row>
        <table:table-row table:style-name="ro1"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1000000001129" calcext:value-type="float">
            <text:p>10000000011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30" calcext:value-type="float">
            <text:p>10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29</text:p>
          </table:table-cell>
          <table:table-cell table:number-columns-repeated="250"/>
        </table:table-row>
        <table:table-row table:style-name="ro1">
          <table:table-cell table:style-name="ce2" office:value-type="float" office:value="1130" calcext:value-type="float">
            <text:p>1130</text:p>
          </table:table-cell>
          <table:table-cell table:style-name="ce2" office:value-type="float" office:value="1000000001130" calcext:value-type="float">
            <text:p>10000000011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31" calcext:value-type="float">
            <text:p>10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30</text:p>
          </table:table-cell>
          <table:table-cell table:number-columns-repeated="250"/>
        </table:table-row>
        <table:table-row table:style-name="ro1">
          <table:table-cell table:style-name="ce2" office:value-type="float" office:value="1131" calcext:value-type="float">
            <text:p>1131</text:p>
          </table:table-cell>
          <table:table-cell table:style-name="ce2" office:value-type="float" office:value="1000000001131" calcext:value-type="float">
            <text:p>10000000011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32" calcext:value-type="float">
            <text:p>10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31</text:p>
          </table:table-cell>
          <table:table-cell table:number-columns-repeated="250"/>
        </table:table-row>
        <table:table-row table:style-name="ro1">
          <table:table-cell table:style-name="ce2" office:value-type="float" office:value="1132" calcext:value-type="float">
            <text:p>1132</text:p>
          </table:table-cell>
          <table:table-cell table:style-name="ce2" office:value-type="float" office:value="1000000001132" calcext:value-type="float">
            <text:p>10000000011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33" calcext:value-type="float">
            <text:p>10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32</text:p>
          </table:table-cell>
          <table:table-cell table:number-columns-repeated="250"/>
        </table:table-row>
        <table:table-row table:style-name="ro1">
          <table:table-cell table:style-name="ce2" office:value-type="float" office:value="1133" calcext:value-type="float">
            <text:p>1133</text:p>
          </table:table-cell>
          <table:table-cell table:style-name="ce2" office:value-type="float" office:value="1000000001133" calcext:value-type="float">
            <text:p>10000000011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34" calcext:value-type="float">
            <text:p>10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33</text:p>
          </table:table-cell>
          <table:table-cell table:number-columns-repeated="250"/>
        </table:table-row>
        <table:table-row table:style-name="ro1"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1000000001134" calcext:value-type="float">
            <text:p>10000000011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35" calcext:value-type="float">
            <text:p>10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34</text:p>
          </table:table-cell>
          <table:table-cell table:number-columns-repeated="250"/>
        </table:table-row>
        <table:table-row table:style-name="ro1">
          <table:table-cell table:style-name="ce2" office:value-type="float" office:value="1135" calcext:value-type="float">
            <text:p>1135</text:p>
          </table:table-cell>
          <table:table-cell table:style-name="ce2" office:value-type="float" office:value="1000000001135" calcext:value-type="float">
            <text:p>10000000011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36" calcext:value-type="float">
            <text:p>10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35</text:p>
          </table:table-cell>
          <table:table-cell table:number-columns-repeated="250"/>
        </table:table-row>
        <table:table-row table:style-name="ro1">
          <table:table-cell table:style-name="ce2" office:value-type="float" office:value="1136" calcext:value-type="float">
            <text:p>1136</text:p>
          </table:table-cell>
          <table:table-cell table:style-name="ce2" office:value-type="float" office:value="1000000001136" calcext:value-type="float">
            <text:p>10000000011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37" calcext:value-type="float">
            <text:p>10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36</text:p>
          </table:table-cell>
          <table:table-cell table:number-columns-repeated="250"/>
        </table:table-row>
        <table:table-row table:style-name="ro1">
          <table:table-cell table:style-name="ce2" office:value-type="float" office:value="1137" calcext:value-type="float">
            <text:p>1137</text:p>
          </table:table-cell>
          <table:table-cell table:style-name="ce2" office:value-type="float" office:value="1000000001137" calcext:value-type="float">
            <text:p>10000000011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38" calcext:value-type="float">
            <text:p>10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37</text:p>
          </table:table-cell>
          <table:table-cell table:number-columns-repeated="250"/>
        </table:table-row>
        <table:table-row table:style-name="ro1"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1000000001138" calcext:value-type="float">
            <text:p>10000000011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39" calcext:value-type="float">
            <text:p>10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38</text:p>
          </table:table-cell>
          <table:table-cell table:number-columns-repeated="250"/>
        </table:table-row>
        <table:table-row table:style-name="ro1"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1000000001139" calcext:value-type="float">
            <text:p>10000000011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40" calcext:value-type="float">
            <text:p>10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39</text:p>
          </table:table-cell>
          <table:table-cell table:number-columns-repeated="250"/>
        </table:table-row>
        <table:table-row table:style-name="ro1"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1000000001140" calcext:value-type="float">
            <text:p>10000000011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41" calcext:value-type="float">
            <text:p>10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40</text:p>
          </table:table-cell>
          <table:table-cell table:number-columns-repeated="250"/>
        </table:table-row>
        <table:table-row table:style-name="ro1">
          <table:table-cell table:style-name="ce2" office:value-type="float" office:value="1141" calcext:value-type="float">
            <text:p>1141</text:p>
          </table:table-cell>
          <table:table-cell table:style-name="ce2" office:value-type="float" office:value="1000000001141" calcext:value-type="float">
            <text:p>10000000011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42" calcext:value-type="float">
            <text:p>10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41</text:p>
          </table:table-cell>
          <table:table-cell table:number-columns-repeated="250"/>
        </table:table-row>
        <table:table-row table:style-name="ro1"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1000000001142" calcext:value-type="float">
            <text:p>10000000011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43" calcext:value-type="float">
            <text:p>10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42</text:p>
          </table:table-cell>
          <table:table-cell table:number-columns-repeated="250"/>
        </table:table-row>
        <table:table-row table:style-name="ro1">
          <table:table-cell table:style-name="ce2" office:value-type="float" office:value="1143" calcext:value-type="float">
            <text:p>1143</text:p>
          </table:table-cell>
          <table:table-cell table:style-name="ce2" office:value-type="float" office:value="1000000001143" calcext:value-type="float">
            <text:p>10000000011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44" calcext:value-type="float">
            <text:p>10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43</text:p>
          </table:table-cell>
          <table:table-cell table:number-columns-repeated="250"/>
        </table:table-row>
        <table:table-row table:style-name="ro1">
          <table:table-cell table:style-name="ce2" office:value-type="float" office:value="1144" calcext:value-type="float">
            <text:p>1144</text:p>
          </table:table-cell>
          <table:table-cell table:style-name="ce2" office:value-type="float" office:value="1000000001144" calcext:value-type="float">
            <text:p>10000000011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45" calcext:value-type="float">
            <text:p>10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44</text:p>
          </table:table-cell>
          <table:table-cell table:number-columns-repeated="250"/>
        </table:table-row>
        <table:table-row table:style-name="ro1">
          <table:table-cell table:style-name="ce2" office:value-type="float" office:value="1145" calcext:value-type="float">
            <text:p>1145</text:p>
          </table:table-cell>
          <table:table-cell table:style-name="ce2" office:value-type="float" office:value="1000000001145" calcext:value-type="float">
            <text:p>10000000011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46" calcext:value-type="float">
            <text:p>10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45</text:p>
          </table:table-cell>
          <table:table-cell table:number-columns-repeated="250"/>
        </table:table-row>
        <table:table-row table:style-name="ro1">
          <table:table-cell table:style-name="ce2" office:value-type="float" office:value="1146" calcext:value-type="float">
            <text:p>1146</text:p>
          </table:table-cell>
          <table:table-cell table:style-name="ce2" office:value-type="float" office:value="1000000001146" calcext:value-type="float">
            <text:p>10000000011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47" calcext:value-type="float">
            <text:p>10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46</text:p>
          </table:table-cell>
          <table:table-cell table:number-columns-repeated="250"/>
        </table:table-row>
        <table:table-row table:style-name="ro1">
          <table:table-cell table:style-name="ce2" office:value-type="float" office:value="1147" calcext:value-type="float">
            <text:p>1147</text:p>
          </table:table-cell>
          <table:table-cell table:style-name="ce2" office:value-type="float" office:value="1000000001147" calcext:value-type="float">
            <text:p>10000000011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48" calcext:value-type="float">
            <text:p>10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47</text:p>
          </table:table-cell>
          <table:table-cell table:number-columns-repeated="250"/>
        </table:table-row>
        <table:table-row table:style-name="ro1"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1000000001148" calcext:value-type="float">
            <text:p>10000000011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49" calcext:value-type="float">
            <text:p>10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48</text:p>
          </table:table-cell>
          <table:table-cell table:number-columns-repeated="250"/>
        </table:table-row>
        <table:table-row table:style-name="ro1">
          <table:table-cell table:style-name="ce2" office:value-type="float" office:value="1149" calcext:value-type="float">
            <text:p>1149</text:p>
          </table:table-cell>
          <table:table-cell table:style-name="ce2" office:value-type="float" office:value="1000000001149" calcext:value-type="float">
            <text:p>10000000011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50" calcext:value-type="float">
            <text:p>10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49</text:p>
          </table:table-cell>
          <table:table-cell table:number-columns-repeated="250"/>
        </table:table-row>
        <table:table-row table:style-name="ro1"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1000000001150" calcext:value-type="float">
            <text:p>10000000011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51" calcext:value-type="float">
            <text:p>10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50</text:p>
          </table:table-cell>
          <table:table-cell table:number-columns-repeated="250"/>
        </table:table-row>
        <table:table-row table:style-name="ro1">
          <table:table-cell table:style-name="ce2" office:value-type="float" office:value="1151" calcext:value-type="float">
            <text:p>1151</text:p>
          </table:table-cell>
          <table:table-cell table:style-name="ce2" office:value-type="float" office:value="1000000001151" calcext:value-type="float">
            <text:p>10000000011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52" calcext:value-type="float">
            <text:p>10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51</text:p>
          </table:table-cell>
          <table:table-cell table:number-columns-repeated="250"/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2" office:value-type="float" office:value="1000000001152" calcext:value-type="float">
            <text:p>10000000011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53" calcext:value-type="float">
            <text:p>10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52</text:p>
          </table:table-cell>
          <table:table-cell table:number-columns-repeated="250"/>
        </table:table-row>
        <table:table-row table:style-name="ro1"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1000000001153" calcext:value-type="float">
            <text:p>10000000011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54" calcext:value-type="float">
            <text:p>10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53</text:p>
          </table:table-cell>
          <table:table-cell table:number-columns-repeated="250"/>
        </table:table-row>
        <table:table-row table:style-name="ro1">
          <table:table-cell table:style-name="ce2" office:value-type="float" office:value="1154" calcext:value-type="float">
            <text:p>1154</text:p>
          </table:table-cell>
          <table:table-cell table:style-name="ce2" office:value-type="float" office:value="1000000001154" calcext:value-type="float">
            <text:p>10000000011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55" calcext:value-type="float">
            <text:p>10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54</text:p>
          </table:table-cell>
          <table:table-cell table:number-columns-repeated="250"/>
        </table:table-row>
        <table:table-row table:style-name="ro1">
          <table:table-cell table:style-name="ce2" office:value-type="float" office:value="1155" calcext:value-type="float">
            <text:p>1155</text:p>
          </table:table-cell>
          <table:table-cell table:style-name="ce2" office:value-type="float" office:value="1000000001155" calcext:value-type="float">
            <text:p>10000000011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56" calcext:value-type="float">
            <text:p>10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55</text:p>
          </table:table-cell>
          <table:table-cell table:number-columns-repeated="250"/>
        </table:table-row>
        <table:table-row table:style-name="ro1"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1000000001156" calcext:value-type="float">
            <text:p>10000000011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57" calcext:value-type="float">
            <text:p>10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56</text:p>
          </table:table-cell>
          <table:table-cell table:number-columns-repeated="250"/>
        </table:table-row>
        <table:table-row table:style-name="ro1">
          <table:table-cell table:style-name="ce2" office:value-type="float" office:value="1157" calcext:value-type="float">
            <text:p>1157</text:p>
          </table:table-cell>
          <table:table-cell table:style-name="ce2" office:value-type="float" office:value="1000000001157" calcext:value-type="float">
            <text:p>10000000011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58" calcext:value-type="float">
            <text:p>10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57</text:p>
          </table:table-cell>
          <table:table-cell table:number-columns-repeated="250"/>
        </table:table-row>
        <table:table-row table:style-name="ro1"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1000000001158" calcext:value-type="float">
            <text:p>10000000011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59" calcext:value-type="float">
            <text:p>10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58</text:p>
          </table:table-cell>
          <table:table-cell table:number-columns-repeated="250"/>
        </table:table-row>
        <table:table-row table:style-name="ro1"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1000000001159" calcext:value-type="float">
            <text:p>10000000011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60" calcext:value-type="float">
            <text:p>10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59</text:p>
          </table:table-cell>
          <table:table-cell table:number-columns-repeated="250"/>
        </table:table-row>
        <table:table-row table:style-name="ro1">
          <table:table-cell table:style-name="ce2" office:value-type="float" office:value="1160" calcext:value-type="float">
            <text:p>1160</text:p>
          </table:table-cell>
          <table:table-cell table:style-name="ce2" office:value-type="float" office:value="1000000001160" calcext:value-type="float">
            <text:p>10000000011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61" calcext:value-type="float">
            <text:p>10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60</text:p>
          </table:table-cell>
          <table:table-cell table:number-columns-repeated="250"/>
        </table:table-row>
        <table:table-row table:style-name="ro1">
          <table:table-cell table:style-name="ce2" office:value-type="float" office:value="1161" calcext:value-type="float">
            <text:p>1161</text:p>
          </table:table-cell>
          <table:table-cell table:style-name="ce2" office:value-type="float" office:value="1000000001161" calcext:value-type="float">
            <text:p>10000000011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62" calcext:value-type="float">
            <text:p>10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61</text:p>
          </table:table-cell>
          <table:table-cell table:number-columns-repeated="250"/>
        </table:table-row>
        <table:table-row table:style-name="ro1">
          <table:table-cell table:style-name="ce2" office:value-type="float" office:value="1162" calcext:value-type="float">
            <text:p>1162</text:p>
          </table:table-cell>
          <table:table-cell table:style-name="ce2" office:value-type="float" office:value="1000000001162" calcext:value-type="float">
            <text:p>10000000011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63" calcext:value-type="float">
            <text:p>10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62</text:p>
          </table:table-cell>
          <table:table-cell table:number-columns-repeated="250"/>
        </table:table-row>
        <table:table-row table:style-name="ro1"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1000000001163" calcext:value-type="float">
            <text:p>10000000011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64" calcext:value-type="float">
            <text:p>10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63</text:p>
          </table:table-cell>
          <table:table-cell table:number-columns-repeated="250"/>
        </table:table-row>
        <table:table-row table:style-name="ro1"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1000000001164" calcext:value-type="float">
            <text:p>10000000011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65" calcext:value-type="float">
            <text:p>10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64</text:p>
          </table:table-cell>
          <table:table-cell table:number-columns-repeated="250"/>
        </table:table-row>
        <table:table-row table:style-name="ro1"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1000000001165" calcext:value-type="float">
            <text:p>10000000011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66" calcext:value-type="float">
            <text:p>10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65</text:p>
          </table:table-cell>
          <table:table-cell table:number-columns-repeated="250"/>
        </table:table-row>
        <table:table-row table:style-name="ro1">
          <table:table-cell table:style-name="ce2" office:value-type="float" office:value="1166" calcext:value-type="float">
            <text:p>1166</text:p>
          </table:table-cell>
          <table:table-cell table:style-name="ce2" office:value-type="float" office:value="1000000001166" calcext:value-type="float">
            <text:p>10000000011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67" calcext:value-type="float">
            <text:p>10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66</text:p>
          </table:table-cell>
          <table:table-cell table:number-columns-repeated="250"/>
        </table:table-row>
        <table:table-row table:style-name="ro1">
          <table:table-cell table:style-name="ce2" office:value-type="float" office:value="1167" calcext:value-type="float">
            <text:p>1167</text:p>
          </table:table-cell>
          <table:table-cell table:style-name="ce2" office:value-type="float" office:value="1000000001167" calcext:value-type="float">
            <text:p>10000000011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68" calcext:value-type="float">
            <text:p>10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67</text:p>
          </table:table-cell>
          <table:table-cell table:number-columns-repeated="250"/>
        </table:table-row>
        <table:table-row table:style-name="ro1">
          <table:table-cell table:style-name="ce2" office:value-type="float" office:value="1168" calcext:value-type="float">
            <text:p>1168</text:p>
          </table:table-cell>
          <table:table-cell table:style-name="ce2" office:value-type="float" office:value="1000000001168" calcext:value-type="float">
            <text:p>10000000011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69" calcext:value-type="float">
            <text:p>10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68</text:p>
          </table:table-cell>
          <table:table-cell table:number-columns-repeated="250"/>
        </table:table-row>
        <table:table-row table:style-name="ro1"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1000000001169" calcext:value-type="float">
            <text:p>10000000011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70" calcext:value-type="float">
            <text:p>10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69</text:p>
          </table:table-cell>
          <table:table-cell table:number-columns-repeated="250"/>
        </table:table-row>
        <table:table-row table:style-name="ro1"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1000000001170" calcext:value-type="float">
            <text:p>10000000011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71" calcext:value-type="float">
            <text:p>10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70</text:p>
          </table:table-cell>
          <table:table-cell table:number-columns-repeated="250"/>
        </table:table-row>
        <table:table-row table:style-name="ro1">
          <table:table-cell table:style-name="ce2" office:value-type="float" office:value="1171" calcext:value-type="float">
            <text:p>1171</text:p>
          </table:table-cell>
          <table:table-cell table:style-name="ce2" office:value-type="float" office:value="1000000001171" calcext:value-type="float">
            <text:p>10000000011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72" calcext:value-type="float">
            <text:p>10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71</text:p>
          </table:table-cell>
          <table:table-cell table:number-columns-repeated="250"/>
        </table:table-row>
        <table:table-row table:style-name="ro1">
          <table:table-cell table:style-name="ce2" office:value-type="float" office:value="1172" calcext:value-type="float">
            <text:p>1172</text:p>
          </table:table-cell>
          <table:table-cell table:style-name="ce2" office:value-type="float" office:value="1000000001172" calcext:value-type="float">
            <text:p>10000000011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73" calcext:value-type="float">
            <text:p>10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72</text:p>
          </table:table-cell>
          <table:table-cell table:number-columns-repeated="250"/>
        </table:table-row>
        <table:table-row table:style-name="ro1">
          <table:table-cell table:style-name="ce2" office:value-type="float" office:value="1173" calcext:value-type="float">
            <text:p>1173</text:p>
          </table:table-cell>
          <table:table-cell table:style-name="ce2" office:value-type="float" office:value="1000000001173" calcext:value-type="float">
            <text:p>10000000011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74" calcext:value-type="float">
            <text:p>10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73</text:p>
          </table:table-cell>
          <table:table-cell table:number-columns-repeated="250"/>
        </table:table-row>
        <table:table-row table:style-name="ro1">
          <table:table-cell table:style-name="ce2" office:value-type="float" office:value="1174" calcext:value-type="float">
            <text:p>1174</text:p>
          </table:table-cell>
          <table:table-cell table:style-name="ce2" office:value-type="float" office:value="1000000001174" calcext:value-type="float">
            <text:p>10000000011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75" calcext:value-type="float">
            <text:p>10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74</text:p>
          </table:table-cell>
          <table:table-cell table:number-columns-repeated="250"/>
        </table:table-row>
        <table:table-row table:style-name="ro1">
          <table:table-cell table:style-name="ce2" office:value-type="float" office:value="1175" calcext:value-type="float">
            <text:p>1175</text:p>
          </table:table-cell>
          <table:table-cell table:style-name="ce2" office:value-type="float" office:value="1000000001175" calcext:value-type="float">
            <text:p>10000000011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76" calcext:value-type="float">
            <text:p>10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75</text:p>
          </table:table-cell>
          <table:table-cell table:number-columns-repeated="250"/>
        </table:table-row>
        <table:table-row table:style-name="ro1"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1000000001176" calcext:value-type="float">
            <text:p>10000000011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77" calcext:value-type="float">
            <text:p>10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76</text:p>
          </table:table-cell>
          <table:table-cell table:number-columns-repeated="250"/>
        </table:table-row>
        <table:table-row table:style-name="ro1">
          <table:table-cell table:style-name="ce2" office:value-type="float" office:value="1177" calcext:value-type="float">
            <text:p>1177</text:p>
          </table:table-cell>
          <table:table-cell table:style-name="ce2" office:value-type="float" office:value="1000000001177" calcext:value-type="float">
            <text:p>10000000011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78" calcext:value-type="float">
            <text:p>10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77</text:p>
          </table:table-cell>
          <table:table-cell table:number-columns-repeated="250"/>
        </table:table-row>
        <table:table-row table:style-name="ro1"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1000000001178" calcext:value-type="float">
            <text:p>10000000011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79" calcext:value-type="float">
            <text:p>10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78</text:p>
          </table:table-cell>
          <table:table-cell table:number-columns-repeated="250"/>
        </table:table-row>
        <table:table-row table:style-name="ro1">
          <table:table-cell table:style-name="ce2" office:value-type="float" office:value="1179" calcext:value-type="float">
            <text:p>1179</text:p>
          </table:table-cell>
          <table:table-cell table:style-name="ce2" office:value-type="float" office:value="1000000001179" calcext:value-type="float">
            <text:p>10000000011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80" calcext:value-type="float">
            <text:p>10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79</text:p>
          </table:table-cell>
          <table:table-cell table:number-columns-repeated="250"/>
        </table:table-row>
        <table:table-row table:style-name="ro1">
          <table:table-cell table:style-name="ce2" office:value-type="float" office:value="1180" calcext:value-type="float">
            <text:p>1180</text:p>
          </table:table-cell>
          <table:table-cell table:style-name="ce2" office:value-type="float" office:value="1000000001180" calcext:value-type="float">
            <text:p>10000000011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81" calcext:value-type="float">
            <text:p>10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80</text:p>
          </table:table-cell>
          <table:table-cell table:number-columns-repeated="250"/>
        </table:table-row>
        <table:table-row table:style-name="ro1"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1000000001181" calcext:value-type="float">
            <text:p>10000000011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82" calcext:value-type="float">
            <text:p>10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81</text:p>
          </table:table-cell>
          <table:table-cell table:number-columns-repeated="250"/>
        </table:table-row>
        <table:table-row table:style-name="ro1">
          <table:table-cell table:style-name="ce2" office:value-type="float" office:value="1182" calcext:value-type="float">
            <text:p>1182</text:p>
          </table:table-cell>
          <table:table-cell table:style-name="ce2" office:value-type="float" office:value="1000000001182" calcext:value-type="float">
            <text:p>10000000011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83" calcext:value-type="float">
            <text:p>10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82</text:p>
          </table:table-cell>
          <table:table-cell table:number-columns-repeated="250"/>
        </table:table-row>
        <table:table-row table:style-name="ro1"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000000001183" calcext:value-type="float">
            <text:p>10000000011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84" calcext:value-type="float">
            <text:p>10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83</text:p>
          </table:table-cell>
          <table:table-cell table:number-columns-repeated="250"/>
        </table:table-row>
        <table:table-row table:style-name="ro1">
          <table:table-cell table:style-name="ce2" office:value-type="float" office:value="1184" calcext:value-type="float">
            <text:p>1184</text:p>
          </table:table-cell>
          <table:table-cell table:style-name="ce2" office:value-type="float" office:value="1000000001184" calcext:value-type="float">
            <text:p>10000000011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85" calcext:value-type="float">
            <text:p>10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84</text:p>
          </table:table-cell>
          <table:table-cell table:number-columns-repeated="250"/>
        </table:table-row>
        <table:table-row table:style-name="ro1"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000000001185" calcext:value-type="float">
            <text:p>10000000011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86" calcext:value-type="float">
            <text:p>10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85</text:p>
          </table:table-cell>
          <table:table-cell table:number-columns-repeated="250"/>
        </table:table-row>
        <table:table-row table:style-name="ro1">
          <table:table-cell table:style-name="ce2" office:value-type="float" office:value="1186" calcext:value-type="float">
            <text:p>1186</text:p>
          </table:table-cell>
          <table:table-cell table:style-name="ce2" office:value-type="float" office:value="1000000001186" calcext:value-type="float">
            <text:p>10000000011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87" calcext:value-type="float">
            <text:p>10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86</text:p>
          </table:table-cell>
          <table:table-cell table:number-columns-repeated="250"/>
        </table:table-row>
        <table:table-row table:style-name="ro1">
          <table:table-cell table:style-name="ce2" office:value-type="float" office:value="1187" calcext:value-type="float">
            <text:p>1187</text:p>
          </table:table-cell>
          <table:table-cell table:style-name="ce2" office:value-type="float" office:value="1000000001187" calcext:value-type="float">
            <text:p>10000000011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88" calcext:value-type="float">
            <text:p>10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87</text:p>
          </table:table-cell>
          <table:table-cell table:number-columns-repeated="250"/>
        </table:table-row>
        <table:table-row table:style-name="ro1">
          <table:table-cell table:style-name="ce2" office:value-type="float" office:value="1188" calcext:value-type="float">
            <text:p>1188</text:p>
          </table:table-cell>
          <table:table-cell table:style-name="ce2" office:value-type="float" office:value="1000000001188" calcext:value-type="float">
            <text:p>10000000011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89" calcext:value-type="float">
            <text:p>10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88</text:p>
          </table:table-cell>
          <table:table-cell table:number-columns-repeated="250"/>
        </table:table-row>
        <table:table-row table:style-name="ro1">
          <table:table-cell table:style-name="ce2" office:value-type="float" office:value="1189" calcext:value-type="float">
            <text:p>1189</text:p>
          </table:table-cell>
          <table:table-cell table:style-name="ce2" office:value-type="float" office:value="1000000001189" calcext:value-type="float">
            <text:p>10000000011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90" calcext:value-type="float">
            <text:p>10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89</text:p>
          </table:table-cell>
          <table:table-cell table:number-columns-repeated="250"/>
        </table:table-row>
        <table:table-row table:style-name="ro1">
          <table:table-cell table:style-name="ce2" office:value-type="float" office:value="1190" calcext:value-type="float">
            <text:p>1190</text:p>
          </table:table-cell>
          <table:table-cell table:style-name="ce2" office:value-type="float" office:value="1000000001190" calcext:value-type="float">
            <text:p>10000000011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91" calcext:value-type="float">
            <text:p>10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90</text:p>
          </table:table-cell>
          <table:table-cell table:number-columns-repeated="250"/>
        </table:table-row>
        <table:table-row table:style-name="ro1">
          <table:table-cell table:style-name="ce2" office:value-type="float" office:value="1191" calcext:value-type="float">
            <text:p>1191</text:p>
          </table:table-cell>
          <table:table-cell table:style-name="ce2" office:value-type="float" office:value="1000000001191" calcext:value-type="float">
            <text:p>10000000011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92" calcext:value-type="float">
            <text:p>10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91</text:p>
          </table:table-cell>
          <table:table-cell table:number-columns-repeated="250"/>
        </table:table-row>
        <table:table-row table:style-name="ro1"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1000000001192" calcext:value-type="float">
            <text:p>10000000011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93" calcext:value-type="float">
            <text:p>10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92</text:p>
          </table:table-cell>
          <table:table-cell table:number-columns-repeated="250"/>
        </table:table-row>
        <table:table-row table:style-name="ro1">
          <table:table-cell table:style-name="ce2" office:value-type="float" office:value="1193" calcext:value-type="float">
            <text:p>1193</text:p>
          </table:table-cell>
          <table:table-cell table:style-name="ce2" office:value-type="float" office:value="1000000001193" calcext:value-type="float">
            <text:p>10000000011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94" calcext:value-type="float">
            <text:p>10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93</text:p>
          </table:table-cell>
          <table:table-cell table:number-columns-repeated="250"/>
        </table:table-row>
        <table:table-row table:style-name="ro1">
          <table:table-cell table:style-name="ce2" office:value-type="float" office:value="1194" calcext:value-type="float">
            <text:p>1194</text:p>
          </table:table-cell>
          <table:table-cell table:style-name="ce2" office:value-type="float" office:value="1000000001194" calcext:value-type="float">
            <text:p>10000000011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95" calcext:value-type="float">
            <text:p>10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94</text:p>
          </table:table-cell>
          <table:table-cell table:number-columns-repeated="250"/>
        </table:table-row>
        <table:table-row table:style-name="ro1">
          <table:table-cell table:style-name="ce2" office:value-type="float" office:value="1195" calcext:value-type="float">
            <text:p>1195</text:p>
          </table:table-cell>
          <table:table-cell table:style-name="ce2" office:value-type="float" office:value="1000000001195" calcext:value-type="float">
            <text:p>10000000011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96" calcext:value-type="float">
            <text:p>10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95</text:p>
          </table:table-cell>
          <table:table-cell table:number-columns-repeated="250"/>
        </table:table-row>
        <table:table-row table:style-name="ro1">
          <table:table-cell table:style-name="ce2" office:value-type="float" office:value="1196" calcext:value-type="float">
            <text:p>1196</text:p>
          </table:table-cell>
          <table:table-cell table:style-name="ce2" office:value-type="float" office:value="1000000001196" calcext:value-type="float">
            <text:p>10000000011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97" calcext:value-type="float">
            <text:p>10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96</text:p>
          </table:table-cell>
          <table:table-cell table:number-columns-repeated="250"/>
        </table:table-row>
        <table:table-row table:style-name="ro1">
          <table:table-cell table:style-name="ce2" office:value-type="float" office:value="1197" calcext:value-type="float">
            <text:p>1197</text:p>
          </table:table-cell>
          <table:table-cell table:style-name="ce2" office:value-type="float" office:value="1000000001197" calcext:value-type="float">
            <text:p>10000000011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98" calcext:value-type="float">
            <text:p>10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97</text:p>
          </table:table-cell>
          <table:table-cell table:number-columns-repeated="250"/>
        </table:table-row>
        <table:table-row table:style-name="ro1">
          <table:table-cell table:style-name="ce2" office:value-type="float" office:value="1198" calcext:value-type="float">
            <text:p>1198</text:p>
          </table:table-cell>
          <table:table-cell table:style-name="ce2" office:value-type="float" office:value="1000000001198" calcext:value-type="float">
            <text:p>10000000011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099" calcext:value-type="float">
            <text:p>10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98</text:p>
          </table:table-cell>
          <table:table-cell table:number-columns-repeated="250"/>
        </table:table-row>
        <table:table-row table:style-name="ro1">
          <table:table-cell table:style-name="ce2" office:value-type="float" office:value="1199" calcext:value-type="float">
            <text:p>1199</text:p>
          </table:table-cell>
          <table:table-cell table:style-name="ce2" office:value-type="float" office:value="1000000001199" calcext:value-type="float">
            <text:p>10000000011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00" calcext:value-type="float">
            <text:p>11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099</text:p>
          </table:table-cell>
          <table:table-cell table:number-columns-repeated="250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000000001200" calcext:value-type="float">
            <text:p>10000000012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01" calcext:value-type="float">
            <text:p>11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00</text:p>
          </table:table-cell>
          <table:table-cell table:number-columns-repeated="250"/>
        </table:table-row>
        <table:table-row table:style-name="ro1">
          <table:table-cell table:style-name="ce2" office:value-type="float" office:value="1201" calcext:value-type="float">
            <text:p>1201</text:p>
          </table:table-cell>
          <table:table-cell table:style-name="ce2" office:value-type="float" office:value="1000000001201" calcext:value-type="float">
            <text:p>10000000012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02" calcext:value-type="float">
            <text:p>11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01</text:p>
          </table:table-cell>
          <table:table-cell table:number-columns-repeated="250"/>
        </table:table-row>
        <table:table-row table:style-name="ro1"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1000000001202" calcext:value-type="float">
            <text:p>10000000012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03" calcext:value-type="float">
            <text:p>11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02</text:p>
          </table:table-cell>
          <table:table-cell table:number-columns-repeated="250"/>
        </table:table-row>
        <table:table-row table:style-name="ro1"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000000001203" calcext:value-type="float">
            <text:p>10000000012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04" calcext:value-type="float">
            <text:p>11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03</text:p>
          </table:table-cell>
          <table:table-cell table:number-columns-repeated="250"/>
        </table:table-row>
        <table:table-row table:style-name="ro1"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000000001204" calcext:value-type="float">
            <text:p>10000000012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05" calcext:value-type="float">
            <text:p>11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04</text:p>
          </table:table-cell>
          <table:table-cell table:number-columns-repeated="250"/>
        </table:table-row>
        <table:table-row table:style-name="ro1"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000000001205" calcext:value-type="float">
            <text:p>10000000012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06" calcext:value-type="float">
            <text:p>11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05</text:p>
          </table:table-cell>
          <table:table-cell table:number-columns-repeated="250"/>
        </table:table-row>
        <table:table-row table:style-name="ro1"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000000001206" calcext:value-type="float">
            <text:p>10000000012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07" calcext:value-type="float">
            <text:p>11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06</text:p>
          </table:table-cell>
          <table:table-cell table:number-columns-repeated="250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000000001207" calcext:value-type="float">
            <text:p>10000000012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08" calcext:value-type="float">
            <text:p>11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07</text:p>
          </table:table-cell>
          <table:table-cell table:number-columns-repeated="250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000000001208" calcext:value-type="float">
            <text:p>10000000012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09" calcext:value-type="float">
            <text:p>11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08</text:p>
          </table:table-cell>
          <table:table-cell table:number-columns-repeated="250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000000001209" calcext:value-type="float">
            <text:p>10000000012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10" calcext:value-type="float">
            <text:p>11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09</text:p>
          </table:table-cell>
          <table:table-cell table:number-columns-repeated="250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000000001210" calcext:value-type="float">
            <text:p>10000000012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11" calcext:value-type="float">
            <text:p>11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10</text:p>
          </table:table-cell>
          <table:table-cell table:number-columns-repeated="250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000000001211" calcext:value-type="float">
            <text:p>10000000012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12" calcext:value-type="float">
            <text:p>11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11</text:p>
          </table:table-cell>
          <table:table-cell table:number-columns-repeated="250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000000001212" calcext:value-type="float">
            <text:p>10000000012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13" calcext:value-type="float">
            <text:p>11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12</text:p>
          </table:table-cell>
          <table:table-cell table:number-columns-repeated="250"/>
        </table:table-row>
        <table:table-row table:style-name="ro1"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000000001213" calcext:value-type="float">
            <text:p>10000000012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14" calcext:value-type="float">
            <text:p>11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13</text:p>
          </table:table-cell>
          <table:table-cell table:number-columns-repeated="250"/>
        </table:table-row>
        <table:table-row table:style-name="ro1"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000000001214" calcext:value-type="float">
            <text:p>10000000012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15" calcext:value-type="float">
            <text:p>11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14</text:p>
          </table:table-cell>
          <table:table-cell table:number-columns-repeated="250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000000001215" calcext:value-type="float">
            <text:p>10000000012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16" calcext:value-type="float">
            <text:p>11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15</text:p>
          </table:table-cell>
          <table:table-cell table:number-columns-repeated="250"/>
        </table:table-row>
        <table:table-row table:style-name="ro1">
          <table:table-cell table:style-name="ce2" office:value-type="float" office:value="1216" calcext:value-type="float">
            <text:p>1216</text:p>
          </table:table-cell>
          <table:table-cell table:style-name="ce2" office:value-type="float" office:value="1000000001216" calcext:value-type="float">
            <text:p>10000000012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17" calcext:value-type="float">
            <text:p>11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16</text:p>
          </table:table-cell>
          <table:table-cell table:number-columns-repeated="250"/>
        </table:table-row>
        <table:table-row table:style-name="ro1"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1000000001217" calcext:value-type="float">
            <text:p>10000000012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18" calcext:value-type="float">
            <text:p>11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17</text:p>
          </table:table-cell>
          <table:table-cell table:number-columns-repeated="250"/>
        </table:table-row>
        <table:table-row table:style-name="ro1">
          <table:table-cell table:style-name="ce2" office:value-type="float" office:value="1218" calcext:value-type="float">
            <text:p>1218</text:p>
          </table:table-cell>
          <table:table-cell table:style-name="ce2" office:value-type="float" office:value="1000000001218" calcext:value-type="float">
            <text:p>10000000012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19" calcext:value-type="float">
            <text:p>11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18</text:p>
          </table:table-cell>
          <table:table-cell table:number-columns-repeated="250"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1000000001219" calcext:value-type="float">
            <text:p>10000000012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20" calcext:value-type="float">
            <text:p>11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19</text:p>
          </table:table-cell>
          <table:table-cell table:number-columns-repeated="250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1000000001220" calcext:value-type="float">
            <text:p>10000000012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21" calcext:value-type="float">
            <text:p>11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20</text:p>
          </table:table-cell>
          <table:table-cell table:number-columns-repeated="250"/>
        </table:table-row>
        <table:table-row table:style-name="ro1"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1000000001221" calcext:value-type="float">
            <text:p>10000000012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22" calcext:value-type="float">
            <text:p>11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21</text:p>
          </table:table-cell>
          <table:table-cell table:number-columns-repeated="250"/>
        </table:table-row>
        <table:table-row table:style-name="ro1">
          <table:table-cell table:style-name="ce2" office:value-type="float" office:value="1222" calcext:value-type="float">
            <text:p>1222</text:p>
          </table:table-cell>
          <table:table-cell table:style-name="ce2" office:value-type="float" office:value="1000000001222" calcext:value-type="float">
            <text:p>10000000012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23" calcext:value-type="float">
            <text:p>11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22</text:p>
          </table:table-cell>
          <table:table-cell table:number-columns-repeated="250"/>
        </table:table-row>
        <table:table-row table:style-name="ro1"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000000001223" calcext:value-type="float">
            <text:p>10000000012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24" calcext:value-type="float">
            <text:p>11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23</text:p>
          </table:table-cell>
          <table:table-cell table:number-columns-repeated="250"/>
        </table:table-row>
        <table:table-row table:style-name="ro1">
          <table:table-cell table:style-name="ce2" office:value-type="float" office:value="1224" calcext:value-type="float">
            <text:p>1224</text:p>
          </table:table-cell>
          <table:table-cell table:style-name="ce2" office:value-type="float" office:value="1000000001224" calcext:value-type="float">
            <text:p>10000000012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25" calcext:value-type="float">
            <text:p>11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24</text:p>
          </table:table-cell>
          <table:table-cell table:number-columns-repeated="250"/>
        </table:table-row>
        <table:table-row table:style-name="ro1">
          <table:table-cell table:style-name="ce2" office:value-type="float" office:value="1225" calcext:value-type="float">
            <text:p>1225</text:p>
          </table:table-cell>
          <table:table-cell table:style-name="ce2" office:value-type="float" office:value="1000000001225" calcext:value-type="float">
            <text:p>10000000012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26" calcext:value-type="float">
            <text:p>11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25</text:p>
          </table:table-cell>
          <table:table-cell table:number-columns-repeated="250"/>
        </table:table-row>
        <table:table-row table:style-name="ro1">
          <table:table-cell table:style-name="ce2" office:value-type="float" office:value="1226" calcext:value-type="float">
            <text:p>1226</text:p>
          </table:table-cell>
          <table:table-cell table:style-name="ce2" office:value-type="float" office:value="1000000001226" calcext:value-type="float">
            <text:p>10000000012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27" calcext:value-type="float">
            <text:p>11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26</text:p>
          </table:table-cell>
          <table:table-cell table:number-columns-repeated="250"/>
        </table:table-row>
        <table:table-row table:style-name="ro1">
          <table:table-cell table:style-name="ce2" office:value-type="float" office:value="1227" calcext:value-type="float">
            <text:p>1227</text:p>
          </table:table-cell>
          <table:table-cell table:style-name="ce2" office:value-type="float" office:value="1000000001227" calcext:value-type="float">
            <text:p>10000000012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28" calcext:value-type="float">
            <text:p>11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27</text:p>
          </table:table-cell>
          <table:table-cell table:number-columns-repeated="250"/>
        </table:table-row>
        <table:table-row table:style-name="ro1"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1000000001228" calcext:value-type="float">
            <text:p>10000000012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29" calcext:value-type="float">
            <text:p>11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28</text:p>
          </table:table-cell>
          <table:table-cell table:number-columns-repeated="250"/>
        </table:table-row>
        <table:table-row table:style-name="ro1"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1000000001229" calcext:value-type="float">
            <text:p>10000000012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30" calcext:value-type="float">
            <text:p>11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29</text:p>
          </table:table-cell>
          <table:table-cell table:number-columns-repeated="250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2" office:value-type="float" office:value="1000000001230" calcext:value-type="float">
            <text:p>10000000012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31" calcext:value-type="float">
            <text:p>11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30</text:p>
          </table:table-cell>
          <table:table-cell table:number-columns-repeated="250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1000000001231" calcext:value-type="float">
            <text:p>10000000012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32" calcext:value-type="float">
            <text:p>11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31</text:p>
          </table:table-cell>
          <table:table-cell table:number-columns-repeated="250"/>
        </table:table-row>
        <table:table-row table:style-name="ro1">
          <table:table-cell table:style-name="ce2" office:value-type="float" office:value="1232" calcext:value-type="float">
            <text:p>1232</text:p>
          </table:table-cell>
          <table:table-cell table:style-name="ce2" office:value-type="float" office:value="1000000001232" calcext:value-type="float">
            <text:p>10000000012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33" calcext:value-type="float">
            <text:p>11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32</text:p>
          </table:table-cell>
          <table:table-cell table:number-columns-repeated="250"/>
        </table:table-row>
        <table:table-row table:style-name="ro1">
          <table:table-cell table:style-name="ce2" office:value-type="float" office:value="1233" calcext:value-type="float">
            <text:p>1233</text:p>
          </table:table-cell>
          <table:table-cell table:style-name="ce2" office:value-type="float" office:value="1000000001233" calcext:value-type="float">
            <text:p>10000000012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34" calcext:value-type="float">
            <text:p>11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33</text:p>
          </table:table-cell>
          <table:table-cell table:number-columns-repeated="250"/>
        </table:table-row>
        <table:table-row table:style-name="ro1">
          <table:table-cell table:style-name="ce2" office:value-type="float" office:value="1234" calcext:value-type="float">
            <text:p>1234</text:p>
          </table:table-cell>
          <table:table-cell table:style-name="ce2" office:value-type="float" office:value="1000000001234" calcext:value-type="float">
            <text:p>10000000012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35" calcext:value-type="float">
            <text:p>11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34</text:p>
          </table:table-cell>
          <table:table-cell table:number-columns-repeated="250"/>
        </table:table-row>
        <table:table-row table:style-name="ro1"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1000000001235" calcext:value-type="float">
            <text:p>10000000012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36" calcext:value-type="float">
            <text:p>11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35</text:p>
          </table:table-cell>
          <table:table-cell table:number-columns-repeated="250"/>
        </table:table-row>
        <table:table-row table:style-name="ro1">
          <table:table-cell table:style-name="ce2" office:value-type="float" office:value="1236" calcext:value-type="float">
            <text:p>1236</text:p>
          </table:table-cell>
          <table:table-cell table:style-name="ce2" office:value-type="float" office:value="1000000001236" calcext:value-type="float">
            <text:p>10000000012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37" calcext:value-type="float">
            <text:p>11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36</text:p>
          </table:table-cell>
          <table:table-cell table:number-columns-repeated="250"/>
        </table:table-row>
        <table:table-row table:style-name="ro1">
          <table:table-cell table:style-name="ce2" office:value-type="float" office:value="1237" calcext:value-type="float">
            <text:p>1237</text:p>
          </table:table-cell>
          <table:table-cell table:style-name="ce2" office:value-type="float" office:value="1000000001237" calcext:value-type="float">
            <text:p>10000000012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38" calcext:value-type="float">
            <text:p>11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37</text:p>
          </table:table-cell>
          <table:table-cell table:number-columns-repeated="250"/>
        </table:table-row>
        <table:table-row table:style-name="ro1"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1000000001238" calcext:value-type="float">
            <text:p>10000000012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39" calcext:value-type="float">
            <text:p>11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38</text:p>
          </table:table-cell>
          <table:table-cell table:number-columns-repeated="250"/>
        </table:table-row>
        <table:table-row table:style-name="ro1">
          <table:table-cell table:style-name="ce2" office:value-type="float" office:value="1239" calcext:value-type="float">
            <text:p>1239</text:p>
          </table:table-cell>
          <table:table-cell table:style-name="ce2" office:value-type="float" office:value="1000000001239" calcext:value-type="float">
            <text:p>10000000012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40" calcext:value-type="float">
            <text:p>11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39</text:p>
          </table:table-cell>
          <table:table-cell table:number-columns-repeated="250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1000000001240" calcext:value-type="float">
            <text:p>10000000012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41" calcext:value-type="float">
            <text:p>11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40</text:p>
          </table:table-cell>
          <table:table-cell table:number-columns-repeated="250"/>
        </table:table-row>
        <table:table-row table:style-name="ro1">
          <table:table-cell table:style-name="ce2" office:value-type="float" office:value="1241" calcext:value-type="float">
            <text:p>1241</text:p>
          </table:table-cell>
          <table:table-cell table:style-name="ce2" office:value-type="float" office:value="1000000001241" calcext:value-type="float">
            <text:p>10000000012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42" calcext:value-type="float">
            <text:p>11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41</text:p>
          </table:table-cell>
          <table:table-cell table:number-columns-repeated="250"/>
        </table:table-row>
        <table:table-row table:style-name="ro1"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1000000001242" calcext:value-type="float">
            <text:p>10000000012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43" calcext:value-type="float">
            <text:p>11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42</text:p>
          </table:table-cell>
          <table:table-cell table:number-columns-repeated="250"/>
        </table:table-row>
        <table:table-row table:style-name="ro1"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000000001243" calcext:value-type="float">
            <text:p>10000000012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44" calcext:value-type="float">
            <text:p>11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43</text:p>
          </table:table-cell>
          <table:table-cell table:number-columns-repeated="250"/>
        </table:table-row>
        <table:table-row table:style-name="ro1">
          <table:table-cell table:style-name="ce2" office:value-type="float" office:value="1244" calcext:value-type="float">
            <text:p>1244</text:p>
          </table:table-cell>
          <table:table-cell table:style-name="ce2" office:value-type="float" office:value="1000000001244" calcext:value-type="float">
            <text:p>10000000012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45" calcext:value-type="float">
            <text:p>11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44</text:p>
          </table:table-cell>
          <table:table-cell table:number-columns-repeated="250"/>
        </table:table-row>
        <table:table-row table:style-name="ro1"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1000000001245" calcext:value-type="float">
            <text:p>10000000012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46" calcext:value-type="float">
            <text:p>11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45</text:p>
          </table:table-cell>
          <table:table-cell table:number-columns-repeated="250"/>
        </table:table-row>
        <table:table-row table:style-name="ro1">
          <table:table-cell table:style-name="ce2" office:value-type="float" office:value="1246" calcext:value-type="float">
            <text:p>1246</text:p>
          </table:table-cell>
          <table:table-cell table:style-name="ce2" office:value-type="float" office:value="1000000001246" calcext:value-type="float">
            <text:p>10000000012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47" calcext:value-type="float">
            <text:p>11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46</text:p>
          </table:table-cell>
          <table:table-cell table:number-columns-repeated="250"/>
        </table:table-row>
        <table:table-row table:style-name="ro1">
          <table:table-cell table:style-name="ce2" office:value-type="float" office:value="1247" calcext:value-type="float">
            <text:p>1247</text:p>
          </table:table-cell>
          <table:table-cell table:style-name="ce2" office:value-type="float" office:value="1000000001247" calcext:value-type="float">
            <text:p>10000000012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48" calcext:value-type="float">
            <text:p>11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47</text:p>
          </table:table-cell>
          <table:table-cell table:number-columns-repeated="250"/>
        </table:table-row>
        <table:table-row table:style-name="ro1">
          <table:table-cell table:style-name="ce2" office:value-type="float" office:value="1248" calcext:value-type="float">
            <text:p>1248</text:p>
          </table:table-cell>
          <table:table-cell table:style-name="ce2" office:value-type="float" office:value="1000000001248" calcext:value-type="float">
            <text:p>10000000012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49" calcext:value-type="float">
            <text:p>11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48</text:p>
          </table:table-cell>
          <table:table-cell table:number-columns-repeated="250"/>
        </table:table-row>
        <table:table-row table:style-name="ro1">
          <table:table-cell table:style-name="ce2" office:value-type="float" office:value="1249" calcext:value-type="float">
            <text:p>1249</text:p>
          </table:table-cell>
          <table:table-cell table:style-name="ce2" office:value-type="float" office:value="1000000001249" calcext:value-type="float">
            <text:p>10000000012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50" calcext:value-type="float">
            <text:p>11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49</text:p>
          </table:table-cell>
          <table:table-cell table:number-columns-repeated="250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1000000001250" calcext:value-type="float">
            <text:p>10000000012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51" calcext:value-type="float">
            <text:p>11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50</text:p>
          </table:table-cell>
          <table:table-cell table:number-columns-repeated="250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2" office:value-type="float" office:value="1000000001251" calcext:value-type="float">
            <text:p>10000000012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52" calcext:value-type="float">
            <text:p>11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51</text:p>
          </table:table-cell>
          <table:table-cell table:number-columns-repeated="250"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2" office:value-type="float" office:value="1000000001252" calcext:value-type="float">
            <text:p>10000000012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53" calcext:value-type="float">
            <text:p>11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52</text:p>
          </table:table-cell>
          <table:table-cell table:number-columns-repeated="250"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1000000001253" calcext:value-type="float">
            <text:p>10000000012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54" calcext:value-type="float">
            <text:p>11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53</text:p>
          </table:table-cell>
          <table:table-cell table:number-columns-repeated="250"/>
        </table:table-row>
        <table:table-row table:style-name="ro1"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1000000001254" calcext:value-type="float">
            <text:p>10000000012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55" calcext:value-type="float">
            <text:p>11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54</text:p>
          </table:table-cell>
          <table:table-cell table:number-columns-repeated="250"/>
        </table:table-row>
        <table:table-row table:style-name="ro1">
          <table:table-cell table:style-name="ce2" office:value-type="float" office:value="1255" calcext:value-type="float">
            <text:p>1255</text:p>
          </table:table-cell>
          <table:table-cell table:style-name="ce2" office:value-type="float" office:value="1000000001255" calcext:value-type="float">
            <text:p>10000000012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56" calcext:value-type="float">
            <text:p>11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55</text:p>
          </table:table-cell>
          <table:table-cell table:number-columns-repeated="250"/>
        </table:table-row>
        <table:table-row table:style-name="ro1"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1000000001256" calcext:value-type="float">
            <text:p>10000000012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57" calcext:value-type="float">
            <text:p>11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56</text:p>
          </table:table-cell>
          <table:table-cell table:number-columns-repeated="250"/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2" office:value-type="float" office:value="1000000001257" calcext:value-type="float">
            <text:p>10000000012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58" calcext:value-type="float">
            <text:p>11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57</text:p>
          </table:table-cell>
          <table:table-cell table:number-columns-repeated="250"/>
        </table:table-row>
        <table:table-row table:style-name="ro1">
          <table:table-cell table:style-name="ce2" office:value-type="float" office:value="1258" calcext:value-type="float">
            <text:p>1258</text:p>
          </table:table-cell>
          <table:table-cell table:style-name="ce2" office:value-type="float" office:value="1000000001258" calcext:value-type="float">
            <text:p>10000000012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59" calcext:value-type="float">
            <text:p>11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58</text:p>
          </table:table-cell>
          <table:table-cell table:number-columns-repeated="250"/>
        </table:table-row>
        <table:table-row table:style-name="ro1"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000000001259" calcext:value-type="float">
            <text:p>10000000012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60" calcext:value-type="float">
            <text:p>11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59</text:p>
          </table:table-cell>
          <table:table-cell table:number-columns-repeated="250"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2" office:value-type="float" office:value="1000000001260" calcext:value-type="float">
            <text:p>10000000012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61" calcext:value-type="float">
            <text:p>11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60</text:p>
          </table:table-cell>
          <table:table-cell table:number-columns-repeated="250"/>
        </table:table-row>
        <table:table-row table:style-name="ro1"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1000000001261" calcext:value-type="float">
            <text:p>10000000012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62" calcext:value-type="float">
            <text:p>11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61</text:p>
          </table:table-cell>
          <table:table-cell table:number-columns-repeated="250"/>
        </table:table-row>
        <table:table-row table:style-name="ro1">
          <table:table-cell table:style-name="ce2" office:value-type="float" office:value="1262" calcext:value-type="float">
            <text:p>1262</text:p>
          </table:table-cell>
          <table:table-cell table:style-name="ce2" office:value-type="float" office:value="1000000001262" calcext:value-type="float">
            <text:p>10000000012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63" calcext:value-type="float">
            <text:p>11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62</text:p>
          </table:table-cell>
          <table:table-cell table:number-columns-repeated="250"/>
        </table:table-row>
        <table:table-row table:style-name="ro1"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000000001263" calcext:value-type="float">
            <text:p>10000000012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64" calcext:value-type="float">
            <text:p>11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63</text:p>
          </table:table-cell>
          <table:table-cell table:number-columns-repeated="250"/>
        </table:table-row>
        <table:table-row table:style-name="ro1">
          <table:table-cell table:style-name="ce2" office:value-type="float" office:value="1264" calcext:value-type="float">
            <text:p>1264</text:p>
          </table:table-cell>
          <table:table-cell table:style-name="ce2" office:value-type="float" office:value="1000000001264" calcext:value-type="float">
            <text:p>10000000012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65" calcext:value-type="float">
            <text:p>11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64</text:p>
          </table:table-cell>
          <table:table-cell table:number-columns-repeated="250"/>
        </table:table-row>
        <table:table-row table:style-name="ro1">
          <table:table-cell table:style-name="ce2" office:value-type="float" office:value="1265" calcext:value-type="float">
            <text:p>1265</text:p>
          </table:table-cell>
          <table:table-cell table:style-name="ce2" office:value-type="float" office:value="1000000001265" calcext:value-type="float">
            <text:p>10000000012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66" calcext:value-type="float">
            <text:p>11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65</text:p>
          </table:table-cell>
          <table:table-cell table:number-columns-repeated="250"/>
        </table:table-row>
        <table:table-row table:style-name="ro1">
          <table:table-cell table:style-name="ce2" office:value-type="float" office:value="1266" calcext:value-type="float">
            <text:p>1266</text:p>
          </table:table-cell>
          <table:table-cell table:style-name="ce2" office:value-type="float" office:value="1000000001266" calcext:value-type="float">
            <text:p>10000000012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67" calcext:value-type="float">
            <text:p>11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66</text:p>
          </table:table-cell>
          <table:table-cell table:number-columns-repeated="250"/>
        </table:table-row>
        <table:table-row table:style-name="ro1">
          <table:table-cell table:style-name="ce2" office:value-type="float" office:value="1267" calcext:value-type="float">
            <text:p>1267</text:p>
          </table:table-cell>
          <table:table-cell table:style-name="ce2" office:value-type="float" office:value="1000000001267" calcext:value-type="float">
            <text:p>10000000012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68" calcext:value-type="float">
            <text:p>11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67</text:p>
          </table:table-cell>
          <table:table-cell table:number-columns-repeated="250"/>
        </table:table-row>
        <table:table-row table:style-name="ro1">
          <table:table-cell table:style-name="ce2" office:value-type="float" office:value="1268" calcext:value-type="float">
            <text:p>1268</text:p>
          </table:table-cell>
          <table:table-cell table:style-name="ce2" office:value-type="float" office:value="1000000001268" calcext:value-type="float">
            <text:p>10000000012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69" calcext:value-type="float">
            <text:p>11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68</text:p>
          </table:table-cell>
          <table:table-cell table:number-columns-repeated="250"/>
        </table:table-row>
        <table:table-row table:style-name="ro1">
          <table:table-cell table:style-name="ce2" office:value-type="float" office:value="1269" calcext:value-type="float">
            <text:p>1269</text:p>
          </table:table-cell>
          <table:table-cell table:style-name="ce2" office:value-type="float" office:value="1000000001269" calcext:value-type="float">
            <text:p>10000000012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70" calcext:value-type="float">
            <text:p>11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69</text:p>
          </table:table-cell>
          <table:table-cell table:number-columns-repeated="250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2" office:value-type="float" office:value="1000000001270" calcext:value-type="float">
            <text:p>10000000012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71" calcext:value-type="float">
            <text:p>11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70</text:p>
          </table:table-cell>
          <table:table-cell table:number-columns-repeated="250"/>
        </table:table-row>
        <table:table-row table:style-name="ro1">
          <table:table-cell table:style-name="ce2" office:value-type="float" office:value="1271" calcext:value-type="float">
            <text:p>1271</text:p>
          </table:table-cell>
          <table:table-cell table:style-name="ce2" office:value-type="float" office:value="1000000001271" calcext:value-type="float">
            <text:p>10000000012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72" calcext:value-type="float">
            <text:p>11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71</text:p>
          </table:table-cell>
          <table:table-cell table:number-columns-repeated="250"/>
        </table:table-row>
        <table:table-row table:style-name="ro1">
          <table:table-cell table:style-name="ce2" office:value-type="float" office:value="1272" calcext:value-type="float">
            <text:p>1272</text:p>
          </table:table-cell>
          <table:table-cell table:style-name="ce2" office:value-type="float" office:value="1000000001272" calcext:value-type="float">
            <text:p>10000000012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73" calcext:value-type="float">
            <text:p>11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72</text:p>
          </table:table-cell>
          <table:table-cell table:number-columns-repeated="250"/>
        </table:table-row>
        <table:table-row table:style-name="ro1">
          <table:table-cell table:style-name="ce2" office:value-type="float" office:value="1273" calcext:value-type="float">
            <text:p>1273</text:p>
          </table:table-cell>
          <table:table-cell table:style-name="ce2" office:value-type="float" office:value="1000000001273" calcext:value-type="float">
            <text:p>10000000012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74" calcext:value-type="float">
            <text:p>11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73</text:p>
          </table:table-cell>
          <table:table-cell table:number-columns-repeated="250"/>
        </table:table-row>
        <table:table-row table:style-name="ro1">
          <table:table-cell table:style-name="ce2" office:value-type="float" office:value="1274" calcext:value-type="float">
            <text:p>1274</text:p>
          </table:table-cell>
          <table:table-cell table:style-name="ce2" office:value-type="float" office:value="1000000001274" calcext:value-type="float">
            <text:p>10000000012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75" calcext:value-type="float">
            <text:p>11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74</text:p>
          </table:table-cell>
          <table:table-cell table:number-columns-repeated="250"/>
        </table:table-row>
        <table:table-row table:style-name="ro1"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1000000001275" calcext:value-type="float">
            <text:p>10000000012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76" calcext:value-type="float">
            <text:p>11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75</text:p>
          </table:table-cell>
          <table:table-cell table:number-columns-repeated="250"/>
        </table:table-row>
        <table:table-row table:style-name="ro1">
          <table:table-cell table:style-name="ce2" office:value-type="float" office:value="1276" calcext:value-type="float">
            <text:p>1276</text:p>
          </table:table-cell>
          <table:table-cell table:style-name="ce2" office:value-type="float" office:value="1000000001276" calcext:value-type="float">
            <text:p>10000000012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77" calcext:value-type="float">
            <text:p>11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76</text:p>
          </table:table-cell>
          <table:table-cell table:number-columns-repeated="250"/>
        </table:table-row>
        <table:table-row table:style-name="ro1">
          <table:table-cell table:style-name="ce2" office:value-type="float" office:value="1277" calcext:value-type="float">
            <text:p>1277</text:p>
          </table:table-cell>
          <table:table-cell table:style-name="ce2" office:value-type="float" office:value="1000000001277" calcext:value-type="float">
            <text:p>10000000012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78" calcext:value-type="float">
            <text:p>11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77</text:p>
          </table:table-cell>
          <table:table-cell table:number-columns-repeated="250"/>
        </table:table-row>
        <table:table-row table:style-name="ro1"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000000001278" calcext:value-type="float">
            <text:p>10000000012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79" calcext:value-type="float">
            <text:p>11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78</text:p>
          </table:table-cell>
          <table:table-cell table:number-columns-repeated="250"/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2" office:value-type="float" office:value="1000000001279" calcext:value-type="float">
            <text:p>10000000012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80" calcext:value-type="float">
            <text:p>11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79</text:p>
          </table:table-cell>
          <table:table-cell table:number-columns-repeated="250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1000000001280" calcext:value-type="float">
            <text:p>10000000012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81" calcext:value-type="float">
            <text:p>11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80</text:p>
          </table:table-cell>
          <table:table-cell table:number-columns-repeated="250"/>
        </table:table-row>
        <table:table-row table:style-name="ro1">
          <table:table-cell table:style-name="ce2" office:value-type="float" office:value="1281" calcext:value-type="float">
            <text:p>1281</text:p>
          </table:table-cell>
          <table:table-cell table:style-name="ce2" office:value-type="float" office:value="1000000001281" calcext:value-type="float">
            <text:p>10000000012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82" calcext:value-type="float">
            <text:p>11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81</text:p>
          </table:table-cell>
          <table:table-cell table:number-columns-repeated="250"/>
        </table:table-row>
        <table:table-row table:style-name="ro1">
          <table:table-cell table:style-name="ce2" office:value-type="float" office:value="1282" calcext:value-type="float">
            <text:p>1282</text:p>
          </table:table-cell>
          <table:table-cell table:style-name="ce2" office:value-type="float" office:value="1000000001282" calcext:value-type="float">
            <text:p>10000000012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83" calcext:value-type="float">
            <text:p>11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82</text:p>
          </table:table-cell>
          <table:table-cell table:number-columns-repeated="250"/>
        </table:table-row>
        <table:table-row table:style-name="ro1"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000000001283" calcext:value-type="float">
            <text:p>10000000012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84" calcext:value-type="float">
            <text:p>11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83</text:p>
          </table:table-cell>
          <table:table-cell table:number-columns-repeated="250"/>
        </table:table-row>
        <table:table-row table:style-name="ro1">
          <table:table-cell table:style-name="ce2" office:value-type="float" office:value="1284" calcext:value-type="float">
            <text:p>1284</text:p>
          </table:table-cell>
          <table:table-cell table:style-name="ce2" office:value-type="float" office:value="1000000001284" calcext:value-type="float">
            <text:p>10000000012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85" calcext:value-type="float">
            <text:p>11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84</text:p>
          </table:table-cell>
          <table:table-cell table:number-columns-repeated="250"/>
        </table:table-row>
        <table:table-row table:style-name="ro1">
          <table:table-cell table:style-name="ce2" office:value-type="float" office:value="1285" calcext:value-type="float">
            <text:p>1285</text:p>
          </table:table-cell>
          <table:table-cell table:style-name="ce2" office:value-type="float" office:value="1000000001285" calcext:value-type="float">
            <text:p>10000000012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86" calcext:value-type="float">
            <text:p>11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85</text:p>
          </table:table-cell>
          <table:table-cell table:number-columns-repeated="250"/>
        </table:table-row>
        <table:table-row table:style-name="ro1">
          <table:table-cell table:style-name="ce2" office:value-type="float" office:value="1286" calcext:value-type="float">
            <text:p>1286</text:p>
          </table:table-cell>
          <table:table-cell table:style-name="ce2" office:value-type="float" office:value="1000000001286" calcext:value-type="float">
            <text:p>10000000012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87" calcext:value-type="float">
            <text:p>11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86</text:p>
          </table:table-cell>
          <table:table-cell table:number-columns-repeated="250"/>
        </table:table-row>
        <table:table-row table:style-name="ro1">
          <table:table-cell table:style-name="ce2" office:value-type="float" office:value="1287" calcext:value-type="float">
            <text:p>1287</text:p>
          </table:table-cell>
          <table:table-cell table:style-name="ce2" office:value-type="float" office:value="1000000001287" calcext:value-type="float">
            <text:p>10000000012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88" calcext:value-type="float">
            <text:p>11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87</text:p>
          </table:table-cell>
          <table:table-cell table:number-columns-repeated="250"/>
        </table:table-row>
        <table:table-row table:style-name="ro1">
          <table:table-cell table:style-name="ce2" office:value-type="float" office:value="1288" calcext:value-type="float">
            <text:p>1288</text:p>
          </table:table-cell>
          <table:table-cell table:style-name="ce2" office:value-type="float" office:value="1000000001288" calcext:value-type="float">
            <text:p>10000000012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89" calcext:value-type="float">
            <text:p>11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88</text:p>
          </table:table-cell>
          <table:table-cell table:number-columns-repeated="250"/>
        </table:table-row>
        <table:table-row table:style-name="ro1">
          <table:table-cell table:style-name="ce2" office:value-type="float" office:value="1289" calcext:value-type="float">
            <text:p>1289</text:p>
          </table:table-cell>
          <table:table-cell table:style-name="ce2" office:value-type="float" office:value="1000000001289" calcext:value-type="float">
            <text:p>10000000012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90" calcext:value-type="float">
            <text:p>11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89</text:p>
          </table:table-cell>
          <table:table-cell table:number-columns-repeated="250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1000000001290" calcext:value-type="float">
            <text:p>10000000012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91" calcext:value-type="float">
            <text:p>11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90</text:p>
          </table:table-cell>
          <table:table-cell table:number-columns-repeated="250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2" office:value-type="float" office:value="1000000001291" calcext:value-type="float">
            <text:p>10000000012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92" calcext:value-type="float">
            <text:p>11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91</text:p>
          </table:table-cell>
          <table:table-cell table:number-columns-repeated="250"/>
        </table:table-row>
        <table:table-row table:style-name="ro1">
          <table:table-cell table:style-name="ce2" office:value-type="float" office:value="1292" calcext:value-type="float">
            <text:p>1292</text:p>
          </table:table-cell>
          <table:table-cell table:style-name="ce2" office:value-type="float" office:value="1000000001292" calcext:value-type="float">
            <text:p>10000000012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93" calcext:value-type="float">
            <text:p>11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92</text:p>
          </table:table-cell>
          <table:table-cell table:number-columns-repeated="250"/>
        </table:table-row>
        <table:table-row table:style-name="ro1">
          <table:table-cell table:style-name="ce2" office:value-type="float" office:value="1293" calcext:value-type="float">
            <text:p>1293</text:p>
          </table:table-cell>
          <table:table-cell table:style-name="ce2" office:value-type="float" office:value="1000000001293" calcext:value-type="float">
            <text:p>10000000012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94" calcext:value-type="float">
            <text:p>11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93</text:p>
          </table:table-cell>
          <table:table-cell table:number-columns-repeated="250"/>
        </table:table-row>
        <table:table-row table:style-name="ro1">
          <table:table-cell table:style-name="ce2" office:value-type="float" office:value="1294" calcext:value-type="float">
            <text:p>1294</text:p>
          </table:table-cell>
          <table:table-cell table:style-name="ce2" office:value-type="float" office:value="1000000001294" calcext:value-type="float">
            <text:p>10000000012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95" calcext:value-type="float">
            <text:p>11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94</text:p>
          </table:table-cell>
          <table:table-cell table:number-columns-repeated="250"/>
        </table:table-row>
        <table:table-row table:style-name="ro1">
          <table:table-cell table:style-name="ce2" office:value-type="float" office:value="1295" calcext:value-type="float">
            <text:p>1295</text:p>
          </table:table-cell>
          <table:table-cell table:style-name="ce2" office:value-type="float" office:value="1000000001295" calcext:value-type="float">
            <text:p>10000000012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96" calcext:value-type="float">
            <text:p>11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95</text:p>
          </table:table-cell>
          <table:table-cell table:number-columns-repeated="250"/>
        </table:table-row>
        <table:table-row table:style-name="ro1">
          <table:table-cell table:style-name="ce2" office:value-type="float" office:value="1296" calcext:value-type="float">
            <text:p>1296</text:p>
          </table:table-cell>
          <table:table-cell table:style-name="ce2" office:value-type="float" office:value="1000000001296" calcext:value-type="float">
            <text:p>10000000012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97" calcext:value-type="float">
            <text:p>11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96</text:p>
          </table:table-cell>
          <table:table-cell table:number-columns-repeated="250"/>
        </table:table-row>
        <table:table-row table:style-name="ro1">
          <table:table-cell table:style-name="ce2" office:value-type="float" office:value="1297" calcext:value-type="float">
            <text:p>1297</text:p>
          </table:table-cell>
          <table:table-cell table:style-name="ce2" office:value-type="float" office:value="1000000001297" calcext:value-type="float">
            <text:p>10000000012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98" calcext:value-type="float">
            <text:p>11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97</text:p>
          </table:table-cell>
          <table:table-cell table:number-columns-repeated="250"/>
        </table:table-row>
        <table:table-row table:style-name="ro1">
          <table:table-cell table:style-name="ce2" office:value-type="float" office:value="1298" calcext:value-type="float">
            <text:p>1298</text:p>
          </table:table-cell>
          <table:table-cell table:style-name="ce2" office:value-type="float" office:value="1000000001298" calcext:value-type="float">
            <text:p>10000000012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199" calcext:value-type="float">
            <text:p>11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98</text:p>
          </table:table-cell>
          <table:table-cell table:number-columns-repeated="250"/>
        </table:table-row>
        <table:table-row table:style-name="ro1">
          <table:table-cell table:style-name="ce2" office:value-type="float" office:value="1299" calcext:value-type="float">
            <text:p>1299</text:p>
          </table:table-cell>
          <table:table-cell table:style-name="ce2" office:value-type="float" office:value="1000000001299" calcext:value-type="float">
            <text:p>10000000012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00" calcext:value-type="float">
            <text:p>12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199</text:p>
          </table:table-cell>
          <table:table-cell table:number-columns-repeated="250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00001300" calcext:value-type="float">
            <text:p>10000000013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01" calcext:value-type="float">
            <text:p>12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00</text:p>
          </table:table-cell>
          <table:table-cell table:number-columns-repeated="250"/>
        </table:table-row>
        <table:table-row table:style-name="ro1">
          <table:table-cell table:style-name="ce2" office:value-type="float" office:value="1301" calcext:value-type="float">
            <text:p>1301</text:p>
          </table:table-cell>
          <table:table-cell table:style-name="ce2" office:value-type="float" office:value="1000000001301" calcext:value-type="float">
            <text:p>10000000013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02" calcext:value-type="float">
            <text:p>12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01</text:p>
          </table:table-cell>
          <table:table-cell table:number-columns-repeated="250"/>
        </table:table-row>
        <table:table-row table:style-name="ro1"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1000000001302" calcext:value-type="float">
            <text:p>10000000013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03" calcext:value-type="float">
            <text:p>12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02</text:p>
          </table:table-cell>
          <table:table-cell table:number-columns-repeated="250"/>
        </table:table-row>
        <table:table-row table:style-name="ro1"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000000001303" calcext:value-type="float">
            <text:p>10000000013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04" calcext:value-type="float">
            <text:p>12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03</text:p>
          </table:table-cell>
          <table:table-cell table:number-columns-repeated="250"/>
        </table:table-row>
        <table:table-row table:style-name="ro1"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000000001304" calcext:value-type="float">
            <text:p>10000000013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05" calcext:value-type="float">
            <text:p>12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04</text:p>
          </table:table-cell>
          <table:table-cell table:number-columns-repeated="250"/>
        </table:table-row>
        <table:table-row table:style-name="ro1">
          <table:table-cell table:style-name="ce2" office:value-type="float" office:value="1305" calcext:value-type="float">
            <text:p>1305</text:p>
          </table:table-cell>
          <table:table-cell table:style-name="ce2" office:value-type="float" office:value="1000000001305" calcext:value-type="float">
            <text:p>10000000013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06" calcext:value-type="float">
            <text:p>12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05</text:p>
          </table:table-cell>
          <table:table-cell table:number-columns-repeated="250"/>
        </table:table-row>
        <table:table-row table:style-name="ro1">
          <table:table-cell table:style-name="ce2" office:value-type="float" office:value="1306" calcext:value-type="float">
            <text:p>1306</text:p>
          </table:table-cell>
          <table:table-cell table:style-name="ce2" office:value-type="float" office:value="1000000001306" calcext:value-type="float">
            <text:p>10000000013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07" calcext:value-type="float">
            <text:p>12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06</text:p>
          </table:table-cell>
          <table:table-cell table:number-columns-repeated="250"/>
        </table:table-row>
        <table:table-row table:style-name="ro1">
          <table:table-cell table:style-name="ce2" office:value-type="float" office:value="1307" calcext:value-type="float">
            <text:p>1307</text:p>
          </table:table-cell>
          <table:table-cell table:style-name="ce2" office:value-type="float" office:value="1000000001307" calcext:value-type="float">
            <text:p>10000000013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08" calcext:value-type="float">
            <text:p>12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07</text:p>
          </table:table-cell>
          <table:table-cell table:number-columns-repeated="250"/>
        </table:table-row>
        <table:table-row table:style-name="ro1">
          <table:table-cell table:style-name="ce2" office:value-type="float" office:value="1308" calcext:value-type="float">
            <text:p>1308</text:p>
          </table:table-cell>
          <table:table-cell table:style-name="ce2" office:value-type="float" office:value="1000000001308" calcext:value-type="float">
            <text:p>10000000013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09" calcext:value-type="float">
            <text:p>12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08</text:p>
          </table:table-cell>
          <table:table-cell table:number-columns-repeated="250"/>
        </table:table-row>
        <table:table-row table:style-name="ro1">
          <table:table-cell table:style-name="ce2" office:value-type="float" office:value="1309" calcext:value-type="float">
            <text:p>1309</text:p>
          </table:table-cell>
          <table:table-cell table:style-name="ce2" office:value-type="float" office:value="1000000001309" calcext:value-type="float">
            <text:p>10000000013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10" calcext:value-type="float">
            <text:p>12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09</text:p>
          </table:table-cell>
          <table:table-cell table:number-columns-repeated="250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2" office:value-type="float" office:value="1000000001310" calcext:value-type="float">
            <text:p>10000000013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11" calcext:value-type="float">
            <text:p>12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10</text:p>
          </table:table-cell>
          <table:table-cell table:number-columns-repeated="250"/>
        </table:table-row>
        <table:table-row table:style-name="ro1">
          <table:table-cell table:style-name="ce2" office:value-type="float" office:value="1311" calcext:value-type="float">
            <text:p>1311</text:p>
          </table:table-cell>
          <table:table-cell table:style-name="ce2" office:value-type="float" office:value="1000000001311" calcext:value-type="float">
            <text:p>10000000013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12" calcext:value-type="float">
            <text:p>12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11</text:p>
          </table:table-cell>
          <table:table-cell table:number-columns-repeated="250"/>
        </table:table-row>
        <table:table-row table:style-name="ro1">
          <table:table-cell table:style-name="ce2" office:value-type="float" office:value="1312" calcext:value-type="float">
            <text:p>1312</text:p>
          </table:table-cell>
          <table:table-cell table:style-name="ce2" office:value-type="float" office:value="1000000001312" calcext:value-type="float">
            <text:p>10000000013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13" calcext:value-type="float">
            <text:p>12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12</text:p>
          </table:table-cell>
          <table:table-cell table:number-columns-repeated="250"/>
        </table:table-row>
        <table:table-row table:style-name="ro1">
          <table:table-cell table:style-name="ce2" office:value-type="float" office:value="1313" calcext:value-type="float">
            <text:p>1313</text:p>
          </table:table-cell>
          <table:table-cell table:style-name="ce2" office:value-type="float" office:value="1000000001313" calcext:value-type="float">
            <text:p>10000000013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14" calcext:value-type="float">
            <text:p>12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13</text:p>
          </table:table-cell>
          <table:table-cell table:number-columns-repeated="250"/>
        </table:table-row>
        <table:table-row table:style-name="ro1">
          <table:table-cell table:style-name="ce2" office:value-type="float" office:value="1314" calcext:value-type="float">
            <text:p>1314</text:p>
          </table:table-cell>
          <table:table-cell table:style-name="ce2" office:value-type="float" office:value="1000000001314" calcext:value-type="float">
            <text:p>10000000013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15" calcext:value-type="float">
            <text:p>12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14</text:p>
          </table:table-cell>
          <table:table-cell table:number-columns-repeated="250"/>
        </table:table-row>
        <table:table-row table:style-name="ro1">
          <table:table-cell table:style-name="ce2" office:value-type="float" office:value="1315" calcext:value-type="float">
            <text:p>1315</text:p>
          </table:table-cell>
          <table:table-cell table:style-name="ce2" office:value-type="float" office:value="1000000001315" calcext:value-type="float">
            <text:p>10000000013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16" calcext:value-type="float">
            <text:p>12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15</text:p>
          </table:table-cell>
          <table:table-cell table:number-columns-repeated="250"/>
        </table:table-row>
        <table:table-row table:style-name="ro1">
          <table:table-cell table:style-name="ce2" office:value-type="float" office:value="1316" calcext:value-type="float">
            <text:p>1316</text:p>
          </table:table-cell>
          <table:table-cell table:style-name="ce2" office:value-type="float" office:value="1000000001316" calcext:value-type="float">
            <text:p>10000000013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17" calcext:value-type="float">
            <text:p>12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16</text:p>
          </table:table-cell>
          <table:table-cell table:number-columns-repeated="250"/>
        </table:table-row>
        <table:table-row table:style-name="ro1">
          <table:table-cell table:style-name="ce2" office:value-type="float" office:value="1317" calcext:value-type="float">
            <text:p>1317</text:p>
          </table:table-cell>
          <table:table-cell table:style-name="ce2" office:value-type="float" office:value="1000000001317" calcext:value-type="float">
            <text:p>10000000013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18" calcext:value-type="float">
            <text:p>12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17</text:p>
          </table:table-cell>
          <table:table-cell table:number-columns-repeated="250"/>
        </table:table-row>
        <table:table-row table:style-name="ro1">
          <table:table-cell table:style-name="ce2" office:value-type="float" office:value="1318" calcext:value-type="float">
            <text:p>1318</text:p>
          </table:table-cell>
          <table:table-cell table:style-name="ce2" office:value-type="float" office:value="1000000001318" calcext:value-type="float">
            <text:p>10000000013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19" calcext:value-type="float">
            <text:p>12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18</text:p>
          </table:table-cell>
          <table:table-cell table:number-columns-repeated="250"/>
        </table:table-row>
        <table:table-row table:style-name="ro1">
          <table:table-cell table:style-name="ce2" office:value-type="float" office:value="1319" calcext:value-type="float">
            <text:p>1319</text:p>
          </table:table-cell>
          <table:table-cell table:style-name="ce2" office:value-type="float" office:value="1000000001319" calcext:value-type="float">
            <text:p>10000000013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20" calcext:value-type="float">
            <text:p>12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19</text:p>
          </table:table-cell>
          <table:table-cell table:number-columns-repeated="250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1000000001320" calcext:value-type="float">
            <text:p>10000000013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21" calcext:value-type="float">
            <text:p>12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20</text:p>
          </table:table-cell>
          <table:table-cell table:number-columns-repeated="250"/>
        </table:table-row>
        <table:table-row table:style-name="ro1"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1000000001321" calcext:value-type="float">
            <text:p>10000000013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22" calcext:value-type="float">
            <text:p>12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21</text:p>
          </table:table-cell>
          <table:table-cell table:number-columns-repeated="250"/>
        </table:table-row>
        <table:table-row table:style-name="ro1">
          <table:table-cell table:style-name="ce2" office:value-type="float" office:value="1322" calcext:value-type="float">
            <text:p>1322</text:p>
          </table:table-cell>
          <table:table-cell table:style-name="ce2" office:value-type="float" office:value="1000000001322" calcext:value-type="float">
            <text:p>10000000013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23" calcext:value-type="float">
            <text:p>12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22</text:p>
          </table:table-cell>
          <table:table-cell table:number-columns-repeated="250"/>
        </table:table-row>
        <table:table-row table:style-name="ro1"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1000000001323" calcext:value-type="float">
            <text:p>10000000013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24" calcext:value-type="float">
            <text:p>12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23</text:p>
          </table:table-cell>
          <table:table-cell table:number-columns-repeated="250"/>
        </table:table-row>
        <table:table-row table:style-name="ro1">
          <table:table-cell table:style-name="ce2" office:value-type="float" office:value="1324" calcext:value-type="float">
            <text:p>1324</text:p>
          </table:table-cell>
          <table:table-cell table:style-name="ce2" office:value-type="float" office:value="1000000001324" calcext:value-type="float">
            <text:p>10000000013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25" calcext:value-type="float">
            <text:p>12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24</text:p>
          </table:table-cell>
          <table:table-cell table:number-columns-repeated="250"/>
        </table:table-row>
        <table:table-row table:style-name="ro1">
          <table:table-cell table:style-name="ce2" office:value-type="float" office:value="1325" calcext:value-type="float">
            <text:p>1325</text:p>
          </table:table-cell>
          <table:table-cell table:style-name="ce2" office:value-type="float" office:value="1000000001325" calcext:value-type="float">
            <text:p>10000000013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26" calcext:value-type="float">
            <text:p>12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25</text:p>
          </table:table-cell>
          <table:table-cell table:number-columns-repeated="250"/>
        </table:table-row>
        <table:table-row table:style-name="ro1">
          <table:table-cell table:style-name="ce2" office:value-type="float" office:value="1326" calcext:value-type="float">
            <text:p>1326</text:p>
          </table:table-cell>
          <table:table-cell table:style-name="ce2" office:value-type="float" office:value="1000000001326" calcext:value-type="float">
            <text:p>10000000013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27" calcext:value-type="float">
            <text:p>12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26</text:p>
          </table:table-cell>
          <table:table-cell table:number-columns-repeated="250"/>
        </table:table-row>
        <table:table-row table:style-name="ro1">
          <table:table-cell table:style-name="ce2" office:value-type="float" office:value="1327" calcext:value-type="float">
            <text:p>1327</text:p>
          </table:table-cell>
          <table:table-cell table:style-name="ce2" office:value-type="float" office:value="1000000001327" calcext:value-type="float">
            <text:p>10000000013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28" calcext:value-type="float">
            <text:p>12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27</text:p>
          </table:table-cell>
          <table:table-cell table:number-columns-repeated="250"/>
        </table:table-row>
        <table:table-row table:style-name="ro1"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1000000001328" calcext:value-type="float">
            <text:p>10000000013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29" calcext:value-type="float">
            <text:p>12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28</text:p>
          </table:table-cell>
          <table:table-cell table:number-columns-repeated="250"/>
        </table:table-row>
        <table:table-row table:style-name="ro1">
          <table:table-cell table:style-name="ce2" office:value-type="float" office:value="1329" calcext:value-type="float">
            <text:p>1329</text:p>
          </table:table-cell>
          <table:table-cell table:style-name="ce2" office:value-type="float" office:value="1000000001329" calcext:value-type="float">
            <text:p>10000000013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30" calcext:value-type="float">
            <text:p>12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29</text:p>
          </table:table-cell>
          <table:table-cell table:number-columns-repeated="250"/>
        </table:table-row>
        <table:table-row table:style-name="ro1"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1000000001330" calcext:value-type="float">
            <text:p>10000000013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31" calcext:value-type="float">
            <text:p>12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30</text:p>
          </table:table-cell>
          <table:table-cell table:number-columns-repeated="250"/>
        </table:table-row>
        <table:table-row table:style-name="ro1">
          <table:table-cell table:style-name="ce2" office:value-type="float" office:value="1331" calcext:value-type="float">
            <text:p>1331</text:p>
          </table:table-cell>
          <table:table-cell table:style-name="ce2" office:value-type="float" office:value="1000000001331" calcext:value-type="float">
            <text:p>10000000013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32" calcext:value-type="float">
            <text:p>12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31</text:p>
          </table:table-cell>
          <table:table-cell table:number-columns-repeated="250"/>
        </table:table-row>
        <table:table-row table:style-name="ro1">
          <table:table-cell table:style-name="ce2" office:value-type="float" office:value="1332" calcext:value-type="float">
            <text:p>1332</text:p>
          </table:table-cell>
          <table:table-cell table:style-name="ce2" office:value-type="float" office:value="1000000001332" calcext:value-type="float">
            <text:p>10000000013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33" calcext:value-type="float">
            <text:p>12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32</text:p>
          </table:table-cell>
          <table:table-cell table:number-columns-repeated="250"/>
        </table:table-row>
        <table:table-row table:style-name="ro1">
          <table:table-cell table:style-name="ce2" office:value-type="float" office:value="1333" calcext:value-type="float">
            <text:p>1333</text:p>
          </table:table-cell>
          <table:table-cell table:style-name="ce2" office:value-type="float" office:value="1000000001333" calcext:value-type="float">
            <text:p>10000000013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34" calcext:value-type="float">
            <text:p>12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33</text:p>
          </table:table-cell>
          <table:table-cell table:number-columns-repeated="250"/>
        </table:table-row>
        <table:table-row table:style-name="ro1">
          <table:table-cell table:style-name="ce2" office:value-type="float" office:value="1334" calcext:value-type="float">
            <text:p>1334</text:p>
          </table:table-cell>
          <table:table-cell table:style-name="ce2" office:value-type="float" office:value="1000000001334" calcext:value-type="float">
            <text:p>10000000013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35" calcext:value-type="float">
            <text:p>12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34</text:p>
          </table:table-cell>
          <table:table-cell table:number-columns-repeated="250"/>
        </table:table-row>
        <table:table-row table:style-name="ro1">
          <table:table-cell table:style-name="ce2" office:value-type="float" office:value="1335" calcext:value-type="float">
            <text:p>1335</text:p>
          </table:table-cell>
          <table:table-cell table:style-name="ce2" office:value-type="float" office:value="1000000001335" calcext:value-type="float">
            <text:p>10000000013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36" calcext:value-type="float">
            <text:p>12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35</text:p>
          </table:table-cell>
          <table:table-cell table:number-columns-repeated="250"/>
        </table:table-row>
        <table:table-row table:style-name="ro1">
          <table:table-cell table:style-name="ce2" office:value-type="float" office:value="1336" calcext:value-type="float">
            <text:p>1336</text:p>
          </table:table-cell>
          <table:table-cell table:style-name="ce2" office:value-type="float" office:value="1000000001336" calcext:value-type="float">
            <text:p>10000000013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37" calcext:value-type="float">
            <text:p>12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36</text:p>
          </table:table-cell>
          <table:table-cell table:number-columns-repeated="250"/>
        </table:table-row>
        <table:table-row table:style-name="ro1">
          <table:table-cell table:style-name="ce2" office:value-type="float" office:value="1337" calcext:value-type="float">
            <text:p>1337</text:p>
          </table:table-cell>
          <table:table-cell table:style-name="ce2" office:value-type="float" office:value="1000000001337" calcext:value-type="float">
            <text:p>10000000013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38" calcext:value-type="float">
            <text:p>12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37</text:p>
          </table:table-cell>
          <table:table-cell table:number-columns-repeated="250"/>
        </table:table-row>
        <table:table-row table:style-name="ro1">
          <table:table-cell table:style-name="ce2" office:value-type="float" office:value="1338" calcext:value-type="float">
            <text:p>1338</text:p>
          </table:table-cell>
          <table:table-cell table:style-name="ce2" office:value-type="float" office:value="1000000001338" calcext:value-type="float">
            <text:p>10000000013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39" calcext:value-type="float">
            <text:p>12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38</text:p>
          </table:table-cell>
          <table:table-cell table:number-columns-repeated="250"/>
        </table:table-row>
        <table:table-row table:style-name="ro1">
          <table:table-cell table:style-name="ce2" office:value-type="float" office:value="1339" calcext:value-type="float">
            <text:p>1339</text:p>
          </table:table-cell>
          <table:table-cell table:style-name="ce2" office:value-type="float" office:value="1000000001339" calcext:value-type="float">
            <text:p>10000000013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40" calcext:value-type="float">
            <text:p>12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39</text:p>
          </table:table-cell>
          <table:table-cell table:number-columns-repeated="250"/>
        </table:table-row>
        <table:table-row table:style-name="ro1">
          <table:table-cell table:style-name="ce2" office:value-type="float" office:value="1340" calcext:value-type="float">
            <text:p>1340</text:p>
          </table:table-cell>
          <table:table-cell table:style-name="ce2" office:value-type="float" office:value="1000000001340" calcext:value-type="float">
            <text:p>10000000013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41" calcext:value-type="float">
            <text:p>12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40</text:p>
          </table:table-cell>
          <table:table-cell table:number-columns-repeated="250"/>
        </table:table-row>
        <table:table-row table:style-name="ro1">
          <table:table-cell table:style-name="ce2" office:value-type="float" office:value="1341" calcext:value-type="float">
            <text:p>1341</text:p>
          </table:table-cell>
          <table:table-cell table:style-name="ce2" office:value-type="float" office:value="1000000001341" calcext:value-type="float">
            <text:p>10000000013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42" calcext:value-type="float">
            <text:p>12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41</text:p>
          </table:table-cell>
          <table:table-cell table:number-columns-repeated="250"/>
        </table:table-row>
        <table:table-row table:style-name="ro1"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000000001342" calcext:value-type="float">
            <text:p>10000000013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43" calcext:value-type="float">
            <text:p>12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42</text:p>
          </table:table-cell>
          <table:table-cell table:number-columns-repeated="250"/>
        </table:table-row>
        <table:table-row table:style-name="ro1">
          <table:table-cell table:style-name="ce2" office:value-type="float" office:value="1343" calcext:value-type="float">
            <text:p>1343</text:p>
          </table:table-cell>
          <table:table-cell table:style-name="ce2" office:value-type="float" office:value="1000000001343" calcext:value-type="float">
            <text:p>10000000013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44" calcext:value-type="float">
            <text:p>12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43</text:p>
          </table:table-cell>
          <table:table-cell table:number-columns-repeated="250"/>
        </table:table-row>
        <table:table-row table:style-name="ro1">
          <table:table-cell table:style-name="ce2" office:value-type="float" office:value="1344" calcext:value-type="float">
            <text:p>1344</text:p>
          </table:table-cell>
          <table:table-cell table:style-name="ce2" office:value-type="float" office:value="1000000001344" calcext:value-type="float">
            <text:p>10000000013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45" calcext:value-type="float">
            <text:p>12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44</text:p>
          </table:table-cell>
          <table:table-cell table:number-columns-repeated="250"/>
        </table:table-row>
        <table:table-row table:style-name="ro1">
          <table:table-cell table:style-name="ce2" office:value-type="float" office:value="1345" calcext:value-type="float">
            <text:p>1345</text:p>
          </table:table-cell>
          <table:table-cell table:style-name="ce2" office:value-type="float" office:value="1000000001345" calcext:value-type="float">
            <text:p>10000000013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46" calcext:value-type="float">
            <text:p>12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45</text:p>
          </table:table-cell>
          <table:table-cell table:number-columns-repeated="250"/>
        </table:table-row>
        <table:table-row table:style-name="ro1">
          <table:table-cell table:style-name="ce2" office:value-type="float" office:value="1346" calcext:value-type="float">
            <text:p>1346</text:p>
          </table:table-cell>
          <table:table-cell table:style-name="ce2" office:value-type="float" office:value="1000000001346" calcext:value-type="float">
            <text:p>10000000013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47" calcext:value-type="float">
            <text:p>12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46</text:p>
          </table:table-cell>
          <table:table-cell table:number-columns-repeated="250"/>
        </table:table-row>
        <table:table-row table:style-name="ro1">
          <table:table-cell table:style-name="ce2" office:value-type="float" office:value="1347" calcext:value-type="float">
            <text:p>1347</text:p>
          </table:table-cell>
          <table:table-cell table:style-name="ce2" office:value-type="float" office:value="1000000001347" calcext:value-type="float">
            <text:p>10000000013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48" calcext:value-type="float">
            <text:p>12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47</text:p>
          </table:table-cell>
          <table:table-cell table:number-columns-repeated="250"/>
        </table:table-row>
        <table:table-row table:style-name="ro1">
          <table:table-cell table:style-name="ce2" office:value-type="float" office:value="1348" calcext:value-type="float">
            <text:p>1348</text:p>
          </table:table-cell>
          <table:table-cell table:style-name="ce2" office:value-type="float" office:value="1000000001348" calcext:value-type="float">
            <text:p>10000000013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49" calcext:value-type="float">
            <text:p>12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48</text:p>
          </table:table-cell>
          <table:table-cell table:number-columns-repeated="250"/>
        </table:table-row>
        <table:table-row table:style-name="ro1">
          <table:table-cell table:style-name="ce2" office:value-type="float" office:value="1349" calcext:value-type="float">
            <text:p>1349</text:p>
          </table:table-cell>
          <table:table-cell table:style-name="ce2" office:value-type="float" office:value="1000000001349" calcext:value-type="float">
            <text:p>10000000013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50" calcext:value-type="float">
            <text:p>12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49</text:p>
          </table:table-cell>
          <table:table-cell table:number-columns-repeated="250"/>
        </table:table-row>
        <table:table-row table:style-name="ro1"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1000000001350" calcext:value-type="float">
            <text:p>10000000013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51" calcext:value-type="float">
            <text:p>12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50</text:p>
          </table:table-cell>
          <table:table-cell table:number-columns-repeated="250"/>
        </table:table-row>
        <table:table-row table:style-name="ro1">
          <table:table-cell table:style-name="ce2" office:value-type="float" office:value="1351" calcext:value-type="float">
            <text:p>1351</text:p>
          </table:table-cell>
          <table:table-cell table:style-name="ce2" office:value-type="float" office:value="1000000001351" calcext:value-type="float">
            <text:p>10000000013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52" calcext:value-type="float">
            <text:p>12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51</text:p>
          </table:table-cell>
          <table:table-cell table:number-columns-repeated="250"/>
        </table:table-row>
        <table:table-row table:style-name="ro1">
          <table:table-cell table:style-name="ce2" office:value-type="float" office:value="1352" calcext:value-type="float">
            <text:p>1352</text:p>
          </table:table-cell>
          <table:table-cell table:style-name="ce2" office:value-type="float" office:value="1000000001352" calcext:value-type="float">
            <text:p>10000000013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53" calcext:value-type="float">
            <text:p>12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52</text:p>
          </table:table-cell>
          <table:table-cell table:number-columns-repeated="250"/>
        </table:table-row>
        <table:table-row table:style-name="ro1">
          <table:table-cell table:style-name="ce2" office:value-type="float" office:value="1353" calcext:value-type="float">
            <text:p>1353</text:p>
          </table:table-cell>
          <table:table-cell table:style-name="ce2" office:value-type="float" office:value="1000000001353" calcext:value-type="float">
            <text:p>10000000013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54" calcext:value-type="float">
            <text:p>12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53</text:p>
          </table:table-cell>
          <table:table-cell table:number-columns-repeated="250"/>
        </table:table-row>
        <table:table-row table:style-name="ro1">
          <table:table-cell table:style-name="ce2" office:value-type="float" office:value="1354" calcext:value-type="float">
            <text:p>1354</text:p>
          </table:table-cell>
          <table:table-cell table:style-name="ce2" office:value-type="float" office:value="1000000001354" calcext:value-type="float">
            <text:p>10000000013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55" calcext:value-type="float">
            <text:p>12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54</text:p>
          </table:table-cell>
          <table:table-cell table:number-columns-repeated="250"/>
        </table:table-row>
        <table:table-row table:style-name="ro1">
          <table:table-cell table:style-name="ce2" office:value-type="float" office:value="1355" calcext:value-type="float">
            <text:p>1355</text:p>
          </table:table-cell>
          <table:table-cell table:style-name="ce2" office:value-type="float" office:value="1000000001355" calcext:value-type="float">
            <text:p>10000000013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56" calcext:value-type="float">
            <text:p>12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55</text:p>
          </table:table-cell>
          <table:table-cell table:number-columns-repeated="250"/>
        </table:table-row>
        <table:table-row table:style-name="ro1"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1000000001356" calcext:value-type="float">
            <text:p>10000000013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57" calcext:value-type="float">
            <text:p>12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56</text:p>
          </table:table-cell>
          <table:table-cell table:number-columns-repeated="250"/>
        </table:table-row>
        <table:table-row table:style-name="ro1">
          <table:table-cell table:style-name="ce2" office:value-type="float" office:value="1357" calcext:value-type="float">
            <text:p>1357</text:p>
          </table:table-cell>
          <table:table-cell table:style-name="ce2" office:value-type="float" office:value="1000000001357" calcext:value-type="float">
            <text:p>10000000013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58" calcext:value-type="float">
            <text:p>12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57</text:p>
          </table:table-cell>
          <table:table-cell table:number-columns-repeated="250"/>
        </table:table-row>
        <table:table-row table:style-name="ro1"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1000000001358" calcext:value-type="float">
            <text:p>10000000013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59" calcext:value-type="float">
            <text:p>12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58</text:p>
          </table:table-cell>
          <table:table-cell table:number-columns-repeated="250"/>
        </table:table-row>
        <table:table-row table:style-name="ro1">
          <table:table-cell table:style-name="ce2" office:value-type="float" office:value="1359" calcext:value-type="float">
            <text:p>1359</text:p>
          </table:table-cell>
          <table:table-cell table:style-name="ce2" office:value-type="float" office:value="1000000001359" calcext:value-type="float">
            <text:p>10000000013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60" calcext:value-type="float">
            <text:p>12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59</text:p>
          </table:table-cell>
          <table:table-cell table:number-columns-repeated="250"/>
        </table:table-row>
        <table:table-row table:style-name="ro1">
          <table:table-cell table:style-name="ce2" office:value-type="float" office:value="1360" calcext:value-type="float">
            <text:p>1360</text:p>
          </table:table-cell>
          <table:table-cell table:style-name="ce2" office:value-type="float" office:value="1000000001360" calcext:value-type="float">
            <text:p>10000000013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61" calcext:value-type="float">
            <text:p>12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60</text:p>
          </table:table-cell>
          <table:table-cell table:number-columns-repeated="250"/>
        </table:table-row>
        <table:table-row table:style-name="ro1">
          <table:table-cell table:style-name="ce2" office:value-type="float" office:value="1361" calcext:value-type="float">
            <text:p>1361</text:p>
          </table:table-cell>
          <table:table-cell table:style-name="ce2" office:value-type="float" office:value="1000000001361" calcext:value-type="float">
            <text:p>10000000013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62" calcext:value-type="float">
            <text:p>12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61</text:p>
          </table:table-cell>
          <table:table-cell table:number-columns-repeated="250"/>
        </table:table-row>
        <table:table-row table:style-name="ro1">
          <table:table-cell table:style-name="ce2" office:value-type="float" office:value="1362" calcext:value-type="float">
            <text:p>1362</text:p>
          </table:table-cell>
          <table:table-cell table:style-name="ce2" office:value-type="float" office:value="1000000001362" calcext:value-type="float">
            <text:p>10000000013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63" calcext:value-type="float">
            <text:p>12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62</text:p>
          </table:table-cell>
          <table:table-cell table:number-columns-repeated="250"/>
        </table:table-row>
        <table:table-row table:style-name="ro1">
          <table:table-cell table:style-name="ce2" office:value-type="float" office:value="1363" calcext:value-type="float">
            <text:p>1363</text:p>
          </table:table-cell>
          <table:table-cell table:style-name="ce2" office:value-type="float" office:value="1000000001363" calcext:value-type="float">
            <text:p>10000000013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64" calcext:value-type="float">
            <text:p>12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63</text:p>
          </table:table-cell>
          <table:table-cell table:number-columns-repeated="250"/>
        </table:table-row>
        <table:table-row table:style-name="ro1">
          <table:table-cell table:style-name="ce2" office:value-type="float" office:value="1364" calcext:value-type="float">
            <text:p>1364</text:p>
          </table:table-cell>
          <table:table-cell table:style-name="ce2" office:value-type="float" office:value="1000000001364" calcext:value-type="float">
            <text:p>10000000013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65" calcext:value-type="float">
            <text:p>12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64</text:p>
          </table:table-cell>
          <table:table-cell table:number-columns-repeated="250"/>
        </table:table-row>
        <table:table-row table:style-name="ro1">
          <table:table-cell table:style-name="ce2" office:value-type="float" office:value="1365" calcext:value-type="float">
            <text:p>1365</text:p>
          </table:table-cell>
          <table:table-cell table:style-name="ce2" office:value-type="float" office:value="1000000001365" calcext:value-type="float">
            <text:p>10000000013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66" calcext:value-type="float">
            <text:p>12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65</text:p>
          </table:table-cell>
          <table:table-cell table:number-columns-repeated="250"/>
        </table:table-row>
        <table:table-row table:style-name="ro1">
          <table:table-cell table:style-name="ce2" office:value-type="float" office:value="1366" calcext:value-type="float">
            <text:p>1366</text:p>
          </table:table-cell>
          <table:table-cell table:style-name="ce2" office:value-type="float" office:value="1000000001366" calcext:value-type="float">
            <text:p>10000000013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67" calcext:value-type="float">
            <text:p>12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66</text:p>
          </table:table-cell>
          <table:table-cell table:number-columns-repeated="250"/>
        </table:table-row>
        <table:table-row table:style-name="ro1">
          <table:table-cell table:style-name="ce2" office:value-type="float" office:value="1367" calcext:value-type="float">
            <text:p>1367</text:p>
          </table:table-cell>
          <table:table-cell table:style-name="ce2" office:value-type="float" office:value="1000000001367" calcext:value-type="float">
            <text:p>10000000013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68" calcext:value-type="float">
            <text:p>12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67</text:p>
          </table:table-cell>
          <table:table-cell table:number-columns-repeated="250"/>
        </table:table-row>
        <table:table-row table:style-name="ro1">
          <table:table-cell table:style-name="ce2" office:value-type="float" office:value="1368" calcext:value-type="float">
            <text:p>1368</text:p>
          </table:table-cell>
          <table:table-cell table:style-name="ce2" office:value-type="float" office:value="1000000001368" calcext:value-type="float">
            <text:p>10000000013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69" calcext:value-type="float">
            <text:p>12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68</text:p>
          </table:table-cell>
          <table:table-cell table:number-columns-repeated="250"/>
        </table:table-row>
        <table:table-row table:style-name="ro1">
          <table:table-cell table:style-name="ce2" office:value-type="float" office:value="1369" calcext:value-type="float">
            <text:p>1369</text:p>
          </table:table-cell>
          <table:table-cell table:style-name="ce2" office:value-type="float" office:value="1000000001369" calcext:value-type="float">
            <text:p>10000000013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70" calcext:value-type="float">
            <text:p>12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69</text:p>
          </table:table-cell>
          <table:table-cell table:number-columns-repeated="250"/>
        </table:table-row>
        <table:table-row table:style-name="ro1">
          <table:table-cell table:style-name="ce2" office:value-type="float" office:value="1370" calcext:value-type="float">
            <text:p>1370</text:p>
          </table:table-cell>
          <table:table-cell table:style-name="ce2" office:value-type="float" office:value="1000000001370" calcext:value-type="float">
            <text:p>10000000013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71" calcext:value-type="float">
            <text:p>12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70</text:p>
          </table:table-cell>
          <table:table-cell table:number-columns-repeated="250"/>
        </table:table-row>
        <table:table-row table:style-name="ro1">
          <table:table-cell table:style-name="ce2" office:value-type="float" office:value="1371" calcext:value-type="float">
            <text:p>1371</text:p>
          </table:table-cell>
          <table:table-cell table:style-name="ce2" office:value-type="float" office:value="1000000001371" calcext:value-type="float">
            <text:p>10000000013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72" calcext:value-type="float">
            <text:p>12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71</text:p>
          </table:table-cell>
          <table:table-cell table:number-columns-repeated="250"/>
        </table:table-row>
        <table:table-row table:style-name="ro1">
          <table:table-cell table:style-name="ce2" office:value-type="float" office:value="1372" calcext:value-type="float">
            <text:p>1372</text:p>
          </table:table-cell>
          <table:table-cell table:style-name="ce2" office:value-type="float" office:value="1000000001372" calcext:value-type="float">
            <text:p>10000000013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73" calcext:value-type="float">
            <text:p>12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72</text:p>
          </table:table-cell>
          <table:table-cell table:number-columns-repeated="250"/>
        </table:table-row>
        <table:table-row table:style-name="ro1">
          <table:table-cell table:style-name="ce2" office:value-type="float" office:value="1373" calcext:value-type="float">
            <text:p>1373</text:p>
          </table:table-cell>
          <table:table-cell table:style-name="ce2" office:value-type="float" office:value="1000000001373" calcext:value-type="float">
            <text:p>10000000013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74" calcext:value-type="float">
            <text:p>12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73</text:p>
          </table:table-cell>
          <table:table-cell table:number-columns-repeated="250"/>
        </table:table-row>
        <table:table-row table:style-name="ro1">
          <table:table-cell table:style-name="ce2" office:value-type="float" office:value="1374" calcext:value-type="float">
            <text:p>1374</text:p>
          </table:table-cell>
          <table:table-cell table:style-name="ce2" office:value-type="float" office:value="1000000001374" calcext:value-type="float">
            <text:p>10000000013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74</text:p>
          </table:table-cell>
          <table:table-cell table:number-columns-repeated="250"/>
        </table:table-row>
        <table:table-row table:style-name="ro1">
          <table:table-cell table:style-name="ce2" office:value-type="float" office:value="1375" calcext:value-type="float">
            <text:p>1375</text:p>
          </table:table-cell>
          <table:table-cell table:style-name="ce2" office:value-type="float" office:value="1000000001375" calcext:value-type="float">
            <text:p>10000000013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76" calcext:value-type="float">
            <text:p>12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75</text:p>
          </table:table-cell>
          <table:table-cell table:number-columns-repeated="250"/>
        </table:table-row>
        <table:table-row table:style-name="ro1">
          <table:table-cell table:style-name="ce2" office:value-type="float" office:value="1376" calcext:value-type="float">
            <text:p>1376</text:p>
          </table:table-cell>
          <table:table-cell table:style-name="ce2" office:value-type="float" office:value="1000000001376" calcext:value-type="float">
            <text:p>10000000013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77" calcext:value-type="float">
            <text:p>12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76</text:p>
          </table:table-cell>
          <table:table-cell table:number-columns-repeated="250"/>
        </table:table-row>
        <table:table-row table:style-name="ro1">
          <table:table-cell table:style-name="ce2" office:value-type="float" office:value="1377" calcext:value-type="float">
            <text:p>1377</text:p>
          </table:table-cell>
          <table:table-cell table:style-name="ce2" office:value-type="float" office:value="1000000001377" calcext:value-type="float">
            <text:p>10000000013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78" calcext:value-type="float">
            <text:p>12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77</text:p>
          </table:table-cell>
          <table:table-cell table:number-columns-repeated="250"/>
        </table:table-row>
        <table:table-row table:style-name="ro1">
          <table:table-cell table:style-name="ce2" office:value-type="float" office:value="1378" calcext:value-type="float">
            <text:p>1378</text:p>
          </table:table-cell>
          <table:table-cell table:style-name="ce2" office:value-type="float" office:value="1000000001378" calcext:value-type="float">
            <text:p>10000000013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79" calcext:value-type="float">
            <text:p>12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78</text:p>
          </table:table-cell>
          <table:table-cell table:number-columns-repeated="250"/>
        </table:table-row>
        <table:table-row table:style-name="ro1">
          <table:table-cell table:style-name="ce2" office:value-type="float" office:value="1379" calcext:value-type="float">
            <text:p>1379</text:p>
          </table:table-cell>
          <table:table-cell table:style-name="ce2" office:value-type="float" office:value="1000000001379" calcext:value-type="float">
            <text:p>10000000013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80" calcext:value-type="float">
            <text:p>12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79</text:p>
          </table:table-cell>
          <table:table-cell table:number-columns-repeated="250"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2" office:value-type="float" office:value="1000000001380" calcext:value-type="float">
            <text:p>10000000013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81" calcext:value-type="float">
            <text:p>12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80</text:p>
          </table:table-cell>
          <table:table-cell table:number-columns-repeated="250"/>
        </table:table-row>
        <table:table-row table:style-name="ro1">
          <table:table-cell table:style-name="ce2" office:value-type="float" office:value="1381" calcext:value-type="float">
            <text:p>1381</text:p>
          </table:table-cell>
          <table:table-cell table:style-name="ce2" office:value-type="float" office:value="1000000001381" calcext:value-type="float">
            <text:p>10000000013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82" calcext:value-type="float">
            <text:p>12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81</text:p>
          </table:table-cell>
          <table:table-cell table:number-columns-repeated="250"/>
        </table:table-row>
        <table:table-row table:style-name="ro1">
          <table:table-cell table:style-name="ce2" office:value-type="float" office:value="1382" calcext:value-type="float">
            <text:p>1382</text:p>
          </table:table-cell>
          <table:table-cell table:style-name="ce2" office:value-type="float" office:value="1000000001382" calcext:value-type="float">
            <text:p>10000000013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83" calcext:value-type="float">
            <text:p>12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82</text:p>
          </table:table-cell>
          <table:table-cell table:number-columns-repeated="250"/>
        </table:table-row>
        <table:table-row table:style-name="ro1">
          <table:table-cell table:style-name="ce2" office:value-type="float" office:value="1383" calcext:value-type="float">
            <text:p>1383</text:p>
          </table:table-cell>
          <table:table-cell table:style-name="ce2" office:value-type="float" office:value="1000000001383" calcext:value-type="float">
            <text:p>10000000013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84" calcext:value-type="float">
            <text:p>12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83</text:p>
          </table:table-cell>
          <table:table-cell table:number-columns-repeated="250"/>
        </table:table-row>
        <table:table-row table:style-name="ro1">
          <table:table-cell table:style-name="ce2" office:value-type="float" office:value="1384" calcext:value-type="float">
            <text:p>1384</text:p>
          </table:table-cell>
          <table:table-cell table:style-name="ce2" office:value-type="float" office:value="1000000001384" calcext:value-type="float">
            <text:p>10000000013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85" calcext:value-type="float">
            <text:p>12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84</text:p>
          </table:table-cell>
          <table:table-cell table:number-columns-repeated="250"/>
        </table:table-row>
        <table:table-row table:style-name="ro1">
          <table:table-cell table:style-name="ce2" office:value-type="float" office:value="1385" calcext:value-type="float">
            <text:p>1385</text:p>
          </table:table-cell>
          <table:table-cell table:style-name="ce2" office:value-type="float" office:value="1000000001385" calcext:value-type="float">
            <text:p>10000000013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86" calcext:value-type="float">
            <text:p>12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85</text:p>
          </table:table-cell>
          <table:table-cell table:number-columns-repeated="250"/>
        </table:table-row>
        <table:table-row table:style-name="ro1">
          <table:table-cell table:style-name="ce2" office:value-type="float" office:value="1386" calcext:value-type="float">
            <text:p>1386</text:p>
          </table:table-cell>
          <table:table-cell table:style-name="ce2" office:value-type="float" office:value="1000000001386" calcext:value-type="float">
            <text:p>10000000013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87" calcext:value-type="float">
            <text:p>12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86</text:p>
          </table:table-cell>
          <table:table-cell table:number-columns-repeated="250"/>
        </table:table-row>
        <table:table-row table:style-name="ro1">
          <table:table-cell table:style-name="ce2" office:value-type="float" office:value="1387" calcext:value-type="float">
            <text:p>1387</text:p>
          </table:table-cell>
          <table:table-cell table:style-name="ce2" office:value-type="float" office:value="1000000001387" calcext:value-type="float">
            <text:p>10000000013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88" calcext:value-type="float">
            <text:p>12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87</text:p>
          </table:table-cell>
          <table:table-cell table:number-columns-repeated="250"/>
        </table:table-row>
        <table:table-row table:style-name="ro1"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1000000001388" calcext:value-type="float">
            <text:p>10000000013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89" calcext:value-type="float">
            <text:p>12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88</text:p>
          </table:table-cell>
          <table:table-cell table:number-columns-repeated="250"/>
        </table:table-row>
        <table:table-row table:style-name="ro1">
          <table:table-cell table:style-name="ce2" office:value-type="float" office:value="1389" calcext:value-type="float">
            <text:p>1389</text:p>
          </table:table-cell>
          <table:table-cell table:style-name="ce2" office:value-type="float" office:value="1000000001389" calcext:value-type="float">
            <text:p>10000000013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90" calcext:value-type="float">
            <text:p>12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89</text:p>
          </table:table-cell>
          <table:table-cell table:number-columns-repeated="250"/>
        </table:table-row>
        <table:table-row table:style-name="ro1">
          <table:table-cell table:style-name="ce2" office:value-type="float" office:value="1390" calcext:value-type="float">
            <text:p>1390</text:p>
          </table:table-cell>
          <table:table-cell table:style-name="ce2" office:value-type="float" office:value="1000000001390" calcext:value-type="float">
            <text:p>10000000013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91" calcext:value-type="float">
            <text:p>12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90</text:p>
          </table:table-cell>
          <table:table-cell table:number-columns-repeated="250"/>
        </table:table-row>
        <table:table-row table:style-name="ro1">
          <table:table-cell table:style-name="ce2" office:value-type="float" office:value="1391" calcext:value-type="float">
            <text:p>1391</text:p>
          </table:table-cell>
          <table:table-cell table:style-name="ce2" office:value-type="float" office:value="1000000001391" calcext:value-type="float">
            <text:p>10000000013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92" calcext:value-type="float">
            <text:p>12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91</text:p>
          </table:table-cell>
          <table:table-cell table:number-columns-repeated="250"/>
        </table:table-row>
        <table:table-row table:style-name="ro1">
          <table:table-cell table:style-name="ce2" office:value-type="float" office:value="1392" calcext:value-type="float">
            <text:p>1392</text:p>
          </table:table-cell>
          <table:table-cell table:style-name="ce2" office:value-type="float" office:value="1000000001392" calcext:value-type="float">
            <text:p>10000000013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93" calcext:value-type="float">
            <text:p>12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92</text:p>
          </table:table-cell>
          <table:table-cell table:number-columns-repeated="250"/>
        </table:table-row>
        <table:table-row table:style-name="ro1"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1000000001393" calcext:value-type="float">
            <text:p>10000000013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94" calcext:value-type="float">
            <text:p>12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93</text:p>
          </table:table-cell>
          <table:table-cell table:number-columns-repeated="250"/>
        </table:table-row>
        <table:table-row table:style-name="ro1">
          <table:table-cell table:style-name="ce2" office:value-type="float" office:value="1394" calcext:value-type="float">
            <text:p>1394</text:p>
          </table:table-cell>
          <table:table-cell table:style-name="ce2" office:value-type="float" office:value="1000000001394" calcext:value-type="float">
            <text:p>10000000013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95" calcext:value-type="float">
            <text:p>12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94</text:p>
          </table:table-cell>
          <table:table-cell table:number-columns-repeated="250"/>
        </table:table-row>
        <table:table-row table:style-name="ro1">
          <table:table-cell table:style-name="ce2" office:value-type="float" office:value="1395" calcext:value-type="float">
            <text:p>1395</text:p>
          </table:table-cell>
          <table:table-cell table:style-name="ce2" office:value-type="float" office:value="1000000001395" calcext:value-type="float">
            <text:p>10000000013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96" calcext:value-type="float">
            <text:p>12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95</text:p>
          </table:table-cell>
          <table:table-cell table:number-columns-repeated="250"/>
        </table:table-row>
        <table:table-row table:style-name="ro1">
          <table:table-cell table:style-name="ce2" office:value-type="float" office:value="1396" calcext:value-type="float">
            <text:p>1396</text:p>
          </table:table-cell>
          <table:table-cell table:style-name="ce2" office:value-type="float" office:value="1000000001396" calcext:value-type="float">
            <text:p>10000000013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97" calcext:value-type="float">
            <text:p>12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96</text:p>
          </table:table-cell>
          <table:table-cell table:number-columns-repeated="250"/>
        </table:table-row>
        <table:table-row table:style-name="ro1">
          <table:table-cell table:style-name="ce2" office:value-type="float" office:value="1397" calcext:value-type="float">
            <text:p>1397</text:p>
          </table:table-cell>
          <table:table-cell table:style-name="ce2" office:value-type="float" office:value="1000000001397" calcext:value-type="float">
            <text:p>10000000013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98" calcext:value-type="float">
            <text:p>12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97</text:p>
          </table:table-cell>
          <table:table-cell table:number-columns-repeated="250"/>
        </table:table-row>
        <table:table-row table:style-name="ro1">
          <table:table-cell table:style-name="ce2" office:value-type="float" office:value="1398" calcext:value-type="float">
            <text:p>1398</text:p>
          </table:table-cell>
          <table:table-cell table:style-name="ce2" office:value-type="float" office:value="1000000001398" calcext:value-type="float">
            <text:p>10000000013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299" calcext:value-type="float">
            <text:p>12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98</text:p>
          </table:table-cell>
          <table:table-cell table:number-columns-repeated="250"/>
        </table:table-row>
        <table:table-row table:style-name="ro1">
          <table:table-cell table:style-name="ce2" office:value-type="float" office:value="1399" calcext:value-type="float">
            <text:p>1399</text:p>
          </table:table-cell>
          <table:table-cell table:style-name="ce2" office:value-type="float" office:value="1000000001399" calcext:value-type="float">
            <text:p>10000000013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00" calcext:value-type="float">
            <text:p>13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299</text:p>
          </table:table-cell>
          <table:table-cell table:number-columns-repeated="250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000000001400" calcext:value-type="float">
            <text:p>10000000014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01" calcext:value-type="float">
            <text:p>13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00</text:p>
          </table:table-cell>
          <table:table-cell table:number-columns-repeated="250"/>
        </table:table-row>
        <table:table-row table:style-name="ro1">
          <table:table-cell table:style-name="ce2" office:value-type="float" office:value="1401" calcext:value-type="float">
            <text:p>1401</text:p>
          </table:table-cell>
          <table:table-cell table:style-name="ce2" office:value-type="float" office:value="1000000001401" calcext:value-type="float">
            <text:p>10000000014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02" calcext:value-type="float">
            <text:p>13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01</text:p>
          </table:table-cell>
          <table:table-cell table:number-columns-repeated="250"/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style-name="ce2" office:value-type="float" office:value="1000000001402" calcext:value-type="float">
            <text:p>10000000014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03" calcext:value-type="float">
            <text:p>13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02</text:p>
          </table:table-cell>
          <table:table-cell table:number-columns-repeated="250"/>
        </table:table-row>
        <table:table-row table:style-name="ro1">
          <table:table-cell table:style-name="ce2" office:value-type="float" office:value="1403" calcext:value-type="float">
            <text:p>1403</text:p>
          </table:table-cell>
          <table:table-cell table:style-name="ce2" office:value-type="float" office:value="1000000001403" calcext:value-type="float">
            <text:p>10000000014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04" calcext:value-type="float">
            <text:p>13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03</text:p>
          </table:table-cell>
          <table:table-cell table:number-columns-repeated="250"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2" office:value-type="float" office:value="1000000001404" calcext:value-type="float">
            <text:p>10000000014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05" calcext:value-type="float">
            <text:p>13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04</text:p>
          </table:table-cell>
          <table:table-cell table:number-columns-repeated="250"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2" office:value-type="float" office:value="1000000001405" calcext:value-type="float">
            <text:p>10000000014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06" calcext:value-type="float">
            <text:p>13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05</text:p>
          </table:table-cell>
          <table:table-cell table:number-columns-repeated="250"/>
        </table:table-row>
        <table:table-row table:style-name="ro1">
          <table:table-cell table:style-name="ce2" office:value-type="float" office:value="1406" calcext:value-type="float">
            <text:p>1406</text:p>
          </table:table-cell>
          <table:table-cell table:style-name="ce2" office:value-type="float" office:value="1000000001406" calcext:value-type="float">
            <text:p>10000000014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07" calcext:value-type="float">
            <text:p>13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06</text:p>
          </table:table-cell>
          <table:table-cell table:number-columns-repeated="250"/>
        </table:table-row>
        <table:table-row table:style-name="ro1">
          <table:table-cell table:style-name="ce2" office:value-type="float" office:value="1407" calcext:value-type="float">
            <text:p>1407</text:p>
          </table:table-cell>
          <table:table-cell table:style-name="ce2" office:value-type="float" office:value="1000000001407" calcext:value-type="float">
            <text:p>10000000014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08" calcext:value-type="float">
            <text:p>13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07</text:p>
          </table:table-cell>
          <table:table-cell table:number-columns-repeated="250"/>
        </table:table-row>
        <table:table-row table:style-name="ro1">
          <table:table-cell table:style-name="ce2" office:value-type="float" office:value="1408" calcext:value-type="float">
            <text:p>1408</text:p>
          </table:table-cell>
          <table:table-cell table:style-name="ce2" office:value-type="float" office:value="1000000001408" calcext:value-type="float">
            <text:p>10000000014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09" calcext:value-type="float">
            <text:p>13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08</text:p>
          </table:table-cell>
          <table:table-cell table:number-columns-repeated="250"/>
        </table:table-row>
        <table:table-row table:style-name="ro1">
          <table:table-cell table:style-name="ce2" office:value-type="float" office:value="1409" calcext:value-type="float">
            <text:p>1409</text:p>
          </table:table-cell>
          <table:table-cell table:style-name="ce2" office:value-type="float" office:value="1000000001409" calcext:value-type="float">
            <text:p>10000000014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10" calcext:value-type="float">
            <text:p>13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09</text:p>
          </table:table-cell>
          <table:table-cell table:number-columns-repeated="250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1000000001410" calcext:value-type="float">
            <text:p>10000000014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11" calcext:value-type="float">
            <text:p>13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10</text:p>
          </table:table-cell>
          <table:table-cell table:number-columns-repeated="250"/>
        </table:table-row>
        <table:table-row table:style-name="ro1">
          <table:table-cell table:style-name="ce2" office:value-type="float" office:value="1411" calcext:value-type="float">
            <text:p>1411</text:p>
          </table:table-cell>
          <table:table-cell table:style-name="ce2" office:value-type="float" office:value="1000000001411" calcext:value-type="float">
            <text:p>10000000014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12" calcext:value-type="float">
            <text:p>13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11</text:p>
          </table:table-cell>
          <table:table-cell table:number-columns-repeated="250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1000000001412" calcext:value-type="float">
            <text:p>10000000014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13" calcext:value-type="float">
            <text:p>13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12</text:p>
          </table:table-cell>
          <table:table-cell table:number-columns-repeated="250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1000000001413" calcext:value-type="float">
            <text:p>10000000014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14" calcext:value-type="float">
            <text:p>13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13</text:p>
          </table:table-cell>
          <table:table-cell table:number-columns-repeated="250"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1000000001414" calcext:value-type="float">
            <text:p>10000000014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15" calcext:value-type="float">
            <text:p>13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14</text:p>
          </table:table-cell>
          <table:table-cell table:number-columns-repeated="250"/>
        </table:table-row>
        <table:table-row table:style-name="ro1">
          <table:table-cell table:style-name="ce2" office:value-type="float" office:value="1415" calcext:value-type="float">
            <text:p>1415</text:p>
          </table:table-cell>
          <table:table-cell table:style-name="ce2" office:value-type="float" office:value="1000000001415" calcext:value-type="float">
            <text:p>10000000014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16" calcext:value-type="float">
            <text:p>13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15</text:p>
          </table:table-cell>
          <table:table-cell table:number-columns-repeated="250"/>
        </table:table-row>
        <table:table-row table:style-name="ro1">
          <table:table-cell table:style-name="ce2" office:value-type="float" office:value="1416" calcext:value-type="float">
            <text:p>1416</text:p>
          </table:table-cell>
          <table:table-cell table:style-name="ce2" office:value-type="float" office:value="1000000001416" calcext:value-type="float">
            <text:p>10000000014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17" calcext:value-type="float">
            <text:p>13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16</text:p>
          </table:table-cell>
          <table:table-cell table:number-columns-repeated="250"/>
        </table:table-row>
        <table:table-row table:style-name="ro1"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000000001417" calcext:value-type="float">
            <text:p>10000000014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18" calcext:value-type="float">
            <text:p>13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17</text:p>
          </table:table-cell>
          <table:table-cell table:number-columns-repeated="250"/>
        </table:table-row>
        <table:table-row table:style-name="ro1"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1000000001418" calcext:value-type="float">
            <text:p>10000000014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19" calcext:value-type="float">
            <text:p>13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18</text:p>
          </table:table-cell>
          <table:table-cell table:number-columns-repeated="250"/>
        </table:table-row>
        <table:table-row table:style-name="ro1">
          <table:table-cell table:style-name="ce2" office:value-type="float" office:value="1419" calcext:value-type="float">
            <text:p>1419</text:p>
          </table:table-cell>
          <table:table-cell table:style-name="ce2" office:value-type="float" office:value="1000000001419" calcext:value-type="float">
            <text:p>10000000014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20" calcext:value-type="float">
            <text:p>13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19</text:p>
          </table:table-cell>
          <table:table-cell table:number-columns-repeated="250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2" office:value-type="float" office:value="1000000001420" calcext:value-type="float">
            <text:p>10000000014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21" calcext:value-type="float">
            <text:p>13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20</text:p>
          </table:table-cell>
          <table:table-cell table:number-columns-repeated="250"/>
        </table:table-row>
        <table:table-row table:style-name="ro1">
          <table:table-cell table:style-name="ce2" office:value-type="float" office:value="1421" calcext:value-type="float">
            <text:p>1421</text:p>
          </table:table-cell>
          <table:table-cell table:style-name="ce2" office:value-type="float" office:value="1000000001421" calcext:value-type="float">
            <text:p>10000000014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22" calcext:value-type="float">
            <text:p>13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21</text:p>
          </table:table-cell>
          <table:table-cell table:number-columns-repeated="250"/>
        </table:table-row>
        <table:table-row table:style-name="ro1">
          <table:table-cell table:style-name="ce2" office:value-type="float" office:value="1422" calcext:value-type="float">
            <text:p>1422</text:p>
          </table:table-cell>
          <table:table-cell table:style-name="ce2" office:value-type="float" office:value="1000000001422" calcext:value-type="float">
            <text:p>10000000014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23" calcext:value-type="float">
            <text:p>13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22</text:p>
          </table:table-cell>
          <table:table-cell table:number-columns-repeated="250"/>
        </table:table-row>
        <table:table-row table:style-name="ro1">
          <table:table-cell table:style-name="ce2" office:value-type="float" office:value="1423" calcext:value-type="float">
            <text:p>1423</text:p>
          </table:table-cell>
          <table:table-cell table:style-name="ce2" office:value-type="float" office:value="1000000001423" calcext:value-type="float">
            <text:p>10000000014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24" calcext:value-type="float">
            <text:p>13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23</text:p>
          </table:table-cell>
          <table:table-cell table:number-columns-repeated="250"/>
        </table:table-row>
        <table:table-row table:style-name="ro1">
          <table:table-cell table:style-name="ce2" office:value-type="float" office:value="1424" calcext:value-type="float">
            <text:p>1424</text:p>
          </table:table-cell>
          <table:table-cell table:style-name="ce2" office:value-type="float" office:value="1000000001424" calcext:value-type="float">
            <text:p>10000000014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25" calcext:value-type="float">
            <text:p>13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24</text:p>
          </table:table-cell>
          <table:table-cell table:number-columns-repeated="250"/>
        </table:table-row>
        <table:table-row table:style-name="ro1">
          <table:table-cell table:style-name="ce2" office:value-type="float" office:value="1425" calcext:value-type="float">
            <text:p>1425</text:p>
          </table:table-cell>
          <table:table-cell table:style-name="ce2" office:value-type="float" office:value="1000000001425" calcext:value-type="float">
            <text:p>10000000014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26" calcext:value-type="float">
            <text:p>13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25</text:p>
          </table:table-cell>
          <table:table-cell table:number-columns-repeated="250"/>
        </table:table-row>
        <table:table-row table:style-name="ro1">
          <table:table-cell table:style-name="ce2" office:value-type="float" office:value="1426" calcext:value-type="float">
            <text:p>1426</text:p>
          </table:table-cell>
          <table:table-cell table:style-name="ce2" office:value-type="float" office:value="1000000001426" calcext:value-type="float">
            <text:p>10000000014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27" calcext:value-type="float">
            <text:p>13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26</text:p>
          </table:table-cell>
          <table:table-cell table:number-columns-repeated="250"/>
        </table:table-row>
        <table:table-row table:style-name="ro1"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1000000001427" calcext:value-type="float">
            <text:p>10000000014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28" calcext:value-type="float">
            <text:p>13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27</text:p>
          </table:table-cell>
          <table:table-cell table:number-columns-repeated="250"/>
        </table:table-row>
        <table:table-row table:style-name="ro1"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1000000001428" calcext:value-type="float">
            <text:p>10000000014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29" calcext:value-type="float">
            <text:p>13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28</text:p>
          </table:table-cell>
          <table:table-cell table:number-columns-repeated="250"/>
        </table:table-row>
        <table:table-row table:style-name="ro1">
          <table:table-cell table:style-name="ce2" office:value-type="float" office:value="1429" calcext:value-type="float">
            <text:p>1429</text:p>
          </table:table-cell>
          <table:table-cell table:style-name="ce2" office:value-type="float" office:value="1000000001429" calcext:value-type="float">
            <text:p>10000000014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30" calcext:value-type="float">
            <text:p>13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29</text:p>
          </table:table-cell>
          <table:table-cell table:number-columns-repeated="250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1000000001430" calcext:value-type="float">
            <text:p>10000000014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31" calcext:value-type="float">
            <text:p>13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30</text:p>
          </table:table-cell>
          <table:table-cell table:number-columns-repeated="250"/>
        </table:table-row>
        <table:table-row table:style-name="ro1"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1000000001431" calcext:value-type="float">
            <text:p>10000000014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32" calcext:value-type="float">
            <text:p>13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31</text:p>
          </table:table-cell>
          <table:table-cell table:number-columns-repeated="250"/>
        </table:table-row>
        <table:table-row table:style-name="ro1"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1000000001432" calcext:value-type="float">
            <text:p>10000000014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33" calcext:value-type="float">
            <text:p>13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32</text:p>
          </table:table-cell>
          <table:table-cell table:number-columns-repeated="250"/>
        </table:table-row>
        <table:table-row table:style-name="ro1"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1000000001433" calcext:value-type="float">
            <text:p>10000000014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34" calcext:value-type="float">
            <text:p>13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33</text:p>
          </table:table-cell>
          <table:table-cell table:number-columns-repeated="250"/>
        </table:table-row>
        <table:table-row table:style-name="ro1"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1000000001434" calcext:value-type="float">
            <text:p>10000000014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35" calcext:value-type="float">
            <text:p>13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34</text:p>
          </table:table-cell>
          <table:table-cell table:number-columns-repeated="250"/>
        </table:table-row>
        <table:table-row table:style-name="ro1"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1000000001435" calcext:value-type="float">
            <text:p>10000000014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36" calcext:value-type="float">
            <text:p>13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35</text:p>
          </table:table-cell>
          <table:table-cell table:number-columns-repeated="250"/>
        </table:table-row>
        <table:table-row table:style-name="ro1">
          <table:table-cell table:style-name="ce2" office:value-type="float" office:value="1436" calcext:value-type="float">
            <text:p>1436</text:p>
          </table:table-cell>
          <table:table-cell table:style-name="ce2" office:value-type="float" office:value="1000000001436" calcext:value-type="float">
            <text:p>10000000014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37" calcext:value-type="float">
            <text:p>13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36</text:p>
          </table:table-cell>
          <table:table-cell table:number-columns-repeated="250"/>
        </table:table-row>
        <table:table-row table:style-name="ro1"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1000000001437" calcext:value-type="float">
            <text:p>10000000014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38" calcext:value-type="float">
            <text:p>13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37</text:p>
          </table:table-cell>
          <table:table-cell table:number-columns-repeated="250"/>
        </table:table-row>
        <table:table-row table:style-name="ro1"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1000000001438" calcext:value-type="float">
            <text:p>10000000014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39" calcext:value-type="float">
            <text:p>13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38</text:p>
          </table:table-cell>
          <table:table-cell table:number-columns-repeated="250"/>
        </table:table-row>
        <table:table-row table:style-name="ro1"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1000000001439" calcext:value-type="float">
            <text:p>10000000014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40" calcext:value-type="float">
            <text:p>13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39</text:p>
          </table:table-cell>
          <table:table-cell table:number-columns-repeated="250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1000000001440" calcext:value-type="float">
            <text:p>10000000014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41" calcext:value-type="float">
            <text:p>13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40</text:p>
          </table:table-cell>
          <table:table-cell table:number-columns-repeated="250"/>
        </table:table-row>
        <table:table-row table:style-name="ro1">
          <table:table-cell table:style-name="ce2" office:value-type="float" office:value="1441" calcext:value-type="float">
            <text:p>1441</text:p>
          </table:table-cell>
          <table:table-cell table:style-name="ce2" office:value-type="float" office:value="1000000001441" calcext:value-type="float">
            <text:p>10000000014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42" calcext:value-type="float">
            <text:p>13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41</text:p>
          </table:table-cell>
          <table:table-cell table:number-columns-repeated="250"/>
        </table:table-row>
        <table:table-row table:style-name="ro1">
          <table:table-cell table:style-name="ce2" office:value-type="float" office:value="1442" calcext:value-type="float">
            <text:p>1442</text:p>
          </table:table-cell>
          <table:table-cell table:style-name="ce2" office:value-type="float" office:value="1000000001442" calcext:value-type="float">
            <text:p>10000000014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43" calcext:value-type="float">
            <text:p>13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42</text:p>
          </table:table-cell>
          <table:table-cell table:number-columns-repeated="250"/>
        </table:table-row>
        <table:table-row table:style-name="ro1">
          <table:table-cell table:style-name="ce2" office:value-type="float" office:value="1443" calcext:value-type="float">
            <text:p>1443</text:p>
          </table:table-cell>
          <table:table-cell table:style-name="ce2" office:value-type="float" office:value="1000000001443" calcext:value-type="float">
            <text:p>10000000014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44" calcext:value-type="float">
            <text:p>13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43</text:p>
          </table:table-cell>
          <table:table-cell table:number-columns-repeated="250"/>
        </table:table-row>
        <table:table-row table:style-name="ro1"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1000000001444" calcext:value-type="float">
            <text:p>10000000014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45" calcext:value-type="float">
            <text:p>13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44</text:p>
          </table:table-cell>
          <table:table-cell table:number-columns-repeated="250"/>
        </table:table-row>
        <table:table-row table:style-name="ro1">
          <table:table-cell table:style-name="ce2" office:value-type="float" office:value="1445" calcext:value-type="float">
            <text:p>1445</text:p>
          </table:table-cell>
          <table:table-cell table:style-name="ce2" office:value-type="float" office:value="1000000001445" calcext:value-type="float">
            <text:p>10000000014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46" calcext:value-type="float">
            <text:p>13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45</text:p>
          </table:table-cell>
          <table:table-cell table:number-columns-repeated="250"/>
        </table:table-row>
        <table:table-row table:style-name="ro1">
          <table:table-cell table:style-name="ce2" office:value-type="float" office:value="1446" calcext:value-type="float">
            <text:p>1446</text:p>
          </table:table-cell>
          <table:table-cell table:style-name="ce2" office:value-type="float" office:value="1000000001446" calcext:value-type="float">
            <text:p>10000000014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47" calcext:value-type="float">
            <text:p>13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46</text:p>
          </table:table-cell>
          <table:table-cell table:number-columns-repeated="250"/>
        </table:table-row>
        <table:table-row table:style-name="ro1"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1000000001447" calcext:value-type="float">
            <text:p>10000000014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48" calcext:value-type="float">
            <text:p>13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47</text:p>
          </table:table-cell>
          <table:table-cell table:number-columns-repeated="250"/>
        </table:table-row>
        <table:table-row table:style-name="ro1">
          <table:table-cell table:style-name="ce2" office:value-type="float" office:value="1448" calcext:value-type="float">
            <text:p>1448</text:p>
          </table:table-cell>
          <table:table-cell table:style-name="ce2" office:value-type="float" office:value="1000000001448" calcext:value-type="float">
            <text:p>10000000014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49" calcext:value-type="float">
            <text:p>13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48</text:p>
          </table:table-cell>
          <table:table-cell table:number-columns-repeated="250"/>
        </table:table-row>
        <table:table-row table:style-name="ro1">
          <table:table-cell table:style-name="ce2" office:value-type="float" office:value="1449" calcext:value-type="float">
            <text:p>1449</text:p>
          </table:table-cell>
          <table:table-cell table:style-name="ce2" office:value-type="float" office:value="1000000001449" calcext:value-type="float">
            <text:p>10000000014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50" calcext:value-type="float">
            <text:p>13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49</text:p>
          </table:table-cell>
          <table:table-cell table:number-columns-repeated="250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000000001450" calcext:value-type="float">
            <text:p>10000000014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51" calcext:value-type="float">
            <text:p>13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50</text:p>
          </table:table-cell>
          <table:table-cell table:number-columns-repeated="250"/>
        </table:table-row>
        <table:table-row table:style-name="ro1">
          <table:table-cell table:style-name="ce2" office:value-type="float" office:value="1451" calcext:value-type="float">
            <text:p>1451</text:p>
          </table:table-cell>
          <table:table-cell table:style-name="ce2" office:value-type="float" office:value="1000000001451" calcext:value-type="float">
            <text:p>10000000014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52" calcext:value-type="float">
            <text:p>13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51</text:p>
          </table:table-cell>
          <table:table-cell table:number-columns-repeated="250"/>
        </table:table-row>
        <table:table-row table:style-name="ro1">
          <table:table-cell table:style-name="ce2" office:value-type="float" office:value="1452" calcext:value-type="float">
            <text:p>1452</text:p>
          </table:table-cell>
          <table:table-cell table:style-name="ce2" office:value-type="float" office:value="1000000001452" calcext:value-type="float">
            <text:p>10000000014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53" calcext:value-type="float">
            <text:p>13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52</text:p>
          </table:table-cell>
          <table:table-cell table:number-columns-repeated="250"/>
        </table:table-row>
        <table:table-row table:style-name="ro1">
          <table:table-cell table:style-name="ce2" office:value-type="float" office:value="1453" calcext:value-type="float">
            <text:p>1453</text:p>
          </table:table-cell>
          <table:table-cell table:style-name="ce2" office:value-type="float" office:value="1000000001453" calcext:value-type="float">
            <text:p>10000000014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54" calcext:value-type="float">
            <text:p>13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53</text:p>
          </table:table-cell>
          <table:table-cell table:number-columns-repeated="250"/>
        </table:table-row>
        <table:table-row table:style-name="ro1">
          <table:table-cell table:style-name="ce2" office:value-type="float" office:value="1454" calcext:value-type="float">
            <text:p>1454</text:p>
          </table:table-cell>
          <table:table-cell table:style-name="ce2" office:value-type="float" office:value="1000000001454" calcext:value-type="float">
            <text:p>10000000014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55" calcext:value-type="float">
            <text:p>13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54</text:p>
          </table:table-cell>
          <table:table-cell table:number-columns-repeated="250"/>
        </table:table-row>
        <table:table-row table:style-name="ro1">
          <table:table-cell table:style-name="ce2" office:value-type="float" office:value="1455" calcext:value-type="float">
            <text:p>1455</text:p>
          </table:table-cell>
          <table:table-cell table:style-name="ce2" office:value-type="float" office:value="1000000001455" calcext:value-type="float">
            <text:p>10000000014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56" calcext:value-type="float">
            <text:p>13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55</text:p>
          </table:table-cell>
          <table:table-cell table:number-columns-repeated="250"/>
        </table:table-row>
        <table:table-row table:style-name="ro1">
          <table:table-cell table:style-name="ce2" office:value-type="float" office:value="1456" calcext:value-type="float">
            <text:p>1456</text:p>
          </table:table-cell>
          <table:table-cell table:style-name="ce2" office:value-type="float" office:value="1000000001456" calcext:value-type="float">
            <text:p>10000000014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57" calcext:value-type="float">
            <text:p>13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56</text:p>
          </table:table-cell>
          <table:table-cell table:number-columns-repeated="250"/>
        </table:table-row>
        <table:table-row table:style-name="ro1">
          <table:table-cell table:style-name="ce2" office:value-type="float" office:value="1457" calcext:value-type="float">
            <text:p>1457</text:p>
          </table:table-cell>
          <table:table-cell table:style-name="ce2" office:value-type="float" office:value="1000000001457" calcext:value-type="float">
            <text:p>10000000014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58" calcext:value-type="float">
            <text:p>13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57</text:p>
          </table:table-cell>
          <table:table-cell table:number-columns-repeated="250"/>
        </table:table-row>
        <table:table-row table:style-name="ro1">
          <table:table-cell table:style-name="ce2" office:value-type="float" office:value="1458" calcext:value-type="float">
            <text:p>1458</text:p>
          </table:table-cell>
          <table:table-cell table:style-name="ce2" office:value-type="float" office:value="1000000001458" calcext:value-type="float">
            <text:p>10000000014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59" calcext:value-type="float">
            <text:p>13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58</text:p>
          </table:table-cell>
          <table:table-cell table:number-columns-repeated="250"/>
        </table:table-row>
        <table:table-row table:style-name="ro1">
          <table:table-cell table:style-name="ce2" office:value-type="float" office:value="1459" calcext:value-type="float">
            <text:p>1459</text:p>
          </table:table-cell>
          <table:table-cell table:style-name="ce2" office:value-type="float" office:value="1000000001459" calcext:value-type="float">
            <text:p>10000000014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60" calcext:value-type="float">
            <text:p>13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59</text:p>
          </table:table-cell>
          <table:table-cell table:number-columns-repeated="250"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2" office:value-type="float" office:value="1000000001460" calcext:value-type="float">
            <text:p>10000000014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61" calcext:value-type="float">
            <text:p>13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60</text:p>
          </table:table-cell>
          <table:table-cell table:number-columns-repeated="250"/>
        </table:table-row>
        <table:table-row table:style-name="ro1">
          <table:table-cell table:style-name="ce2" office:value-type="float" office:value="1461" calcext:value-type="float">
            <text:p>1461</text:p>
          </table:table-cell>
          <table:table-cell table:style-name="ce2" office:value-type="float" office:value="1000000001461" calcext:value-type="float">
            <text:p>10000000014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62" calcext:value-type="float">
            <text:p>13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61</text:p>
          </table:table-cell>
          <table:table-cell table:number-columns-repeated="250"/>
        </table:table-row>
        <table:table-row table:style-name="ro1">
          <table:table-cell table:style-name="ce2" office:value-type="float" office:value="1462" calcext:value-type="float">
            <text:p>1462</text:p>
          </table:table-cell>
          <table:table-cell table:style-name="ce2" office:value-type="float" office:value="1000000001462" calcext:value-type="float">
            <text:p>10000000014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63" calcext:value-type="float">
            <text:p>13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62</text:p>
          </table:table-cell>
          <table:table-cell table:number-columns-repeated="250"/>
        </table:table-row>
        <table:table-row table:style-name="ro1">
          <table:table-cell table:style-name="ce2" office:value-type="float" office:value="1463" calcext:value-type="float">
            <text:p>1463</text:p>
          </table:table-cell>
          <table:table-cell table:style-name="ce2" office:value-type="float" office:value="1000000001463" calcext:value-type="float">
            <text:p>10000000014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64" calcext:value-type="float">
            <text:p>13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63</text:p>
          </table:table-cell>
          <table:table-cell table:number-columns-repeated="250"/>
        </table:table-row>
        <table:table-row table:style-name="ro1">
          <table:table-cell table:style-name="ce2" office:value-type="float" office:value="1464" calcext:value-type="float">
            <text:p>1464</text:p>
          </table:table-cell>
          <table:table-cell table:style-name="ce2" office:value-type="float" office:value="1000000001464" calcext:value-type="float">
            <text:p>10000000014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65" calcext:value-type="float">
            <text:p>13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64</text:p>
          </table:table-cell>
          <table:table-cell table:number-columns-repeated="250"/>
        </table:table-row>
        <table:table-row table:style-name="ro1">
          <table:table-cell table:style-name="ce2" office:value-type="float" office:value="1465" calcext:value-type="float">
            <text:p>1465</text:p>
          </table:table-cell>
          <table:table-cell table:style-name="ce2" office:value-type="float" office:value="1000000001465" calcext:value-type="float">
            <text:p>10000000014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66" calcext:value-type="float">
            <text:p>13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65</text:p>
          </table:table-cell>
          <table:table-cell table:number-columns-repeated="250"/>
        </table:table-row>
        <table:table-row table:style-name="ro1">
          <table:table-cell table:style-name="ce2" office:value-type="float" office:value="1466" calcext:value-type="float">
            <text:p>1466</text:p>
          </table:table-cell>
          <table:table-cell table:style-name="ce2" office:value-type="float" office:value="1000000001466" calcext:value-type="float">
            <text:p>10000000014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67" calcext:value-type="float">
            <text:p>13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66</text:p>
          </table:table-cell>
          <table:table-cell table:number-columns-repeated="250"/>
        </table:table-row>
        <table:table-row table:style-name="ro1"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1000000001467" calcext:value-type="float">
            <text:p>10000000014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68" calcext:value-type="float">
            <text:p>13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67</text:p>
          </table:table-cell>
          <table:table-cell table:number-columns-repeated="250"/>
        </table:table-row>
        <table:table-row table:style-name="ro1">
          <table:table-cell table:style-name="ce2" office:value-type="float" office:value="1468" calcext:value-type="float">
            <text:p>1468</text:p>
          </table:table-cell>
          <table:table-cell table:style-name="ce2" office:value-type="float" office:value="1000000001468" calcext:value-type="float">
            <text:p>10000000014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69" calcext:value-type="float">
            <text:p>13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68</text:p>
          </table:table-cell>
          <table:table-cell table:number-columns-repeated="250"/>
        </table:table-row>
        <table:table-row table:style-name="ro1">
          <table:table-cell table:style-name="ce2" office:value-type="float" office:value="1469" calcext:value-type="float">
            <text:p>1469</text:p>
          </table:table-cell>
          <table:table-cell table:style-name="ce2" office:value-type="float" office:value="1000000001469" calcext:value-type="float">
            <text:p>10000000014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70" calcext:value-type="float">
            <text:p>13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69</text:p>
          </table:table-cell>
          <table:table-cell table:number-columns-repeated="250"/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style-name="ce2" office:value-type="float" office:value="1000000001470" calcext:value-type="float">
            <text:p>10000000014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71" calcext:value-type="float">
            <text:p>13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70</text:p>
          </table:table-cell>
          <table:table-cell table:number-columns-repeated="250"/>
        </table:table-row>
        <table:table-row table:style-name="ro1">
          <table:table-cell table:style-name="ce2" office:value-type="float" office:value="1471" calcext:value-type="float">
            <text:p>1471</text:p>
          </table:table-cell>
          <table:table-cell table:style-name="ce2" office:value-type="float" office:value="1000000001471" calcext:value-type="float">
            <text:p>10000000014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72" calcext:value-type="float">
            <text:p>13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71</text:p>
          </table:table-cell>
          <table:table-cell table:number-columns-repeated="250"/>
        </table:table-row>
        <table:table-row table:style-name="ro1">
          <table:table-cell table:style-name="ce2" office:value-type="float" office:value="1472" calcext:value-type="float">
            <text:p>1472</text:p>
          </table:table-cell>
          <table:table-cell table:style-name="ce2" office:value-type="float" office:value="1000000001472" calcext:value-type="float">
            <text:p>10000000014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73" calcext:value-type="float">
            <text:p>13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72</text:p>
          </table:table-cell>
          <table:table-cell table:number-columns-repeated="250"/>
        </table:table-row>
        <table:table-row table:style-name="ro1"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1000000001473" calcext:value-type="float">
            <text:p>10000000014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74" calcext:value-type="float">
            <text:p>13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73</text:p>
          </table:table-cell>
          <table:table-cell table:number-columns-repeated="250"/>
        </table:table-row>
        <table:table-row table:style-name="ro1">
          <table:table-cell table:style-name="ce2" office:value-type="float" office:value="1474" calcext:value-type="float">
            <text:p>1474</text:p>
          </table:table-cell>
          <table:table-cell table:style-name="ce2" office:value-type="float" office:value="1000000001474" calcext:value-type="float">
            <text:p>10000000014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75" calcext:value-type="float">
            <text:p>13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74</text:p>
          </table:table-cell>
          <table:table-cell table:number-columns-repeated="250"/>
        </table:table-row>
        <table:table-row table:style-name="ro1">
          <table:table-cell table:style-name="ce2" office:value-type="float" office:value="1475" calcext:value-type="float">
            <text:p>1475</text:p>
          </table:table-cell>
          <table:table-cell table:style-name="ce2" office:value-type="float" office:value="1000000001475" calcext:value-type="float">
            <text:p>10000000014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76" calcext:value-type="float">
            <text:p>13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75</text:p>
          </table:table-cell>
          <table:table-cell table:number-columns-repeated="250"/>
        </table:table-row>
        <table:table-row table:style-name="ro1">
          <table:table-cell table:style-name="ce2" office:value-type="float" office:value="1476" calcext:value-type="float">
            <text:p>1476</text:p>
          </table:table-cell>
          <table:table-cell table:style-name="ce2" office:value-type="float" office:value="1000000001476" calcext:value-type="float">
            <text:p>10000000014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77" calcext:value-type="float">
            <text:p>13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76</text:p>
          </table:table-cell>
          <table:table-cell table:number-columns-repeated="250"/>
        </table:table-row>
        <table:table-row table:style-name="ro1">
          <table:table-cell table:style-name="ce2" office:value-type="float" office:value="1477" calcext:value-type="float">
            <text:p>1477</text:p>
          </table:table-cell>
          <table:table-cell table:style-name="ce2" office:value-type="float" office:value="1000000001477" calcext:value-type="float">
            <text:p>10000000014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78" calcext:value-type="float">
            <text:p>13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77</text:p>
          </table:table-cell>
          <table:table-cell table:number-columns-repeated="250"/>
        </table:table-row>
        <table:table-row table:style-name="ro1">
          <table:table-cell table:style-name="ce2" office:value-type="float" office:value="1478" calcext:value-type="float">
            <text:p>1478</text:p>
          </table:table-cell>
          <table:table-cell table:style-name="ce2" office:value-type="float" office:value="1000000001478" calcext:value-type="float">
            <text:p>10000000014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79" calcext:value-type="float">
            <text:p>13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78</text:p>
          </table:table-cell>
          <table:table-cell table:number-columns-repeated="250"/>
        </table:table-row>
        <table:table-row table:style-name="ro1">
          <table:table-cell table:style-name="ce2" office:value-type="float" office:value="1479" calcext:value-type="float">
            <text:p>1479</text:p>
          </table:table-cell>
          <table:table-cell table:style-name="ce2" office:value-type="float" office:value="1000000001479" calcext:value-type="float">
            <text:p>10000000014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80" calcext:value-type="float">
            <text:p>13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79</text:p>
          </table:table-cell>
          <table:table-cell table:number-columns-repeated="250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1000000001480" calcext:value-type="float">
            <text:p>10000000014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81" calcext:value-type="float">
            <text:p>13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80</text:p>
          </table:table-cell>
          <table:table-cell table:number-columns-repeated="250"/>
        </table:table-row>
        <table:table-row table:style-name="ro1">
          <table:table-cell table:style-name="ce2" office:value-type="float" office:value="1481" calcext:value-type="float">
            <text:p>1481</text:p>
          </table:table-cell>
          <table:table-cell table:style-name="ce2" office:value-type="float" office:value="1000000001481" calcext:value-type="float">
            <text:p>10000000014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82" calcext:value-type="float">
            <text:p>13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81</text:p>
          </table:table-cell>
          <table:table-cell table:number-columns-repeated="250"/>
        </table:table-row>
        <table:table-row table:style-name="ro1">
          <table:table-cell table:style-name="ce2" office:value-type="float" office:value="1482" calcext:value-type="float">
            <text:p>1482</text:p>
          </table:table-cell>
          <table:table-cell table:style-name="ce2" office:value-type="float" office:value="1000000001482" calcext:value-type="float">
            <text:p>10000000014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83" calcext:value-type="float">
            <text:p>13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82</text:p>
          </table:table-cell>
          <table:table-cell table:number-columns-repeated="250"/>
        </table:table-row>
        <table:table-row table:style-name="ro1">
          <table:table-cell table:style-name="ce2" office:value-type="float" office:value="1483" calcext:value-type="float">
            <text:p>1483</text:p>
          </table:table-cell>
          <table:table-cell table:style-name="ce2" office:value-type="float" office:value="1000000001483" calcext:value-type="float">
            <text:p>10000000014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84" calcext:value-type="float">
            <text:p>13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83</text:p>
          </table:table-cell>
          <table:table-cell table:number-columns-repeated="250"/>
        </table:table-row>
        <table:table-row table:style-name="ro1">
          <table:table-cell table:style-name="ce2" office:value-type="float" office:value="1484" calcext:value-type="float">
            <text:p>1484</text:p>
          </table:table-cell>
          <table:table-cell table:style-name="ce2" office:value-type="float" office:value="1000000001484" calcext:value-type="float">
            <text:p>10000000014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85" calcext:value-type="float">
            <text:p>13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84</text:p>
          </table:table-cell>
          <table:table-cell table:number-columns-repeated="250"/>
        </table:table-row>
        <table:table-row table:style-name="ro1">
          <table:table-cell table:style-name="ce2" office:value-type="float" office:value="1485" calcext:value-type="float">
            <text:p>1485</text:p>
          </table:table-cell>
          <table:table-cell table:style-name="ce2" office:value-type="float" office:value="1000000001485" calcext:value-type="float">
            <text:p>10000000014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86" calcext:value-type="float">
            <text:p>13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85</text:p>
          </table:table-cell>
          <table:table-cell table:number-columns-repeated="250"/>
        </table:table-row>
        <table:table-row table:style-name="ro1"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1000000001486" calcext:value-type="float">
            <text:p>10000000014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87" calcext:value-type="float">
            <text:p>13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86</text:p>
          </table:table-cell>
          <table:table-cell table:number-columns-repeated="250"/>
        </table:table-row>
        <table:table-row table:style-name="ro1"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1000000001487" calcext:value-type="float">
            <text:p>10000000014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88" calcext:value-type="float">
            <text:p>13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87</text:p>
          </table:table-cell>
          <table:table-cell table:number-columns-repeated="250"/>
        </table:table-row>
        <table:table-row table:style-name="ro1">
          <table:table-cell table:style-name="ce2" office:value-type="float" office:value="1488" calcext:value-type="float">
            <text:p>1488</text:p>
          </table:table-cell>
          <table:table-cell table:style-name="ce2" office:value-type="float" office:value="1000000001488" calcext:value-type="float">
            <text:p>10000000014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89" calcext:value-type="float">
            <text:p>13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88</text:p>
          </table:table-cell>
          <table:table-cell table:number-columns-repeated="250"/>
        </table:table-row>
        <table:table-row table:style-name="ro1">
          <table:table-cell table:style-name="ce2" office:value-type="float" office:value="1489" calcext:value-type="float">
            <text:p>1489</text:p>
          </table:table-cell>
          <table:table-cell table:style-name="ce2" office:value-type="float" office:value="1000000001489" calcext:value-type="float">
            <text:p>10000000014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90" calcext:value-type="float">
            <text:p>13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89</text:p>
          </table:table-cell>
          <table:table-cell table:number-columns-repeated="250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style-name="ce2" office:value-type="float" office:value="1000000001490" calcext:value-type="float">
            <text:p>10000000014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91" calcext:value-type="float">
            <text:p>13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90</text:p>
          </table:table-cell>
          <table:table-cell table:number-columns-repeated="250"/>
        </table:table-row>
        <table:table-row table:style-name="ro1">
          <table:table-cell table:style-name="ce2" office:value-type="float" office:value="1491" calcext:value-type="float">
            <text:p>1491</text:p>
          </table:table-cell>
          <table:table-cell table:style-name="ce2" office:value-type="float" office:value="1000000001491" calcext:value-type="float">
            <text:p>10000000014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92" calcext:value-type="float">
            <text:p>13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91</text:p>
          </table:table-cell>
          <table:table-cell table:number-columns-repeated="250"/>
        </table:table-row>
        <table:table-row table:style-name="ro1">
          <table:table-cell table:style-name="ce2" office:value-type="float" office:value="1492" calcext:value-type="float">
            <text:p>1492</text:p>
          </table:table-cell>
          <table:table-cell table:style-name="ce2" office:value-type="float" office:value="1000000001492" calcext:value-type="float">
            <text:p>10000000014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93" calcext:value-type="float">
            <text:p>13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92</text:p>
          </table:table-cell>
          <table:table-cell table:number-columns-repeated="250"/>
        </table:table-row>
        <table:table-row table:style-name="ro1">
          <table:table-cell table:style-name="ce2" office:value-type="float" office:value="1493" calcext:value-type="float">
            <text:p>1493</text:p>
          </table:table-cell>
          <table:table-cell table:style-name="ce2" office:value-type="float" office:value="1000000001493" calcext:value-type="float">
            <text:p>10000000014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94" calcext:value-type="float">
            <text:p>13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93</text:p>
          </table:table-cell>
          <table:table-cell table:number-columns-repeated="250"/>
        </table:table-row>
        <table:table-row table:style-name="ro1">
          <table:table-cell table:style-name="ce2" office:value-type="float" office:value="1494" calcext:value-type="float">
            <text:p>1494</text:p>
          </table:table-cell>
          <table:table-cell table:style-name="ce2" office:value-type="float" office:value="1000000001494" calcext:value-type="float">
            <text:p>10000000014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95" calcext:value-type="float">
            <text:p>13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94</text:p>
          </table:table-cell>
          <table:table-cell table:number-columns-repeated="250"/>
        </table:table-row>
        <table:table-row table:style-name="ro1">
          <table:table-cell table:style-name="ce2" office:value-type="float" office:value="1495" calcext:value-type="float">
            <text:p>1495</text:p>
          </table:table-cell>
          <table:table-cell table:style-name="ce2" office:value-type="float" office:value="1000000001495" calcext:value-type="float">
            <text:p>10000000014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96" calcext:value-type="float">
            <text:p>13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95</text:p>
          </table:table-cell>
          <table:table-cell table:number-columns-repeated="250"/>
        </table:table-row>
        <table:table-row table:style-name="ro1">
          <table:table-cell table:style-name="ce2" office:value-type="float" office:value="1496" calcext:value-type="float">
            <text:p>1496</text:p>
          </table:table-cell>
          <table:table-cell table:style-name="ce2" office:value-type="float" office:value="1000000001496" calcext:value-type="float">
            <text:p>10000000014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97" calcext:value-type="float">
            <text:p>13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96</text:p>
          </table:table-cell>
          <table:table-cell table:number-columns-repeated="250"/>
        </table:table-row>
        <table:table-row table:style-name="ro1">
          <table:table-cell table:style-name="ce2" office:value-type="float" office:value="1497" calcext:value-type="float">
            <text:p>1497</text:p>
          </table:table-cell>
          <table:table-cell table:style-name="ce2" office:value-type="float" office:value="1000000001497" calcext:value-type="float">
            <text:p>10000000014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98" calcext:value-type="float">
            <text:p>13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97</text:p>
          </table:table-cell>
          <table:table-cell table:number-columns-repeated="250"/>
        </table:table-row>
        <table:table-row table:style-name="ro1">
          <table:table-cell table:style-name="ce2" office:value-type="float" office:value="1498" calcext:value-type="float">
            <text:p>1498</text:p>
          </table:table-cell>
          <table:table-cell table:style-name="ce2" office:value-type="float" office:value="1000000001498" calcext:value-type="float">
            <text:p>10000000014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399" calcext:value-type="float">
            <text:p>13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98</text:p>
          </table:table-cell>
          <table:table-cell table:number-columns-repeated="250"/>
        </table:table-row>
        <table:table-row table:style-name="ro1">
          <table:table-cell table:style-name="ce2" office:value-type="float" office:value="1499" calcext:value-type="float">
            <text:p>1499</text:p>
          </table:table-cell>
          <table:table-cell table:style-name="ce2" office:value-type="float" office:value="1000000001499" calcext:value-type="float">
            <text:p>10000000014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00" calcext:value-type="float">
            <text:p>14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399</text:p>
          </table:table-cell>
          <table:table-cell table:number-columns-repeated="250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000000001500" calcext:value-type="float">
            <text:p>10000000015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01" calcext:value-type="float">
            <text:p>14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00</text:p>
          </table:table-cell>
          <table:table-cell table:number-columns-repeated="250"/>
        </table:table-row>
        <table:table-row table:style-name="ro1">
          <table:table-cell table:style-name="ce2" office:value-type="float" office:value="1501" calcext:value-type="float">
            <text:p>1501</text:p>
          </table:table-cell>
          <table:table-cell table:style-name="ce2" office:value-type="float" office:value="1000000001501" calcext:value-type="float">
            <text:p>10000000015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02" calcext:value-type="float">
            <text:p>14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01</text:p>
          </table:table-cell>
          <table:table-cell table:number-columns-repeated="250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2" office:value-type="float" office:value="1000000001502" calcext:value-type="float">
            <text:p>10000000015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03" calcext:value-type="float">
            <text:p>14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02</text:p>
          </table:table-cell>
          <table:table-cell table:number-columns-repeated="250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2" office:value-type="float" office:value="1000000001503" calcext:value-type="float">
            <text:p>10000000015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04" calcext:value-type="float">
            <text:p>14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03</text:p>
          </table:table-cell>
          <table:table-cell table:number-columns-repeated="250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2" office:value-type="float" office:value="1000000001504" calcext:value-type="float">
            <text:p>10000000015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05" calcext:value-type="float">
            <text:p>14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04</text:p>
          </table:table-cell>
          <table:table-cell table:number-columns-repeated="250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2" office:value-type="float" office:value="1000000001505" calcext:value-type="float">
            <text:p>10000000015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06" calcext:value-type="float">
            <text:p>14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05</text:p>
          </table:table-cell>
          <table:table-cell table:number-columns-repeated="250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2" office:value-type="float" office:value="1000000001506" calcext:value-type="float">
            <text:p>10000000015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07" calcext:value-type="float">
            <text:p>14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06</text:p>
          </table:table-cell>
          <table:table-cell table:number-columns-repeated="250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2" office:value-type="float" office:value="1000000001507" calcext:value-type="float">
            <text:p>10000000015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08" calcext:value-type="float">
            <text:p>14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07</text:p>
          </table:table-cell>
          <table:table-cell table:number-columns-repeated="250"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2" office:value-type="float" office:value="1000000001508" calcext:value-type="float">
            <text:p>10000000015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09" calcext:value-type="float">
            <text:p>14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08</text:p>
          </table:table-cell>
          <table:table-cell table:number-columns-repeated="250"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2" office:value-type="float" office:value="1000000001509" calcext:value-type="float">
            <text:p>10000000015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10" calcext:value-type="float">
            <text:p>14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09</text:p>
          </table:table-cell>
          <table:table-cell table:number-columns-repeated="250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1000000001510" calcext:value-type="float">
            <text:p>10000000015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11" calcext:value-type="float">
            <text:p>14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10</text:p>
          </table:table-cell>
          <table:table-cell table:number-columns-repeated="250"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2" office:value-type="float" office:value="1000000001511" calcext:value-type="float">
            <text:p>10000000015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12" calcext:value-type="float">
            <text:p>14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11</text:p>
          </table:table-cell>
          <table:table-cell table:number-columns-repeated="250"/>
        </table:table-row>
        <table:table-row table:style-name="ro1">
          <table:table-cell table:style-name="ce2" office:value-type="float" office:value="1512" calcext:value-type="float">
            <text:p>1512</text:p>
          </table:table-cell>
          <table:table-cell table:style-name="ce2" office:value-type="float" office:value="1000000001512" calcext:value-type="float">
            <text:p>10000000015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13" calcext:value-type="float">
            <text:p>14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12</text:p>
          </table:table-cell>
          <table:table-cell table:number-columns-repeated="250"/>
        </table:table-row>
        <table:table-row table:style-name="ro1">
          <table:table-cell table:style-name="ce2" office:value-type="float" office:value="1513" calcext:value-type="float">
            <text:p>1513</text:p>
          </table:table-cell>
          <table:table-cell table:style-name="ce2" office:value-type="float" office:value="1000000001513" calcext:value-type="float">
            <text:p>10000000015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14" calcext:value-type="float">
            <text:p>14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13</text:p>
          </table:table-cell>
          <table:table-cell table:number-columns-repeated="250"/>
        </table:table-row>
        <table:table-row table:style-name="ro1">
          <table:table-cell table:style-name="ce2" office:value-type="float" office:value="1514" calcext:value-type="float">
            <text:p>1514</text:p>
          </table:table-cell>
          <table:table-cell table:style-name="ce2" office:value-type="float" office:value="1000000001514" calcext:value-type="float">
            <text:p>10000000015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15" calcext:value-type="float">
            <text:p>14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14</text:p>
          </table:table-cell>
          <table:table-cell table:number-columns-repeated="250"/>
        </table:table-row>
        <table:table-row table:style-name="ro1">
          <table:table-cell table:style-name="ce2" office:value-type="float" office:value="1515" calcext:value-type="float">
            <text:p>1515</text:p>
          </table:table-cell>
          <table:table-cell table:style-name="ce2" office:value-type="float" office:value="1000000001515" calcext:value-type="float">
            <text:p>10000000015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16" calcext:value-type="float">
            <text:p>14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15</text:p>
          </table:table-cell>
          <table:table-cell table:number-columns-repeated="250"/>
        </table:table-row>
        <table:table-row table:style-name="ro1">
          <table:table-cell table:style-name="ce2" office:value-type="float" office:value="1516" calcext:value-type="float">
            <text:p>1516</text:p>
          </table:table-cell>
          <table:table-cell table:style-name="ce2" office:value-type="float" office:value="1000000001516" calcext:value-type="float">
            <text:p>10000000015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17" calcext:value-type="float">
            <text:p>14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16</text:p>
          </table:table-cell>
          <table:table-cell table:number-columns-repeated="250"/>
        </table:table-row>
        <table:table-row table:style-name="ro1">
          <table:table-cell table:style-name="ce2" office:value-type="float" office:value="1517" calcext:value-type="float">
            <text:p>1517</text:p>
          </table:table-cell>
          <table:table-cell table:style-name="ce2" office:value-type="float" office:value="1000000001517" calcext:value-type="float">
            <text:p>10000000015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18" calcext:value-type="float">
            <text:p>14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17</text:p>
          </table:table-cell>
          <table:table-cell table:number-columns-repeated="250"/>
        </table:table-row>
        <table:table-row table:style-name="ro1"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1000000001518" calcext:value-type="float">
            <text:p>10000000015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19" calcext:value-type="float">
            <text:p>14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18</text:p>
          </table:table-cell>
          <table:table-cell table:number-columns-repeated="250"/>
        </table:table-row>
        <table:table-row table:style-name="ro1">
          <table:table-cell table:style-name="ce2" office:value-type="float" office:value="1519" calcext:value-type="float">
            <text:p>1519</text:p>
          </table:table-cell>
          <table:table-cell table:style-name="ce2" office:value-type="float" office:value="1000000001519" calcext:value-type="float">
            <text:p>10000000015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20" calcext:value-type="float">
            <text:p>14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19</text:p>
          </table:table-cell>
          <table:table-cell table:number-columns-repeated="250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2" office:value-type="float" office:value="1000000001520" calcext:value-type="float">
            <text:p>10000000015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21" calcext:value-type="float">
            <text:p>14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20</text:p>
          </table:table-cell>
          <table:table-cell table:number-columns-repeated="250"/>
        </table:table-row>
        <table:table-row table:style-name="ro1">
          <table:table-cell table:style-name="ce2" office:value-type="float" office:value="1521" calcext:value-type="float">
            <text:p>1521</text:p>
          </table:table-cell>
          <table:table-cell table:style-name="ce2" office:value-type="float" office:value="1000000001521" calcext:value-type="float">
            <text:p>10000000015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22" calcext:value-type="float">
            <text:p>14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21</text:p>
          </table:table-cell>
          <table:table-cell table:number-columns-repeated="250"/>
        </table:table-row>
        <table:table-row table:style-name="ro1">
          <table:table-cell table:style-name="ce2" office:value-type="float" office:value="1522" calcext:value-type="float">
            <text:p>1522</text:p>
          </table:table-cell>
          <table:table-cell table:style-name="ce2" office:value-type="float" office:value="1000000001522" calcext:value-type="float">
            <text:p>10000000015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23" calcext:value-type="float">
            <text:p>14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22</text:p>
          </table:table-cell>
          <table:table-cell table:number-columns-repeated="250"/>
        </table:table-row>
        <table:table-row table:style-name="ro1">
          <table:table-cell table:style-name="ce2" office:value-type="float" office:value="1523" calcext:value-type="float">
            <text:p>1523</text:p>
          </table:table-cell>
          <table:table-cell table:style-name="ce2" office:value-type="float" office:value="1000000001523" calcext:value-type="float">
            <text:p>10000000015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24" calcext:value-type="float">
            <text:p>14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23</text:p>
          </table:table-cell>
          <table:table-cell table:number-columns-repeated="250"/>
        </table:table-row>
        <table:table-row table:style-name="ro1">
          <table:table-cell table:style-name="ce2" office:value-type="float" office:value="1524" calcext:value-type="float">
            <text:p>1524</text:p>
          </table:table-cell>
          <table:table-cell table:style-name="ce2" office:value-type="float" office:value="1000000001524" calcext:value-type="float">
            <text:p>10000000015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25" calcext:value-type="float">
            <text:p>14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24</text:p>
          </table:table-cell>
          <table:table-cell table:number-columns-repeated="250"/>
        </table:table-row>
        <table:table-row table:style-name="ro1"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1000000001525" calcext:value-type="float">
            <text:p>10000000015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26" calcext:value-type="float">
            <text:p>14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25</text:p>
          </table:table-cell>
          <table:table-cell table:number-columns-repeated="250"/>
        </table:table-row>
        <table:table-row table:style-name="ro1">
          <table:table-cell table:style-name="ce2" office:value-type="float" office:value="1526" calcext:value-type="float">
            <text:p>1526</text:p>
          </table:table-cell>
          <table:table-cell table:style-name="ce2" office:value-type="float" office:value="1000000001526" calcext:value-type="float">
            <text:p>10000000015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27" calcext:value-type="float">
            <text:p>14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26</text:p>
          </table:table-cell>
          <table:table-cell table:number-columns-repeated="250"/>
        </table:table-row>
        <table:table-row table:style-name="ro1">
          <table:table-cell table:style-name="ce2" office:value-type="float" office:value="1527" calcext:value-type="float">
            <text:p>1527</text:p>
          </table:table-cell>
          <table:table-cell table:style-name="ce2" office:value-type="float" office:value="1000000001527" calcext:value-type="float">
            <text:p>10000000015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28" calcext:value-type="float">
            <text:p>14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27</text:p>
          </table:table-cell>
          <table:table-cell table:number-columns-repeated="250"/>
        </table:table-row>
        <table:table-row table:style-name="ro1">
          <table:table-cell table:style-name="ce2" office:value-type="float" office:value="1528" calcext:value-type="float">
            <text:p>1528</text:p>
          </table:table-cell>
          <table:table-cell table:style-name="ce2" office:value-type="float" office:value="1000000001528" calcext:value-type="float">
            <text:p>10000000015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29" calcext:value-type="float">
            <text:p>14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28</text:p>
          </table:table-cell>
          <table:table-cell table:number-columns-repeated="250"/>
        </table:table-row>
        <table:table-row table:style-name="ro1">
          <table:table-cell table:style-name="ce2" office:value-type="float" office:value="1529" calcext:value-type="float">
            <text:p>1529</text:p>
          </table:table-cell>
          <table:table-cell table:style-name="ce2" office:value-type="float" office:value="1000000001529" calcext:value-type="float">
            <text:p>10000000015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30" calcext:value-type="float">
            <text:p>14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29</text:p>
          </table:table-cell>
          <table:table-cell table:number-columns-repeated="250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1000000001530" calcext:value-type="float">
            <text:p>10000000015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31" calcext:value-type="float">
            <text:p>14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30</text:p>
          </table:table-cell>
          <table:table-cell table:number-columns-repeated="250"/>
        </table:table-row>
        <table:table-row table:style-name="ro1">
          <table:table-cell table:style-name="ce2" office:value-type="float" office:value="1531" calcext:value-type="float">
            <text:p>1531</text:p>
          </table:table-cell>
          <table:table-cell table:style-name="ce2" office:value-type="float" office:value="1000000001531" calcext:value-type="float">
            <text:p>10000000015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32" calcext:value-type="float">
            <text:p>14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31</text:p>
          </table:table-cell>
          <table:table-cell table:number-columns-repeated="250"/>
        </table:table-row>
        <table:table-row table:style-name="ro1">
          <table:table-cell table:style-name="ce2" office:value-type="float" office:value="1532" calcext:value-type="float">
            <text:p>1532</text:p>
          </table:table-cell>
          <table:table-cell table:style-name="ce2" office:value-type="float" office:value="1000000001532" calcext:value-type="float">
            <text:p>10000000015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33" calcext:value-type="float">
            <text:p>14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32</text:p>
          </table:table-cell>
          <table:table-cell table:number-columns-repeated="250"/>
        </table:table-row>
        <table:table-row table:style-name="ro1">
          <table:table-cell table:style-name="ce2" office:value-type="float" office:value="1533" calcext:value-type="float">
            <text:p>1533</text:p>
          </table:table-cell>
          <table:table-cell table:style-name="ce2" office:value-type="float" office:value="1000000001533" calcext:value-type="float">
            <text:p>10000000015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34" calcext:value-type="float">
            <text:p>14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33</text:p>
          </table:table-cell>
          <table:table-cell table:number-columns-repeated="250"/>
        </table:table-row>
        <table:table-row table:style-name="ro1">
          <table:table-cell table:style-name="ce2" office:value-type="float" office:value="1534" calcext:value-type="float">
            <text:p>1534</text:p>
          </table:table-cell>
          <table:table-cell table:style-name="ce2" office:value-type="float" office:value="1000000001534" calcext:value-type="float">
            <text:p>10000000015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35" calcext:value-type="float">
            <text:p>14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34</text:p>
          </table:table-cell>
          <table:table-cell table:number-columns-repeated="250"/>
        </table:table-row>
        <table:table-row table:style-name="ro1">
          <table:table-cell table:style-name="ce2" office:value-type="float" office:value="1535" calcext:value-type="float">
            <text:p>1535</text:p>
          </table:table-cell>
          <table:table-cell table:style-name="ce2" office:value-type="float" office:value="1000000001535" calcext:value-type="float">
            <text:p>10000000015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36" calcext:value-type="float">
            <text:p>14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35</text:p>
          </table:table-cell>
          <table:table-cell table:number-columns-repeated="250"/>
        </table:table-row>
        <table:table-row table:style-name="ro1">
          <table:table-cell table:style-name="ce2" office:value-type="float" office:value="1536" calcext:value-type="float">
            <text:p>1536</text:p>
          </table:table-cell>
          <table:table-cell table:style-name="ce2" office:value-type="float" office:value="1000000001536" calcext:value-type="float">
            <text:p>10000000015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37" calcext:value-type="float">
            <text:p>14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36</text:p>
          </table:table-cell>
          <table:table-cell table:number-columns-repeated="250"/>
        </table:table-row>
        <table:table-row table:style-name="ro1">
          <table:table-cell table:style-name="ce2" office:value-type="float" office:value="1537" calcext:value-type="float">
            <text:p>1537</text:p>
          </table:table-cell>
          <table:table-cell table:style-name="ce2" office:value-type="float" office:value="1000000001537" calcext:value-type="float">
            <text:p>10000000015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38" calcext:value-type="float">
            <text:p>14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37</text:p>
          </table:table-cell>
          <table:table-cell table:number-columns-repeated="250"/>
        </table:table-row>
        <table:table-row table:style-name="ro1"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1000000001538" calcext:value-type="float">
            <text:p>10000000015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39" calcext:value-type="float">
            <text:p>14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38</text:p>
          </table:table-cell>
          <table:table-cell table:number-columns-repeated="250"/>
        </table:table-row>
        <table:table-row table:style-name="ro1">
          <table:table-cell table:style-name="ce2" office:value-type="float" office:value="1539" calcext:value-type="float">
            <text:p>1539</text:p>
          </table:table-cell>
          <table:table-cell table:style-name="ce2" office:value-type="float" office:value="1000000001539" calcext:value-type="float">
            <text:p>10000000015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40" calcext:value-type="float">
            <text:p>14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39</text:p>
          </table:table-cell>
          <table:table-cell table:number-columns-repeated="250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1000000001540" calcext:value-type="float">
            <text:p>10000000015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41" calcext:value-type="float">
            <text:p>14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40</text:p>
          </table:table-cell>
          <table:table-cell table:number-columns-repeated="250"/>
        </table:table-row>
        <table:table-row table:style-name="ro1">
          <table:table-cell table:style-name="ce2" office:value-type="float" office:value="1541" calcext:value-type="float">
            <text:p>1541</text:p>
          </table:table-cell>
          <table:table-cell table:style-name="ce2" office:value-type="float" office:value="1000000001541" calcext:value-type="float">
            <text:p>10000000015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42" calcext:value-type="float">
            <text:p>14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41</text:p>
          </table:table-cell>
          <table:table-cell table:number-columns-repeated="250"/>
        </table:table-row>
        <table:table-row table:style-name="ro1">
          <table:table-cell table:style-name="ce2" office:value-type="float" office:value="1542" calcext:value-type="float">
            <text:p>1542</text:p>
          </table:table-cell>
          <table:table-cell table:style-name="ce2" office:value-type="float" office:value="1000000001542" calcext:value-type="float">
            <text:p>10000000015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43" calcext:value-type="float">
            <text:p>14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42</text:p>
          </table:table-cell>
          <table:table-cell table:number-columns-repeated="250"/>
        </table:table-row>
        <table:table-row table:style-name="ro1">
          <table:table-cell table:style-name="ce2" office:value-type="float" office:value="1543" calcext:value-type="float">
            <text:p>1543</text:p>
          </table:table-cell>
          <table:table-cell table:style-name="ce2" office:value-type="float" office:value="1000000001543" calcext:value-type="float">
            <text:p>10000000015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44" calcext:value-type="float">
            <text:p>14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43</text:p>
          </table:table-cell>
          <table:table-cell table:number-columns-repeated="250"/>
        </table:table-row>
        <table:table-row table:style-name="ro1">
          <table:table-cell table:style-name="ce2" office:value-type="float" office:value="1544" calcext:value-type="float">
            <text:p>1544</text:p>
          </table:table-cell>
          <table:table-cell table:style-name="ce2" office:value-type="float" office:value="1000000001544" calcext:value-type="float">
            <text:p>10000000015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45" calcext:value-type="float">
            <text:p>14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44</text:p>
          </table:table-cell>
          <table:table-cell table:number-columns-repeated="250"/>
        </table:table-row>
        <table:table-row table:style-name="ro1">
          <table:table-cell table:style-name="ce2" office:value-type="float" office:value="1545" calcext:value-type="float">
            <text:p>1545</text:p>
          </table:table-cell>
          <table:table-cell table:style-name="ce2" office:value-type="float" office:value="1000000001545" calcext:value-type="float">
            <text:p>10000000015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46" calcext:value-type="float">
            <text:p>14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45</text:p>
          </table:table-cell>
          <table:table-cell table:number-columns-repeated="250"/>
        </table:table-row>
        <table:table-row table:style-name="ro1">
          <table:table-cell table:style-name="ce2" office:value-type="float" office:value="1546" calcext:value-type="float">
            <text:p>1546</text:p>
          </table:table-cell>
          <table:table-cell table:style-name="ce2" office:value-type="float" office:value="1000000001546" calcext:value-type="float">
            <text:p>10000000015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47" calcext:value-type="float">
            <text:p>14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46</text:p>
          </table:table-cell>
          <table:table-cell table:number-columns-repeated="250"/>
        </table:table-row>
        <table:table-row table:style-name="ro1">
          <table:table-cell table:style-name="ce2" office:value-type="float" office:value="1547" calcext:value-type="float">
            <text:p>1547</text:p>
          </table:table-cell>
          <table:table-cell table:style-name="ce2" office:value-type="float" office:value="1000000001547" calcext:value-type="float">
            <text:p>10000000015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48" calcext:value-type="float">
            <text:p>14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47</text:p>
          </table:table-cell>
          <table:table-cell table:number-columns-repeated="250"/>
        </table:table-row>
        <table:table-row table:style-name="ro1">
          <table:table-cell table:style-name="ce2" office:value-type="float" office:value="1548" calcext:value-type="float">
            <text:p>1548</text:p>
          </table:table-cell>
          <table:table-cell table:style-name="ce2" office:value-type="float" office:value="1000000001548" calcext:value-type="float">
            <text:p>10000000015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49" calcext:value-type="float">
            <text:p>14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48</text:p>
          </table:table-cell>
          <table:table-cell table:number-columns-repeated="250"/>
        </table:table-row>
        <table:table-row table:style-name="ro1">
          <table:table-cell table:style-name="ce2" office:value-type="float" office:value="1549" calcext:value-type="float">
            <text:p>1549</text:p>
          </table:table-cell>
          <table:table-cell table:style-name="ce2" office:value-type="float" office:value="1000000001549" calcext:value-type="float">
            <text:p>10000000015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50" calcext:value-type="float">
            <text:p>14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49</text:p>
          </table:table-cell>
          <table:table-cell table:number-columns-repeated="250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000000001550" calcext:value-type="float">
            <text:p>10000000015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51" calcext:value-type="float">
            <text:p>14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50</text:p>
          </table:table-cell>
          <table:table-cell table:number-columns-repeated="250"/>
        </table:table-row>
        <table:table-row table:style-name="ro1">
          <table:table-cell table:style-name="ce2" office:value-type="float" office:value="1551" calcext:value-type="float">
            <text:p>1551</text:p>
          </table:table-cell>
          <table:table-cell table:style-name="ce2" office:value-type="float" office:value="1000000001551" calcext:value-type="float">
            <text:p>10000000015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52" calcext:value-type="float">
            <text:p>14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51</text:p>
          </table:table-cell>
          <table:table-cell table:number-columns-repeated="250"/>
        </table:table-row>
        <table:table-row table:style-name="ro1">
          <table:table-cell table:style-name="ce2" office:value-type="float" office:value="1552" calcext:value-type="float">
            <text:p>1552</text:p>
          </table:table-cell>
          <table:table-cell table:style-name="ce2" office:value-type="float" office:value="1000000001552" calcext:value-type="float">
            <text:p>10000000015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53" calcext:value-type="float">
            <text:p>14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52</text:p>
          </table:table-cell>
          <table:table-cell table:number-columns-repeated="250"/>
        </table:table-row>
        <table:table-row table:style-name="ro1">
          <table:table-cell table:style-name="ce2" office:value-type="float" office:value="1553" calcext:value-type="float">
            <text:p>1553</text:p>
          </table:table-cell>
          <table:table-cell table:style-name="ce2" office:value-type="float" office:value="1000000001553" calcext:value-type="float">
            <text:p>10000000015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54" calcext:value-type="float">
            <text:p>14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53</text:p>
          </table:table-cell>
          <table:table-cell table:number-columns-repeated="250"/>
        </table:table-row>
        <table:table-row table:style-name="ro1"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1000000001554" calcext:value-type="float">
            <text:p>10000000015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55" calcext:value-type="float">
            <text:p>14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54</text:p>
          </table:table-cell>
          <table:table-cell table:number-columns-repeated="250"/>
        </table:table-row>
        <table:table-row table:style-name="ro1">
          <table:table-cell table:style-name="ce2" office:value-type="float" office:value="1555" calcext:value-type="float">
            <text:p>1555</text:p>
          </table:table-cell>
          <table:table-cell table:style-name="ce2" office:value-type="float" office:value="1000000001555" calcext:value-type="float">
            <text:p>10000000015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56" calcext:value-type="float">
            <text:p>14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55</text:p>
          </table:table-cell>
          <table:table-cell table:number-columns-repeated="250"/>
        </table:table-row>
        <table:table-row table:style-name="ro1">
          <table:table-cell table:style-name="ce2" office:value-type="float" office:value="1556" calcext:value-type="float">
            <text:p>1556</text:p>
          </table:table-cell>
          <table:table-cell table:style-name="ce2" office:value-type="float" office:value="1000000001556" calcext:value-type="float">
            <text:p>10000000015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57" calcext:value-type="float">
            <text:p>14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56</text:p>
          </table:table-cell>
          <table:table-cell table:number-columns-repeated="250"/>
        </table:table-row>
        <table:table-row table:style-name="ro1">
          <table:table-cell table:style-name="ce2" office:value-type="float" office:value="1557" calcext:value-type="float">
            <text:p>1557</text:p>
          </table:table-cell>
          <table:table-cell table:style-name="ce2" office:value-type="float" office:value="1000000001557" calcext:value-type="float">
            <text:p>10000000015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58" calcext:value-type="float">
            <text:p>14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57</text:p>
          </table:table-cell>
          <table:table-cell table:number-columns-repeated="250"/>
        </table:table-row>
        <table:table-row table:style-name="ro1">
          <table:table-cell table:style-name="ce2" office:value-type="float" office:value="1558" calcext:value-type="float">
            <text:p>1558</text:p>
          </table:table-cell>
          <table:table-cell table:style-name="ce2" office:value-type="float" office:value="1000000001558" calcext:value-type="float">
            <text:p>10000000015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59" calcext:value-type="float">
            <text:p>14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58</text:p>
          </table:table-cell>
          <table:table-cell table:number-columns-repeated="250"/>
        </table:table-row>
        <table:table-row table:style-name="ro1">
          <table:table-cell table:style-name="ce2" office:value-type="float" office:value="1559" calcext:value-type="float">
            <text:p>1559</text:p>
          </table:table-cell>
          <table:table-cell table:style-name="ce2" office:value-type="float" office:value="1000000001559" calcext:value-type="float">
            <text:p>10000000015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60" calcext:value-type="float">
            <text:p>14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59</text:p>
          </table:table-cell>
          <table:table-cell table:number-columns-repeated="250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2" office:value-type="float" office:value="1000000001560" calcext:value-type="float">
            <text:p>10000000015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61" calcext:value-type="float">
            <text:p>14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60</text:p>
          </table:table-cell>
          <table:table-cell table:number-columns-repeated="250"/>
        </table:table-row>
        <table:table-row table:style-name="ro1">
          <table:table-cell table:style-name="ce2" office:value-type="float" office:value="1561" calcext:value-type="float">
            <text:p>1561</text:p>
          </table:table-cell>
          <table:table-cell table:style-name="ce2" office:value-type="float" office:value="1000000001561" calcext:value-type="float">
            <text:p>10000000015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62" calcext:value-type="float">
            <text:p>14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61</text:p>
          </table:table-cell>
          <table:table-cell table:number-columns-repeated="250"/>
        </table:table-row>
        <table:table-row table:style-name="ro1">
          <table:table-cell table:style-name="ce2" office:value-type="float" office:value="1562" calcext:value-type="float">
            <text:p>1562</text:p>
          </table:table-cell>
          <table:table-cell table:style-name="ce2" office:value-type="float" office:value="1000000001562" calcext:value-type="float">
            <text:p>10000000015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63" calcext:value-type="float">
            <text:p>14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62</text:p>
          </table:table-cell>
          <table:table-cell table:number-columns-repeated="250"/>
        </table:table-row>
        <table:table-row table:style-name="ro1">
          <table:table-cell table:style-name="ce2" office:value-type="float" office:value="1563" calcext:value-type="float">
            <text:p>1563</text:p>
          </table:table-cell>
          <table:table-cell table:style-name="ce2" office:value-type="float" office:value="1000000001563" calcext:value-type="float">
            <text:p>10000000015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64" calcext:value-type="float">
            <text:p>14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63</text:p>
          </table:table-cell>
          <table:table-cell table:number-columns-repeated="250"/>
        </table:table-row>
        <table:table-row table:style-name="ro1"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1000000001564" calcext:value-type="float">
            <text:p>10000000015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65" calcext:value-type="float">
            <text:p>14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64</text:p>
          </table:table-cell>
          <table:table-cell table:number-columns-repeated="250"/>
        </table:table-row>
        <table:table-row table:style-name="ro1">
          <table:table-cell table:style-name="ce2" office:value-type="float" office:value="1565" calcext:value-type="float">
            <text:p>1565</text:p>
          </table:table-cell>
          <table:table-cell table:style-name="ce2" office:value-type="float" office:value="1000000001565" calcext:value-type="float">
            <text:p>10000000015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66" calcext:value-type="float">
            <text:p>14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65</text:p>
          </table:table-cell>
          <table:table-cell table:number-columns-repeated="250"/>
        </table:table-row>
        <table:table-row table:style-name="ro1">
          <table:table-cell table:style-name="ce2" office:value-type="float" office:value="1566" calcext:value-type="float">
            <text:p>1566</text:p>
          </table:table-cell>
          <table:table-cell table:style-name="ce2" office:value-type="float" office:value="1000000001566" calcext:value-type="float">
            <text:p>10000000015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67" calcext:value-type="float">
            <text:p>14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66</text:p>
          </table:table-cell>
          <table:table-cell table:number-columns-repeated="250"/>
        </table:table-row>
        <table:table-row table:style-name="ro1">
          <table:table-cell table:style-name="ce2" office:value-type="float" office:value="1567" calcext:value-type="float">
            <text:p>1567</text:p>
          </table:table-cell>
          <table:table-cell table:style-name="ce2" office:value-type="float" office:value="1000000001567" calcext:value-type="float">
            <text:p>10000000015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68" calcext:value-type="float">
            <text:p>14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67</text:p>
          </table:table-cell>
          <table:table-cell table:number-columns-repeated="250"/>
        </table:table-row>
        <table:table-row table:style-name="ro1">
          <table:table-cell table:style-name="ce2" office:value-type="float" office:value="1568" calcext:value-type="float">
            <text:p>1568</text:p>
          </table:table-cell>
          <table:table-cell table:style-name="ce2" office:value-type="float" office:value="1000000001568" calcext:value-type="float">
            <text:p>10000000015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69" calcext:value-type="float">
            <text:p>14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68</text:p>
          </table:table-cell>
          <table:table-cell table:number-columns-repeated="250"/>
        </table:table-row>
        <table:table-row table:style-name="ro1">
          <table:table-cell table:style-name="ce2" office:value-type="float" office:value="1569" calcext:value-type="float">
            <text:p>1569</text:p>
          </table:table-cell>
          <table:table-cell table:style-name="ce2" office:value-type="float" office:value="1000000001569" calcext:value-type="float">
            <text:p>10000000015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70" calcext:value-type="float">
            <text:p>14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69</text:p>
          </table:table-cell>
          <table:table-cell table:number-columns-repeated="250"/>
        </table:table-row>
        <table:table-row table:style-name="ro1">
          <table:table-cell table:style-name="ce2" office:value-type="float" office:value="1570" calcext:value-type="float">
            <text:p>1570</text:p>
          </table:table-cell>
          <table:table-cell table:style-name="ce2" office:value-type="float" office:value="1000000001570" calcext:value-type="float">
            <text:p>10000000015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71" calcext:value-type="float">
            <text:p>14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70</text:p>
          </table:table-cell>
          <table:table-cell table:number-columns-repeated="250"/>
        </table:table-row>
        <table:table-row table:style-name="ro1">
          <table:table-cell table:style-name="ce2" office:value-type="float" office:value="1571" calcext:value-type="float">
            <text:p>1571</text:p>
          </table:table-cell>
          <table:table-cell table:style-name="ce2" office:value-type="float" office:value="1000000001571" calcext:value-type="float">
            <text:p>10000000015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72" calcext:value-type="float">
            <text:p>14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71</text:p>
          </table:table-cell>
          <table:table-cell table:number-columns-repeated="250"/>
        </table:table-row>
        <table:table-row table:style-name="ro1"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1000000001572" calcext:value-type="float">
            <text:p>10000000015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73" calcext:value-type="float">
            <text:p>14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72</text:p>
          </table:table-cell>
          <table:table-cell table:number-columns-repeated="250"/>
        </table:table-row>
        <table:table-row table:style-name="ro1">
          <table:table-cell table:style-name="ce2" office:value-type="float" office:value="1573" calcext:value-type="float">
            <text:p>1573</text:p>
          </table:table-cell>
          <table:table-cell table:style-name="ce2" office:value-type="float" office:value="1000000001573" calcext:value-type="float">
            <text:p>10000000015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74" calcext:value-type="float">
            <text:p>14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73</text:p>
          </table:table-cell>
          <table:table-cell table:number-columns-repeated="250"/>
        </table:table-row>
        <table:table-row table:style-name="ro1">
          <table:table-cell table:style-name="ce2" office:value-type="float" office:value="1574" calcext:value-type="float">
            <text:p>1574</text:p>
          </table:table-cell>
          <table:table-cell table:style-name="ce2" office:value-type="float" office:value="1000000001574" calcext:value-type="float">
            <text:p>10000000015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75" calcext:value-type="float">
            <text:p>14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74</text:p>
          </table:table-cell>
          <table:table-cell table:number-columns-repeated="250"/>
        </table:table-row>
        <table:table-row table:style-name="ro1"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1000000001575" calcext:value-type="float">
            <text:p>10000000015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76" calcext:value-type="float">
            <text:p>14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75</text:p>
          </table:table-cell>
          <table:table-cell table:number-columns-repeated="250"/>
        </table:table-row>
        <table:table-row table:style-name="ro1">
          <table:table-cell table:style-name="ce2" office:value-type="float" office:value="1576" calcext:value-type="float">
            <text:p>1576</text:p>
          </table:table-cell>
          <table:table-cell table:style-name="ce2" office:value-type="float" office:value="1000000001576" calcext:value-type="float">
            <text:p>10000000015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77" calcext:value-type="float">
            <text:p>14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76</text:p>
          </table:table-cell>
          <table:table-cell table:number-columns-repeated="250"/>
        </table:table-row>
        <table:table-row table:style-name="ro1">
          <table:table-cell table:style-name="ce2" office:value-type="float" office:value="1577" calcext:value-type="float">
            <text:p>1577</text:p>
          </table:table-cell>
          <table:table-cell table:style-name="ce2" office:value-type="float" office:value="1000000001577" calcext:value-type="float">
            <text:p>10000000015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78" calcext:value-type="float">
            <text:p>14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77</text:p>
          </table:table-cell>
          <table:table-cell table:number-columns-repeated="250"/>
        </table:table-row>
        <table:table-row table:style-name="ro1">
          <table:table-cell table:style-name="ce2" office:value-type="float" office:value="1578" calcext:value-type="float">
            <text:p>1578</text:p>
          </table:table-cell>
          <table:table-cell table:style-name="ce2" office:value-type="float" office:value="1000000001578" calcext:value-type="float">
            <text:p>10000000015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79" calcext:value-type="float">
            <text:p>14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78</text:p>
          </table:table-cell>
          <table:table-cell table:number-columns-repeated="250"/>
        </table:table-row>
        <table:table-row table:style-name="ro1"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1000000001579" calcext:value-type="float">
            <text:p>10000000015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80" calcext:value-type="float">
            <text:p>14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79</text:p>
          </table:table-cell>
          <table:table-cell table:number-columns-repeated="250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style-name="ce2" office:value-type="float" office:value="1000000001580" calcext:value-type="float">
            <text:p>10000000015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81" calcext:value-type="float">
            <text:p>14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80</text:p>
          </table:table-cell>
          <table:table-cell table:number-columns-repeated="250"/>
        </table:table-row>
        <table:table-row table:style-name="ro1">
          <table:table-cell table:style-name="ce2" office:value-type="float" office:value="1581" calcext:value-type="float">
            <text:p>1581</text:p>
          </table:table-cell>
          <table:table-cell table:style-name="ce2" office:value-type="float" office:value="1000000001581" calcext:value-type="float">
            <text:p>10000000015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82" calcext:value-type="float">
            <text:p>14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81</text:p>
          </table:table-cell>
          <table:table-cell table:number-columns-repeated="250"/>
        </table:table-row>
        <table:table-row table:style-name="ro1">
          <table:table-cell table:style-name="ce2" office:value-type="float" office:value="1582" calcext:value-type="float">
            <text:p>1582</text:p>
          </table:table-cell>
          <table:table-cell table:style-name="ce2" office:value-type="float" office:value="1000000001582" calcext:value-type="float">
            <text:p>10000000015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83" calcext:value-type="float">
            <text:p>14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82</text:p>
          </table:table-cell>
          <table:table-cell table:number-columns-repeated="250"/>
        </table:table-row>
        <table:table-row table:style-name="ro1">
          <table:table-cell table:style-name="ce2" office:value-type="float" office:value="1583" calcext:value-type="float">
            <text:p>1583</text:p>
          </table:table-cell>
          <table:table-cell table:style-name="ce2" office:value-type="float" office:value="1000000001583" calcext:value-type="float">
            <text:p>10000000015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84" calcext:value-type="float">
            <text:p>14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83</text:p>
          </table:table-cell>
          <table:table-cell table:number-columns-repeated="250"/>
        </table:table-row>
        <table:table-row table:style-name="ro1"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1000000001584" calcext:value-type="float">
            <text:p>10000000015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85" calcext:value-type="float">
            <text:p>14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84</text:p>
          </table:table-cell>
          <table:table-cell table:number-columns-repeated="250"/>
        </table:table-row>
        <table:table-row table:style-name="ro1">
          <table:table-cell table:style-name="ce2" office:value-type="float" office:value="1585" calcext:value-type="float">
            <text:p>1585</text:p>
          </table:table-cell>
          <table:table-cell table:style-name="ce2" office:value-type="float" office:value="1000000001585" calcext:value-type="float">
            <text:p>10000000015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86" calcext:value-type="float">
            <text:p>14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85</text:p>
          </table:table-cell>
          <table:table-cell table:number-columns-repeated="250"/>
        </table:table-row>
        <table:table-row table:style-name="ro1">
          <table:table-cell table:style-name="ce2" office:value-type="float" office:value="1586" calcext:value-type="float">
            <text:p>1586</text:p>
          </table:table-cell>
          <table:table-cell table:style-name="ce2" office:value-type="float" office:value="1000000001586" calcext:value-type="float">
            <text:p>10000000015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87" calcext:value-type="float">
            <text:p>14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86</text:p>
          </table:table-cell>
          <table:table-cell table:number-columns-repeated="250"/>
        </table:table-row>
        <table:table-row table:style-name="ro1">
          <table:table-cell table:style-name="ce2" office:value-type="float" office:value="1587" calcext:value-type="float">
            <text:p>1587</text:p>
          </table:table-cell>
          <table:table-cell table:style-name="ce2" office:value-type="float" office:value="1000000001587" calcext:value-type="float">
            <text:p>10000000015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88" calcext:value-type="float">
            <text:p>14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87</text:p>
          </table:table-cell>
          <table:table-cell table:number-columns-repeated="250"/>
        </table:table-row>
        <table:table-row table:style-name="ro1">
          <table:table-cell table:style-name="ce2" office:value-type="float" office:value="1588" calcext:value-type="float">
            <text:p>1588</text:p>
          </table:table-cell>
          <table:table-cell table:style-name="ce2" office:value-type="float" office:value="1000000001588" calcext:value-type="float">
            <text:p>10000000015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89" calcext:value-type="float">
            <text:p>14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88</text:p>
          </table:table-cell>
          <table:table-cell table:number-columns-repeated="250"/>
        </table:table-row>
        <table:table-row table:style-name="ro1"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1000000001589" calcext:value-type="float">
            <text:p>10000000015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90" calcext:value-type="float">
            <text:p>14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89</text:p>
          </table:table-cell>
          <table:table-cell table:number-columns-repeated="250"/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style-name="ce2" office:value-type="float" office:value="1000000001590" calcext:value-type="float">
            <text:p>10000000015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91" calcext:value-type="float">
            <text:p>14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90</text:p>
          </table:table-cell>
          <table:table-cell table:number-columns-repeated="250"/>
        </table:table-row>
        <table:table-row table:style-name="ro1"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1000000001591" calcext:value-type="float">
            <text:p>10000000015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92" calcext:value-type="float">
            <text:p>14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91</text:p>
          </table:table-cell>
          <table:table-cell table:number-columns-repeated="250"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2" office:value-type="float" office:value="1000000001592" calcext:value-type="float">
            <text:p>10000000015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93" calcext:value-type="float">
            <text:p>14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92</text:p>
          </table:table-cell>
          <table:table-cell table:number-columns-repeated="250"/>
        </table:table-row>
        <table:table-row table:style-name="ro1">
          <table:table-cell table:style-name="ce2" office:value-type="float" office:value="1593" calcext:value-type="float">
            <text:p>1593</text:p>
          </table:table-cell>
          <table:table-cell table:style-name="ce2" office:value-type="float" office:value="1000000001593" calcext:value-type="float">
            <text:p>10000000015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94" calcext:value-type="float">
            <text:p>14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93</text:p>
          </table:table-cell>
          <table:table-cell table:number-columns-repeated="250"/>
        </table:table-row>
        <table:table-row table:style-name="ro1">
          <table:table-cell table:style-name="ce2" office:value-type="float" office:value="1594" calcext:value-type="float">
            <text:p>1594</text:p>
          </table:table-cell>
          <table:table-cell table:style-name="ce2" office:value-type="float" office:value="1000000001594" calcext:value-type="float">
            <text:p>10000000015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95" calcext:value-type="float">
            <text:p>14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94</text:p>
          </table:table-cell>
          <table:table-cell table:number-columns-repeated="250"/>
        </table:table-row>
        <table:table-row table:style-name="ro1"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1000000001595" calcext:value-type="float">
            <text:p>10000000015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96" calcext:value-type="float">
            <text:p>14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95</text:p>
          </table:table-cell>
          <table:table-cell table:number-columns-repeated="250"/>
        </table:table-row>
        <table:table-row table:style-name="ro1"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1000000001596" calcext:value-type="float">
            <text:p>10000000015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97" calcext:value-type="float">
            <text:p>14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96</text:p>
          </table:table-cell>
          <table:table-cell table:number-columns-repeated="250"/>
        </table:table-row>
        <table:table-row table:style-name="ro1"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1000000001597" calcext:value-type="float">
            <text:p>10000000015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98" calcext:value-type="float">
            <text:p>14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97</text:p>
          </table:table-cell>
          <table:table-cell table:number-columns-repeated="250"/>
        </table:table-row>
        <table:table-row table:style-name="ro1">
          <table:table-cell table:style-name="ce2" office:value-type="float" office:value="1598" calcext:value-type="float">
            <text:p>1598</text:p>
          </table:table-cell>
          <table:table-cell table:style-name="ce2" office:value-type="float" office:value="1000000001598" calcext:value-type="float">
            <text:p>10000000015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499" calcext:value-type="float">
            <text:p>14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98</text:p>
          </table:table-cell>
          <table:table-cell table:number-columns-repeated="250"/>
        </table:table-row>
        <table:table-row table:style-name="ro1">
          <table:table-cell table:style-name="ce2" office:value-type="float" office:value="1599" calcext:value-type="float">
            <text:p>1599</text:p>
          </table:table-cell>
          <table:table-cell table:style-name="ce2" office:value-type="float" office:value="1000000001599" calcext:value-type="float">
            <text:p>10000000015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00" calcext:value-type="float">
            <text:p>15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499</text:p>
          </table:table-cell>
          <table:table-cell table:number-columns-repeated="250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000000001600" calcext:value-type="float">
            <text:p>10000000016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01" calcext:value-type="float">
            <text:p>15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00</text:p>
          </table:table-cell>
          <table:table-cell table:number-columns-repeated="250"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2" office:value-type="float" office:value="1000000001601" calcext:value-type="float">
            <text:p>10000000016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02" calcext:value-type="float">
            <text:p>15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01</text:p>
          </table:table-cell>
          <table:table-cell table:number-columns-repeated="250"/>
        </table:table-row>
        <table:table-row table:style-name="ro1"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1000000001602" calcext:value-type="float">
            <text:p>10000000016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03" calcext:value-type="float">
            <text:p>15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02</text:p>
          </table:table-cell>
          <table:table-cell table:number-columns-repeated="250"/>
        </table:table-row>
        <table:table-row table:style-name="ro1">
          <table:table-cell table:style-name="ce2" office:value-type="float" office:value="1603" calcext:value-type="float">
            <text:p>1603</text:p>
          </table:table-cell>
          <table:table-cell table:style-name="ce2" office:value-type="float" office:value="1000000001603" calcext:value-type="float">
            <text:p>10000000016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04" calcext:value-type="float">
            <text:p>15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03</text:p>
          </table:table-cell>
          <table:table-cell table:number-columns-repeated="250"/>
        </table:table-row>
        <table:table-row table:style-name="ro1"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000000001604" calcext:value-type="float">
            <text:p>10000000016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05" calcext:value-type="float">
            <text:p>15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04</text:p>
          </table:table-cell>
          <table:table-cell table:number-columns-repeated="250"/>
        </table:table-row>
        <table:table-row table:style-name="ro1">
          <table:table-cell table:style-name="ce2" office:value-type="float" office:value="1605" calcext:value-type="float">
            <text:p>1605</text:p>
          </table:table-cell>
          <table:table-cell table:style-name="ce2" office:value-type="float" office:value="1000000001605" calcext:value-type="float">
            <text:p>10000000016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06" calcext:value-type="float">
            <text:p>15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05</text:p>
          </table:table-cell>
          <table:table-cell table:number-columns-repeated="250"/>
        </table:table-row>
        <table:table-row table:style-name="ro1"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1000000001606" calcext:value-type="float">
            <text:p>10000000016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07" calcext:value-type="float">
            <text:p>15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06</text:p>
          </table:table-cell>
          <table:table-cell table:number-columns-repeated="250"/>
        </table:table-row>
        <table:table-row table:style-name="ro1">
          <table:table-cell table:style-name="ce2" office:value-type="float" office:value="1607" calcext:value-type="float">
            <text:p>1607</text:p>
          </table:table-cell>
          <table:table-cell table:style-name="ce2" office:value-type="float" office:value="1000000001607" calcext:value-type="float">
            <text:p>10000000016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08" calcext:value-type="float">
            <text:p>15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07</text:p>
          </table:table-cell>
          <table:table-cell table:number-columns-repeated="250"/>
        </table:table-row>
        <table:table-row table:style-name="ro1">
          <table:table-cell table:style-name="ce2" office:value-type="float" office:value="1608" calcext:value-type="float">
            <text:p>1608</text:p>
          </table:table-cell>
          <table:table-cell table:style-name="ce2" office:value-type="float" office:value="1000000001608" calcext:value-type="float">
            <text:p>10000000016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09" calcext:value-type="float">
            <text:p>15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08</text:p>
          </table:table-cell>
          <table:table-cell table:number-columns-repeated="250"/>
        </table:table-row>
        <table:table-row table:style-name="ro1">
          <table:table-cell table:style-name="ce2" office:value-type="float" office:value="1609" calcext:value-type="float">
            <text:p>1609</text:p>
          </table:table-cell>
          <table:table-cell table:style-name="ce2" office:value-type="float" office:value="1000000001609" calcext:value-type="float">
            <text:p>10000000016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10" calcext:value-type="float">
            <text:p>15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09</text:p>
          </table:table-cell>
          <table:table-cell table:number-columns-repeated="250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2" office:value-type="float" office:value="1000000001610" calcext:value-type="float">
            <text:p>10000000016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11" calcext:value-type="float">
            <text:p>15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10</text:p>
          </table:table-cell>
          <table:table-cell table:number-columns-repeated="250"/>
        </table:table-row>
        <table:table-row table:style-name="ro1">
          <table:table-cell table:style-name="ce2" office:value-type="float" office:value="1611" calcext:value-type="float">
            <text:p>1611</text:p>
          </table:table-cell>
          <table:table-cell table:style-name="ce2" office:value-type="float" office:value="1000000001611" calcext:value-type="float">
            <text:p>10000000016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12" calcext:value-type="float">
            <text:p>15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11</text:p>
          </table:table-cell>
          <table:table-cell table:number-columns-repeated="250"/>
        </table:table-row>
        <table:table-row table:style-name="ro1">
          <table:table-cell table:style-name="ce2" office:value-type="float" office:value="1612" calcext:value-type="float">
            <text:p>1612</text:p>
          </table:table-cell>
          <table:table-cell table:style-name="ce2" office:value-type="float" office:value="1000000001612" calcext:value-type="float">
            <text:p>10000000016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13" calcext:value-type="float">
            <text:p>15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12</text:p>
          </table:table-cell>
          <table:table-cell table:number-columns-repeated="250"/>
        </table:table-row>
        <table:table-row table:style-name="ro1"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000000001613" calcext:value-type="float">
            <text:p>10000000016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14" calcext:value-type="float">
            <text:p>15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13</text:p>
          </table:table-cell>
          <table:table-cell table:number-columns-repeated="250"/>
        </table:table-row>
        <table:table-row table:style-name="ro1">
          <table:table-cell table:style-name="ce2" office:value-type="float" office:value="1614" calcext:value-type="float">
            <text:p>1614</text:p>
          </table:table-cell>
          <table:table-cell table:style-name="ce2" office:value-type="float" office:value="1000000001614" calcext:value-type="float">
            <text:p>10000000016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15" calcext:value-type="float">
            <text:p>15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14</text:p>
          </table:table-cell>
          <table:table-cell table:number-columns-repeated="250"/>
        </table:table-row>
        <table:table-row table:style-name="ro1"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1000000001615" calcext:value-type="float">
            <text:p>10000000016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16" calcext:value-type="float">
            <text:p>15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15</text:p>
          </table:table-cell>
          <table:table-cell table:number-columns-repeated="250"/>
        </table:table-row>
        <table:table-row table:style-name="ro1">
          <table:table-cell table:style-name="ce2" office:value-type="float" office:value="1616" calcext:value-type="float">
            <text:p>1616</text:p>
          </table:table-cell>
          <table:table-cell table:style-name="ce2" office:value-type="float" office:value="1000000001616" calcext:value-type="float">
            <text:p>10000000016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17" calcext:value-type="float">
            <text:p>15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16</text:p>
          </table:table-cell>
          <table:table-cell table:number-columns-repeated="250"/>
        </table:table-row>
        <table:table-row table:style-name="ro1"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1000000001617" calcext:value-type="float">
            <text:p>10000000016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18" calcext:value-type="float">
            <text:p>15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17</text:p>
          </table:table-cell>
          <table:table-cell table:number-columns-repeated="250"/>
        </table:table-row>
        <table:table-row table:style-name="ro1"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1000000001618" calcext:value-type="float">
            <text:p>10000000016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19" calcext:value-type="float">
            <text:p>15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18</text:p>
          </table:table-cell>
          <table:table-cell table:number-columns-repeated="250"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1000000001619" calcext:value-type="float">
            <text:p>10000000016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20" calcext:value-type="float">
            <text:p>15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19</text:p>
          </table:table-cell>
          <table:table-cell table:number-columns-repeated="250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1000000001620" calcext:value-type="float">
            <text:p>10000000016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21" calcext:value-type="float">
            <text:p>15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20</text:p>
          </table:table-cell>
          <table:table-cell table:number-columns-repeated="250"/>
        </table:table-row>
        <table:table-row table:style-name="ro1">
          <table:table-cell table:style-name="ce2" office:value-type="float" office:value="1621" calcext:value-type="float">
            <text:p>1621</text:p>
          </table:table-cell>
          <table:table-cell table:style-name="ce2" office:value-type="float" office:value="1000000001621" calcext:value-type="float">
            <text:p>10000000016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22" calcext:value-type="float">
            <text:p>15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21</text:p>
          </table:table-cell>
          <table:table-cell table:number-columns-repeated="250"/>
        </table:table-row>
        <table:table-row table:style-name="ro1"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1000000001622" calcext:value-type="float">
            <text:p>10000000016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23" calcext:value-type="float">
            <text:p>15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22</text:p>
          </table:table-cell>
          <table:table-cell table:number-columns-repeated="250"/>
        </table:table-row>
        <table:table-row table:style-name="ro1">
          <table:table-cell table:style-name="ce2" office:value-type="float" office:value="1623" calcext:value-type="float">
            <text:p>1623</text:p>
          </table:table-cell>
          <table:table-cell table:style-name="ce2" office:value-type="float" office:value="1000000001623" calcext:value-type="float">
            <text:p>10000000016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24" calcext:value-type="float">
            <text:p>15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23</text:p>
          </table:table-cell>
          <table:table-cell table:number-columns-repeated="250"/>
        </table:table-row>
        <table:table-row table:style-name="ro1"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1000000001624" calcext:value-type="float">
            <text:p>10000000016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25" calcext:value-type="float">
            <text:p>15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24</text:p>
          </table:table-cell>
          <table:table-cell table:number-columns-repeated="250"/>
        </table:table-row>
        <table:table-row table:style-name="ro1">
          <table:table-cell table:style-name="ce2" office:value-type="float" office:value="1625" calcext:value-type="float">
            <text:p>1625</text:p>
          </table:table-cell>
          <table:table-cell table:style-name="ce2" office:value-type="float" office:value="1000000001625" calcext:value-type="float">
            <text:p>10000000016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26" calcext:value-type="float">
            <text:p>15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25</text:p>
          </table:table-cell>
          <table:table-cell table:number-columns-repeated="250"/>
        </table:table-row>
        <table:table-row table:style-name="ro1">
          <table:table-cell table:style-name="ce2" office:value-type="float" office:value="1626" calcext:value-type="float">
            <text:p>1626</text:p>
          </table:table-cell>
          <table:table-cell table:style-name="ce2" office:value-type="float" office:value="1000000001626" calcext:value-type="float">
            <text:p>10000000016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27" calcext:value-type="float">
            <text:p>15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26</text:p>
          </table:table-cell>
          <table:table-cell table:number-columns-repeated="250"/>
        </table:table-row>
        <table:table-row table:style-name="ro1">
          <table:table-cell table:style-name="ce2" office:value-type="float" office:value="1627" calcext:value-type="float">
            <text:p>1627</text:p>
          </table:table-cell>
          <table:table-cell table:style-name="ce2" office:value-type="float" office:value="1000000001627" calcext:value-type="float">
            <text:p>10000000016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28" calcext:value-type="float">
            <text:p>15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27</text:p>
          </table:table-cell>
          <table:table-cell table:number-columns-repeated="250"/>
        </table:table-row>
        <table:table-row table:style-name="ro1">
          <table:table-cell table:style-name="ce2" office:value-type="float" office:value="1628" calcext:value-type="float">
            <text:p>1628</text:p>
          </table:table-cell>
          <table:table-cell table:style-name="ce2" office:value-type="float" office:value="1000000001628" calcext:value-type="float">
            <text:p>10000000016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29" calcext:value-type="float">
            <text:p>15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28</text:p>
          </table:table-cell>
          <table:table-cell table:number-columns-repeated="250"/>
        </table:table-row>
        <table:table-row table:style-name="ro1"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1000000001629" calcext:value-type="float">
            <text:p>10000000016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30" calcext:value-type="float">
            <text:p>15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29</text:p>
          </table:table-cell>
          <table:table-cell table:number-columns-repeated="250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2" office:value-type="float" office:value="1000000001630" calcext:value-type="float">
            <text:p>10000000016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31" calcext:value-type="float">
            <text:p>15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30</text:p>
          </table:table-cell>
          <table:table-cell table:number-columns-repeated="250"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2" office:value-type="float" office:value="1000000001631" calcext:value-type="float">
            <text:p>10000000016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32" calcext:value-type="float">
            <text:p>15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31</text:p>
          </table:table-cell>
          <table:table-cell table:number-columns-repeated="250"/>
        </table:table-row>
        <table:table-row table:style-name="ro1"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1000000001632" calcext:value-type="float">
            <text:p>10000000016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33" calcext:value-type="float">
            <text:p>15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32</text:p>
          </table:table-cell>
          <table:table-cell table:number-columns-repeated="250"/>
        </table:table-row>
        <table:table-row table:style-name="ro1"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1000000001633" calcext:value-type="float">
            <text:p>10000000016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34" calcext:value-type="float">
            <text:p>15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33</text:p>
          </table:table-cell>
          <table:table-cell table:number-columns-repeated="250"/>
        </table:table-row>
        <table:table-row table:style-name="ro1">
          <table:table-cell table:style-name="ce2" office:value-type="float" office:value="1634" calcext:value-type="float">
            <text:p>1634</text:p>
          </table:table-cell>
          <table:table-cell table:style-name="ce2" office:value-type="float" office:value="1000000001634" calcext:value-type="float">
            <text:p>10000000016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35" calcext:value-type="float">
            <text:p>15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34</text:p>
          </table:table-cell>
          <table:table-cell table:number-columns-repeated="250"/>
        </table:table-row>
        <table:table-row table:style-name="ro1">
          <table:table-cell table:style-name="ce2" office:value-type="float" office:value="1635" calcext:value-type="float">
            <text:p>1635</text:p>
          </table:table-cell>
          <table:table-cell table:style-name="ce2" office:value-type="float" office:value="1000000001635" calcext:value-type="float">
            <text:p>10000000016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36" calcext:value-type="float">
            <text:p>15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35</text:p>
          </table:table-cell>
          <table:table-cell table:number-columns-repeated="250"/>
        </table:table-row>
        <table:table-row table:style-name="ro1">
          <table:table-cell table:style-name="ce2" office:value-type="float" office:value="1636" calcext:value-type="float">
            <text:p>1636</text:p>
          </table:table-cell>
          <table:table-cell table:style-name="ce2" office:value-type="float" office:value="1000000001636" calcext:value-type="float">
            <text:p>10000000016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37" calcext:value-type="float">
            <text:p>15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36</text:p>
          </table:table-cell>
          <table:table-cell table:number-columns-repeated="250"/>
        </table:table-row>
        <table:table-row table:style-name="ro1">
          <table:table-cell table:style-name="ce2" office:value-type="float" office:value="1637" calcext:value-type="float">
            <text:p>1637</text:p>
          </table:table-cell>
          <table:table-cell table:style-name="ce2" office:value-type="float" office:value="1000000001637" calcext:value-type="float">
            <text:p>10000000016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38" calcext:value-type="float">
            <text:p>15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37</text:p>
          </table:table-cell>
          <table:table-cell table:number-columns-repeated="250"/>
        </table:table-row>
        <table:table-row table:style-name="ro1">
          <table:table-cell table:style-name="ce2" office:value-type="float" office:value="1638" calcext:value-type="float">
            <text:p>1638</text:p>
          </table:table-cell>
          <table:table-cell table:style-name="ce2" office:value-type="float" office:value="1000000001638" calcext:value-type="float">
            <text:p>10000000016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39" calcext:value-type="float">
            <text:p>15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38</text:p>
          </table:table-cell>
          <table:table-cell table:number-columns-repeated="250"/>
        </table:table-row>
        <table:table-row table:style-name="ro1">
          <table:table-cell table:style-name="ce2" office:value-type="float" office:value="1639" calcext:value-type="float">
            <text:p>1639</text:p>
          </table:table-cell>
          <table:table-cell table:style-name="ce2" office:value-type="float" office:value="1000000001639" calcext:value-type="float">
            <text:p>10000000016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40" calcext:value-type="float">
            <text:p>15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39</text:p>
          </table:table-cell>
          <table:table-cell table:number-columns-repeated="250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1000000001640" calcext:value-type="float">
            <text:p>10000000016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41" calcext:value-type="float">
            <text:p>15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40</text:p>
          </table:table-cell>
          <table:table-cell table:number-columns-repeated="250"/>
        </table:table-row>
        <table:table-row table:style-name="ro1">
          <table:table-cell table:style-name="ce2" office:value-type="float" office:value="1641" calcext:value-type="float">
            <text:p>1641</text:p>
          </table:table-cell>
          <table:table-cell table:style-name="ce2" office:value-type="float" office:value="1000000001641" calcext:value-type="float">
            <text:p>10000000016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42" calcext:value-type="float">
            <text:p>15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41</text:p>
          </table:table-cell>
          <table:table-cell table:number-columns-repeated="250"/>
        </table:table-row>
        <table:table-row table:style-name="ro1">
          <table:table-cell table:style-name="ce2" office:value-type="float" office:value="1642" calcext:value-type="float">
            <text:p>1642</text:p>
          </table:table-cell>
          <table:table-cell table:style-name="ce2" office:value-type="float" office:value="1000000001642" calcext:value-type="float">
            <text:p>10000000016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43" calcext:value-type="float">
            <text:p>15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42</text:p>
          </table:table-cell>
          <table:table-cell table:number-columns-repeated="250"/>
        </table:table-row>
        <table:table-row table:style-name="ro1">
          <table:table-cell table:style-name="ce2" office:value-type="float" office:value="1643" calcext:value-type="float">
            <text:p>1643</text:p>
          </table:table-cell>
          <table:table-cell table:style-name="ce2" office:value-type="float" office:value="1000000001643" calcext:value-type="float">
            <text:p>10000000016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44" calcext:value-type="float">
            <text:p>15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43</text:p>
          </table:table-cell>
          <table:table-cell table:number-columns-repeated="250"/>
        </table:table-row>
        <table:table-row table:style-name="ro1"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1000000001644" calcext:value-type="float">
            <text:p>10000000016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45" calcext:value-type="float">
            <text:p>15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44</text:p>
          </table:table-cell>
          <table:table-cell table:number-columns-repeated="250"/>
        </table:table-row>
        <table:table-row table:style-name="ro1"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1000000001645" calcext:value-type="float">
            <text:p>10000000016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46" calcext:value-type="float">
            <text:p>15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45</text:p>
          </table:table-cell>
          <table:table-cell table:number-columns-repeated="250"/>
        </table:table-row>
        <table:table-row table:style-name="ro1">
          <table:table-cell table:style-name="ce2" office:value-type="float" office:value="1646" calcext:value-type="float">
            <text:p>1646</text:p>
          </table:table-cell>
          <table:table-cell table:style-name="ce2" office:value-type="float" office:value="1000000001646" calcext:value-type="float">
            <text:p>10000000016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47" calcext:value-type="float">
            <text:p>15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46</text:p>
          </table:table-cell>
          <table:table-cell table:number-columns-repeated="250"/>
        </table:table-row>
        <table:table-row table:style-name="ro1">
          <table:table-cell table:style-name="ce2" office:value-type="float" office:value="1647" calcext:value-type="float">
            <text:p>1647</text:p>
          </table:table-cell>
          <table:table-cell table:style-name="ce2" office:value-type="float" office:value="1000000001647" calcext:value-type="float">
            <text:p>10000000016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48" calcext:value-type="float">
            <text:p>15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47</text:p>
          </table:table-cell>
          <table:table-cell table:number-columns-repeated="250"/>
        </table:table-row>
        <table:table-row table:style-name="ro1">
          <table:table-cell table:style-name="ce2" office:value-type="float" office:value="1648" calcext:value-type="float">
            <text:p>1648</text:p>
          </table:table-cell>
          <table:table-cell table:style-name="ce2" office:value-type="float" office:value="1000000001648" calcext:value-type="float">
            <text:p>10000000016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49" calcext:value-type="float">
            <text:p>15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48</text:p>
          </table:table-cell>
          <table:table-cell table:number-columns-repeated="250"/>
        </table:table-row>
        <table:table-row table:style-name="ro1">
          <table:table-cell table:style-name="ce2" office:value-type="float" office:value="1649" calcext:value-type="float">
            <text:p>1649</text:p>
          </table:table-cell>
          <table:table-cell table:style-name="ce2" office:value-type="float" office:value="1000000001649" calcext:value-type="float">
            <text:p>10000000016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50" calcext:value-type="float">
            <text:p>15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49</text:p>
          </table:table-cell>
          <table:table-cell table:number-columns-repeated="250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1000000001650" calcext:value-type="float">
            <text:p>10000000016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51" calcext:value-type="float">
            <text:p>15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50</text:p>
          </table:table-cell>
          <table:table-cell table:number-columns-repeated="250"/>
        </table:table-row>
        <table:table-row table:style-name="ro1">
          <table:table-cell table:style-name="ce2" office:value-type="float" office:value="1651" calcext:value-type="float">
            <text:p>1651</text:p>
          </table:table-cell>
          <table:table-cell table:style-name="ce2" office:value-type="float" office:value="1000000001651" calcext:value-type="float">
            <text:p>10000000016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52" calcext:value-type="float">
            <text:p>15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51</text:p>
          </table:table-cell>
          <table:table-cell table:number-columns-repeated="250"/>
        </table:table-row>
        <table:table-row table:style-name="ro1">
          <table:table-cell table:style-name="ce2" office:value-type="float" office:value="1652" calcext:value-type="float">
            <text:p>1652</text:p>
          </table:table-cell>
          <table:table-cell table:style-name="ce2" office:value-type="float" office:value="1000000001652" calcext:value-type="float">
            <text:p>10000000016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53" calcext:value-type="float">
            <text:p>15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52</text:p>
          </table:table-cell>
          <table:table-cell table:number-columns-repeated="250"/>
        </table:table-row>
        <table:table-row table:style-name="ro1">
          <table:table-cell table:style-name="ce2" office:value-type="float" office:value="1653" calcext:value-type="float">
            <text:p>1653</text:p>
          </table:table-cell>
          <table:table-cell table:style-name="ce2" office:value-type="float" office:value="1000000001653" calcext:value-type="float">
            <text:p>10000000016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54" calcext:value-type="float">
            <text:p>15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53</text:p>
          </table:table-cell>
          <table:table-cell table:number-columns-repeated="250"/>
        </table:table-row>
        <table:table-row table:style-name="ro1"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1000000001654" calcext:value-type="float">
            <text:p>10000000016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55" calcext:value-type="float">
            <text:p>15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54</text:p>
          </table:table-cell>
          <table:table-cell table:number-columns-repeated="250"/>
        </table:table-row>
        <table:table-row table:style-name="ro1">
          <table:table-cell table:style-name="ce2" office:value-type="float" office:value="1655" calcext:value-type="float">
            <text:p>1655</text:p>
          </table:table-cell>
          <table:table-cell table:style-name="ce2" office:value-type="float" office:value="1000000001655" calcext:value-type="float">
            <text:p>10000000016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56" calcext:value-type="float">
            <text:p>15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55</text:p>
          </table:table-cell>
          <table:table-cell table:number-columns-repeated="250"/>
        </table:table-row>
        <table:table-row table:style-name="ro1">
          <table:table-cell table:style-name="ce2" office:value-type="float" office:value="1656" calcext:value-type="float">
            <text:p>1656</text:p>
          </table:table-cell>
          <table:table-cell table:style-name="ce2" office:value-type="float" office:value="1000000001656" calcext:value-type="float">
            <text:p>10000000016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57" calcext:value-type="float">
            <text:p>15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56</text:p>
          </table:table-cell>
          <table:table-cell table:number-columns-repeated="250"/>
        </table:table-row>
        <table:table-row table:style-name="ro1"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1000000001657" calcext:value-type="float">
            <text:p>10000000016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58" calcext:value-type="float">
            <text:p>15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57</text:p>
          </table:table-cell>
          <table:table-cell table:number-columns-repeated="250"/>
        </table:table-row>
        <table:table-row table:style-name="ro1">
          <table:table-cell table:style-name="ce2" office:value-type="float" office:value="1658" calcext:value-type="float">
            <text:p>1658</text:p>
          </table:table-cell>
          <table:table-cell table:style-name="ce2" office:value-type="float" office:value="1000000001658" calcext:value-type="float">
            <text:p>10000000016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59" calcext:value-type="float">
            <text:p>15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58</text:p>
          </table:table-cell>
          <table:table-cell table:number-columns-repeated="250"/>
        </table:table-row>
        <table:table-row table:style-name="ro1">
          <table:table-cell table:style-name="ce2" office:value-type="float" office:value="1659" calcext:value-type="float">
            <text:p>1659</text:p>
          </table:table-cell>
          <table:table-cell table:style-name="ce2" office:value-type="float" office:value="1000000001659" calcext:value-type="float">
            <text:p>10000000016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60" calcext:value-type="float">
            <text:p>15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59</text:p>
          </table:table-cell>
          <table:table-cell table:number-columns-repeated="250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2" office:value-type="float" office:value="1000000001660" calcext:value-type="float">
            <text:p>10000000016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61" calcext:value-type="float">
            <text:p>15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60</text:p>
          </table:table-cell>
          <table:table-cell table:number-columns-repeated="250"/>
        </table:table-row>
        <table:table-row table:style-name="ro1">
          <table:table-cell table:style-name="ce2" office:value-type="float" office:value="1661" calcext:value-type="float">
            <text:p>1661</text:p>
          </table:table-cell>
          <table:table-cell table:style-name="ce2" office:value-type="float" office:value="1000000001661" calcext:value-type="float">
            <text:p>10000000016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62" calcext:value-type="float">
            <text:p>15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61</text:p>
          </table:table-cell>
          <table:table-cell table:number-columns-repeated="250"/>
        </table:table-row>
        <table:table-row table:style-name="ro1">
          <table:table-cell table:style-name="ce2" office:value-type="float" office:value="1662" calcext:value-type="float">
            <text:p>1662</text:p>
          </table:table-cell>
          <table:table-cell table:style-name="ce2" office:value-type="float" office:value="1000000001662" calcext:value-type="float">
            <text:p>10000000016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63" calcext:value-type="float">
            <text:p>15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62</text:p>
          </table:table-cell>
          <table:table-cell table:number-columns-repeated="250"/>
        </table:table-row>
        <table:table-row table:style-name="ro1">
          <table:table-cell table:style-name="ce2" office:value-type="float" office:value="1663" calcext:value-type="float">
            <text:p>1663</text:p>
          </table:table-cell>
          <table:table-cell table:style-name="ce2" office:value-type="float" office:value="1000000001663" calcext:value-type="float">
            <text:p>10000000016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64" calcext:value-type="float">
            <text:p>15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63</text:p>
          </table:table-cell>
          <table:table-cell table:number-columns-repeated="250"/>
        </table:table-row>
        <table:table-row table:style-name="ro1"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1000000001664" calcext:value-type="float">
            <text:p>10000000016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65" calcext:value-type="float">
            <text:p>15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64</text:p>
          </table:table-cell>
          <table:table-cell table:number-columns-repeated="250"/>
        </table:table-row>
        <table:table-row table:style-name="ro1">
          <table:table-cell table:style-name="ce2" office:value-type="float" office:value="1665" calcext:value-type="float">
            <text:p>1665</text:p>
          </table:table-cell>
          <table:table-cell table:style-name="ce2" office:value-type="float" office:value="1000000001665" calcext:value-type="float">
            <text:p>10000000016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66" calcext:value-type="float">
            <text:p>15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65</text:p>
          </table:table-cell>
          <table:table-cell table:number-columns-repeated="250"/>
        </table:table-row>
        <table:table-row table:style-name="ro1">
          <table:table-cell table:style-name="ce2" office:value-type="float" office:value="1666" calcext:value-type="float">
            <text:p>1666</text:p>
          </table:table-cell>
          <table:table-cell table:style-name="ce2" office:value-type="float" office:value="1000000001666" calcext:value-type="float">
            <text:p>10000000016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67" calcext:value-type="float">
            <text:p>15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66</text:p>
          </table:table-cell>
          <table:table-cell table:number-columns-repeated="250"/>
        </table:table-row>
        <table:table-row table:style-name="ro1">
          <table:table-cell table:style-name="ce2" office:value-type="float" office:value="1667" calcext:value-type="float">
            <text:p>1667</text:p>
          </table:table-cell>
          <table:table-cell table:style-name="ce2" office:value-type="float" office:value="1000000001667" calcext:value-type="float">
            <text:p>10000000016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68" calcext:value-type="float">
            <text:p>15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67</text:p>
          </table:table-cell>
          <table:table-cell table:number-columns-repeated="250"/>
        </table:table-row>
        <table:table-row table:style-name="ro1">
          <table:table-cell table:style-name="ce2" office:value-type="float" office:value="1668" calcext:value-type="float">
            <text:p>1668</text:p>
          </table:table-cell>
          <table:table-cell table:style-name="ce2" office:value-type="float" office:value="1000000001668" calcext:value-type="float">
            <text:p>10000000016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69" calcext:value-type="float">
            <text:p>15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68</text:p>
          </table:table-cell>
          <table:table-cell table:number-columns-repeated="250"/>
        </table:table-row>
        <table:table-row table:style-name="ro1">
          <table:table-cell table:style-name="ce2" office:value-type="float" office:value="1669" calcext:value-type="float">
            <text:p>1669</text:p>
          </table:table-cell>
          <table:table-cell table:style-name="ce2" office:value-type="float" office:value="1000000001669" calcext:value-type="float">
            <text:p>10000000016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70" calcext:value-type="float">
            <text:p>15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69</text:p>
          </table:table-cell>
          <table:table-cell table:number-columns-repeated="250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1000000001670" calcext:value-type="float">
            <text:p>10000000016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71" calcext:value-type="float">
            <text:p>15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70</text:p>
          </table:table-cell>
          <table:table-cell table:number-columns-repeated="250"/>
        </table:table-row>
        <table:table-row table:style-name="ro1">
          <table:table-cell table:style-name="ce2" office:value-type="float" office:value="1671" calcext:value-type="float">
            <text:p>1671</text:p>
          </table:table-cell>
          <table:table-cell table:style-name="ce2" office:value-type="float" office:value="1000000001671" calcext:value-type="float">
            <text:p>10000000016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72" calcext:value-type="float">
            <text:p>15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71</text:p>
          </table:table-cell>
          <table:table-cell table:number-columns-repeated="250"/>
        </table:table-row>
        <table:table-row table:style-name="ro1">
          <table:table-cell table:style-name="ce2" office:value-type="float" office:value="1672" calcext:value-type="float">
            <text:p>1672</text:p>
          </table:table-cell>
          <table:table-cell table:style-name="ce2" office:value-type="float" office:value="1000000001672" calcext:value-type="float">
            <text:p>10000000016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73" calcext:value-type="float">
            <text:p>15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72</text:p>
          </table:table-cell>
          <table:table-cell table:number-columns-repeated="250"/>
        </table:table-row>
        <table:table-row table:style-name="ro1">
          <table:table-cell table:style-name="ce2" office:value-type="float" office:value="1673" calcext:value-type="float">
            <text:p>1673</text:p>
          </table:table-cell>
          <table:table-cell table:style-name="ce2" office:value-type="float" office:value="1000000001673" calcext:value-type="float">
            <text:p>10000000016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74" calcext:value-type="float">
            <text:p>15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73</text:p>
          </table:table-cell>
          <table:table-cell table:number-columns-repeated="250"/>
        </table:table-row>
        <table:table-row table:style-name="ro1">
          <table:table-cell table:style-name="ce2" office:value-type="float" office:value="1674" calcext:value-type="float">
            <text:p>1674</text:p>
          </table:table-cell>
          <table:table-cell table:style-name="ce2" office:value-type="float" office:value="1000000001674" calcext:value-type="float">
            <text:p>10000000016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75" calcext:value-type="float">
            <text:p>15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74</text:p>
          </table:table-cell>
          <table:table-cell table:number-columns-repeated="250"/>
        </table:table-row>
        <table:table-row table:style-name="ro1">
          <table:table-cell table:style-name="ce2" office:value-type="float" office:value="1675" calcext:value-type="float">
            <text:p>1675</text:p>
          </table:table-cell>
          <table:table-cell table:style-name="ce2" office:value-type="float" office:value="1000000001675" calcext:value-type="float">
            <text:p>10000000016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76" calcext:value-type="float">
            <text:p>15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75</text:p>
          </table:table-cell>
          <table:table-cell table:number-columns-repeated="250"/>
        </table:table-row>
        <table:table-row table:style-name="ro1">
          <table:table-cell table:style-name="ce2" office:value-type="float" office:value="1676" calcext:value-type="float">
            <text:p>1676</text:p>
          </table:table-cell>
          <table:table-cell table:style-name="ce2" office:value-type="float" office:value="1000000001676" calcext:value-type="float">
            <text:p>10000000016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77" calcext:value-type="float">
            <text:p>15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76</text:p>
          </table:table-cell>
          <table:table-cell table:number-columns-repeated="250"/>
        </table:table-row>
        <table:table-row table:style-name="ro1">
          <table:table-cell table:style-name="ce2" office:value-type="float" office:value="1677" calcext:value-type="float">
            <text:p>1677</text:p>
          </table:table-cell>
          <table:table-cell table:style-name="ce2" office:value-type="float" office:value="1000000001677" calcext:value-type="float">
            <text:p>10000000016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78" calcext:value-type="float">
            <text:p>15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77</text:p>
          </table:table-cell>
          <table:table-cell table:number-columns-repeated="250"/>
        </table:table-row>
        <table:table-row table:style-name="ro1">
          <table:table-cell table:style-name="ce2" office:value-type="float" office:value="1678" calcext:value-type="float">
            <text:p>1678</text:p>
          </table:table-cell>
          <table:table-cell table:style-name="ce2" office:value-type="float" office:value="1000000001678" calcext:value-type="float">
            <text:p>10000000016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79" calcext:value-type="float">
            <text:p>15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78</text:p>
          </table:table-cell>
          <table:table-cell table:number-columns-repeated="250"/>
        </table:table-row>
        <table:table-row table:style-name="ro1">
          <table:table-cell table:style-name="ce2" office:value-type="float" office:value="1679" calcext:value-type="float">
            <text:p>1679</text:p>
          </table:table-cell>
          <table:table-cell table:style-name="ce2" office:value-type="float" office:value="1000000001679" calcext:value-type="float">
            <text:p>10000000016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80" calcext:value-type="float">
            <text:p>15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79</text:p>
          </table:table-cell>
          <table:table-cell table:number-columns-repeated="250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1000000001680" calcext:value-type="float">
            <text:p>10000000016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81" calcext:value-type="float">
            <text:p>15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80</text:p>
          </table:table-cell>
          <table:table-cell table:number-columns-repeated="250"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2" office:value-type="float" office:value="1000000001681" calcext:value-type="float">
            <text:p>10000000016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82" calcext:value-type="float">
            <text:p>15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81</text:p>
          </table:table-cell>
          <table:table-cell table:number-columns-repeated="250"/>
        </table:table-row>
        <table:table-row table:style-name="ro1">
          <table:table-cell table:style-name="ce2" office:value-type="float" office:value="1682" calcext:value-type="float">
            <text:p>1682</text:p>
          </table:table-cell>
          <table:table-cell table:style-name="ce2" office:value-type="float" office:value="1000000001682" calcext:value-type="float">
            <text:p>10000000016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83" calcext:value-type="float">
            <text:p>15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82</text:p>
          </table:table-cell>
          <table:table-cell table:number-columns-repeated="250"/>
        </table:table-row>
        <table:table-row table:style-name="ro1">
          <table:table-cell table:style-name="ce2" office:value-type="float" office:value="1683" calcext:value-type="float">
            <text:p>1683</text:p>
          </table:table-cell>
          <table:table-cell table:style-name="ce2" office:value-type="float" office:value="1000000001683" calcext:value-type="float">
            <text:p>10000000016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84" calcext:value-type="float">
            <text:p>15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83</text:p>
          </table:table-cell>
          <table:table-cell table:number-columns-repeated="250"/>
        </table:table-row>
        <table:table-row table:style-name="ro1"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1000000001684" calcext:value-type="float">
            <text:p>10000000016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85" calcext:value-type="float">
            <text:p>15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84</text:p>
          </table:table-cell>
          <table:table-cell table:number-columns-repeated="250"/>
        </table:table-row>
        <table:table-row table:style-name="ro1">
          <table:table-cell table:style-name="ce2" office:value-type="float" office:value="1685" calcext:value-type="float">
            <text:p>1685</text:p>
          </table:table-cell>
          <table:table-cell table:style-name="ce2" office:value-type="float" office:value="1000000001685" calcext:value-type="float">
            <text:p>10000000016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86" calcext:value-type="float">
            <text:p>15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85</text:p>
          </table:table-cell>
          <table:table-cell table:number-columns-repeated="250"/>
        </table:table-row>
        <table:table-row table:style-name="ro1">
          <table:table-cell table:style-name="ce2" office:value-type="float" office:value="1686" calcext:value-type="float">
            <text:p>1686</text:p>
          </table:table-cell>
          <table:table-cell table:style-name="ce2" office:value-type="float" office:value="1000000001686" calcext:value-type="float">
            <text:p>10000000016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87" calcext:value-type="float">
            <text:p>15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86</text:p>
          </table:table-cell>
          <table:table-cell table:number-columns-repeated="250"/>
        </table:table-row>
        <table:table-row table:style-name="ro1">
          <table:table-cell table:style-name="ce2" office:value-type="float" office:value="1687" calcext:value-type="float">
            <text:p>1687</text:p>
          </table:table-cell>
          <table:table-cell table:style-name="ce2" office:value-type="float" office:value="1000000001687" calcext:value-type="float">
            <text:p>10000000016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88" calcext:value-type="float">
            <text:p>15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87</text:p>
          </table:table-cell>
          <table:table-cell table:number-columns-repeated="250"/>
        </table:table-row>
        <table:table-row table:style-name="ro1">
          <table:table-cell table:style-name="ce2" office:value-type="float" office:value="1688" calcext:value-type="float">
            <text:p>1688</text:p>
          </table:table-cell>
          <table:table-cell table:style-name="ce2" office:value-type="float" office:value="1000000001688" calcext:value-type="float">
            <text:p>10000000016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89" calcext:value-type="float">
            <text:p>15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88</text:p>
          </table:table-cell>
          <table:table-cell table:number-columns-repeated="250"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2" office:value-type="float" office:value="1000000001689" calcext:value-type="float">
            <text:p>10000000016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90" calcext:value-type="float">
            <text:p>15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89</text:p>
          </table:table-cell>
          <table:table-cell table:number-columns-repeated="250"/>
        </table:table-row>
        <table:table-row table:style-name="ro1">
          <table:table-cell table:style-name="ce2" office:value-type="float" office:value="1690" calcext:value-type="float">
            <text:p>1690</text:p>
          </table:table-cell>
          <table:table-cell table:style-name="ce2" office:value-type="float" office:value="1000000001690" calcext:value-type="float">
            <text:p>10000000016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91" calcext:value-type="float">
            <text:p>15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90</text:p>
          </table:table-cell>
          <table:table-cell table:number-columns-repeated="250"/>
        </table:table-row>
        <table:table-row table:style-name="ro1">
          <table:table-cell table:style-name="ce2" office:value-type="float" office:value="1691" calcext:value-type="float">
            <text:p>1691</text:p>
          </table:table-cell>
          <table:table-cell table:style-name="ce2" office:value-type="float" office:value="1000000001691" calcext:value-type="float">
            <text:p>10000000016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92" calcext:value-type="float">
            <text:p>15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91</text:p>
          </table:table-cell>
          <table:table-cell table:number-columns-repeated="250"/>
        </table:table-row>
        <table:table-row table:style-name="ro1">
          <table:table-cell table:style-name="ce2" office:value-type="float" office:value="1692" calcext:value-type="float">
            <text:p>1692</text:p>
          </table:table-cell>
          <table:table-cell table:style-name="ce2" office:value-type="float" office:value="1000000001692" calcext:value-type="float">
            <text:p>10000000016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93" calcext:value-type="float">
            <text:p>15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92</text:p>
          </table:table-cell>
          <table:table-cell table:number-columns-repeated="250"/>
        </table:table-row>
        <table:table-row table:style-name="ro1">
          <table:table-cell table:style-name="ce2" office:value-type="float" office:value="1693" calcext:value-type="float">
            <text:p>1693</text:p>
          </table:table-cell>
          <table:table-cell table:style-name="ce2" office:value-type="float" office:value="1000000001693" calcext:value-type="float">
            <text:p>10000000016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94" calcext:value-type="float">
            <text:p>15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93</text:p>
          </table:table-cell>
          <table:table-cell table:number-columns-repeated="250"/>
        </table:table-row>
        <table:table-row table:style-name="ro1">
          <table:table-cell table:style-name="ce2" office:value-type="float" office:value="1694" calcext:value-type="float">
            <text:p>1694</text:p>
          </table:table-cell>
          <table:table-cell table:style-name="ce2" office:value-type="float" office:value="1000000001694" calcext:value-type="float">
            <text:p>10000000016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95" calcext:value-type="float">
            <text:p>15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94</text:p>
          </table:table-cell>
          <table:table-cell table:number-columns-repeated="250"/>
        </table:table-row>
        <table:table-row table:style-name="ro1">
          <table:table-cell table:style-name="ce2" office:value-type="float" office:value="1695" calcext:value-type="float">
            <text:p>1695</text:p>
          </table:table-cell>
          <table:table-cell table:style-name="ce2" office:value-type="float" office:value="1000000001695" calcext:value-type="float">
            <text:p>10000000016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96" calcext:value-type="float">
            <text:p>15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95</text:p>
          </table:table-cell>
          <table:table-cell table:number-columns-repeated="250"/>
        </table:table-row>
        <table:table-row table:style-name="ro1">
          <table:table-cell table:style-name="ce2" office:value-type="float" office:value="1696" calcext:value-type="float">
            <text:p>1696</text:p>
          </table:table-cell>
          <table:table-cell table:style-name="ce2" office:value-type="float" office:value="1000000001696" calcext:value-type="float">
            <text:p>10000000016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97" calcext:value-type="float">
            <text:p>15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96</text:p>
          </table:table-cell>
          <table:table-cell table:number-columns-repeated="250"/>
        </table:table-row>
        <table:table-row table:style-name="ro1">
          <table:table-cell table:style-name="ce2" office:value-type="float" office:value="1697" calcext:value-type="float">
            <text:p>1697</text:p>
          </table:table-cell>
          <table:table-cell table:style-name="ce2" office:value-type="float" office:value="1000000001697" calcext:value-type="float">
            <text:p>10000000016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98" calcext:value-type="float">
            <text:p>15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97</text:p>
          </table:table-cell>
          <table:table-cell table:number-columns-repeated="250"/>
        </table:table-row>
        <table:table-row table:style-name="ro1">
          <table:table-cell table:style-name="ce2" office:value-type="float" office:value="1698" calcext:value-type="float">
            <text:p>1698</text:p>
          </table:table-cell>
          <table:table-cell table:style-name="ce2" office:value-type="float" office:value="1000000001698" calcext:value-type="float">
            <text:p>10000000016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599" calcext:value-type="float">
            <text:p>15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98</text:p>
          </table:table-cell>
          <table:table-cell table:number-columns-repeated="250"/>
        </table:table-row>
        <table:table-row table:style-name="ro1">
          <table:table-cell table:style-name="ce2" office:value-type="float" office:value="1699" calcext:value-type="float">
            <text:p>1699</text:p>
          </table:table-cell>
          <table:table-cell table:style-name="ce2" office:value-type="float" office:value="1000000001699" calcext:value-type="float">
            <text:p>10000000016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00" calcext:value-type="float">
            <text:p>16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599</text:p>
          </table:table-cell>
          <table:table-cell table:number-columns-repeated="250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000000001700" calcext:value-type="float">
            <text:p>10000000017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01" calcext:value-type="float">
            <text:p>16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00</text:p>
          </table:table-cell>
          <table:table-cell table:number-columns-repeated="250"/>
        </table:table-row>
        <table:table-row table:style-name="ro1"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000000001701" calcext:value-type="float">
            <text:p>10000000017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02" calcext:value-type="float">
            <text:p>16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01</text:p>
          </table:table-cell>
          <table:table-cell table:number-columns-repeated="250"/>
        </table:table-row>
        <table:table-row table:style-name="ro1"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1000000001702" calcext:value-type="float">
            <text:p>10000000017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03" calcext:value-type="float">
            <text:p>16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02</text:p>
          </table:table-cell>
          <table:table-cell table:number-columns-repeated="250"/>
        </table:table-row>
        <table:table-row table:style-name="ro1">
          <table:table-cell table:style-name="ce2" office:value-type="float" office:value="1703" calcext:value-type="float">
            <text:p>1703</text:p>
          </table:table-cell>
          <table:table-cell table:style-name="ce2" office:value-type="float" office:value="1000000001703" calcext:value-type="float">
            <text:p>10000000017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04" calcext:value-type="float">
            <text:p>16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03</text:p>
          </table:table-cell>
          <table:table-cell table:number-columns-repeated="250"/>
        </table:table-row>
        <table:table-row table:style-name="ro1">
          <table:table-cell table:style-name="ce2" office:value-type="float" office:value="1704" calcext:value-type="float">
            <text:p>1704</text:p>
          </table:table-cell>
          <table:table-cell table:style-name="ce2" office:value-type="float" office:value="1000000001704" calcext:value-type="float">
            <text:p>10000000017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05" calcext:value-type="float">
            <text:p>16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04</text:p>
          </table:table-cell>
          <table:table-cell table:number-columns-repeated="250"/>
        </table:table-row>
        <table:table-row table:style-name="ro1">
          <table:table-cell table:style-name="ce2" office:value-type="float" office:value="1705" calcext:value-type="float">
            <text:p>1705</text:p>
          </table:table-cell>
          <table:table-cell table:style-name="ce2" office:value-type="float" office:value="1000000001705" calcext:value-type="float">
            <text:p>10000000017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06" calcext:value-type="float">
            <text:p>16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05</text:p>
          </table:table-cell>
          <table:table-cell table:number-columns-repeated="250"/>
        </table:table-row>
        <table:table-row table:style-name="ro1">
          <table:table-cell table:style-name="ce2" office:value-type="float" office:value="1706" calcext:value-type="float">
            <text:p>1706</text:p>
          </table:table-cell>
          <table:table-cell table:style-name="ce2" office:value-type="float" office:value="1000000001706" calcext:value-type="float">
            <text:p>10000000017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07" calcext:value-type="float">
            <text:p>16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06</text:p>
          </table:table-cell>
          <table:table-cell table:number-columns-repeated="250"/>
        </table:table-row>
        <table:table-row table:style-name="ro1">
          <table:table-cell table:style-name="ce2" office:value-type="float" office:value="1707" calcext:value-type="float">
            <text:p>1707</text:p>
          </table:table-cell>
          <table:table-cell table:style-name="ce2" office:value-type="float" office:value="1000000001707" calcext:value-type="float">
            <text:p>10000000017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08" calcext:value-type="float">
            <text:p>16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07</text:p>
          </table:table-cell>
          <table:table-cell table:number-columns-repeated="250"/>
        </table:table-row>
        <table:table-row table:style-name="ro1">
          <table:table-cell table:style-name="ce2" office:value-type="float" office:value="1708" calcext:value-type="float">
            <text:p>1708</text:p>
          </table:table-cell>
          <table:table-cell table:style-name="ce2" office:value-type="float" office:value="1000000001708" calcext:value-type="float">
            <text:p>10000000017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09" calcext:value-type="float">
            <text:p>16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08</text:p>
          </table:table-cell>
          <table:table-cell table:number-columns-repeated="250"/>
        </table:table-row>
        <table:table-row table:style-name="ro1">
          <table:table-cell table:style-name="ce2" office:value-type="float" office:value="1709" calcext:value-type="float">
            <text:p>1709</text:p>
          </table:table-cell>
          <table:table-cell table:style-name="ce2" office:value-type="float" office:value="1000000001709" calcext:value-type="float">
            <text:p>10000000017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10" calcext:value-type="float">
            <text:p>16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09</text:p>
          </table:table-cell>
          <table:table-cell table:number-columns-repeated="250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2" office:value-type="float" office:value="1000000001710" calcext:value-type="float">
            <text:p>10000000017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11" calcext:value-type="float">
            <text:p>16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10</text:p>
          </table:table-cell>
          <table:table-cell table:number-columns-repeated="250"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2" office:value-type="float" office:value="1000000001711" calcext:value-type="float">
            <text:p>10000000017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12" calcext:value-type="float">
            <text:p>16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11</text:p>
          </table:table-cell>
          <table:table-cell table:number-columns-repeated="250"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2" office:value-type="float" office:value="1000000001712" calcext:value-type="float">
            <text:p>10000000017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13" calcext:value-type="float">
            <text:p>16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12</text:p>
          </table:table-cell>
          <table:table-cell table:number-columns-repeated="250"/>
        </table:table-row>
        <table:table-row table:style-name="ro1">
          <table:table-cell table:style-name="ce2" office:value-type="float" office:value="1713" calcext:value-type="float">
            <text:p>1713</text:p>
          </table:table-cell>
          <table:table-cell table:style-name="ce2" office:value-type="float" office:value="1000000001713" calcext:value-type="float">
            <text:p>10000000017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14" calcext:value-type="float">
            <text:p>16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13</text:p>
          </table:table-cell>
          <table:table-cell table:number-columns-repeated="250"/>
        </table:table-row>
        <table:table-row table:style-name="ro1">
          <table:table-cell table:style-name="ce2" office:value-type="float" office:value="1714" calcext:value-type="float">
            <text:p>1714</text:p>
          </table:table-cell>
          <table:table-cell table:style-name="ce2" office:value-type="float" office:value="1000000001714" calcext:value-type="float">
            <text:p>10000000017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15" calcext:value-type="float">
            <text:p>16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14</text:p>
          </table:table-cell>
          <table:table-cell table:number-columns-repeated="250"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2" office:value-type="float" office:value="1000000001715" calcext:value-type="float">
            <text:p>10000000017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16" calcext:value-type="float">
            <text:p>16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15</text:p>
          </table:table-cell>
          <table:table-cell table:number-columns-repeated="250"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2" office:value-type="float" office:value="1000000001716" calcext:value-type="float">
            <text:p>10000000017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17" calcext:value-type="float">
            <text:p>16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16</text:p>
          </table:table-cell>
          <table:table-cell table:number-columns-repeated="250"/>
        </table:table-row>
        <table:table-row table:style-name="ro1">
          <table:table-cell table:style-name="ce2" office:value-type="float" office:value="1717" calcext:value-type="float">
            <text:p>1717</text:p>
          </table:table-cell>
          <table:table-cell table:style-name="ce2" office:value-type="float" office:value="1000000001717" calcext:value-type="float">
            <text:p>10000000017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18" calcext:value-type="float">
            <text:p>16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17</text:p>
          </table:table-cell>
          <table:table-cell table:number-columns-repeated="250"/>
        </table:table-row>
        <table:table-row table:style-name="ro1">
          <table:table-cell table:style-name="ce2" office:value-type="float" office:value="1718" calcext:value-type="float">
            <text:p>1718</text:p>
          </table:table-cell>
          <table:table-cell table:style-name="ce2" office:value-type="float" office:value="1000000001718" calcext:value-type="float">
            <text:p>10000000017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19" calcext:value-type="float">
            <text:p>16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18</text:p>
          </table:table-cell>
          <table:table-cell table:number-columns-repeated="250"/>
        </table:table-row>
        <table:table-row table:style-name="ro1">
          <table:table-cell table:style-name="ce2" office:value-type="float" office:value="1719" calcext:value-type="float">
            <text:p>1719</text:p>
          </table:table-cell>
          <table:table-cell table:style-name="ce2" office:value-type="float" office:value="1000000001719" calcext:value-type="float">
            <text:p>10000000017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20" calcext:value-type="float">
            <text:p>16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19</text:p>
          </table:table-cell>
          <table:table-cell table:number-columns-repeated="250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1000000001720" calcext:value-type="float">
            <text:p>10000000017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21" calcext:value-type="float">
            <text:p>16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20</text:p>
          </table:table-cell>
          <table:table-cell table:number-columns-repeated="250"/>
        </table:table-row>
        <table:table-row table:style-name="ro1">
          <table:table-cell table:style-name="ce2" office:value-type="float" office:value="1721" calcext:value-type="float">
            <text:p>1721</text:p>
          </table:table-cell>
          <table:table-cell table:style-name="ce2" office:value-type="float" office:value="1000000001721" calcext:value-type="float">
            <text:p>10000000017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22" calcext:value-type="float">
            <text:p>16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21</text:p>
          </table:table-cell>
          <table:table-cell table:number-columns-repeated="250"/>
        </table:table-row>
        <table:table-row table:style-name="ro1">
          <table:table-cell table:style-name="ce2" office:value-type="float" office:value="1722" calcext:value-type="float">
            <text:p>1722</text:p>
          </table:table-cell>
          <table:table-cell table:style-name="ce2" office:value-type="float" office:value="1000000001722" calcext:value-type="float">
            <text:p>10000000017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23" calcext:value-type="float">
            <text:p>16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22</text:p>
          </table:table-cell>
          <table:table-cell table:number-columns-repeated="250"/>
        </table:table-row>
        <table:table-row table:style-name="ro1">
          <table:table-cell table:style-name="ce2" office:value-type="float" office:value="1723" calcext:value-type="float">
            <text:p>1723</text:p>
          </table:table-cell>
          <table:table-cell table:style-name="ce2" office:value-type="float" office:value="1000000001723" calcext:value-type="float">
            <text:p>10000000017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24" calcext:value-type="float">
            <text:p>16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23</text:p>
          </table:table-cell>
          <table:table-cell table:number-columns-repeated="250"/>
        </table:table-row>
        <table:table-row table:style-name="ro1">
          <table:table-cell table:style-name="ce2" office:value-type="float" office:value="1724" calcext:value-type="float">
            <text:p>1724</text:p>
          </table:table-cell>
          <table:table-cell table:style-name="ce2" office:value-type="float" office:value="1000000001724" calcext:value-type="float">
            <text:p>10000000017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25" calcext:value-type="float">
            <text:p>16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24</text:p>
          </table:table-cell>
          <table:table-cell table:number-columns-repeated="250"/>
        </table:table-row>
        <table:table-row table:style-name="ro1">
          <table:table-cell table:style-name="ce2" office:value-type="float" office:value="1725" calcext:value-type="float">
            <text:p>1725</text:p>
          </table:table-cell>
          <table:table-cell table:style-name="ce2" office:value-type="float" office:value="1000000001725" calcext:value-type="float">
            <text:p>10000000017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26" calcext:value-type="float">
            <text:p>16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25</text:p>
          </table:table-cell>
          <table:table-cell table:number-columns-repeated="250"/>
        </table:table-row>
        <table:table-row table:style-name="ro1">
          <table:table-cell table:style-name="ce2" office:value-type="float" office:value="1726" calcext:value-type="float">
            <text:p>1726</text:p>
          </table:table-cell>
          <table:table-cell table:style-name="ce2" office:value-type="float" office:value="1000000001726" calcext:value-type="float">
            <text:p>10000000017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27" calcext:value-type="float">
            <text:p>16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26</text:p>
          </table:table-cell>
          <table:table-cell table:number-columns-repeated="250"/>
        </table:table-row>
        <table:table-row table:style-name="ro1">
          <table:table-cell table:style-name="ce2" office:value-type="float" office:value="1727" calcext:value-type="float">
            <text:p>1727</text:p>
          </table:table-cell>
          <table:table-cell table:style-name="ce2" office:value-type="float" office:value="1000000001727" calcext:value-type="float">
            <text:p>10000000017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28" calcext:value-type="float">
            <text:p>16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27</text:p>
          </table:table-cell>
          <table:table-cell table:number-columns-repeated="250"/>
        </table:table-row>
        <table:table-row table:style-name="ro1">
          <table:table-cell table:style-name="ce2" office:value-type="float" office:value="1728" calcext:value-type="float">
            <text:p>1728</text:p>
          </table:table-cell>
          <table:table-cell table:style-name="ce2" office:value-type="float" office:value="1000000001728" calcext:value-type="float">
            <text:p>10000000017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29" calcext:value-type="float">
            <text:p>16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28</text:p>
          </table:table-cell>
          <table:table-cell table:number-columns-repeated="250"/>
        </table:table-row>
        <table:table-row table:style-name="ro1">
          <table:table-cell table:style-name="ce2" office:value-type="float" office:value="1729" calcext:value-type="float">
            <text:p>1729</text:p>
          </table:table-cell>
          <table:table-cell table:style-name="ce2" office:value-type="float" office:value="1000000001729" calcext:value-type="float">
            <text:p>10000000017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30" calcext:value-type="float">
            <text:p>16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29</text:p>
          </table:table-cell>
          <table:table-cell table:number-columns-repeated="250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style-name="ce2" office:value-type="float" office:value="1000000001730" calcext:value-type="float">
            <text:p>10000000017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31" calcext:value-type="float">
            <text:p>16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30</text:p>
          </table:table-cell>
          <table:table-cell table:number-columns-repeated="250"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2" office:value-type="float" office:value="1000000001731" calcext:value-type="float">
            <text:p>10000000017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32" calcext:value-type="float">
            <text:p>16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31</text:p>
          </table:table-cell>
          <table:table-cell table:number-columns-repeated="250"/>
        </table:table-row>
        <table:table-row table:style-name="ro1">
          <table:table-cell table:style-name="ce2" office:value-type="float" office:value="1732" calcext:value-type="float">
            <text:p>1732</text:p>
          </table:table-cell>
          <table:table-cell table:style-name="ce2" office:value-type="float" office:value="1000000001732" calcext:value-type="float">
            <text:p>10000000017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33" calcext:value-type="float">
            <text:p>16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32</text:p>
          </table:table-cell>
          <table:table-cell table:number-columns-repeated="250"/>
        </table:table-row>
        <table:table-row table:style-name="ro1">
          <table:table-cell table:style-name="ce2" office:value-type="float" office:value="1733" calcext:value-type="float">
            <text:p>1733</text:p>
          </table:table-cell>
          <table:table-cell table:style-name="ce2" office:value-type="float" office:value="1000000001733" calcext:value-type="float">
            <text:p>10000000017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34" calcext:value-type="float">
            <text:p>16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33</text:p>
          </table:table-cell>
          <table:table-cell table:number-columns-repeated="250"/>
        </table:table-row>
        <table:table-row table:style-name="ro1">
          <table:table-cell table:style-name="ce2" office:value-type="float" office:value="1734" calcext:value-type="float">
            <text:p>1734</text:p>
          </table:table-cell>
          <table:table-cell table:style-name="ce2" office:value-type="float" office:value="1000000001734" calcext:value-type="float">
            <text:p>10000000017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35" calcext:value-type="float">
            <text:p>16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34</text:p>
          </table:table-cell>
          <table:table-cell table:number-columns-repeated="250"/>
        </table:table-row>
        <table:table-row table:style-name="ro1">
          <table:table-cell table:style-name="ce2" office:value-type="float" office:value="1735" calcext:value-type="float">
            <text:p>1735</text:p>
          </table:table-cell>
          <table:table-cell table:style-name="ce2" office:value-type="float" office:value="1000000001735" calcext:value-type="float">
            <text:p>10000000017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36" calcext:value-type="float">
            <text:p>16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35</text:p>
          </table:table-cell>
          <table:table-cell table:number-columns-repeated="250"/>
        </table:table-row>
        <table:table-row table:style-name="ro1">
          <table:table-cell table:style-name="ce2" office:value-type="float" office:value="1736" calcext:value-type="float">
            <text:p>1736</text:p>
          </table:table-cell>
          <table:table-cell table:style-name="ce2" office:value-type="float" office:value="1000000001736" calcext:value-type="float">
            <text:p>10000000017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37" calcext:value-type="float">
            <text:p>16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36</text:p>
          </table:table-cell>
          <table:table-cell table:number-columns-repeated="250"/>
        </table:table-row>
        <table:table-row table:style-name="ro1">
          <table:table-cell table:style-name="ce2" office:value-type="float" office:value="1737" calcext:value-type="float">
            <text:p>1737</text:p>
          </table:table-cell>
          <table:table-cell table:style-name="ce2" office:value-type="float" office:value="1000000001737" calcext:value-type="float">
            <text:p>10000000017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38" calcext:value-type="float">
            <text:p>16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37</text:p>
          </table:table-cell>
          <table:table-cell table:number-columns-repeated="250"/>
        </table:table-row>
        <table:table-row table:style-name="ro1"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1000000001738" calcext:value-type="float">
            <text:p>10000000017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39" calcext:value-type="float">
            <text:p>16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38</text:p>
          </table:table-cell>
          <table:table-cell table:number-columns-repeated="250"/>
        </table:table-row>
        <table:table-row table:style-name="ro1"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000000001739" calcext:value-type="float">
            <text:p>10000000017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40" calcext:value-type="float">
            <text:p>16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39</text:p>
          </table:table-cell>
          <table:table-cell table:number-columns-repeated="250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1000000001740" calcext:value-type="float">
            <text:p>10000000017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41" calcext:value-type="float">
            <text:p>16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40</text:p>
          </table:table-cell>
          <table:table-cell table:number-columns-repeated="250"/>
        </table:table-row>
        <table:table-row table:style-name="ro1">
          <table:table-cell table:style-name="ce2" office:value-type="float" office:value="1741" calcext:value-type="float">
            <text:p>1741</text:p>
          </table:table-cell>
          <table:table-cell table:style-name="ce2" office:value-type="float" office:value="1000000001741" calcext:value-type="float">
            <text:p>10000000017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42" calcext:value-type="float">
            <text:p>16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41</text:p>
          </table:table-cell>
          <table:table-cell table:number-columns-repeated="250"/>
        </table:table-row>
        <table:table-row table:style-name="ro1"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1000000001742" calcext:value-type="float">
            <text:p>10000000017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43" calcext:value-type="float">
            <text:p>16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42</text:p>
          </table:table-cell>
          <table:table-cell table:number-columns-repeated="250"/>
        </table:table-row>
        <table:table-row table:style-name="ro1">
          <table:table-cell table:style-name="ce2" office:value-type="float" office:value="1743" calcext:value-type="float">
            <text:p>1743</text:p>
          </table:table-cell>
          <table:table-cell table:style-name="ce2" office:value-type="float" office:value="1000000001743" calcext:value-type="float">
            <text:p>10000000017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44" calcext:value-type="float">
            <text:p>16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43</text:p>
          </table:table-cell>
          <table:table-cell table:number-columns-repeated="250"/>
        </table:table-row>
        <table:table-row table:style-name="ro1">
          <table:table-cell table:style-name="ce2" office:value-type="float" office:value="1744" calcext:value-type="float">
            <text:p>1744</text:p>
          </table:table-cell>
          <table:table-cell table:style-name="ce2" office:value-type="float" office:value="1000000001744" calcext:value-type="float">
            <text:p>10000000017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45" calcext:value-type="float">
            <text:p>16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44</text:p>
          </table:table-cell>
          <table:table-cell table:number-columns-repeated="250"/>
        </table:table-row>
        <table:table-row table:style-name="ro1">
          <table:table-cell table:style-name="ce2" office:value-type="float" office:value="1745" calcext:value-type="float">
            <text:p>1745</text:p>
          </table:table-cell>
          <table:table-cell table:style-name="ce2" office:value-type="float" office:value="1000000001745" calcext:value-type="float">
            <text:p>10000000017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46" calcext:value-type="float">
            <text:p>16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45</text:p>
          </table:table-cell>
          <table:table-cell table:number-columns-repeated="250"/>
        </table:table-row>
        <table:table-row table:style-name="ro1">
          <table:table-cell table:style-name="ce2" office:value-type="float" office:value="1746" calcext:value-type="float">
            <text:p>1746</text:p>
          </table:table-cell>
          <table:table-cell table:style-name="ce2" office:value-type="float" office:value="1000000001746" calcext:value-type="float">
            <text:p>10000000017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47" calcext:value-type="float">
            <text:p>16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46</text:p>
          </table:table-cell>
          <table:table-cell table:number-columns-repeated="250"/>
        </table:table-row>
        <table:table-row table:style-name="ro1">
          <table:table-cell table:style-name="ce2" office:value-type="float" office:value="1747" calcext:value-type="float">
            <text:p>1747</text:p>
          </table:table-cell>
          <table:table-cell table:style-name="ce2" office:value-type="float" office:value="1000000001747" calcext:value-type="float">
            <text:p>10000000017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48" calcext:value-type="float">
            <text:p>16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47</text:p>
          </table:table-cell>
          <table:table-cell table:number-columns-repeated="250"/>
        </table:table-row>
        <table:table-row table:style-name="ro1">
          <table:table-cell table:style-name="ce2" office:value-type="float" office:value="1748" calcext:value-type="float">
            <text:p>1748</text:p>
          </table:table-cell>
          <table:table-cell table:style-name="ce2" office:value-type="float" office:value="1000000001748" calcext:value-type="float">
            <text:p>10000000017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49" calcext:value-type="float">
            <text:p>16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48</text:p>
          </table:table-cell>
          <table:table-cell table:number-columns-repeated="250"/>
        </table:table-row>
        <table:table-row table:style-name="ro1"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1000000001749" calcext:value-type="float">
            <text:p>10000000017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50" calcext:value-type="float">
            <text:p>16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49</text:p>
          </table:table-cell>
          <table:table-cell table:number-columns-repeated="250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2" office:value-type="float" office:value="1000000001750" calcext:value-type="float">
            <text:p>10000000017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51" calcext:value-type="float">
            <text:p>16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50</text:p>
          </table:table-cell>
          <table:table-cell table:number-columns-repeated="250"/>
        </table:table-row>
        <table:table-row table:style-name="ro1">
          <table:table-cell table:style-name="ce2" office:value-type="float" office:value="1751" calcext:value-type="float">
            <text:p>1751</text:p>
          </table:table-cell>
          <table:table-cell table:style-name="ce2" office:value-type="float" office:value="1000000001751" calcext:value-type="float">
            <text:p>10000000017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52" calcext:value-type="float">
            <text:p>16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51</text:p>
          </table:table-cell>
          <table:table-cell table:number-columns-repeated="250"/>
        </table:table-row>
        <table:table-row table:style-name="ro1">
          <table:table-cell table:style-name="ce2" office:value-type="float" office:value="1752" calcext:value-type="float">
            <text:p>1752</text:p>
          </table:table-cell>
          <table:table-cell table:style-name="ce2" office:value-type="float" office:value="1000000001752" calcext:value-type="float">
            <text:p>10000000017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53" calcext:value-type="float">
            <text:p>16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52</text:p>
          </table:table-cell>
          <table:table-cell table:number-columns-repeated="250"/>
        </table:table-row>
        <table:table-row table:style-name="ro1">
          <table:table-cell table:style-name="ce2" office:value-type="float" office:value="1753" calcext:value-type="float">
            <text:p>1753</text:p>
          </table:table-cell>
          <table:table-cell table:style-name="ce2" office:value-type="float" office:value="1000000001753" calcext:value-type="float">
            <text:p>10000000017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54" calcext:value-type="float">
            <text:p>16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53</text:p>
          </table:table-cell>
          <table:table-cell table:number-columns-repeated="250"/>
        </table:table-row>
        <table:table-row table:style-name="ro1">
          <table:table-cell table:style-name="ce2" office:value-type="float" office:value="1754" calcext:value-type="float">
            <text:p>1754</text:p>
          </table:table-cell>
          <table:table-cell table:style-name="ce2" office:value-type="float" office:value="1000000001754" calcext:value-type="float">
            <text:p>10000000017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55" calcext:value-type="float">
            <text:p>16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54</text:p>
          </table:table-cell>
          <table:table-cell table:number-columns-repeated="250"/>
        </table:table-row>
        <table:table-row table:style-name="ro1">
          <table:table-cell table:style-name="ce2" office:value-type="float" office:value="1755" calcext:value-type="float">
            <text:p>1755</text:p>
          </table:table-cell>
          <table:table-cell table:style-name="ce2" office:value-type="float" office:value="1000000001755" calcext:value-type="float">
            <text:p>10000000017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56" calcext:value-type="float">
            <text:p>16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55</text:p>
          </table:table-cell>
          <table:table-cell table:number-columns-repeated="250"/>
        </table:table-row>
        <table:table-row table:style-name="ro1">
          <table:table-cell table:style-name="ce2" office:value-type="float" office:value="1756" calcext:value-type="float">
            <text:p>1756</text:p>
          </table:table-cell>
          <table:table-cell table:style-name="ce2" office:value-type="float" office:value="1000000001756" calcext:value-type="float">
            <text:p>10000000017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57" calcext:value-type="float">
            <text:p>16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56</text:p>
          </table:table-cell>
          <table:table-cell table:number-columns-repeated="250"/>
        </table:table-row>
        <table:table-row table:style-name="ro1">
          <table:table-cell table:style-name="ce2" office:value-type="float" office:value="1757" calcext:value-type="float">
            <text:p>1757</text:p>
          </table:table-cell>
          <table:table-cell table:style-name="ce2" office:value-type="float" office:value="1000000001757" calcext:value-type="float">
            <text:p>10000000017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58" calcext:value-type="float">
            <text:p>16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57</text:p>
          </table:table-cell>
          <table:table-cell table:number-columns-repeated="250"/>
        </table:table-row>
        <table:table-row table:style-name="ro1">
          <table:table-cell table:style-name="ce2" office:value-type="float" office:value="1758" calcext:value-type="float">
            <text:p>1758</text:p>
          </table:table-cell>
          <table:table-cell table:style-name="ce2" office:value-type="float" office:value="1000000001758" calcext:value-type="float">
            <text:p>10000000017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59" calcext:value-type="float">
            <text:p>16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58</text:p>
          </table:table-cell>
          <table:table-cell table:number-columns-repeated="250"/>
        </table:table-row>
        <table:table-row table:style-name="ro1">
          <table:table-cell table:style-name="ce2" office:value-type="float" office:value="1759" calcext:value-type="float">
            <text:p>1759</text:p>
          </table:table-cell>
          <table:table-cell table:style-name="ce2" office:value-type="float" office:value="1000000001759" calcext:value-type="float">
            <text:p>10000000017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60" calcext:value-type="float">
            <text:p>16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59</text:p>
          </table:table-cell>
          <table:table-cell table:number-columns-repeated="250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2" office:value-type="float" office:value="1000000001760" calcext:value-type="float">
            <text:p>10000000017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61" calcext:value-type="float">
            <text:p>16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60</text:p>
          </table:table-cell>
          <table:table-cell table:number-columns-repeated="250"/>
        </table:table-row>
        <table:table-row table:style-name="ro1">
          <table:table-cell table:style-name="ce2" office:value-type="float" office:value="1761" calcext:value-type="float">
            <text:p>1761</text:p>
          </table:table-cell>
          <table:table-cell table:style-name="ce2" office:value-type="float" office:value="1000000001761" calcext:value-type="float">
            <text:p>10000000017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62" calcext:value-type="float">
            <text:p>16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61</text:p>
          </table:table-cell>
          <table:table-cell table:number-columns-repeated="250"/>
        </table:table-row>
        <table:table-row table:style-name="ro1">
          <table:table-cell table:style-name="ce2" office:value-type="float" office:value="1762" calcext:value-type="float">
            <text:p>1762</text:p>
          </table:table-cell>
          <table:table-cell table:style-name="ce2" office:value-type="float" office:value="1000000001762" calcext:value-type="float">
            <text:p>10000000017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63" calcext:value-type="float">
            <text:p>16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62</text:p>
          </table:table-cell>
          <table:table-cell table:number-columns-repeated="250"/>
        </table:table-row>
        <table:table-row table:style-name="ro1">
          <table:table-cell table:style-name="ce2" office:value-type="float" office:value="1763" calcext:value-type="float">
            <text:p>1763</text:p>
          </table:table-cell>
          <table:table-cell table:style-name="ce2" office:value-type="float" office:value="1000000001763" calcext:value-type="float">
            <text:p>10000000017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64" calcext:value-type="float">
            <text:p>16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63</text:p>
          </table:table-cell>
          <table:table-cell table:number-columns-repeated="250"/>
        </table:table-row>
        <table:table-row table:style-name="ro1"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1000000001764" calcext:value-type="float">
            <text:p>10000000017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65" calcext:value-type="float">
            <text:p>16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64</text:p>
          </table:table-cell>
          <table:table-cell table:number-columns-repeated="250"/>
        </table:table-row>
        <table:table-row table:style-name="ro1">
          <table:table-cell table:style-name="ce2" office:value-type="float" office:value="1765" calcext:value-type="float">
            <text:p>1765</text:p>
          </table:table-cell>
          <table:table-cell table:style-name="ce2" office:value-type="float" office:value="1000000001765" calcext:value-type="float">
            <text:p>10000000017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66" calcext:value-type="float">
            <text:p>16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65</text:p>
          </table:table-cell>
          <table:table-cell table:number-columns-repeated="250"/>
        </table:table-row>
        <table:table-row table:style-name="ro1">
          <table:table-cell table:style-name="ce2" office:value-type="float" office:value="1766" calcext:value-type="float">
            <text:p>1766</text:p>
          </table:table-cell>
          <table:table-cell table:style-name="ce2" office:value-type="float" office:value="1000000001766" calcext:value-type="float">
            <text:p>10000000017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67" calcext:value-type="float">
            <text:p>16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66</text:p>
          </table:table-cell>
          <table:table-cell table:number-columns-repeated="250"/>
        </table:table-row>
        <table:table-row table:style-name="ro1">
          <table:table-cell table:style-name="ce2" office:value-type="float" office:value="1767" calcext:value-type="float">
            <text:p>1767</text:p>
          </table:table-cell>
          <table:table-cell table:style-name="ce2" office:value-type="float" office:value="1000000001767" calcext:value-type="float">
            <text:p>10000000017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68" calcext:value-type="float">
            <text:p>16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67</text:p>
          </table:table-cell>
          <table:table-cell table:number-columns-repeated="250"/>
        </table:table-row>
        <table:table-row table:style-name="ro1">
          <table:table-cell table:style-name="ce2" office:value-type="float" office:value="1768" calcext:value-type="float">
            <text:p>1768</text:p>
          </table:table-cell>
          <table:table-cell table:style-name="ce2" office:value-type="float" office:value="1000000001768" calcext:value-type="float">
            <text:p>10000000017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69" calcext:value-type="float">
            <text:p>16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68</text:p>
          </table:table-cell>
          <table:table-cell table:number-columns-repeated="250"/>
        </table:table-row>
        <table:table-row table:style-name="ro1">
          <table:table-cell table:style-name="ce2" office:value-type="float" office:value="1769" calcext:value-type="float">
            <text:p>1769</text:p>
          </table:table-cell>
          <table:table-cell table:style-name="ce2" office:value-type="float" office:value="1000000001769" calcext:value-type="float">
            <text:p>10000000017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70" calcext:value-type="float">
            <text:p>16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69</text:p>
          </table:table-cell>
          <table:table-cell table:number-columns-repeated="250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1000000001770" calcext:value-type="float">
            <text:p>10000000017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71" calcext:value-type="float">
            <text:p>16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70</text:p>
          </table:table-cell>
          <table:table-cell table:number-columns-repeated="250"/>
        </table:table-row>
        <table:table-row table:style-name="ro1">
          <table:table-cell table:style-name="ce2" office:value-type="float" office:value="1771" calcext:value-type="float">
            <text:p>1771</text:p>
          </table:table-cell>
          <table:table-cell table:style-name="ce2" office:value-type="float" office:value="1000000001771" calcext:value-type="float">
            <text:p>10000000017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72" calcext:value-type="float">
            <text:p>16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71</text:p>
          </table:table-cell>
          <table:table-cell table:number-columns-repeated="250"/>
        </table:table-row>
        <table:table-row table:style-name="ro1">
          <table:table-cell table:style-name="ce2" office:value-type="float" office:value="1772" calcext:value-type="float">
            <text:p>1772</text:p>
          </table:table-cell>
          <table:table-cell table:style-name="ce2" office:value-type="float" office:value="1000000001772" calcext:value-type="float">
            <text:p>10000000017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73" calcext:value-type="float">
            <text:p>16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72</text:p>
          </table:table-cell>
          <table:table-cell table:number-columns-repeated="250"/>
        </table:table-row>
        <table:table-row table:style-name="ro1">
          <table:table-cell table:style-name="ce2" office:value-type="float" office:value="1773" calcext:value-type="float">
            <text:p>1773</text:p>
          </table:table-cell>
          <table:table-cell table:style-name="ce2" office:value-type="float" office:value="1000000001773" calcext:value-type="float">
            <text:p>10000000017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74" calcext:value-type="float">
            <text:p>16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73</text:p>
          </table:table-cell>
          <table:table-cell table:number-columns-repeated="250"/>
        </table:table-row>
        <table:table-row table:style-name="ro1">
          <table:table-cell table:style-name="ce2" office:value-type="float" office:value="1774" calcext:value-type="float">
            <text:p>1774</text:p>
          </table:table-cell>
          <table:table-cell table:style-name="ce2" office:value-type="float" office:value="1000000001774" calcext:value-type="float">
            <text:p>10000000017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75" calcext:value-type="float">
            <text:p>16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74</text:p>
          </table:table-cell>
          <table:table-cell table:number-columns-repeated="250"/>
        </table:table-row>
        <table:table-row table:style-name="ro1"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1000000001775" calcext:value-type="float">
            <text:p>10000000017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76" calcext:value-type="float">
            <text:p>16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75</text:p>
          </table:table-cell>
          <table:table-cell table:number-columns-repeated="250"/>
        </table:table-row>
        <table:table-row table:style-name="ro1">
          <table:table-cell table:style-name="ce2" office:value-type="float" office:value="1776" calcext:value-type="float">
            <text:p>1776</text:p>
          </table:table-cell>
          <table:table-cell table:style-name="ce2" office:value-type="float" office:value="1000000001776" calcext:value-type="float">
            <text:p>10000000017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77" calcext:value-type="float">
            <text:p>16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76</text:p>
          </table:table-cell>
          <table:table-cell table:number-columns-repeated="250"/>
        </table:table-row>
        <table:table-row table:style-name="ro1"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1000000001777" calcext:value-type="float">
            <text:p>10000000017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78" calcext:value-type="float">
            <text:p>16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77</text:p>
          </table:table-cell>
          <table:table-cell table:number-columns-repeated="250"/>
        </table:table-row>
        <table:table-row table:style-name="ro1">
          <table:table-cell table:style-name="ce2" office:value-type="float" office:value="1778" calcext:value-type="float">
            <text:p>1778</text:p>
          </table:table-cell>
          <table:table-cell table:style-name="ce2" office:value-type="float" office:value="1000000001778" calcext:value-type="float">
            <text:p>10000000017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79" calcext:value-type="float">
            <text:p>16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78</text:p>
          </table:table-cell>
          <table:table-cell table:number-columns-repeated="250"/>
        </table:table-row>
        <table:table-row table:style-name="ro1">
          <table:table-cell table:style-name="ce2" office:value-type="float" office:value="1779" calcext:value-type="float">
            <text:p>1779</text:p>
          </table:table-cell>
          <table:table-cell table:style-name="ce2" office:value-type="float" office:value="1000000001779" calcext:value-type="float">
            <text:p>10000000017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80" calcext:value-type="float">
            <text:p>16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79</text:p>
          </table:table-cell>
          <table:table-cell table:number-columns-repeated="250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1000000001780" calcext:value-type="float">
            <text:p>10000000017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81" calcext:value-type="float">
            <text:p>16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80</text:p>
          </table:table-cell>
          <table:table-cell table:number-columns-repeated="250"/>
        </table:table-row>
        <table:table-row table:style-name="ro1">
          <table:table-cell table:style-name="ce2" office:value-type="float" office:value="1781" calcext:value-type="float">
            <text:p>1781</text:p>
          </table:table-cell>
          <table:table-cell table:style-name="ce2" office:value-type="float" office:value="1000000001781" calcext:value-type="float">
            <text:p>10000000017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82" calcext:value-type="float">
            <text:p>16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81</text:p>
          </table:table-cell>
          <table:table-cell table:number-columns-repeated="250"/>
        </table:table-row>
        <table:table-row table:style-name="ro1">
          <table:table-cell table:style-name="ce2" office:value-type="float" office:value="1782" calcext:value-type="float">
            <text:p>1782</text:p>
          </table:table-cell>
          <table:table-cell table:style-name="ce2" office:value-type="float" office:value="1000000001782" calcext:value-type="float">
            <text:p>10000000017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83" calcext:value-type="float">
            <text:p>16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82</text:p>
          </table:table-cell>
          <table:table-cell table:number-columns-repeated="250"/>
        </table:table-row>
        <table:table-row table:style-name="ro1">
          <table:table-cell table:style-name="ce2" office:value-type="float" office:value="1783" calcext:value-type="float">
            <text:p>1783</text:p>
          </table:table-cell>
          <table:table-cell table:style-name="ce2" office:value-type="float" office:value="1000000001783" calcext:value-type="float">
            <text:p>10000000017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84" calcext:value-type="float">
            <text:p>16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83</text:p>
          </table:table-cell>
          <table:table-cell table:number-columns-repeated="250"/>
        </table:table-row>
        <table:table-row table:style-name="ro1">
          <table:table-cell table:style-name="ce2" office:value-type="float" office:value="1784" calcext:value-type="float">
            <text:p>1784</text:p>
          </table:table-cell>
          <table:table-cell table:style-name="ce2" office:value-type="float" office:value="1000000001784" calcext:value-type="float">
            <text:p>10000000017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85" calcext:value-type="float">
            <text:p>16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84</text:p>
          </table:table-cell>
          <table:table-cell table:number-columns-repeated="250"/>
        </table:table-row>
        <table:table-row table:style-name="ro1">
          <table:table-cell table:style-name="ce2" office:value-type="float" office:value="1785" calcext:value-type="float">
            <text:p>1785</text:p>
          </table:table-cell>
          <table:table-cell table:style-name="ce2" office:value-type="float" office:value="1000000001785" calcext:value-type="float">
            <text:p>10000000017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86" calcext:value-type="float">
            <text:p>16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85</text:p>
          </table:table-cell>
          <table:table-cell table:number-columns-repeated="250"/>
        </table:table-row>
        <table:table-row table:style-name="ro1">
          <table:table-cell table:style-name="ce2" office:value-type="float" office:value="1786" calcext:value-type="float">
            <text:p>1786</text:p>
          </table:table-cell>
          <table:table-cell table:style-name="ce2" office:value-type="float" office:value="1000000001786" calcext:value-type="float">
            <text:p>10000000017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87" calcext:value-type="float">
            <text:p>16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86</text:p>
          </table:table-cell>
          <table:table-cell table:number-columns-repeated="250"/>
        </table:table-row>
        <table:table-row table:style-name="ro1"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000000001787" calcext:value-type="float">
            <text:p>10000000017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88" calcext:value-type="float">
            <text:p>16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87</text:p>
          </table:table-cell>
          <table:table-cell table:number-columns-repeated="250"/>
        </table:table-row>
        <table:table-row table:style-name="ro1">
          <table:table-cell table:style-name="ce2" office:value-type="float" office:value="1788" calcext:value-type="float">
            <text:p>1788</text:p>
          </table:table-cell>
          <table:table-cell table:style-name="ce2" office:value-type="float" office:value="1000000001788" calcext:value-type="float">
            <text:p>10000000017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89" calcext:value-type="float">
            <text:p>16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88</text:p>
          </table:table-cell>
          <table:table-cell table:number-columns-repeated="250"/>
        </table:table-row>
        <table:table-row table:style-name="ro1">
          <table:table-cell table:style-name="ce2" office:value-type="float" office:value="1789" calcext:value-type="float">
            <text:p>1789</text:p>
          </table:table-cell>
          <table:table-cell table:style-name="ce2" office:value-type="float" office:value="1000000001789" calcext:value-type="float">
            <text:p>10000000017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90" calcext:value-type="float">
            <text:p>16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89</text:p>
          </table:table-cell>
          <table:table-cell table:number-columns-repeated="250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2" office:value-type="float" office:value="1000000001790" calcext:value-type="float">
            <text:p>10000000017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91" calcext:value-type="float">
            <text:p>16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90</text:p>
          </table:table-cell>
          <table:table-cell table:number-columns-repeated="250"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2" office:value-type="float" office:value="1000000001791" calcext:value-type="float">
            <text:p>10000000017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92" calcext:value-type="float">
            <text:p>16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91</text:p>
          </table:table-cell>
          <table:table-cell table:number-columns-repeated="250"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2" office:value-type="float" office:value="1000000001792" calcext:value-type="float">
            <text:p>10000000017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93" calcext:value-type="float">
            <text:p>16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92</text:p>
          </table:table-cell>
          <table:table-cell table:number-columns-repeated="250"/>
        </table:table-row>
        <table:table-row table:style-name="ro1">
          <table:table-cell table:style-name="ce2" office:value-type="float" office:value="1793" calcext:value-type="float">
            <text:p>1793</text:p>
          </table:table-cell>
          <table:table-cell table:style-name="ce2" office:value-type="float" office:value="1000000001793" calcext:value-type="float">
            <text:p>10000000017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94" calcext:value-type="float">
            <text:p>16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93</text:p>
          </table:table-cell>
          <table:table-cell table:number-columns-repeated="250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2" office:value-type="float" office:value="1000000001794" calcext:value-type="float">
            <text:p>10000000017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95" calcext:value-type="float">
            <text:p>16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94</text:p>
          </table:table-cell>
          <table:table-cell table:number-columns-repeated="250"/>
        </table:table-row>
        <table:table-row table:style-name="ro1">
          <table:table-cell table:style-name="ce2" office:value-type="float" office:value="1795" calcext:value-type="float">
            <text:p>1795</text:p>
          </table:table-cell>
          <table:table-cell table:style-name="ce2" office:value-type="float" office:value="1000000001795" calcext:value-type="float">
            <text:p>10000000017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96" calcext:value-type="float">
            <text:p>16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95</text:p>
          </table:table-cell>
          <table:table-cell table:number-columns-repeated="250"/>
        </table:table-row>
        <table:table-row table:style-name="ro1">
          <table:table-cell table:style-name="ce2" office:value-type="float" office:value="1796" calcext:value-type="float">
            <text:p>1796</text:p>
          </table:table-cell>
          <table:table-cell table:style-name="ce2" office:value-type="float" office:value="1000000001796" calcext:value-type="float">
            <text:p>10000000017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97" calcext:value-type="float">
            <text:p>16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96</text:p>
          </table:table-cell>
          <table:table-cell table:number-columns-repeated="250"/>
        </table:table-row>
        <table:table-row table:style-name="ro1">
          <table:table-cell table:style-name="ce2" office:value-type="float" office:value="1797" calcext:value-type="float">
            <text:p>1797</text:p>
          </table:table-cell>
          <table:table-cell table:style-name="ce2" office:value-type="float" office:value="1000000001797" calcext:value-type="float">
            <text:p>10000000017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98" calcext:value-type="float">
            <text:p>16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97</text:p>
          </table:table-cell>
          <table:table-cell table:number-columns-repeated="250"/>
        </table:table-row>
        <table:table-row table:style-name="ro1">
          <table:table-cell table:style-name="ce2" office:value-type="float" office:value="1798" calcext:value-type="float">
            <text:p>1798</text:p>
          </table:table-cell>
          <table:table-cell table:style-name="ce2" office:value-type="float" office:value="1000000001798" calcext:value-type="float">
            <text:p>10000000017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699" calcext:value-type="float">
            <text:p>16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98</text:p>
          </table:table-cell>
          <table:table-cell table:number-columns-repeated="250"/>
        </table:table-row>
        <table:table-row table:style-name="ro1">
          <table:table-cell table:style-name="ce2" office:value-type="float" office:value="1799" calcext:value-type="float">
            <text:p>1799</text:p>
          </table:table-cell>
          <table:table-cell table:style-name="ce2" office:value-type="float" office:value="1000000001799" calcext:value-type="float">
            <text:p>10000000017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00" calcext:value-type="float">
            <text:p>17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699</text:p>
          </table:table-cell>
          <table:table-cell table:number-columns-repeated="250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000000001800" calcext:value-type="float">
            <text:p>10000000018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01" calcext:value-type="float">
            <text:p>17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00</text:p>
          </table:table-cell>
          <table:table-cell table:number-columns-repeated="250"/>
        </table:table-row>
        <table:table-row table:style-name="ro1">
          <table:table-cell table:style-name="ce2" office:value-type="float" office:value="1801" calcext:value-type="float">
            <text:p>1801</text:p>
          </table:table-cell>
          <table:table-cell table:style-name="ce2" office:value-type="float" office:value="1000000001801" calcext:value-type="float">
            <text:p>10000000018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02" calcext:value-type="float">
            <text:p>17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01</text:p>
          </table:table-cell>
          <table:table-cell table:number-columns-repeated="250"/>
        </table:table-row>
        <table:table-row table:style-name="ro1">
          <table:table-cell table:style-name="ce2" office:value-type="float" office:value="1802" calcext:value-type="float">
            <text:p>1802</text:p>
          </table:table-cell>
          <table:table-cell table:style-name="ce2" office:value-type="float" office:value="1000000001802" calcext:value-type="float">
            <text:p>10000000018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03" calcext:value-type="float">
            <text:p>17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02</text:p>
          </table:table-cell>
          <table:table-cell table:number-columns-repeated="250"/>
        </table:table-row>
        <table:table-row table:style-name="ro1">
          <table:table-cell table:style-name="ce2" office:value-type="float" office:value="1803" calcext:value-type="float">
            <text:p>1803</text:p>
          </table:table-cell>
          <table:table-cell table:style-name="ce2" office:value-type="float" office:value="1000000001803" calcext:value-type="float">
            <text:p>10000000018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04" calcext:value-type="float">
            <text:p>17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03</text:p>
          </table:table-cell>
          <table:table-cell table:number-columns-repeated="250"/>
        </table:table-row>
        <table:table-row table:style-name="ro1">
          <table:table-cell table:style-name="ce2" office:value-type="float" office:value="1804" calcext:value-type="float">
            <text:p>1804</text:p>
          </table:table-cell>
          <table:table-cell table:style-name="ce2" office:value-type="float" office:value="1000000001804" calcext:value-type="float">
            <text:p>10000000018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05" calcext:value-type="float">
            <text:p>17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04</text:p>
          </table:table-cell>
          <table:table-cell table:number-columns-repeated="250"/>
        </table:table-row>
        <table:table-row table:style-name="ro1"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1000000001805" calcext:value-type="float">
            <text:p>10000000018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06" calcext:value-type="float">
            <text:p>17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05</text:p>
          </table:table-cell>
          <table:table-cell table:number-columns-repeated="250"/>
        </table:table-row>
        <table:table-row table:style-name="ro1">
          <table:table-cell table:style-name="ce2" office:value-type="float" office:value="1806" calcext:value-type="float">
            <text:p>1806</text:p>
          </table:table-cell>
          <table:table-cell table:style-name="ce2" office:value-type="float" office:value="1000000001806" calcext:value-type="float">
            <text:p>10000000018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07" calcext:value-type="float">
            <text:p>17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06</text:p>
          </table:table-cell>
          <table:table-cell table:number-columns-repeated="250"/>
        </table:table-row>
        <table:table-row table:style-name="ro1">
          <table:table-cell table:style-name="ce2" office:value-type="float" office:value="1807" calcext:value-type="float">
            <text:p>1807</text:p>
          </table:table-cell>
          <table:table-cell table:style-name="ce2" office:value-type="float" office:value="1000000001807" calcext:value-type="float">
            <text:p>10000000018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08" calcext:value-type="float">
            <text:p>17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07</text:p>
          </table:table-cell>
          <table:table-cell table:number-columns-repeated="250"/>
        </table:table-row>
        <table:table-row table:style-name="ro1">
          <table:table-cell table:style-name="ce2" office:value-type="float" office:value="1808" calcext:value-type="float">
            <text:p>1808</text:p>
          </table:table-cell>
          <table:table-cell table:style-name="ce2" office:value-type="float" office:value="1000000001808" calcext:value-type="float">
            <text:p>10000000018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09" calcext:value-type="float">
            <text:p>17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08</text:p>
          </table:table-cell>
          <table:table-cell table:number-columns-repeated="250"/>
        </table:table-row>
        <table:table-row table:style-name="ro1"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000000001809" calcext:value-type="float">
            <text:p>10000000018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10" calcext:value-type="float">
            <text:p>17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09</text:p>
          </table:table-cell>
          <table:table-cell table:number-columns-repeated="250"/>
        </table:table-row>
        <table:table-row table:style-name="ro1"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1000000001810" calcext:value-type="float">
            <text:p>10000000018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11" calcext:value-type="float">
            <text:p>17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10</text:p>
          </table:table-cell>
          <table:table-cell table:number-columns-repeated="250"/>
        </table:table-row>
        <table:table-row table:style-name="ro1">
          <table:table-cell table:style-name="ce2" office:value-type="float" office:value="1811" calcext:value-type="float">
            <text:p>1811</text:p>
          </table:table-cell>
          <table:table-cell table:style-name="ce2" office:value-type="float" office:value="1000000001811" calcext:value-type="float">
            <text:p>10000000018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12" calcext:value-type="float">
            <text:p>17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11</text:p>
          </table:table-cell>
          <table:table-cell table:number-columns-repeated="250"/>
        </table:table-row>
        <table:table-row table:style-name="ro1">
          <table:table-cell table:style-name="ce2" office:value-type="float" office:value="1812" calcext:value-type="float">
            <text:p>1812</text:p>
          </table:table-cell>
          <table:table-cell table:style-name="ce2" office:value-type="float" office:value="1000000001812" calcext:value-type="float">
            <text:p>10000000018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13" calcext:value-type="float">
            <text:p>17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12</text:p>
          </table:table-cell>
          <table:table-cell table:number-columns-repeated="250"/>
        </table:table-row>
        <table:table-row table:style-name="ro1">
          <table:table-cell table:style-name="ce2" office:value-type="float" office:value="1813" calcext:value-type="float">
            <text:p>1813</text:p>
          </table:table-cell>
          <table:table-cell table:style-name="ce2" office:value-type="float" office:value="1000000001813" calcext:value-type="float">
            <text:p>10000000018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14" calcext:value-type="float">
            <text:p>17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13</text:p>
          </table:table-cell>
          <table:table-cell table:number-columns-repeated="250"/>
        </table:table-row>
        <table:table-row table:style-name="ro1">
          <table:table-cell table:style-name="ce2" office:value-type="float" office:value="1814" calcext:value-type="float">
            <text:p>1814</text:p>
          </table:table-cell>
          <table:table-cell table:style-name="ce2" office:value-type="float" office:value="1000000001814" calcext:value-type="float">
            <text:p>10000000018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15" calcext:value-type="float">
            <text:p>17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14</text:p>
          </table:table-cell>
          <table:table-cell table:number-columns-repeated="250"/>
        </table:table-row>
        <table:table-row table:style-name="ro1">
          <table:table-cell table:style-name="ce2" office:value-type="float" office:value="1815" calcext:value-type="float">
            <text:p>1815</text:p>
          </table:table-cell>
          <table:table-cell table:style-name="ce2" office:value-type="float" office:value="1000000001815" calcext:value-type="float">
            <text:p>10000000018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16" calcext:value-type="float">
            <text:p>17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15</text:p>
          </table:table-cell>
          <table:table-cell table:number-columns-repeated="250"/>
        </table:table-row>
        <table:table-row table:style-name="ro1">
          <table:table-cell table:style-name="ce2" office:value-type="float" office:value="1816" calcext:value-type="float">
            <text:p>1816</text:p>
          </table:table-cell>
          <table:table-cell table:style-name="ce2" office:value-type="float" office:value="1000000001816" calcext:value-type="float">
            <text:p>10000000018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17" calcext:value-type="float">
            <text:p>17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16</text:p>
          </table:table-cell>
          <table:table-cell table:number-columns-repeated="250"/>
        </table:table-row>
        <table:table-row table:style-name="ro1">
          <table:table-cell table:style-name="ce2" office:value-type="float" office:value="1817" calcext:value-type="float">
            <text:p>1817</text:p>
          </table:table-cell>
          <table:table-cell table:style-name="ce2" office:value-type="float" office:value="1000000001817" calcext:value-type="float">
            <text:p>10000000018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18" calcext:value-type="float">
            <text:p>17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17</text:p>
          </table:table-cell>
          <table:table-cell table:number-columns-repeated="250"/>
        </table:table-row>
        <table:table-row table:style-name="ro1">
          <table:table-cell table:style-name="ce2" office:value-type="float" office:value="1818" calcext:value-type="float">
            <text:p>1818</text:p>
          </table:table-cell>
          <table:table-cell table:style-name="ce2" office:value-type="float" office:value="1000000001818" calcext:value-type="float">
            <text:p>10000000018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19" calcext:value-type="float">
            <text:p>17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18</text:p>
          </table:table-cell>
          <table:table-cell table:number-columns-repeated="250"/>
        </table:table-row>
        <table:table-row table:style-name="ro1">
          <table:table-cell table:style-name="ce2" office:value-type="float" office:value="1819" calcext:value-type="float">
            <text:p>1819</text:p>
          </table:table-cell>
          <table:table-cell table:style-name="ce2" office:value-type="float" office:value="1000000001819" calcext:value-type="float">
            <text:p>10000000018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20" calcext:value-type="float">
            <text:p>17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19</text:p>
          </table:table-cell>
          <table:table-cell table:number-columns-repeated="250"/>
        </table:table-row>
        <table:table-row table:style-name="ro1">
          <table:table-cell table:style-name="ce2" office:value-type="float" office:value="1820" calcext:value-type="float">
            <text:p>1820</text:p>
          </table:table-cell>
          <table:table-cell table:style-name="ce2" office:value-type="float" office:value="1000000001820" calcext:value-type="float">
            <text:p>10000000018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21" calcext:value-type="float">
            <text:p>17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20</text:p>
          </table:table-cell>
          <table:table-cell table:number-columns-repeated="250"/>
        </table:table-row>
        <table:table-row table:style-name="ro1">
          <table:table-cell table:style-name="ce2" office:value-type="float" office:value="1821" calcext:value-type="float">
            <text:p>1821</text:p>
          </table:table-cell>
          <table:table-cell table:style-name="ce2" office:value-type="float" office:value="1000000001821" calcext:value-type="float">
            <text:p>10000000018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22" calcext:value-type="float">
            <text:p>17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21</text:p>
          </table:table-cell>
          <table:table-cell table:number-columns-repeated="250"/>
        </table:table-row>
        <table:table-row table:style-name="ro1">
          <table:table-cell table:style-name="ce2" office:value-type="float" office:value="1822" calcext:value-type="float">
            <text:p>1822</text:p>
          </table:table-cell>
          <table:table-cell table:style-name="ce2" office:value-type="float" office:value="1000000001822" calcext:value-type="float">
            <text:p>10000000018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23" calcext:value-type="float">
            <text:p>17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22</text:p>
          </table:table-cell>
          <table:table-cell table:number-columns-repeated="250"/>
        </table:table-row>
        <table:table-row table:style-name="ro1">
          <table:table-cell table:style-name="ce2" office:value-type="float" office:value="1823" calcext:value-type="float">
            <text:p>1823</text:p>
          </table:table-cell>
          <table:table-cell table:style-name="ce2" office:value-type="float" office:value="1000000001823" calcext:value-type="float">
            <text:p>10000000018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24" calcext:value-type="float">
            <text:p>17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23</text:p>
          </table:table-cell>
          <table:table-cell table:number-columns-repeated="250"/>
        </table:table-row>
        <table:table-row table:style-name="ro1">
          <table:table-cell table:style-name="ce2" office:value-type="float" office:value="1824" calcext:value-type="float">
            <text:p>1824</text:p>
          </table:table-cell>
          <table:table-cell table:style-name="ce2" office:value-type="float" office:value="1000000001824" calcext:value-type="float">
            <text:p>10000000018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25" calcext:value-type="float">
            <text:p>17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24</text:p>
          </table:table-cell>
          <table:table-cell table:number-columns-repeated="250"/>
        </table:table-row>
        <table:table-row table:style-name="ro1">
          <table:table-cell table:style-name="ce2" office:value-type="float" office:value="1825" calcext:value-type="float">
            <text:p>1825</text:p>
          </table:table-cell>
          <table:table-cell table:style-name="ce2" office:value-type="float" office:value="1000000001825" calcext:value-type="float">
            <text:p>10000000018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26" calcext:value-type="float">
            <text:p>17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25</text:p>
          </table:table-cell>
          <table:table-cell table:number-columns-repeated="250"/>
        </table:table-row>
        <table:table-row table:style-name="ro1">
          <table:table-cell table:style-name="ce2" office:value-type="float" office:value="1826" calcext:value-type="float">
            <text:p>1826</text:p>
          </table:table-cell>
          <table:table-cell table:style-name="ce2" office:value-type="float" office:value="1000000001826" calcext:value-type="float">
            <text:p>10000000018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27" calcext:value-type="float">
            <text:p>17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26</text:p>
          </table:table-cell>
          <table:table-cell table:number-columns-repeated="250"/>
        </table:table-row>
        <table:table-row table:style-name="ro1">
          <table:table-cell table:style-name="ce2" office:value-type="float" office:value="1827" calcext:value-type="float">
            <text:p>1827</text:p>
          </table:table-cell>
          <table:table-cell table:style-name="ce2" office:value-type="float" office:value="1000000001827" calcext:value-type="float">
            <text:p>10000000018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28" calcext:value-type="float">
            <text:p>17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27</text:p>
          </table:table-cell>
          <table:table-cell table:number-columns-repeated="250"/>
        </table:table-row>
        <table:table-row table:style-name="ro1">
          <table:table-cell table:style-name="ce2" office:value-type="float" office:value="1828" calcext:value-type="float">
            <text:p>1828</text:p>
          </table:table-cell>
          <table:table-cell table:style-name="ce2" office:value-type="float" office:value="1000000001828" calcext:value-type="float">
            <text:p>10000000018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29" calcext:value-type="float">
            <text:p>17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28</text:p>
          </table:table-cell>
          <table:table-cell table:number-columns-repeated="250"/>
        </table:table-row>
        <table:table-row table:style-name="ro1">
          <table:table-cell table:style-name="ce2" office:value-type="float" office:value="1829" calcext:value-type="float">
            <text:p>1829</text:p>
          </table:table-cell>
          <table:table-cell table:style-name="ce2" office:value-type="float" office:value="1000000001829" calcext:value-type="float">
            <text:p>10000000018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30" calcext:value-type="float">
            <text:p>17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29</text:p>
          </table:table-cell>
          <table:table-cell table:number-columns-repeated="250"/>
        </table:table-row>
        <table:table-row table:style-name="ro1">
          <table:table-cell table:style-name="ce2" office:value-type="float" office:value="1830" calcext:value-type="float">
            <text:p>1830</text:p>
          </table:table-cell>
          <table:table-cell table:style-name="ce2" office:value-type="float" office:value="1000000001830" calcext:value-type="float">
            <text:p>10000000018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31" calcext:value-type="float">
            <text:p>17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30</text:p>
          </table:table-cell>
          <table:table-cell table:number-columns-repeated="250"/>
        </table:table-row>
        <table:table-row table:style-name="ro1">
          <table:table-cell table:style-name="ce2" office:value-type="float" office:value="1831" calcext:value-type="float">
            <text:p>1831</text:p>
          </table:table-cell>
          <table:table-cell table:style-name="ce2" office:value-type="float" office:value="1000000001831" calcext:value-type="float">
            <text:p>10000000018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32" calcext:value-type="float">
            <text:p>17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31</text:p>
          </table:table-cell>
          <table:table-cell table:number-columns-repeated="250"/>
        </table:table-row>
        <table:table-row table:style-name="ro1">
          <table:table-cell table:style-name="ce2" office:value-type="float" office:value="1832" calcext:value-type="float">
            <text:p>1832</text:p>
          </table:table-cell>
          <table:table-cell table:style-name="ce2" office:value-type="float" office:value="1000000001832" calcext:value-type="float">
            <text:p>10000000018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33" calcext:value-type="float">
            <text:p>17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32</text:p>
          </table:table-cell>
          <table:table-cell table:number-columns-repeated="250"/>
        </table:table-row>
        <table:table-row table:style-name="ro1">
          <table:table-cell table:style-name="ce2" office:value-type="float" office:value="1833" calcext:value-type="float">
            <text:p>1833</text:p>
          </table:table-cell>
          <table:table-cell table:style-name="ce2" office:value-type="float" office:value="1000000001833" calcext:value-type="float">
            <text:p>10000000018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34" calcext:value-type="float">
            <text:p>17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33</text:p>
          </table:table-cell>
          <table:table-cell table:number-columns-repeated="250"/>
        </table:table-row>
        <table:table-row table:style-name="ro1">
          <table:table-cell table:style-name="ce2" office:value-type="float" office:value="1834" calcext:value-type="float">
            <text:p>1834</text:p>
          </table:table-cell>
          <table:table-cell table:style-name="ce2" office:value-type="float" office:value="1000000001834" calcext:value-type="float">
            <text:p>10000000018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35" calcext:value-type="float">
            <text:p>17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34</text:p>
          </table:table-cell>
          <table:table-cell table:number-columns-repeated="250"/>
        </table:table-row>
        <table:table-row table:style-name="ro1">
          <table:table-cell table:style-name="ce2" office:value-type="float" office:value="1835" calcext:value-type="float">
            <text:p>1835</text:p>
          </table:table-cell>
          <table:table-cell table:style-name="ce2" office:value-type="float" office:value="1000000001835" calcext:value-type="float">
            <text:p>10000000018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36" calcext:value-type="float">
            <text:p>17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35</text:p>
          </table:table-cell>
          <table:table-cell table:number-columns-repeated="250"/>
        </table:table-row>
        <table:table-row table:style-name="ro1">
          <table:table-cell table:style-name="ce2" office:value-type="float" office:value="1836" calcext:value-type="float">
            <text:p>1836</text:p>
          </table:table-cell>
          <table:table-cell table:style-name="ce2" office:value-type="float" office:value="1000000001836" calcext:value-type="float">
            <text:p>10000000018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37" calcext:value-type="float">
            <text:p>17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36</text:p>
          </table:table-cell>
          <table:table-cell table:number-columns-repeated="250"/>
        </table:table-row>
        <table:table-row table:style-name="ro1">
          <table:table-cell table:style-name="ce2" office:value-type="float" office:value="1837" calcext:value-type="float">
            <text:p>1837</text:p>
          </table:table-cell>
          <table:table-cell table:style-name="ce2" office:value-type="float" office:value="1000000001837" calcext:value-type="float">
            <text:p>10000000018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38" calcext:value-type="float">
            <text:p>17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37</text:p>
          </table:table-cell>
          <table:table-cell table:number-columns-repeated="250"/>
        </table:table-row>
        <table:table-row table:style-name="ro1">
          <table:table-cell table:style-name="ce2" office:value-type="float" office:value="1838" calcext:value-type="float">
            <text:p>1838</text:p>
          </table:table-cell>
          <table:table-cell table:style-name="ce2" office:value-type="float" office:value="1000000001838" calcext:value-type="float">
            <text:p>10000000018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39" calcext:value-type="float">
            <text:p>17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38</text:p>
          </table:table-cell>
          <table:table-cell table:number-columns-repeated="250"/>
        </table:table-row>
        <table:table-row table:style-name="ro1">
          <table:table-cell table:style-name="ce2" office:value-type="float" office:value="1839" calcext:value-type="float">
            <text:p>1839</text:p>
          </table:table-cell>
          <table:table-cell table:style-name="ce2" office:value-type="float" office:value="1000000001839" calcext:value-type="float">
            <text:p>10000000018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40" calcext:value-type="float">
            <text:p>17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39</text:p>
          </table:table-cell>
          <table:table-cell table:number-columns-repeated="250"/>
        </table:table-row>
        <table:table-row table:style-name="ro1">
          <table:table-cell table:style-name="ce2" office:value-type="float" office:value="1840" calcext:value-type="float">
            <text:p>1840</text:p>
          </table:table-cell>
          <table:table-cell table:style-name="ce2" office:value-type="float" office:value="1000000001840" calcext:value-type="float">
            <text:p>10000000018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41" calcext:value-type="float">
            <text:p>17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40</text:p>
          </table:table-cell>
          <table:table-cell table:number-columns-repeated="250"/>
        </table:table-row>
        <table:table-row table:style-name="ro1">
          <table:table-cell table:style-name="ce2" office:value-type="float" office:value="1841" calcext:value-type="float">
            <text:p>1841</text:p>
          </table:table-cell>
          <table:table-cell table:style-name="ce2" office:value-type="float" office:value="1000000001841" calcext:value-type="float">
            <text:p>10000000018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42" calcext:value-type="float">
            <text:p>17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41</text:p>
          </table:table-cell>
          <table:table-cell table:number-columns-repeated="250"/>
        </table:table-row>
        <table:table-row table:style-name="ro1">
          <table:table-cell table:style-name="ce2" office:value-type="float" office:value="1842" calcext:value-type="float">
            <text:p>1842</text:p>
          </table:table-cell>
          <table:table-cell table:style-name="ce2" office:value-type="float" office:value="1000000001842" calcext:value-type="float">
            <text:p>10000000018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43" calcext:value-type="float">
            <text:p>17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42</text:p>
          </table:table-cell>
          <table:table-cell table:number-columns-repeated="250"/>
        </table:table-row>
        <table:table-row table:style-name="ro1">
          <table:table-cell table:style-name="ce2" office:value-type="float" office:value="1843" calcext:value-type="float">
            <text:p>1843</text:p>
          </table:table-cell>
          <table:table-cell table:style-name="ce2" office:value-type="float" office:value="1000000001843" calcext:value-type="float">
            <text:p>10000000018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44" calcext:value-type="float">
            <text:p>17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43</text:p>
          </table:table-cell>
          <table:table-cell table:number-columns-repeated="250"/>
        </table:table-row>
        <table:table-row table:style-name="ro1">
          <table:table-cell table:style-name="ce2" office:value-type="float" office:value="1844" calcext:value-type="float">
            <text:p>1844</text:p>
          </table:table-cell>
          <table:table-cell table:style-name="ce2" office:value-type="float" office:value="1000000001844" calcext:value-type="float">
            <text:p>10000000018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45" calcext:value-type="float">
            <text:p>17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44</text:p>
          </table:table-cell>
          <table:table-cell table:number-columns-repeated="250"/>
        </table:table-row>
        <table:table-row table:style-name="ro1">
          <table:table-cell table:style-name="ce2" office:value-type="float" office:value="1845" calcext:value-type="float">
            <text:p>1845</text:p>
          </table:table-cell>
          <table:table-cell table:style-name="ce2" office:value-type="float" office:value="1000000001845" calcext:value-type="float">
            <text:p>10000000018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46" calcext:value-type="float">
            <text:p>17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45</text:p>
          </table:table-cell>
          <table:table-cell table:number-columns-repeated="250"/>
        </table:table-row>
        <table:table-row table:style-name="ro1">
          <table:table-cell table:style-name="ce2" office:value-type="float" office:value="1846" calcext:value-type="float">
            <text:p>1846</text:p>
          </table:table-cell>
          <table:table-cell table:style-name="ce2" office:value-type="float" office:value="1000000001846" calcext:value-type="float">
            <text:p>10000000018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47" calcext:value-type="float">
            <text:p>17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46</text:p>
          </table:table-cell>
          <table:table-cell table:number-columns-repeated="250"/>
        </table:table-row>
        <table:table-row table:style-name="ro1">
          <table:table-cell table:style-name="ce2" office:value-type="float" office:value="1847" calcext:value-type="float">
            <text:p>1847</text:p>
          </table:table-cell>
          <table:table-cell table:style-name="ce2" office:value-type="float" office:value="1000000001847" calcext:value-type="float">
            <text:p>10000000018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48" calcext:value-type="float">
            <text:p>17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47</text:p>
          </table:table-cell>
          <table:table-cell table:number-columns-repeated="250"/>
        </table:table-row>
        <table:table-row table:style-name="ro1">
          <table:table-cell table:style-name="ce2" office:value-type="float" office:value="1848" calcext:value-type="float">
            <text:p>1848</text:p>
          </table:table-cell>
          <table:table-cell table:style-name="ce2" office:value-type="float" office:value="1000000001848" calcext:value-type="float">
            <text:p>10000000018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49" calcext:value-type="float">
            <text:p>17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48</text:p>
          </table:table-cell>
          <table:table-cell table:number-columns-repeated="250"/>
        </table:table-row>
        <table:table-row table:style-name="ro1">
          <table:table-cell table:style-name="ce2" office:value-type="float" office:value="1849" calcext:value-type="float">
            <text:p>1849</text:p>
          </table:table-cell>
          <table:table-cell table:style-name="ce2" office:value-type="float" office:value="1000000001849" calcext:value-type="float">
            <text:p>10000000018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50" calcext:value-type="float">
            <text:p>17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49</text:p>
          </table:table-cell>
          <table:table-cell table:number-columns-repeated="250"/>
        </table:table-row>
        <table:table-row table:style-name="ro1"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1000000001850" calcext:value-type="float">
            <text:p>10000000018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51" calcext:value-type="float">
            <text:p>17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50</text:p>
          </table:table-cell>
          <table:table-cell table:number-columns-repeated="250"/>
        </table:table-row>
        <table:table-row table:style-name="ro1">
          <table:table-cell table:style-name="ce2" office:value-type="float" office:value="1851" calcext:value-type="float">
            <text:p>1851</text:p>
          </table:table-cell>
          <table:table-cell table:style-name="ce2" office:value-type="float" office:value="1000000001851" calcext:value-type="float">
            <text:p>10000000018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52" calcext:value-type="float">
            <text:p>17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51</text:p>
          </table:table-cell>
          <table:table-cell table:number-columns-repeated="250"/>
        </table:table-row>
        <table:table-row table:style-name="ro1">
          <table:table-cell table:style-name="ce2" office:value-type="float" office:value="1852" calcext:value-type="float">
            <text:p>1852</text:p>
          </table:table-cell>
          <table:table-cell table:style-name="ce2" office:value-type="float" office:value="1000000001852" calcext:value-type="float">
            <text:p>10000000018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53" calcext:value-type="float">
            <text:p>17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52</text:p>
          </table:table-cell>
          <table:table-cell table:number-columns-repeated="250"/>
        </table:table-row>
        <table:table-row table:style-name="ro1">
          <table:table-cell table:style-name="ce2" office:value-type="float" office:value="1853" calcext:value-type="float">
            <text:p>1853</text:p>
          </table:table-cell>
          <table:table-cell table:style-name="ce2" office:value-type="float" office:value="1000000001853" calcext:value-type="float">
            <text:p>10000000018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54" calcext:value-type="float">
            <text:p>17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53</text:p>
          </table:table-cell>
          <table:table-cell table:number-columns-repeated="250"/>
        </table:table-row>
        <table:table-row table:style-name="ro1">
          <table:table-cell table:style-name="ce2" office:value-type="float" office:value="1854" calcext:value-type="float">
            <text:p>1854</text:p>
          </table:table-cell>
          <table:table-cell table:style-name="ce2" office:value-type="float" office:value="1000000001854" calcext:value-type="float">
            <text:p>10000000018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55" calcext:value-type="float">
            <text:p>17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54</text:p>
          </table:table-cell>
          <table:table-cell table:number-columns-repeated="250"/>
        </table:table-row>
        <table:table-row table:style-name="ro1">
          <table:table-cell table:style-name="ce2" office:value-type="float" office:value="1855" calcext:value-type="float">
            <text:p>1855</text:p>
          </table:table-cell>
          <table:table-cell table:style-name="ce2" office:value-type="float" office:value="1000000001855" calcext:value-type="float">
            <text:p>10000000018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56" calcext:value-type="float">
            <text:p>17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55</text:p>
          </table:table-cell>
          <table:table-cell table:number-columns-repeated="250"/>
        </table:table-row>
        <table:table-row table:style-name="ro1">
          <table:table-cell table:style-name="ce2" office:value-type="float" office:value="1856" calcext:value-type="float">
            <text:p>1856</text:p>
          </table:table-cell>
          <table:table-cell table:style-name="ce2" office:value-type="float" office:value="1000000001856" calcext:value-type="float">
            <text:p>10000000018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57" calcext:value-type="float">
            <text:p>17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56</text:p>
          </table:table-cell>
          <table:table-cell table:number-columns-repeated="250"/>
        </table:table-row>
        <table:table-row table:style-name="ro1">
          <table:table-cell table:style-name="ce2" office:value-type="float" office:value="1857" calcext:value-type="float">
            <text:p>1857</text:p>
          </table:table-cell>
          <table:table-cell table:style-name="ce2" office:value-type="float" office:value="1000000001857" calcext:value-type="float">
            <text:p>10000000018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58" calcext:value-type="float">
            <text:p>17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57</text:p>
          </table:table-cell>
          <table:table-cell table:number-columns-repeated="250"/>
        </table:table-row>
        <table:table-row table:style-name="ro1">
          <table:table-cell table:style-name="ce2" office:value-type="float" office:value="1858" calcext:value-type="float">
            <text:p>1858</text:p>
          </table:table-cell>
          <table:table-cell table:style-name="ce2" office:value-type="float" office:value="1000000001858" calcext:value-type="float">
            <text:p>10000000018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59" calcext:value-type="float">
            <text:p>17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58</text:p>
          </table:table-cell>
          <table:table-cell table:number-columns-repeated="250"/>
        </table:table-row>
        <table:table-row table:style-name="ro1">
          <table:table-cell table:style-name="ce2" office:value-type="float" office:value="1859" calcext:value-type="float">
            <text:p>1859</text:p>
          </table:table-cell>
          <table:table-cell table:style-name="ce2" office:value-type="float" office:value="1000000001859" calcext:value-type="float">
            <text:p>10000000018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60" calcext:value-type="float">
            <text:p>17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59</text:p>
          </table:table-cell>
          <table:table-cell table:number-columns-repeated="250"/>
        </table:table-row>
        <table:table-row table:style-name="ro1"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1000000001860" calcext:value-type="float">
            <text:p>10000000018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61" calcext:value-type="float">
            <text:p>17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60</text:p>
          </table:table-cell>
          <table:table-cell table:number-columns-repeated="250"/>
        </table:table-row>
        <table:table-row table:style-name="ro1">
          <table:table-cell table:style-name="ce2" office:value-type="float" office:value="1861" calcext:value-type="float">
            <text:p>1861</text:p>
          </table:table-cell>
          <table:table-cell table:style-name="ce2" office:value-type="float" office:value="1000000001861" calcext:value-type="float">
            <text:p>10000000018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62" calcext:value-type="float">
            <text:p>17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61</text:p>
          </table:table-cell>
          <table:table-cell table:number-columns-repeated="250"/>
        </table:table-row>
        <table:table-row table:style-name="ro1">
          <table:table-cell table:style-name="ce2" office:value-type="float" office:value="1862" calcext:value-type="float">
            <text:p>1862</text:p>
          </table:table-cell>
          <table:table-cell table:style-name="ce2" office:value-type="float" office:value="1000000001862" calcext:value-type="float">
            <text:p>10000000018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63" calcext:value-type="float">
            <text:p>17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62</text:p>
          </table:table-cell>
          <table:table-cell table:number-columns-repeated="250"/>
        </table:table-row>
        <table:table-row table:style-name="ro1">
          <table:table-cell table:style-name="ce2" office:value-type="float" office:value="1863" calcext:value-type="float">
            <text:p>1863</text:p>
          </table:table-cell>
          <table:table-cell table:style-name="ce2" office:value-type="float" office:value="1000000001863" calcext:value-type="float">
            <text:p>10000000018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64" calcext:value-type="float">
            <text:p>17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63</text:p>
          </table:table-cell>
          <table:table-cell table:number-columns-repeated="250"/>
        </table:table-row>
        <table:table-row table:style-name="ro1">
          <table:table-cell table:style-name="ce2" office:value-type="float" office:value="1864" calcext:value-type="float">
            <text:p>1864</text:p>
          </table:table-cell>
          <table:table-cell table:style-name="ce2" office:value-type="float" office:value="1000000001864" calcext:value-type="float">
            <text:p>10000000018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65" calcext:value-type="float">
            <text:p>17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64</text:p>
          </table:table-cell>
          <table:table-cell table:number-columns-repeated="250"/>
        </table:table-row>
        <table:table-row table:style-name="ro1">
          <table:table-cell table:style-name="ce2" office:value-type="float" office:value="1865" calcext:value-type="float">
            <text:p>1865</text:p>
          </table:table-cell>
          <table:table-cell table:style-name="ce2" office:value-type="float" office:value="1000000001865" calcext:value-type="float">
            <text:p>10000000018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66" calcext:value-type="float">
            <text:p>17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65</text:p>
          </table:table-cell>
          <table:table-cell table:number-columns-repeated="250"/>
        </table:table-row>
        <table:table-row table:style-name="ro1">
          <table:table-cell table:style-name="ce2" office:value-type="float" office:value="1866" calcext:value-type="float">
            <text:p>1866</text:p>
          </table:table-cell>
          <table:table-cell table:style-name="ce2" office:value-type="float" office:value="1000000001866" calcext:value-type="float">
            <text:p>10000000018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67" calcext:value-type="float">
            <text:p>17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66</text:p>
          </table:table-cell>
          <table:table-cell table:number-columns-repeated="250"/>
        </table:table-row>
        <table:table-row table:style-name="ro1">
          <table:table-cell table:style-name="ce2" office:value-type="float" office:value="1867" calcext:value-type="float">
            <text:p>1867</text:p>
          </table:table-cell>
          <table:table-cell table:style-name="ce2" office:value-type="float" office:value="1000000001867" calcext:value-type="float">
            <text:p>10000000018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68" calcext:value-type="float">
            <text:p>17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67</text:p>
          </table:table-cell>
          <table:table-cell table:number-columns-repeated="250"/>
        </table:table-row>
        <table:table-row table:style-name="ro1">
          <table:table-cell table:style-name="ce2" office:value-type="float" office:value="1868" calcext:value-type="float">
            <text:p>1868</text:p>
          </table:table-cell>
          <table:table-cell table:style-name="ce2" office:value-type="float" office:value="1000000001868" calcext:value-type="float">
            <text:p>10000000018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69" calcext:value-type="float">
            <text:p>17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68</text:p>
          </table:table-cell>
          <table:table-cell table:number-columns-repeated="250"/>
        </table:table-row>
        <table:table-row table:style-name="ro1"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1000000001869" calcext:value-type="float">
            <text:p>10000000018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70" calcext:value-type="float">
            <text:p>17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69</text:p>
          </table:table-cell>
          <table:table-cell table:number-columns-repeated="250"/>
        </table:table-row>
        <table:table-row table:style-name="ro1"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1000000001870" calcext:value-type="float">
            <text:p>10000000018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71" calcext:value-type="float">
            <text:p>17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70</text:p>
          </table:table-cell>
          <table:table-cell table:number-columns-repeated="250"/>
        </table:table-row>
        <table:table-row table:style-name="ro1">
          <table:table-cell table:style-name="ce2" office:value-type="float" office:value="1871" calcext:value-type="float">
            <text:p>1871</text:p>
          </table:table-cell>
          <table:table-cell table:style-name="ce2" office:value-type="float" office:value="1000000001871" calcext:value-type="float">
            <text:p>10000000018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72" calcext:value-type="float">
            <text:p>17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71</text:p>
          </table:table-cell>
          <table:table-cell table:number-columns-repeated="250"/>
        </table:table-row>
        <table:table-row table:style-name="ro1">
          <table:table-cell table:style-name="ce2" office:value-type="float" office:value="1872" calcext:value-type="float">
            <text:p>1872</text:p>
          </table:table-cell>
          <table:table-cell table:style-name="ce2" office:value-type="float" office:value="1000000001872" calcext:value-type="float">
            <text:p>10000000018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73" calcext:value-type="float">
            <text:p>17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72</text:p>
          </table:table-cell>
          <table:table-cell table:number-columns-repeated="250"/>
        </table:table-row>
        <table:table-row table:style-name="ro1">
          <table:table-cell table:style-name="ce2" office:value-type="float" office:value="1873" calcext:value-type="float">
            <text:p>1873</text:p>
          </table:table-cell>
          <table:table-cell table:style-name="ce2" office:value-type="float" office:value="1000000001873" calcext:value-type="float">
            <text:p>10000000018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74" calcext:value-type="float">
            <text:p>17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73</text:p>
          </table:table-cell>
          <table:table-cell table:number-columns-repeated="250"/>
        </table:table-row>
        <table:table-row table:style-name="ro1">
          <table:table-cell table:style-name="ce2" office:value-type="float" office:value="1874" calcext:value-type="float">
            <text:p>1874</text:p>
          </table:table-cell>
          <table:table-cell table:style-name="ce2" office:value-type="float" office:value="1000000001874" calcext:value-type="float">
            <text:p>10000000018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75" calcext:value-type="float">
            <text:p>17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74</text:p>
          </table:table-cell>
          <table:table-cell table:number-columns-repeated="250"/>
        </table:table-row>
        <table:table-row table:style-name="ro1"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000000001875" calcext:value-type="float">
            <text:p>10000000018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76" calcext:value-type="float">
            <text:p>17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75</text:p>
          </table:table-cell>
          <table:table-cell table:number-columns-repeated="250"/>
        </table:table-row>
        <table:table-row table:style-name="ro1">
          <table:table-cell table:style-name="ce2" office:value-type="float" office:value="1876" calcext:value-type="float">
            <text:p>1876</text:p>
          </table:table-cell>
          <table:table-cell table:style-name="ce2" office:value-type="float" office:value="1000000001876" calcext:value-type="float">
            <text:p>10000000018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77" calcext:value-type="float">
            <text:p>17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76</text:p>
          </table:table-cell>
          <table:table-cell table:number-columns-repeated="250"/>
        </table:table-row>
        <table:table-row table:style-name="ro1"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1000000001877" calcext:value-type="float">
            <text:p>10000000018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78" calcext:value-type="float">
            <text:p>17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77</text:p>
          </table:table-cell>
          <table:table-cell table:number-columns-repeated="250"/>
        </table:table-row>
        <table:table-row table:style-name="ro1">
          <table:table-cell table:style-name="ce2" office:value-type="float" office:value="1878" calcext:value-type="float">
            <text:p>1878</text:p>
          </table:table-cell>
          <table:table-cell table:style-name="ce2" office:value-type="float" office:value="1000000001878" calcext:value-type="float">
            <text:p>10000000018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79" calcext:value-type="float">
            <text:p>17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78</text:p>
          </table:table-cell>
          <table:table-cell table:number-columns-repeated="250"/>
        </table:table-row>
        <table:table-row table:style-name="ro1"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1000000001879" calcext:value-type="float">
            <text:p>10000000018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80" calcext:value-type="float">
            <text:p>17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79</text:p>
          </table:table-cell>
          <table:table-cell table:number-columns-repeated="250"/>
        </table:table-row>
        <table:table-row table:style-name="ro1"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000000001880" calcext:value-type="float">
            <text:p>10000000018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81" calcext:value-type="float">
            <text:p>17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80</text:p>
          </table:table-cell>
          <table:table-cell table:number-columns-repeated="250"/>
        </table:table-row>
        <table:table-row table:style-name="ro1"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000000001881" calcext:value-type="float">
            <text:p>10000000018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82" calcext:value-type="float">
            <text:p>17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81</text:p>
          </table:table-cell>
          <table:table-cell table:number-columns-repeated="250"/>
        </table:table-row>
        <table:table-row table:style-name="ro1"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000000001882" calcext:value-type="float">
            <text:p>10000000018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83" calcext:value-type="float">
            <text:p>17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82</text:p>
          </table:table-cell>
          <table:table-cell table:number-columns-repeated="250"/>
        </table:table-row>
        <table:table-row table:style-name="ro1"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000000001883" calcext:value-type="float">
            <text:p>10000000018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84" calcext:value-type="float">
            <text:p>17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83</text:p>
          </table:table-cell>
          <table:table-cell table:number-columns-repeated="250"/>
        </table:table-row>
        <table:table-row table:style-name="ro1">
          <table:table-cell table:style-name="ce2" office:value-type="float" office:value="1884" calcext:value-type="float">
            <text:p>1884</text:p>
          </table:table-cell>
          <table:table-cell table:style-name="ce2" office:value-type="float" office:value="1000000001884" calcext:value-type="float">
            <text:p>10000000018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85" calcext:value-type="float">
            <text:p>17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84</text:p>
          </table:table-cell>
          <table:table-cell table:number-columns-repeated="250"/>
        </table:table-row>
        <table:table-row table:style-name="ro1"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1000000001885" calcext:value-type="float">
            <text:p>10000000018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86" calcext:value-type="float">
            <text:p>17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85</text:p>
          </table:table-cell>
          <table:table-cell table:number-columns-repeated="250"/>
        </table:table-row>
        <table:table-row table:style-name="ro1"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1000000001886" calcext:value-type="float">
            <text:p>10000000018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87" calcext:value-type="float">
            <text:p>17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86</text:p>
          </table:table-cell>
          <table:table-cell table:number-columns-repeated="250"/>
        </table:table-row>
        <table:table-row table:style-name="ro1"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1000000001887" calcext:value-type="float">
            <text:p>10000000018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88" calcext:value-type="float">
            <text:p>17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87</text:p>
          </table:table-cell>
          <table:table-cell table:number-columns-repeated="250"/>
        </table:table-row>
        <table:table-row table:style-name="ro1"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1000000001888" calcext:value-type="float">
            <text:p>10000000018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89" calcext:value-type="float">
            <text:p>17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88</text:p>
          </table:table-cell>
          <table:table-cell table:number-columns-repeated="250"/>
        </table:table-row>
        <table:table-row table:style-name="ro1">
          <table:table-cell table:style-name="ce2" office:value-type="float" office:value="1889" calcext:value-type="float">
            <text:p>1889</text:p>
          </table:table-cell>
          <table:table-cell table:style-name="ce2" office:value-type="float" office:value="1000000001889" calcext:value-type="float">
            <text:p>10000000018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90" calcext:value-type="float">
            <text:p>17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89</text:p>
          </table:table-cell>
          <table:table-cell table:number-columns-repeated="250"/>
        </table:table-row>
        <table:table-row table:style-name="ro1"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1000000001890" calcext:value-type="float">
            <text:p>10000000018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91" calcext:value-type="float">
            <text:p>17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90</text:p>
          </table:table-cell>
          <table:table-cell table:number-columns-repeated="250"/>
        </table:table-row>
        <table:table-row table:style-name="ro1">
          <table:table-cell table:style-name="ce2" office:value-type="float" office:value="1891" calcext:value-type="float">
            <text:p>1891</text:p>
          </table:table-cell>
          <table:table-cell table:style-name="ce2" office:value-type="float" office:value="1000000001891" calcext:value-type="float">
            <text:p>10000000018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92" calcext:value-type="float">
            <text:p>17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91</text:p>
          </table:table-cell>
          <table:table-cell table:number-columns-repeated="250"/>
        </table:table-row>
        <table:table-row table:style-name="ro1">
          <table:table-cell table:style-name="ce2" office:value-type="float" office:value="1892" calcext:value-type="float">
            <text:p>1892</text:p>
          </table:table-cell>
          <table:table-cell table:style-name="ce2" office:value-type="float" office:value="1000000001892" calcext:value-type="float">
            <text:p>10000000018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93" calcext:value-type="float">
            <text:p>17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92</text:p>
          </table:table-cell>
          <table:table-cell table:number-columns-repeated="250"/>
        </table:table-row>
        <table:table-row table:style-name="ro1">
          <table:table-cell table:style-name="ce2" office:value-type="float" office:value="1893" calcext:value-type="float">
            <text:p>1893</text:p>
          </table:table-cell>
          <table:table-cell table:style-name="ce2" office:value-type="float" office:value="1000000001893" calcext:value-type="float">
            <text:p>10000000018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94" calcext:value-type="float">
            <text:p>17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93</text:p>
          </table:table-cell>
          <table:table-cell table:number-columns-repeated="250"/>
        </table:table-row>
        <table:table-row table:style-name="ro1">
          <table:table-cell table:style-name="ce2" office:value-type="float" office:value="1894" calcext:value-type="float">
            <text:p>1894</text:p>
          </table:table-cell>
          <table:table-cell table:style-name="ce2" office:value-type="float" office:value="1000000001894" calcext:value-type="float">
            <text:p>10000000018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95" calcext:value-type="float">
            <text:p>17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94</text:p>
          </table:table-cell>
          <table:table-cell table:number-columns-repeated="250"/>
        </table:table-row>
        <table:table-row table:style-name="ro1">
          <table:table-cell table:style-name="ce2" office:value-type="float" office:value="1895" calcext:value-type="float">
            <text:p>1895</text:p>
          </table:table-cell>
          <table:table-cell table:style-name="ce2" office:value-type="float" office:value="1000000001895" calcext:value-type="float">
            <text:p>10000000018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96" calcext:value-type="float">
            <text:p>17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95</text:p>
          </table:table-cell>
          <table:table-cell table:number-columns-repeated="250"/>
        </table:table-row>
        <table:table-row table:style-name="ro1"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1000000001896" calcext:value-type="float">
            <text:p>10000000018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97" calcext:value-type="float">
            <text:p>17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96</text:p>
          </table:table-cell>
          <table:table-cell table:number-columns-repeated="250"/>
        </table:table-row>
        <table:table-row table:style-name="ro1">
          <table:table-cell table:style-name="ce2" office:value-type="float" office:value="1897" calcext:value-type="float">
            <text:p>1897</text:p>
          </table:table-cell>
          <table:table-cell table:style-name="ce2" office:value-type="float" office:value="1000000001897" calcext:value-type="float">
            <text:p>10000000018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98" calcext:value-type="float">
            <text:p>17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97</text:p>
          </table:table-cell>
          <table:table-cell table:number-columns-repeated="250"/>
        </table:table-row>
        <table:table-row table:style-name="ro1"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1000000001898" calcext:value-type="float">
            <text:p>10000000018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799" calcext:value-type="float">
            <text:p>17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98</text:p>
          </table:table-cell>
          <table:table-cell table:number-columns-repeated="250"/>
        </table:table-row>
        <table:table-row table:style-name="ro1"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000000001899" calcext:value-type="float">
            <text:p>10000000018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00" calcext:value-type="float">
            <text:p>18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799</text:p>
          </table:table-cell>
          <table:table-cell table:number-columns-repeated="250"/>
        </table:table-row>
        <table:table-row table:style-name="ro1"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000000001900" calcext:value-type="float">
            <text:p>10000000019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01" calcext:value-type="float">
            <text:p>18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00</text:p>
          </table:table-cell>
          <table:table-cell table:number-columns-repeated="250"/>
        </table:table-row>
        <table:table-row table:style-name="ro1"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000000001901" calcext:value-type="float">
            <text:p>10000000019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02" calcext:value-type="float">
            <text:p>18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01</text:p>
          </table:table-cell>
          <table:table-cell table:number-columns-repeated="250"/>
        </table:table-row>
        <table:table-row table:style-name="ro1"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000000001902" calcext:value-type="float">
            <text:p>10000000019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03" calcext:value-type="float">
            <text:p>18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02</text:p>
          </table:table-cell>
          <table:table-cell table:number-columns-repeated="250"/>
        </table:table-row>
        <table:table-row table:style-name="ro1"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000000001903" calcext:value-type="float">
            <text:p>10000000019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04" calcext:value-type="float">
            <text:p>18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03</text:p>
          </table:table-cell>
          <table:table-cell table:number-columns-repeated="250"/>
        </table:table-row>
        <table:table-row table:style-name="ro1"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000000001904" calcext:value-type="float">
            <text:p>10000000019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05" calcext:value-type="float">
            <text:p>18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04</text:p>
          </table:table-cell>
          <table:table-cell table:number-columns-repeated="250"/>
        </table:table-row>
        <table:table-row table:style-name="ro1"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000000001905" calcext:value-type="float">
            <text:p>10000000019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06" calcext:value-type="float">
            <text:p>18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05</text:p>
          </table:table-cell>
          <table:table-cell table:number-columns-repeated="250"/>
        </table:table-row>
        <table:table-row table:style-name="ro1"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000000001906" calcext:value-type="float">
            <text:p>10000000019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07" calcext:value-type="float">
            <text:p>18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06</text:p>
          </table:table-cell>
          <table:table-cell table:number-columns-repeated="250"/>
        </table:table-row>
        <table:table-row table:style-name="ro1"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000000001907" calcext:value-type="float">
            <text:p>10000000019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08" calcext:value-type="float">
            <text:p>18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07</text:p>
          </table:table-cell>
          <table:table-cell table:number-columns-repeated="250"/>
        </table:table-row>
        <table:table-row table:style-name="ro1"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000000001908" calcext:value-type="float">
            <text:p>10000000019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09" calcext:value-type="float">
            <text:p>18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08</text:p>
          </table:table-cell>
          <table:table-cell table:number-columns-repeated="250"/>
        </table:table-row>
        <table:table-row table:style-name="ro1"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000000001909" calcext:value-type="float">
            <text:p>10000000019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10" calcext:value-type="float">
            <text:p>18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09</text:p>
          </table:table-cell>
          <table:table-cell table:number-columns-repeated="250"/>
        </table:table-row>
        <table:table-row table:style-name="ro1"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000000001910" calcext:value-type="float">
            <text:p>10000000019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11" calcext:value-type="float">
            <text:p>18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10</text:p>
          </table:table-cell>
          <table:table-cell table:number-columns-repeated="250"/>
        </table:table-row>
        <table:table-row table:style-name="ro1"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000000001911" calcext:value-type="float">
            <text:p>10000000019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12" calcext:value-type="float">
            <text:p>18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11</text:p>
          </table:table-cell>
          <table:table-cell table:number-columns-repeated="250"/>
        </table:table-row>
        <table:table-row table:style-name="ro1"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000000001912" calcext:value-type="float">
            <text:p>10000000019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13" calcext:value-type="float">
            <text:p>18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12</text:p>
          </table:table-cell>
          <table:table-cell table:number-columns-repeated="250"/>
        </table:table-row>
        <table:table-row table:style-name="ro1"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000000001913" calcext:value-type="float">
            <text:p>10000000019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14" calcext:value-type="float">
            <text:p>18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13</text:p>
          </table:table-cell>
          <table:table-cell table:number-columns-repeated="250"/>
        </table:table-row>
        <table:table-row table:style-name="ro1"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000000001914" calcext:value-type="float">
            <text:p>10000000019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15" calcext:value-type="float">
            <text:p>18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14</text:p>
          </table:table-cell>
          <table:table-cell table:number-columns-repeated="250"/>
        </table:table-row>
        <table:table-row table:style-name="ro1"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000000001915" calcext:value-type="float">
            <text:p>10000000019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16" calcext:value-type="float">
            <text:p>18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15</text:p>
          </table:table-cell>
          <table:table-cell table:number-columns-repeated="250"/>
        </table:table-row>
        <table:table-row table:style-name="ro1"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000000001916" calcext:value-type="float">
            <text:p>10000000019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17" calcext:value-type="float">
            <text:p>18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16</text:p>
          </table:table-cell>
          <table:table-cell table:number-columns-repeated="250"/>
        </table:table-row>
        <table:table-row table:style-name="ro1"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000000001917" calcext:value-type="float">
            <text:p>10000000019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18" calcext:value-type="float">
            <text:p>18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17</text:p>
          </table:table-cell>
          <table:table-cell table:number-columns-repeated="250"/>
        </table:table-row>
        <table:table-row table:style-name="ro1"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000000001918" calcext:value-type="float">
            <text:p>10000000019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19" calcext:value-type="float">
            <text:p>18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18</text:p>
          </table:table-cell>
          <table:table-cell table:number-columns-repeated="250"/>
        </table:table-row>
        <table:table-row table:style-name="ro1"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000000001919" calcext:value-type="float">
            <text:p>10000000019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20" calcext:value-type="float">
            <text:p>18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19</text:p>
          </table:table-cell>
          <table:table-cell table:number-columns-repeated="250"/>
        </table:table-row>
        <table:table-row table:style-name="ro1"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00000001920" calcext:value-type="float">
            <text:p>10000000019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21" calcext:value-type="float">
            <text:p>18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20</text:p>
          </table:table-cell>
          <table:table-cell table:number-columns-repeated="250"/>
        </table:table-row>
        <table:table-row table:style-name="ro1"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000000001921" calcext:value-type="float">
            <text:p>10000000019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22" calcext:value-type="float">
            <text:p>18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21</text:p>
          </table:table-cell>
          <table:table-cell table:number-columns-repeated="250"/>
        </table:table-row>
        <table:table-row table:style-name="ro1"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000000001922" calcext:value-type="float">
            <text:p>10000000019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23" calcext:value-type="float">
            <text:p>18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22</text:p>
          </table:table-cell>
          <table:table-cell table:number-columns-repeated="250"/>
        </table:table-row>
        <table:table-row table:style-name="ro1"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000000001923" calcext:value-type="float">
            <text:p>10000000019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24" calcext:value-type="float">
            <text:p>18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23</text:p>
          </table:table-cell>
          <table:table-cell table:number-columns-repeated="250"/>
        </table:table-row>
        <table:table-row table:style-name="ro1"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000000001924" calcext:value-type="float">
            <text:p>10000000019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25" calcext:value-type="float">
            <text:p>18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24</text:p>
          </table:table-cell>
          <table:table-cell table:number-columns-repeated="250"/>
        </table:table-row>
        <table:table-row table:style-name="ro1"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000000001925" calcext:value-type="float">
            <text:p>10000000019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26" calcext:value-type="float">
            <text:p>18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25</text:p>
          </table:table-cell>
          <table:table-cell table:number-columns-repeated="250"/>
        </table:table-row>
        <table:table-row table:style-name="ro1"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000000001926" calcext:value-type="float">
            <text:p>10000000019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27" calcext:value-type="float">
            <text:p>18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26</text:p>
          </table:table-cell>
          <table:table-cell table:number-columns-repeated="250"/>
        </table:table-row>
        <table:table-row table:style-name="ro1"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000000001927" calcext:value-type="float">
            <text:p>10000000019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28" calcext:value-type="float">
            <text:p>18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27</text:p>
          </table:table-cell>
          <table:table-cell table:number-columns-repeated="250"/>
        </table:table-row>
        <table:table-row table:style-name="ro1"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000000001928" calcext:value-type="float">
            <text:p>10000000019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29" calcext:value-type="float">
            <text:p>18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28</text:p>
          </table:table-cell>
          <table:table-cell table:number-columns-repeated="250"/>
        </table:table-row>
        <table:table-row table:style-name="ro1"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000000001929" calcext:value-type="float">
            <text:p>10000000019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30" calcext:value-type="float">
            <text:p>18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29</text:p>
          </table:table-cell>
          <table:table-cell table:number-columns-repeated="250"/>
        </table:table-row>
        <table:table-row table:style-name="ro1"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000000001930" calcext:value-type="float">
            <text:p>10000000019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31" calcext:value-type="float">
            <text:p>18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30</text:p>
          </table:table-cell>
          <table:table-cell table:number-columns-repeated="250"/>
        </table:table-row>
        <table:table-row table:style-name="ro1"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000000001931" calcext:value-type="float">
            <text:p>10000000019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32" calcext:value-type="float">
            <text:p>18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31</text:p>
          </table:table-cell>
          <table:table-cell table:number-columns-repeated="250"/>
        </table:table-row>
        <table:table-row table:style-name="ro1"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000000001932" calcext:value-type="float">
            <text:p>10000000019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33" calcext:value-type="float">
            <text:p>18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32</text:p>
          </table:table-cell>
          <table:table-cell table:number-columns-repeated="250"/>
        </table:table-row>
        <table:table-row table:style-name="ro1"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000000001933" calcext:value-type="float">
            <text:p>10000000019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34" calcext:value-type="float">
            <text:p>18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33</text:p>
          </table:table-cell>
          <table:table-cell table:number-columns-repeated="250"/>
        </table:table-row>
        <table:table-row table:style-name="ro1"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000000001934" calcext:value-type="float">
            <text:p>10000000019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35" calcext:value-type="float">
            <text:p>18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34</text:p>
          </table:table-cell>
          <table:table-cell table:number-columns-repeated="250"/>
        </table:table-row>
        <table:table-row table:style-name="ro1"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000000001935" calcext:value-type="float">
            <text:p>10000000019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36" calcext:value-type="float">
            <text:p>18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35</text:p>
          </table:table-cell>
          <table:table-cell table:number-columns-repeated="250"/>
        </table:table-row>
        <table:table-row table:style-name="ro1"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000000001936" calcext:value-type="float">
            <text:p>10000000019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37" calcext:value-type="float">
            <text:p>18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36</text:p>
          </table:table-cell>
          <table:table-cell table:number-columns-repeated="250"/>
        </table:table-row>
        <table:table-row table:style-name="ro1"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000000001937" calcext:value-type="float">
            <text:p>10000000019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38" calcext:value-type="float">
            <text:p>18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37</text:p>
          </table:table-cell>
          <table:table-cell table:number-columns-repeated="250"/>
        </table:table-row>
        <table:table-row table:style-name="ro1"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000000001938" calcext:value-type="float">
            <text:p>10000000019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39" calcext:value-type="float">
            <text:p>18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38</text:p>
          </table:table-cell>
          <table:table-cell table:number-columns-repeated="250"/>
        </table:table-row>
        <table:table-row table:style-name="ro1"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000000001939" calcext:value-type="float">
            <text:p>10000000019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40" calcext:value-type="float">
            <text:p>18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39</text:p>
          </table:table-cell>
          <table:table-cell table:number-columns-repeated="250"/>
        </table:table-row>
        <table:table-row table:style-name="ro1"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000000001940" calcext:value-type="float">
            <text:p>10000000019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41" calcext:value-type="float">
            <text:p>18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40</text:p>
          </table:table-cell>
          <table:table-cell table:number-columns-repeated="250"/>
        </table:table-row>
        <table:table-row table:style-name="ro1"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000000001941" calcext:value-type="float">
            <text:p>10000000019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42" calcext:value-type="float">
            <text:p>18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41</text:p>
          </table:table-cell>
          <table:table-cell table:number-columns-repeated="250"/>
        </table:table-row>
        <table:table-row table:style-name="ro1"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000000001942" calcext:value-type="float">
            <text:p>10000000019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43" calcext:value-type="float">
            <text:p>18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42</text:p>
          </table:table-cell>
          <table:table-cell table:number-columns-repeated="250"/>
        </table:table-row>
        <table:table-row table:style-name="ro1"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1000000001943" calcext:value-type="float">
            <text:p>10000000019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44" calcext:value-type="float">
            <text:p>18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43</text:p>
          </table:table-cell>
          <table:table-cell table:number-columns-repeated="250"/>
        </table:table-row>
        <table:table-row table:style-name="ro1"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1000000001944" calcext:value-type="float">
            <text:p>10000000019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45" calcext:value-type="float">
            <text:p>18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44</text:p>
          </table:table-cell>
          <table:table-cell table:number-columns-repeated="250"/>
        </table:table-row>
        <table:table-row table:style-name="ro1"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000000001945" calcext:value-type="float">
            <text:p>10000000019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46" calcext:value-type="float">
            <text:p>18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45</text:p>
          </table:table-cell>
          <table:table-cell table:number-columns-repeated="250"/>
        </table:table-row>
        <table:table-row table:style-name="ro1">
          <table:table-cell table:style-name="ce2" office:value-type="float" office:value="1946" calcext:value-type="float">
            <text:p>1946</text:p>
          </table:table-cell>
          <table:table-cell table:style-name="ce2" office:value-type="float" office:value="1000000001946" calcext:value-type="float">
            <text:p>10000000019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47" calcext:value-type="float">
            <text:p>18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46</text:p>
          </table:table-cell>
          <table:table-cell table:number-columns-repeated="250"/>
        </table:table-row>
        <table:table-row table:style-name="ro1"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000000001947" calcext:value-type="float">
            <text:p>10000000019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48" calcext:value-type="float">
            <text:p>18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47</text:p>
          </table:table-cell>
          <table:table-cell table:number-columns-repeated="250"/>
        </table:table-row>
        <table:table-row table:style-name="ro1"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000000001948" calcext:value-type="float">
            <text:p>10000000019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49" calcext:value-type="float">
            <text:p>18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48</text:p>
          </table:table-cell>
          <table:table-cell table:number-columns-repeated="250"/>
        </table:table-row>
        <table:table-row table:style-name="ro1"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000000001949" calcext:value-type="float">
            <text:p>10000000019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50" calcext:value-type="float">
            <text:p>18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49</text:p>
          </table:table-cell>
          <table:table-cell table:number-columns-repeated="250"/>
        </table:table-row>
        <table:table-row table:style-name="ro1"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00000001950" calcext:value-type="float">
            <text:p>10000000019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51" calcext:value-type="float">
            <text:p>18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50</text:p>
          </table:table-cell>
          <table:table-cell table:number-columns-repeated="250"/>
        </table:table-row>
        <table:table-row table:style-name="ro1"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000000001951" calcext:value-type="float">
            <text:p>10000000019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52" calcext:value-type="float">
            <text:p>18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51</text:p>
          </table:table-cell>
          <table:table-cell table:number-columns-repeated="250"/>
        </table:table-row>
        <table:table-row table:style-name="ro1"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000000001952" calcext:value-type="float">
            <text:p>10000000019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53" calcext:value-type="float">
            <text:p>18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52</text:p>
          </table:table-cell>
          <table:table-cell table:number-columns-repeated="250"/>
        </table:table-row>
        <table:table-row table:style-name="ro1"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000000001953" calcext:value-type="float">
            <text:p>10000000019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54" calcext:value-type="float">
            <text:p>18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53</text:p>
          </table:table-cell>
          <table:table-cell table:number-columns-repeated="250"/>
        </table:table-row>
        <table:table-row table:style-name="ro1"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000000001954" calcext:value-type="float">
            <text:p>10000000019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55" calcext:value-type="float">
            <text:p>18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54</text:p>
          </table:table-cell>
          <table:table-cell table:number-columns-repeated="250"/>
        </table:table-row>
        <table:table-row table:style-name="ro1"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000000001955" calcext:value-type="float">
            <text:p>10000000019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56" calcext:value-type="float">
            <text:p>18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55</text:p>
          </table:table-cell>
          <table:table-cell table:number-columns-repeated="250"/>
        </table:table-row>
        <table:table-row table:style-name="ro1"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000000001956" calcext:value-type="float">
            <text:p>10000000019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57" calcext:value-type="float">
            <text:p>18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56</text:p>
          </table:table-cell>
          <table:table-cell table:number-columns-repeated="250"/>
        </table:table-row>
        <table:table-row table:style-name="ro1"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000000001957" calcext:value-type="float">
            <text:p>10000000019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58" calcext:value-type="float">
            <text:p>18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57</text:p>
          </table:table-cell>
          <table:table-cell table:number-columns-repeated="250"/>
        </table:table-row>
        <table:table-row table:style-name="ro1"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000000001958" calcext:value-type="float">
            <text:p>10000000019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59" calcext:value-type="float">
            <text:p>18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58</text:p>
          </table:table-cell>
          <table:table-cell table:number-columns-repeated="250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2" office:value-type="float" office:value="1000000001959" calcext:value-type="float">
            <text:p>10000000019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60" calcext:value-type="float">
            <text:p>18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59</text:p>
          </table:table-cell>
          <table:table-cell table:number-columns-repeated="250"/>
        </table:table-row>
        <table:table-row table:style-name="ro1"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000000001960" calcext:value-type="float">
            <text:p>10000000019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61" calcext:value-type="float">
            <text:p>18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60</text:p>
          </table:table-cell>
          <table:table-cell table:number-columns-repeated="250"/>
        </table:table-row>
        <table:table-row table:style-name="ro1"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000000001961" calcext:value-type="float">
            <text:p>10000000019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62" calcext:value-type="float">
            <text:p>18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61</text:p>
          </table:table-cell>
          <table:table-cell table:number-columns-repeated="250"/>
        </table:table-row>
        <table:table-row table:style-name="ro1"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000000001962" calcext:value-type="float">
            <text:p>10000000019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63" calcext:value-type="float">
            <text:p>18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62</text:p>
          </table:table-cell>
          <table:table-cell table:number-columns-repeated="250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000000001963" calcext:value-type="float">
            <text:p>10000000019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64" calcext:value-type="float">
            <text:p>18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63</text:p>
          </table:table-cell>
          <table:table-cell table:number-columns-repeated="250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000000001964" calcext:value-type="float">
            <text:p>10000000019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65" calcext:value-type="float">
            <text:p>18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64</text:p>
          </table:table-cell>
          <table:table-cell table:number-columns-repeated="250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000000001965" calcext:value-type="float">
            <text:p>10000000019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66" calcext:value-type="float">
            <text:p>18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65</text:p>
          </table:table-cell>
          <table:table-cell table:number-columns-repeated="250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000000001966" calcext:value-type="float">
            <text:p>10000000019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67" calcext:value-type="float">
            <text:p>18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66</text:p>
          </table:table-cell>
          <table:table-cell table:number-columns-repeated="250"/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000000001967" calcext:value-type="float">
            <text:p>10000000019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68" calcext:value-type="float">
            <text:p>18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67</text:p>
          </table:table-cell>
          <table:table-cell table:number-columns-repeated="250"/>
        </table:table-row>
        <table:table-row table:style-name="ro1"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000000001968" calcext:value-type="float">
            <text:p>10000000019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69" calcext:value-type="float">
            <text:p>18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68</text:p>
          </table:table-cell>
          <table:table-cell table:number-columns-repeated="250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1000000001969" calcext:value-type="float">
            <text:p>10000000019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70" calcext:value-type="float">
            <text:p>18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69</text:p>
          </table:table-cell>
          <table:table-cell table:number-columns-repeated="250"/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000000001970" calcext:value-type="float">
            <text:p>10000000019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71" calcext:value-type="float">
            <text:p>18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70</text:p>
          </table:table-cell>
          <table:table-cell table:number-columns-repeated="250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2" office:value-type="float" office:value="1000000001971" calcext:value-type="float">
            <text:p>10000000019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72" calcext:value-type="float">
            <text:p>18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71</text:p>
          </table:table-cell>
          <table:table-cell table:number-columns-repeated="250"/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1000000001972" calcext:value-type="float">
            <text:p>10000000019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73" calcext:value-type="float">
            <text:p>18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72</text:p>
          </table:table-cell>
          <table:table-cell table:number-columns-repeated="250"/>
        </table:table-row>
        <table:table-row table:style-name="ro1">
          <table:table-cell table:style-name="ce2" office:value-type="float" office:value="1973" calcext:value-type="float">
            <text:p>1973</text:p>
          </table:table-cell>
          <table:table-cell table:style-name="ce2" office:value-type="float" office:value="1000000001973" calcext:value-type="float">
            <text:p>10000000019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74" calcext:value-type="float">
            <text:p>18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73</text:p>
          </table:table-cell>
          <table:table-cell table:number-columns-repeated="250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 table:style-name="ce2" office:value-type="float" office:value="1000000001974" calcext:value-type="float">
            <text:p>10000000019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75" calcext:value-type="float">
            <text:p>18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74</text:p>
          </table:table-cell>
          <table:table-cell table:number-columns-repeated="250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2" office:value-type="float" office:value="1000000001975" calcext:value-type="float">
            <text:p>10000000019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76" calcext:value-type="float">
            <text:p>18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75</text:p>
          </table:table-cell>
          <table:table-cell table:number-columns-repeated="250"/>
        </table:table-row>
        <table:table-row table:style-name="ro1">
          <table:table-cell table:style-name="ce2" office:value-type="float" office:value="1976" calcext:value-type="float">
            <text:p>1976</text:p>
          </table:table-cell>
          <table:table-cell table:style-name="ce2" office:value-type="float" office:value="1000000001976" calcext:value-type="float">
            <text:p>10000000019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77" calcext:value-type="float">
            <text:p>18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76</text:p>
          </table:table-cell>
          <table:table-cell table:number-columns-repeated="250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1000000001977" calcext:value-type="float">
            <text:p>10000000019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78" calcext:value-type="float">
            <text:p>18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77</text:p>
          </table:table-cell>
          <table:table-cell table:number-columns-repeated="250"/>
        </table:table-row>
        <table:table-row table:style-name="ro1">
          <table:table-cell table:style-name="ce2" office:value-type="float" office:value="1978" calcext:value-type="float">
            <text:p>1978</text:p>
          </table:table-cell>
          <table:table-cell table:style-name="ce2" office:value-type="float" office:value="1000000001978" calcext:value-type="float">
            <text:p>10000000019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79" calcext:value-type="float">
            <text:p>18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78</text:p>
          </table:table-cell>
          <table:table-cell table:number-columns-repeated="250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 office:value-type="float" office:value="1000000001979" calcext:value-type="float">
            <text:p>10000000019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80" calcext:value-type="float">
            <text:p>18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79</text:p>
          </table:table-cell>
          <table:table-cell table:number-columns-repeated="250"/>
        </table:table-row>
        <table:table-row table:style-name="ro1"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000000001980" calcext:value-type="float">
            <text:p>10000000019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81" calcext:value-type="float">
            <text:p>18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80</text:p>
          </table:table-cell>
          <table:table-cell table:number-columns-repeated="250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000000001981" calcext:value-type="float">
            <text:p>10000000019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82" calcext:value-type="float">
            <text:p>18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81</text:p>
          </table:table-cell>
          <table:table-cell table:number-columns-repeated="250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1000000001982" calcext:value-type="float">
            <text:p>10000000019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83" calcext:value-type="float">
            <text:p>18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82</text:p>
          </table:table-cell>
          <table:table-cell table:number-columns-repeated="250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1000000001983" calcext:value-type="float">
            <text:p>10000000019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84" calcext:value-type="float">
            <text:p>18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83</text:p>
          </table:table-cell>
          <table:table-cell table:number-columns-repeated="250"/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000000001984" calcext:value-type="float">
            <text:p>10000000019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85" calcext:value-type="float">
            <text:p>18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84</text:p>
          </table:table-cell>
          <table:table-cell table:number-columns-repeated="250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000000001985" calcext:value-type="float">
            <text:p>10000000019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86" calcext:value-type="float">
            <text:p>18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85</text:p>
          </table:table-cell>
          <table:table-cell table:number-columns-repeated="250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1000000001986" calcext:value-type="float">
            <text:p>10000000019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87" calcext:value-type="float">
            <text:p>18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86</text:p>
          </table:table-cell>
          <table:table-cell table:number-columns-repeated="250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000000001987" calcext:value-type="float">
            <text:p>10000000019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88" calcext:value-type="float">
            <text:p>18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87</text:p>
          </table:table-cell>
          <table:table-cell table:number-columns-repeated="250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000000001988" calcext:value-type="float">
            <text:p>10000000019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89" calcext:value-type="float">
            <text:p>18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88</text:p>
          </table:table-cell>
          <table:table-cell table:number-columns-repeated="250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000000001989" calcext:value-type="float">
            <text:p>10000000019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90" calcext:value-type="float">
            <text:p>18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89</text:p>
          </table:table-cell>
          <table:table-cell table:number-columns-repeated="250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000000001990" calcext:value-type="float">
            <text:p>10000000019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91" calcext:value-type="float">
            <text:p>18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90</text:p>
          </table:table-cell>
          <table:table-cell table:number-columns-repeated="250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000000001991" calcext:value-type="float">
            <text:p>10000000019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92" calcext:value-type="float">
            <text:p>18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91</text:p>
          </table:table-cell>
          <table:table-cell table:number-columns-repeated="250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1000000001992" calcext:value-type="float">
            <text:p>10000000019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93" calcext:value-type="float">
            <text:p>18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92</text:p>
          </table:table-cell>
          <table:table-cell table:number-columns-repeated="250"/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000000001993" calcext:value-type="float">
            <text:p>10000000019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94" calcext:value-type="float">
            <text:p>18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93</text:p>
          </table:table-cell>
          <table:table-cell table:number-columns-repeated="250"/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000000001994" calcext:value-type="float">
            <text:p>10000000019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95" calcext:value-type="float">
            <text:p>18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94</text:p>
          </table:table-cell>
          <table:table-cell table:number-columns-repeated="250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000000001995" calcext:value-type="float">
            <text:p>10000000019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96" calcext:value-type="float">
            <text:p>18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95</text:p>
          </table:table-cell>
          <table:table-cell table:number-columns-repeated="250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000000001996" calcext:value-type="float">
            <text:p>10000000019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97" calcext:value-type="float">
            <text:p>18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96</text:p>
          </table:table-cell>
          <table:table-cell table:number-columns-repeated="250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000000001997" calcext:value-type="float">
            <text:p>10000000019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98" calcext:value-type="float">
            <text:p>18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97</text:p>
          </table:table-cell>
          <table:table-cell table:number-columns-repeated="250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000000001998" calcext:value-type="float">
            <text:p>10000000019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899" calcext:value-type="float">
            <text:p>18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98</text:p>
          </table:table-cell>
          <table:table-cell table:number-columns-repeated="250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1000000001999" calcext:value-type="float">
            <text:p>10000000019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00" calcext:value-type="float">
            <text:p>19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899</text:p>
          </table:table-cell>
          <table:table-cell table:number-columns-repeated="250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000002000" calcext:value-type="float">
            <text:p>10000000020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01" calcext:value-type="float">
            <text:p>19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00</text:p>
          </table:table-cell>
          <table:table-cell table:number-columns-repeated="250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000000002001" calcext:value-type="float">
            <text:p>10000000020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02" calcext:value-type="float">
            <text:p>19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01</text:p>
          </table:table-cell>
          <table:table-cell table:number-columns-repeated="250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000000002002" calcext:value-type="float">
            <text:p>10000000020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03" calcext:value-type="float">
            <text:p>19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02</text:p>
          </table:table-cell>
          <table:table-cell table:number-columns-repeated="250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000000002003" calcext:value-type="float">
            <text:p>10000000020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04" calcext:value-type="float">
            <text:p>19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03</text:p>
          </table:table-cell>
          <table:table-cell table:number-columns-repeated="250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000000002004" calcext:value-type="float">
            <text:p>10000000020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05" calcext:value-type="float">
            <text:p>19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04</text:p>
          </table:table-cell>
          <table:table-cell table:number-columns-repeated="250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000000002005" calcext:value-type="float">
            <text:p>10000000020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06" calcext:value-type="float">
            <text:p>19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05</text:p>
          </table:table-cell>
          <table:table-cell table:number-columns-repeated="250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000000002006" calcext:value-type="float">
            <text:p>10000000020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07" calcext:value-type="float">
            <text:p>19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06</text:p>
          </table:table-cell>
          <table:table-cell table:number-columns-repeated="250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000000002007" calcext:value-type="float">
            <text:p>10000000020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08" calcext:value-type="float">
            <text:p>19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07</text:p>
          </table:table-cell>
          <table:table-cell table:number-columns-repeated="250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000000002008" calcext:value-type="float">
            <text:p>10000000020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09" calcext:value-type="float">
            <text:p>19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08</text:p>
          </table:table-cell>
          <table:table-cell table:number-columns-repeated="250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000000002009" calcext:value-type="float">
            <text:p>10000000020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10" calcext:value-type="float">
            <text:p>19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09</text:p>
          </table:table-cell>
          <table:table-cell table:number-columns-repeated="250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000000002010" calcext:value-type="float">
            <text:p>10000000020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11" calcext:value-type="float">
            <text:p>19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10</text:p>
          </table:table-cell>
          <table:table-cell table:number-columns-repeated="250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000000002011" calcext:value-type="float">
            <text:p>10000000020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12" calcext:value-type="float">
            <text:p>19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11</text:p>
          </table:table-cell>
          <table:table-cell table:number-columns-repeated="250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00000002012" calcext:value-type="float">
            <text:p>10000000020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13" calcext:value-type="float">
            <text:p>19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12</text:p>
          </table:table-cell>
          <table:table-cell table:number-columns-repeated="250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00000002013" calcext:value-type="float">
            <text:p>10000000020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14" calcext:value-type="float">
            <text:p>19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13</text:p>
          </table:table-cell>
          <table:table-cell table:number-columns-repeated="250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00000002014" calcext:value-type="float">
            <text:p>10000000020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15" calcext:value-type="float">
            <text:p>19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14</text:p>
          </table:table-cell>
          <table:table-cell table:number-columns-repeated="250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00000002015" calcext:value-type="float">
            <text:p>10000000020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16" calcext:value-type="float">
            <text:p>19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15</text:p>
          </table:table-cell>
          <table:table-cell table:number-columns-repeated="250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00000002016" calcext:value-type="float">
            <text:p>10000000020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17" calcext:value-type="float">
            <text:p>19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16</text:p>
          </table:table-cell>
          <table:table-cell table:number-columns-repeated="250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00000002017" calcext:value-type="float">
            <text:p>10000000020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18" calcext:value-type="float">
            <text:p>19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17</text:p>
          </table:table-cell>
          <table:table-cell table:number-columns-repeated="25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00000002018" calcext:value-type="float">
            <text:p>10000000020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19" calcext:value-type="float">
            <text:p>19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18</text:p>
          </table:table-cell>
          <table:table-cell table:number-columns-repeated="25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00000002019" calcext:value-type="float">
            <text:p>10000000020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20" calcext:value-type="float">
            <text:p>19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19</text:p>
          </table:table-cell>
          <table:table-cell table:number-columns-repeated="250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00000002020" calcext:value-type="float">
            <text:p>10000000020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21" calcext:value-type="float">
            <text:p>19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20</text:p>
          </table:table-cell>
          <table:table-cell table:number-columns-repeated="250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000000002021" calcext:value-type="float">
            <text:p>10000000020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22" calcext:value-type="float">
            <text:p>19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21</text:p>
          </table:table-cell>
          <table:table-cell table:number-columns-repeated="250"/>
        </table:table-row>
        <table:table-row table:style-name="ro1"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000000002022" calcext:value-type="float">
            <text:p>10000000020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23" calcext:value-type="float">
            <text:p>19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22</text:p>
          </table:table-cell>
          <table:table-cell table:number-columns-repeated="250"/>
        </table:table-row>
        <table:table-row table:style-name="ro1"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000000002023" calcext:value-type="float">
            <text:p>10000000020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24" calcext:value-type="float">
            <text:p>19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23</text:p>
          </table:table-cell>
          <table:table-cell table:number-columns-repeated="250"/>
        </table:table-row>
        <table:table-row table:style-name="ro1"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000000002024" calcext:value-type="float">
            <text:p>10000000020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25" calcext:value-type="float">
            <text:p>19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24</text:p>
          </table:table-cell>
          <table:table-cell table:number-columns-repeated="250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1000000002025" calcext:value-type="float">
            <text:p>10000000020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26" calcext:value-type="float">
            <text:p>19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25</text:p>
          </table:table-cell>
          <table:table-cell table:number-columns-repeated="250"/>
        </table:table-row>
        <table:table-row table:style-name="ro1">
          <table:table-cell table:style-name="ce2" office:value-type="float" office:value="2026" calcext:value-type="float">
            <text:p>2026</text:p>
          </table:table-cell>
          <table:table-cell table:style-name="ce2" office:value-type="float" office:value="1000000002026" calcext:value-type="float">
            <text:p>10000000020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27" calcext:value-type="float">
            <text:p>19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26</text:p>
          </table:table-cell>
          <table:table-cell table:number-columns-repeated="250"/>
        </table:table-row>
        <table:table-row table:style-name="ro1"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1000000002027" calcext:value-type="float">
            <text:p>10000000020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28" calcext:value-type="float">
            <text:p>19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27</text:p>
          </table:table-cell>
          <table:table-cell table:number-columns-repeated="250"/>
        </table:table-row>
        <table:table-row table:style-name="ro1">
          <table:table-cell table:style-name="ce2" office:value-type="float" office:value="2028" calcext:value-type="float">
            <text:p>2028</text:p>
          </table:table-cell>
          <table:table-cell table:style-name="ce2" office:value-type="float" office:value="1000000002028" calcext:value-type="float">
            <text:p>10000000020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29" calcext:value-type="float">
            <text:p>19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28</text:p>
          </table:table-cell>
          <table:table-cell table:number-columns-repeated="250"/>
        </table:table-row>
        <table:table-row table:style-name="ro1">
          <table:table-cell table:style-name="ce2" office:value-type="float" office:value="2029" calcext:value-type="float">
            <text:p>2029</text:p>
          </table:table-cell>
          <table:table-cell table:style-name="ce2" office:value-type="float" office:value="1000000002029" calcext:value-type="float">
            <text:p>10000000020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30" calcext:value-type="float">
            <text:p>19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29</text:p>
          </table:table-cell>
          <table:table-cell table:number-columns-repeated="250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1000000002030" calcext:value-type="float">
            <text:p>10000000020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31" calcext:value-type="float">
            <text:p>19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30</text:p>
          </table:table-cell>
          <table:table-cell table:number-columns-repeated="250"/>
        </table:table-row>
        <table:table-row table:style-name="ro1">
          <table:table-cell table:style-name="ce2" office:value-type="float" office:value="2031" calcext:value-type="float">
            <text:p>2031</text:p>
          </table:table-cell>
          <table:table-cell table:style-name="ce2" office:value-type="float" office:value="1000000002031" calcext:value-type="float">
            <text:p>10000000020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32" calcext:value-type="float">
            <text:p>19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31</text:p>
          </table:table-cell>
          <table:table-cell table:number-columns-repeated="250"/>
        </table:table-row>
        <table:table-row table:style-name="ro1">
          <table:table-cell table:style-name="ce2" office:value-type="float" office:value="2032" calcext:value-type="float">
            <text:p>2032</text:p>
          </table:table-cell>
          <table:table-cell table:style-name="ce2" office:value-type="float" office:value="1000000002032" calcext:value-type="float">
            <text:p>10000000020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33" calcext:value-type="float">
            <text:p>19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32</text:p>
          </table:table-cell>
          <table:table-cell table:number-columns-repeated="250"/>
        </table:table-row>
        <table:table-row table:style-name="ro1">
          <table:table-cell table:style-name="ce2" office:value-type="float" office:value="2033" calcext:value-type="float">
            <text:p>2033</text:p>
          </table:table-cell>
          <table:table-cell table:style-name="ce2" office:value-type="float" office:value="1000000002033" calcext:value-type="float">
            <text:p>10000000020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34" calcext:value-type="float">
            <text:p>19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33</text:p>
          </table:table-cell>
          <table:table-cell table:number-columns-repeated="250"/>
        </table:table-row>
        <table:table-row table:style-name="ro1">
          <table:table-cell table:style-name="ce2" office:value-type="float" office:value="2034" calcext:value-type="float">
            <text:p>2034</text:p>
          </table:table-cell>
          <table:table-cell table:style-name="ce2" office:value-type="float" office:value="1000000002034" calcext:value-type="float">
            <text:p>10000000020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35" calcext:value-type="float">
            <text:p>19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34</text:p>
          </table:table-cell>
          <table:table-cell table:number-columns-repeated="250"/>
        </table:table-row>
        <table:table-row table:style-name="ro1">
          <table:table-cell table:style-name="ce2" office:value-type="float" office:value="2035" calcext:value-type="float">
            <text:p>2035</text:p>
          </table:table-cell>
          <table:table-cell table:style-name="ce2" office:value-type="float" office:value="1000000002035" calcext:value-type="float">
            <text:p>10000000020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36" calcext:value-type="float">
            <text:p>19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35</text:p>
          </table:table-cell>
          <table:table-cell table:number-columns-repeated="250"/>
        </table:table-row>
        <table:table-row table:style-name="ro1">
          <table:table-cell table:style-name="ce2" office:value-type="float" office:value="2036" calcext:value-type="float">
            <text:p>2036</text:p>
          </table:table-cell>
          <table:table-cell table:style-name="ce2" office:value-type="float" office:value="1000000002036" calcext:value-type="float">
            <text:p>10000000020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37" calcext:value-type="float">
            <text:p>19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36</text:p>
          </table:table-cell>
          <table:table-cell table:number-columns-repeated="250"/>
        </table:table-row>
        <table:table-row table:style-name="ro1">
          <table:table-cell table:style-name="ce2" office:value-type="float" office:value="2037" calcext:value-type="float">
            <text:p>2037</text:p>
          </table:table-cell>
          <table:table-cell table:style-name="ce2" office:value-type="float" office:value="1000000002037" calcext:value-type="float">
            <text:p>10000000020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38" calcext:value-type="float">
            <text:p>19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37</text:p>
          </table:table-cell>
          <table:table-cell table:number-columns-repeated="250"/>
        </table:table-row>
        <table:table-row table:style-name="ro1">
          <table:table-cell table:style-name="ce2" office:value-type="float" office:value="2038" calcext:value-type="float">
            <text:p>2038</text:p>
          </table:table-cell>
          <table:table-cell table:style-name="ce2" office:value-type="float" office:value="1000000002038" calcext:value-type="float">
            <text:p>10000000020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39" calcext:value-type="float">
            <text:p>19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38</text:p>
          </table:table-cell>
          <table:table-cell table:number-columns-repeated="250"/>
        </table:table-row>
        <table:table-row table:style-name="ro1">
          <table:table-cell table:style-name="ce2" office:value-type="float" office:value="2039" calcext:value-type="float">
            <text:p>2039</text:p>
          </table:table-cell>
          <table:table-cell table:style-name="ce2" office:value-type="float" office:value="1000000002039" calcext:value-type="float">
            <text:p>10000000020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40" calcext:value-type="float">
            <text:p>19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39</text:p>
          </table:table-cell>
          <table:table-cell table:number-columns-repeated="250"/>
        </table:table-row>
        <table:table-row table:style-name="ro1"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1000000002040" calcext:value-type="float">
            <text:p>10000000020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41" calcext:value-type="float">
            <text:p>19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40</text:p>
          </table:table-cell>
          <table:table-cell table:number-columns-repeated="250"/>
        </table:table-row>
        <table:table-row table:style-name="ro1">
          <table:table-cell table:style-name="ce2" office:value-type="float" office:value="2041" calcext:value-type="float">
            <text:p>2041</text:p>
          </table:table-cell>
          <table:table-cell table:style-name="ce2" office:value-type="float" office:value="1000000002041" calcext:value-type="float">
            <text:p>10000000020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42" calcext:value-type="float">
            <text:p>19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41</text:p>
          </table:table-cell>
          <table:table-cell table:number-columns-repeated="250"/>
        </table:table-row>
        <table:table-row table:style-name="ro1">
          <table:table-cell table:style-name="ce2" office:value-type="float" office:value="2042" calcext:value-type="float">
            <text:p>2042</text:p>
          </table:table-cell>
          <table:table-cell table:style-name="ce2" office:value-type="float" office:value="1000000002042" calcext:value-type="float">
            <text:p>10000000020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43" calcext:value-type="float">
            <text:p>19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42</text:p>
          </table:table-cell>
          <table:table-cell table:number-columns-repeated="250"/>
        </table:table-row>
        <table:table-row table:style-name="ro1">
          <table:table-cell table:style-name="ce2" office:value-type="float" office:value="2043" calcext:value-type="float">
            <text:p>2043</text:p>
          </table:table-cell>
          <table:table-cell table:style-name="ce2" office:value-type="float" office:value="1000000002043" calcext:value-type="float">
            <text:p>10000000020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44" calcext:value-type="float">
            <text:p>19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43</text:p>
          </table:table-cell>
          <table:table-cell table:number-columns-repeated="250"/>
        </table:table-row>
        <table:table-row table:style-name="ro1">
          <table:table-cell table:style-name="ce2" office:value-type="float" office:value="2044" calcext:value-type="float">
            <text:p>2044</text:p>
          </table:table-cell>
          <table:table-cell table:style-name="ce2" office:value-type="float" office:value="1000000002044" calcext:value-type="float">
            <text:p>10000000020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45" calcext:value-type="float">
            <text:p>19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44</text:p>
          </table:table-cell>
          <table:table-cell table:number-columns-repeated="250"/>
        </table:table-row>
        <table:table-row table:style-name="ro1">
          <table:table-cell table:style-name="ce2" office:value-type="float" office:value="2045" calcext:value-type="float">
            <text:p>2045</text:p>
          </table:table-cell>
          <table:table-cell table:style-name="ce2" office:value-type="float" office:value="1000000002045" calcext:value-type="float">
            <text:p>10000000020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46" calcext:value-type="float">
            <text:p>19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45</text:p>
          </table:table-cell>
          <table:table-cell table:number-columns-repeated="250"/>
        </table:table-row>
        <table:table-row table:style-name="ro1">
          <table:table-cell table:style-name="ce2" office:value-type="float" office:value="2046" calcext:value-type="float">
            <text:p>2046</text:p>
          </table:table-cell>
          <table:table-cell table:style-name="ce2" office:value-type="float" office:value="1000000002046" calcext:value-type="float">
            <text:p>10000000020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47" calcext:value-type="float">
            <text:p>19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46</text:p>
          </table:table-cell>
          <table:table-cell table:number-columns-repeated="250"/>
        </table:table-row>
        <table:table-row table:style-name="ro1">
          <table:table-cell table:style-name="ce2" office:value-type="float" office:value="2047" calcext:value-type="float">
            <text:p>2047</text:p>
          </table:table-cell>
          <table:table-cell table:style-name="ce2" office:value-type="float" office:value="1000000002047" calcext:value-type="float">
            <text:p>10000000020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48" calcext:value-type="float">
            <text:p>19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47</text:p>
          </table:table-cell>
          <table:table-cell table:number-columns-repeated="250"/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000000002048" calcext:value-type="float">
            <text:p>10000000020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49" calcext:value-type="float">
            <text:p>19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48</text:p>
          </table:table-cell>
          <table:table-cell table:number-columns-repeated="250"/>
        </table:table-row>
        <table:table-row table:style-name="ro1">
          <table:table-cell table:style-name="ce2" office:value-type="float" office:value="2049" calcext:value-type="float">
            <text:p>2049</text:p>
          </table:table-cell>
          <table:table-cell table:style-name="ce2" office:value-type="float" office:value="1000000002049" calcext:value-type="float">
            <text:p>10000000020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50" calcext:value-type="float">
            <text:p>19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49</text:p>
          </table:table-cell>
          <table:table-cell table:number-columns-repeated="250"/>
        </table:table-row>
        <table:table-row table:style-name="ro1">
          <table:table-cell table:style-name="ce2" office:value-type="float" office:value="2050" calcext:value-type="float">
            <text:p>2050</text:p>
          </table:table-cell>
          <table:table-cell table:style-name="ce2" office:value-type="float" office:value="1000000002050" calcext:value-type="float">
            <text:p>10000000020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51" calcext:value-type="float">
            <text:p>19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50</text:p>
          </table:table-cell>
          <table:table-cell table:number-columns-repeated="250"/>
        </table:table-row>
        <table:table-row table:style-name="ro1">
          <table:table-cell table:style-name="ce2" office:value-type="float" office:value="2051" calcext:value-type="float">
            <text:p>2051</text:p>
          </table:table-cell>
          <table:table-cell table:style-name="ce2" office:value-type="float" office:value="1000000002051" calcext:value-type="float">
            <text:p>10000000020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52" calcext:value-type="float">
            <text:p>19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51</text:p>
          </table:table-cell>
          <table:table-cell table:number-columns-repeated="250"/>
        </table:table-row>
        <table:table-row table:style-name="ro1">
          <table:table-cell table:style-name="ce2" office:value-type="float" office:value="2052" calcext:value-type="float">
            <text:p>2052</text:p>
          </table:table-cell>
          <table:table-cell table:style-name="ce2" office:value-type="float" office:value="1000000002052" calcext:value-type="float">
            <text:p>10000000020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53" calcext:value-type="float">
            <text:p>19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52</text:p>
          </table:table-cell>
          <table:table-cell table:number-columns-repeated="250"/>
        </table:table-row>
        <table:table-row table:style-name="ro1">
          <table:table-cell table:style-name="ce2" office:value-type="float" office:value="2053" calcext:value-type="float">
            <text:p>2053</text:p>
          </table:table-cell>
          <table:table-cell table:style-name="ce2" office:value-type="float" office:value="1000000002053" calcext:value-type="float">
            <text:p>10000000020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54" calcext:value-type="float">
            <text:p>19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53</text:p>
          </table:table-cell>
          <table:table-cell table:number-columns-repeated="250"/>
        </table:table-row>
        <table:table-row table:style-name="ro1">
          <table:table-cell table:style-name="ce2" office:value-type="float" office:value="2054" calcext:value-type="float">
            <text:p>2054</text:p>
          </table:table-cell>
          <table:table-cell table:style-name="ce2" office:value-type="float" office:value="1000000002054" calcext:value-type="float">
            <text:p>10000000020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55" calcext:value-type="float">
            <text:p>19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54</text:p>
          </table:table-cell>
          <table:table-cell table:number-columns-repeated="250"/>
        </table:table-row>
        <table:table-row table:style-name="ro1">
          <table:table-cell table:style-name="ce2" office:value-type="float" office:value="2055" calcext:value-type="float">
            <text:p>2055</text:p>
          </table:table-cell>
          <table:table-cell table:style-name="ce2" office:value-type="float" office:value="1000000002055" calcext:value-type="float">
            <text:p>10000000020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56" calcext:value-type="float">
            <text:p>19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55</text:p>
          </table:table-cell>
          <table:table-cell table:number-columns-repeated="250"/>
        </table:table-row>
        <table:table-row table:style-name="ro1">
          <table:table-cell table:style-name="ce2" office:value-type="float" office:value="2056" calcext:value-type="float">
            <text:p>2056</text:p>
          </table:table-cell>
          <table:table-cell table:style-name="ce2" office:value-type="float" office:value="1000000002056" calcext:value-type="float">
            <text:p>10000000020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57" calcext:value-type="float">
            <text:p>19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56</text:p>
          </table:table-cell>
          <table:table-cell table:number-columns-repeated="250"/>
        </table:table-row>
        <table:table-row table:style-name="ro1">
          <table:table-cell table:style-name="ce2" office:value-type="float" office:value="2057" calcext:value-type="float">
            <text:p>2057</text:p>
          </table:table-cell>
          <table:table-cell table:style-name="ce2" office:value-type="float" office:value="1000000002057" calcext:value-type="float">
            <text:p>10000000020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58" calcext:value-type="float">
            <text:p>19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57</text:p>
          </table:table-cell>
          <table:table-cell table:number-columns-repeated="250"/>
        </table:table-row>
        <table:table-row table:style-name="ro1">
          <table:table-cell table:style-name="ce2" office:value-type="float" office:value="2058" calcext:value-type="float">
            <text:p>2058</text:p>
          </table:table-cell>
          <table:table-cell table:style-name="ce2" office:value-type="float" office:value="1000000002058" calcext:value-type="float">
            <text:p>10000000020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59" calcext:value-type="float">
            <text:p>19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58</text:p>
          </table:table-cell>
          <table:table-cell table:number-columns-repeated="250"/>
        </table:table-row>
        <table:table-row table:style-name="ro1">
          <table:table-cell table:style-name="ce2" office:value-type="float" office:value="2059" calcext:value-type="float">
            <text:p>2059</text:p>
          </table:table-cell>
          <table:table-cell table:style-name="ce2" office:value-type="float" office:value="1000000002059" calcext:value-type="float">
            <text:p>10000000020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60" calcext:value-type="float">
            <text:p>19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59</text:p>
          </table:table-cell>
          <table:table-cell table:number-columns-repeated="250"/>
        </table:table-row>
        <table:table-row table:style-name="ro1"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1000000002060" calcext:value-type="float">
            <text:p>10000000020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61" calcext:value-type="float">
            <text:p>19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60</text:p>
          </table:table-cell>
          <table:table-cell table:number-columns-repeated="250"/>
        </table:table-row>
        <table:table-row table:style-name="ro1">
          <table:table-cell table:style-name="ce2" office:value-type="float" office:value="2061" calcext:value-type="float">
            <text:p>2061</text:p>
          </table:table-cell>
          <table:table-cell table:style-name="ce2" office:value-type="float" office:value="1000000002061" calcext:value-type="float">
            <text:p>10000000020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62" calcext:value-type="float">
            <text:p>19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61</text:p>
          </table:table-cell>
          <table:table-cell table:number-columns-repeated="250"/>
        </table:table-row>
        <table:table-row table:style-name="ro1"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1000000002062" calcext:value-type="float">
            <text:p>10000000020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63" calcext:value-type="float">
            <text:p>19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62</text:p>
          </table:table-cell>
          <table:table-cell table:number-columns-repeated="250"/>
        </table:table-row>
        <table:table-row table:style-name="ro1">
          <table:table-cell table:style-name="ce2" office:value-type="float" office:value="2063" calcext:value-type="float">
            <text:p>2063</text:p>
          </table:table-cell>
          <table:table-cell table:style-name="ce2" office:value-type="float" office:value="1000000002063" calcext:value-type="float">
            <text:p>10000000020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64" calcext:value-type="float">
            <text:p>19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63</text:p>
          </table:table-cell>
          <table:table-cell table:number-columns-repeated="250"/>
        </table:table-row>
        <table:table-row table:style-name="ro1">
          <table:table-cell table:style-name="ce2" office:value-type="float" office:value="2064" calcext:value-type="float">
            <text:p>2064</text:p>
          </table:table-cell>
          <table:table-cell table:style-name="ce2" office:value-type="float" office:value="1000000002064" calcext:value-type="float">
            <text:p>10000000020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65" calcext:value-type="float">
            <text:p>19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64</text:p>
          </table:table-cell>
          <table:table-cell table:number-columns-repeated="250"/>
        </table:table-row>
        <table:table-row table:style-name="ro1">
          <table:table-cell table:style-name="ce2" office:value-type="float" office:value="2065" calcext:value-type="float">
            <text:p>2065</text:p>
          </table:table-cell>
          <table:table-cell table:style-name="ce2" office:value-type="float" office:value="1000000002065" calcext:value-type="float">
            <text:p>10000000020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66" calcext:value-type="float">
            <text:p>19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65</text:p>
          </table:table-cell>
          <table:table-cell table:number-columns-repeated="250"/>
        </table:table-row>
        <table:table-row table:style-name="ro1">
          <table:table-cell table:style-name="ce2" office:value-type="float" office:value="2066" calcext:value-type="float">
            <text:p>2066</text:p>
          </table:table-cell>
          <table:table-cell table:style-name="ce2" office:value-type="float" office:value="1000000002066" calcext:value-type="float">
            <text:p>10000000020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67" calcext:value-type="float">
            <text:p>19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66</text:p>
          </table:table-cell>
          <table:table-cell table:number-columns-repeated="250"/>
        </table:table-row>
        <table:table-row table:style-name="ro1">
          <table:table-cell table:style-name="ce2" office:value-type="float" office:value="2067" calcext:value-type="float">
            <text:p>2067</text:p>
          </table:table-cell>
          <table:table-cell table:style-name="ce2" office:value-type="float" office:value="1000000002067" calcext:value-type="float">
            <text:p>10000000020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68" calcext:value-type="float">
            <text:p>19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67</text:p>
          </table:table-cell>
          <table:table-cell table:number-columns-repeated="250"/>
        </table:table-row>
        <table:table-row table:style-name="ro1">
          <table:table-cell table:style-name="ce2" office:value-type="float" office:value="2068" calcext:value-type="float">
            <text:p>2068</text:p>
          </table:table-cell>
          <table:table-cell table:style-name="ce2" office:value-type="float" office:value="1000000002068" calcext:value-type="float">
            <text:p>10000000020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69" calcext:value-type="float">
            <text:p>19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68</text:p>
          </table:table-cell>
          <table:table-cell table:number-columns-repeated="250"/>
        </table:table-row>
        <table:table-row table:style-name="ro1">
          <table:table-cell table:style-name="ce2" office:value-type="float" office:value="2069" calcext:value-type="float">
            <text:p>2069</text:p>
          </table:table-cell>
          <table:table-cell table:style-name="ce2" office:value-type="float" office:value="1000000002069" calcext:value-type="float">
            <text:p>10000000020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70" calcext:value-type="float">
            <text:p>19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69</text:p>
          </table:table-cell>
          <table:table-cell table:number-columns-repeated="250"/>
        </table:table-row>
        <table:table-row table:style-name="ro1"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1000000002070" calcext:value-type="float">
            <text:p>10000000020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71" calcext:value-type="float">
            <text:p>19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70</text:p>
          </table:table-cell>
          <table:table-cell table:number-columns-repeated="250"/>
        </table:table-row>
        <table:table-row table:style-name="ro1">
          <table:table-cell table:style-name="ce2" office:value-type="float" office:value="2071" calcext:value-type="float">
            <text:p>2071</text:p>
          </table:table-cell>
          <table:table-cell table:style-name="ce2" office:value-type="float" office:value="1000000002071" calcext:value-type="float">
            <text:p>10000000020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72" calcext:value-type="float">
            <text:p>19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71</text:p>
          </table:table-cell>
          <table:table-cell table:number-columns-repeated="250"/>
        </table:table-row>
        <table:table-row table:style-name="ro1"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1000000002072" calcext:value-type="float">
            <text:p>10000000020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73" calcext:value-type="float">
            <text:p>19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72</text:p>
          </table:table-cell>
          <table:table-cell table:number-columns-repeated="250"/>
        </table:table-row>
        <table:table-row table:style-name="ro1">
          <table:table-cell table:style-name="ce2" office:value-type="float" office:value="2073" calcext:value-type="float">
            <text:p>2073</text:p>
          </table:table-cell>
          <table:table-cell table:style-name="ce2" office:value-type="float" office:value="1000000002073" calcext:value-type="float">
            <text:p>10000000020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74" calcext:value-type="float">
            <text:p>19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73</text:p>
          </table:table-cell>
          <table:table-cell table:number-columns-repeated="250"/>
        </table:table-row>
        <table:table-row table:style-name="ro1">
          <table:table-cell table:style-name="ce2" office:value-type="float" office:value="2074" calcext:value-type="float">
            <text:p>2074</text:p>
          </table:table-cell>
          <table:table-cell table:style-name="ce2" office:value-type="float" office:value="1000000002074" calcext:value-type="float">
            <text:p>10000000020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75" calcext:value-type="float">
            <text:p>19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74</text:p>
          </table:table-cell>
          <table:table-cell table:number-columns-repeated="250"/>
        </table:table-row>
        <table:table-row table:style-name="ro1">
          <table:table-cell table:style-name="ce2" office:value-type="float" office:value="2075" calcext:value-type="float">
            <text:p>2075</text:p>
          </table:table-cell>
          <table:table-cell table:style-name="ce2" office:value-type="float" office:value="1000000002075" calcext:value-type="float">
            <text:p>10000000020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76" calcext:value-type="float">
            <text:p>19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75</text:p>
          </table:table-cell>
          <table:table-cell table:number-columns-repeated="250"/>
        </table:table-row>
        <table:table-row table:style-name="ro1">
          <table:table-cell table:style-name="ce2" office:value-type="float" office:value="2076" calcext:value-type="float">
            <text:p>2076</text:p>
          </table:table-cell>
          <table:table-cell table:style-name="ce2" office:value-type="float" office:value="1000000002076" calcext:value-type="float">
            <text:p>10000000020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77" calcext:value-type="float">
            <text:p>19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76</text:p>
          </table:table-cell>
          <table:table-cell table:number-columns-repeated="250"/>
        </table:table-row>
        <table:table-row table:style-name="ro1">
          <table:table-cell table:style-name="ce2" office:value-type="float" office:value="2077" calcext:value-type="float">
            <text:p>2077</text:p>
          </table:table-cell>
          <table:table-cell table:style-name="ce2" office:value-type="float" office:value="1000000002077" calcext:value-type="float">
            <text:p>10000000020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78" calcext:value-type="float">
            <text:p>19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77</text:p>
          </table:table-cell>
          <table:table-cell table:number-columns-repeated="250"/>
        </table:table-row>
        <table:table-row table:style-name="ro1">
          <table:table-cell table:style-name="ce2" office:value-type="float" office:value="2078" calcext:value-type="float">
            <text:p>2078</text:p>
          </table:table-cell>
          <table:table-cell table:style-name="ce2" office:value-type="float" office:value="1000000002078" calcext:value-type="float">
            <text:p>10000000020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79" calcext:value-type="float">
            <text:p>19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78</text:p>
          </table:table-cell>
          <table:table-cell table:number-columns-repeated="250"/>
        </table:table-row>
        <table:table-row table:style-name="ro1">
          <table:table-cell table:style-name="ce2" office:value-type="float" office:value="2079" calcext:value-type="float">
            <text:p>2079</text:p>
          </table:table-cell>
          <table:table-cell table:style-name="ce2" office:value-type="float" office:value="1000000002079" calcext:value-type="float">
            <text:p>10000000020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80" calcext:value-type="float">
            <text:p>19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79</text:p>
          </table:table-cell>
          <table:table-cell table:number-columns-repeated="250"/>
        </table:table-row>
        <table:table-row table:style-name="ro1">
          <table:table-cell table:style-name="ce2" office:value-type="float" office:value="2080" calcext:value-type="float">
            <text:p>2080</text:p>
          </table:table-cell>
          <table:table-cell table:style-name="ce2" office:value-type="float" office:value="1000000002080" calcext:value-type="float">
            <text:p>10000000020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81" calcext:value-type="float">
            <text:p>19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80</text:p>
          </table:table-cell>
          <table:table-cell table:number-columns-repeated="250"/>
        </table:table-row>
        <table:table-row table:style-name="ro1">
          <table:table-cell table:style-name="ce2" office:value-type="float" office:value="2081" calcext:value-type="float">
            <text:p>2081</text:p>
          </table:table-cell>
          <table:table-cell table:style-name="ce2" office:value-type="float" office:value="1000000002081" calcext:value-type="float">
            <text:p>10000000020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82" calcext:value-type="float">
            <text:p>19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81</text:p>
          </table:table-cell>
          <table:table-cell table:number-columns-repeated="250"/>
        </table:table-row>
        <table:table-row table:style-name="ro1"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1000000002082" calcext:value-type="float">
            <text:p>10000000020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83" calcext:value-type="float">
            <text:p>19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82</text:p>
          </table:table-cell>
          <table:table-cell table:number-columns-repeated="250"/>
        </table:table-row>
        <table:table-row table:style-name="ro1">
          <table:table-cell table:style-name="ce2" office:value-type="float" office:value="2083" calcext:value-type="float">
            <text:p>2083</text:p>
          </table:table-cell>
          <table:table-cell table:style-name="ce2" office:value-type="float" office:value="1000000002083" calcext:value-type="float">
            <text:p>10000000020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84" calcext:value-type="float">
            <text:p>19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83</text:p>
          </table:table-cell>
          <table:table-cell table:number-columns-repeated="250"/>
        </table:table-row>
        <table:table-row table:style-name="ro1">
          <table:table-cell table:style-name="ce2" office:value-type="float" office:value="2084" calcext:value-type="float">
            <text:p>2084</text:p>
          </table:table-cell>
          <table:table-cell table:style-name="ce2" office:value-type="float" office:value="1000000002084" calcext:value-type="float">
            <text:p>10000000020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85" calcext:value-type="float">
            <text:p>19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84</text:p>
          </table:table-cell>
          <table:table-cell table:number-columns-repeated="250"/>
        </table:table-row>
        <table:table-row table:style-name="ro1">
          <table:table-cell table:style-name="ce2" office:value-type="float" office:value="2085" calcext:value-type="float">
            <text:p>2085</text:p>
          </table:table-cell>
          <table:table-cell table:style-name="ce2" office:value-type="float" office:value="1000000002085" calcext:value-type="float">
            <text:p>10000000020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86" calcext:value-type="float">
            <text:p>19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85</text:p>
          </table:table-cell>
          <table:table-cell table:number-columns-repeated="250"/>
        </table:table-row>
        <table:table-row table:style-name="ro1"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000000002086" calcext:value-type="float">
            <text:p>10000000020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87" calcext:value-type="float">
            <text:p>19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86</text:p>
          </table:table-cell>
          <table:table-cell table:number-columns-repeated="250"/>
        </table:table-row>
        <table:table-row table:style-name="ro1"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000000002087" calcext:value-type="float">
            <text:p>10000000020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88" calcext:value-type="float">
            <text:p>19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87</text:p>
          </table:table-cell>
          <table:table-cell table:number-columns-repeated="250"/>
        </table:table-row>
        <table:table-row table:style-name="ro1">
          <table:table-cell table:style-name="ce2" office:value-type="float" office:value="2088" calcext:value-type="float">
            <text:p>2088</text:p>
          </table:table-cell>
          <table:table-cell table:style-name="ce2" office:value-type="float" office:value="1000000002088" calcext:value-type="float">
            <text:p>10000000020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89" calcext:value-type="float">
            <text:p>19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88</text:p>
          </table:table-cell>
          <table:table-cell table:number-columns-repeated="250"/>
        </table:table-row>
        <table:table-row table:style-name="ro1">
          <table:table-cell table:style-name="ce2" office:value-type="float" office:value="2089" calcext:value-type="float">
            <text:p>2089</text:p>
          </table:table-cell>
          <table:table-cell table:style-name="ce2" office:value-type="float" office:value="1000000002089" calcext:value-type="float">
            <text:p>10000000020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90" calcext:value-type="float">
            <text:p>19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89</text:p>
          </table:table-cell>
          <table:table-cell table:number-columns-repeated="250"/>
        </table:table-row>
        <table:table-row table:style-name="ro1">
          <table:table-cell table:style-name="ce2" office:value-type="float" office:value="2090" calcext:value-type="float">
            <text:p>2090</text:p>
          </table:table-cell>
          <table:table-cell table:style-name="ce2" office:value-type="float" office:value="1000000002090" calcext:value-type="float">
            <text:p>10000000020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91" calcext:value-type="float">
            <text:p>19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90</text:p>
          </table:table-cell>
          <table:table-cell table:number-columns-repeated="250"/>
        </table:table-row>
        <table:table-row table:style-name="ro1">
          <table:table-cell table:style-name="ce2" office:value-type="float" office:value="2091" calcext:value-type="float">
            <text:p>2091</text:p>
          </table:table-cell>
          <table:table-cell table:style-name="ce2" office:value-type="float" office:value="1000000002091" calcext:value-type="float">
            <text:p>10000000020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92" calcext:value-type="float">
            <text:p>19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91</text:p>
          </table:table-cell>
          <table:table-cell table:number-columns-repeated="250"/>
        </table:table-row>
        <table:table-row table:style-name="ro1">
          <table:table-cell table:style-name="ce2" office:value-type="float" office:value="2092" calcext:value-type="float">
            <text:p>2092</text:p>
          </table:table-cell>
          <table:table-cell table:style-name="ce2" office:value-type="float" office:value="1000000002092" calcext:value-type="float">
            <text:p>10000000020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93" calcext:value-type="float">
            <text:p>19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92</text:p>
          </table:table-cell>
          <table:table-cell table:number-columns-repeated="250"/>
        </table:table-row>
        <table:table-row table:style-name="ro1">
          <table:table-cell table:style-name="ce2" office:value-type="float" office:value="2093" calcext:value-type="float">
            <text:p>2093</text:p>
          </table:table-cell>
          <table:table-cell table:style-name="ce2" office:value-type="float" office:value="1000000002093" calcext:value-type="float">
            <text:p>10000000020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94" calcext:value-type="float">
            <text:p>19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93</text:p>
          </table:table-cell>
          <table:table-cell table:number-columns-repeated="250"/>
        </table:table-row>
        <table:table-row table:style-name="ro1">
          <table:table-cell table:style-name="ce2" office:value-type="float" office:value="2094" calcext:value-type="float">
            <text:p>2094</text:p>
          </table:table-cell>
          <table:table-cell table:style-name="ce2" office:value-type="float" office:value="1000000002094" calcext:value-type="float">
            <text:p>10000000020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95" calcext:value-type="float">
            <text:p>19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94</text:p>
          </table:table-cell>
          <table:table-cell table:number-columns-repeated="250"/>
        </table:table-row>
        <table:table-row table:style-name="ro1">
          <table:table-cell table:style-name="ce2" office:value-type="float" office:value="2095" calcext:value-type="float">
            <text:p>2095</text:p>
          </table:table-cell>
          <table:table-cell table:style-name="ce2" office:value-type="float" office:value="1000000002095" calcext:value-type="float">
            <text:p>10000000020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96" calcext:value-type="float">
            <text:p>19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95</text:p>
          </table:table-cell>
          <table:table-cell table:number-columns-repeated="250"/>
        </table:table-row>
        <table:table-row table:style-name="ro1">
          <table:table-cell table:style-name="ce2" office:value-type="float" office:value="2096" calcext:value-type="float">
            <text:p>2096</text:p>
          </table:table-cell>
          <table:table-cell table:style-name="ce2" office:value-type="float" office:value="1000000002096" calcext:value-type="float">
            <text:p>10000000020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97" calcext:value-type="float">
            <text:p>19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96</text:p>
          </table:table-cell>
          <table:table-cell table:number-columns-repeated="250"/>
        </table:table-row>
        <table:table-row table:style-name="ro1">
          <table:table-cell table:style-name="ce2" office:value-type="float" office:value="2097" calcext:value-type="float">
            <text:p>2097</text:p>
          </table:table-cell>
          <table:table-cell table:style-name="ce2" office:value-type="float" office:value="1000000002097" calcext:value-type="float">
            <text:p>10000000020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98" calcext:value-type="float">
            <text:p>19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97</text:p>
          </table:table-cell>
          <table:table-cell table:number-columns-repeated="250"/>
        </table:table-row>
        <table:table-row table:style-name="ro1">
          <table:table-cell table:style-name="ce2" office:value-type="float" office:value="2098" calcext:value-type="float">
            <text:p>2098</text:p>
          </table:table-cell>
          <table:table-cell table:style-name="ce2" office:value-type="float" office:value="1000000002098" calcext:value-type="float">
            <text:p>10000000020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1999" calcext:value-type="float">
            <text:p>19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98</text:p>
          </table:table-cell>
          <table:table-cell table:number-columns-repeated="250"/>
        </table:table-row>
        <table:table-row table:style-name="ro1">
          <table:table-cell table:style-name="ce2" office:value-type="float" office:value="2099" calcext:value-type="float">
            <text:p>2099</text:p>
          </table:table-cell>
          <table:table-cell table:style-name="ce2" office:value-type="float" office:value="1000000002099" calcext:value-type="float">
            <text:p>10000000020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1999</text:p>
          </table:table-cell>
          <table:table-cell table:number-columns-repeated="250"/>
        </table:table-row>
        <table:table-row table:style-name="ro1"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00002100" calcext:value-type="float">
            <text:p>10000000021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01" calcext:value-type="float">
            <text:p>20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00</text:p>
          </table:table-cell>
          <table:table-cell table:number-columns-repeated="250"/>
        </table:table-row>
        <table:table-row table:style-name="ro1">
          <table:table-cell table:style-name="ce2" office:value-type="float" office:value="2101" calcext:value-type="float">
            <text:p>2101</text:p>
          </table:table-cell>
          <table:table-cell table:style-name="ce2" office:value-type="float" office:value="1000000002101" calcext:value-type="float">
            <text:p>10000000021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02" calcext:value-type="float">
            <text:p>20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01</text:p>
          </table:table-cell>
          <table:table-cell table:number-columns-repeated="250"/>
        </table:table-row>
        <table:table-row table:style-name="ro1"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1000000002102" calcext:value-type="float">
            <text:p>10000000021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03" calcext:value-type="float">
            <text:p>20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02</text:p>
          </table:table-cell>
          <table:table-cell table:number-columns-repeated="250"/>
        </table:table-row>
        <table:table-row table:style-name="ro1">
          <table:table-cell table:style-name="ce2" office:value-type="float" office:value="2103" calcext:value-type="float">
            <text:p>2103</text:p>
          </table:table-cell>
          <table:table-cell table:style-name="ce2" office:value-type="float" office:value="1000000002103" calcext:value-type="float">
            <text:p>10000000021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04" calcext:value-type="float">
            <text:p>20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03</text:p>
          </table:table-cell>
          <table:table-cell table:number-columns-repeated="250"/>
        </table:table-row>
        <table:table-row table:style-name="ro1">
          <table:table-cell table:style-name="ce2" office:value-type="float" office:value="2104" calcext:value-type="float">
            <text:p>2104</text:p>
          </table:table-cell>
          <table:table-cell table:style-name="ce2" office:value-type="float" office:value="1000000002104" calcext:value-type="float">
            <text:p>10000000021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05" calcext:value-type="float">
            <text:p>20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04</text:p>
          </table:table-cell>
          <table:table-cell table:number-columns-repeated="250"/>
        </table:table-row>
        <table:table-row table:style-name="ro1">
          <table:table-cell table:style-name="ce2" office:value-type="float" office:value="2105" calcext:value-type="float">
            <text:p>2105</text:p>
          </table:table-cell>
          <table:table-cell table:style-name="ce2" office:value-type="float" office:value="1000000002105" calcext:value-type="float">
            <text:p>10000000021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06" calcext:value-type="float">
            <text:p>20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05</text:p>
          </table:table-cell>
          <table:table-cell table:number-columns-repeated="250"/>
        </table:table-row>
        <table:table-row table:style-name="ro1">
          <table:table-cell table:style-name="ce2" office:value-type="float" office:value="2106" calcext:value-type="float">
            <text:p>2106</text:p>
          </table:table-cell>
          <table:table-cell table:style-name="ce2" office:value-type="float" office:value="1000000002106" calcext:value-type="float">
            <text:p>10000000021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07" calcext:value-type="float">
            <text:p>20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06</text:p>
          </table:table-cell>
          <table:table-cell table:number-columns-repeated="250"/>
        </table:table-row>
        <table:table-row table:style-name="ro1">
          <table:table-cell table:style-name="ce2" office:value-type="float" office:value="2107" calcext:value-type="float">
            <text:p>2107</text:p>
          </table:table-cell>
          <table:table-cell table:style-name="ce2" office:value-type="float" office:value="1000000002107" calcext:value-type="float">
            <text:p>10000000021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08" calcext:value-type="float">
            <text:p>20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07</text:p>
          </table:table-cell>
          <table:table-cell table:number-columns-repeated="250"/>
        </table:table-row>
        <table:table-row table:style-name="ro1">
          <table:table-cell table:style-name="ce2" office:value-type="float" office:value="2108" calcext:value-type="float">
            <text:p>2108</text:p>
          </table:table-cell>
          <table:table-cell table:style-name="ce2" office:value-type="float" office:value="1000000002108" calcext:value-type="float">
            <text:p>10000000021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09" calcext:value-type="float">
            <text:p>20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08</text:p>
          </table:table-cell>
          <table:table-cell table:number-columns-repeated="250"/>
        </table:table-row>
        <table:table-row table:style-name="ro1">
          <table:table-cell table:style-name="ce2" office:value-type="float" office:value="2109" calcext:value-type="float">
            <text:p>2109</text:p>
          </table:table-cell>
          <table:table-cell table:style-name="ce2" office:value-type="float" office:value="1000000002109" calcext:value-type="float">
            <text:p>10000000021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10" calcext:value-type="float">
            <text:p>20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09</text:p>
          </table:table-cell>
          <table:table-cell table:number-columns-repeated="250"/>
        </table:table-row>
        <table:table-row table:style-name="ro1"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1000000002110" calcext:value-type="float">
            <text:p>10000000021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11" calcext:value-type="float">
            <text:p>20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10</text:p>
          </table:table-cell>
          <table:table-cell table:number-columns-repeated="250"/>
        </table:table-row>
        <table:table-row table:style-name="ro1">
          <table:table-cell table:style-name="ce2" office:value-type="float" office:value="2111" calcext:value-type="float">
            <text:p>2111</text:p>
          </table:table-cell>
          <table:table-cell table:style-name="ce2" office:value-type="float" office:value="1000000002111" calcext:value-type="float">
            <text:p>10000000021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12" calcext:value-type="float">
            <text:p>20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11</text:p>
          </table:table-cell>
          <table:table-cell table:number-columns-repeated="250"/>
        </table:table-row>
        <table:table-row table:style-name="ro1">
          <table:table-cell table:style-name="ce2" office:value-type="float" office:value="2112" calcext:value-type="float">
            <text:p>2112</text:p>
          </table:table-cell>
          <table:table-cell table:style-name="ce2" office:value-type="float" office:value="1000000002112" calcext:value-type="float">
            <text:p>10000000021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13" calcext:value-type="float">
            <text:p>20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12</text:p>
          </table:table-cell>
          <table:table-cell table:number-columns-repeated="250"/>
        </table:table-row>
        <table:table-row table:style-name="ro1"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1000000002113" calcext:value-type="float">
            <text:p>10000000021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14" calcext:value-type="float">
            <text:p>20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13</text:p>
          </table:table-cell>
          <table:table-cell table:number-columns-repeated="250"/>
        </table:table-row>
        <table:table-row table:style-name="ro1">
          <table:table-cell table:style-name="ce2" office:value-type="float" office:value="2114" calcext:value-type="float">
            <text:p>2114</text:p>
          </table:table-cell>
          <table:table-cell table:style-name="ce2" office:value-type="float" office:value="1000000002114" calcext:value-type="float">
            <text:p>10000000021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15" calcext:value-type="float">
            <text:p>20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14</text:p>
          </table:table-cell>
          <table:table-cell table:number-columns-repeated="250"/>
        </table:table-row>
        <table:table-row table:style-name="ro1">
          <table:table-cell table:style-name="ce2" office:value-type="float" office:value="2115" calcext:value-type="float">
            <text:p>2115</text:p>
          </table:table-cell>
          <table:table-cell table:style-name="ce2" office:value-type="float" office:value="1000000002115" calcext:value-type="float">
            <text:p>10000000021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16" calcext:value-type="float">
            <text:p>20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15</text:p>
          </table:table-cell>
          <table:table-cell table:number-columns-repeated="250"/>
        </table:table-row>
        <table:table-row table:style-name="ro1"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1000000002116" calcext:value-type="float">
            <text:p>10000000021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17" calcext:value-type="float">
            <text:p>20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16</text:p>
          </table:table-cell>
          <table:table-cell table:number-columns-repeated="250"/>
        </table:table-row>
        <table:table-row table:style-name="ro1">
          <table:table-cell table:style-name="ce2" office:value-type="float" office:value="2117" calcext:value-type="float">
            <text:p>2117</text:p>
          </table:table-cell>
          <table:table-cell table:style-name="ce2" office:value-type="float" office:value="1000000002117" calcext:value-type="float">
            <text:p>10000000021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18" calcext:value-type="float">
            <text:p>20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17</text:p>
          </table:table-cell>
          <table:table-cell table:number-columns-repeated="250"/>
        </table:table-row>
        <table:table-row table:style-name="ro1">
          <table:table-cell table:style-name="ce2" office:value-type="float" office:value="2118" calcext:value-type="float">
            <text:p>2118</text:p>
          </table:table-cell>
          <table:table-cell table:style-name="ce2" office:value-type="float" office:value="1000000002118" calcext:value-type="float">
            <text:p>10000000021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19" calcext:value-type="float">
            <text:p>20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18</text:p>
          </table:table-cell>
          <table:table-cell table:number-columns-repeated="250"/>
        </table:table-row>
        <table:table-row table:style-name="ro1">
          <table:table-cell table:style-name="ce2" office:value-type="float" office:value="2119" calcext:value-type="float">
            <text:p>2119</text:p>
          </table:table-cell>
          <table:table-cell table:style-name="ce2" office:value-type="float" office:value="1000000002119" calcext:value-type="float">
            <text:p>10000000021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20" calcext:value-type="float">
            <text:p>20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19</text:p>
          </table:table-cell>
          <table:table-cell table:number-columns-repeated="250"/>
        </table:table-row>
        <table:table-row table:style-name="ro1"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1000000002120" calcext:value-type="float">
            <text:p>10000000021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21" calcext:value-type="float">
            <text:p>20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20</text:p>
          </table:table-cell>
          <table:table-cell table:number-columns-repeated="250"/>
        </table:table-row>
        <table:table-row table:style-name="ro1">
          <table:table-cell table:style-name="ce2" office:value-type="float" office:value="2121" calcext:value-type="float">
            <text:p>2121</text:p>
          </table:table-cell>
          <table:table-cell table:style-name="ce2" office:value-type="float" office:value="1000000002121" calcext:value-type="float">
            <text:p>10000000021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22" calcext:value-type="float">
            <text:p>20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21</text:p>
          </table:table-cell>
          <table:table-cell table:number-columns-repeated="250"/>
        </table:table-row>
        <table:table-row table:style-name="ro1">
          <table:table-cell table:style-name="ce2" office:value-type="float" office:value="2122" calcext:value-type="float">
            <text:p>2122</text:p>
          </table:table-cell>
          <table:table-cell table:style-name="ce2" office:value-type="float" office:value="1000000002122" calcext:value-type="float">
            <text:p>10000000021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23" calcext:value-type="float">
            <text:p>20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22</text:p>
          </table:table-cell>
          <table:table-cell table:number-columns-repeated="250"/>
        </table:table-row>
        <table:table-row table:style-name="ro1">
          <table:table-cell table:style-name="ce2" office:value-type="float" office:value="2123" calcext:value-type="float">
            <text:p>2123</text:p>
          </table:table-cell>
          <table:table-cell table:style-name="ce2" office:value-type="float" office:value="1000000002123" calcext:value-type="float">
            <text:p>10000000021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24" calcext:value-type="float">
            <text:p>20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23</text:p>
          </table:table-cell>
          <table:table-cell table:number-columns-repeated="250"/>
        </table:table-row>
        <table:table-row table:style-name="ro1">
          <table:table-cell table:style-name="ce2" office:value-type="float" office:value="2124" calcext:value-type="float">
            <text:p>2124</text:p>
          </table:table-cell>
          <table:table-cell table:style-name="ce2" office:value-type="float" office:value="1000000002124" calcext:value-type="float">
            <text:p>10000000021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25" calcext:value-type="float">
            <text:p>20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24</text:p>
          </table:table-cell>
          <table:table-cell table:number-columns-repeated="250"/>
        </table:table-row>
        <table:table-row table:style-name="ro1">
          <table:table-cell table:style-name="ce2" office:value-type="float" office:value="2125" calcext:value-type="float">
            <text:p>2125</text:p>
          </table:table-cell>
          <table:table-cell table:style-name="ce2" office:value-type="float" office:value="1000000002125" calcext:value-type="float">
            <text:p>10000000021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26" calcext:value-type="float">
            <text:p>20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25</text:p>
          </table:table-cell>
          <table:table-cell table:number-columns-repeated="250"/>
        </table:table-row>
        <table:table-row table:style-name="ro1">
          <table:table-cell table:style-name="ce2" office:value-type="float" office:value="2126" calcext:value-type="float">
            <text:p>2126</text:p>
          </table:table-cell>
          <table:table-cell table:style-name="ce2" office:value-type="float" office:value="1000000002126" calcext:value-type="float">
            <text:p>10000000021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27" calcext:value-type="float">
            <text:p>20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26</text:p>
          </table:table-cell>
          <table:table-cell table:number-columns-repeated="250"/>
        </table:table-row>
        <table:table-row table:style-name="ro1">
          <table:table-cell table:style-name="ce2" office:value-type="float" office:value="2127" calcext:value-type="float">
            <text:p>2127</text:p>
          </table:table-cell>
          <table:table-cell table:style-name="ce2" office:value-type="float" office:value="1000000002127" calcext:value-type="float">
            <text:p>10000000021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28" calcext:value-type="float">
            <text:p>20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27</text:p>
          </table:table-cell>
          <table:table-cell table:number-columns-repeated="250"/>
        </table:table-row>
        <table:table-row table:style-name="ro1">
          <table:table-cell table:style-name="ce2" office:value-type="float" office:value="2128" calcext:value-type="float">
            <text:p>2128</text:p>
          </table:table-cell>
          <table:table-cell table:style-name="ce2" office:value-type="float" office:value="1000000002128" calcext:value-type="float">
            <text:p>10000000021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29" calcext:value-type="float">
            <text:p>20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28</text:p>
          </table:table-cell>
          <table:table-cell table:number-columns-repeated="250"/>
        </table:table-row>
        <table:table-row table:style-name="ro1">
          <table:table-cell table:style-name="ce2" office:value-type="float" office:value="2129" calcext:value-type="float">
            <text:p>2129</text:p>
          </table:table-cell>
          <table:table-cell table:style-name="ce2" office:value-type="float" office:value="1000000002129" calcext:value-type="float">
            <text:p>10000000021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30" calcext:value-type="float">
            <text:p>20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29</text:p>
          </table:table-cell>
          <table:table-cell table:number-columns-repeated="250"/>
        </table:table-row>
        <table:table-row table:style-name="ro1">
          <table:table-cell table:style-name="ce2" office:value-type="float" office:value="2130" calcext:value-type="float">
            <text:p>2130</text:p>
          </table:table-cell>
          <table:table-cell table:style-name="ce2" office:value-type="float" office:value="1000000002130" calcext:value-type="float">
            <text:p>10000000021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31" calcext:value-type="float">
            <text:p>20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30</text:p>
          </table:table-cell>
          <table:table-cell table:number-columns-repeated="250"/>
        </table:table-row>
        <table:table-row table:style-name="ro1">
          <table:table-cell table:style-name="ce2" office:value-type="float" office:value="2131" calcext:value-type="float">
            <text:p>2131</text:p>
          </table:table-cell>
          <table:table-cell table:style-name="ce2" office:value-type="float" office:value="1000000002131" calcext:value-type="float">
            <text:p>10000000021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32" calcext:value-type="float">
            <text:p>20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31</text:p>
          </table:table-cell>
          <table:table-cell table:number-columns-repeated="250"/>
        </table:table-row>
        <table:table-row table:style-name="ro1"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1000000002132" calcext:value-type="float">
            <text:p>10000000021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33" calcext:value-type="float">
            <text:p>20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32</text:p>
          </table:table-cell>
          <table:table-cell table:number-columns-repeated="250"/>
        </table:table-row>
        <table:table-row table:style-name="ro1">
          <table:table-cell table:style-name="ce2" office:value-type="float" office:value="2133" calcext:value-type="float">
            <text:p>2133</text:p>
          </table:table-cell>
          <table:table-cell table:style-name="ce2" office:value-type="float" office:value="1000000002133" calcext:value-type="float">
            <text:p>10000000021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34" calcext:value-type="float">
            <text:p>20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33</text:p>
          </table:table-cell>
          <table:table-cell table:number-columns-repeated="250"/>
        </table:table-row>
        <table:table-row table:style-name="ro1">
          <table:table-cell table:style-name="ce2" office:value-type="float" office:value="2134" calcext:value-type="float">
            <text:p>2134</text:p>
          </table:table-cell>
          <table:table-cell table:style-name="ce2" office:value-type="float" office:value="1000000002134" calcext:value-type="float">
            <text:p>10000000021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35" calcext:value-type="float">
            <text:p>20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34</text:p>
          </table:table-cell>
          <table:table-cell table:number-columns-repeated="250"/>
        </table:table-row>
        <table:table-row table:style-name="ro1">
          <table:table-cell table:style-name="ce2" office:value-type="float" office:value="2135" calcext:value-type="float">
            <text:p>2135</text:p>
          </table:table-cell>
          <table:table-cell table:style-name="ce2" office:value-type="float" office:value="1000000002135" calcext:value-type="float">
            <text:p>10000000021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36" calcext:value-type="float">
            <text:p>20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35</text:p>
          </table:table-cell>
          <table:table-cell table:number-columns-repeated="250"/>
        </table:table-row>
        <table:table-row table:style-name="ro1">
          <table:table-cell table:style-name="ce2" office:value-type="float" office:value="2136" calcext:value-type="float">
            <text:p>2136</text:p>
          </table:table-cell>
          <table:table-cell table:style-name="ce2" office:value-type="float" office:value="1000000002136" calcext:value-type="float">
            <text:p>10000000021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37" calcext:value-type="float">
            <text:p>20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36</text:p>
          </table:table-cell>
          <table:table-cell table:number-columns-repeated="250"/>
        </table:table-row>
        <table:table-row table:style-name="ro1">
          <table:table-cell table:style-name="ce2" office:value-type="float" office:value="2137" calcext:value-type="float">
            <text:p>2137</text:p>
          </table:table-cell>
          <table:table-cell table:style-name="ce2" office:value-type="float" office:value="1000000002137" calcext:value-type="float">
            <text:p>10000000021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38" calcext:value-type="float">
            <text:p>20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37</text:p>
          </table:table-cell>
          <table:table-cell table:number-columns-repeated="250"/>
        </table:table-row>
        <table:table-row table:style-name="ro1">
          <table:table-cell table:style-name="ce2" office:value-type="float" office:value="2138" calcext:value-type="float">
            <text:p>2138</text:p>
          </table:table-cell>
          <table:table-cell table:style-name="ce2" office:value-type="float" office:value="1000000002138" calcext:value-type="float">
            <text:p>10000000021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39" calcext:value-type="float">
            <text:p>20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38</text:p>
          </table:table-cell>
          <table:table-cell table:number-columns-repeated="250"/>
        </table:table-row>
        <table:table-row table:style-name="ro1">
          <table:table-cell table:style-name="ce2" office:value-type="float" office:value="2139" calcext:value-type="float">
            <text:p>2139</text:p>
          </table:table-cell>
          <table:table-cell table:style-name="ce2" office:value-type="float" office:value="1000000002139" calcext:value-type="float">
            <text:p>10000000021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40" calcext:value-type="float">
            <text:p>20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39</text:p>
          </table:table-cell>
          <table:table-cell table:number-columns-repeated="250"/>
        </table:table-row>
        <table:table-row table:style-name="ro1"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1000000002140" calcext:value-type="float">
            <text:p>10000000021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41" calcext:value-type="float">
            <text:p>20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40</text:p>
          </table:table-cell>
          <table:table-cell table:number-columns-repeated="250"/>
        </table:table-row>
        <table:table-row table:style-name="ro1">
          <table:table-cell table:style-name="ce2" office:value-type="float" office:value="2141" calcext:value-type="float">
            <text:p>2141</text:p>
          </table:table-cell>
          <table:table-cell table:style-name="ce2" office:value-type="float" office:value="1000000002141" calcext:value-type="float">
            <text:p>10000000021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42" calcext:value-type="float">
            <text:p>20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41</text:p>
          </table:table-cell>
          <table:table-cell table:number-columns-repeated="250"/>
        </table:table-row>
        <table:table-row table:style-name="ro1">
          <table:table-cell table:style-name="ce2" office:value-type="float" office:value="2142" calcext:value-type="float">
            <text:p>2142</text:p>
          </table:table-cell>
          <table:table-cell table:style-name="ce2" office:value-type="float" office:value="1000000002142" calcext:value-type="float">
            <text:p>10000000021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43" calcext:value-type="float">
            <text:p>20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42</text:p>
          </table:table-cell>
          <table:table-cell table:number-columns-repeated="250"/>
        </table:table-row>
        <table:table-row table:style-name="ro1">
          <table:table-cell table:style-name="ce2" office:value-type="float" office:value="2143" calcext:value-type="float">
            <text:p>2143</text:p>
          </table:table-cell>
          <table:table-cell table:style-name="ce2" office:value-type="float" office:value="1000000002143" calcext:value-type="float">
            <text:p>10000000021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44" calcext:value-type="float">
            <text:p>20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43</text:p>
          </table:table-cell>
          <table:table-cell table:number-columns-repeated="250"/>
        </table:table-row>
        <table:table-row table:style-name="ro1"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1000000002144" calcext:value-type="float">
            <text:p>10000000021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45" calcext:value-type="float">
            <text:p>20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44</text:p>
          </table:table-cell>
          <table:table-cell table:number-columns-repeated="250"/>
        </table:table-row>
        <table:table-row table:style-name="ro1"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1000000002145" calcext:value-type="float">
            <text:p>10000000021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46" calcext:value-type="float">
            <text:p>20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45</text:p>
          </table:table-cell>
          <table:table-cell table:number-columns-repeated="250"/>
        </table:table-row>
        <table:table-row table:style-name="ro1">
          <table:table-cell table:style-name="ce2" office:value-type="float" office:value="2146" calcext:value-type="float">
            <text:p>2146</text:p>
          </table:table-cell>
          <table:table-cell table:style-name="ce2" office:value-type="float" office:value="1000000002146" calcext:value-type="float">
            <text:p>10000000021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47" calcext:value-type="float">
            <text:p>20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46</text:p>
          </table:table-cell>
          <table:table-cell table:number-columns-repeated="250"/>
        </table:table-row>
        <table:table-row table:style-name="ro1">
          <table:table-cell table:style-name="ce2" office:value-type="float" office:value="2147" calcext:value-type="float">
            <text:p>2147</text:p>
          </table:table-cell>
          <table:table-cell table:style-name="ce2" office:value-type="float" office:value="1000000002147" calcext:value-type="float">
            <text:p>10000000021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48" calcext:value-type="float">
            <text:p>20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47</text:p>
          </table:table-cell>
          <table:table-cell table:number-columns-repeated="250"/>
        </table:table-row>
        <table:table-row table:style-name="ro1"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1000000002148" calcext:value-type="float">
            <text:p>10000000021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49" calcext:value-type="float">
            <text:p>20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48</text:p>
          </table:table-cell>
          <table:table-cell table:number-columns-repeated="250"/>
        </table:table-row>
        <table:table-row table:style-name="ro1"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1000000002149" calcext:value-type="float">
            <text:p>10000000021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50" calcext:value-type="float">
            <text:p>20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49</text:p>
          </table:table-cell>
          <table:table-cell table:number-columns-repeated="250"/>
        </table:table-row>
        <table:table-row table:style-name="ro1"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1000000002150" calcext:value-type="float">
            <text:p>10000000021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51" calcext:value-type="float">
            <text:p>20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50</text:p>
          </table:table-cell>
          <table:table-cell table:number-columns-repeated="250"/>
        </table:table-row>
        <table:table-row table:style-name="ro1"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1000000002151" calcext:value-type="float">
            <text:p>10000000021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52" calcext:value-type="float">
            <text:p>20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51</text:p>
          </table:table-cell>
          <table:table-cell table:number-columns-repeated="250"/>
        </table:table-row>
        <table:table-row table:style-name="ro1">
          <table:table-cell table:style-name="ce2" office:value-type="float" office:value="2152" calcext:value-type="float">
            <text:p>2152</text:p>
          </table:table-cell>
          <table:table-cell table:style-name="ce2" office:value-type="float" office:value="1000000002152" calcext:value-type="float">
            <text:p>10000000021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53" calcext:value-type="float">
            <text:p>20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52</text:p>
          </table:table-cell>
          <table:table-cell table:number-columns-repeated="250"/>
        </table:table-row>
        <table:table-row table:style-name="ro1"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1000000002153" calcext:value-type="float">
            <text:p>10000000021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54" calcext:value-type="float">
            <text:p>20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53</text:p>
          </table:table-cell>
          <table:table-cell table:number-columns-repeated="250"/>
        </table:table-row>
        <table:table-row table:style-name="ro1"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1000000002154" calcext:value-type="float">
            <text:p>10000000021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55" calcext:value-type="float">
            <text:p>20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54</text:p>
          </table:table-cell>
          <table:table-cell table:number-columns-repeated="250"/>
        </table:table-row>
        <table:table-row table:style-name="ro1">
          <table:table-cell table:style-name="ce2" office:value-type="float" office:value="2155" calcext:value-type="float">
            <text:p>2155</text:p>
          </table:table-cell>
          <table:table-cell table:style-name="ce2" office:value-type="float" office:value="1000000002155" calcext:value-type="float">
            <text:p>10000000021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56" calcext:value-type="float">
            <text:p>20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55</text:p>
          </table:table-cell>
          <table:table-cell table:number-columns-repeated="250"/>
        </table:table-row>
        <table:table-row table:style-name="ro1"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1000000002156" calcext:value-type="float">
            <text:p>10000000021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57" calcext:value-type="float">
            <text:p>20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56</text:p>
          </table:table-cell>
          <table:table-cell table:number-columns-repeated="250"/>
        </table:table-row>
        <table:table-row table:style-name="ro1">
          <table:table-cell table:style-name="ce2" office:value-type="float" office:value="2157" calcext:value-type="float">
            <text:p>2157</text:p>
          </table:table-cell>
          <table:table-cell table:style-name="ce2" office:value-type="float" office:value="1000000002157" calcext:value-type="float">
            <text:p>10000000021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58" calcext:value-type="float">
            <text:p>20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57</text:p>
          </table:table-cell>
          <table:table-cell table:number-columns-repeated="250"/>
        </table:table-row>
        <table:table-row table:style-name="ro1"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1000000002158" calcext:value-type="float">
            <text:p>10000000021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59" calcext:value-type="float">
            <text:p>20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58</text:p>
          </table:table-cell>
          <table:table-cell table:number-columns-repeated="250"/>
        </table:table-row>
        <table:table-row table:style-name="ro1">
          <table:table-cell table:style-name="ce2" office:value-type="float" office:value="2159" calcext:value-type="float">
            <text:p>2159</text:p>
          </table:table-cell>
          <table:table-cell table:style-name="ce2" office:value-type="float" office:value="1000000002159" calcext:value-type="float">
            <text:p>10000000021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60" calcext:value-type="float">
            <text:p>20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59</text:p>
          </table:table-cell>
          <table:table-cell table:number-columns-repeated="250"/>
        </table:table-row>
        <table:table-row table:style-name="ro1"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1000000002160" calcext:value-type="float">
            <text:p>10000000021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61" calcext:value-type="float">
            <text:p>20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60</text:p>
          </table:table-cell>
          <table:table-cell table:number-columns-repeated="250"/>
        </table:table-row>
        <table:table-row table:style-name="ro1">
          <table:table-cell table:style-name="ce2" office:value-type="float" office:value="2161" calcext:value-type="float">
            <text:p>2161</text:p>
          </table:table-cell>
          <table:table-cell table:style-name="ce2" office:value-type="float" office:value="1000000002161" calcext:value-type="float">
            <text:p>10000000021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62" calcext:value-type="float">
            <text:p>20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61</text:p>
          </table:table-cell>
          <table:table-cell table:number-columns-repeated="250"/>
        </table:table-row>
        <table:table-row table:style-name="ro1">
          <table:table-cell table:style-name="ce2" office:value-type="float" office:value="2162" calcext:value-type="float">
            <text:p>2162</text:p>
          </table:table-cell>
          <table:table-cell table:style-name="ce2" office:value-type="float" office:value="1000000002162" calcext:value-type="float">
            <text:p>10000000021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63" calcext:value-type="float">
            <text:p>20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62</text:p>
          </table:table-cell>
          <table:table-cell table:number-columns-repeated="250"/>
        </table:table-row>
        <table:table-row table:style-name="ro1"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1000000002163" calcext:value-type="float">
            <text:p>10000000021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64" calcext:value-type="float">
            <text:p>20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63</text:p>
          </table:table-cell>
          <table:table-cell table:number-columns-repeated="250"/>
        </table:table-row>
        <table:table-row table:style-name="ro1">
          <table:table-cell table:style-name="ce2" office:value-type="float" office:value="2164" calcext:value-type="float">
            <text:p>2164</text:p>
          </table:table-cell>
          <table:table-cell table:style-name="ce2" office:value-type="float" office:value="1000000002164" calcext:value-type="float">
            <text:p>10000000021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65" calcext:value-type="float">
            <text:p>20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64</text:p>
          </table:table-cell>
          <table:table-cell table:number-columns-repeated="250"/>
        </table:table-row>
        <table:table-row table:style-name="ro1"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1000000002165" calcext:value-type="float">
            <text:p>10000000021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66" calcext:value-type="float">
            <text:p>20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65</text:p>
          </table:table-cell>
          <table:table-cell table:number-columns-repeated="250"/>
        </table:table-row>
        <table:table-row table:style-name="ro1"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1000000002166" calcext:value-type="float">
            <text:p>10000000021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67" calcext:value-type="float">
            <text:p>20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66</text:p>
          </table:table-cell>
          <table:table-cell table:number-columns-repeated="250"/>
        </table:table-row>
        <table:table-row table:style-name="ro1">
          <table:table-cell table:style-name="ce2" office:value-type="float" office:value="2167" calcext:value-type="float">
            <text:p>2167</text:p>
          </table:table-cell>
          <table:table-cell table:style-name="ce2" office:value-type="float" office:value="1000000002167" calcext:value-type="float">
            <text:p>10000000021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68" calcext:value-type="float">
            <text:p>20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67</text:p>
          </table:table-cell>
          <table:table-cell table:number-columns-repeated="250"/>
        </table:table-row>
        <table:table-row table:style-name="ro1">
          <table:table-cell table:style-name="ce2" office:value-type="float" office:value="2168" calcext:value-type="float">
            <text:p>2168</text:p>
          </table:table-cell>
          <table:table-cell table:style-name="ce2" office:value-type="float" office:value="1000000002168" calcext:value-type="float">
            <text:p>10000000021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69" calcext:value-type="float">
            <text:p>20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68</text:p>
          </table:table-cell>
          <table:table-cell table:number-columns-repeated="250"/>
        </table:table-row>
        <table:table-row table:style-name="ro1">
          <table:table-cell table:style-name="ce2" office:value-type="float" office:value="2169" calcext:value-type="float">
            <text:p>2169</text:p>
          </table:table-cell>
          <table:table-cell table:style-name="ce2" office:value-type="float" office:value="1000000002169" calcext:value-type="float">
            <text:p>10000000021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70" calcext:value-type="float">
            <text:p>20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69</text:p>
          </table:table-cell>
          <table:table-cell table:number-columns-repeated="250"/>
        </table:table-row>
        <table:table-row table:style-name="ro1"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1000000002170" calcext:value-type="float">
            <text:p>10000000021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71" calcext:value-type="float">
            <text:p>20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70</text:p>
          </table:table-cell>
          <table:table-cell table:number-columns-repeated="250"/>
        </table:table-row>
        <table:table-row table:style-name="ro1"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1000000002171" calcext:value-type="float">
            <text:p>10000000021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72" calcext:value-type="float">
            <text:p>20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71</text:p>
          </table:table-cell>
          <table:table-cell table:number-columns-repeated="250"/>
        </table:table-row>
        <table:table-row table:style-name="ro1"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1000000002172" calcext:value-type="float">
            <text:p>10000000021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73" calcext:value-type="float">
            <text:p>20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72</text:p>
          </table:table-cell>
          <table:table-cell table:number-columns-repeated="250"/>
        </table:table-row>
        <table:table-row table:style-name="ro1"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000000002173" calcext:value-type="float">
            <text:p>10000000021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74" calcext:value-type="float">
            <text:p>20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73</text:p>
          </table:table-cell>
          <table:table-cell table:number-columns-repeated="250"/>
        </table:table-row>
        <table:table-row table:style-name="ro1"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000000002174" calcext:value-type="float">
            <text:p>10000000021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75" calcext:value-type="float">
            <text:p>20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74</text:p>
          </table:table-cell>
          <table:table-cell table:number-columns-repeated="250"/>
        </table:table-row>
        <table:table-row table:style-name="ro1"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1000000002175" calcext:value-type="float">
            <text:p>10000000021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76" calcext:value-type="float">
            <text:p>20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75</text:p>
          </table:table-cell>
          <table:table-cell table:number-columns-repeated="250"/>
        </table:table-row>
        <table:table-row table:style-name="ro1"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1000000002176" calcext:value-type="float">
            <text:p>10000000021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77" calcext:value-type="float">
            <text:p>20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76</text:p>
          </table:table-cell>
          <table:table-cell table:number-columns-repeated="250"/>
        </table:table-row>
        <table:table-row table:style-name="ro1"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1000000002177" calcext:value-type="float">
            <text:p>10000000021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78" calcext:value-type="float">
            <text:p>20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77</text:p>
          </table:table-cell>
          <table:table-cell table:number-columns-repeated="250"/>
        </table:table-row>
        <table:table-row table:style-name="ro1"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1000000002178" calcext:value-type="float">
            <text:p>10000000021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79" calcext:value-type="float">
            <text:p>20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78</text:p>
          </table:table-cell>
          <table:table-cell table:number-columns-repeated="250"/>
        </table:table-row>
        <table:table-row table:style-name="ro1">
          <table:table-cell table:style-name="ce2" office:value-type="float" office:value="2179" calcext:value-type="float">
            <text:p>2179</text:p>
          </table:table-cell>
          <table:table-cell table:style-name="ce2" office:value-type="float" office:value="1000000002179" calcext:value-type="float">
            <text:p>10000000021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80" calcext:value-type="float">
            <text:p>20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79</text:p>
          </table:table-cell>
          <table:table-cell table:number-columns-repeated="250"/>
        </table:table-row>
        <table:table-row table:style-name="ro1"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1000000002180" calcext:value-type="float">
            <text:p>10000000021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81" calcext:value-type="float">
            <text:p>20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80</text:p>
          </table:table-cell>
          <table:table-cell table:number-columns-repeated="250"/>
        </table:table-row>
        <table:table-row table:style-name="ro1"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1000000002181" calcext:value-type="float">
            <text:p>10000000021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82" calcext:value-type="float">
            <text:p>20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81</text:p>
          </table:table-cell>
          <table:table-cell table:number-columns-repeated="250"/>
        </table:table-row>
        <table:table-row table:style-name="ro1"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1000000002182" calcext:value-type="float">
            <text:p>10000000021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83" calcext:value-type="float">
            <text:p>20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82</text:p>
          </table:table-cell>
          <table:table-cell table:number-columns-repeated="250"/>
        </table:table-row>
        <table:table-row table:style-name="ro1"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1000000002183" calcext:value-type="float">
            <text:p>10000000021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84" calcext:value-type="float">
            <text:p>20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83</text:p>
          </table:table-cell>
          <table:table-cell table:number-columns-repeated="250"/>
        </table:table-row>
        <table:table-row table:style-name="ro1">
          <table:table-cell table:style-name="ce2" office:value-type="float" office:value="2184" calcext:value-type="float">
            <text:p>2184</text:p>
          </table:table-cell>
          <table:table-cell table:style-name="ce2" office:value-type="float" office:value="1000000002184" calcext:value-type="float">
            <text:p>10000000021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85" calcext:value-type="float">
            <text:p>20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84</text:p>
          </table:table-cell>
          <table:table-cell table:number-columns-repeated="250"/>
        </table:table-row>
        <table:table-row table:style-name="ro1"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1000000002185" calcext:value-type="float">
            <text:p>10000000021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86" calcext:value-type="float">
            <text:p>20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85</text:p>
          </table:table-cell>
          <table:table-cell table:number-columns-repeated="250"/>
        </table:table-row>
        <table:table-row table:style-name="ro1">
          <table:table-cell table:style-name="ce2" office:value-type="float" office:value="2186" calcext:value-type="float">
            <text:p>2186</text:p>
          </table:table-cell>
          <table:table-cell table:style-name="ce2" office:value-type="float" office:value="1000000002186" calcext:value-type="float">
            <text:p>10000000021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87" calcext:value-type="float">
            <text:p>20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86</text:p>
          </table:table-cell>
          <table:table-cell table:number-columns-repeated="250"/>
        </table:table-row>
        <table:table-row table:style-name="ro1">
          <table:table-cell table:style-name="ce2" office:value-type="float" office:value="2187" calcext:value-type="float">
            <text:p>2187</text:p>
          </table:table-cell>
          <table:table-cell table:style-name="ce2" office:value-type="float" office:value="1000000002187" calcext:value-type="float">
            <text:p>10000000021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88" calcext:value-type="float">
            <text:p>20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87</text:p>
          </table:table-cell>
          <table:table-cell table:number-columns-repeated="250"/>
        </table:table-row>
        <table:table-row table:style-name="ro1">
          <table:table-cell table:style-name="ce2" office:value-type="float" office:value="2188" calcext:value-type="float">
            <text:p>2188</text:p>
          </table:table-cell>
          <table:table-cell table:style-name="ce2" office:value-type="float" office:value="1000000002188" calcext:value-type="float">
            <text:p>10000000021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89" calcext:value-type="float">
            <text:p>20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88</text:p>
          </table:table-cell>
          <table:table-cell table:number-columns-repeated="250"/>
        </table:table-row>
        <table:table-row table:style-name="ro1">
          <table:table-cell table:style-name="ce2" office:value-type="float" office:value="2189" calcext:value-type="float">
            <text:p>2189</text:p>
          </table:table-cell>
          <table:table-cell table:style-name="ce2" office:value-type="float" office:value="1000000002189" calcext:value-type="float">
            <text:p>10000000021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90" calcext:value-type="float">
            <text:p>20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89</text:p>
          </table:table-cell>
          <table:table-cell table:number-columns-repeated="250"/>
        </table:table-row>
        <table:table-row table:style-name="ro1"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1000000002190" calcext:value-type="float">
            <text:p>10000000021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91" calcext:value-type="float">
            <text:p>20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90</text:p>
          </table:table-cell>
          <table:table-cell table:number-columns-repeated="250"/>
        </table:table-row>
        <table:table-row table:style-name="ro1"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1000000002191" calcext:value-type="float">
            <text:p>10000000021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92" calcext:value-type="float">
            <text:p>20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91</text:p>
          </table:table-cell>
          <table:table-cell table:number-columns-repeated="250"/>
        </table:table-row>
        <table:table-row table:style-name="ro1">
          <table:table-cell table:style-name="ce2" office:value-type="float" office:value="2192" calcext:value-type="float">
            <text:p>2192</text:p>
          </table:table-cell>
          <table:table-cell table:style-name="ce2" office:value-type="float" office:value="1000000002192" calcext:value-type="float">
            <text:p>10000000021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93" calcext:value-type="float">
            <text:p>20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92</text:p>
          </table:table-cell>
          <table:table-cell table:number-columns-repeated="250"/>
        </table:table-row>
        <table:table-row table:style-name="ro1">
          <table:table-cell table:style-name="ce2" office:value-type="float" office:value="2193" calcext:value-type="float">
            <text:p>2193</text:p>
          </table:table-cell>
          <table:table-cell table:style-name="ce2" office:value-type="float" office:value="1000000002193" calcext:value-type="float">
            <text:p>10000000021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94" calcext:value-type="float">
            <text:p>20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93</text:p>
          </table:table-cell>
          <table:table-cell table:number-columns-repeated="250"/>
        </table:table-row>
        <table:table-row table:style-name="ro1"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1000000002194" calcext:value-type="float">
            <text:p>10000000021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95" calcext:value-type="float">
            <text:p>20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94</text:p>
          </table:table-cell>
          <table:table-cell table:number-columns-repeated="250"/>
        </table:table-row>
        <table:table-row table:style-name="ro1">
          <table:table-cell table:style-name="ce2" office:value-type="float" office:value="2195" calcext:value-type="float">
            <text:p>2195</text:p>
          </table:table-cell>
          <table:table-cell table:style-name="ce2" office:value-type="float" office:value="1000000002195" calcext:value-type="float">
            <text:p>10000000021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96" calcext:value-type="float">
            <text:p>20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95</text:p>
          </table:table-cell>
          <table:table-cell table:number-columns-repeated="250"/>
        </table:table-row>
        <table:table-row table:style-name="ro1"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1000000002196" calcext:value-type="float">
            <text:p>10000000021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97" calcext:value-type="float">
            <text:p>20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96</text:p>
          </table:table-cell>
          <table:table-cell table:number-columns-repeated="250"/>
        </table:table-row>
        <table:table-row table:style-name="ro1"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1000000002197" calcext:value-type="float">
            <text:p>10000000021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98" calcext:value-type="float">
            <text:p>20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97</text:p>
          </table:table-cell>
          <table:table-cell table:number-columns-repeated="250"/>
        </table:table-row>
        <table:table-row table:style-name="ro1">
          <table:table-cell table:style-name="ce2" office:value-type="float" office:value="2198" calcext:value-type="float">
            <text:p>2198</text:p>
          </table:table-cell>
          <table:table-cell table:style-name="ce2" office:value-type="float" office:value="1000000002198" calcext:value-type="float">
            <text:p>10000000021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099" calcext:value-type="float">
            <text:p>20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98</text:p>
          </table:table-cell>
          <table:table-cell table:number-columns-repeated="250"/>
        </table:table-row>
        <table:table-row table:style-name="ro1"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1000000002199" calcext:value-type="float">
            <text:p>10000000021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00" calcext:value-type="float">
            <text:p>21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099</text:p>
          </table:table-cell>
          <table:table-cell table:number-columns-repeated="250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1000000002200" calcext:value-type="float">
            <text:p>10000000022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01" calcext:value-type="float">
            <text:p>21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00</text:p>
          </table:table-cell>
          <table:table-cell table:number-columns-repeated="250"/>
        </table:table-row>
        <table:table-row table:style-name="ro1"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1000000002201" calcext:value-type="float">
            <text:p>10000000022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02" calcext:value-type="float">
            <text:p>21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01</text:p>
          </table:table-cell>
          <table:table-cell table:number-columns-repeated="250"/>
        </table:table-row>
        <table:table-row table:style-name="ro1">
          <table:table-cell table:style-name="ce2" office:value-type="float" office:value="2202" calcext:value-type="float">
            <text:p>2202</text:p>
          </table:table-cell>
          <table:table-cell table:style-name="ce2" office:value-type="float" office:value="1000000002202" calcext:value-type="float">
            <text:p>10000000022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03" calcext:value-type="float">
            <text:p>21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02</text:p>
          </table:table-cell>
          <table:table-cell table:number-columns-repeated="250"/>
        </table:table-row>
        <table:table-row table:style-name="ro1">
          <table:table-cell table:style-name="ce2" office:value-type="float" office:value="2203" calcext:value-type="float">
            <text:p>2203</text:p>
          </table:table-cell>
          <table:table-cell table:style-name="ce2" office:value-type="float" office:value="1000000002203" calcext:value-type="float">
            <text:p>10000000022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04" calcext:value-type="float">
            <text:p>21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03</text:p>
          </table:table-cell>
          <table:table-cell table:number-columns-repeated="250"/>
        </table:table-row>
        <table:table-row table:style-name="ro1">
          <table:table-cell table:style-name="ce2" office:value-type="float" office:value="2204" calcext:value-type="float">
            <text:p>2204</text:p>
          </table:table-cell>
          <table:table-cell table:style-name="ce2" office:value-type="float" office:value="1000000002204" calcext:value-type="float">
            <text:p>10000000022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05" calcext:value-type="float">
            <text:p>21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04</text:p>
          </table:table-cell>
          <table:table-cell table:number-columns-repeated="250"/>
        </table:table-row>
        <table:table-row table:style-name="ro1">
          <table:table-cell table:style-name="ce2" office:value-type="float" office:value="2205" calcext:value-type="float">
            <text:p>2205</text:p>
          </table:table-cell>
          <table:table-cell table:style-name="ce2" office:value-type="float" office:value="1000000002205" calcext:value-type="float">
            <text:p>10000000022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06" calcext:value-type="float">
            <text:p>21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05</text:p>
          </table:table-cell>
          <table:table-cell table:number-columns-repeated="250"/>
        </table:table-row>
        <table:table-row table:style-name="ro1"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1000000002206" calcext:value-type="float">
            <text:p>10000000022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07" calcext:value-type="float">
            <text:p>21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06</text:p>
          </table:table-cell>
          <table:table-cell table:number-columns-repeated="250"/>
        </table:table-row>
        <table:table-row table:style-name="ro1"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1000000002207" calcext:value-type="float">
            <text:p>10000000022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08" calcext:value-type="float">
            <text:p>21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07</text:p>
          </table:table-cell>
          <table:table-cell table:number-columns-repeated="250"/>
        </table:table-row>
        <table:table-row table:style-name="ro1">
          <table:table-cell table:style-name="ce2" office:value-type="float" office:value="2208" calcext:value-type="float">
            <text:p>2208</text:p>
          </table:table-cell>
          <table:table-cell table:style-name="ce2" office:value-type="float" office:value="1000000002208" calcext:value-type="float">
            <text:p>10000000022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09" calcext:value-type="float">
            <text:p>21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08</text:p>
          </table:table-cell>
          <table:table-cell table:number-columns-repeated="250"/>
        </table:table-row>
        <table:table-row table:style-name="ro1">
          <table:table-cell table:style-name="ce2" office:value-type="float" office:value="2209" calcext:value-type="float">
            <text:p>2209</text:p>
          </table:table-cell>
          <table:table-cell table:style-name="ce2" office:value-type="float" office:value="1000000002209" calcext:value-type="float">
            <text:p>10000000022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10" calcext:value-type="float">
            <text:p>21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09</text:p>
          </table:table-cell>
          <table:table-cell table:number-columns-repeated="250"/>
        </table:table-row>
        <table:table-row table:style-name="ro1"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1000000002210" calcext:value-type="float">
            <text:p>10000000022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11" calcext:value-type="float">
            <text:p>21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10</text:p>
          </table:table-cell>
          <table:table-cell table:number-columns-repeated="250"/>
        </table:table-row>
        <table:table-row table:style-name="ro1">
          <table:table-cell table:style-name="ce2" office:value-type="float" office:value="2211" calcext:value-type="float">
            <text:p>2211</text:p>
          </table:table-cell>
          <table:table-cell table:style-name="ce2" office:value-type="float" office:value="1000000002211" calcext:value-type="float">
            <text:p>10000000022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12" calcext:value-type="float">
            <text:p>21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11</text:p>
          </table:table-cell>
          <table:table-cell table:number-columns-repeated="250"/>
        </table:table-row>
        <table:table-row table:style-name="ro1">
          <table:table-cell table:style-name="ce2" office:value-type="float" office:value="2212" calcext:value-type="float">
            <text:p>2212</text:p>
          </table:table-cell>
          <table:table-cell table:style-name="ce2" office:value-type="float" office:value="1000000002212" calcext:value-type="float">
            <text:p>10000000022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13" calcext:value-type="float">
            <text:p>21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12</text:p>
          </table:table-cell>
          <table:table-cell table:number-columns-repeated="250"/>
        </table:table-row>
        <table:table-row table:style-name="ro1"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1000000002213" calcext:value-type="float">
            <text:p>10000000022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14" calcext:value-type="float">
            <text:p>21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13</text:p>
          </table:table-cell>
          <table:table-cell table:number-columns-repeated="250"/>
        </table:table-row>
        <table:table-row table:style-name="ro1">
          <table:table-cell table:style-name="ce2" office:value-type="float" office:value="2214" calcext:value-type="float">
            <text:p>2214</text:p>
          </table:table-cell>
          <table:table-cell table:style-name="ce2" office:value-type="float" office:value="1000000002214" calcext:value-type="float">
            <text:p>10000000022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15" calcext:value-type="float">
            <text:p>21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14</text:p>
          </table:table-cell>
          <table:table-cell table:number-columns-repeated="250"/>
        </table:table-row>
        <table:table-row table:style-name="ro1">
          <table:table-cell table:style-name="ce2" office:value-type="float" office:value="2215" calcext:value-type="float">
            <text:p>2215</text:p>
          </table:table-cell>
          <table:table-cell table:style-name="ce2" office:value-type="float" office:value="1000000002215" calcext:value-type="float">
            <text:p>10000000022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16" calcext:value-type="float">
            <text:p>21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15</text:p>
          </table:table-cell>
          <table:table-cell table:number-columns-repeated="250"/>
        </table:table-row>
        <table:table-row table:style-name="ro1"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1000000002216" calcext:value-type="float">
            <text:p>10000000022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17" calcext:value-type="float">
            <text:p>21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16</text:p>
          </table:table-cell>
          <table:table-cell table:number-columns-repeated="250"/>
        </table:table-row>
        <table:table-row table:style-name="ro1"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1000000002217" calcext:value-type="float">
            <text:p>10000000022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18" calcext:value-type="float">
            <text:p>21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17</text:p>
          </table:table-cell>
          <table:table-cell table:number-columns-repeated="250"/>
        </table:table-row>
        <table:table-row table:style-name="ro1"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1000000002218" calcext:value-type="float">
            <text:p>10000000022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19" calcext:value-type="float">
            <text:p>21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18</text:p>
          </table:table-cell>
          <table:table-cell table:number-columns-repeated="250"/>
        </table:table-row>
        <table:table-row table:style-name="ro1"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1000000002219" calcext:value-type="float">
            <text:p>10000000022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20" calcext:value-type="float">
            <text:p>21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19</text:p>
          </table:table-cell>
          <table:table-cell table:number-columns-repeated="250"/>
        </table:table-row>
        <table:table-row table:style-name="ro1"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1000000002220" calcext:value-type="float">
            <text:p>10000000022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21" calcext:value-type="float">
            <text:p>21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20</text:p>
          </table:table-cell>
          <table:table-cell table:number-columns-repeated="250"/>
        </table:table-row>
        <table:table-row table:style-name="ro1"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1000000002221" calcext:value-type="float">
            <text:p>10000000022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22" calcext:value-type="float">
            <text:p>21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21</text:p>
          </table:table-cell>
          <table:table-cell table:number-columns-repeated="250"/>
        </table:table-row>
        <table:table-row table:style-name="ro1"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1000000002222" calcext:value-type="float">
            <text:p>10000000022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23" calcext:value-type="float">
            <text:p>21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22</text:p>
          </table:table-cell>
          <table:table-cell table:number-columns-repeated="250"/>
        </table:table-row>
        <table:table-row table:style-name="ro1"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1000000002223" calcext:value-type="float">
            <text:p>10000000022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24" calcext:value-type="float">
            <text:p>21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23</text:p>
          </table:table-cell>
          <table:table-cell table:number-columns-repeated="250"/>
        </table:table-row>
        <table:table-row table:style-name="ro1"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1000000002224" calcext:value-type="float">
            <text:p>10000000022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25" calcext:value-type="float">
            <text:p>21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24</text:p>
          </table:table-cell>
          <table:table-cell table:number-columns-repeated="250"/>
        </table:table-row>
        <table:table-row table:style-name="ro1"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1000000002225" calcext:value-type="float">
            <text:p>10000000022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26" calcext:value-type="float">
            <text:p>21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25</text:p>
          </table:table-cell>
          <table:table-cell table:number-columns-repeated="250"/>
        </table:table-row>
        <table:table-row table:style-name="ro1"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1000000002226" calcext:value-type="float">
            <text:p>10000000022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27" calcext:value-type="float">
            <text:p>21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26</text:p>
          </table:table-cell>
          <table:table-cell table:number-columns-repeated="250"/>
        </table:table-row>
        <table:table-row table:style-name="ro1"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1000000002227" calcext:value-type="float">
            <text:p>10000000022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28" calcext:value-type="float">
            <text:p>21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27</text:p>
          </table:table-cell>
          <table:table-cell table:number-columns-repeated="250"/>
        </table:table-row>
        <table:table-row table:style-name="ro1"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1000000002228" calcext:value-type="float">
            <text:p>10000000022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29" calcext:value-type="float">
            <text:p>21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28</text:p>
          </table:table-cell>
          <table:table-cell table:number-columns-repeated="250"/>
        </table:table-row>
        <table:table-row table:style-name="ro1">
          <table:table-cell table:style-name="ce2" office:value-type="float" office:value="2229" calcext:value-type="float">
            <text:p>2229</text:p>
          </table:table-cell>
          <table:table-cell table:style-name="ce2" office:value-type="float" office:value="1000000002229" calcext:value-type="float">
            <text:p>10000000022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30" calcext:value-type="float">
            <text:p>21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29</text:p>
          </table:table-cell>
          <table:table-cell table:number-columns-repeated="250"/>
        </table:table-row>
        <table:table-row table:style-name="ro1"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1000000002230" calcext:value-type="float">
            <text:p>10000000022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31" calcext:value-type="float">
            <text:p>21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30</text:p>
          </table:table-cell>
          <table:table-cell table:number-columns-repeated="250"/>
        </table:table-row>
        <table:table-row table:style-name="ro1"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1000000002231" calcext:value-type="float">
            <text:p>10000000022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32" calcext:value-type="float">
            <text:p>21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31</text:p>
          </table:table-cell>
          <table:table-cell table:number-columns-repeated="250"/>
        </table:table-row>
        <table:table-row table:style-name="ro1"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1000000002232" calcext:value-type="float">
            <text:p>10000000022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33" calcext:value-type="float">
            <text:p>21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32</text:p>
          </table:table-cell>
          <table:table-cell table:number-columns-repeated="250"/>
        </table:table-row>
        <table:table-row table:style-name="ro1">
          <table:table-cell table:style-name="ce2" office:value-type="float" office:value="2233" calcext:value-type="float">
            <text:p>2233</text:p>
          </table:table-cell>
          <table:table-cell table:style-name="ce2" office:value-type="float" office:value="1000000002233" calcext:value-type="float">
            <text:p>10000000022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34" calcext:value-type="float">
            <text:p>21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33</text:p>
          </table:table-cell>
          <table:table-cell table:number-columns-repeated="250"/>
        </table:table-row>
        <table:table-row table:style-name="ro1"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1000000002234" calcext:value-type="float">
            <text:p>10000000022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35" calcext:value-type="float">
            <text:p>21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34</text:p>
          </table:table-cell>
          <table:table-cell table:number-columns-repeated="250"/>
        </table:table-row>
        <table:table-row table:style-name="ro1"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000000002235" calcext:value-type="float">
            <text:p>10000000022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36" calcext:value-type="float">
            <text:p>21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35</text:p>
          </table:table-cell>
          <table:table-cell table:number-columns-repeated="250"/>
        </table:table-row>
        <table:table-row table:style-name="ro1"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000000002236" calcext:value-type="float">
            <text:p>10000000022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37" calcext:value-type="float">
            <text:p>21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36</text:p>
          </table:table-cell>
          <table:table-cell table:number-columns-repeated="250"/>
        </table:table-row>
        <table:table-row table:style-name="ro1">
          <table:table-cell table:style-name="ce2" office:value-type="float" office:value="2237" calcext:value-type="float">
            <text:p>2237</text:p>
          </table:table-cell>
          <table:table-cell table:style-name="ce2" office:value-type="float" office:value="1000000002237" calcext:value-type="float">
            <text:p>10000000022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38" calcext:value-type="float">
            <text:p>21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37</text:p>
          </table:table-cell>
          <table:table-cell table:number-columns-repeated="250"/>
        </table:table-row>
        <table:table-row table:style-name="ro1"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1000000002238" calcext:value-type="float">
            <text:p>10000000022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39" calcext:value-type="float">
            <text:p>21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38</text:p>
          </table:table-cell>
          <table:table-cell table:number-columns-repeated="250"/>
        </table:table-row>
        <table:table-row table:style-name="ro1">
          <table:table-cell table:style-name="ce2" office:value-type="float" office:value="2239" calcext:value-type="float">
            <text:p>2239</text:p>
          </table:table-cell>
          <table:table-cell table:style-name="ce2" office:value-type="float" office:value="1000000002239" calcext:value-type="float">
            <text:p>10000000022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40" calcext:value-type="float">
            <text:p>21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39</text:p>
          </table:table-cell>
          <table:table-cell table:number-columns-repeated="250"/>
        </table:table-row>
        <table:table-row table:style-name="ro1"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1000000002240" calcext:value-type="float">
            <text:p>10000000022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41" calcext:value-type="float">
            <text:p>21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40</text:p>
          </table:table-cell>
          <table:table-cell table:number-columns-repeated="250"/>
        </table:table-row>
        <table:table-row table:style-name="ro1"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1000000002241" calcext:value-type="float">
            <text:p>10000000022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42" calcext:value-type="float">
            <text:p>21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41</text:p>
          </table:table-cell>
          <table:table-cell table:number-columns-repeated="250"/>
        </table:table-row>
        <table:table-row table:style-name="ro1"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1000000002242" calcext:value-type="float">
            <text:p>10000000022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43" calcext:value-type="float">
            <text:p>21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42</text:p>
          </table:table-cell>
          <table:table-cell table:number-columns-repeated="250"/>
        </table:table-row>
        <table:table-row table:style-name="ro1">
          <table:table-cell table:style-name="ce2" office:value-type="float" office:value="2243" calcext:value-type="float">
            <text:p>2243</text:p>
          </table:table-cell>
          <table:table-cell table:style-name="ce2" office:value-type="float" office:value="1000000002243" calcext:value-type="float">
            <text:p>10000000022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44" calcext:value-type="float">
            <text:p>21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43</text:p>
          </table:table-cell>
          <table:table-cell table:number-columns-repeated="250"/>
        </table:table-row>
        <table:table-row table:style-name="ro1"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1000000002244" calcext:value-type="float">
            <text:p>10000000022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45" calcext:value-type="float">
            <text:p>21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44</text:p>
          </table:table-cell>
          <table:table-cell table:number-columns-repeated="250"/>
        </table:table-row>
        <table:table-row table:style-name="ro1"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1000000002245" calcext:value-type="float">
            <text:p>10000000022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46" calcext:value-type="float">
            <text:p>21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45</text:p>
          </table:table-cell>
          <table:table-cell table:number-columns-repeated="250"/>
        </table:table-row>
        <table:table-row table:style-name="ro1"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1000000002246" calcext:value-type="float">
            <text:p>10000000022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47" calcext:value-type="float">
            <text:p>21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46</text:p>
          </table:table-cell>
          <table:table-cell table:number-columns-repeated="250"/>
        </table:table-row>
        <table:table-row table:style-name="ro1"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1000000002247" calcext:value-type="float">
            <text:p>10000000022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48" calcext:value-type="float">
            <text:p>21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47</text:p>
          </table:table-cell>
          <table:table-cell table:number-columns-repeated="250"/>
        </table:table-row>
        <table:table-row table:style-name="ro1"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1000000002248" calcext:value-type="float">
            <text:p>10000000022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49" calcext:value-type="float">
            <text:p>21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48</text:p>
          </table:table-cell>
          <table:table-cell table:number-columns-repeated="250"/>
        </table:table-row>
        <table:table-row table:style-name="ro1"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1000000002249" calcext:value-type="float">
            <text:p>10000000022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50" calcext:value-type="float">
            <text:p>21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49</text:p>
          </table:table-cell>
          <table:table-cell table:number-columns-repeated="250"/>
        </table:table-row>
        <table:table-row table:style-name="ro1"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1000000002250" calcext:value-type="float">
            <text:p>10000000022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51" calcext:value-type="float">
            <text:p>21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50</text:p>
          </table:table-cell>
          <table:table-cell table:number-columns-repeated="250"/>
        </table:table-row>
        <table:table-row table:style-name="ro1">
          <table:table-cell table:style-name="ce2" office:value-type="float" office:value="2251" calcext:value-type="float">
            <text:p>2251</text:p>
          </table:table-cell>
          <table:table-cell table:style-name="ce2" office:value-type="float" office:value="1000000002251" calcext:value-type="float">
            <text:p>10000000022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52" calcext:value-type="float">
            <text:p>21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51</text:p>
          </table:table-cell>
          <table:table-cell table:number-columns-repeated="250"/>
        </table:table-row>
        <table:table-row table:style-name="ro1"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1000000002252" calcext:value-type="float">
            <text:p>10000000022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53" calcext:value-type="float">
            <text:p>21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52</text:p>
          </table:table-cell>
          <table:table-cell table:number-columns-repeated="250"/>
        </table:table-row>
        <table:table-row table:style-name="ro1">
          <table:table-cell table:style-name="ce2" office:value-type="float" office:value="2253" calcext:value-type="float">
            <text:p>2253</text:p>
          </table:table-cell>
          <table:table-cell table:style-name="ce2" office:value-type="float" office:value="1000000002253" calcext:value-type="float">
            <text:p>10000000022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54" calcext:value-type="float">
            <text:p>21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53</text:p>
          </table:table-cell>
          <table:table-cell table:number-columns-repeated="250"/>
        </table:table-row>
        <table:table-row table:style-name="ro1">
          <table:table-cell table:style-name="ce2" office:value-type="float" office:value="2254" calcext:value-type="float">
            <text:p>2254</text:p>
          </table:table-cell>
          <table:table-cell table:style-name="ce2" office:value-type="float" office:value="1000000002254" calcext:value-type="float">
            <text:p>10000000022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55" calcext:value-type="float">
            <text:p>21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54</text:p>
          </table:table-cell>
          <table:table-cell table:number-columns-repeated="250"/>
        </table:table-row>
        <table:table-row table:style-name="ro1">
          <table:table-cell table:style-name="ce2" office:value-type="float" office:value="2255" calcext:value-type="float">
            <text:p>2255</text:p>
          </table:table-cell>
          <table:table-cell table:style-name="ce2" office:value-type="float" office:value="1000000002255" calcext:value-type="float">
            <text:p>10000000022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56" calcext:value-type="float">
            <text:p>21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55</text:p>
          </table:table-cell>
          <table:table-cell table:number-columns-repeated="250"/>
        </table:table-row>
        <table:table-row table:style-name="ro1"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1000000002256" calcext:value-type="float">
            <text:p>10000000022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57" calcext:value-type="float">
            <text:p>21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56</text:p>
          </table:table-cell>
          <table:table-cell table:number-columns-repeated="250"/>
        </table:table-row>
        <table:table-row table:style-name="ro1">
          <table:table-cell table:style-name="ce2" office:value-type="float" office:value="2257" calcext:value-type="float">
            <text:p>2257</text:p>
          </table:table-cell>
          <table:table-cell table:style-name="ce2" office:value-type="float" office:value="1000000002257" calcext:value-type="float">
            <text:p>10000000022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58" calcext:value-type="float">
            <text:p>21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57</text:p>
          </table:table-cell>
          <table:table-cell table:number-columns-repeated="250"/>
        </table:table-row>
        <table:table-row table:style-name="ro1">
          <table:table-cell table:style-name="ce2" office:value-type="float" office:value="2258" calcext:value-type="float">
            <text:p>2258</text:p>
          </table:table-cell>
          <table:table-cell table:style-name="ce2" office:value-type="float" office:value="1000000002258" calcext:value-type="float">
            <text:p>10000000022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59" calcext:value-type="float">
            <text:p>21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58</text:p>
          </table:table-cell>
          <table:table-cell table:number-columns-repeated="250"/>
        </table:table-row>
        <table:table-row table:style-name="ro1">
          <table:table-cell table:style-name="ce2" office:value-type="float" office:value="2259" calcext:value-type="float">
            <text:p>2259</text:p>
          </table:table-cell>
          <table:table-cell table:style-name="ce2" office:value-type="float" office:value="1000000002259" calcext:value-type="float">
            <text:p>10000000022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60" calcext:value-type="float">
            <text:p>21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59</text:p>
          </table:table-cell>
          <table:table-cell table:number-columns-repeated="250"/>
        </table:table-row>
        <table:table-row table:style-name="ro1"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1000000002260" calcext:value-type="float">
            <text:p>10000000022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61" calcext:value-type="float">
            <text:p>21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60</text:p>
          </table:table-cell>
          <table:table-cell table:number-columns-repeated="250"/>
        </table:table-row>
        <table:table-row table:style-name="ro1">
          <table:table-cell table:style-name="ce2" office:value-type="float" office:value="2261" calcext:value-type="float">
            <text:p>2261</text:p>
          </table:table-cell>
          <table:table-cell table:style-name="ce2" office:value-type="float" office:value="1000000002261" calcext:value-type="float">
            <text:p>10000000022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62" calcext:value-type="float">
            <text:p>21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61</text:p>
          </table:table-cell>
          <table:table-cell table:number-columns-repeated="250"/>
        </table:table-row>
        <table:table-row table:style-name="ro1">
          <table:table-cell table:style-name="ce2" office:value-type="float" office:value="2262" calcext:value-type="float">
            <text:p>2262</text:p>
          </table:table-cell>
          <table:table-cell table:style-name="ce2" office:value-type="float" office:value="1000000002262" calcext:value-type="float">
            <text:p>10000000022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63" calcext:value-type="float">
            <text:p>21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62</text:p>
          </table:table-cell>
          <table:table-cell table:number-columns-repeated="250"/>
        </table:table-row>
        <table:table-row table:style-name="ro1">
          <table:table-cell table:style-name="ce2" office:value-type="float" office:value="2263" calcext:value-type="float">
            <text:p>2263</text:p>
          </table:table-cell>
          <table:table-cell table:style-name="ce2" office:value-type="float" office:value="1000000002263" calcext:value-type="float">
            <text:p>10000000022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64" calcext:value-type="float">
            <text:p>21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63</text:p>
          </table:table-cell>
          <table:table-cell table:number-columns-repeated="250"/>
        </table:table-row>
        <table:table-row table:style-name="ro1">
          <table:table-cell table:style-name="ce2" office:value-type="float" office:value="2264" calcext:value-type="float">
            <text:p>2264</text:p>
          </table:table-cell>
          <table:table-cell table:style-name="ce2" office:value-type="float" office:value="1000000002264" calcext:value-type="float">
            <text:p>10000000022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65" calcext:value-type="float">
            <text:p>21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64</text:p>
          </table:table-cell>
          <table:table-cell table:number-columns-repeated="250"/>
        </table:table-row>
        <table:table-row table:style-name="ro1">
          <table:table-cell table:style-name="ce2" office:value-type="float" office:value="2265" calcext:value-type="float">
            <text:p>2265</text:p>
          </table:table-cell>
          <table:table-cell table:style-name="ce2" office:value-type="float" office:value="1000000002265" calcext:value-type="float">
            <text:p>10000000022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66" calcext:value-type="float">
            <text:p>21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65</text:p>
          </table:table-cell>
          <table:table-cell table:number-columns-repeated="250"/>
        </table:table-row>
        <table:table-row table:style-name="ro1"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1000000002266" calcext:value-type="float">
            <text:p>10000000022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67" calcext:value-type="float">
            <text:p>21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66</text:p>
          </table:table-cell>
          <table:table-cell table:number-columns-repeated="250"/>
        </table:table-row>
        <table:table-row table:style-name="ro1">
          <table:table-cell table:style-name="ce2" office:value-type="float" office:value="2267" calcext:value-type="float">
            <text:p>2267</text:p>
          </table:table-cell>
          <table:table-cell table:style-name="ce2" office:value-type="float" office:value="1000000002267" calcext:value-type="float">
            <text:p>10000000022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68" calcext:value-type="float">
            <text:p>21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67</text:p>
          </table:table-cell>
          <table:table-cell table:number-columns-repeated="250"/>
        </table:table-row>
        <table:table-row table:style-name="ro1">
          <table:table-cell table:style-name="ce2" office:value-type="float" office:value="2268" calcext:value-type="float">
            <text:p>2268</text:p>
          </table:table-cell>
          <table:table-cell table:style-name="ce2" office:value-type="float" office:value="1000000002268" calcext:value-type="float">
            <text:p>10000000022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69" calcext:value-type="float">
            <text:p>21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68</text:p>
          </table:table-cell>
          <table:table-cell table:number-columns-repeated="250"/>
        </table:table-row>
        <table:table-row table:style-name="ro1">
          <table:table-cell table:style-name="ce2" office:value-type="float" office:value="2269" calcext:value-type="float">
            <text:p>2269</text:p>
          </table:table-cell>
          <table:table-cell table:style-name="ce2" office:value-type="float" office:value="1000000002269" calcext:value-type="float">
            <text:p>10000000022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70" calcext:value-type="float">
            <text:p>21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69</text:p>
          </table:table-cell>
          <table:table-cell table:number-columns-repeated="250"/>
        </table:table-row>
        <table:table-row table:style-name="ro1">
          <table:table-cell table:style-name="ce2" office:value-type="float" office:value="2270" calcext:value-type="float">
            <text:p>2270</text:p>
          </table:table-cell>
          <table:table-cell table:style-name="ce2" office:value-type="float" office:value="1000000002270" calcext:value-type="float">
            <text:p>10000000022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71" calcext:value-type="float">
            <text:p>21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70</text:p>
          </table:table-cell>
          <table:table-cell table:number-columns-repeated="250"/>
        </table:table-row>
        <table:table-row table:style-name="ro1">
          <table:table-cell table:style-name="ce2" office:value-type="float" office:value="2271" calcext:value-type="float">
            <text:p>2271</text:p>
          </table:table-cell>
          <table:table-cell table:style-name="ce2" office:value-type="float" office:value="1000000002271" calcext:value-type="float">
            <text:p>10000000022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72" calcext:value-type="float">
            <text:p>21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71</text:p>
          </table:table-cell>
          <table:table-cell table:number-columns-repeated="250"/>
        </table:table-row>
        <table:table-row table:style-name="ro1">
          <table:table-cell table:style-name="ce2" office:value-type="float" office:value="2272" calcext:value-type="float">
            <text:p>2272</text:p>
          </table:table-cell>
          <table:table-cell table:style-name="ce2" office:value-type="float" office:value="1000000002272" calcext:value-type="float">
            <text:p>10000000022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73" calcext:value-type="float">
            <text:p>21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72</text:p>
          </table:table-cell>
          <table:table-cell table:number-columns-repeated="250"/>
        </table:table-row>
        <table:table-row table:style-name="ro1">
          <table:table-cell table:style-name="ce2" office:value-type="float" office:value="2273" calcext:value-type="float">
            <text:p>2273</text:p>
          </table:table-cell>
          <table:table-cell table:style-name="ce2" office:value-type="float" office:value="1000000002273" calcext:value-type="float">
            <text:p>10000000022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74" calcext:value-type="float">
            <text:p>21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73</text:p>
          </table:table-cell>
          <table:table-cell table:number-columns-repeated="250"/>
        </table:table-row>
        <table:table-row table:style-name="ro1">
          <table:table-cell table:style-name="ce2" office:value-type="float" office:value="2274" calcext:value-type="float">
            <text:p>2274</text:p>
          </table:table-cell>
          <table:table-cell table:style-name="ce2" office:value-type="float" office:value="1000000002274" calcext:value-type="float">
            <text:p>10000000022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75" calcext:value-type="float">
            <text:p>21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74</text:p>
          </table:table-cell>
          <table:table-cell table:number-columns-repeated="250"/>
        </table:table-row>
        <table:table-row table:style-name="ro1">
          <table:table-cell table:style-name="ce2" office:value-type="float" office:value="2275" calcext:value-type="float">
            <text:p>2275</text:p>
          </table:table-cell>
          <table:table-cell table:style-name="ce2" office:value-type="float" office:value="1000000002275" calcext:value-type="float">
            <text:p>10000000022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76" calcext:value-type="float">
            <text:p>21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75</text:p>
          </table:table-cell>
          <table:table-cell table:number-columns-repeated="250"/>
        </table:table-row>
        <table:table-row table:style-name="ro1">
          <table:table-cell table:style-name="ce2" office:value-type="float" office:value="2276" calcext:value-type="float">
            <text:p>2276</text:p>
          </table:table-cell>
          <table:table-cell table:style-name="ce2" office:value-type="float" office:value="1000000002276" calcext:value-type="float">
            <text:p>10000000022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77" calcext:value-type="float">
            <text:p>21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76</text:p>
          </table:table-cell>
          <table:table-cell table:number-columns-repeated="250"/>
        </table:table-row>
        <table:table-row table:style-name="ro1">
          <table:table-cell table:style-name="ce2" office:value-type="float" office:value="2277" calcext:value-type="float">
            <text:p>2277</text:p>
          </table:table-cell>
          <table:table-cell table:style-name="ce2" office:value-type="float" office:value="1000000002277" calcext:value-type="float">
            <text:p>10000000022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78" calcext:value-type="float">
            <text:p>21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77</text:p>
          </table:table-cell>
          <table:table-cell table:number-columns-repeated="250"/>
        </table:table-row>
        <table:table-row table:style-name="ro1">
          <table:table-cell table:style-name="ce2" office:value-type="float" office:value="2278" calcext:value-type="float">
            <text:p>2278</text:p>
          </table:table-cell>
          <table:table-cell table:style-name="ce2" office:value-type="float" office:value="1000000002278" calcext:value-type="float">
            <text:p>10000000022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79" calcext:value-type="float">
            <text:p>21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78</text:p>
          </table:table-cell>
          <table:table-cell table:number-columns-repeated="250"/>
        </table:table-row>
        <table:table-row table:style-name="ro1">
          <table:table-cell table:style-name="ce2" office:value-type="float" office:value="2279" calcext:value-type="float">
            <text:p>2279</text:p>
          </table:table-cell>
          <table:table-cell table:style-name="ce2" office:value-type="float" office:value="1000000002279" calcext:value-type="float">
            <text:p>10000000022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80" calcext:value-type="float">
            <text:p>21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79</text:p>
          </table:table-cell>
          <table:table-cell table:number-columns-repeated="250"/>
        </table:table-row>
        <table:table-row table:style-name="ro1"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1000000002280" calcext:value-type="float">
            <text:p>10000000022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81" calcext:value-type="float">
            <text:p>21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80</text:p>
          </table:table-cell>
          <table:table-cell table:number-columns-repeated="250"/>
        </table:table-row>
        <table:table-row table:style-name="ro1"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1000000002281" calcext:value-type="float">
            <text:p>10000000022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82" calcext:value-type="float">
            <text:p>21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81</text:p>
          </table:table-cell>
          <table:table-cell table:number-columns-repeated="250"/>
        </table:table-row>
        <table:table-row table:style-name="ro1"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000000002282" calcext:value-type="float">
            <text:p>10000000022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83" calcext:value-type="float">
            <text:p>21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82</text:p>
          </table:table-cell>
          <table:table-cell table:number-columns-repeated="250"/>
        </table:table-row>
        <table:table-row table:style-name="ro1">
          <table:table-cell table:style-name="ce2" office:value-type="float" office:value="2283" calcext:value-type="float">
            <text:p>2283</text:p>
          </table:table-cell>
          <table:table-cell table:style-name="ce2" office:value-type="float" office:value="1000000002283" calcext:value-type="float">
            <text:p>10000000022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84" calcext:value-type="float">
            <text:p>21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83</text:p>
          </table:table-cell>
          <table:table-cell table:number-columns-repeated="250"/>
        </table:table-row>
        <table:table-row table:style-name="ro1">
          <table:table-cell table:style-name="ce2" office:value-type="float" office:value="2284" calcext:value-type="float">
            <text:p>2284</text:p>
          </table:table-cell>
          <table:table-cell table:style-name="ce2" office:value-type="float" office:value="1000000002284" calcext:value-type="float">
            <text:p>10000000022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85" calcext:value-type="float">
            <text:p>21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84</text:p>
          </table:table-cell>
          <table:table-cell table:number-columns-repeated="250"/>
        </table:table-row>
        <table:table-row table:style-name="ro1">
          <table:table-cell table:style-name="ce2" office:value-type="float" office:value="2285" calcext:value-type="float">
            <text:p>2285</text:p>
          </table:table-cell>
          <table:table-cell table:style-name="ce2" office:value-type="float" office:value="1000000002285" calcext:value-type="float">
            <text:p>10000000022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86" calcext:value-type="float">
            <text:p>21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85</text:p>
          </table:table-cell>
          <table:table-cell table:number-columns-repeated="250"/>
        </table:table-row>
        <table:table-row table:style-name="ro1"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1000000002286" calcext:value-type="float">
            <text:p>10000000022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87" calcext:value-type="float">
            <text:p>21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86</text:p>
          </table:table-cell>
          <table:table-cell table:number-columns-repeated="250"/>
        </table:table-row>
        <table:table-row table:style-name="ro1">
          <table:table-cell table:style-name="ce2" office:value-type="float" office:value="2287" calcext:value-type="float">
            <text:p>2287</text:p>
          </table:table-cell>
          <table:table-cell table:style-name="ce2" office:value-type="float" office:value="1000000002287" calcext:value-type="float">
            <text:p>10000000022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88" calcext:value-type="float">
            <text:p>21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87</text:p>
          </table:table-cell>
          <table:table-cell table:number-columns-repeated="250"/>
        </table:table-row>
        <table:table-row table:style-name="ro1">
          <table:table-cell table:style-name="ce2" office:value-type="float" office:value="2288" calcext:value-type="float">
            <text:p>2288</text:p>
          </table:table-cell>
          <table:table-cell table:style-name="ce2" office:value-type="float" office:value="1000000002288" calcext:value-type="float">
            <text:p>10000000022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89" calcext:value-type="float">
            <text:p>21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88</text:p>
          </table:table-cell>
          <table:table-cell table:number-columns-repeated="250"/>
        </table:table-row>
        <table:table-row table:style-name="ro1">
          <table:table-cell table:style-name="ce2" office:value-type="float" office:value="2289" calcext:value-type="float">
            <text:p>2289</text:p>
          </table:table-cell>
          <table:table-cell table:style-name="ce2" office:value-type="float" office:value="1000000002289" calcext:value-type="float">
            <text:p>10000000022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90" calcext:value-type="float">
            <text:p>21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89</text:p>
          </table:table-cell>
          <table:table-cell table:number-columns-repeated="250"/>
        </table:table-row>
        <table:table-row table:style-name="ro1"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1000000002290" calcext:value-type="float">
            <text:p>10000000022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91" calcext:value-type="float">
            <text:p>21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90</text:p>
          </table:table-cell>
          <table:table-cell table:number-columns-repeated="250"/>
        </table:table-row>
        <table:table-row table:style-name="ro1">
          <table:table-cell table:style-name="ce2" office:value-type="float" office:value="2291" calcext:value-type="float">
            <text:p>2291</text:p>
          </table:table-cell>
          <table:table-cell table:style-name="ce2" office:value-type="float" office:value="1000000002291" calcext:value-type="float">
            <text:p>10000000022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92" calcext:value-type="float">
            <text:p>21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91</text:p>
          </table:table-cell>
          <table:table-cell table:number-columns-repeated="250"/>
        </table:table-row>
        <table:table-row table:style-name="ro1">
          <table:table-cell table:style-name="ce2" office:value-type="float" office:value="2292" calcext:value-type="float">
            <text:p>2292</text:p>
          </table:table-cell>
          <table:table-cell table:style-name="ce2" office:value-type="float" office:value="1000000002292" calcext:value-type="float">
            <text:p>10000000022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93" calcext:value-type="float">
            <text:p>21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92</text:p>
          </table:table-cell>
          <table:table-cell table:number-columns-repeated="250"/>
        </table:table-row>
        <table:table-row table:style-name="ro1">
          <table:table-cell table:style-name="ce2" office:value-type="float" office:value="2293" calcext:value-type="float">
            <text:p>2293</text:p>
          </table:table-cell>
          <table:table-cell table:style-name="ce2" office:value-type="float" office:value="1000000002293" calcext:value-type="float">
            <text:p>10000000022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94" calcext:value-type="float">
            <text:p>21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93</text:p>
          </table:table-cell>
          <table:table-cell table:number-columns-repeated="250"/>
        </table:table-row>
        <table:table-row table:style-name="ro1">
          <table:table-cell table:style-name="ce2" office:value-type="float" office:value="2294" calcext:value-type="float">
            <text:p>2294</text:p>
          </table:table-cell>
          <table:table-cell table:style-name="ce2" office:value-type="float" office:value="1000000002294" calcext:value-type="float">
            <text:p>10000000022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95" calcext:value-type="float">
            <text:p>21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94</text:p>
          </table:table-cell>
          <table:table-cell table:number-columns-repeated="250"/>
        </table:table-row>
        <table:table-row table:style-name="ro1">
          <table:table-cell table:style-name="ce2" office:value-type="float" office:value="2295" calcext:value-type="float">
            <text:p>2295</text:p>
          </table:table-cell>
          <table:table-cell table:style-name="ce2" office:value-type="float" office:value="1000000002295" calcext:value-type="float">
            <text:p>10000000022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96" calcext:value-type="float">
            <text:p>21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95</text:p>
          </table:table-cell>
          <table:table-cell table:number-columns-repeated="250"/>
        </table:table-row>
        <table:table-row table:style-name="ro1"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1000000002296" calcext:value-type="float">
            <text:p>10000000022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97" calcext:value-type="float">
            <text:p>21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96</text:p>
          </table:table-cell>
          <table:table-cell table:number-columns-repeated="250"/>
        </table:table-row>
        <table:table-row table:style-name="ro1">
          <table:table-cell table:style-name="ce2" office:value-type="float" office:value="2297" calcext:value-type="float">
            <text:p>2297</text:p>
          </table:table-cell>
          <table:table-cell table:style-name="ce2" office:value-type="float" office:value="1000000002297" calcext:value-type="float">
            <text:p>10000000022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98" calcext:value-type="float">
            <text:p>21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97</text:p>
          </table:table-cell>
          <table:table-cell table:number-columns-repeated="250"/>
        </table:table-row>
        <table:table-row table:style-name="ro1">
          <table:table-cell table:style-name="ce2" office:value-type="float" office:value="2298" calcext:value-type="float">
            <text:p>2298</text:p>
          </table:table-cell>
          <table:table-cell table:style-name="ce2" office:value-type="float" office:value="1000000002298" calcext:value-type="float">
            <text:p>10000000022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199" calcext:value-type="float">
            <text:p>21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98</text:p>
          </table:table-cell>
          <table:table-cell table:number-columns-repeated="250"/>
        </table:table-row>
        <table:table-row table:style-name="ro1">
          <table:table-cell table:style-name="ce2" office:value-type="float" office:value="2299" calcext:value-type="float">
            <text:p>2299</text:p>
          </table:table-cell>
          <table:table-cell table:style-name="ce2" office:value-type="float" office:value="1000000002299" calcext:value-type="float">
            <text:p>10000000022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00" calcext:value-type="float">
            <text:p>22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199</text:p>
          </table:table-cell>
          <table:table-cell table:number-columns-repeated="250"/>
        </table:table-row>
        <table:table-row table:style-name="ro1"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1000000002300" calcext:value-type="float">
            <text:p>10000000023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01" calcext:value-type="float">
            <text:p>22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00</text:p>
          </table:table-cell>
          <table:table-cell table:number-columns-repeated="250"/>
        </table:table-row>
        <table:table-row table:style-name="ro1">
          <table:table-cell table:style-name="ce2" office:value-type="float" office:value="2301" calcext:value-type="float">
            <text:p>2301</text:p>
          </table:table-cell>
          <table:table-cell table:style-name="ce2" office:value-type="float" office:value="1000000002301" calcext:value-type="float">
            <text:p>10000000023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02" calcext:value-type="float">
            <text:p>22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01</text:p>
          </table:table-cell>
          <table:table-cell table:number-columns-repeated="250"/>
        </table:table-row>
        <table:table-row table:style-name="ro1">
          <table:table-cell table:style-name="ce2" office:value-type="float" office:value="2302" calcext:value-type="float">
            <text:p>2302</text:p>
          </table:table-cell>
          <table:table-cell table:style-name="ce2" office:value-type="float" office:value="1000000002302" calcext:value-type="float">
            <text:p>10000000023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03" calcext:value-type="float">
            <text:p>22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02</text:p>
          </table:table-cell>
          <table:table-cell table:number-columns-repeated="250"/>
        </table:table-row>
        <table:table-row table:style-name="ro1">
          <table:table-cell table:style-name="ce2" office:value-type="float" office:value="2303" calcext:value-type="float">
            <text:p>2303</text:p>
          </table:table-cell>
          <table:table-cell table:style-name="ce2" office:value-type="float" office:value="1000000002303" calcext:value-type="float">
            <text:p>10000000023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04" calcext:value-type="float">
            <text:p>22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03</text:p>
          </table:table-cell>
          <table:table-cell table:number-columns-repeated="250"/>
        </table:table-row>
        <table:table-row table:style-name="ro1">
          <table:table-cell table:style-name="ce2" office:value-type="float" office:value="2304" calcext:value-type="float">
            <text:p>2304</text:p>
          </table:table-cell>
          <table:table-cell table:style-name="ce2" office:value-type="float" office:value="1000000002304" calcext:value-type="float">
            <text:p>10000000023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05" calcext:value-type="float">
            <text:p>22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04</text:p>
          </table:table-cell>
          <table:table-cell table:number-columns-repeated="250"/>
        </table:table-row>
        <table:table-row table:style-name="ro1">
          <table:table-cell table:style-name="ce2" office:value-type="float" office:value="2305" calcext:value-type="float">
            <text:p>2305</text:p>
          </table:table-cell>
          <table:table-cell table:style-name="ce2" office:value-type="float" office:value="1000000002305" calcext:value-type="float">
            <text:p>10000000023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06" calcext:value-type="float">
            <text:p>22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05</text:p>
          </table:table-cell>
          <table:table-cell table:number-columns-repeated="250"/>
        </table:table-row>
        <table:table-row table:style-name="ro1"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1000000002306" calcext:value-type="float">
            <text:p>10000000023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07" calcext:value-type="float">
            <text:p>22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06</text:p>
          </table:table-cell>
          <table:table-cell table:number-columns-repeated="250"/>
        </table:table-row>
        <table:table-row table:style-name="ro1">
          <table:table-cell table:style-name="ce2" office:value-type="float" office:value="2307" calcext:value-type="float">
            <text:p>2307</text:p>
          </table:table-cell>
          <table:table-cell table:style-name="ce2" office:value-type="float" office:value="1000000002307" calcext:value-type="float">
            <text:p>10000000023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08" calcext:value-type="float">
            <text:p>22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07</text:p>
          </table:table-cell>
          <table:table-cell table:number-columns-repeated="250"/>
        </table:table-row>
        <table:table-row table:style-name="ro1">
          <table:table-cell table:style-name="ce2" office:value-type="float" office:value="2308" calcext:value-type="float">
            <text:p>2308</text:p>
          </table:table-cell>
          <table:table-cell table:style-name="ce2" office:value-type="float" office:value="1000000002308" calcext:value-type="float">
            <text:p>10000000023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09" calcext:value-type="float">
            <text:p>22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08</text:p>
          </table:table-cell>
          <table:table-cell table:number-columns-repeated="250"/>
        </table:table-row>
        <table:table-row table:style-name="ro1">
          <table:table-cell table:style-name="ce2" office:value-type="float" office:value="2309" calcext:value-type="float">
            <text:p>2309</text:p>
          </table:table-cell>
          <table:table-cell table:style-name="ce2" office:value-type="float" office:value="1000000002309" calcext:value-type="float">
            <text:p>10000000023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10" calcext:value-type="float">
            <text:p>22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09</text:p>
          </table:table-cell>
          <table:table-cell table:number-columns-repeated="250"/>
        </table:table-row>
        <table:table-row table:style-name="ro1">
          <table:table-cell table:style-name="ce2" office:value-type="float" office:value="2310" calcext:value-type="float">
            <text:p>2310</text:p>
          </table:table-cell>
          <table:table-cell table:style-name="ce2" office:value-type="float" office:value="1000000002310" calcext:value-type="float">
            <text:p>10000000023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11" calcext:value-type="float">
            <text:p>22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10</text:p>
          </table:table-cell>
          <table:table-cell table:number-columns-repeated="250"/>
        </table:table-row>
        <table:table-row table:style-name="ro1">
          <table:table-cell table:style-name="ce2" office:value-type="float" office:value="2311" calcext:value-type="float">
            <text:p>2311</text:p>
          </table:table-cell>
          <table:table-cell table:style-name="ce2" office:value-type="float" office:value="1000000002311" calcext:value-type="float">
            <text:p>10000000023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12" calcext:value-type="float">
            <text:p>22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11</text:p>
          </table:table-cell>
          <table:table-cell table:number-columns-repeated="250"/>
        </table:table-row>
        <table:table-row table:style-name="ro1"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1000000002312" calcext:value-type="float">
            <text:p>10000000023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13" calcext:value-type="float">
            <text:p>22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12</text:p>
          </table:table-cell>
          <table:table-cell table:number-columns-repeated="250"/>
        </table:table-row>
        <table:table-row table:style-name="ro1">
          <table:table-cell table:style-name="ce2" office:value-type="float" office:value="2313" calcext:value-type="float">
            <text:p>2313</text:p>
          </table:table-cell>
          <table:table-cell table:style-name="ce2" office:value-type="float" office:value="1000000002313" calcext:value-type="float">
            <text:p>10000000023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14" calcext:value-type="float">
            <text:p>22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13</text:p>
          </table:table-cell>
          <table:table-cell table:number-columns-repeated="250"/>
        </table:table-row>
        <table:table-row table:style-name="ro1">
          <table:table-cell table:style-name="ce2" office:value-type="float" office:value="2314" calcext:value-type="float">
            <text:p>2314</text:p>
          </table:table-cell>
          <table:table-cell table:style-name="ce2" office:value-type="float" office:value="1000000002314" calcext:value-type="float">
            <text:p>10000000023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15" calcext:value-type="float">
            <text:p>22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14</text:p>
          </table:table-cell>
          <table:table-cell table:number-columns-repeated="250"/>
        </table:table-row>
        <table:table-row table:style-name="ro1">
          <table:table-cell table:style-name="ce2" office:value-type="float" office:value="2315" calcext:value-type="float">
            <text:p>2315</text:p>
          </table:table-cell>
          <table:table-cell table:style-name="ce2" office:value-type="float" office:value="1000000002315" calcext:value-type="float">
            <text:p>10000000023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16" calcext:value-type="float">
            <text:p>22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15</text:p>
          </table:table-cell>
          <table:table-cell table:number-columns-repeated="250"/>
        </table:table-row>
        <table:table-row table:style-name="ro1">
          <table:table-cell table:style-name="ce2" office:value-type="float" office:value="2316" calcext:value-type="float">
            <text:p>2316</text:p>
          </table:table-cell>
          <table:table-cell table:style-name="ce2" office:value-type="float" office:value="1000000002316" calcext:value-type="float">
            <text:p>10000000023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17" calcext:value-type="float">
            <text:p>22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16</text:p>
          </table:table-cell>
          <table:table-cell table:number-columns-repeated="250"/>
        </table:table-row>
        <table:table-row table:style-name="ro1">
          <table:table-cell table:style-name="ce2" office:value-type="float" office:value="2317" calcext:value-type="float">
            <text:p>2317</text:p>
          </table:table-cell>
          <table:table-cell table:style-name="ce2" office:value-type="float" office:value="1000000002317" calcext:value-type="float">
            <text:p>10000000023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18" calcext:value-type="float">
            <text:p>22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17</text:p>
          </table:table-cell>
          <table:table-cell table:number-columns-repeated="250"/>
        </table:table-row>
        <table:table-row table:style-name="ro1">
          <table:table-cell table:style-name="ce2" office:value-type="float" office:value="2318" calcext:value-type="float">
            <text:p>2318</text:p>
          </table:table-cell>
          <table:table-cell table:style-name="ce2" office:value-type="float" office:value="1000000002318" calcext:value-type="float">
            <text:p>10000000023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19" calcext:value-type="float">
            <text:p>22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18</text:p>
          </table:table-cell>
          <table:table-cell table:number-columns-repeated="250"/>
        </table:table-row>
        <table:table-row table:style-name="ro1">
          <table:table-cell table:style-name="ce2" office:value-type="float" office:value="2319" calcext:value-type="float">
            <text:p>2319</text:p>
          </table:table-cell>
          <table:table-cell table:style-name="ce2" office:value-type="float" office:value="1000000002319" calcext:value-type="float">
            <text:p>10000000023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20" calcext:value-type="float">
            <text:p>22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19</text:p>
          </table:table-cell>
          <table:table-cell table:number-columns-repeated="250"/>
        </table:table-row>
        <table:table-row table:style-name="ro1">
          <table:table-cell table:style-name="ce2" office:value-type="float" office:value="2320" calcext:value-type="float">
            <text:p>2320</text:p>
          </table:table-cell>
          <table:table-cell table:style-name="ce2" office:value-type="float" office:value="1000000002320" calcext:value-type="float">
            <text:p>10000000023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21" calcext:value-type="float">
            <text:p>22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20</text:p>
          </table:table-cell>
          <table:table-cell table:number-columns-repeated="250"/>
        </table:table-row>
        <table:table-row table:style-name="ro1">
          <table:table-cell table:style-name="ce2" office:value-type="float" office:value="2321" calcext:value-type="float">
            <text:p>2321</text:p>
          </table:table-cell>
          <table:table-cell table:style-name="ce2" office:value-type="float" office:value="1000000002321" calcext:value-type="float">
            <text:p>10000000023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22" calcext:value-type="float">
            <text:p>22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21</text:p>
          </table:table-cell>
          <table:table-cell table:number-columns-repeated="250"/>
        </table:table-row>
        <table:table-row table:style-name="ro1">
          <table:table-cell table:style-name="ce2" office:value-type="float" office:value="2322" calcext:value-type="float">
            <text:p>2322</text:p>
          </table:table-cell>
          <table:table-cell table:style-name="ce2" office:value-type="float" office:value="1000000002322" calcext:value-type="float">
            <text:p>10000000023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23" calcext:value-type="float">
            <text:p>22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22</text:p>
          </table:table-cell>
          <table:table-cell table:number-columns-repeated="250"/>
        </table:table-row>
        <table:table-row table:style-name="ro1">
          <table:table-cell table:style-name="ce2" office:value-type="float" office:value="2323" calcext:value-type="float">
            <text:p>2323</text:p>
          </table:table-cell>
          <table:table-cell table:style-name="ce2" office:value-type="float" office:value="1000000002323" calcext:value-type="float">
            <text:p>10000000023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24" calcext:value-type="float">
            <text:p>22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23</text:p>
          </table:table-cell>
          <table:table-cell table:number-columns-repeated="250"/>
        </table:table-row>
        <table:table-row table:style-name="ro1">
          <table:table-cell table:style-name="ce2" office:value-type="float" office:value="2324" calcext:value-type="float">
            <text:p>2324</text:p>
          </table:table-cell>
          <table:table-cell table:style-name="ce2" office:value-type="float" office:value="1000000002324" calcext:value-type="float">
            <text:p>10000000023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25" calcext:value-type="float">
            <text:p>22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24</text:p>
          </table:table-cell>
          <table:table-cell table:number-columns-repeated="250"/>
        </table:table-row>
        <table:table-row table:style-name="ro1">
          <table:table-cell table:style-name="ce2" office:value-type="float" office:value="2325" calcext:value-type="float">
            <text:p>2325</text:p>
          </table:table-cell>
          <table:table-cell table:style-name="ce2" office:value-type="float" office:value="1000000002325" calcext:value-type="float">
            <text:p>10000000023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26" calcext:value-type="float">
            <text:p>22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25</text:p>
          </table:table-cell>
          <table:table-cell table:number-columns-repeated="250"/>
        </table:table-row>
        <table:table-row table:style-name="ro1"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1000000002326" calcext:value-type="float">
            <text:p>10000000023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27" calcext:value-type="float">
            <text:p>22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26</text:p>
          </table:table-cell>
          <table:table-cell table:number-columns-repeated="250"/>
        </table:table-row>
        <table:table-row table:style-name="ro1">
          <table:table-cell table:style-name="ce2" office:value-type="float" office:value="2327" calcext:value-type="float">
            <text:p>2327</text:p>
          </table:table-cell>
          <table:table-cell table:style-name="ce2" office:value-type="float" office:value="1000000002327" calcext:value-type="float">
            <text:p>10000000023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28" calcext:value-type="float">
            <text:p>22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27</text:p>
          </table:table-cell>
          <table:table-cell table:number-columns-repeated="250"/>
        </table:table-row>
        <table:table-row table:style-name="ro1">
          <table:table-cell table:style-name="ce2" office:value-type="float" office:value="2328" calcext:value-type="float">
            <text:p>2328</text:p>
          </table:table-cell>
          <table:table-cell table:style-name="ce2" office:value-type="float" office:value="1000000002328" calcext:value-type="float">
            <text:p>10000000023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29" calcext:value-type="float">
            <text:p>22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28</text:p>
          </table:table-cell>
          <table:table-cell table:number-columns-repeated="250"/>
        </table:table-row>
        <table:table-row table:style-name="ro1">
          <table:table-cell table:style-name="ce2" office:value-type="float" office:value="2329" calcext:value-type="float">
            <text:p>2329</text:p>
          </table:table-cell>
          <table:table-cell table:style-name="ce2" office:value-type="float" office:value="1000000002329" calcext:value-type="float">
            <text:p>10000000023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30" calcext:value-type="float">
            <text:p>22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29</text:p>
          </table:table-cell>
          <table:table-cell table:number-columns-repeated="250"/>
        </table:table-row>
        <table:table-row table:style-name="ro1">
          <table:table-cell table:style-name="ce2" office:value-type="float" office:value="2330" calcext:value-type="float">
            <text:p>2330</text:p>
          </table:table-cell>
          <table:table-cell table:style-name="ce2" office:value-type="float" office:value="1000000002330" calcext:value-type="float">
            <text:p>10000000023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31" calcext:value-type="float">
            <text:p>22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30</text:p>
          </table:table-cell>
          <table:table-cell table:number-columns-repeated="250"/>
        </table:table-row>
        <table:table-row table:style-name="ro1"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1000000002331" calcext:value-type="float">
            <text:p>10000000023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32" calcext:value-type="float">
            <text:p>22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31</text:p>
          </table:table-cell>
          <table:table-cell table:number-columns-repeated="250"/>
        </table:table-row>
        <table:table-row table:style-name="ro1">
          <table:table-cell table:style-name="ce2" office:value-type="float" office:value="2332" calcext:value-type="float">
            <text:p>2332</text:p>
          </table:table-cell>
          <table:table-cell table:style-name="ce2" office:value-type="float" office:value="1000000002332" calcext:value-type="float">
            <text:p>10000000023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33" calcext:value-type="float">
            <text:p>22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32</text:p>
          </table:table-cell>
          <table:table-cell table:number-columns-repeated="250"/>
        </table:table-row>
        <table:table-row table:style-name="ro1">
          <table:table-cell table:style-name="ce2" office:value-type="float" office:value="2333" calcext:value-type="float">
            <text:p>2333</text:p>
          </table:table-cell>
          <table:table-cell table:style-name="ce2" office:value-type="float" office:value="1000000002333" calcext:value-type="float">
            <text:p>10000000023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34" calcext:value-type="float">
            <text:p>22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33</text:p>
          </table:table-cell>
          <table:table-cell table:number-columns-repeated="250"/>
        </table:table-row>
        <table:table-row table:style-name="ro1">
          <table:table-cell table:style-name="ce2" office:value-type="float" office:value="2334" calcext:value-type="float">
            <text:p>2334</text:p>
          </table:table-cell>
          <table:table-cell table:style-name="ce2" office:value-type="float" office:value="1000000002334" calcext:value-type="float">
            <text:p>10000000023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35" calcext:value-type="float">
            <text:p>22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34</text:p>
          </table:table-cell>
          <table:table-cell table:number-columns-repeated="250"/>
        </table:table-row>
        <table:table-row table:style-name="ro1">
          <table:table-cell table:style-name="ce2" office:value-type="float" office:value="2335" calcext:value-type="float">
            <text:p>2335</text:p>
          </table:table-cell>
          <table:table-cell table:style-name="ce2" office:value-type="float" office:value="1000000002335" calcext:value-type="float">
            <text:p>10000000023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36" calcext:value-type="float">
            <text:p>22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35</text:p>
          </table:table-cell>
          <table:table-cell table:number-columns-repeated="250"/>
        </table:table-row>
        <table:table-row table:style-name="ro1">
          <table:table-cell table:style-name="ce2" office:value-type="float" office:value="2336" calcext:value-type="float">
            <text:p>2336</text:p>
          </table:table-cell>
          <table:table-cell table:style-name="ce2" office:value-type="float" office:value="1000000002336" calcext:value-type="float">
            <text:p>10000000023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37" calcext:value-type="float">
            <text:p>22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36</text:p>
          </table:table-cell>
          <table:table-cell table:number-columns-repeated="250"/>
        </table:table-row>
        <table:table-row table:style-name="ro1">
          <table:table-cell table:style-name="ce2" office:value-type="float" office:value="2337" calcext:value-type="float">
            <text:p>2337</text:p>
          </table:table-cell>
          <table:table-cell table:style-name="ce2" office:value-type="float" office:value="1000000002337" calcext:value-type="float">
            <text:p>10000000023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38" calcext:value-type="float">
            <text:p>22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37</text:p>
          </table:table-cell>
          <table:table-cell table:number-columns-repeated="250"/>
        </table:table-row>
        <table:table-row table:style-name="ro1">
          <table:table-cell table:style-name="ce2" office:value-type="float" office:value="2338" calcext:value-type="float">
            <text:p>2338</text:p>
          </table:table-cell>
          <table:table-cell table:style-name="ce2" office:value-type="float" office:value="1000000002338" calcext:value-type="float">
            <text:p>10000000023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39" calcext:value-type="float">
            <text:p>22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38</text:p>
          </table:table-cell>
          <table:table-cell table:number-columns-repeated="250"/>
        </table:table-row>
        <table:table-row table:style-name="ro1">
          <table:table-cell table:style-name="ce2" office:value-type="float" office:value="2339" calcext:value-type="float">
            <text:p>2339</text:p>
          </table:table-cell>
          <table:table-cell table:style-name="ce2" office:value-type="float" office:value="1000000002339" calcext:value-type="float">
            <text:p>10000000023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40" calcext:value-type="float">
            <text:p>22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39</text:p>
          </table:table-cell>
          <table:table-cell table:number-columns-repeated="250"/>
        </table:table-row>
        <table:table-row table:style-name="ro1">
          <table:table-cell table:style-name="ce2" office:value-type="float" office:value="2340" calcext:value-type="float">
            <text:p>2340</text:p>
          </table:table-cell>
          <table:table-cell table:style-name="ce2" office:value-type="float" office:value="1000000002340" calcext:value-type="float">
            <text:p>10000000023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41" calcext:value-type="float">
            <text:p>22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40</text:p>
          </table:table-cell>
          <table:table-cell table:number-columns-repeated="250"/>
        </table:table-row>
        <table:table-row table:style-name="ro1">
          <table:table-cell table:style-name="ce2" office:value-type="float" office:value="2341" calcext:value-type="float">
            <text:p>2341</text:p>
          </table:table-cell>
          <table:table-cell table:style-name="ce2" office:value-type="float" office:value="1000000002341" calcext:value-type="float">
            <text:p>10000000023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42" calcext:value-type="float">
            <text:p>22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41</text:p>
          </table:table-cell>
          <table:table-cell table:number-columns-repeated="250"/>
        </table:table-row>
        <table:table-row table:style-name="ro1">
          <table:table-cell table:style-name="ce2" office:value-type="float" office:value="2342" calcext:value-type="float">
            <text:p>2342</text:p>
          </table:table-cell>
          <table:table-cell table:style-name="ce2" office:value-type="float" office:value="1000000002342" calcext:value-type="float">
            <text:p>10000000023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43" calcext:value-type="float">
            <text:p>22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42</text:p>
          </table:table-cell>
          <table:table-cell table:number-columns-repeated="250"/>
        </table:table-row>
        <table:table-row table:style-name="ro1">
          <table:table-cell table:style-name="ce2" office:value-type="float" office:value="2343" calcext:value-type="float">
            <text:p>2343</text:p>
          </table:table-cell>
          <table:table-cell table:style-name="ce2" office:value-type="float" office:value="1000000002343" calcext:value-type="float">
            <text:p>10000000023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44" calcext:value-type="float">
            <text:p>22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43</text:p>
          </table:table-cell>
          <table:table-cell table:number-columns-repeated="250"/>
        </table:table-row>
        <table:table-row table:style-name="ro1">
          <table:table-cell table:style-name="ce2" office:value-type="float" office:value="2344" calcext:value-type="float">
            <text:p>2344</text:p>
          </table:table-cell>
          <table:table-cell table:style-name="ce2" office:value-type="float" office:value="1000000002344" calcext:value-type="float">
            <text:p>10000000023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45" calcext:value-type="float">
            <text:p>22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44</text:p>
          </table:table-cell>
          <table:table-cell table:number-columns-repeated="250"/>
        </table:table-row>
        <table:table-row table:style-name="ro1">
          <table:table-cell table:style-name="ce2" office:value-type="float" office:value="2345" calcext:value-type="float">
            <text:p>2345</text:p>
          </table:table-cell>
          <table:table-cell table:style-name="ce2" office:value-type="float" office:value="1000000002345" calcext:value-type="float">
            <text:p>10000000023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46" calcext:value-type="float">
            <text:p>22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45</text:p>
          </table:table-cell>
          <table:table-cell table:number-columns-repeated="250"/>
        </table:table-row>
        <table:table-row table:style-name="ro1"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1000000002346" calcext:value-type="float">
            <text:p>10000000023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47" calcext:value-type="float">
            <text:p>22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46</text:p>
          </table:table-cell>
          <table:table-cell table:number-columns-repeated="250"/>
        </table:table-row>
        <table:table-row table:style-name="ro1">
          <table:table-cell table:style-name="ce2" office:value-type="float" office:value="2347" calcext:value-type="float">
            <text:p>2347</text:p>
          </table:table-cell>
          <table:table-cell table:style-name="ce2" office:value-type="float" office:value="1000000002347" calcext:value-type="float">
            <text:p>10000000023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48" calcext:value-type="float">
            <text:p>22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47</text:p>
          </table:table-cell>
          <table:table-cell table:number-columns-repeated="250"/>
        </table:table-row>
        <table:table-row table:style-name="ro1">
          <table:table-cell table:style-name="ce2" office:value-type="float" office:value="2348" calcext:value-type="float">
            <text:p>2348</text:p>
          </table:table-cell>
          <table:table-cell table:style-name="ce2" office:value-type="float" office:value="1000000002348" calcext:value-type="float">
            <text:p>10000000023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49" calcext:value-type="float">
            <text:p>22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48</text:p>
          </table:table-cell>
          <table:table-cell table:number-columns-repeated="250"/>
        </table:table-row>
        <table:table-row table:style-name="ro1">
          <table:table-cell table:style-name="ce2" office:value-type="float" office:value="2349" calcext:value-type="float">
            <text:p>2349</text:p>
          </table:table-cell>
          <table:table-cell table:style-name="ce2" office:value-type="float" office:value="1000000002349" calcext:value-type="float">
            <text:p>10000000023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50" calcext:value-type="float">
            <text:p>22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49</text:p>
          </table:table-cell>
          <table:table-cell table:number-columns-repeated="250"/>
        </table:table-row>
        <table:table-row table:style-name="ro1">
          <table:table-cell table:style-name="ce2" office:value-type="float" office:value="2350" calcext:value-type="float">
            <text:p>2350</text:p>
          </table:table-cell>
          <table:table-cell table:style-name="ce2" office:value-type="float" office:value="1000000002350" calcext:value-type="float">
            <text:p>10000000023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51" calcext:value-type="float">
            <text:p>22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50</text:p>
          </table:table-cell>
          <table:table-cell table:number-columns-repeated="250"/>
        </table:table-row>
        <table:table-row table:style-name="ro1">
          <table:table-cell table:style-name="ce2" office:value-type="float" office:value="2351" calcext:value-type="float">
            <text:p>2351</text:p>
          </table:table-cell>
          <table:table-cell table:style-name="ce2" office:value-type="float" office:value="1000000002351" calcext:value-type="float">
            <text:p>10000000023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52" calcext:value-type="float">
            <text:p>22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51</text:p>
          </table:table-cell>
          <table:table-cell table:number-columns-repeated="250"/>
        </table:table-row>
        <table:table-row table:style-name="ro1">
          <table:table-cell table:style-name="ce2" office:value-type="float" office:value="2352" calcext:value-type="float">
            <text:p>2352</text:p>
          </table:table-cell>
          <table:table-cell table:style-name="ce2" office:value-type="float" office:value="1000000002352" calcext:value-type="float">
            <text:p>10000000023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53" calcext:value-type="float">
            <text:p>22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52</text:p>
          </table:table-cell>
          <table:table-cell table:number-columns-repeated="250"/>
        </table:table-row>
        <table:table-row table:style-name="ro1">
          <table:table-cell table:style-name="ce2" office:value-type="float" office:value="2353" calcext:value-type="float">
            <text:p>2353</text:p>
          </table:table-cell>
          <table:table-cell table:style-name="ce2" office:value-type="float" office:value="1000000002353" calcext:value-type="float">
            <text:p>10000000023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54" calcext:value-type="float">
            <text:p>22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53</text:p>
          </table:table-cell>
          <table:table-cell table:number-columns-repeated="250"/>
        </table:table-row>
        <table:table-row table:style-name="ro1">
          <table:table-cell table:style-name="ce2" office:value-type="float" office:value="2354" calcext:value-type="float">
            <text:p>2354</text:p>
          </table:table-cell>
          <table:table-cell table:style-name="ce2" office:value-type="float" office:value="1000000002354" calcext:value-type="float">
            <text:p>10000000023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55" calcext:value-type="float">
            <text:p>22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54</text:p>
          </table:table-cell>
          <table:table-cell table:number-columns-repeated="250"/>
        </table:table-row>
        <table:table-row table:style-name="ro1">
          <table:table-cell table:style-name="ce2" office:value-type="float" office:value="2355" calcext:value-type="float">
            <text:p>2355</text:p>
          </table:table-cell>
          <table:table-cell table:style-name="ce2" office:value-type="float" office:value="1000000002355" calcext:value-type="float">
            <text:p>10000000023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56" calcext:value-type="float">
            <text:p>22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55</text:p>
          </table:table-cell>
          <table:table-cell table:number-columns-repeated="250"/>
        </table:table-row>
        <table:table-row table:style-name="ro1"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1000000002356" calcext:value-type="float">
            <text:p>10000000023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57" calcext:value-type="float">
            <text:p>22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56</text:p>
          </table:table-cell>
          <table:table-cell table:number-columns-repeated="250"/>
        </table:table-row>
        <table:table-row table:style-name="ro1">
          <table:table-cell table:style-name="ce2" office:value-type="float" office:value="2357" calcext:value-type="float">
            <text:p>2357</text:p>
          </table:table-cell>
          <table:table-cell table:style-name="ce2" office:value-type="float" office:value="1000000002357" calcext:value-type="float">
            <text:p>10000000023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58" calcext:value-type="float">
            <text:p>22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57</text:p>
          </table:table-cell>
          <table:table-cell table:number-columns-repeated="250"/>
        </table:table-row>
        <table:table-row table:style-name="ro1">
          <table:table-cell table:style-name="ce2" office:value-type="float" office:value="2358" calcext:value-type="float">
            <text:p>2358</text:p>
          </table:table-cell>
          <table:table-cell table:style-name="ce2" office:value-type="float" office:value="1000000002358" calcext:value-type="float">
            <text:p>10000000023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59" calcext:value-type="float">
            <text:p>22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58</text:p>
          </table:table-cell>
          <table:table-cell table:number-columns-repeated="250"/>
        </table:table-row>
        <table:table-row table:style-name="ro1">
          <table:table-cell table:style-name="ce2" office:value-type="float" office:value="2359" calcext:value-type="float">
            <text:p>2359</text:p>
          </table:table-cell>
          <table:table-cell table:style-name="ce2" office:value-type="float" office:value="1000000002359" calcext:value-type="float">
            <text:p>10000000023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60" calcext:value-type="float">
            <text:p>22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59</text:p>
          </table:table-cell>
          <table:table-cell table:number-columns-repeated="250"/>
        </table:table-row>
        <table:table-row table:style-name="ro1">
          <table:table-cell table:style-name="ce2" office:value-type="float" office:value="2360" calcext:value-type="float">
            <text:p>2360</text:p>
          </table:table-cell>
          <table:table-cell table:style-name="ce2" office:value-type="float" office:value="1000000002360" calcext:value-type="float">
            <text:p>10000000023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61" calcext:value-type="float">
            <text:p>22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60</text:p>
          </table:table-cell>
          <table:table-cell table:number-columns-repeated="250"/>
        </table:table-row>
        <table:table-row table:style-name="ro1">
          <table:table-cell table:style-name="ce2" office:value-type="float" office:value="2361" calcext:value-type="float">
            <text:p>2361</text:p>
          </table:table-cell>
          <table:table-cell table:style-name="ce2" office:value-type="float" office:value="1000000002361" calcext:value-type="float">
            <text:p>10000000023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62" calcext:value-type="float">
            <text:p>22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61</text:p>
          </table:table-cell>
          <table:table-cell table:number-columns-repeated="250"/>
        </table:table-row>
        <table:table-row table:style-name="ro1"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1000000002362" calcext:value-type="float">
            <text:p>10000000023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63" calcext:value-type="float">
            <text:p>22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62</text:p>
          </table:table-cell>
          <table:table-cell table:number-columns-repeated="250"/>
        </table:table-row>
        <table:table-row table:style-name="ro1">
          <table:table-cell table:style-name="ce2" office:value-type="float" office:value="2363" calcext:value-type="float">
            <text:p>2363</text:p>
          </table:table-cell>
          <table:table-cell table:style-name="ce2" office:value-type="float" office:value="1000000002363" calcext:value-type="float">
            <text:p>10000000023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64" calcext:value-type="float">
            <text:p>22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63</text:p>
          </table:table-cell>
          <table:table-cell table:number-columns-repeated="250"/>
        </table:table-row>
        <table:table-row table:style-name="ro1">
          <table:table-cell table:style-name="ce2" office:value-type="float" office:value="2364" calcext:value-type="float">
            <text:p>2364</text:p>
          </table:table-cell>
          <table:table-cell table:style-name="ce2" office:value-type="float" office:value="1000000002364" calcext:value-type="float">
            <text:p>10000000023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65" calcext:value-type="float">
            <text:p>22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64</text:p>
          </table:table-cell>
          <table:table-cell table:number-columns-repeated="250"/>
        </table:table-row>
        <table:table-row table:style-name="ro1"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1000000002365" calcext:value-type="float">
            <text:p>10000000023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66" calcext:value-type="float">
            <text:p>22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65</text:p>
          </table:table-cell>
          <table:table-cell table:number-columns-repeated="250"/>
        </table:table-row>
        <table:table-row table:style-name="ro1"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1000000002366" calcext:value-type="float">
            <text:p>10000000023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67" calcext:value-type="float">
            <text:p>22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66</text:p>
          </table:table-cell>
          <table:table-cell table:number-columns-repeated="250"/>
        </table:table-row>
        <table:table-row table:style-name="ro1">
          <table:table-cell table:style-name="ce2" office:value-type="float" office:value="2367" calcext:value-type="float">
            <text:p>2367</text:p>
          </table:table-cell>
          <table:table-cell table:style-name="ce2" office:value-type="float" office:value="1000000002367" calcext:value-type="float">
            <text:p>10000000023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68" calcext:value-type="float">
            <text:p>22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67</text:p>
          </table:table-cell>
          <table:table-cell table:number-columns-repeated="250"/>
        </table:table-row>
        <table:table-row table:style-name="ro1">
          <table:table-cell table:style-name="ce2" office:value-type="float" office:value="2368" calcext:value-type="float">
            <text:p>2368</text:p>
          </table:table-cell>
          <table:table-cell table:style-name="ce2" office:value-type="float" office:value="1000000002368" calcext:value-type="float">
            <text:p>10000000023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69" calcext:value-type="float">
            <text:p>22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68</text:p>
          </table:table-cell>
          <table:table-cell table:number-columns-repeated="250"/>
        </table:table-row>
        <table:table-row table:style-name="ro1">
          <table:table-cell table:style-name="ce2" office:value-type="float" office:value="2369" calcext:value-type="float">
            <text:p>2369</text:p>
          </table:table-cell>
          <table:table-cell table:style-name="ce2" office:value-type="float" office:value="1000000002369" calcext:value-type="float">
            <text:p>10000000023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70" calcext:value-type="float">
            <text:p>22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69</text:p>
          </table:table-cell>
          <table:table-cell table:number-columns-repeated="250"/>
        </table:table-row>
        <table:table-row table:style-name="ro1">
          <table:table-cell table:style-name="ce2" office:value-type="float" office:value="2370" calcext:value-type="float">
            <text:p>2370</text:p>
          </table:table-cell>
          <table:table-cell table:style-name="ce2" office:value-type="float" office:value="1000000002370" calcext:value-type="float">
            <text:p>10000000023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71" calcext:value-type="float">
            <text:p>22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70</text:p>
          </table:table-cell>
          <table:table-cell table:number-columns-repeated="250"/>
        </table:table-row>
        <table:table-row table:style-name="ro1"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000000002371" calcext:value-type="float">
            <text:p>10000000023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72" calcext:value-type="float">
            <text:p>22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71</text:p>
          </table:table-cell>
          <table:table-cell table:number-columns-repeated="250"/>
        </table:table-row>
        <table:table-row table:style-name="ro1">
          <table:table-cell table:style-name="ce2" office:value-type="float" office:value="2372" calcext:value-type="float">
            <text:p>2372</text:p>
          </table:table-cell>
          <table:table-cell table:style-name="ce2" office:value-type="float" office:value="1000000002372" calcext:value-type="float">
            <text:p>10000000023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73" calcext:value-type="float">
            <text:p>22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72</text:p>
          </table:table-cell>
          <table:table-cell table:number-columns-repeated="250"/>
        </table:table-row>
        <table:table-row table:style-name="ro1">
          <table:table-cell table:style-name="ce2" office:value-type="float" office:value="2373" calcext:value-type="float">
            <text:p>2373</text:p>
          </table:table-cell>
          <table:table-cell table:style-name="ce2" office:value-type="float" office:value="1000000002373" calcext:value-type="float">
            <text:p>10000000023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74" calcext:value-type="float">
            <text:p>22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73</text:p>
          </table:table-cell>
          <table:table-cell table:number-columns-repeated="250"/>
        </table:table-row>
        <table:table-row table:style-name="ro1">
          <table:table-cell table:style-name="ce2" office:value-type="float" office:value="2374" calcext:value-type="float">
            <text:p>2374</text:p>
          </table:table-cell>
          <table:table-cell table:style-name="ce2" office:value-type="float" office:value="1000000002374" calcext:value-type="float">
            <text:p>10000000023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75" calcext:value-type="float">
            <text:p>22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74</text:p>
          </table:table-cell>
          <table:table-cell table:number-columns-repeated="250"/>
        </table:table-row>
        <table:table-row table:style-name="ro1">
          <table:table-cell table:style-name="ce2" office:value-type="float" office:value="2375" calcext:value-type="float">
            <text:p>2375</text:p>
          </table:table-cell>
          <table:table-cell table:style-name="ce2" office:value-type="float" office:value="1000000002375" calcext:value-type="float">
            <text:p>10000000023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76" calcext:value-type="float">
            <text:p>22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75</text:p>
          </table:table-cell>
          <table:table-cell table:number-columns-repeated="250"/>
        </table:table-row>
        <table:table-row table:style-name="ro1">
          <table:table-cell table:style-name="ce2" office:value-type="float" office:value="2376" calcext:value-type="float">
            <text:p>2376</text:p>
          </table:table-cell>
          <table:table-cell table:style-name="ce2" office:value-type="float" office:value="1000000002376" calcext:value-type="float">
            <text:p>10000000023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77" calcext:value-type="float">
            <text:p>22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76</text:p>
          </table:table-cell>
          <table:table-cell table:number-columns-repeated="250"/>
        </table:table-row>
        <table:table-row table:style-name="ro1"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1000000002377" calcext:value-type="float">
            <text:p>10000000023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78" calcext:value-type="float">
            <text:p>22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77</text:p>
          </table:table-cell>
          <table:table-cell table:number-columns-repeated="250"/>
        </table:table-row>
        <table:table-row table:style-name="ro1">
          <table:table-cell table:style-name="ce2" office:value-type="float" office:value="2378" calcext:value-type="float">
            <text:p>2378</text:p>
          </table:table-cell>
          <table:table-cell table:style-name="ce2" office:value-type="float" office:value="1000000002378" calcext:value-type="float">
            <text:p>10000000023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79" calcext:value-type="float">
            <text:p>22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78</text:p>
          </table:table-cell>
          <table:table-cell table:number-columns-repeated="250"/>
        </table:table-row>
        <table:table-row table:style-name="ro1">
          <table:table-cell table:style-name="ce2" office:value-type="float" office:value="2379" calcext:value-type="float">
            <text:p>2379</text:p>
          </table:table-cell>
          <table:table-cell table:style-name="ce2" office:value-type="float" office:value="1000000002379" calcext:value-type="float">
            <text:p>10000000023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80" calcext:value-type="float">
            <text:p>22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79</text:p>
          </table:table-cell>
          <table:table-cell table:number-columns-repeated="250"/>
        </table:table-row>
        <table:table-row table:style-name="ro1">
          <table:table-cell table:style-name="ce2" office:value-type="float" office:value="2380" calcext:value-type="float">
            <text:p>2380</text:p>
          </table:table-cell>
          <table:table-cell table:style-name="ce2" office:value-type="float" office:value="1000000002380" calcext:value-type="float">
            <text:p>10000000023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81" calcext:value-type="float">
            <text:p>22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80</text:p>
          </table:table-cell>
          <table:table-cell table:number-columns-repeated="250"/>
        </table:table-row>
        <table:table-row table:style-name="ro1"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1000000002381" calcext:value-type="float">
            <text:p>10000000023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82" calcext:value-type="float">
            <text:p>22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81</text:p>
          </table:table-cell>
          <table:table-cell table:number-columns-repeated="250"/>
        </table:table-row>
        <table:table-row table:style-name="ro1">
          <table:table-cell table:style-name="ce2" office:value-type="float" office:value="2382" calcext:value-type="float">
            <text:p>2382</text:p>
          </table:table-cell>
          <table:table-cell table:style-name="ce2" office:value-type="float" office:value="1000000002382" calcext:value-type="float">
            <text:p>10000000023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83" calcext:value-type="float">
            <text:p>22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82</text:p>
          </table:table-cell>
          <table:table-cell table:number-columns-repeated="250"/>
        </table:table-row>
        <table:table-row table:style-name="ro1">
          <table:table-cell table:style-name="ce2" office:value-type="float" office:value="2383" calcext:value-type="float">
            <text:p>2383</text:p>
          </table:table-cell>
          <table:table-cell table:style-name="ce2" office:value-type="float" office:value="1000000002383" calcext:value-type="float">
            <text:p>10000000023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84" calcext:value-type="float">
            <text:p>22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83</text:p>
          </table:table-cell>
          <table:table-cell table:number-columns-repeated="250"/>
        </table:table-row>
        <table:table-row table:style-name="ro1">
          <table:table-cell table:style-name="ce2" office:value-type="float" office:value="2384" calcext:value-type="float">
            <text:p>2384</text:p>
          </table:table-cell>
          <table:table-cell table:style-name="ce2" office:value-type="float" office:value="1000000002384" calcext:value-type="float">
            <text:p>10000000023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85" calcext:value-type="float">
            <text:p>22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84</text:p>
          </table:table-cell>
          <table:table-cell table:number-columns-repeated="250"/>
        </table:table-row>
        <table:table-row table:style-name="ro1">
          <table:table-cell table:style-name="ce2" office:value-type="float" office:value="2385" calcext:value-type="float">
            <text:p>2385</text:p>
          </table:table-cell>
          <table:table-cell table:style-name="ce2" office:value-type="float" office:value="1000000002385" calcext:value-type="float">
            <text:p>10000000023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86" calcext:value-type="float">
            <text:p>22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85</text:p>
          </table:table-cell>
          <table:table-cell table:number-columns-repeated="250"/>
        </table:table-row>
        <table:table-row table:style-name="ro1">
          <table:table-cell table:style-name="ce2" office:value-type="float" office:value="2386" calcext:value-type="float">
            <text:p>2386</text:p>
          </table:table-cell>
          <table:table-cell table:style-name="ce2" office:value-type="float" office:value="1000000002386" calcext:value-type="float">
            <text:p>10000000023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87" calcext:value-type="float">
            <text:p>22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86</text:p>
          </table:table-cell>
          <table:table-cell table:number-columns-repeated="250"/>
        </table:table-row>
        <table:table-row table:style-name="ro1">
          <table:table-cell table:style-name="ce2" office:value-type="float" office:value="2387" calcext:value-type="float">
            <text:p>2387</text:p>
          </table:table-cell>
          <table:table-cell table:style-name="ce2" office:value-type="float" office:value="1000000002387" calcext:value-type="float">
            <text:p>10000000023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88" calcext:value-type="float">
            <text:p>22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87</text:p>
          </table:table-cell>
          <table:table-cell table:number-columns-repeated="250"/>
        </table:table-row>
        <table:table-row table:style-name="ro1">
          <table:table-cell table:style-name="ce2" office:value-type="float" office:value="2388" calcext:value-type="float">
            <text:p>2388</text:p>
          </table:table-cell>
          <table:table-cell table:style-name="ce2" office:value-type="float" office:value="1000000002388" calcext:value-type="float">
            <text:p>10000000023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89" calcext:value-type="float">
            <text:p>22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88</text:p>
          </table:table-cell>
          <table:table-cell table:number-columns-repeated="250"/>
        </table:table-row>
        <table:table-row table:style-name="ro1">
          <table:table-cell table:style-name="ce2" office:value-type="float" office:value="2389" calcext:value-type="float">
            <text:p>2389</text:p>
          </table:table-cell>
          <table:table-cell table:style-name="ce2" office:value-type="float" office:value="1000000002389" calcext:value-type="float">
            <text:p>10000000023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90" calcext:value-type="float">
            <text:p>22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89</text:p>
          </table:table-cell>
          <table:table-cell table:number-columns-repeated="250"/>
        </table:table-row>
        <table:table-row table:style-name="ro1">
          <table:table-cell table:style-name="ce2" office:value-type="float" office:value="2390" calcext:value-type="float">
            <text:p>2390</text:p>
          </table:table-cell>
          <table:table-cell table:style-name="ce2" office:value-type="float" office:value="1000000002390" calcext:value-type="float">
            <text:p>10000000023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91" calcext:value-type="float">
            <text:p>22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90</text:p>
          </table:table-cell>
          <table:table-cell table:number-columns-repeated="250"/>
        </table:table-row>
        <table:table-row table:style-name="ro1">
          <table:table-cell table:style-name="ce2" office:value-type="float" office:value="2391" calcext:value-type="float">
            <text:p>2391</text:p>
          </table:table-cell>
          <table:table-cell table:style-name="ce2" office:value-type="float" office:value="1000000002391" calcext:value-type="float">
            <text:p>10000000023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92" calcext:value-type="float">
            <text:p>22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91</text:p>
          </table:table-cell>
          <table:table-cell table:number-columns-repeated="250"/>
        </table:table-row>
        <table:table-row table:style-name="ro1">
          <table:table-cell table:style-name="ce2" office:value-type="float" office:value="2392" calcext:value-type="float">
            <text:p>2392</text:p>
          </table:table-cell>
          <table:table-cell table:style-name="ce2" office:value-type="float" office:value="1000000002392" calcext:value-type="float">
            <text:p>10000000023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93" calcext:value-type="float">
            <text:p>22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92</text:p>
          </table:table-cell>
          <table:table-cell table:number-columns-repeated="250"/>
        </table:table-row>
        <table:table-row table:style-name="ro1">
          <table:table-cell table:style-name="ce2" office:value-type="float" office:value="2393" calcext:value-type="float">
            <text:p>2393</text:p>
          </table:table-cell>
          <table:table-cell table:style-name="ce2" office:value-type="float" office:value="1000000002393" calcext:value-type="float">
            <text:p>10000000023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94" calcext:value-type="float">
            <text:p>22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93</text:p>
          </table:table-cell>
          <table:table-cell table:number-columns-repeated="250"/>
        </table:table-row>
        <table:table-row table:style-name="ro1">
          <table:table-cell table:style-name="ce2" office:value-type="float" office:value="2394" calcext:value-type="float">
            <text:p>2394</text:p>
          </table:table-cell>
          <table:table-cell table:style-name="ce2" office:value-type="float" office:value="1000000002394" calcext:value-type="float">
            <text:p>10000000023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95" calcext:value-type="float">
            <text:p>22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94</text:p>
          </table:table-cell>
          <table:table-cell table:number-columns-repeated="250"/>
        </table:table-row>
        <table:table-row table:style-name="ro1">
          <table:table-cell table:style-name="ce2" office:value-type="float" office:value="2395" calcext:value-type="float">
            <text:p>2395</text:p>
          </table:table-cell>
          <table:table-cell table:style-name="ce2" office:value-type="float" office:value="1000000002395" calcext:value-type="float">
            <text:p>10000000023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96" calcext:value-type="float">
            <text:p>22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95</text:p>
          </table:table-cell>
          <table:table-cell table:number-columns-repeated="250"/>
        </table:table-row>
        <table:table-row table:style-name="ro1">
          <table:table-cell table:style-name="ce2" office:value-type="float" office:value="2396" calcext:value-type="float">
            <text:p>2396</text:p>
          </table:table-cell>
          <table:table-cell table:style-name="ce2" office:value-type="float" office:value="1000000002396" calcext:value-type="float">
            <text:p>10000000023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97" calcext:value-type="float">
            <text:p>22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96</text:p>
          </table:table-cell>
          <table:table-cell table:number-columns-repeated="250"/>
        </table:table-row>
        <table:table-row table:style-name="ro1">
          <table:table-cell table:style-name="ce2" office:value-type="float" office:value="2397" calcext:value-type="float">
            <text:p>2397</text:p>
          </table:table-cell>
          <table:table-cell table:style-name="ce2" office:value-type="float" office:value="1000000002397" calcext:value-type="float">
            <text:p>10000000023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98" calcext:value-type="float">
            <text:p>22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97</text:p>
          </table:table-cell>
          <table:table-cell table:number-columns-repeated="250"/>
        </table:table-row>
        <table:table-row table:style-name="ro1">
          <table:table-cell table:style-name="ce2" office:value-type="float" office:value="2398" calcext:value-type="float">
            <text:p>2398</text:p>
          </table:table-cell>
          <table:table-cell table:style-name="ce2" office:value-type="float" office:value="1000000002398" calcext:value-type="float">
            <text:p>10000000023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299" calcext:value-type="float">
            <text:p>22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98</text:p>
          </table:table-cell>
          <table:table-cell table:number-columns-repeated="250"/>
        </table:table-row>
        <table:table-row table:style-name="ro1">
          <table:table-cell table:style-name="ce2" office:value-type="float" office:value="2399" calcext:value-type="float">
            <text:p>2399</text:p>
          </table:table-cell>
          <table:table-cell table:style-name="ce2" office:value-type="float" office:value="1000000002399" calcext:value-type="float">
            <text:p>10000000023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00" calcext:value-type="float">
            <text:p>23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299</text:p>
          </table:table-cell>
          <table:table-cell table:number-columns-repeated="250"/>
        </table:table-row>
        <table:table-row table:style-name="ro1"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1000000002400" calcext:value-type="float">
            <text:p>10000000024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01" calcext:value-type="float">
            <text:p>23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00</text:p>
          </table:table-cell>
          <table:table-cell table:number-columns-repeated="250"/>
        </table:table-row>
        <table:table-row table:style-name="ro1">
          <table:table-cell table:style-name="ce2" office:value-type="float" office:value="2401" calcext:value-type="float">
            <text:p>2401</text:p>
          </table:table-cell>
          <table:table-cell table:style-name="ce2" office:value-type="float" office:value="1000000002401" calcext:value-type="float">
            <text:p>10000000024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02" calcext:value-type="float">
            <text:p>23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01</text:p>
          </table:table-cell>
          <table:table-cell table:number-columns-repeated="250"/>
        </table:table-row>
        <table:table-row table:style-name="ro1">
          <table:table-cell table:style-name="ce2" office:value-type="float" office:value="2402" calcext:value-type="float">
            <text:p>2402</text:p>
          </table:table-cell>
          <table:table-cell table:style-name="ce2" office:value-type="float" office:value="1000000002402" calcext:value-type="float">
            <text:p>10000000024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03" calcext:value-type="float">
            <text:p>23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02</text:p>
          </table:table-cell>
          <table:table-cell table:number-columns-repeated="250"/>
        </table:table-row>
        <table:table-row table:style-name="ro1">
          <table:table-cell table:style-name="ce2" office:value-type="float" office:value="2403" calcext:value-type="float">
            <text:p>2403</text:p>
          </table:table-cell>
          <table:table-cell table:style-name="ce2" office:value-type="float" office:value="1000000002403" calcext:value-type="float">
            <text:p>10000000024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04" calcext:value-type="float">
            <text:p>23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03</text:p>
          </table:table-cell>
          <table:table-cell table:number-columns-repeated="250"/>
        </table:table-row>
        <table:table-row table:style-name="ro1">
          <table:table-cell table:style-name="ce2" office:value-type="float" office:value="2404" calcext:value-type="float">
            <text:p>2404</text:p>
          </table:table-cell>
          <table:table-cell table:style-name="ce2" office:value-type="float" office:value="1000000002404" calcext:value-type="float">
            <text:p>10000000024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05" calcext:value-type="float">
            <text:p>23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04</text:p>
          </table:table-cell>
          <table:table-cell table:number-columns-repeated="250"/>
        </table:table-row>
        <table:table-row table:style-name="ro1">
          <table:table-cell table:style-name="ce2" office:value-type="float" office:value="2405" calcext:value-type="float">
            <text:p>2405</text:p>
          </table:table-cell>
          <table:table-cell table:style-name="ce2" office:value-type="float" office:value="1000000002405" calcext:value-type="float">
            <text:p>10000000024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06" calcext:value-type="float">
            <text:p>23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05</text:p>
          </table:table-cell>
          <table:table-cell table:number-columns-repeated="250"/>
        </table:table-row>
        <table:table-row table:style-name="ro1">
          <table:table-cell table:style-name="ce2" office:value-type="float" office:value="2406" calcext:value-type="float">
            <text:p>2406</text:p>
          </table:table-cell>
          <table:table-cell table:style-name="ce2" office:value-type="float" office:value="1000000002406" calcext:value-type="float">
            <text:p>10000000024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07" calcext:value-type="float">
            <text:p>23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06</text:p>
          </table:table-cell>
          <table:table-cell table:number-columns-repeated="250"/>
        </table:table-row>
        <table:table-row table:style-name="ro1">
          <table:table-cell table:style-name="ce2" office:value-type="float" office:value="2407" calcext:value-type="float">
            <text:p>2407</text:p>
          </table:table-cell>
          <table:table-cell table:style-name="ce2" office:value-type="float" office:value="1000000002407" calcext:value-type="float">
            <text:p>10000000024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08" calcext:value-type="float">
            <text:p>23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07</text:p>
          </table:table-cell>
          <table:table-cell table:number-columns-repeated="250"/>
        </table:table-row>
        <table:table-row table:style-name="ro1">
          <table:table-cell table:style-name="ce2" office:value-type="float" office:value="2408" calcext:value-type="float">
            <text:p>2408</text:p>
          </table:table-cell>
          <table:table-cell table:style-name="ce2" office:value-type="float" office:value="1000000002408" calcext:value-type="float">
            <text:p>10000000024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09" calcext:value-type="float">
            <text:p>23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08</text:p>
          </table:table-cell>
          <table:table-cell table:number-columns-repeated="250"/>
        </table:table-row>
        <table:table-row table:style-name="ro1">
          <table:table-cell table:style-name="ce2" office:value-type="float" office:value="2409" calcext:value-type="float">
            <text:p>2409</text:p>
          </table:table-cell>
          <table:table-cell table:style-name="ce2" office:value-type="float" office:value="1000000002409" calcext:value-type="float">
            <text:p>10000000024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10" calcext:value-type="float">
            <text:p>23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09</text:p>
          </table:table-cell>
          <table:table-cell table:number-columns-repeated="250"/>
        </table:table-row>
        <table:table-row table:style-name="ro1">
          <table:table-cell table:style-name="ce2" office:value-type="float" office:value="2410" calcext:value-type="float">
            <text:p>2410</text:p>
          </table:table-cell>
          <table:table-cell table:style-name="ce2" office:value-type="float" office:value="1000000002410" calcext:value-type="float">
            <text:p>10000000024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11" calcext:value-type="float">
            <text:p>23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10</text:p>
          </table:table-cell>
          <table:table-cell table:number-columns-repeated="250"/>
        </table:table-row>
        <table:table-row table:style-name="ro1">
          <table:table-cell table:style-name="ce2" office:value-type="float" office:value="2411" calcext:value-type="float">
            <text:p>2411</text:p>
          </table:table-cell>
          <table:table-cell table:style-name="ce2" office:value-type="float" office:value="1000000002411" calcext:value-type="float">
            <text:p>10000000024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12" calcext:value-type="float">
            <text:p>23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11</text:p>
          </table:table-cell>
          <table:table-cell table:number-columns-repeated="250"/>
        </table:table-row>
        <table:table-row table:style-name="ro1">
          <table:table-cell table:style-name="ce2" office:value-type="float" office:value="2412" calcext:value-type="float">
            <text:p>2412</text:p>
          </table:table-cell>
          <table:table-cell table:style-name="ce2" office:value-type="float" office:value="1000000002412" calcext:value-type="float">
            <text:p>10000000024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13" calcext:value-type="float">
            <text:p>23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12</text:p>
          </table:table-cell>
          <table:table-cell table:number-columns-repeated="250"/>
        </table:table-row>
        <table:table-row table:style-name="ro1">
          <table:table-cell table:style-name="ce2" office:value-type="float" office:value="2413" calcext:value-type="float">
            <text:p>2413</text:p>
          </table:table-cell>
          <table:table-cell table:style-name="ce2" office:value-type="float" office:value="1000000002413" calcext:value-type="float">
            <text:p>10000000024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14" calcext:value-type="float">
            <text:p>23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13</text:p>
          </table:table-cell>
          <table:table-cell table:number-columns-repeated="250"/>
        </table:table-row>
        <table:table-row table:style-name="ro1">
          <table:table-cell table:style-name="ce2" office:value-type="float" office:value="2414" calcext:value-type="float">
            <text:p>2414</text:p>
          </table:table-cell>
          <table:table-cell table:style-name="ce2" office:value-type="float" office:value="1000000002414" calcext:value-type="float">
            <text:p>10000000024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15" calcext:value-type="float">
            <text:p>23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14</text:p>
          </table:table-cell>
          <table:table-cell table:number-columns-repeated="250"/>
        </table:table-row>
        <table:table-row table:style-name="ro1">
          <table:table-cell table:style-name="ce2" office:value-type="float" office:value="2415" calcext:value-type="float">
            <text:p>2415</text:p>
          </table:table-cell>
          <table:table-cell table:style-name="ce2" office:value-type="float" office:value="1000000002415" calcext:value-type="float">
            <text:p>10000000024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16" calcext:value-type="float">
            <text:p>23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15</text:p>
          </table:table-cell>
          <table:table-cell table:number-columns-repeated="250"/>
        </table:table-row>
        <table:table-row table:style-name="ro1">
          <table:table-cell table:style-name="ce2" office:value-type="float" office:value="2416" calcext:value-type="float">
            <text:p>2416</text:p>
          </table:table-cell>
          <table:table-cell table:style-name="ce2" office:value-type="float" office:value="1000000002416" calcext:value-type="float">
            <text:p>10000000024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17" calcext:value-type="float">
            <text:p>23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16</text:p>
          </table:table-cell>
          <table:table-cell table:number-columns-repeated="250"/>
        </table:table-row>
        <table:table-row table:style-name="ro1">
          <table:table-cell table:style-name="ce2" office:value-type="float" office:value="2417" calcext:value-type="float">
            <text:p>2417</text:p>
          </table:table-cell>
          <table:table-cell table:style-name="ce2" office:value-type="float" office:value="1000000002417" calcext:value-type="float">
            <text:p>10000000024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18" calcext:value-type="float">
            <text:p>23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17</text:p>
          </table:table-cell>
          <table:table-cell table:number-columns-repeated="250"/>
        </table:table-row>
        <table:table-row table:style-name="ro1">
          <table:table-cell table:style-name="ce2" office:value-type="float" office:value="2418" calcext:value-type="float">
            <text:p>2418</text:p>
          </table:table-cell>
          <table:table-cell table:style-name="ce2" office:value-type="float" office:value="1000000002418" calcext:value-type="float">
            <text:p>10000000024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19" calcext:value-type="float">
            <text:p>23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18</text:p>
          </table:table-cell>
          <table:table-cell table:number-columns-repeated="250"/>
        </table:table-row>
        <table:table-row table:style-name="ro1">
          <table:table-cell table:style-name="ce2" office:value-type="float" office:value="2419" calcext:value-type="float">
            <text:p>2419</text:p>
          </table:table-cell>
          <table:table-cell table:style-name="ce2" office:value-type="float" office:value="1000000002419" calcext:value-type="float">
            <text:p>10000000024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20" calcext:value-type="float">
            <text:p>23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19</text:p>
          </table:table-cell>
          <table:table-cell table:number-columns-repeated="250"/>
        </table:table-row>
        <table:table-row table:style-name="ro1">
          <table:table-cell table:style-name="ce2" office:value-type="float" office:value="2420" calcext:value-type="float">
            <text:p>2420</text:p>
          </table:table-cell>
          <table:table-cell table:style-name="ce2" office:value-type="float" office:value="1000000002420" calcext:value-type="float">
            <text:p>10000000024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21" calcext:value-type="float">
            <text:p>23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20</text:p>
          </table:table-cell>
          <table:table-cell table:number-columns-repeated="250"/>
        </table:table-row>
        <table:table-row table:style-name="ro1">
          <table:table-cell table:style-name="ce2" office:value-type="float" office:value="2421" calcext:value-type="float">
            <text:p>2421</text:p>
          </table:table-cell>
          <table:table-cell table:style-name="ce2" office:value-type="float" office:value="1000000002421" calcext:value-type="float">
            <text:p>10000000024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22" calcext:value-type="float">
            <text:p>23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21</text:p>
          </table:table-cell>
          <table:table-cell table:number-columns-repeated="250"/>
        </table:table-row>
        <table:table-row table:style-name="ro1">
          <table:table-cell table:style-name="ce2" office:value-type="float" office:value="2422" calcext:value-type="float">
            <text:p>2422</text:p>
          </table:table-cell>
          <table:table-cell table:style-name="ce2" office:value-type="float" office:value="1000000002422" calcext:value-type="float">
            <text:p>10000000024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23" calcext:value-type="float">
            <text:p>23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22</text:p>
          </table:table-cell>
          <table:table-cell table:number-columns-repeated="250"/>
        </table:table-row>
        <table:table-row table:style-name="ro1">
          <table:table-cell table:style-name="ce2" office:value-type="float" office:value="2423" calcext:value-type="float">
            <text:p>2423</text:p>
          </table:table-cell>
          <table:table-cell table:style-name="ce2" office:value-type="float" office:value="1000000002423" calcext:value-type="float">
            <text:p>10000000024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24" calcext:value-type="float">
            <text:p>23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23</text:p>
          </table:table-cell>
          <table:table-cell table:number-columns-repeated="250"/>
        </table:table-row>
        <table:table-row table:style-name="ro1">
          <table:table-cell table:style-name="ce2" office:value-type="float" office:value="2424" calcext:value-type="float">
            <text:p>2424</text:p>
          </table:table-cell>
          <table:table-cell table:style-name="ce2" office:value-type="float" office:value="1000000002424" calcext:value-type="float">
            <text:p>10000000024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25" calcext:value-type="float">
            <text:p>23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24</text:p>
          </table:table-cell>
          <table:table-cell table:number-columns-repeated="250"/>
        </table:table-row>
        <table:table-row table:style-name="ro1">
          <table:table-cell table:style-name="ce2" office:value-type="float" office:value="2425" calcext:value-type="float">
            <text:p>2425</text:p>
          </table:table-cell>
          <table:table-cell table:style-name="ce2" office:value-type="float" office:value="1000000002425" calcext:value-type="float">
            <text:p>10000000024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26" calcext:value-type="float">
            <text:p>23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25</text:p>
          </table:table-cell>
          <table:table-cell table:number-columns-repeated="250"/>
        </table:table-row>
        <table:table-row table:style-name="ro1">
          <table:table-cell table:style-name="ce2" office:value-type="float" office:value="2426" calcext:value-type="float">
            <text:p>2426</text:p>
          </table:table-cell>
          <table:table-cell table:style-name="ce2" office:value-type="float" office:value="1000000002426" calcext:value-type="float">
            <text:p>10000000024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27" calcext:value-type="float">
            <text:p>23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26</text:p>
          </table:table-cell>
          <table:table-cell table:number-columns-repeated="250"/>
        </table:table-row>
        <table:table-row table:style-name="ro1">
          <table:table-cell table:style-name="ce2" office:value-type="float" office:value="2427" calcext:value-type="float">
            <text:p>2427</text:p>
          </table:table-cell>
          <table:table-cell table:style-name="ce2" office:value-type="float" office:value="1000000002427" calcext:value-type="float">
            <text:p>10000000024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28" calcext:value-type="float">
            <text:p>23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27</text:p>
          </table:table-cell>
          <table:table-cell table:number-columns-repeated="250"/>
        </table:table-row>
        <table:table-row table:style-name="ro1">
          <table:table-cell table:style-name="ce2" office:value-type="float" office:value="2428" calcext:value-type="float">
            <text:p>2428</text:p>
          </table:table-cell>
          <table:table-cell table:style-name="ce2" office:value-type="float" office:value="1000000002428" calcext:value-type="float">
            <text:p>10000000024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29" calcext:value-type="float">
            <text:p>23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28</text:p>
          </table:table-cell>
          <table:table-cell table:number-columns-repeated="250"/>
        </table:table-row>
        <table:table-row table:style-name="ro1">
          <table:table-cell table:style-name="ce2" office:value-type="float" office:value="2429" calcext:value-type="float">
            <text:p>2429</text:p>
          </table:table-cell>
          <table:table-cell table:style-name="ce2" office:value-type="float" office:value="1000000002429" calcext:value-type="float">
            <text:p>10000000024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30" calcext:value-type="float">
            <text:p>23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29</text:p>
          </table:table-cell>
          <table:table-cell table:number-columns-repeated="250"/>
        </table:table-row>
        <table:table-row table:style-name="ro1">
          <table:table-cell table:style-name="ce2" office:value-type="float" office:value="2430" calcext:value-type="float">
            <text:p>2430</text:p>
          </table:table-cell>
          <table:table-cell table:style-name="ce2" office:value-type="float" office:value="1000000002430" calcext:value-type="float">
            <text:p>10000000024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31" calcext:value-type="float">
            <text:p>23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30</text:p>
          </table:table-cell>
          <table:table-cell table:number-columns-repeated="250"/>
        </table:table-row>
        <table:table-row table:style-name="ro1">
          <table:table-cell table:style-name="ce2" office:value-type="float" office:value="2431" calcext:value-type="float">
            <text:p>2431</text:p>
          </table:table-cell>
          <table:table-cell table:style-name="ce2" office:value-type="float" office:value="1000000002431" calcext:value-type="float">
            <text:p>10000000024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32" calcext:value-type="float">
            <text:p>23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31</text:p>
          </table:table-cell>
          <table:table-cell table:number-columns-repeated="250"/>
        </table:table-row>
        <table:table-row table:style-name="ro1">
          <table:table-cell table:style-name="ce2" office:value-type="float" office:value="2432" calcext:value-type="float">
            <text:p>2432</text:p>
          </table:table-cell>
          <table:table-cell table:style-name="ce2" office:value-type="float" office:value="1000000002432" calcext:value-type="float">
            <text:p>10000000024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33" calcext:value-type="float">
            <text:p>23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32</text:p>
          </table:table-cell>
          <table:table-cell table:number-columns-repeated="250"/>
        </table:table-row>
        <table:table-row table:style-name="ro1">
          <table:table-cell table:style-name="ce2" office:value-type="float" office:value="2433" calcext:value-type="float">
            <text:p>2433</text:p>
          </table:table-cell>
          <table:table-cell table:style-name="ce2" office:value-type="float" office:value="1000000002433" calcext:value-type="float">
            <text:p>10000000024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34" calcext:value-type="float">
            <text:p>23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33</text:p>
          </table:table-cell>
          <table:table-cell table:number-columns-repeated="250"/>
        </table:table-row>
        <table:table-row table:style-name="ro1">
          <table:table-cell table:style-name="ce2" office:value-type="float" office:value="2434" calcext:value-type="float">
            <text:p>2434</text:p>
          </table:table-cell>
          <table:table-cell table:style-name="ce2" office:value-type="float" office:value="1000000002434" calcext:value-type="float">
            <text:p>10000000024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35" calcext:value-type="float">
            <text:p>23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34</text:p>
          </table:table-cell>
          <table:table-cell table:number-columns-repeated="250"/>
        </table:table-row>
        <table:table-row table:style-name="ro1">
          <table:table-cell table:style-name="ce2" office:value-type="float" office:value="2435" calcext:value-type="float">
            <text:p>2435</text:p>
          </table:table-cell>
          <table:table-cell table:style-name="ce2" office:value-type="float" office:value="1000000002435" calcext:value-type="float">
            <text:p>10000000024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36" calcext:value-type="float">
            <text:p>23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35</text:p>
          </table:table-cell>
          <table:table-cell table:number-columns-repeated="250"/>
        </table:table-row>
        <table:table-row table:style-name="ro1">
          <table:table-cell table:style-name="ce2" office:value-type="float" office:value="2436" calcext:value-type="float">
            <text:p>2436</text:p>
          </table:table-cell>
          <table:table-cell table:style-name="ce2" office:value-type="float" office:value="1000000002436" calcext:value-type="float">
            <text:p>10000000024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37" calcext:value-type="float">
            <text:p>23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36</text:p>
          </table:table-cell>
          <table:table-cell table:number-columns-repeated="250"/>
        </table:table-row>
        <table:table-row table:style-name="ro1">
          <table:table-cell table:style-name="ce2" office:value-type="float" office:value="2437" calcext:value-type="float">
            <text:p>2437</text:p>
          </table:table-cell>
          <table:table-cell table:style-name="ce2" office:value-type="float" office:value="1000000002437" calcext:value-type="float">
            <text:p>10000000024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38" calcext:value-type="float">
            <text:p>23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37</text:p>
          </table:table-cell>
          <table:table-cell table:number-columns-repeated="250"/>
        </table:table-row>
        <table:table-row table:style-name="ro1">
          <table:table-cell table:style-name="ce2" office:value-type="float" office:value="2438" calcext:value-type="float">
            <text:p>2438</text:p>
          </table:table-cell>
          <table:table-cell table:style-name="ce2" office:value-type="float" office:value="1000000002438" calcext:value-type="float">
            <text:p>10000000024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39" calcext:value-type="float">
            <text:p>23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38</text:p>
          </table:table-cell>
          <table:table-cell table:number-columns-repeated="250"/>
        </table:table-row>
        <table:table-row table:style-name="ro1">
          <table:table-cell table:style-name="ce2" office:value-type="float" office:value="2439" calcext:value-type="float">
            <text:p>2439</text:p>
          </table:table-cell>
          <table:table-cell table:style-name="ce2" office:value-type="float" office:value="1000000002439" calcext:value-type="float">
            <text:p>10000000024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40" calcext:value-type="float">
            <text:p>23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39</text:p>
          </table:table-cell>
          <table:table-cell table:number-columns-repeated="250"/>
        </table:table-row>
        <table:table-row table:style-name="ro1">
          <table:table-cell table:style-name="ce2" office:value-type="float" office:value="2440" calcext:value-type="float">
            <text:p>2440</text:p>
          </table:table-cell>
          <table:table-cell table:style-name="ce2" office:value-type="float" office:value="1000000002440" calcext:value-type="float">
            <text:p>10000000024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41" calcext:value-type="float">
            <text:p>23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40</text:p>
          </table:table-cell>
          <table:table-cell table:number-columns-repeated="250"/>
        </table:table-row>
        <table:table-row table:style-name="ro1">
          <table:table-cell table:style-name="ce2" office:value-type="float" office:value="2441" calcext:value-type="float">
            <text:p>2441</text:p>
          </table:table-cell>
          <table:table-cell table:style-name="ce2" office:value-type="float" office:value="1000000002441" calcext:value-type="float">
            <text:p>10000000024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42" calcext:value-type="float">
            <text:p>23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41</text:p>
          </table:table-cell>
          <table:table-cell table:number-columns-repeated="250"/>
        </table:table-row>
        <table:table-row table:style-name="ro1">
          <table:table-cell table:style-name="ce2" office:value-type="float" office:value="2442" calcext:value-type="float">
            <text:p>2442</text:p>
          </table:table-cell>
          <table:table-cell table:style-name="ce2" office:value-type="float" office:value="1000000002442" calcext:value-type="float">
            <text:p>10000000024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43" calcext:value-type="float">
            <text:p>23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42</text:p>
          </table:table-cell>
          <table:table-cell table:number-columns-repeated="250"/>
        </table:table-row>
        <table:table-row table:style-name="ro1">
          <table:table-cell table:style-name="ce2" office:value-type="float" office:value="2443" calcext:value-type="float">
            <text:p>2443</text:p>
          </table:table-cell>
          <table:table-cell table:style-name="ce2" office:value-type="float" office:value="1000000002443" calcext:value-type="float">
            <text:p>10000000024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44" calcext:value-type="float">
            <text:p>23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43</text:p>
          </table:table-cell>
          <table:table-cell table:number-columns-repeated="250"/>
        </table:table-row>
        <table:table-row table:style-name="ro1">
          <table:table-cell table:style-name="ce2" office:value-type="float" office:value="2444" calcext:value-type="float">
            <text:p>2444</text:p>
          </table:table-cell>
          <table:table-cell table:style-name="ce2" office:value-type="float" office:value="1000000002444" calcext:value-type="float">
            <text:p>10000000024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45" calcext:value-type="float">
            <text:p>23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44</text:p>
          </table:table-cell>
          <table:table-cell table:number-columns-repeated="250"/>
        </table:table-row>
        <table:table-row table:style-name="ro1">
          <table:table-cell table:style-name="ce2" office:value-type="float" office:value="2445" calcext:value-type="float">
            <text:p>2445</text:p>
          </table:table-cell>
          <table:table-cell table:style-name="ce2" office:value-type="float" office:value="1000000002445" calcext:value-type="float">
            <text:p>10000000024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46" calcext:value-type="float">
            <text:p>23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45</text:p>
          </table:table-cell>
          <table:table-cell table:number-columns-repeated="250"/>
        </table:table-row>
        <table:table-row table:style-name="ro1">
          <table:table-cell table:style-name="ce2" office:value-type="float" office:value="2446" calcext:value-type="float">
            <text:p>2446</text:p>
          </table:table-cell>
          <table:table-cell table:style-name="ce2" office:value-type="float" office:value="1000000002446" calcext:value-type="float">
            <text:p>10000000024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47" calcext:value-type="float">
            <text:p>23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46</text:p>
          </table:table-cell>
          <table:table-cell table:number-columns-repeated="250"/>
        </table:table-row>
        <table:table-row table:style-name="ro1">
          <table:table-cell table:style-name="ce2" office:value-type="float" office:value="2447" calcext:value-type="float">
            <text:p>2447</text:p>
          </table:table-cell>
          <table:table-cell table:style-name="ce2" office:value-type="float" office:value="1000000002447" calcext:value-type="float">
            <text:p>10000000024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48" calcext:value-type="float">
            <text:p>23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47</text:p>
          </table:table-cell>
          <table:table-cell table:number-columns-repeated="250"/>
        </table:table-row>
        <table:table-row table:style-name="ro1">
          <table:table-cell table:style-name="ce2" office:value-type="float" office:value="2448" calcext:value-type="float">
            <text:p>2448</text:p>
          </table:table-cell>
          <table:table-cell table:style-name="ce2" office:value-type="float" office:value="1000000002448" calcext:value-type="float">
            <text:p>10000000024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49" calcext:value-type="float">
            <text:p>23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48</text:p>
          </table:table-cell>
          <table:table-cell table:number-columns-repeated="250"/>
        </table:table-row>
        <table:table-row table:style-name="ro1">
          <table:table-cell table:style-name="ce2" office:value-type="float" office:value="2449" calcext:value-type="float">
            <text:p>2449</text:p>
          </table:table-cell>
          <table:table-cell table:style-name="ce2" office:value-type="float" office:value="1000000002449" calcext:value-type="float">
            <text:p>10000000024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50" calcext:value-type="float">
            <text:p>23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49</text:p>
          </table:table-cell>
          <table:table-cell table:number-columns-repeated="250"/>
        </table:table-row>
        <table:table-row table:style-name="ro1"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1000000002450" calcext:value-type="float">
            <text:p>10000000024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51" calcext:value-type="float">
            <text:p>23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50</text:p>
          </table:table-cell>
          <table:table-cell table:number-columns-repeated="250"/>
        </table:table-row>
        <table:table-row table:style-name="ro1">
          <table:table-cell table:style-name="ce2" office:value-type="float" office:value="2451" calcext:value-type="float">
            <text:p>2451</text:p>
          </table:table-cell>
          <table:table-cell table:style-name="ce2" office:value-type="float" office:value="1000000002451" calcext:value-type="float">
            <text:p>10000000024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52" calcext:value-type="float">
            <text:p>23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51</text:p>
          </table:table-cell>
          <table:table-cell table:number-columns-repeated="250"/>
        </table:table-row>
        <table:table-row table:style-name="ro1">
          <table:table-cell table:style-name="ce2" office:value-type="float" office:value="2452" calcext:value-type="float">
            <text:p>2452</text:p>
          </table:table-cell>
          <table:table-cell table:style-name="ce2" office:value-type="float" office:value="1000000002452" calcext:value-type="float">
            <text:p>10000000024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53" calcext:value-type="float">
            <text:p>23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52</text:p>
          </table:table-cell>
          <table:table-cell table:number-columns-repeated="250"/>
        </table:table-row>
        <table:table-row table:style-name="ro1">
          <table:table-cell table:style-name="ce2" office:value-type="float" office:value="2453" calcext:value-type="float">
            <text:p>2453</text:p>
          </table:table-cell>
          <table:table-cell table:style-name="ce2" office:value-type="float" office:value="1000000002453" calcext:value-type="float">
            <text:p>10000000024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54" calcext:value-type="float">
            <text:p>23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53</text:p>
          </table:table-cell>
          <table:table-cell table:number-columns-repeated="250"/>
        </table:table-row>
        <table:table-row table:style-name="ro1">
          <table:table-cell table:style-name="ce2" office:value-type="float" office:value="2454" calcext:value-type="float">
            <text:p>2454</text:p>
          </table:table-cell>
          <table:table-cell table:style-name="ce2" office:value-type="float" office:value="1000000002454" calcext:value-type="float">
            <text:p>10000000024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55" calcext:value-type="float">
            <text:p>23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54</text:p>
          </table:table-cell>
          <table:table-cell table:number-columns-repeated="250"/>
        </table:table-row>
        <table:table-row table:style-name="ro1">
          <table:table-cell table:style-name="ce2" office:value-type="float" office:value="2455" calcext:value-type="float">
            <text:p>2455</text:p>
          </table:table-cell>
          <table:table-cell table:style-name="ce2" office:value-type="float" office:value="1000000002455" calcext:value-type="float">
            <text:p>10000000024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56" calcext:value-type="float">
            <text:p>23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55</text:p>
          </table:table-cell>
          <table:table-cell table:number-columns-repeated="250"/>
        </table:table-row>
        <table:table-row table:style-name="ro1">
          <table:table-cell table:style-name="ce2" office:value-type="float" office:value="2456" calcext:value-type="float">
            <text:p>2456</text:p>
          </table:table-cell>
          <table:table-cell table:style-name="ce2" office:value-type="float" office:value="1000000002456" calcext:value-type="float">
            <text:p>10000000024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57" calcext:value-type="float">
            <text:p>23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56</text:p>
          </table:table-cell>
          <table:table-cell table:number-columns-repeated="250"/>
        </table:table-row>
        <table:table-row table:style-name="ro1">
          <table:table-cell table:style-name="ce2" office:value-type="float" office:value="2457" calcext:value-type="float">
            <text:p>2457</text:p>
          </table:table-cell>
          <table:table-cell table:style-name="ce2" office:value-type="float" office:value="1000000002457" calcext:value-type="float">
            <text:p>10000000024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58" calcext:value-type="float">
            <text:p>23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57</text:p>
          </table:table-cell>
          <table:table-cell table:number-columns-repeated="250"/>
        </table:table-row>
        <table:table-row table:style-name="ro1">
          <table:table-cell table:style-name="ce2" office:value-type="float" office:value="2458" calcext:value-type="float">
            <text:p>2458</text:p>
          </table:table-cell>
          <table:table-cell table:style-name="ce2" office:value-type="float" office:value="1000000002458" calcext:value-type="float">
            <text:p>10000000024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59" calcext:value-type="float">
            <text:p>23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58</text:p>
          </table:table-cell>
          <table:table-cell table:number-columns-repeated="250"/>
        </table:table-row>
        <table:table-row table:style-name="ro1">
          <table:table-cell table:style-name="ce2" office:value-type="float" office:value="2459" calcext:value-type="float">
            <text:p>2459</text:p>
          </table:table-cell>
          <table:table-cell table:style-name="ce2" office:value-type="float" office:value="1000000002459" calcext:value-type="float">
            <text:p>10000000024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60" calcext:value-type="float">
            <text:p>23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59</text:p>
          </table:table-cell>
          <table:table-cell table:number-columns-repeated="250"/>
        </table:table-row>
        <table:table-row table:style-name="ro1">
          <table:table-cell table:style-name="ce2" office:value-type="float" office:value="2460" calcext:value-type="float">
            <text:p>2460</text:p>
          </table:table-cell>
          <table:table-cell table:style-name="ce2" office:value-type="float" office:value="1000000002460" calcext:value-type="float">
            <text:p>10000000024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61" calcext:value-type="float">
            <text:p>23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60</text:p>
          </table:table-cell>
          <table:table-cell table:number-columns-repeated="250"/>
        </table:table-row>
        <table:table-row table:style-name="ro1">
          <table:table-cell table:style-name="ce2" office:value-type="float" office:value="2461" calcext:value-type="float">
            <text:p>2461</text:p>
          </table:table-cell>
          <table:table-cell table:style-name="ce2" office:value-type="float" office:value="1000000002461" calcext:value-type="float">
            <text:p>10000000024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62" calcext:value-type="float">
            <text:p>23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61</text:p>
          </table:table-cell>
          <table:table-cell table:number-columns-repeated="250"/>
        </table:table-row>
        <table:table-row table:style-name="ro1">
          <table:table-cell table:style-name="ce2" office:value-type="float" office:value="2462" calcext:value-type="float">
            <text:p>2462</text:p>
          </table:table-cell>
          <table:table-cell table:style-name="ce2" office:value-type="float" office:value="1000000002462" calcext:value-type="float">
            <text:p>10000000024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63" calcext:value-type="float">
            <text:p>23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62</text:p>
          </table:table-cell>
          <table:table-cell table:number-columns-repeated="250"/>
        </table:table-row>
        <table:table-row table:style-name="ro1">
          <table:table-cell table:style-name="ce2" office:value-type="float" office:value="2463" calcext:value-type="float">
            <text:p>2463</text:p>
          </table:table-cell>
          <table:table-cell table:style-name="ce2" office:value-type="float" office:value="1000000002463" calcext:value-type="float">
            <text:p>10000000024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64" calcext:value-type="float">
            <text:p>23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63</text:p>
          </table:table-cell>
          <table:table-cell table:number-columns-repeated="250"/>
        </table:table-row>
        <table:table-row table:style-name="ro1">
          <table:table-cell table:style-name="ce2" office:value-type="float" office:value="2464" calcext:value-type="float">
            <text:p>2464</text:p>
          </table:table-cell>
          <table:table-cell table:style-name="ce2" office:value-type="float" office:value="1000000002464" calcext:value-type="float">
            <text:p>10000000024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65" calcext:value-type="float">
            <text:p>23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64</text:p>
          </table:table-cell>
          <table:table-cell table:number-columns-repeated="250"/>
        </table:table-row>
        <table:table-row table:style-name="ro1">
          <table:table-cell table:style-name="ce2" office:value-type="float" office:value="2465" calcext:value-type="float">
            <text:p>2465</text:p>
          </table:table-cell>
          <table:table-cell table:style-name="ce2" office:value-type="float" office:value="1000000002465" calcext:value-type="float">
            <text:p>10000000024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66" calcext:value-type="float">
            <text:p>23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65</text:p>
          </table:table-cell>
          <table:table-cell table:number-columns-repeated="250"/>
        </table:table-row>
        <table:table-row table:style-name="ro1">
          <table:table-cell table:style-name="ce2" office:value-type="float" office:value="2466" calcext:value-type="float">
            <text:p>2466</text:p>
          </table:table-cell>
          <table:table-cell table:style-name="ce2" office:value-type="float" office:value="1000000002466" calcext:value-type="float">
            <text:p>10000000024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67" calcext:value-type="float">
            <text:p>23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66</text:p>
          </table:table-cell>
          <table:table-cell table:number-columns-repeated="250"/>
        </table:table-row>
        <table:table-row table:style-name="ro1">
          <table:table-cell table:style-name="ce2" office:value-type="float" office:value="2467" calcext:value-type="float">
            <text:p>2467</text:p>
          </table:table-cell>
          <table:table-cell table:style-name="ce2" office:value-type="float" office:value="1000000002467" calcext:value-type="float">
            <text:p>10000000024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68" calcext:value-type="float">
            <text:p>23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67</text:p>
          </table:table-cell>
          <table:table-cell table:number-columns-repeated="250"/>
        </table:table-row>
        <table:table-row table:style-name="ro1">
          <table:table-cell table:style-name="ce2" office:value-type="float" office:value="2468" calcext:value-type="float">
            <text:p>2468</text:p>
          </table:table-cell>
          <table:table-cell table:style-name="ce2" office:value-type="float" office:value="1000000002468" calcext:value-type="float">
            <text:p>10000000024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69" calcext:value-type="float">
            <text:p>23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68</text:p>
          </table:table-cell>
          <table:table-cell table:number-columns-repeated="250"/>
        </table:table-row>
        <table:table-row table:style-name="ro1">
          <table:table-cell table:style-name="ce2" office:value-type="float" office:value="2469" calcext:value-type="float">
            <text:p>2469</text:p>
          </table:table-cell>
          <table:table-cell table:style-name="ce2" office:value-type="float" office:value="1000000002469" calcext:value-type="float">
            <text:p>10000000024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70" calcext:value-type="float">
            <text:p>23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69</text:p>
          </table:table-cell>
          <table:table-cell table:number-columns-repeated="250"/>
        </table:table-row>
        <table:table-row table:style-name="ro1">
          <table:table-cell table:style-name="ce2" office:value-type="float" office:value="2470" calcext:value-type="float">
            <text:p>2470</text:p>
          </table:table-cell>
          <table:table-cell table:style-name="ce2" office:value-type="float" office:value="1000000002470" calcext:value-type="float">
            <text:p>10000000024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71" calcext:value-type="float">
            <text:p>23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70</text:p>
          </table:table-cell>
          <table:table-cell table:number-columns-repeated="250"/>
        </table:table-row>
        <table:table-row table:style-name="ro1">
          <table:table-cell table:style-name="ce2" office:value-type="float" office:value="2471" calcext:value-type="float">
            <text:p>2471</text:p>
          </table:table-cell>
          <table:table-cell table:style-name="ce2" office:value-type="float" office:value="1000000002471" calcext:value-type="float">
            <text:p>10000000024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72" calcext:value-type="float">
            <text:p>23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71</text:p>
          </table:table-cell>
          <table:table-cell table:number-columns-repeated="250"/>
        </table:table-row>
        <table:table-row table:style-name="ro1">
          <table:table-cell table:style-name="ce2" office:value-type="float" office:value="2472" calcext:value-type="float">
            <text:p>2472</text:p>
          </table:table-cell>
          <table:table-cell table:style-name="ce2" office:value-type="float" office:value="1000000002472" calcext:value-type="float">
            <text:p>10000000024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73" calcext:value-type="float">
            <text:p>23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72</text:p>
          </table:table-cell>
          <table:table-cell table:number-columns-repeated="250"/>
        </table:table-row>
        <table:table-row table:style-name="ro1">
          <table:table-cell table:style-name="ce2" office:value-type="float" office:value="2473" calcext:value-type="float">
            <text:p>2473</text:p>
          </table:table-cell>
          <table:table-cell table:style-name="ce2" office:value-type="float" office:value="1000000002473" calcext:value-type="float">
            <text:p>10000000024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74" calcext:value-type="float">
            <text:p>23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73</text:p>
          </table:table-cell>
          <table:table-cell table:number-columns-repeated="250"/>
        </table:table-row>
        <table:table-row table:style-name="ro1">
          <table:table-cell table:style-name="ce2" office:value-type="float" office:value="2474" calcext:value-type="float">
            <text:p>2474</text:p>
          </table:table-cell>
          <table:table-cell table:style-name="ce2" office:value-type="float" office:value="1000000002474" calcext:value-type="float">
            <text:p>10000000024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75" calcext:value-type="float">
            <text:p>23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74</text:p>
          </table:table-cell>
          <table:table-cell table:number-columns-repeated="250"/>
        </table:table-row>
        <table:table-row table:style-name="ro1"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1000000002475" calcext:value-type="float">
            <text:p>10000000024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76" calcext:value-type="float">
            <text:p>23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75</text:p>
          </table:table-cell>
          <table:table-cell table:number-columns-repeated="250"/>
        </table:table-row>
        <table:table-row table:style-name="ro1">
          <table:table-cell table:style-name="ce2" office:value-type="float" office:value="2476" calcext:value-type="float">
            <text:p>2476</text:p>
          </table:table-cell>
          <table:table-cell table:style-name="ce2" office:value-type="float" office:value="1000000002476" calcext:value-type="float">
            <text:p>10000000024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77" calcext:value-type="float">
            <text:p>23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76</text:p>
          </table:table-cell>
          <table:table-cell table:number-columns-repeated="250"/>
        </table:table-row>
        <table:table-row table:style-name="ro1">
          <table:table-cell table:style-name="ce2" office:value-type="float" office:value="2477" calcext:value-type="float">
            <text:p>2477</text:p>
          </table:table-cell>
          <table:table-cell table:style-name="ce2" office:value-type="float" office:value="1000000002477" calcext:value-type="float">
            <text:p>10000000024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78" calcext:value-type="float">
            <text:p>23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77</text:p>
          </table:table-cell>
          <table:table-cell table:number-columns-repeated="250"/>
        </table:table-row>
        <table:table-row table:style-name="ro1">
          <table:table-cell table:style-name="ce2" office:value-type="float" office:value="2478" calcext:value-type="float">
            <text:p>2478</text:p>
          </table:table-cell>
          <table:table-cell table:style-name="ce2" office:value-type="float" office:value="1000000002478" calcext:value-type="float">
            <text:p>10000000024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79" calcext:value-type="float">
            <text:p>23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78</text:p>
          </table:table-cell>
          <table:table-cell table:number-columns-repeated="250"/>
        </table:table-row>
        <table:table-row table:style-name="ro1">
          <table:table-cell table:style-name="ce2" office:value-type="float" office:value="2479" calcext:value-type="float">
            <text:p>2479</text:p>
          </table:table-cell>
          <table:table-cell table:style-name="ce2" office:value-type="float" office:value="1000000002479" calcext:value-type="float">
            <text:p>10000000024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80" calcext:value-type="float">
            <text:p>23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79</text:p>
          </table:table-cell>
          <table:table-cell table:number-columns-repeated="250"/>
        </table:table-row>
        <table:table-row table:style-name="ro1"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1000000002480" calcext:value-type="float">
            <text:p>10000000024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81" calcext:value-type="float">
            <text:p>23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80</text:p>
          </table:table-cell>
          <table:table-cell table:number-columns-repeated="250"/>
        </table:table-row>
        <table:table-row table:style-name="ro1">
          <table:table-cell table:style-name="ce2" office:value-type="float" office:value="2481" calcext:value-type="float">
            <text:p>2481</text:p>
          </table:table-cell>
          <table:table-cell table:style-name="ce2" office:value-type="float" office:value="1000000002481" calcext:value-type="float">
            <text:p>10000000024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82" calcext:value-type="float">
            <text:p>23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81</text:p>
          </table:table-cell>
          <table:table-cell table:number-columns-repeated="250"/>
        </table:table-row>
        <table:table-row table:style-name="ro1">
          <table:table-cell table:style-name="ce2" office:value-type="float" office:value="2482" calcext:value-type="float">
            <text:p>2482</text:p>
          </table:table-cell>
          <table:table-cell table:style-name="ce2" office:value-type="float" office:value="1000000002482" calcext:value-type="float">
            <text:p>10000000024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83" calcext:value-type="float">
            <text:p>23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82</text:p>
          </table:table-cell>
          <table:table-cell table:number-columns-repeated="250"/>
        </table:table-row>
        <table:table-row table:style-name="ro1">
          <table:table-cell table:style-name="ce2" office:value-type="float" office:value="2483" calcext:value-type="float">
            <text:p>2483</text:p>
          </table:table-cell>
          <table:table-cell table:style-name="ce2" office:value-type="float" office:value="1000000002483" calcext:value-type="float">
            <text:p>10000000024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84" calcext:value-type="float">
            <text:p>23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83</text:p>
          </table:table-cell>
          <table:table-cell table:number-columns-repeated="250"/>
        </table:table-row>
        <table:table-row table:style-name="ro1">
          <table:table-cell table:style-name="ce2" office:value-type="float" office:value="2484" calcext:value-type="float">
            <text:p>2484</text:p>
          </table:table-cell>
          <table:table-cell table:style-name="ce2" office:value-type="float" office:value="1000000002484" calcext:value-type="float">
            <text:p>10000000024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85" calcext:value-type="float">
            <text:p>23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84</text:p>
          </table:table-cell>
          <table:table-cell table:number-columns-repeated="250"/>
        </table:table-row>
        <table:table-row table:style-name="ro1">
          <table:table-cell table:style-name="ce2" office:value-type="float" office:value="2485" calcext:value-type="float">
            <text:p>2485</text:p>
          </table:table-cell>
          <table:table-cell table:style-name="ce2" office:value-type="float" office:value="1000000002485" calcext:value-type="float">
            <text:p>10000000024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86" calcext:value-type="float">
            <text:p>23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85</text:p>
          </table:table-cell>
          <table:table-cell table:number-columns-repeated="250"/>
        </table:table-row>
        <table:table-row table:style-name="ro1">
          <table:table-cell table:style-name="ce2" office:value-type="float" office:value="2486" calcext:value-type="float">
            <text:p>2486</text:p>
          </table:table-cell>
          <table:table-cell table:style-name="ce2" office:value-type="float" office:value="1000000002486" calcext:value-type="float">
            <text:p>10000000024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87" calcext:value-type="float">
            <text:p>23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86</text:p>
          </table:table-cell>
          <table:table-cell table:number-columns-repeated="250"/>
        </table:table-row>
        <table:table-row table:style-name="ro1">
          <table:table-cell table:style-name="ce2" office:value-type="float" office:value="2487" calcext:value-type="float">
            <text:p>2487</text:p>
          </table:table-cell>
          <table:table-cell table:style-name="ce2" office:value-type="float" office:value="1000000002487" calcext:value-type="float">
            <text:p>10000000024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88" calcext:value-type="float">
            <text:p>23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87</text:p>
          </table:table-cell>
          <table:table-cell table:number-columns-repeated="250"/>
        </table:table-row>
        <table:table-row table:style-name="ro1">
          <table:table-cell table:style-name="ce2" office:value-type="float" office:value="2488" calcext:value-type="float">
            <text:p>2488</text:p>
          </table:table-cell>
          <table:table-cell table:style-name="ce2" office:value-type="float" office:value="1000000002488" calcext:value-type="float">
            <text:p>10000000024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89" calcext:value-type="float">
            <text:p>23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88</text:p>
          </table:table-cell>
          <table:table-cell table:number-columns-repeated="250"/>
        </table:table-row>
        <table:table-row table:style-name="ro1">
          <table:table-cell table:style-name="ce2" office:value-type="float" office:value="2489" calcext:value-type="float">
            <text:p>2489</text:p>
          </table:table-cell>
          <table:table-cell table:style-name="ce2" office:value-type="float" office:value="1000000002489" calcext:value-type="float">
            <text:p>10000000024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90" calcext:value-type="float">
            <text:p>23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89</text:p>
          </table:table-cell>
          <table:table-cell table:number-columns-repeated="250"/>
        </table:table-row>
        <table:table-row table:style-name="ro1">
          <table:table-cell table:style-name="ce2" office:value-type="float" office:value="2490" calcext:value-type="float">
            <text:p>2490</text:p>
          </table:table-cell>
          <table:table-cell table:style-name="ce2" office:value-type="float" office:value="1000000002490" calcext:value-type="float">
            <text:p>10000000024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91" calcext:value-type="float">
            <text:p>23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90</text:p>
          </table:table-cell>
          <table:table-cell table:number-columns-repeated="250"/>
        </table:table-row>
        <table:table-row table:style-name="ro1"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1000000002491" calcext:value-type="float">
            <text:p>10000000024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92" calcext:value-type="float">
            <text:p>23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91</text:p>
          </table:table-cell>
          <table:table-cell table:number-columns-repeated="250"/>
        </table:table-row>
        <table:table-row table:style-name="ro1"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1000000002492" calcext:value-type="float">
            <text:p>10000000024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93" calcext:value-type="float">
            <text:p>23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92</text:p>
          </table:table-cell>
          <table:table-cell table:number-columns-repeated="250"/>
        </table:table-row>
        <table:table-row table:style-name="ro1"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1000000002493" calcext:value-type="float">
            <text:p>10000000024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94" calcext:value-type="float">
            <text:p>23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93</text:p>
          </table:table-cell>
          <table:table-cell table:number-columns-repeated="250"/>
        </table:table-row>
        <table:table-row table:style-name="ro1"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1000000002494" calcext:value-type="float">
            <text:p>10000000024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95" calcext:value-type="float">
            <text:p>23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94</text:p>
          </table:table-cell>
          <table:table-cell table:number-columns-repeated="250"/>
        </table:table-row>
        <table:table-row table:style-name="ro1">
          <table:table-cell table:style-name="ce2" office:value-type="float" office:value="2495" calcext:value-type="float">
            <text:p>2495</text:p>
          </table:table-cell>
          <table:table-cell table:style-name="ce2" office:value-type="float" office:value="1000000002495" calcext:value-type="float">
            <text:p>10000000024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96" calcext:value-type="float">
            <text:p>23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95</text:p>
          </table:table-cell>
          <table:table-cell table:number-columns-repeated="250"/>
        </table:table-row>
        <table:table-row table:style-name="ro1">
          <table:table-cell table:style-name="ce2" office:value-type="float" office:value="2496" calcext:value-type="float">
            <text:p>2496</text:p>
          </table:table-cell>
          <table:table-cell table:style-name="ce2" office:value-type="float" office:value="1000000002496" calcext:value-type="float">
            <text:p>10000000024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97" calcext:value-type="float">
            <text:p>23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96</text:p>
          </table:table-cell>
          <table:table-cell table:number-columns-repeated="250"/>
        </table:table-row>
        <table:table-row table:style-name="ro1">
          <table:table-cell table:style-name="ce2" office:value-type="float" office:value="2497" calcext:value-type="float">
            <text:p>2497</text:p>
          </table:table-cell>
          <table:table-cell table:style-name="ce2" office:value-type="float" office:value="1000000002497" calcext:value-type="float">
            <text:p>10000000024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98" calcext:value-type="float">
            <text:p>23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97</text:p>
          </table:table-cell>
          <table:table-cell table:number-columns-repeated="250"/>
        </table:table-row>
        <table:table-row table:style-name="ro1">
          <table:table-cell table:style-name="ce2" office:value-type="float" office:value="2498" calcext:value-type="float">
            <text:p>2498</text:p>
          </table:table-cell>
          <table:table-cell table:style-name="ce2" office:value-type="float" office:value="1000000002498" calcext:value-type="float">
            <text:p>10000000024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399" calcext:value-type="float">
            <text:p>23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98</text:p>
          </table:table-cell>
          <table:table-cell table:number-columns-repeated="250"/>
        </table:table-row>
        <table:table-row table:style-name="ro1">
          <table:table-cell table:style-name="ce2" office:value-type="float" office:value="2499" calcext:value-type="float">
            <text:p>2499</text:p>
          </table:table-cell>
          <table:table-cell table:style-name="ce2" office:value-type="float" office:value="1000000002499" calcext:value-type="float">
            <text:p>10000000024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00" calcext:value-type="float">
            <text:p>24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399</text:p>
          </table:table-cell>
          <table:table-cell table:number-columns-repeated="250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1000000002500" calcext:value-type="float">
            <text:p>10000000025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01" calcext:value-type="float">
            <text:p>24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00</text:p>
          </table:table-cell>
          <table:table-cell table:number-columns-repeated="250"/>
        </table:table-row>
        <table:table-row table:style-name="ro1">
          <table:table-cell table:style-name="ce2" office:value-type="float" office:value="2501" calcext:value-type="float">
            <text:p>2501</text:p>
          </table:table-cell>
          <table:table-cell table:style-name="ce2" office:value-type="float" office:value="1000000002501" calcext:value-type="float">
            <text:p>10000000025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02" calcext:value-type="float">
            <text:p>24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01</text:p>
          </table:table-cell>
          <table:table-cell table:number-columns-repeated="250"/>
        </table:table-row>
        <table:table-row table:style-name="ro1">
          <table:table-cell table:style-name="ce2" office:value-type="float" office:value="2502" calcext:value-type="float">
            <text:p>2502</text:p>
          </table:table-cell>
          <table:table-cell table:style-name="ce2" office:value-type="float" office:value="1000000002502" calcext:value-type="float">
            <text:p>10000000025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03" calcext:value-type="float">
            <text:p>24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02</text:p>
          </table:table-cell>
          <table:table-cell table:number-columns-repeated="250"/>
        </table:table-row>
        <table:table-row table:style-name="ro1">
          <table:table-cell table:style-name="ce2" office:value-type="float" office:value="2503" calcext:value-type="float">
            <text:p>2503</text:p>
          </table:table-cell>
          <table:table-cell table:style-name="ce2" office:value-type="float" office:value="1000000002503" calcext:value-type="float">
            <text:p>10000000025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04" calcext:value-type="float">
            <text:p>24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03</text:p>
          </table:table-cell>
          <table:table-cell table:number-columns-repeated="250"/>
        </table:table-row>
        <table:table-row table:style-name="ro1">
          <table:table-cell table:style-name="ce2" office:value-type="float" office:value="2504" calcext:value-type="float">
            <text:p>2504</text:p>
          </table:table-cell>
          <table:table-cell table:style-name="ce2" office:value-type="float" office:value="1000000002504" calcext:value-type="float">
            <text:p>10000000025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05" calcext:value-type="float">
            <text:p>24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04</text:p>
          </table:table-cell>
          <table:table-cell table:number-columns-repeated="250"/>
        </table:table-row>
        <table:table-row table:style-name="ro1">
          <table:table-cell table:style-name="ce2" office:value-type="float" office:value="2505" calcext:value-type="float">
            <text:p>2505</text:p>
          </table:table-cell>
          <table:table-cell table:style-name="ce2" office:value-type="float" office:value="1000000002505" calcext:value-type="float">
            <text:p>10000000025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06" calcext:value-type="float">
            <text:p>24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05</text:p>
          </table:table-cell>
          <table:table-cell table:number-columns-repeated="250"/>
        </table:table-row>
        <table:table-row table:style-name="ro1">
          <table:table-cell table:style-name="ce2" office:value-type="float" office:value="2506" calcext:value-type="float">
            <text:p>2506</text:p>
          </table:table-cell>
          <table:table-cell table:style-name="ce2" office:value-type="float" office:value="1000000002506" calcext:value-type="float">
            <text:p>10000000025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07" calcext:value-type="float">
            <text:p>24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06</text:p>
          </table:table-cell>
          <table:table-cell table:number-columns-repeated="250"/>
        </table:table-row>
        <table:table-row table:style-name="ro1">
          <table:table-cell table:style-name="ce2" office:value-type="float" office:value="2507" calcext:value-type="float">
            <text:p>2507</text:p>
          </table:table-cell>
          <table:table-cell table:style-name="ce2" office:value-type="float" office:value="1000000002507" calcext:value-type="float">
            <text:p>10000000025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08" calcext:value-type="float">
            <text:p>24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07</text:p>
          </table:table-cell>
          <table:table-cell table:number-columns-repeated="250"/>
        </table:table-row>
        <table:table-row table:style-name="ro1">
          <table:table-cell table:style-name="ce2" office:value-type="float" office:value="2508" calcext:value-type="float">
            <text:p>2508</text:p>
          </table:table-cell>
          <table:table-cell table:style-name="ce2" office:value-type="float" office:value="1000000002508" calcext:value-type="float">
            <text:p>10000000025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09" calcext:value-type="float">
            <text:p>24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08</text:p>
          </table:table-cell>
          <table:table-cell table:number-columns-repeated="250"/>
        </table:table-row>
        <table:table-row table:style-name="ro1">
          <table:table-cell table:style-name="ce2" office:value-type="float" office:value="2509" calcext:value-type="float">
            <text:p>2509</text:p>
          </table:table-cell>
          <table:table-cell table:style-name="ce2" office:value-type="float" office:value="1000000002509" calcext:value-type="float">
            <text:p>10000000025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10" calcext:value-type="float">
            <text:p>24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09</text:p>
          </table:table-cell>
          <table:table-cell table:number-columns-repeated="250"/>
        </table:table-row>
        <table:table-row table:style-name="ro1"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1000000002510" calcext:value-type="float">
            <text:p>10000000025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11" calcext:value-type="float">
            <text:p>24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10</text:p>
          </table:table-cell>
          <table:table-cell table:number-columns-repeated="250"/>
        </table:table-row>
        <table:table-row table:style-name="ro1">
          <table:table-cell table:style-name="ce2" office:value-type="float" office:value="2511" calcext:value-type="float">
            <text:p>2511</text:p>
          </table:table-cell>
          <table:table-cell table:style-name="ce2" office:value-type="float" office:value="1000000002511" calcext:value-type="float">
            <text:p>10000000025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12" calcext:value-type="float">
            <text:p>24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11</text:p>
          </table:table-cell>
          <table:table-cell table:number-columns-repeated="250"/>
        </table:table-row>
        <table:table-row table:style-name="ro1">
          <table:table-cell table:style-name="ce2" office:value-type="float" office:value="2512" calcext:value-type="float">
            <text:p>2512</text:p>
          </table:table-cell>
          <table:table-cell table:style-name="ce2" office:value-type="float" office:value="1000000002512" calcext:value-type="float">
            <text:p>10000000025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13" calcext:value-type="float">
            <text:p>24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12</text:p>
          </table:table-cell>
          <table:table-cell table:number-columns-repeated="250"/>
        </table:table-row>
        <table:table-row table:style-name="ro1">
          <table:table-cell table:style-name="ce2" office:value-type="float" office:value="2513" calcext:value-type="float">
            <text:p>2513</text:p>
          </table:table-cell>
          <table:table-cell table:style-name="ce2" office:value-type="float" office:value="1000000002513" calcext:value-type="float">
            <text:p>10000000025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14" calcext:value-type="float">
            <text:p>24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13</text:p>
          </table:table-cell>
          <table:table-cell table:number-columns-repeated="250"/>
        </table:table-row>
        <table:table-row table:style-name="ro1">
          <table:table-cell table:style-name="ce2" office:value-type="float" office:value="2514" calcext:value-type="float">
            <text:p>2514</text:p>
          </table:table-cell>
          <table:table-cell table:style-name="ce2" office:value-type="float" office:value="1000000002514" calcext:value-type="float">
            <text:p>10000000025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15" calcext:value-type="float">
            <text:p>24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14</text:p>
          </table:table-cell>
          <table:table-cell table:number-columns-repeated="250"/>
        </table:table-row>
        <table:table-row table:style-name="ro1">
          <table:table-cell table:style-name="ce2" office:value-type="float" office:value="2515" calcext:value-type="float">
            <text:p>2515</text:p>
          </table:table-cell>
          <table:table-cell table:style-name="ce2" office:value-type="float" office:value="1000000002515" calcext:value-type="float">
            <text:p>10000000025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16" calcext:value-type="float">
            <text:p>24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15</text:p>
          </table:table-cell>
          <table:table-cell table:number-columns-repeated="250"/>
        </table:table-row>
        <table:table-row table:style-name="ro1">
          <table:table-cell table:style-name="ce2" office:value-type="float" office:value="2516" calcext:value-type="float">
            <text:p>2516</text:p>
          </table:table-cell>
          <table:table-cell table:style-name="ce2" office:value-type="float" office:value="1000000002516" calcext:value-type="float">
            <text:p>10000000025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17" calcext:value-type="float">
            <text:p>24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16</text:p>
          </table:table-cell>
          <table:table-cell table:number-columns-repeated="250"/>
        </table:table-row>
        <table:table-row table:style-name="ro1">
          <table:table-cell table:style-name="ce2" office:value-type="float" office:value="2517" calcext:value-type="float">
            <text:p>2517</text:p>
          </table:table-cell>
          <table:table-cell table:style-name="ce2" office:value-type="float" office:value="1000000002517" calcext:value-type="float">
            <text:p>10000000025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18" calcext:value-type="float">
            <text:p>24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17</text:p>
          </table:table-cell>
          <table:table-cell table:number-columns-repeated="250"/>
        </table:table-row>
        <table:table-row table:style-name="ro1"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1000000002518" calcext:value-type="float">
            <text:p>10000000025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19" calcext:value-type="float">
            <text:p>24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18</text:p>
          </table:table-cell>
          <table:table-cell table:number-columns-repeated="250"/>
        </table:table-row>
        <table:table-row table:style-name="ro1">
          <table:table-cell table:style-name="ce2" office:value-type="float" office:value="2519" calcext:value-type="float">
            <text:p>2519</text:p>
          </table:table-cell>
          <table:table-cell table:style-name="ce2" office:value-type="float" office:value="1000000002519" calcext:value-type="float">
            <text:p>10000000025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20" calcext:value-type="float">
            <text:p>24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19</text:p>
          </table:table-cell>
          <table:table-cell table:number-columns-repeated="250"/>
        </table:table-row>
        <table:table-row table:style-name="ro1">
          <table:table-cell table:style-name="ce2" office:value-type="float" office:value="2520" calcext:value-type="float">
            <text:p>2520</text:p>
          </table:table-cell>
          <table:table-cell table:style-name="ce2" office:value-type="float" office:value="1000000002520" calcext:value-type="float">
            <text:p>10000000025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21" calcext:value-type="float">
            <text:p>24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20</text:p>
          </table:table-cell>
          <table:table-cell table:number-columns-repeated="250"/>
        </table:table-row>
        <table:table-row table:style-name="ro1">
          <table:table-cell table:style-name="ce2" office:value-type="float" office:value="2521" calcext:value-type="float">
            <text:p>2521</text:p>
          </table:table-cell>
          <table:table-cell table:style-name="ce2" office:value-type="float" office:value="1000000002521" calcext:value-type="float">
            <text:p>10000000025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22" calcext:value-type="float">
            <text:p>24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21</text:p>
          </table:table-cell>
          <table:table-cell table:number-columns-repeated="250"/>
        </table:table-row>
        <table:table-row table:style-name="ro1">
          <table:table-cell table:style-name="ce2" office:value-type="float" office:value="2522" calcext:value-type="float">
            <text:p>2522</text:p>
          </table:table-cell>
          <table:table-cell table:style-name="ce2" office:value-type="float" office:value="1000000002522" calcext:value-type="float">
            <text:p>10000000025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23" calcext:value-type="float">
            <text:p>24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22</text:p>
          </table:table-cell>
          <table:table-cell table:number-columns-repeated="250"/>
        </table:table-row>
        <table:table-row table:style-name="ro1">
          <table:table-cell table:style-name="ce2" office:value-type="float" office:value="2523" calcext:value-type="float">
            <text:p>2523</text:p>
          </table:table-cell>
          <table:table-cell table:style-name="ce2" office:value-type="float" office:value="1000000002523" calcext:value-type="float">
            <text:p>10000000025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24" calcext:value-type="float">
            <text:p>24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23</text:p>
          </table:table-cell>
          <table:table-cell table:number-columns-repeated="250"/>
        </table:table-row>
        <table:table-row table:style-name="ro1">
          <table:table-cell table:style-name="ce2" office:value-type="float" office:value="2524" calcext:value-type="float">
            <text:p>2524</text:p>
          </table:table-cell>
          <table:table-cell table:style-name="ce2" office:value-type="float" office:value="1000000002524" calcext:value-type="float">
            <text:p>10000000025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25" calcext:value-type="float">
            <text:p>24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24</text:p>
          </table:table-cell>
          <table:table-cell table:number-columns-repeated="250"/>
        </table:table-row>
        <table:table-row table:style-name="ro1">
          <table:table-cell table:style-name="ce2" office:value-type="float" office:value="2525" calcext:value-type="float">
            <text:p>2525</text:p>
          </table:table-cell>
          <table:table-cell table:style-name="ce2" office:value-type="float" office:value="1000000002525" calcext:value-type="float">
            <text:p>10000000025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26" calcext:value-type="float">
            <text:p>24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25</text:p>
          </table:table-cell>
          <table:table-cell table:number-columns-repeated="250"/>
        </table:table-row>
        <table:table-row table:style-name="ro1">
          <table:table-cell table:style-name="ce2" office:value-type="float" office:value="2526" calcext:value-type="float">
            <text:p>2526</text:p>
          </table:table-cell>
          <table:table-cell table:style-name="ce2" office:value-type="float" office:value="1000000002526" calcext:value-type="float">
            <text:p>10000000025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27" calcext:value-type="float">
            <text:p>24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26</text:p>
          </table:table-cell>
          <table:table-cell table:number-columns-repeated="250"/>
        </table:table-row>
        <table:table-row table:style-name="ro1">
          <table:table-cell table:style-name="ce2" office:value-type="float" office:value="2527" calcext:value-type="float">
            <text:p>2527</text:p>
          </table:table-cell>
          <table:table-cell table:style-name="ce2" office:value-type="float" office:value="1000000002527" calcext:value-type="float">
            <text:p>10000000025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28" calcext:value-type="float">
            <text:p>24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27</text:p>
          </table:table-cell>
          <table:table-cell table:number-columns-repeated="250"/>
        </table:table-row>
        <table:table-row table:style-name="ro1">
          <table:table-cell table:style-name="ce2" office:value-type="float" office:value="2528" calcext:value-type="float">
            <text:p>2528</text:p>
          </table:table-cell>
          <table:table-cell table:style-name="ce2" office:value-type="float" office:value="1000000002528" calcext:value-type="float">
            <text:p>10000000025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29" calcext:value-type="float">
            <text:p>24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28</text:p>
          </table:table-cell>
          <table:table-cell table:number-columns-repeated="250"/>
        </table:table-row>
        <table:table-row table:style-name="ro1">
          <table:table-cell table:style-name="ce2" office:value-type="float" office:value="2529" calcext:value-type="float">
            <text:p>2529</text:p>
          </table:table-cell>
          <table:table-cell table:style-name="ce2" office:value-type="float" office:value="1000000002529" calcext:value-type="float">
            <text:p>10000000025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30" calcext:value-type="float">
            <text:p>24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29</text:p>
          </table:table-cell>
          <table:table-cell table:number-columns-repeated="250"/>
        </table:table-row>
        <table:table-row table:style-name="ro1">
          <table:table-cell table:style-name="ce2" office:value-type="float" office:value="2530" calcext:value-type="float">
            <text:p>2530</text:p>
          </table:table-cell>
          <table:table-cell table:style-name="ce2" office:value-type="float" office:value="1000000002530" calcext:value-type="float">
            <text:p>10000000025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31" calcext:value-type="float">
            <text:p>24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30</text:p>
          </table:table-cell>
          <table:table-cell table:number-columns-repeated="250"/>
        </table:table-row>
        <table:table-row table:style-name="ro1">
          <table:table-cell table:style-name="ce2" office:value-type="float" office:value="2531" calcext:value-type="float">
            <text:p>2531</text:p>
          </table:table-cell>
          <table:table-cell table:style-name="ce2" office:value-type="float" office:value="1000000002531" calcext:value-type="float">
            <text:p>10000000025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32" calcext:value-type="float">
            <text:p>24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31</text:p>
          </table:table-cell>
          <table:table-cell table:number-columns-repeated="250"/>
        </table:table-row>
        <table:table-row table:style-name="ro1">
          <table:table-cell table:style-name="ce2" office:value-type="float" office:value="2532" calcext:value-type="float">
            <text:p>2532</text:p>
          </table:table-cell>
          <table:table-cell table:style-name="ce2" office:value-type="float" office:value="1000000002532" calcext:value-type="float">
            <text:p>10000000025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33" calcext:value-type="float">
            <text:p>24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32</text:p>
          </table:table-cell>
          <table:table-cell table:number-columns-repeated="250"/>
        </table:table-row>
        <table:table-row table:style-name="ro1">
          <table:table-cell table:style-name="ce2" office:value-type="float" office:value="2533" calcext:value-type="float">
            <text:p>2533</text:p>
          </table:table-cell>
          <table:table-cell table:style-name="ce2" office:value-type="float" office:value="1000000002533" calcext:value-type="float">
            <text:p>10000000025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34" calcext:value-type="float">
            <text:p>24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33</text:p>
          </table:table-cell>
          <table:table-cell table:number-columns-repeated="250"/>
        </table:table-row>
        <table:table-row table:style-name="ro1">
          <table:table-cell table:style-name="ce2" office:value-type="float" office:value="2534" calcext:value-type="float">
            <text:p>2534</text:p>
          </table:table-cell>
          <table:table-cell table:style-name="ce2" office:value-type="float" office:value="1000000002534" calcext:value-type="float">
            <text:p>10000000025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35" calcext:value-type="float">
            <text:p>24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34</text:p>
          </table:table-cell>
          <table:table-cell table:number-columns-repeated="250"/>
        </table:table-row>
        <table:table-row table:style-name="ro1">
          <table:table-cell table:style-name="ce2" office:value-type="float" office:value="2535" calcext:value-type="float">
            <text:p>2535</text:p>
          </table:table-cell>
          <table:table-cell table:style-name="ce2" office:value-type="float" office:value="1000000002535" calcext:value-type="float">
            <text:p>10000000025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36" calcext:value-type="float">
            <text:p>24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35</text:p>
          </table:table-cell>
          <table:table-cell table:number-columns-repeated="250"/>
        </table:table-row>
        <table:table-row table:style-name="ro1">
          <table:table-cell table:style-name="ce2" office:value-type="float" office:value="2536" calcext:value-type="float">
            <text:p>2536</text:p>
          </table:table-cell>
          <table:table-cell table:style-name="ce2" office:value-type="float" office:value="1000000002536" calcext:value-type="float">
            <text:p>10000000025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37" calcext:value-type="float">
            <text:p>24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36</text:p>
          </table:table-cell>
          <table:table-cell table:number-columns-repeated="250"/>
        </table:table-row>
        <table:table-row table:style-name="ro1">
          <table:table-cell table:style-name="ce2" office:value-type="float" office:value="2537" calcext:value-type="float">
            <text:p>2537</text:p>
          </table:table-cell>
          <table:table-cell table:style-name="ce2" office:value-type="float" office:value="1000000002537" calcext:value-type="float">
            <text:p>10000000025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38" calcext:value-type="float">
            <text:p>24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37</text:p>
          </table:table-cell>
          <table:table-cell table:number-columns-repeated="250"/>
        </table:table-row>
        <table:table-row table:style-name="ro1">
          <table:table-cell table:style-name="ce2" office:value-type="float" office:value="2538" calcext:value-type="float">
            <text:p>2538</text:p>
          </table:table-cell>
          <table:table-cell table:style-name="ce2" office:value-type="float" office:value="1000000002538" calcext:value-type="float">
            <text:p>10000000025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39" calcext:value-type="float">
            <text:p>24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38</text:p>
          </table:table-cell>
          <table:table-cell table:number-columns-repeated="250"/>
        </table:table-row>
        <table:table-row table:style-name="ro1">
          <table:table-cell table:style-name="ce2" office:value-type="float" office:value="2539" calcext:value-type="float">
            <text:p>2539</text:p>
          </table:table-cell>
          <table:table-cell table:style-name="ce2" office:value-type="float" office:value="1000000002539" calcext:value-type="float">
            <text:p>10000000025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40" calcext:value-type="float">
            <text:p>24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39</text:p>
          </table:table-cell>
          <table:table-cell table:number-columns-repeated="250"/>
        </table:table-row>
        <table:table-row table:style-name="ro1">
          <table:table-cell table:style-name="ce2" office:value-type="float" office:value="2540" calcext:value-type="float">
            <text:p>2540</text:p>
          </table:table-cell>
          <table:table-cell table:style-name="ce2" office:value-type="float" office:value="1000000002540" calcext:value-type="float">
            <text:p>10000000025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41" calcext:value-type="float">
            <text:p>24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40</text:p>
          </table:table-cell>
          <table:table-cell table:number-columns-repeated="250"/>
        </table:table-row>
        <table:table-row table:style-name="ro1">
          <table:table-cell table:style-name="ce2" office:value-type="float" office:value="2541" calcext:value-type="float">
            <text:p>2541</text:p>
          </table:table-cell>
          <table:table-cell table:style-name="ce2" office:value-type="float" office:value="1000000002541" calcext:value-type="float">
            <text:p>10000000025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42" calcext:value-type="float">
            <text:p>24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41</text:p>
          </table:table-cell>
          <table:table-cell table:number-columns-repeated="250"/>
        </table:table-row>
        <table:table-row table:style-name="ro1">
          <table:table-cell table:style-name="ce2" office:value-type="float" office:value="2542" calcext:value-type="float">
            <text:p>2542</text:p>
          </table:table-cell>
          <table:table-cell table:style-name="ce2" office:value-type="float" office:value="1000000002542" calcext:value-type="float">
            <text:p>10000000025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43" calcext:value-type="float">
            <text:p>24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42</text:p>
          </table:table-cell>
          <table:table-cell table:number-columns-repeated="250"/>
        </table:table-row>
        <table:table-row table:style-name="ro1">
          <table:table-cell table:style-name="ce2" office:value-type="float" office:value="2543" calcext:value-type="float">
            <text:p>2543</text:p>
          </table:table-cell>
          <table:table-cell table:style-name="ce2" office:value-type="float" office:value="1000000002543" calcext:value-type="float">
            <text:p>10000000025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44" calcext:value-type="float">
            <text:p>24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43</text:p>
          </table:table-cell>
          <table:table-cell table:number-columns-repeated="250"/>
        </table:table-row>
        <table:table-row table:style-name="ro1">
          <table:table-cell table:style-name="ce2" office:value-type="float" office:value="2544" calcext:value-type="float">
            <text:p>2544</text:p>
          </table:table-cell>
          <table:table-cell table:style-name="ce2" office:value-type="float" office:value="1000000002544" calcext:value-type="float">
            <text:p>10000000025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45" calcext:value-type="float">
            <text:p>24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44</text:p>
          </table:table-cell>
          <table:table-cell table:number-columns-repeated="250"/>
        </table:table-row>
        <table:table-row table:style-name="ro1">
          <table:table-cell table:style-name="ce2" office:value-type="float" office:value="2545" calcext:value-type="float">
            <text:p>2545</text:p>
          </table:table-cell>
          <table:table-cell table:style-name="ce2" office:value-type="float" office:value="1000000002545" calcext:value-type="float">
            <text:p>10000000025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46" calcext:value-type="float">
            <text:p>24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45</text:p>
          </table:table-cell>
          <table:table-cell table:number-columns-repeated="250"/>
        </table:table-row>
        <table:table-row table:style-name="ro1">
          <table:table-cell table:style-name="ce2" office:value-type="float" office:value="2546" calcext:value-type="float">
            <text:p>2546</text:p>
          </table:table-cell>
          <table:table-cell table:style-name="ce2" office:value-type="float" office:value="1000000002546" calcext:value-type="float">
            <text:p>10000000025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47" calcext:value-type="float">
            <text:p>24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46</text:p>
          </table:table-cell>
          <table:table-cell table:number-columns-repeated="250"/>
        </table:table-row>
        <table:table-row table:style-name="ro1">
          <table:table-cell table:style-name="ce2" office:value-type="float" office:value="2547" calcext:value-type="float">
            <text:p>2547</text:p>
          </table:table-cell>
          <table:table-cell table:style-name="ce2" office:value-type="float" office:value="1000000002547" calcext:value-type="float">
            <text:p>10000000025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48" calcext:value-type="float">
            <text:p>24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47</text:p>
          </table:table-cell>
          <table:table-cell table:number-columns-repeated="250"/>
        </table:table-row>
        <table:table-row table:style-name="ro1">
          <table:table-cell table:style-name="ce2" office:value-type="float" office:value="2548" calcext:value-type="float">
            <text:p>2548</text:p>
          </table:table-cell>
          <table:table-cell table:style-name="ce2" office:value-type="float" office:value="1000000002548" calcext:value-type="float">
            <text:p>10000000025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49" calcext:value-type="float">
            <text:p>24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48</text:p>
          </table:table-cell>
          <table:table-cell table:number-columns-repeated="250"/>
        </table:table-row>
        <table:table-row table:style-name="ro1">
          <table:table-cell table:style-name="ce2" office:value-type="float" office:value="2549" calcext:value-type="float">
            <text:p>2549</text:p>
          </table:table-cell>
          <table:table-cell table:style-name="ce2" office:value-type="float" office:value="1000000002549" calcext:value-type="float">
            <text:p>10000000025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50" calcext:value-type="float">
            <text:p>24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49</text:p>
          </table:table-cell>
          <table:table-cell table:number-columns-repeated="250"/>
        </table:table-row>
        <table:table-row table:style-name="ro1">
          <table:table-cell table:style-name="ce2" office:value-type="float" office:value="2550" calcext:value-type="float">
            <text:p>2550</text:p>
          </table:table-cell>
          <table:table-cell table:style-name="ce2" office:value-type="float" office:value="1000000002550" calcext:value-type="float">
            <text:p>10000000025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51" calcext:value-type="float">
            <text:p>24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50</text:p>
          </table:table-cell>
          <table:table-cell table:number-columns-repeated="250"/>
        </table:table-row>
        <table:table-row table:style-name="ro1">
          <table:table-cell table:style-name="ce2" office:value-type="float" office:value="2551" calcext:value-type="float">
            <text:p>2551</text:p>
          </table:table-cell>
          <table:table-cell table:style-name="ce2" office:value-type="float" office:value="1000000002551" calcext:value-type="float">
            <text:p>10000000025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52" calcext:value-type="float">
            <text:p>24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51</text:p>
          </table:table-cell>
          <table:table-cell table:number-columns-repeated="250"/>
        </table:table-row>
        <table:table-row table:style-name="ro1">
          <table:table-cell table:style-name="ce2" office:value-type="float" office:value="2552" calcext:value-type="float">
            <text:p>2552</text:p>
          </table:table-cell>
          <table:table-cell table:style-name="ce2" office:value-type="float" office:value="1000000002552" calcext:value-type="float">
            <text:p>10000000025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53" calcext:value-type="float">
            <text:p>24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52</text:p>
          </table:table-cell>
          <table:table-cell table:number-columns-repeated="250"/>
        </table:table-row>
        <table:table-row table:style-name="ro1">
          <table:table-cell table:style-name="ce2" office:value-type="float" office:value="2553" calcext:value-type="float">
            <text:p>2553</text:p>
          </table:table-cell>
          <table:table-cell table:style-name="ce2" office:value-type="float" office:value="1000000002553" calcext:value-type="float">
            <text:p>10000000025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54" calcext:value-type="float">
            <text:p>24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53</text:p>
          </table:table-cell>
          <table:table-cell table:number-columns-repeated="250"/>
        </table:table-row>
        <table:table-row table:style-name="ro1">
          <table:table-cell table:style-name="ce2" office:value-type="float" office:value="2554" calcext:value-type="float">
            <text:p>2554</text:p>
          </table:table-cell>
          <table:table-cell table:style-name="ce2" office:value-type="float" office:value="1000000002554" calcext:value-type="float">
            <text:p>10000000025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55" calcext:value-type="float">
            <text:p>24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54</text:p>
          </table:table-cell>
          <table:table-cell table:number-columns-repeated="250"/>
        </table:table-row>
        <table:table-row table:style-name="ro1">
          <table:table-cell table:style-name="ce2" office:value-type="float" office:value="2555" calcext:value-type="float">
            <text:p>2555</text:p>
          </table:table-cell>
          <table:table-cell table:style-name="ce2" office:value-type="float" office:value="1000000002555" calcext:value-type="float">
            <text:p>10000000025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56" calcext:value-type="float">
            <text:p>24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55</text:p>
          </table:table-cell>
          <table:table-cell table:number-columns-repeated="250"/>
        </table:table-row>
        <table:table-row table:style-name="ro1">
          <table:table-cell table:style-name="ce2" office:value-type="float" office:value="2556" calcext:value-type="float">
            <text:p>2556</text:p>
          </table:table-cell>
          <table:table-cell table:style-name="ce2" office:value-type="float" office:value="1000000002556" calcext:value-type="float">
            <text:p>10000000025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57" calcext:value-type="float">
            <text:p>24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56</text:p>
          </table:table-cell>
          <table:table-cell table:number-columns-repeated="250"/>
        </table:table-row>
        <table:table-row table:style-name="ro1">
          <table:table-cell table:style-name="ce2" office:value-type="float" office:value="2557" calcext:value-type="float">
            <text:p>2557</text:p>
          </table:table-cell>
          <table:table-cell table:style-name="ce2" office:value-type="float" office:value="1000000002557" calcext:value-type="float">
            <text:p>10000000025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58" calcext:value-type="float">
            <text:p>24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57</text:p>
          </table:table-cell>
          <table:table-cell table:number-columns-repeated="250"/>
        </table:table-row>
        <table:table-row table:style-name="ro1">
          <table:table-cell table:style-name="ce2" office:value-type="float" office:value="2558" calcext:value-type="float">
            <text:p>2558</text:p>
          </table:table-cell>
          <table:table-cell table:style-name="ce2" office:value-type="float" office:value="1000000002558" calcext:value-type="float">
            <text:p>10000000025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59" calcext:value-type="float">
            <text:p>24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58</text:p>
          </table:table-cell>
          <table:table-cell table:number-columns-repeated="250"/>
        </table:table-row>
        <table:table-row table:style-name="ro1">
          <table:table-cell table:style-name="ce2" office:value-type="float" office:value="2559" calcext:value-type="float">
            <text:p>2559</text:p>
          </table:table-cell>
          <table:table-cell table:style-name="ce2" office:value-type="float" office:value="1000000002559" calcext:value-type="float">
            <text:p>10000000025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60" calcext:value-type="float">
            <text:p>24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59</text:p>
          </table:table-cell>
          <table:table-cell table:number-columns-repeated="250"/>
        </table:table-row>
        <table:table-row table:style-name="ro1"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000000002560" calcext:value-type="float">
            <text:p>10000000025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61" calcext:value-type="float">
            <text:p>24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60</text:p>
          </table:table-cell>
          <table:table-cell table:number-columns-repeated="250"/>
        </table:table-row>
        <table:table-row table:style-name="ro1">
          <table:table-cell table:style-name="ce2" office:value-type="float" office:value="2561" calcext:value-type="float">
            <text:p>2561</text:p>
          </table:table-cell>
          <table:table-cell table:style-name="ce2" office:value-type="float" office:value="1000000002561" calcext:value-type="float">
            <text:p>10000000025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62" calcext:value-type="float">
            <text:p>24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61</text:p>
          </table:table-cell>
          <table:table-cell table:number-columns-repeated="250"/>
        </table:table-row>
        <table:table-row table:style-name="ro1">
          <table:table-cell table:style-name="ce2" office:value-type="float" office:value="2562" calcext:value-type="float">
            <text:p>2562</text:p>
          </table:table-cell>
          <table:table-cell table:style-name="ce2" office:value-type="float" office:value="1000000002562" calcext:value-type="float">
            <text:p>10000000025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63" calcext:value-type="float">
            <text:p>24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62</text:p>
          </table:table-cell>
          <table:table-cell table:number-columns-repeated="250"/>
        </table:table-row>
        <table:table-row table:style-name="ro1">
          <table:table-cell table:style-name="ce2" office:value-type="float" office:value="2563" calcext:value-type="float">
            <text:p>2563</text:p>
          </table:table-cell>
          <table:table-cell table:style-name="ce2" office:value-type="float" office:value="1000000002563" calcext:value-type="float">
            <text:p>10000000025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64" calcext:value-type="float">
            <text:p>24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63</text:p>
          </table:table-cell>
          <table:table-cell table:number-columns-repeated="250"/>
        </table:table-row>
        <table:table-row table:style-name="ro1">
          <table:table-cell table:style-name="ce2" office:value-type="float" office:value="2564" calcext:value-type="float">
            <text:p>2564</text:p>
          </table:table-cell>
          <table:table-cell table:style-name="ce2" office:value-type="float" office:value="1000000002564" calcext:value-type="float">
            <text:p>10000000025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65" calcext:value-type="float">
            <text:p>24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64</text:p>
          </table:table-cell>
          <table:table-cell table:number-columns-repeated="250"/>
        </table:table-row>
        <table:table-row table:style-name="ro1">
          <table:table-cell table:style-name="ce2" office:value-type="float" office:value="2565" calcext:value-type="float">
            <text:p>2565</text:p>
          </table:table-cell>
          <table:table-cell table:style-name="ce2" office:value-type="float" office:value="1000000002565" calcext:value-type="float">
            <text:p>10000000025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66" calcext:value-type="float">
            <text:p>24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65</text:p>
          </table:table-cell>
          <table:table-cell table:number-columns-repeated="250"/>
        </table:table-row>
        <table:table-row table:style-name="ro1">
          <table:table-cell table:style-name="ce2" office:value-type="float" office:value="2566" calcext:value-type="float">
            <text:p>2566</text:p>
          </table:table-cell>
          <table:table-cell table:style-name="ce2" office:value-type="float" office:value="1000000002566" calcext:value-type="float">
            <text:p>10000000025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67" calcext:value-type="float">
            <text:p>24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66</text:p>
          </table:table-cell>
          <table:table-cell table:number-columns-repeated="250"/>
        </table:table-row>
        <table:table-row table:style-name="ro1">
          <table:table-cell table:style-name="ce2" office:value-type="float" office:value="2567" calcext:value-type="float">
            <text:p>2567</text:p>
          </table:table-cell>
          <table:table-cell table:style-name="ce2" office:value-type="float" office:value="1000000002567" calcext:value-type="float">
            <text:p>10000000025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68" calcext:value-type="float">
            <text:p>24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67</text:p>
          </table:table-cell>
          <table:table-cell table:number-columns-repeated="250"/>
        </table:table-row>
        <table:table-row table:style-name="ro1">
          <table:table-cell table:style-name="ce2" office:value-type="float" office:value="2568" calcext:value-type="float">
            <text:p>2568</text:p>
          </table:table-cell>
          <table:table-cell table:style-name="ce2" office:value-type="float" office:value="1000000002568" calcext:value-type="float">
            <text:p>10000000025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69" calcext:value-type="float">
            <text:p>24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68</text:p>
          </table:table-cell>
          <table:table-cell table:number-columns-repeated="250"/>
        </table:table-row>
        <table:table-row table:style-name="ro1">
          <table:table-cell table:style-name="ce2" office:value-type="float" office:value="2569" calcext:value-type="float">
            <text:p>2569</text:p>
          </table:table-cell>
          <table:table-cell table:style-name="ce2" office:value-type="float" office:value="1000000002569" calcext:value-type="float">
            <text:p>10000000025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70" calcext:value-type="float">
            <text:p>24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69</text:p>
          </table:table-cell>
          <table:table-cell table:number-columns-repeated="250"/>
        </table:table-row>
        <table:table-row table:style-name="ro1">
          <table:table-cell table:style-name="ce2" office:value-type="float" office:value="2570" calcext:value-type="float">
            <text:p>2570</text:p>
          </table:table-cell>
          <table:table-cell table:style-name="ce2" office:value-type="float" office:value="1000000002570" calcext:value-type="float">
            <text:p>10000000025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71" calcext:value-type="float">
            <text:p>24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70</text:p>
          </table:table-cell>
          <table:table-cell table:number-columns-repeated="250"/>
        </table:table-row>
        <table:table-row table:style-name="ro1">
          <table:table-cell table:style-name="ce2" office:value-type="float" office:value="2571" calcext:value-type="float">
            <text:p>2571</text:p>
          </table:table-cell>
          <table:table-cell table:style-name="ce2" office:value-type="float" office:value="1000000002571" calcext:value-type="float">
            <text:p>10000000025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72" calcext:value-type="float">
            <text:p>24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71</text:p>
          </table:table-cell>
          <table:table-cell table:number-columns-repeated="250"/>
        </table:table-row>
        <table:table-row table:style-name="ro1">
          <table:table-cell table:style-name="ce2" office:value-type="float" office:value="2572" calcext:value-type="float">
            <text:p>2572</text:p>
          </table:table-cell>
          <table:table-cell table:style-name="ce2" office:value-type="float" office:value="1000000002572" calcext:value-type="float">
            <text:p>10000000025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73" calcext:value-type="float">
            <text:p>24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72</text:p>
          </table:table-cell>
          <table:table-cell table:number-columns-repeated="250"/>
        </table:table-row>
        <table:table-row table:style-name="ro1">
          <table:table-cell table:style-name="ce2" office:value-type="float" office:value="2573" calcext:value-type="float">
            <text:p>2573</text:p>
          </table:table-cell>
          <table:table-cell table:style-name="ce2" office:value-type="float" office:value="1000000002573" calcext:value-type="float">
            <text:p>10000000025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74" calcext:value-type="float">
            <text:p>24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73</text:p>
          </table:table-cell>
          <table:table-cell table:number-columns-repeated="250"/>
        </table:table-row>
        <table:table-row table:style-name="ro1">
          <table:table-cell table:style-name="ce2" office:value-type="float" office:value="2574" calcext:value-type="float">
            <text:p>2574</text:p>
          </table:table-cell>
          <table:table-cell table:style-name="ce2" office:value-type="float" office:value="1000000002574" calcext:value-type="float">
            <text:p>10000000025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75" calcext:value-type="float">
            <text:p>24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74</text:p>
          </table:table-cell>
          <table:table-cell table:number-columns-repeated="250"/>
        </table:table-row>
        <table:table-row table:style-name="ro1">
          <table:table-cell table:style-name="ce2" office:value-type="float" office:value="2575" calcext:value-type="float">
            <text:p>2575</text:p>
          </table:table-cell>
          <table:table-cell table:style-name="ce2" office:value-type="float" office:value="1000000002575" calcext:value-type="float">
            <text:p>10000000025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76" calcext:value-type="float">
            <text:p>24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75</text:p>
          </table:table-cell>
          <table:table-cell table:number-columns-repeated="250"/>
        </table:table-row>
        <table:table-row table:style-name="ro1">
          <table:table-cell table:style-name="ce2" office:value-type="float" office:value="2576" calcext:value-type="float">
            <text:p>2576</text:p>
          </table:table-cell>
          <table:table-cell table:style-name="ce2" office:value-type="float" office:value="1000000002576" calcext:value-type="float">
            <text:p>10000000025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77" calcext:value-type="float">
            <text:p>24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76</text:p>
          </table:table-cell>
          <table:table-cell table:number-columns-repeated="250"/>
        </table:table-row>
        <table:table-row table:style-name="ro1">
          <table:table-cell table:style-name="ce2" office:value-type="float" office:value="2577" calcext:value-type="float">
            <text:p>2577</text:p>
          </table:table-cell>
          <table:table-cell table:style-name="ce2" office:value-type="float" office:value="1000000002577" calcext:value-type="float">
            <text:p>10000000025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78" calcext:value-type="float">
            <text:p>24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77</text:p>
          </table:table-cell>
          <table:table-cell table:number-columns-repeated="250"/>
        </table:table-row>
        <table:table-row table:style-name="ro1">
          <table:table-cell table:style-name="ce2" office:value-type="float" office:value="2578" calcext:value-type="float">
            <text:p>2578</text:p>
          </table:table-cell>
          <table:table-cell table:style-name="ce2" office:value-type="float" office:value="1000000002578" calcext:value-type="float">
            <text:p>10000000025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79" calcext:value-type="float">
            <text:p>24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78</text:p>
          </table:table-cell>
          <table:table-cell table:number-columns-repeated="250"/>
        </table:table-row>
        <table:table-row table:style-name="ro1">
          <table:table-cell table:style-name="ce2" office:value-type="float" office:value="2579" calcext:value-type="float">
            <text:p>2579</text:p>
          </table:table-cell>
          <table:table-cell table:style-name="ce2" office:value-type="float" office:value="1000000002579" calcext:value-type="float">
            <text:p>10000000025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80" calcext:value-type="float">
            <text:p>24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79</text:p>
          </table:table-cell>
          <table:table-cell table:number-columns-repeated="250"/>
        </table:table-row>
        <table:table-row table:style-name="ro1">
          <table:table-cell table:style-name="ce2" office:value-type="float" office:value="2580" calcext:value-type="float">
            <text:p>2580</text:p>
          </table:table-cell>
          <table:table-cell table:style-name="ce2" office:value-type="float" office:value="1000000002580" calcext:value-type="float">
            <text:p>10000000025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81" calcext:value-type="float">
            <text:p>24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80</text:p>
          </table:table-cell>
          <table:table-cell table:number-columns-repeated="250"/>
        </table:table-row>
        <table:table-row table:style-name="ro1">
          <table:table-cell table:style-name="ce2" office:value-type="float" office:value="2581" calcext:value-type="float">
            <text:p>2581</text:p>
          </table:table-cell>
          <table:table-cell table:style-name="ce2" office:value-type="float" office:value="1000000002581" calcext:value-type="float">
            <text:p>10000000025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82" calcext:value-type="float">
            <text:p>24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81</text:p>
          </table:table-cell>
          <table:table-cell table:number-columns-repeated="250"/>
        </table:table-row>
        <table:table-row table:style-name="ro1">
          <table:table-cell table:style-name="ce2" office:value-type="float" office:value="2582" calcext:value-type="float">
            <text:p>2582</text:p>
          </table:table-cell>
          <table:table-cell table:style-name="ce2" office:value-type="float" office:value="1000000002582" calcext:value-type="float">
            <text:p>10000000025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83" calcext:value-type="float">
            <text:p>24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82</text:p>
          </table:table-cell>
          <table:table-cell table:number-columns-repeated="250"/>
        </table:table-row>
        <table:table-row table:style-name="ro1">
          <table:table-cell table:style-name="ce2" office:value-type="float" office:value="2583" calcext:value-type="float">
            <text:p>2583</text:p>
          </table:table-cell>
          <table:table-cell table:style-name="ce2" office:value-type="float" office:value="1000000002583" calcext:value-type="float">
            <text:p>10000000025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84" calcext:value-type="float">
            <text:p>24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83</text:p>
          </table:table-cell>
          <table:table-cell table:number-columns-repeated="250"/>
        </table:table-row>
        <table:table-row table:style-name="ro1">
          <table:table-cell table:style-name="ce2" office:value-type="float" office:value="2584" calcext:value-type="float">
            <text:p>2584</text:p>
          </table:table-cell>
          <table:table-cell table:style-name="ce2" office:value-type="float" office:value="1000000002584" calcext:value-type="float">
            <text:p>10000000025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85" calcext:value-type="float">
            <text:p>24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84</text:p>
          </table:table-cell>
          <table:table-cell table:number-columns-repeated="250"/>
        </table:table-row>
        <table:table-row table:style-name="ro1">
          <table:table-cell table:style-name="ce2" office:value-type="float" office:value="2585" calcext:value-type="float">
            <text:p>2585</text:p>
          </table:table-cell>
          <table:table-cell table:style-name="ce2" office:value-type="float" office:value="1000000002585" calcext:value-type="float">
            <text:p>10000000025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86" calcext:value-type="float">
            <text:p>24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85</text:p>
          </table:table-cell>
          <table:table-cell table:number-columns-repeated="250"/>
        </table:table-row>
        <table:table-row table:style-name="ro1">
          <table:table-cell table:style-name="ce2" office:value-type="float" office:value="2586" calcext:value-type="float">
            <text:p>2586</text:p>
          </table:table-cell>
          <table:table-cell table:style-name="ce2" office:value-type="float" office:value="1000000002586" calcext:value-type="float">
            <text:p>10000000025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87" calcext:value-type="float">
            <text:p>24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86</text:p>
          </table:table-cell>
          <table:table-cell table:number-columns-repeated="250"/>
        </table:table-row>
        <table:table-row table:style-name="ro1">
          <table:table-cell table:style-name="ce2" office:value-type="float" office:value="2587" calcext:value-type="float">
            <text:p>2587</text:p>
          </table:table-cell>
          <table:table-cell table:style-name="ce2" office:value-type="float" office:value="1000000002587" calcext:value-type="float">
            <text:p>10000000025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88" calcext:value-type="float">
            <text:p>24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87</text:p>
          </table:table-cell>
          <table:table-cell table:number-columns-repeated="250"/>
        </table:table-row>
        <table:table-row table:style-name="ro1">
          <table:table-cell table:style-name="ce2" office:value-type="float" office:value="2588" calcext:value-type="float">
            <text:p>2588</text:p>
          </table:table-cell>
          <table:table-cell table:style-name="ce2" office:value-type="float" office:value="1000000002588" calcext:value-type="float">
            <text:p>10000000025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89" calcext:value-type="float">
            <text:p>24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88</text:p>
          </table:table-cell>
          <table:table-cell table:number-columns-repeated="250"/>
        </table:table-row>
        <table:table-row table:style-name="ro1">
          <table:table-cell table:style-name="ce2" office:value-type="float" office:value="2589" calcext:value-type="float">
            <text:p>2589</text:p>
          </table:table-cell>
          <table:table-cell table:style-name="ce2" office:value-type="float" office:value="1000000002589" calcext:value-type="float">
            <text:p>10000000025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90" calcext:value-type="float">
            <text:p>24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89</text:p>
          </table:table-cell>
          <table:table-cell table:number-columns-repeated="250"/>
        </table:table-row>
        <table:table-row table:style-name="ro1">
          <table:table-cell table:style-name="ce2" office:value-type="float" office:value="2590" calcext:value-type="float">
            <text:p>2590</text:p>
          </table:table-cell>
          <table:table-cell table:style-name="ce2" office:value-type="float" office:value="1000000002590" calcext:value-type="float">
            <text:p>10000000025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91" calcext:value-type="float">
            <text:p>24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90</text:p>
          </table:table-cell>
          <table:table-cell table:number-columns-repeated="250"/>
        </table:table-row>
        <table:table-row table:style-name="ro1">
          <table:table-cell table:style-name="ce2" office:value-type="float" office:value="2591" calcext:value-type="float">
            <text:p>2591</text:p>
          </table:table-cell>
          <table:table-cell table:style-name="ce2" office:value-type="float" office:value="1000000002591" calcext:value-type="float">
            <text:p>10000000025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92" calcext:value-type="float">
            <text:p>24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91</text:p>
          </table:table-cell>
          <table:table-cell table:number-columns-repeated="250"/>
        </table:table-row>
        <table:table-row table:style-name="ro1">
          <table:table-cell table:style-name="ce2" office:value-type="float" office:value="2592" calcext:value-type="float">
            <text:p>2592</text:p>
          </table:table-cell>
          <table:table-cell table:style-name="ce2" office:value-type="float" office:value="1000000002592" calcext:value-type="float">
            <text:p>10000000025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93" calcext:value-type="float">
            <text:p>24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92</text:p>
          </table:table-cell>
          <table:table-cell table:number-columns-repeated="250"/>
        </table:table-row>
        <table:table-row table:style-name="ro1">
          <table:table-cell table:style-name="ce2" office:value-type="float" office:value="2593" calcext:value-type="float">
            <text:p>2593</text:p>
          </table:table-cell>
          <table:table-cell table:style-name="ce2" office:value-type="float" office:value="1000000002593" calcext:value-type="float">
            <text:p>10000000025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94" calcext:value-type="float">
            <text:p>24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93</text:p>
          </table:table-cell>
          <table:table-cell table:number-columns-repeated="250"/>
        </table:table-row>
        <table:table-row table:style-name="ro1">
          <table:table-cell table:style-name="ce2" office:value-type="float" office:value="2594" calcext:value-type="float">
            <text:p>2594</text:p>
          </table:table-cell>
          <table:table-cell table:style-name="ce2" office:value-type="float" office:value="1000000002594" calcext:value-type="float">
            <text:p>10000000025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95" calcext:value-type="float">
            <text:p>24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94</text:p>
          </table:table-cell>
          <table:table-cell table:number-columns-repeated="250"/>
        </table:table-row>
        <table:table-row table:style-name="ro1">
          <table:table-cell table:style-name="ce2" office:value-type="float" office:value="2595" calcext:value-type="float">
            <text:p>2595</text:p>
          </table:table-cell>
          <table:table-cell table:style-name="ce2" office:value-type="float" office:value="1000000002595" calcext:value-type="float">
            <text:p>10000000025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96" calcext:value-type="float">
            <text:p>24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95</text:p>
          </table:table-cell>
          <table:table-cell table:number-columns-repeated="250"/>
        </table:table-row>
        <table:table-row table:style-name="ro1">
          <table:table-cell table:style-name="ce2" office:value-type="float" office:value="2596" calcext:value-type="float">
            <text:p>2596</text:p>
          </table:table-cell>
          <table:table-cell table:style-name="ce2" office:value-type="float" office:value="1000000002596" calcext:value-type="float">
            <text:p>10000000025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97" calcext:value-type="float">
            <text:p>24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96</text:p>
          </table:table-cell>
          <table:table-cell table:number-columns-repeated="250"/>
        </table:table-row>
        <table:table-row table:style-name="ro1">
          <table:table-cell table:style-name="ce2" office:value-type="float" office:value="2597" calcext:value-type="float">
            <text:p>2597</text:p>
          </table:table-cell>
          <table:table-cell table:style-name="ce2" office:value-type="float" office:value="1000000002597" calcext:value-type="float">
            <text:p>10000000025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98" calcext:value-type="float">
            <text:p>24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97</text:p>
          </table:table-cell>
          <table:table-cell table:number-columns-repeated="250"/>
        </table:table-row>
        <table:table-row table:style-name="ro1">
          <table:table-cell table:style-name="ce2" office:value-type="float" office:value="2598" calcext:value-type="float">
            <text:p>2598</text:p>
          </table:table-cell>
          <table:table-cell table:style-name="ce2" office:value-type="float" office:value="1000000002598" calcext:value-type="float">
            <text:p>10000000025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499" calcext:value-type="float">
            <text:p>24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98</text:p>
          </table:table-cell>
          <table:table-cell table:number-columns-repeated="250"/>
        </table:table-row>
        <table:table-row table:style-name="ro1">
          <table:table-cell table:style-name="ce2" office:value-type="float" office:value="2599" calcext:value-type="float">
            <text:p>2599</text:p>
          </table:table-cell>
          <table:table-cell table:style-name="ce2" office:value-type="float" office:value="1000000002599" calcext:value-type="float">
            <text:p>10000000025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00" calcext:value-type="float">
            <text:p>25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499</text:p>
          </table:table-cell>
          <table:table-cell table:number-columns-repeated="250"/>
        </table:table-row>
        <table:table-row table:style-name="ro1"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1000000002600" calcext:value-type="float">
            <text:p>10000000026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01" calcext:value-type="float">
            <text:p>25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00</text:p>
          </table:table-cell>
          <table:table-cell table:number-columns-repeated="250"/>
        </table:table-row>
        <table:table-row table:style-name="ro1">
          <table:table-cell table:style-name="ce2" office:value-type="float" office:value="2601" calcext:value-type="float">
            <text:p>2601</text:p>
          </table:table-cell>
          <table:table-cell table:style-name="ce2" office:value-type="float" office:value="1000000002601" calcext:value-type="float">
            <text:p>10000000026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02" calcext:value-type="float">
            <text:p>25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01</text:p>
          </table:table-cell>
          <table:table-cell table:number-columns-repeated="250"/>
        </table:table-row>
        <table:table-row table:style-name="ro1">
          <table:table-cell table:style-name="ce2" office:value-type="float" office:value="2602" calcext:value-type="float">
            <text:p>2602</text:p>
          </table:table-cell>
          <table:table-cell table:style-name="ce2" office:value-type="float" office:value="1000000002602" calcext:value-type="float">
            <text:p>10000000026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03" calcext:value-type="float">
            <text:p>25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02</text:p>
          </table:table-cell>
          <table:table-cell table:number-columns-repeated="250"/>
        </table:table-row>
        <table:table-row table:style-name="ro1">
          <table:table-cell table:style-name="ce2" office:value-type="float" office:value="2603" calcext:value-type="float">
            <text:p>2603</text:p>
          </table:table-cell>
          <table:table-cell table:style-name="ce2" office:value-type="float" office:value="1000000002603" calcext:value-type="float">
            <text:p>10000000026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04" calcext:value-type="float">
            <text:p>25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03</text:p>
          </table:table-cell>
          <table:table-cell table:number-columns-repeated="250"/>
        </table:table-row>
        <table:table-row table:style-name="ro1">
          <table:table-cell table:style-name="ce2" office:value-type="float" office:value="2604" calcext:value-type="float">
            <text:p>2604</text:p>
          </table:table-cell>
          <table:table-cell table:style-name="ce2" office:value-type="float" office:value="1000000002604" calcext:value-type="float">
            <text:p>10000000026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05" calcext:value-type="float">
            <text:p>25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04</text:p>
          </table:table-cell>
          <table:table-cell table:number-columns-repeated="250"/>
        </table:table-row>
        <table:table-row table:style-name="ro1">
          <table:table-cell table:style-name="ce2" office:value-type="float" office:value="2605" calcext:value-type="float">
            <text:p>2605</text:p>
          </table:table-cell>
          <table:table-cell table:style-name="ce2" office:value-type="float" office:value="1000000002605" calcext:value-type="float">
            <text:p>10000000026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06" calcext:value-type="float">
            <text:p>25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05</text:p>
          </table:table-cell>
          <table:table-cell table:number-columns-repeated="250"/>
        </table:table-row>
        <table:table-row table:style-name="ro1">
          <table:table-cell table:style-name="ce2" office:value-type="float" office:value="2606" calcext:value-type="float">
            <text:p>2606</text:p>
          </table:table-cell>
          <table:table-cell table:style-name="ce2" office:value-type="float" office:value="1000000002606" calcext:value-type="float">
            <text:p>10000000026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07" calcext:value-type="float">
            <text:p>25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06</text:p>
          </table:table-cell>
          <table:table-cell table:number-columns-repeated="250"/>
        </table:table-row>
        <table:table-row table:style-name="ro1"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1000000002607" calcext:value-type="float">
            <text:p>10000000026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08" calcext:value-type="float">
            <text:p>25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07</text:p>
          </table:table-cell>
          <table:table-cell table:number-columns-repeated="250"/>
        </table:table-row>
        <table:table-row table:style-name="ro1">
          <table:table-cell table:style-name="ce2" office:value-type="float" office:value="2608" calcext:value-type="float">
            <text:p>2608</text:p>
          </table:table-cell>
          <table:table-cell table:style-name="ce2" office:value-type="float" office:value="1000000002608" calcext:value-type="float">
            <text:p>10000000026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09" calcext:value-type="float">
            <text:p>25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08</text:p>
          </table:table-cell>
          <table:table-cell table:number-columns-repeated="250"/>
        </table:table-row>
        <table:table-row table:style-name="ro1">
          <table:table-cell table:style-name="ce2" office:value-type="float" office:value="2609" calcext:value-type="float">
            <text:p>2609</text:p>
          </table:table-cell>
          <table:table-cell table:style-name="ce2" office:value-type="float" office:value="1000000002609" calcext:value-type="float">
            <text:p>10000000026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10" calcext:value-type="float">
            <text:p>25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09</text:p>
          </table:table-cell>
          <table:table-cell table:number-columns-repeated="250"/>
        </table:table-row>
        <table:table-row table:style-name="ro1">
          <table:table-cell table:style-name="ce2" office:value-type="float" office:value="2610" calcext:value-type="float">
            <text:p>2610</text:p>
          </table:table-cell>
          <table:table-cell table:style-name="ce2" office:value-type="float" office:value="1000000002610" calcext:value-type="float">
            <text:p>10000000026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11" calcext:value-type="float">
            <text:p>25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10</text:p>
          </table:table-cell>
          <table:table-cell table:number-columns-repeated="250"/>
        </table:table-row>
        <table:table-row table:style-name="ro1">
          <table:table-cell table:style-name="ce2" office:value-type="float" office:value="2611" calcext:value-type="float">
            <text:p>2611</text:p>
          </table:table-cell>
          <table:table-cell table:style-name="ce2" office:value-type="float" office:value="1000000002611" calcext:value-type="float">
            <text:p>10000000026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12" calcext:value-type="float">
            <text:p>25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11</text:p>
          </table:table-cell>
          <table:table-cell table:number-columns-repeated="250"/>
        </table:table-row>
        <table:table-row table:style-name="ro1">
          <table:table-cell table:style-name="ce2" office:value-type="float" office:value="2612" calcext:value-type="float">
            <text:p>2612</text:p>
          </table:table-cell>
          <table:table-cell table:style-name="ce2" office:value-type="float" office:value="1000000002612" calcext:value-type="float">
            <text:p>10000000026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13" calcext:value-type="float">
            <text:p>25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12</text:p>
          </table:table-cell>
          <table:table-cell table:number-columns-repeated="250"/>
        </table:table-row>
        <table:table-row table:style-name="ro1">
          <table:table-cell table:style-name="ce2" office:value-type="float" office:value="2613" calcext:value-type="float">
            <text:p>2613</text:p>
          </table:table-cell>
          <table:table-cell table:style-name="ce2" office:value-type="float" office:value="1000000002613" calcext:value-type="float">
            <text:p>10000000026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14" calcext:value-type="float">
            <text:p>25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13</text:p>
          </table:table-cell>
          <table:table-cell table:number-columns-repeated="250"/>
        </table:table-row>
        <table:table-row table:style-name="ro1">
          <table:table-cell table:style-name="ce2" office:value-type="float" office:value="2614" calcext:value-type="float">
            <text:p>2614</text:p>
          </table:table-cell>
          <table:table-cell table:style-name="ce2" office:value-type="float" office:value="1000000002614" calcext:value-type="float">
            <text:p>10000000026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15" calcext:value-type="float">
            <text:p>25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14</text:p>
          </table:table-cell>
          <table:table-cell table:number-columns-repeated="250"/>
        </table:table-row>
        <table:table-row table:style-name="ro1">
          <table:table-cell table:style-name="ce2" office:value-type="float" office:value="2615" calcext:value-type="float">
            <text:p>2615</text:p>
          </table:table-cell>
          <table:table-cell table:style-name="ce2" office:value-type="float" office:value="1000000002615" calcext:value-type="float">
            <text:p>10000000026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16" calcext:value-type="float">
            <text:p>25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15</text:p>
          </table:table-cell>
          <table:table-cell table:number-columns-repeated="250"/>
        </table:table-row>
        <table:table-row table:style-name="ro1">
          <table:table-cell table:style-name="ce2" office:value-type="float" office:value="2616" calcext:value-type="float">
            <text:p>2616</text:p>
          </table:table-cell>
          <table:table-cell table:style-name="ce2" office:value-type="float" office:value="1000000002616" calcext:value-type="float">
            <text:p>10000000026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17" calcext:value-type="float">
            <text:p>25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16</text:p>
          </table:table-cell>
          <table:table-cell table:number-columns-repeated="250"/>
        </table:table-row>
        <table:table-row table:style-name="ro1">
          <table:table-cell table:style-name="ce2" office:value-type="float" office:value="2617" calcext:value-type="float">
            <text:p>2617</text:p>
          </table:table-cell>
          <table:table-cell table:style-name="ce2" office:value-type="float" office:value="1000000002617" calcext:value-type="float">
            <text:p>10000000026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18" calcext:value-type="float">
            <text:p>25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17</text:p>
          </table:table-cell>
          <table:table-cell table:number-columns-repeated="250"/>
        </table:table-row>
        <table:table-row table:style-name="ro1"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1000000002618" calcext:value-type="float">
            <text:p>10000000026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19" calcext:value-type="float">
            <text:p>25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18</text:p>
          </table:table-cell>
          <table:table-cell table:number-columns-repeated="250"/>
        </table:table-row>
        <table:table-row table:style-name="ro1">
          <table:table-cell table:style-name="ce2" office:value-type="float" office:value="2619" calcext:value-type="float">
            <text:p>2619</text:p>
          </table:table-cell>
          <table:table-cell table:style-name="ce2" office:value-type="float" office:value="1000000002619" calcext:value-type="float">
            <text:p>10000000026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20" calcext:value-type="float">
            <text:p>25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19</text:p>
          </table:table-cell>
          <table:table-cell table:number-columns-repeated="250"/>
        </table:table-row>
        <table:table-row table:style-name="ro1">
          <table:table-cell table:style-name="ce2" office:value-type="float" office:value="2620" calcext:value-type="float">
            <text:p>2620</text:p>
          </table:table-cell>
          <table:table-cell table:style-name="ce2" office:value-type="float" office:value="1000000002620" calcext:value-type="float">
            <text:p>10000000026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21" calcext:value-type="float">
            <text:p>25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20</text:p>
          </table:table-cell>
          <table:table-cell table:number-columns-repeated="250"/>
        </table:table-row>
        <table:table-row table:style-name="ro1">
          <table:table-cell table:style-name="ce2" office:value-type="float" office:value="2621" calcext:value-type="float">
            <text:p>2621</text:p>
          </table:table-cell>
          <table:table-cell table:style-name="ce2" office:value-type="float" office:value="1000000002621" calcext:value-type="float">
            <text:p>10000000026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22" calcext:value-type="float">
            <text:p>25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21</text:p>
          </table:table-cell>
          <table:table-cell table:number-columns-repeated="250"/>
        </table:table-row>
        <table:table-row table:style-name="ro1">
          <table:table-cell table:style-name="ce2" office:value-type="float" office:value="2622" calcext:value-type="float">
            <text:p>2622</text:p>
          </table:table-cell>
          <table:table-cell table:style-name="ce2" office:value-type="float" office:value="1000000002622" calcext:value-type="float">
            <text:p>10000000026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23" calcext:value-type="float">
            <text:p>25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22</text:p>
          </table:table-cell>
          <table:table-cell table:number-columns-repeated="250"/>
        </table:table-row>
        <table:table-row table:style-name="ro1">
          <table:table-cell table:style-name="ce2" office:value-type="float" office:value="2623" calcext:value-type="float">
            <text:p>2623</text:p>
          </table:table-cell>
          <table:table-cell table:style-name="ce2" office:value-type="float" office:value="1000000002623" calcext:value-type="float">
            <text:p>10000000026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24" calcext:value-type="float">
            <text:p>25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23</text:p>
          </table:table-cell>
          <table:table-cell table:number-columns-repeated="250"/>
        </table:table-row>
        <table:table-row table:style-name="ro1">
          <table:table-cell table:style-name="ce2" office:value-type="float" office:value="2624" calcext:value-type="float">
            <text:p>2624</text:p>
          </table:table-cell>
          <table:table-cell table:style-name="ce2" office:value-type="float" office:value="1000000002624" calcext:value-type="float">
            <text:p>10000000026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25" calcext:value-type="float">
            <text:p>25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24</text:p>
          </table:table-cell>
          <table:table-cell table:number-columns-repeated="250"/>
        </table:table-row>
        <table:table-row table:style-name="ro1">
          <table:table-cell table:style-name="ce2" office:value-type="float" office:value="2625" calcext:value-type="float">
            <text:p>2625</text:p>
          </table:table-cell>
          <table:table-cell table:style-name="ce2" office:value-type="float" office:value="1000000002625" calcext:value-type="float">
            <text:p>10000000026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26" calcext:value-type="float">
            <text:p>25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25</text:p>
          </table:table-cell>
          <table:table-cell table:number-columns-repeated="250"/>
        </table:table-row>
        <table:table-row table:style-name="ro1"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1000000002626" calcext:value-type="float">
            <text:p>10000000026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27" calcext:value-type="float">
            <text:p>25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26</text:p>
          </table:table-cell>
          <table:table-cell table:number-columns-repeated="250"/>
        </table:table-row>
        <table:table-row table:style-name="ro1"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1000000002627" calcext:value-type="float">
            <text:p>10000000026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28" calcext:value-type="float">
            <text:p>25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27</text:p>
          </table:table-cell>
          <table:table-cell table:number-columns-repeated="250"/>
        </table:table-row>
        <table:table-row table:style-name="ro1">
          <table:table-cell table:style-name="ce2" office:value-type="float" office:value="2628" calcext:value-type="float">
            <text:p>2628</text:p>
          </table:table-cell>
          <table:table-cell table:style-name="ce2" office:value-type="float" office:value="1000000002628" calcext:value-type="float">
            <text:p>10000000026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29" calcext:value-type="float">
            <text:p>25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28</text:p>
          </table:table-cell>
          <table:table-cell table:number-columns-repeated="250"/>
        </table:table-row>
        <table:table-row table:style-name="ro1">
          <table:table-cell table:style-name="ce2" office:value-type="float" office:value="2629" calcext:value-type="float">
            <text:p>2629</text:p>
          </table:table-cell>
          <table:table-cell table:style-name="ce2" office:value-type="float" office:value="1000000002629" calcext:value-type="float">
            <text:p>10000000026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30" calcext:value-type="float">
            <text:p>25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29</text:p>
          </table:table-cell>
          <table:table-cell table:number-columns-repeated="250"/>
        </table:table-row>
        <table:table-row table:style-name="ro1">
          <table:table-cell table:style-name="ce2" office:value-type="float" office:value="2630" calcext:value-type="float">
            <text:p>2630</text:p>
          </table:table-cell>
          <table:table-cell table:style-name="ce2" office:value-type="float" office:value="1000000002630" calcext:value-type="float">
            <text:p>10000000026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31" calcext:value-type="float">
            <text:p>25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30</text:p>
          </table:table-cell>
          <table:table-cell table:number-columns-repeated="250"/>
        </table:table-row>
        <table:table-row table:style-name="ro1">
          <table:table-cell table:style-name="ce2" office:value-type="float" office:value="2631" calcext:value-type="float">
            <text:p>2631</text:p>
          </table:table-cell>
          <table:table-cell table:style-name="ce2" office:value-type="float" office:value="1000000002631" calcext:value-type="float">
            <text:p>10000000026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32" calcext:value-type="float">
            <text:p>25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31</text:p>
          </table:table-cell>
          <table:table-cell table:number-columns-repeated="250"/>
        </table:table-row>
        <table:table-row table:style-name="ro1">
          <table:table-cell table:style-name="ce2" office:value-type="float" office:value="2632" calcext:value-type="float">
            <text:p>2632</text:p>
          </table:table-cell>
          <table:table-cell table:style-name="ce2" office:value-type="float" office:value="1000000002632" calcext:value-type="float">
            <text:p>10000000026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33" calcext:value-type="float">
            <text:p>25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32</text:p>
          </table:table-cell>
          <table:table-cell table:number-columns-repeated="250"/>
        </table:table-row>
        <table:table-row table:style-name="ro1">
          <table:table-cell table:style-name="ce2" office:value-type="float" office:value="2633" calcext:value-type="float">
            <text:p>2633</text:p>
          </table:table-cell>
          <table:table-cell table:style-name="ce2" office:value-type="float" office:value="1000000002633" calcext:value-type="float">
            <text:p>10000000026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34" calcext:value-type="float">
            <text:p>25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33</text:p>
          </table:table-cell>
          <table:table-cell table:number-columns-repeated="250"/>
        </table:table-row>
        <table:table-row table:style-name="ro1">
          <table:table-cell table:style-name="ce2" office:value-type="float" office:value="2634" calcext:value-type="float">
            <text:p>2634</text:p>
          </table:table-cell>
          <table:table-cell table:style-name="ce2" office:value-type="float" office:value="1000000002634" calcext:value-type="float">
            <text:p>10000000026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35" calcext:value-type="float">
            <text:p>25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34</text:p>
          </table:table-cell>
          <table:table-cell table:number-columns-repeated="250"/>
        </table:table-row>
        <table:table-row table:style-name="ro1">
          <table:table-cell table:style-name="ce2" office:value-type="float" office:value="2635" calcext:value-type="float">
            <text:p>2635</text:p>
          </table:table-cell>
          <table:table-cell table:style-name="ce2" office:value-type="float" office:value="1000000002635" calcext:value-type="float">
            <text:p>10000000026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36" calcext:value-type="float">
            <text:p>25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35</text:p>
          </table:table-cell>
          <table:table-cell table:number-columns-repeated="250"/>
        </table:table-row>
        <table:table-row table:style-name="ro1">
          <table:table-cell table:style-name="ce2" office:value-type="float" office:value="2636" calcext:value-type="float">
            <text:p>2636</text:p>
          </table:table-cell>
          <table:table-cell table:style-name="ce2" office:value-type="float" office:value="1000000002636" calcext:value-type="float">
            <text:p>10000000026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37" calcext:value-type="float">
            <text:p>25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36</text:p>
          </table:table-cell>
          <table:table-cell table:number-columns-repeated="250"/>
        </table:table-row>
        <table:table-row table:style-name="ro1">
          <table:table-cell table:style-name="ce2" office:value-type="float" office:value="2637" calcext:value-type="float">
            <text:p>2637</text:p>
          </table:table-cell>
          <table:table-cell table:style-name="ce2" office:value-type="float" office:value="1000000002637" calcext:value-type="float">
            <text:p>10000000026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38" calcext:value-type="float">
            <text:p>25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37</text:p>
          </table:table-cell>
          <table:table-cell table:number-columns-repeated="250"/>
        </table:table-row>
        <table:table-row table:style-name="ro1">
          <table:table-cell table:style-name="ce2" office:value-type="float" office:value="2638" calcext:value-type="float">
            <text:p>2638</text:p>
          </table:table-cell>
          <table:table-cell table:style-name="ce2" office:value-type="float" office:value="1000000002638" calcext:value-type="float">
            <text:p>10000000026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39" calcext:value-type="float">
            <text:p>25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38</text:p>
          </table:table-cell>
          <table:table-cell table:number-columns-repeated="250"/>
        </table:table-row>
        <table:table-row table:style-name="ro1">
          <table:table-cell table:style-name="ce2" office:value-type="float" office:value="2639" calcext:value-type="float">
            <text:p>2639</text:p>
          </table:table-cell>
          <table:table-cell table:style-name="ce2" office:value-type="float" office:value="1000000002639" calcext:value-type="float">
            <text:p>10000000026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40" calcext:value-type="float">
            <text:p>25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39</text:p>
          </table:table-cell>
          <table:table-cell table:number-columns-repeated="250"/>
        </table:table-row>
        <table:table-row table:style-name="ro1">
          <table:table-cell table:style-name="ce2" office:value-type="float" office:value="2640" calcext:value-type="float">
            <text:p>2640</text:p>
          </table:table-cell>
          <table:table-cell table:style-name="ce2" office:value-type="float" office:value="1000000002640" calcext:value-type="float">
            <text:p>10000000026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41" calcext:value-type="float">
            <text:p>25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40</text:p>
          </table:table-cell>
          <table:table-cell table:number-columns-repeated="250"/>
        </table:table-row>
        <table:table-row table:style-name="ro1">
          <table:table-cell table:style-name="ce2" office:value-type="float" office:value="2641" calcext:value-type="float">
            <text:p>2641</text:p>
          </table:table-cell>
          <table:table-cell table:style-name="ce2" office:value-type="float" office:value="1000000002641" calcext:value-type="float">
            <text:p>10000000026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42" calcext:value-type="float">
            <text:p>25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41</text:p>
          </table:table-cell>
          <table:table-cell table:number-columns-repeated="250"/>
        </table:table-row>
        <table:table-row table:style-name="ro1">
          <table:table-cell table:style-name="ce2" office:value-type="float" office:value="2642" calcext:value-type="float">
            <text:p>2642</text:p>
          </table:table-cell>
          <table:table-cell table:style-name="ce2" office:value-type="float" office:value="1000000002642" calcext:value-type="float">
            <text:p>10000000026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43" calcext:value-type="float">
            <text:p>25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42</text:p>
          </table:table-cell>
          <table:table-cell table:number-columns-repeated="250"/>
        </table:table-row>
        <table:table-row table:style-name="ro1">
          <table:table-cell table:style-name="ce2" office:value-type="float" office:value="2643" calcext:value-type="float">
            <text:p>2643</text:p>
          </table:table-cell>
          <table:table-cell table:style-name="ce2" office:value-type="float" office:value="1000000002643" calcext:value-type="float">
            <text:p>10000000026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44" calcext:value-type="float">
            <text:p>25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43</text:p>
          </table:table-cell>
          <table:table-cell table:number-columns-repeated="250"/>
        </table:table-row>
        <table:table-row table:style-name="ro1">
          <table:table-cell table:style-name="ce2" office:value-type="float" office:value="2644" calcext:value-type="float">
            <text:p>2644</text:p>
          </table:table-cell>
          <table:table-cell table:style-name="ce2" office:value-type="float" office:value="1000000002644" calcext:value-type="float">
            <text:p>10000000026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45" calcext:value-type="float">
            <text:p>25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44</text:p>
          </table:table-cell>
          <table:table-cell table:number-columns-repeated="250"/>
        </table:table-row>
        <table:table-row table:style-name="ro1">
          <table:table-cell table:style-name="ce2" office:value-type="float" office:value="2645" calcext:value-type="float">
            <text:p>2645</text:p>
          </table:table-cell>
          <table:table-cell table:style-name="ce2" office:value-type="float" office:value="1000000002645" calcext:value-type="float">
            <text:p>10000000026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46" calcext:value-type="float">
            <text:p>25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45</text:p>
          </table:table-cell>
          <table:table-cell table:number-columns-repeated="250"/>
        </table:table-row>
        <table:table-row table:style-name="ro1">
          <table:table-cell table:style-name="ce2" office:value-type="float" office:value="2646" calcext:value-type="float">
            <text:p>2646</text:p>
          </table:table-cell>
          <table:table-cell table:style-name="ce2" office:value-type="float" office:value="1000000002646" calcext:value-type="float">
            <text:p>10000000026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47" calcext:value-type="float">
            <text:p>25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46</text:p>
          </table:table-cell>
          <table:table-cell table:number-columns-repeated="250"/>
        </table:table-row>
        <table:table-row table:style-name="ro1">
          <table:table-cell table:style-name="ce2" office:value-type="float" office:value="2647" calcext:value-type="float">
            <text:p>2647</text:p>
          </table:table-cell>
          <table:table-cell table:style-name="ce2" office:value-type="float" office:value="1000000002647" calcext:value-type="float">
            <text:p>10000000026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48" calcext:value-type="float">
            <text:p>25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47</text:p>
          </table:table-cell>
          <table:table-cell table:number-columns-repeated="250"/>
        </table:table-row>
        <table:table-row table:style-name="ro1">
          <table:table-cell table:style-name="ce2" office:value-type="float" office:value="2648" calcext:value-type="float">
            <text:p>2648</text:p>
          </table:table-cell>
          <table:table-cell table:style-name="ce2" office:value-type="float" office:value="1000000002648" calcext:value-type="float">
            <text:p>10000000026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49" calcext:value-type="float">
            <text:p>25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48</text:p>
          </table:table-cell>
          <table:table-cell table:number-columns-repeated="250"/>
        </table:table-row>
        <table:table-row table:style-name="ro1">
          <table:table-cell table:style-name="ce2" office:value-type="float" office:value="2649" calcext:value-type="float">
            <text:p>2649</text:p>
          </table:table-cell>
          <table:table-cell table:style-name="ce2" office:value-type="float" office:value="1000000002649" calcext:value-type="float">
            <text:p>10000000026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50" calcext:value-type="float">
            <text:p>25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49</text:p>
          </table:table-cell>
          <table:table-cell table:number-columns-repeated="250"/>
        </table:table-row>
        <table:table-row table:style-name="ro1">
          <table:table-cell table:style-name="ce2" office:value-type="float" office:value="2650" calcext:value-type="float">
            <text:p>2650</text:p>
          </table:table-cell>
          <table:table-cell table:style-name="ce2" office:value-type="float" office:value="1000000002650" calcext:value-type="float">
            <text:p>10000000026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51" calcext:value-type="float">
            <text:p>25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50</text:p>
          </table:table-cell>
          <table:table-cell table:number-columns-repeated="250"/>
        </table:table-row>
        <table:table-row table:style-name="ro1">
          <table:table-cell table:style-name="ce2" office:value-type="float" office:value="2651" calcext:value-type="float">
            <text:p>2651</text:p>
          </table:table-cell>
          <table:table-cell table:style-name="ce2" office:value-type="float" office:value="1000000002651" calcext:value-type="float">
            <text:p>10000000026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52" calcext:value-type="float">
            <text:p>25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51</text:p>
          </table:table-cell>
          <table:table-cell table:number-columns-repeated="250"/>
        </table:table-row>
        <table:table-row table:style-name="ro1">
          <table:table-cell table:style-name="ce2" office:value-type="float" office:value="2652" calcext:value-type="float">
            <text:p>2652</text:p>
          </table:table-cell>
          <table:table-cell table:style-name="ce2" office:value-type="float" office:value="1000000002652" calcext:value-type="float">
            <text:p>10000000026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53" calcext:value-type="float">
            <text:p>25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52</text:p>
          </table:table-cell>
          <table:table-cell table:number-columns-repeated="250"/>
        </table:table-row>
        <table:table-row table:style-name="ro1">
          <table:table-cell table:style-name="ce2" office:value-type="float" office:value="2653" calcext:value-type="float">
            <text:p>2653</text:p>
          </table:table-cell>
          <table:table-cell table:style-name="ce2" office:value-type="float" office:value="1000000002653" calcext:value-type="float">
            <text:p>10000000026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54" calcext:value-type="float">
            <text:p>25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53</text:p>
          </table:table-cell>
          <table:table-cell table:number-columns-repeated="250"/>
        </table:table-row>
        <table:table-row table:style-name="ro1">
          <table:table-cell table:style-name="ce2" office:value-type="float" office:value="2654" calcext:value-type="float">
            <text:p>2654</text:p>
          </table:table-cell>
          <table:table-cell table:style-name="ce2" office:value-type="float" office:value="1000000002654" calcext:value-type="float">
            <text:p>10000000026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55" calcext:value-type="float">
            <text:p>25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54</text:p>
          </table:table-cell>
          <table:table-cell table:number-columns-repeated="250"/>
        </table:table-row>
        <table:table-row table:style-name="ro1">
          <table:table-cell table:style-name="ce2" office:value-type="float" office:value="2655" calcext:value-type="float">
            <text:p>2655</text:p>
          </table:table-cell>
          <table:table-cell table:style-name="ce2" office:value-type="float" office:value="1000000002655" calcext:value-type="float">
            <text:p>10000000026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56" calcext:value-type="float">
            <text:p>25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55</text:p>
          </table:table-cell>
          <table:table-cell table:number-columns-repeated="250"/>
        </table:table-row>
        <table:table-row table:style-name="ro1">
          <table:table-cell table:style-name="ce2" office:value-type="float" office:value="2656" calcext:value-type="float">
            <text:p>2656</text:p>
          </table:table-cell>
          <table:table-cell table:style-name="ce2" office:value-type="float" office:value="1000000002656" calcext:value-type="float">
            <text:p>10000000026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57" calcext:value-type="float">
            <text:p>25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56</text:p>
          </table:table-cell>
          <table:table-cell table:number-columns-repeated="250"/>
        </table:table-row>
        <table:table-row table:style-name="ro1"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1000000002657" calcext:value-type="float">
            <text:p>10000000026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58" calcext:value-type="float">
            <text:p>25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57</text:p>
          </table:table-cell>
          <table:table-cell table:number-columns-repeated="250"/>
        </table:table-row>
        <table:table-row table:style-name="ro1">
          <table:table-cell table:style-name="ce2" office:value-type="float" office:value="2658" calcext:value-type="float">
            <text:p>2658</text:p>
          </table:table-cell>
          <table:table-cell table:style-name="ce2" office:value-type="float" office:value="1000000002658" calcext:value-type="float">
            <text:p>10000000026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59" calcext:value-type="float">
            <text:p>25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58</text:p>
          </table:table-cell>
          <table:table-cell table:number-columns-repeated="250"/>
        </table:table-row>
        <table:table-row table:style-name="ro1">
          <table:table-cell table:style-name="ce2" office:value-type="float" office:value="2659" calcext:value-type="float">
            <text:p>2659</text:p>
          </table:table-cell>
          <table:table-cell table:style-name="ce2" office:value-type="float" office:value="1000000002659" calcext:value-type="float">
            <text:p>10000000026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60" calcext:value-type="float">
            <text:p>25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59</text:p>
          </table:table-cell>
          <table:table-cell table:number-columns-repeated="250"/>
        </table:table-row>
        <table:table-row table:style-name="ro1">
          <table:table-cell table:style-name="ce2" office:value-type="float" office:value="2660" calcext:value-type="float">
            <text:p>2660</text:p>
          </table:table-cell>
          <table:table-cell table:style-name="ce2" office:value-type="float" office:value="1000000002660" calcext:value-type="float">
            <text:p>10000000026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61" calcext:value-type="float">
            <text:p>25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60</text:p>
          </table:table-cell>
          <table:table-cell table:number-columns-repeated="250"/>
        </table:table-row>
        <table:table-row table:style-name="ro1">
          <table:table-cell table:style-name="ce2" office:value-type="float" office:value="2661" calcext:value-type="float">
            <text:p>2661</text:p>
          </table:table-cell>
          <table:table-cell table:style-name="ce2" office:value-type="float" office:value="1000000002661" calcext:value-type="float">
            <text:p>10000000026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62" calcext:value-type="float">
            <text:p>25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61</text:p>
          </table:table-cell>
          <table:table-cell table:number-columns-repeated="250"/>
        </table:table-row>
        <table:table-row table:style-name="ro1">
          <table:table-cell table:style-name="ce2" office:value-type="float" office:value="2662" calcext:value-type="float">
            <text:p>2662</text:p>
          </table:table-cell>
          <table:table-cell table:style-name="ce2" office:value-type="float" office:value="1000000002662" calcext:value-type="float">
            <text:p>10000000026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63" calcext:value-type="float">
            <text:p>25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62</text:p>
          </table:table-cell>
          <table:table-cell table:number-columns-repeated="250"/>
        </table:table-row>
        <table:table-row table:style-name="ro1">
          <table:table-cell table:style-name="ce2" office:value-type="float" office:value="2663" calcext:value-type="float">
            <text:p>2663</text:p>
          </table:table-cell>
          <table:table-cell table:style-name="ce2" office:value-type="float" office:value="1000000002663" calcext:value-type="float">
            <text:p>10000000026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64" calcext:value-type="float">
            <text:p>25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63</text:p>
          </table:table-cell>
          <table:table-cell table:number-columns-repeated="250"/>
        </table:table-row>
        <table:table-row table:style-name="ro1">
          <table:table-cell table:style-name="ce2" office:value-type="float" office:value="2664" calcext:value-type="float">
            <text:p>2664</text:p>
          </table:table-cell>
          <table:table-cell table:style-name="ce2" office:value-type="float" office:value="1000000002664" calcext:value-type="float">
            <text:p>10000000026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65" calcext:value-type="float">
            <text:p>25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64</text:p>
          </table:table-cell>
          <table:table-cell table:number-columns-repeated="250"/>
        </table:table-row>
        <table:table-row table:style-name="ro1"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1000000002665" calcext:value-type="float">
            <text:p>10000000026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66" calcext:value-type="float">
            <text:p>25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65</text:p>
          </table:table-cell>
          <table:table-cell table:number-columns-repeated="250"/>
        </table:table-row>
        <table:table-row table:style-name="ro1">
          <table:table-cell table:style-name="ce2" office:value-type="float" office:value="2666" calcext:value-type="float">
            <text:p>2666</text:p>
          </table:table-cell>
          <table:table-cell table:style-name="ce2" office:value-type="float" office:value="1000000002666" calcext:value-type="float">
            <text:p>10000000026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67" calcext:value-type="float">
            <text:p>25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66</text:p>
          </table:table-cell>
          <table:table-cell table:number-columns-repeated="250"/>
        </table:table-row>
        <table:table-row table:style-name="ro1"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1000000002667" calcext:value-type="float">
            <text:p>10000000026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68" calcext:value-type="float">
            <text:p>25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67</text:p>
          </table:table-cell>
          <table:table-cell table:number-columns-repeated="250"/>
        </table:table-row>
        <table:table-row table:style-name="ro1">
          <table:table-cell table:style-name="ce2" office:value-type="float" office:value="2668" calcext:value-type="float">
            <text:p>2668</text:p>
          </table:table-cell>
          <table:table-cell table:style-name="ce2" office:value-type="float" office:value="1000000002668" calcext:value-type="float">
            <text:p>10000000026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69" calcext:value-type="float">
            <text:p>25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68</text:p>
          </table:table-cell>
          <table:table-cell table:number-columns-repeated="250"/>
        </table:table-row>
        <table:table-row table:style-name="ro1">
          <table:table-cell table:style-name="ce2" office:value-type="float" office:value="2669" calcext:value-type="float">
            <text:p>2669</text:p>
          </table:table-cell>
          <table:table-cell table:style-name="ce2" office:value-type="float" office:value="1000000002669" calcext:value-type="float">
            <text:p>10000000026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70" calcext:value-type="float">
            <text:p>25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69</text:p>
          </table:table-cell>
          <table:table-cell table:number-columns-repeated="250"/>
        </table:table-row>
        <table:table-row table:style-name="ro1">
          <table:table-cell table:style-name="ce2" office:value-type="float" office:value="2670" calcext:value-type="float">
            <text:p>2670</text:p>
          </table:table-cell>
          <table:table-cell table:style-name="ce2" office:value-type="float" office:value="1000000002670" calcext:value-type="float">
            <text:p>10000000026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71" calcext:value-type="float">
            <text:p>25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70</text:p>
          </table:table-cell>
          <table:table-cell table:number-columns-repeated="250"/>
        </table:table-row>
        <table:table-row table:style-name="ro1">
          <table:table-cell table:style-name="ce2" office:value-type="float" office:value="2671" calcext:value-type="float">
            <text:p>2671</text:p>
          </table:table-cell>
          <table:table-cell table:style-name="ce2" office:value-type="float" office:value="1000000002671" calcext:value-type="float">
            <text:p>10000000026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72" calcext:value-type="float">
            <text:p>25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71</text:p>
          </table:table-cell>
          <table:table-cell table:number-columns-repeated="250"/>
        </table:table-row>
        <table:table-row table:style-name="ro1">
          <table:table-cell table:style-name="ce2" office:value-type="float" office:value="2672" calcext:value-type="float">
            <text:p>2672</text:p>
          </table:table-cell>
          <table:table-cell table:style-name="ce2" office:value-type="float" office:value="1000000002672" calcext:value-type="float">
            <text:p>10000000026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73" calcext:value-type="float">
            <text:p>25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72</text:p>
          </table:table-cell>
          <table:table-cell table:number-columns-repeated="250"/>
        </table:table-row>
        <table:table-row table:style-name="ro1">
          <table:table-cell table:style-name="ce2" office:value-type="float" office:value="2673" calcext:value-type="float">
            <text:p>2673</text:p>
          </table:table-cell>
          <table:table-cell table:style-name="ce2" office:value-type="float" office:value="1000000002673" calcext:value-type="float">
            <text:p>10000000026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74" calcext:value-type="float">
            <text:p>25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73</text:p>
          </table:table-cell>
          <table:table-cell table:number-columns-repeated="250"/>
        </table:table-row>
        <table:table-row table:style-name="ro1">
          <table:table-cell table:style-name="ce2" office:value-type="float" office:value="2674" calcext:value-type="float">
            <text:p>2674</text:p>
          </table:table-cell>
          <table:table-cell table:style-name="ce2" office:value-type="float" office:value="1000000002674" calcext:value-type="float">
            <text:p>10000000026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75" calcext:value-type="float">
            <text:p>25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74</text:p>
          </table:table-cell>
          <table:table-cell table:number-columns-repeated="250"/>
        </table:table-row>
        <table:table-row table:style-name="ro1">
          <table:table-cell table:style-name="ce2" office:value-type="float" office:value="2675" calcext:value-type="float">
            <text:p>2675</text:p>
          </table:table-cell>
          <table:table-cell table:style-name="ce2" office:value-type="float" office:value="1000000002675" calcext:value-type="float">
            <text:p>10000000026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76" calcext:value-type="float">
            <text:p>25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75</text:p>
          </table:table-cell>
          <table:table-cell table:number-columns-repeated="250"/>
        </table:table-row>
        <table:table-row table:style-name="ro1">
          <table:table-cell table:style-name="ce2" office:value-type="float" office:value="2676" calcext:value-type="float">
            <text:p>2676</text:p>
          </table:table-cell>
          <table:table-cell table:style-name="ce2" office:value-type="float" office:value="1000000002676" calcext:value-type="float">
            <text:p>10000000026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77" calcext:value-type="float">
            <text:p>25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76</text:p>
          </table:table-cell>
          <table:table-cell table:number-columns-repeated="250"/>
        </table:table-row>
        <table:table-row table:style-name="ro1"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1000000002677" calcext:value-type="float">
            <text:p>10000000026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78" calcext:value-type="float">
            <text:p>25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77</text:p>
          </table:table-cell>
          <table:table-cell table:number-columns-repeated="250"/>
        </table:table-row>
        <table:table-row table:style-name="ro1">
          <table:table-cell table:style-name="ce2" office:value-type="float" office:value="2678" calcext:value-type="float">
            <text:p>2678</text:p>
          </table:table-cell>
          <table:table-cell table:style-name="ce2" office:value-type="float" office:value="1000000002678" calcext:value-type="float">
            <text:p>10000000026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79" calcext:value-type="float">
            <text:p>25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78</text:p>
          </table:table-cell>
          <table:table-cell table:number-columns-repeated="250"/>
        </table:table-row>
        <table:table-row table:style-name="ro1">
          <table:table-cell table:style-name="ce2" office:value-type="float" office:value="2679" calcext:value-type="float">
            <text:p>2679</text:p>
          </table:table-cell>
          <table:table-cell table:style-name="ce2" office:value-type="float" office:value="1000000002679" calcext:value-type="float">
            <text:p>10000000026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80" calcext:value-type="float">
            <text:p>25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79</text:p>
          </table:table-cell>
          <table:table-cell table:number-columns-repeated="250"/>
        </table:table-row>
        <table:table-row table:style-name="ro1">
          <table:table-cell table:style-name="ce2" office:value-type="float" office:value="2680" calcext:value-type="float">
            <text:p>2680</text:p>
          </table:table-cell>
          <table:table-cell table:style-name="ce2" office:value-type="float" office:value="1000000002680" calcext:value-type="float">
            <text:p>10000000026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81" calcext:value-type="float">
            <text:p>25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80</text:p>
          </table:table-cell>
          <table:table-cell table:number-columns-repeated="250"/>
        </table:table-row>
        <table:table-row table:style-name="ro1">
          <table:table-cell table:style-name="ce2" office:value-type="float" office:value="2681" calcext:value-type="float">
            <text:p>2681</text:p>
          </table:table-cell>
          <table:table-cell table:style-name="ce2" office:value-type="float" office:value="1000000002681" calcext:value-type="float">
            <text:p>10000000026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82" calcext:value-type="float">
            <text:p>25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81</text:p>
          </table:table-cell>
          <table:table-cell table:number-columns-repeated="250"/>
        </table:table-row>
        <table:table-row table:style-name="ro1">
          <table:table-cell table:style-name="ce2" office:value-type="float" office:value="2682" calcext:value-type="float">
            <text:p>2682</text:p>
          </table:table-cell>
          <table:table-cell table:style-name="ce2" office:value-type="float" office:value="1000000002682" calcext:value-type="float">
            <text:p>10000000026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83" calcext:value-type="float">
            <text:p>25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82</text:p>
          </table:table-cell>
          <table:table-cell table:number-columns-repeated="250"/>
        </table:table-row>
        <table:table-row table:style-name="ro1">
          <table:table-cell table:style-name="ce2" office:value-type="float" office:value="2683" calcext:value-type="float">
            <text:p>2683</text:p>
          </table:table-cell>
          <table:table-cell table:style-name="ce2" office:value-type="float" office:value="1000000002683" calcext:value-type="float">
            <text:p>10000000026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84" calcext:value-type="float">
            <text:p>25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83</text:p>
          </table:table-cell>
          <table:table-cell table:number-columns-repeated="250"/>
        </table:table-row>
        <table:table-row table:style-name="ro1">
          <table:table-cell table:style-name="ce2" office:value-type="float" office:value="2684" calcext:value-type="float">
            <text:p>2684</text:p>
          </table:table-cell>
          <table:table-cell table:style-name="ce2" office:value-type="float" office:value="1000000002684" calcext:value-type="float">
            <text:p>10000000026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85" calcext:value-type="float">
            <text:p>25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84</text:p>
          </table:table-cell>
          <table:table-cell table:number-columns-repeated="250"/>
        </table:table-row>
        <table:table-row table:style-name="ro1">
          <table:table-cell table:style-name="ce2" office:value-type="float" office:value="2685" calcext:value-type="float">
            <text:p>2685</text:p>
          </table:table-cell>
          <table:table-cell table:style-name="ce2" office:value-type="float" office:value="1000000002685" calcext:value-type="float">
            <text:p>10000000026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86" calcext:value-type="float">
            <text:p>25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85</text:p>
          </table:table-cell>
          <table:table-cell table:number-columns-repeated="250"/>
        </table:table-row>
        <table:table-row table:style-name="ro1">
          <table:table-cell table:style-name="ce2" office:value-type="float" office:value="2686" calcext:value-type="float">
            <text:p>2686</text:p>
          </table:table-cell>
          <table:table-cell table:style-name="ce2" office:value-type="float" office:value="1000000002686" calcext:value-type="float">
            <text:p>10000000026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87" calcext:value-type="float">
            <text:p>25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86</text:p>
          </table:table-cell>
          <table:table-cell table:number-columns-repeated="250"/>
        </table:table-row>
        <table:table-row table:style-name="ro1"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1000000002687" calcext:value-type="float">
            <text:p>10000000026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88" calcext:value-type="float">
            <text:p>25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87</text:p>
          </table:table-cell>
          <table:table-cell table:number-columns-repeated="250"/>
        </table:table-row>
        <table:table-row table:style-name="ro1">
          <table:table-cell table:style-name="ce2" office:value-type="float" office:value="2688" calcext:value-type="float">
            <text:p>2688</text:p>
          </table:table-cell>
          <table:table-cell table:style-name="ce2" office:value-type="float" office:value="1000000002688" calcext:value-type="float">
            <text:p>10000000026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89" calcext:value-type="float">
            <text:p>25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88</text:p>
          </table:table-cell>
          <table:table-cell table:number-columns-repeated="250"/>
        </table:table-row>
        <table:table-row table:style-name="ro1">
          <table:table-cell table:style-name="ce2" office:value-type="float" office:value="2689" calcext:value-type="float">
            <text:p>2689</text:p>
          </table:table-cell>
          <table:table-cell table:style-name="ce2" office:value-type="float" office:value="1000000002689" calcext:value-type="float">
            <text:p>10000000026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90" calcext:value-type="float">
            <text:p>25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89</text:p>
          </table:table-cell>
          <table:table-cell table:number-columns-repeated="250"/>
        </table:table-row>
        <table:table-row table:style-name="ro1">
          <table:table-cell table:style-name="ce2" office:value-type="float" office:value="2690" calcext:value-type="float">
            <text:p>2690</text:p>
          </table:table-cell>
          <table:table-cell table:style-name="ce2" office:value-type="float" office:value="1000000002690" calcext:value-type="float">
            <text:p>10000000026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91" calcext:value-type="float">
            <text:p>25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90</text:p>
          </table:table-cell>
          <table:table-cell table:number-columns-repeated="250"/>
        </table:table-row>
        <table:table-row table:style-name="ro1">
          <table:table-cell table:style-name="ce2" office:value-type="float" office:value="2691" calcext:value-type="float">
            <text:p>2691</text:p>
          </table:table-cell>
          <table:table-cell table:style-name="ce2" office:value-type="float" office:value="1000000002691" calcext:value-type="float">
            <text:p>10000000026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92" calcext:value-type="float">
            <text:p>25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91</text:p>
          </table:table-cell>
          <table:table-cell table:number-columns-repeated="250"/>
        </table:table-row>
        <table:table-row table:style-name="ro1">
          <table:table-cell table:style-name="ce2" office:value-type="float" office:value="2692" calcext:value-type="float">
            <text:p>2692</text:p>
          </table:table-cell>
          <table:table-cell table:style-name="ce2" office:value-type="float" office:value="1000000002692" calcext:value-type="float">
            <text:p>10000000026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93" calcext:value-type="float">
            <text:p>25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92</text:p>
          </table:table-cell>
          <table:table-cell table:number-columns-repeated="250"/>
        </table:table-row>
        <table:table-row table:style-name="ro1">
          <table:table-cell table:style-name="ce2" office:value-type="float" office:value="2693" calcext:value-type="float">
            <text:p>2693</text:p>
          </table:table-cell>
          <table:table-cell table:style-name="ce2" office:value-type="float" office:value="1000000002693" calcext:value-type="float">
            <text:p>10000000026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94" calcext:value-type="float">
            <text:p>25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93</text:p>
          </table:table-cell>
          <table:table-cell table:number-columns-repeated="250"/>
        </table:table-row>
        <table:table-row table:style-name="ro1">
          <table:table-cell table:style-name="ce2" office:value-type="float" office:value="2694" calcext:value-type="float">
            <text:p>2694</text:p>
          </table:table-cell>
          <table:table-cell table:style-name="ce2" office:value-type="float" office:value="1000000002694" calcext:value-type="float">
            <text:p>10000000026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95" calcext:value-type="float">
            <text:p>25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94</text:p>
          </table:table-cell>
          <table:table-cell table:number-columns-repeated="250"/>
        </table:table-row>
        <table:table-row table:style-name="ro1">
          <table:table-cell table:style-name="ce2" office:value-type="float" office:value="2695" calcext:value-type="float">
            <text:p>2695</text:p>
          </table:table-cell>
          <table:table-cell table:style-name="ce2" office:value-type="float" office:value="1000000002695" calcext:value-type="float">
            <text:p>10000000026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96" calcext:value-type="float">
            <text:p>25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95</text:p>
          </table:table-cell>
          <table:table-cell table:number-columns-repeated="250"/>
        </table:table-row>
        <table:table-row table:style-name="ro1">
          <table:table-cell table:style-name="ce2" office:value-type="float" office:value="2696" calcext:value-type="float">
            <text:p>2696</text:p>
          </table:table-cell>
          <table:table-cell table:style-name="ce2" office:value-type="float" office:value="1000000002696" calcext:value-type="float">
            <text:p>10000000026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97" calcext:value-type="float">
            <text:p>25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96</text:p>
          </table:table-cell>
          <table:table-cell table:number-columns-repeated="250"/>
        </table:table-row>
        <table:table-row table:style-name="ro1">
          <table:table-cell table:style-name="ce2" office:value-type="float" office:value="2697" calcext:value-type="float">
            <text:p>2697</text:p>
          </table:table-cell>
          <table:table-cell table:style-name="ce2" office:value-type="float" office:value="1000000002697" calcext:value-type="float">
            <text:p>10000000026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98" calcext:value-type="float">
            <text:p>25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97</text:p>
          </table:table-cell>
          <table:table-cell table:number-columns-repeated="250"/>
        </table:table-row>
        <table:table-row table:style-name="ro1">
          <table:table-cell table:style-name="ce2" office:value-type="float" office:value="2698" calcext:value-type="float">
            <text:p>2698</text:p>
          </table:table-cell>
          <table:table-cell table:style-name="ce2" office:value-type="float" office:value="1000000002698" calcext:value-type="float">
            <text:p>10000000026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599" calcext:value-type="float">
            <text:p>25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98</text:p>
          </table:table-cell>
          <table:table-cell table:number-columns-repeated="250"/>
        </table:table-row>
        <table:table-row table:style-name="ro1">
          <table:table-cell table:style-name="ce2" office:value-type="float" office:value="2699" calcext:value-type="float">
            <text:p>2699</text:p>
          </table:table-cell>
          <table:table-cell table:style-name="ce2" office:value-type="float" office:value="1000000002699" calcext:value-type="float">
            <text:p>10000000026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00" calcext:value-type="float">
            <text:p>26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599</text:p>
          </table:table-cell>
          <table:table-cell table:number-columns-repeated="250"/>
        </table:table-row>
        <table:table-row table:style-name="ro1"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000000002700" calcext:value-type="float">
            <text:p>10000000027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01" calcext:value-type="float">
            <text:p>26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00</text:p>
          </table:table-cell>
          <table:table-cell table:number-columns-repeated="250"/>
        </table:table-row>
        <table:table-row table:style-name="ro1">
          <table:table-cell table:style-name="ce2" office:value-type="float" office:value="2701" calcext:value-type="float">
            <text:p>2701</text:p>
          </table:table-cell>
          <table:table-cell table:style-name="ce2" office:value-type="float" office:value="1000000002701" calcext:value-type="float">
            <text:p>10000000027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02" calcext:value-type="float">
            <text:p>26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01</text:p>
          </table:table-cell>
          <table:table-cell table:number-columns-repeated="250"/>
        </table:table-row>
        <table:table-row table:style-name="ro1">
          <table:table-cell table:style-name="ce2" office:value-type="float" office:value="2702" calcext:value-type="float">
            <text:p>2702</text:p>
          </table:table-cell>
          <table:table-cell table:style-name="ce2" office:value-type="float" office:value="1000000002702" calcext:value-type="float">
            <text:p>10000000027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03" calcext:value-type="float">
            <text:p>26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02</text:p>
          </table:table-cell>
          <table:table-cell table:number-columns-repeated="250"/>
        </table:table-row>
        <table:table-row table:style-name="ro1">
          <table:table-cell table:style-name="ce2" office:value-type="float" office:value="2703" calcext:value-type="float">
            <text:p>2703</text:p>
          </table:table-cell>
          <table:table-cell table:style-name="ce2" office:value-type="float" office:value="1000000002703" calcext:value-type="float">
            <text:p>10000000027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04" calcext:value-type="float">
            <text:p>26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03</text:p>
          </table:table-cell>
          <table:table-cell table:number-columns-repeated="250"/>
        </table:table-row>
        <table:table-row table:style-name="ro1">
          <table:table-cell table:style-name="ce2" office:value-type="float" office:value="2704" calcext:value-type="float">
            <text:p>2704</text:p>
          </table:table-cell>
          <table:table-cell table:style-name="ce2" office:value-type="float" office:value="1000000002704" calcext:value-type="float">
            <text:p>10000000027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05" calcext:value-type="float">
            <text:p>26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04</text:p>
          </table:table-cell>
          <table:table-cell table:number-columns-repeated="250"/>
        </table:table-row>
        <table:table-row table:style-name="ro1">
          <table:table-cell table:style-name="ce2" office:value-type="float" office:value="2705" calcext:value-type="float">
            <text:p>2705</text:p>
          </table:table-cell>
          <table:table-cell table:style-name="ce2" office:value-type="float" office:value="1000000002705" calcext:value-type="float">
            <text:p>10000000027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06" calcext:value-type="float">
            <text:p>26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05</text:p>
          </table:table-cell>
          <table:table-cell table:number-columns-repeated="250"/>
        </table:table-row>
        <table:table-row table:style-name="ro1">
          <table:table-cell table:style-name="ce2" office:value-type="float" office:value="2706" calcext:value-type="float">
            <text:p>2706</text:p>
          </table:table-cell>
          <table:table-cell table:style-name="ce2" office:value-type="float" office:value="1000000002706" calcext:value-type="float">
            <text:p>10000000027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07" calcext:value-type="float">
            <text:p>26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06</text:p>
          </table:table-cell>
          <table:table-cell table:number-columns-repeated="250"/>
        </table:table-row>
        <table:table-row table:style-name="ro1"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1000000002707" calcext:value-type="float">
            <text:p>10000000027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08" calcext:value-type="float">
            <text:p>26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07</text:p>
          </table:table-cell>
          <table:table-cell table:number-columns-repeated="250"/>
        </table:table-row>
        <table:table-row table:style-name="ro1">
          <table:table-cell table:style-name="ce2" office:value-type="float" office:value="2708" calcext:value-type="float">
            <text:p>2708</text:p>
          </table:table-cell>
          <table:table-cell table:style-name="ce2" office:value-type="float" office:value="1000000002708" calcext:value-type="float">
            <text:p>10000000027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09" calcext:value-type="float">
            <text:p>26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08</text:p>
          </table:table-cell>
          <table:table-cell table:number-columns-repeated="250"/>
        </table:table-row>
        <table:table-row table:style-name="ro1">
          <table:table-cell table:style-name="ce2" office:value-type="float" office:value="2709" calcext:value-type="float">
            <text:p>2709</text:p>
          </table:table-cell>
          <table:table-cell table:style-name="ce2" office:value-type="float" office:value="1000000002709" calcext:value-type="float">
            <text:p>10000000027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10" calcext:value-type="float">
            <text:p>26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09</text:p>
          </table:table-cell>
          <table:table-cell table:number-columns-repeated="250"/>
        </table:table-row>
        <table:table-row table:style-name="ro1">
          <table:table-cell table:style-name="ce2" office:value-type="float" office:value="2710" calcext:value-type="float">
            <text:p>2710</text:p>
          </table:table-cell>
          <table:table-cell table:style-name="ce2" office:value-type="float" office:value="1000000002710" calcext:value-type="float">
            <text:p>10000000027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11" calcext:value-type="float">
            <text:p>26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10</text:p>
          </table:table-cell>
          <table:table-cell table:number-columns-repeated="250"/>
        </table:table-row>
        <table:table-row table:style-name="ro1">
          <table:table-cell table:style-name="ce2" office:value-type="float" office:value="2711" calcext:value-type="float">
            <text:p>2711</text:p>
          </table:table-cell>
          <table:table-cell table:style-name="ce2" office:value-type="float" office:value="1000000002711" calcext:value-type="float">
            <text:p>10000000027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12" calcext:value-type="float">
            <text:p>26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11</text:p>
          </table:table-cell>
          <table:table-cell table:number-columns-repeated="250"/>
        </table:table-row>
        <table:table-row table:style-name="ro1">
          <table:table-cell table:style-name="ce2" office:value-type="float" office:value="2712" calcext:value-type="float">
            <text:p>2712</text:p>
          </table:table-cell>
          <table:table-cell table:style-name="ce2" office:value-type="float" office:value="1000000002712" calcext:value-type="float">
            <text:p>10000000027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13" calcext:value-type="float">
            <text:p>26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12</text:p>
          </table:table-cell>
          <table:table-cell table:number-columns-repeated="250"/>
        </table:table-row>
        <table:table-row table:style-name="ro1">
          <table:table-cell table:style-name="ce2" office:value-type="float" office:value="2713" calcext:value-type="float">
            <text:p>2713</text:p>
          </table:table-cell>
          <table:table-cell table:style-name="ce2" office:value-type="float" office:value="1000000002713" calcext:value-type="float">
            <text:p>10000000027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14" calcext:value-type="float">
            <text:p>26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13</text:p>
          </table:table-cell>
          <table:table-cell table:number-columns-repeated="250"/>
        </table:table-row>
        <table:table-row table:style-name="ro1">
          <table:table-cell table:style-name="ce2" office:value-type="float" office:value="2714" calcext:value-type="float">
            <text:p>2714</text:p>
          </table:table-cell>
          <table:table-cell table:style-name="ce2" office:value-type="float" office:value="1000000002714" calcext:value-type="float">
            <text:p>10000000027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15" calcext:value-type="float">
            <text:p>26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14</text:p>
          </table:table-cell>
          <table:table-cell table:number-columns-repeated="250"/>
        </table:table-row>
        <table:table-row table:style-name="ro1">
          <table:table-cell table:style-name="ce2" office:value-type="float" office:value="2715" calcext:value-type="float">
            <text:p>2715</text:p>
          </table:table-cell>
          <table:table-cell table:style-name="ce2" office:value-type="float" office:value="1000000002715" calcext:value-type="float">
            <text:p>10000000027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16" calcext:value-type="float">
            <text:p>26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15</text:p>
          </table:table-cell>
          <table:table-cell table:number-columns-repeated="250"/>
        </table:table-row>
        <table:table-row table:style-name="ro1">
          <table:table-cell table:style-name="ce2" office:value-type="float" office:value="2716" calcext:value-type="float">
            <text:p>2716</text:p>
          </table:table-cell>
          <table:table-cell table:style-name="ce2" office:value-type="float" office:value="1000000002716" calcext:value-type="float">
            <text:p>10000000027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17" calcext:value-type="float">
            <text:p>26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16</text:p>
          </table:table-cell>
          <table:table-cell table:number-columns-repeated="250"/>
        </table:table-row>
        <table:table-row table:style-name="ro1">
          <table:table-cell table:style-name="ce2" office:value-type="float" office:value="2717" calcext:value-type="float">
            <text:p>2717</text:p>
          </table:table-cell>
          <table:table-cell table:style-name="ce2" office:value-type="float" office:value="1000000002717" calcext:value-type="float">
            <text:p>10000000027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18" calcext:value-type="float">
            <text:p>26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17</text:p>
          </table:table-cell>
          <table:table-cell table:number-columns-repeated="250"/>
        </table:table-row>
        <table:table-row table:style-name="ro1">
          <table:table-cell table:style-name="ce2" office:value-type="float" office:value="2718" calcext:value-type="float">
            <text:p>2718</text:p>
          </table:table-cell>
          <table:table-cell table:style-name="ce2" office:value-type="float" office:value="1000000002718" calcext:value-type="float">
            <text:p>10000000027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19" calcext:value-type="float">
            <text:p>26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18</text:p>
          </table:table-cell>
          <table:table-cell table:number-columns-repeated="250"/>
        </table:table-row>
        <table:table-row table:style-name="ro1">
          <table:table-cell table:style-name="ce2" office:value-type="float" office:value="2719" calcext:value-type="float">
            <text:p>2719</text:p>
          </table:table-cell>
          <table:table-cell table:style-name="ce2" office:value-type="float" office:value="1000000002719" calcext:value-type="float">
            <text:p>10000000027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20" calcext:value-type="float">
            <text:p>26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19</text:p>
          </table:table-cell>
          <table:table-cell table:number-columns-repeated="250"/>
        </table:table-row>
        <table:table-row table:style-name="ro1">
          <table:table-cell table:style-name="ce2" office:value-type="float" office:value="2720" calcext:value-type="float">
            <text:p>2720</text:p>
          </table:table-cell>
          <table:table-cell table:style-name="ce2" office:value-type="float" office:value="1000000002720" calcext:value-type="float">
            <text:p>10000000027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21" calcext:value-type="float">
            <text:p>26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20</text:p>
          </table:table-cell>
          <table:table-cell table:number-columns-repeated="250"/>
        </table:table-row>
        <table:table-row table:style-name="ro1">
          <table:table-cell table:style-name="ce2" office:value-type="float" office:value="2721" calcext:value-type="float">
            <text:p>2721</text:p>
          </table:table-cell>
          <table:table-cell table:style-name="ce2" office:value-type="float" office:value="1000000002721" calcext:value-type="float">
            <text:p>10000000027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22" calcext:value-type="float">
            <text:p>26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21</text:p>
          </table:table-cell>
          <table:table-cell table:number-columns-repeated="250"/>
        </table:table-row>
        <table:table-row table:style-name="ro1">
          <table:table-cell table:style-name="ce2" office:value-type="float" office:value="2722" calcext:value-type="float">
            <text:p>2722</text:p>
          </table:table-cell>
          <table:table-cell table:style-name="ce2" office:value-type="float" office:value="1000000002722" calcext:value-type="float">
            <text:p>10000000027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23" calcext:value-type="float">
            <text:p>26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22</text:p>
          </table:table-cell>
          <table:table-cell table:number-columns-repeated="250"/>
        </table:table-row>
        <table:table-row table:style-name="ro1">
          <table:table-cell table:style-name="ce2" office:value-type="float" office:value="2723" calcext:value-type="float">
            <text:p>2723</text:p>
          </table:table-cell>
          <table:table-cell table:style-name="ce2" office:value-type="float" office:value="1000000002723" calcext:value-type="float">
            <text:p>10000000027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24" calcext:value-type="float">
            <text:p>26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23</text:p>
          </table:table-cell>
          <table:table-cell table:number-columns-repeated="250"/>
        </table:table-row>
        <table:table-row table:style-name="ro1">
          <table:table-cell table:style-name="ce2" office:value-type="float" office:value="2724" calcext:value-type="float">
            <text:p>2724</text:p>
          </table:table-cell>
          <table:table-cell table:style-name="ce2" office:value-type="float" office:value="1000000002724" calcext:value-type="float">
            <text:p>10000000027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25" calcext:value-type="float">
            <text:p>26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24</text:p>
          </table:table-cell>
          <table:table-cell table:number-columns-repeated="250"/>
        </table:table-row>
        <table:table-row table:style-name="ro1"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000000002725" calcext:value-type="float">
            <text:p>10000000027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26" calcext:value-type="float">
            <text:p>26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25</text:p>
          </table:table-cell>
          <table:table-cell table:number-columns-repeated="250"/>
        </table:table-row>
        <table:table-row table:style-name="ro1">
          <table:table-cell table:style-name="ce2" office:value-type="float" office:value="2726" calcext:value-type="float">
            <text:p>2726</text:p>
          </table:table-cell>
          <table:table-cell table:style-name="ce2" office:value-type="float" office:value="1000000002726" calcext:value-type="float">
            <text:p>10000000027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27" calcext:value-type="float">
            <text:p>26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26</text:p>
          </table:table-cell>
          <table:table-cell table:number-columns-repeated="250"/>
        </table:table-row>
        <table:table-row table:style-name="ro1"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1000000002727" calcext:value-type="float">
            <text:p>10000000027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28" calcext:value-type="float">
            <text:p>26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27</text:p>
          </table:table-cell>
          <table:table-cell table:number-columns-repeated="250"/>
        </table:table-row>
        <table:table-row table:style-name="ro1">
          <table:table-cell table:style-name="ce2" office:value-type="float" office:value="2728" calcext:value-type="float">
            <text:p>2728</text:p>
          </table:table-cell>
          <table:table-cell table:style-name="ce2" office:value-type="float" office:value="1000000002728" calcext:value-type="float">
            <text:p>10000000027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29" calcext:value-type="float">
            <text:p>26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28</text:p>
          </table:table-cell>
          <table:table-cell table:number-columns-repeated="250"/>
        </table:table-row>
        <table:table-row table:style-name="ro1">
          <table:table-cell table:style-name="ce2" office:value-type="float" office:value="2729" calcext:value-type="float">
            <text:p>2729</text:p>
          </table:table-cell>
          <table:table-cell table:style-name="ce2" office:value-type="float" office:value="1000000002729" calcext:value-type="float">
            <text:p>10000000027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30" calcext:value-type="float">
            <text:p>26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29</text:p>
          </table:table-cell>
          <table:table-cell table:number-columns-repeated="250"/>
        </table:table-row>
        <table:table-row table:style-name="ro1">
          <table:table-cell table:style-name="ce2" office:value-type="float" office:value="2730" calcext:value-type="float">
            <text:p>2730</text:p>
          </table:table-cell>
          <table:table-cell table:style-name="ce2" office:value-type="float" office:value="1000000002730" calcext:value-type="float">
            <text:p>10000000027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31" calcext:value-type="float">
            <text:p>26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30</text:p>
          </table:table-cell>
          <table:table-cell table:number-columns-repeated="250"/>
        </table:table-row>
        <table:table-row table:style-name="ro1">
          <table:table-cell table:style-name="ce2" office:value-type="float" office:value="2731" calcext:value-type="float">
            <text:p>2731</text:p>
          </table:table-cell>
          <table:table-cell table:style-name="ce2" office:value-type="float" office:value="1000000002731" calcext:value-type="float">
            <text:p>10000000027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32" calcext:value-type="float">
            <text:p>26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31</text:p>
          </table:table-cell>
          <table:table-cell table:number-columns-repeated="250"/>
        </table:table-row>
        <table:table-row table:style-name="ro1"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1000000002732" calcext:value-type="float">
            <text:p>10000000027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33" calcext:value-type="float">
            <text:p>26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32</text:p>
          </table:table-cell>
          <table:table-cell table:number-columns-repeated="250"/>
        </table:table-row>
        <table:table-row table:style-name="ro1">
          <table:table-cell table:style-name="ce2" office:value-type="float" office:value="2733" calcext:value-type="float">
            <text:p>2733</text:p>
          </table:table-cell>
          <table:table-cell table:style-name="ce2" office:value-type="float" office:value="1000000002733" calcext:value-type="float">
            <text:p>10000000027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34" calcext:value-type="float">
            <text:p>26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33</text:p>
          </table:table-cell>
          <table:table-cell table:number-columns-repeated="250"/>
        </table:table-row>
        <table:table-row table:style-name="ro1">
          <table:table-cell table:style-name="ce2" office:value-type="float" office:value="2734" calcext:value-type="float">
            <text:p>2734</text:p>
          </table:table-cell>
          <table:table-cell table:style-name="ce2" office:value-type="float" office:value="1000000002734" calcext:value-type="float">
            <text:p>10000000027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35" calcext:value-type="float">
            <text:p>26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34</text:p>
          </table:table-cell>
          <table:table-cell table:number-columns-repeated="250"/>
        </table:table-row>
        <table:table-row table:style-name="ro1">
          <table:table-cell table:style-name="ce2" office:value-type="float" office:value="2735" calcext:value-type="float">
            <text:p>2735</text:p>
          </table:table-cell>
          <table:table-cell table:style-name="ce2" office:value-type="float" office:value="1000000002735" calcext:value-type="float">
            <text:p>10000000027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36" calcext:value-type="float">
            <text:p>26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35</text:p>
          </table:table-cell>
          <table:table-cell table:number-columns-repeated="250"/>
        </table:table-row>
        <table:table-row table:style-name="ro1">
          <table:table-cell table:style-name="ce2" office:value-type="float" office:value="2736" calcext:value-type="float">
            <text:p>2736</text:p>
          </table:table-cell>
          <table:table-cell table:style-name="ce2" office:value-type="float" office:value="1000000002736" calcext:value-type="float">
            <text:p>10000000027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37" calcext:value-type="float">
            <text:p>26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36</text:p>
          </table:table-cell>
          <table:table-cell table:number-columns-repeated="250"/>
        </table:table-row>
        <table:table-row table:style-name="ro1">
          <table:table-cell table:style-name="ce2" office:value-type="float" office:value="2737" calcext:value-type="float">
            <text:p>2737</text:p>
          </table:table-cell>
          <table:table-cell table:style-name="ce2" office:value-type="float" office:value="1000000002737" calcext:value-type="float">
            <text:p>10000000027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38" calcext:value-type="float">
            <text:p>26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37</text:p>
          </table:table-cell>
          <table:table-cell table:number-columns-repeated="250"/>
        </table:table-row>
        <table:table-row table:style-name="ro1">
          <table:table-cell table:style-name="ce2" office:value-type="float" office:value="2738" calcext:value-type="float">
            <text:p>2738</text:p>
          </table:table-cell>
          <table:table-cell table:style-name="ce2" office:value-type="float" office:value="1000000002738" calcext:value-type="float">
            <text:p>10000000027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39" calcext:value-type="float">
            <text:p>26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38</text:p>
          </table:table-cell>
          <table:table-cell table:number-columns-repeated="250"/>
        </table:table-row>
        <table:table-row table:style-name="ro1">
          <table:table-cell table:style-name="ce2" office:value-type="float" office:value="2739" calcext:value-type="float">
            <text:p>2739</text:p>
          </table:table-cell>
          <table:table-cell table:style-name="ce2" office:value-type="float" office:value="1000000002739" calcext:value-type="float">
            <text:p>10000000027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40" calcext:value-type="float">
            <text:p>26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39</text:p>
          </table:table-cell>
          <table:table-cell table:number-columns-repeated="250"/>
        </table:table-row>
        <table:table-row table:style-name="ro1">
          <table:table-cell table:style-name="ce2" office:value-type="float" office:value="2740" calcext:value-type="float">
            <text:p>2740</text:p>
          </table:table-cell>
          <table:table-cell table:style-name="ce2" office:value-type="float" office:value="1000000002740" calcext:value-type="float">
            <text:p>10000000027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41" calcext:value-type="float">
            <text:p>26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40</text:p>
          </table:table-cell>
          <table:table-cell table:number-columns-repeated="250"/>
        </table:table-row>
        <table:table-row table:style-name="ro1">
          <table:table-cell table:style-name="ce2" office:value-type="float" office:value="2741" calcext:value-type="float">
            <text:p>2741</text:p>
          </table:table-cell>
          <table:table-cell table:style-name="ce2" office:value-type="float" office:value="1000000002741" calcext:value-type="float">
            <text:p>10000000027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42" calcext:value-type="float">
            <text:p>26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41</text:p>
          </table:table-cell>
          <table:table-cell table:number-columns-repeated="250"/>
        </table:table-row>
        <table:table-row table:style-name="ro1">
          <table:table-cell table:style-name="ce2" office:value-type="float" office:value="2742" calcext:value-type="float">
            <text:p>2742</text:p>
          </table:table-cell>
          <table:table-cell table:style-name="ce2" office:value-type="float" office:value="1000000002742" calcext:value-type="float">
            <text:p>10000000027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43" calcext:value-type="float">
            <text:p>26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42</text:p>
          </table:table-cell>
          <table:table-cell table:number-columns-repeated="250"/>
        </table:table-row>
        <table:table-row table:style-name="ro1">
          <table:table-cell table:style-name="ce2" office:value-type="float" office:value="2743" calcext:value-type="float">
            <text:p>2743</text:p>
          </table:table-cell>
          <table:table-cell table:style-name="ce2" office:value-type="float" office:value="1000000002743" calcext:value-type="float">
            <text:p>10000000027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44" calcext:value-type="float">
            <text:p>26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43</text:p>
          </table:table-cell>
          <table:table-cell table:number-columns-repeated="250"/>
        </table:table-row>
        <table:table-row table:style-name="ro1">
          <table:table-cell table:style-name="ce2" office:value-type="float" office:value="2744" calcext:value-type="float">
            <text:p>2744</text:p>
          </table:table-cell>
          <table:table-cell table:style-name="ce2" office:value-type="float" office:value="1000000002744" calcext:value-type="float">
            <text:p>10000000027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45" calcext:value-type="float">
            <text:p>26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44</text:p>
          </table:table-cell>
          <table:table-cell table:number-columns-repeated="250"/>
        </table:table-row>
        <table:table-row table:style-name="ro1">
          <table:table-cell table:style-name="ce2" office:value-type="float" office:value="2745" calcext:value-type="float">
            <text:p>2745</text:p>
          </table:table-cell>
          <table:table-cell table:style-name="ce2" office:value-type="float" office:value="1000000002745" calcext:value-type="float">
            <text:p>10000000027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46" calcext:value-type="float">
            <text:p>26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45</text:p>
          </table:table-cell>
          <table:table-cell table:number-columns-repeated="250"/>
        </table:table-row>
        <table:table-row table:style-name="ro1">
          <table:table-cell table:style-name="ce2" office:value-type="float" office:value="2746" calcext:value-type="float">
            <text:p>2746</text:p>
          </table:table-cell>
          <table:table-cell table:style-name="ce2" office:value-type="float" office:value="1000000002746" calcext:value-type="float">
            <text:p>10000000027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47" calcext:value-type="float">
            <text:p>26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46</text:p>
          </table:table-cell>
          <table:table-cell table:number-columns-repeated="250"/>
        </table:table-row>
        <table:table-row table:style-name="ro1">
          <table:table-cell table:style-name="ce2" office:value-type="float" office:value="2747" calcext:value-type="float">
            <text:p>2747</text:p>
          </table:table-cell>
          <table:table-cell table:style-name="ce2" office:value-type="float" office:value="1000000002747" calcext:value-type="float">
            <text:p>10000000027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48" calcext:value-type="float">
            <text:p>26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47</text:p>
          </table:table-cell>
          <table:table-cell table:number-columns-repeated="250"/>
        </table:table-row>
        <table:table-row table:style-name="ro1">
          <table:table-cell table:style-name="ce2" office:value-type="float" office:value="2748" calcext:value-type="float">
            <text:p>2748</text:p>
          </table:table-cell>
          <table:table-cell table:style-name="ce2" office:value-type="float" office:value="1000000002748" calcext:value-type="float">
            <text:p>10000000027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49" calcext:value-type="float">
            <text:p>26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48</text:p>
          </table:table-cell>
          <table:table-cell table:number-columns-repeated="250"/>
        </table:table-row>
        <table:table-row table:style-name="ro1">
          <table:table-cell table:style-name="ce2" office:value-type="float" office:value="2749" calcext:value-type="float">
            <text:p>2749</text:p>
          </table:table-cell>
          <table:table-cell table:style-name="ce2" office:value-type="float" office:value="1000000002749" calcext:value-type="float">
            <text:p>10000000027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50" calcext:value-type="float">
            <text:p>26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49</text:p>
          </table:table-cell>
          <table:table-cell table:number-columns-repeated="250"/>
        </table:table-row>
        <table:table-row table:style-name="ro1"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1000000002750" calcext:value-type="float">
            <text:p>10000000027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51" calcext:value-type="float">
            <text:p>26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50</text:p>
          </table:table-cell>
          <table:table-cell table:number-columns-repeated="250"/>
        </table:table-row>
        <table:table-row table:style-name="ro1">
          <table:table-cell table:style-name="ce2" office:value-type="float" office:value="2751" calcext:value-type="float">
            <text:p>2751</text:p>
          </table:table-cell>
          <table:table-cell table:style-name="ce2" office:value-type="float" office:value="1000000002751" calcext:value-type="float">
            <text:p>10000000027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52" calcext:value-type="float">
            <text:p>26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51</text:p>
          </table:table-cell>
          <table:table-cell table:number-columns-repeated="250"/>
        </table:table-row>
        <table:table-row table:style-name="ro1">
          <table:table-cell table:style-name="ce2" office:value-type="float" office:value="2752" calcext:value-type="float">
            <text:p>2752</text:p>
          </table:table-cell>
          <table:table-cell table:style-name="ce2" office:value-type="float" office:value="1000000002752" calcext:value-type="float">
            <text:p>10000000027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53" calcext:value-type="float">
            <text:p>26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52</text:p>
          </table:table-cell>
          <table:table-cell table:number-columns-repeated="250"/>
        </table:table-row>
        <table:table-row table:style-name="ro1">
          <table:table-cell table:style-name="ce2" office:value-type="float" office:value="2753" calcext:value-type="float">
            <text:p>2753</text:p>
          </table:table-cell>
          <table:table-cell table:style-name="ce2" office:value-type="float" office:value="1000000002753" calcext:value-type="float">
            <text:p>10000000027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54" calcext:value-type="float">
            <text:p>26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53</text:p>
          </table:table-cell>
          <table:table-cell table:number-columns-repeated="250"/>
        </table:table-row>
        <table:table-row table:style-name="ro1">
          <table:table-cell table:style-name="ce2" office:value-type="float" office:value="2754" calcext:value-type="float">
            <text:p>2754</text:p>
          </table:table-cell>
          <table:table-cell table:style-name="ce2" office:value-type="float" office:value="1000000002754" calcext:value-type="float">
            <text:p>10000000027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55" calcext:value-type="float">
            <text:p>26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54</text:p>
          </table:table-cell>
          <table:table-cell table:number-columns-repeated="250"/>
        </table:table-row>
        <table:table-row table:style-name="ro1">
          <table:table-cell table:style-name="ce2" office:value-type="float" office:value="2755" calcext:value-type="float">
            <text:p>2755</text:p>
          </table:table-cell>
          <table:table-cell table:style-name="ce2" office:value-type="float" office:value="1000000002755" calcext:value-type="float">
            <text:p>10000000027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56" calcext:value-type="float">
            <text:p>26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55</text:p>
          </table:table-cell>
          <table:table-cell table:number-columns-repeated="250"/>
        </table:table-row>
        <table:table-row table:style-name="ro1">
          <table:table-cell table:style-name="ce2" office:value-type="float" office:value="2756" calcext:value-type="float">
            <text:p>2756</text:p>
          </table:table-cell>
          <table:table-cell table:style-name="ce2" office:value-type="float" office:value="1000000002756" calcext:value-type="float">
            <text:p>10000000027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57" calcext:value-type="float">
            <text:p>26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56</text:p>
          </table:table-cell>
          <table:table-cell table:number-columns-repeated="250"/>
        </table:table-row>
        <table:table-row table:style-name="ro1">
          <table:table-cell table:style-name="ce2" office:value-type="float" office:value="2757" calcext:value-type="float">
            <text:p>2757</text:p>
          </table:table-cell>
          <table:table-cell table:style-name="ce2" office:value-type="float" office:value="1000000002757" calcext:value-type="float">
            <text:p>10000000027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58" calcext:value-type="float">
            <text:p>26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57</text:p>
          </table:table-cell>
          <table:table-cell table:number-columns-repeated="250"/>
        </table:table-row>
        <table:table-row table:style-name="ro1">
          <table:table-cell table:style-name="ce2" office:value-type="float" office:value="2758" calcext:value-type="float">
            <text:p>2758</text:p>
          </table:table-cell>
          <table:table-cell table:style-name="ce2" office:value-type="float" office:value="1000000002758" calcext:value-type="float">
            <text:p>10000000027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59" calcext:value-type="float">
            <text:p>26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58</text:p>
          </table:table-cell>
          <table:table-cell table:number-columns-repeated="250"/>
        </table:table-row>
        <table:table-row table:style-name="ro1">
          <table:table-cell table:style-name="ce2" office:value-type="float" office:value="2759" calcext:value-type="float">
            <text:p>2759</text:p>
          </table:table-cell>
          <table:table-cell table:style-name="ce2" office:value-type="float" office:value="1000000002759" calcext:value-type="float">
            <text:p>10000000027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60" calcext:value-type="float">
            <text:p>26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59</text:p>
          </table:table-cell>
          <table:table-cell table:number-columns-repeated="250"/>
        </table:table-row>
        <table:table-row table:style-name="ro1"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1000000002760" calcext:value-type="float">
            <text:p>10000000027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61" calcext:value-type="float">
            <text:p>26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60</text:p>
          </table:table-cell>
          <table:table-cell table:number-columns-repeated="250"/>
        </table:table-row>
        <table:table-row table:style-name="ro1">
          <table:table-cell table:style-name="ce2" office:value-type="float" office:value="2761" calcext:value-type="float">
            <text:p>2761</text:p>
          </table:table-cell>
          <table:table-cell table:style-name="ce2" office:value-type="float" office:value="1000000002761" calcext:value-type="float">
            <text:p>10000000027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62" calcext:value-type="float">
            <text:p>26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61</text:p>
          </table:table-cell>
          <table:table-cell table:number-columns-repeated="250"/>
        </table:table-row>
        <table:table-row table:style-name="ro1">
          <table:table-cell table:style-name="ce2" office:value-type="float" office:value="2762" calcext:value-type="float">
            <text:p>2762</text:p>
          </table:table-cell>
          <table:table-cell table:style-name="ce2" office:value-type="float" office:value="1000000002762" calcext:value-type="float">
            <text:p>10000000027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63" calcext:value-type="float">
            <text:p>26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62</text:p>
          </table:table-cell>
          <table:table-cell table:number-columns-repeated="250"/>
        </table:table-row>
        <table:table-row table:style-name="ro1">
          <table:table-cell table:style-name="ce2" office:value-type="float" office:value="2763" calcext:value-type="float">
            <text:p>2763</text:p>
          </table:table-cell>
          <table:table-cell table:style-name="ce2" office:value-type="float" office:value="1000000002763" calcext:value-type="float">
            <text:p>10000000027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64" calcext:value-type="float">
            <text:p>26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63</text:p>
          </table:table-cell>
          <table:table-cell table:number-columns-repeated="250"/>
        </table:table-row>
        <table:table-row table:style-name="ro1">
          <table:table-cell table:style-name="ce2" office:value-type="float" office:value="2764" calcext:value-type="float">
            <text:p>2764</text:p>
          </table:table-cell>
          <table:table-cell table:style-name="ce2" office:value-type="float" office:value="1000000002764" calcext:value-type="float">
            <text:p>10000000027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65" calcext:value-type="float">
            <text:p>26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64</text:p>
          </table:table-cell>
          <table:table-cell table:number-columns-repeated="250"/>
        </table:table-row>
        <table:table-row table:style-name="ro1">
          <table:table-cell table:style-name="ce2" office:value-type="float" office:value="2765" calcext:value-type="float">
            <text:p>2765</text:p>
          </table:table-cell>
          <table:table-cell table:style-name="ce2" office:value-type="float" office:value="1000000002765" calcext:value-type="float">
            <text:p>10000000027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66" calcext:value-type="float">
            <text:p>26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65</text:p>
          </table:table-cell>
          <table:table-cell table:number-columns-repeated="250"/>
        </table:table-row>
        <table:table-row table:style-name="ro1">
          <table:table-cell table:style-name="ce2" office:value-type="float" office:value="2766" calcext:value-type="float">
            <text:p>2766</text:p>
          </table:table-cell>
          <table:table-cell table:style-name="ce2" office:value-type="float" office:value="1000000002766" calcext:value-type="float">
            <text:p>10000000027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67" calcext:value-type="float">
            <text:p>26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66</text:p>
          </table:table-cell>
          <table:table-cell table:number-columns-repeated="250"/>
        </table:table-row>
        <table:table-row table:style-name="ro1">
          <table:table-cell table:style-name="ce2" office:value-type="float" office:value="2767" calcext:value-type="float">
            <text:p>2767</text:p>
          </table:table-cell>
          <table:table-cell table:style-name="ce2" office:value-type="float" office:value="1000000002767" calcext:value-type="float">
            <text:p>10000000027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68" calcext:value-type="float">
            <text:p>26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67</text:p>
          </table:table-cell>
          <table:table-cell table:number-columns-repeated="250"/>
        </table:table-row>
        <table:table-row table:style-name="ro1">
          <table:table-cell table:style-name="ce2" office:value-type="float" office:value="2768" calcext:value-type="float">
            <text:p>2768</text:p>
          </table:table-cell>
          <table:table-cell table:style-name="ce2" office:value-type="float" office:value="1000000002768" calcext:value-type="float">
            <text:p>10000000027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69" calcext:value-type="float">
            <text:p>26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68</text:p>
          </table:table-cell>
          <table:table-cell table:number-columns-repeated="250"/>
        </table:table-row>
        <table:table-row table:style-name="ro1">
          <table:table-cell table:style-name="ce2" office:value-type="float" office:value="2769" calcext:value-type="float">
            <text:p>2769</text:p>
          </table:table-cell>
          <table:table-cell table:style-name="ce2" office:value-type="float" office:value="1000000002769" calcext:value-type="float">
            <text:p>10000000027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70" calcext:value-type="float">
            <text:p>26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69</text:p>
          </table:table-cell>
          <table:table-cell table:number-columns-repeated="250"/>
        </table:table-row>
        <table:table-row table:style-name="ro1">
          <table:table-cell table:style-name="ce2" office:value-type="float" office:value="2770" calcext:value-type="float">
            <text:p>2770</text:p>
          </table:table-cell>
          <table:table-cell table:style-name="ce2" office:value-type="float" office:value="1000000002770" calcext:value-type="float">
            <text:p>10000000027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71" calcext:value-type="float">
            <text:p>26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70</text:p>
          </table:table-cell>
          <table:table-cell table:number-columns-repeated="250"/>
        </table:table-row>
        <table:table-row table:style-name="ro1">
          <table:table-cell table:style-name="ce2" office:value-type="float" office:value="2771" calcext:value-type="float">
            <text:p>2771</text:p>
          </table:table-cell>
          <table:table-cell table:style-name="ce2" office:value-type="float" office:value="1000000002771" calcext:value-type="float">
            <text:p>10000000027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72" calcext:value-type="float">
            <text:p>26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71</text:p>
          </table:table-cell>
          <table:table-cell table:number-columns-repeated="250"/>
        </table:table-row>
        <table:table-row table:style-name="ro1">
          <table:table-cell table:style-name="ce2" office:value-type="float" office:value="2772" calcext:value-type="float">
            <text:p>2772</text:p>
          </table:table-cell>
          <table:table-cell table:style-name="ce2" office:value-type="float" office:value="1000000002772" calcext:value-type="float">
            <text:p>10000000027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73" calcext:value-type="float">
            <text:p>26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72</text:p>
          </table:table-cell>
          <table:table-cell table:number-columns-repeated="250"/>
        </table:table-row>
        <table:table-row table:style-name="ro1">
          <table:table-cell table:style-name="ce2" office:value-type="float" office:value="2773" calcext:value-type="float">
            <text:p>2773</text:p>
          </table:table-cell>
          <table:table-cell table:style-name="ce2" office:value-type="float" office:value="1000000002773" calcext:value-type="float">
            <text:p>10000000027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74" calcext:value-type="float">
            <text:p>26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73</text:p>
          </table:table-cell>
          <table:table-cell table:number-columns-repeated="250"/>
        </table:table-row>
        <table:table-row table:style-name="ro1">
          <table:table-cell table:style-name="ce2" office:value-type="float" office:value="2774" calcext:value-type="float">
            <text:p>2774</text:p>
          </table:table-cell>
          <table:table-cell table:style-name="ce2" office:value-type="float" office:value="1000000002774" calcext:value-type="float">
            <text:p>10000000027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75" calcext:value-type="float">
            <text:p>26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74</text:p>
          </table:table-cell>
          <table:table-cell table:number-columns-repeated="250"/>
        </table:table-row>
        <table:table-row table:style-name="ro1">
          <table:table-cell table:style-name="ce2" office:value-type="float" office:value="2775" calcext:value-type="float">
            <text:p>2775</text:p>
          </table:table-cell>
          <table:table-cell table:style-name="ce2" office:value-type="float" office:value="1000000002775" calcext:value-type="float">
            <text:p>10000000027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76" calcext:value-type="float">
            <text:p>26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75</text:p>
          </table:table-cell>
          <table:table-cell table:number-columns-repeated="250"/>
        </table:table-row>
        <table:table-row table:style-name="ro1">
          <table:table-cell table:style-name="ce2" office:value-type="float" office:value="2776" calcext:value-type="float">
            <text:p>2776</text:p>
          </table:table-cell>
          <table:table-cell table:style-name="ce2" office:value-type="float" office:value="1000000002776" calcext:value-type="float">
            <text:p>10000000027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77" calcext:value-type="float">
            <text:p>26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76</text:p>
          </table:table-cell>
          <table:table-cell table:number-columns-repeated="250"/>
        </table:table-row>
        <table:table-row table:style-name="ro1">
          <table:table-cell table:style-name="ce2" office:value-type="float" office:value="2777" calcext:value-type="float">
            <text:p>2777</text:p>
          </table:table-cell>
          <table:table-cell table:style-name="ce2" office:value-type="float" office:value="1000000002777" calcext:value-type="float">
            <text:p>10000000027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78" calcext:value-type="float">
            <text:p>26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77</text:p>
          </table:table-cell>
          <table:table-cell table:number-columns-repeated="250"/>
        </table:table-row>
        <table:table-row table:style-name="ro1">
          <table:table-cell table:style-name="ce2" office:value-type="float" office:value="2778" calcext:value-type="float">
            <text:p>2778</text:p>
          </table:table-cell>
          <table:table-cell table:style-name="ce2" office:value-type="float" office:value="1000000002778" calcext:value-type="float">
            <text:p>10000000027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79" calcext:value-type="float">
            <text:p>26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78</text:p>
          </table:table-cell>
          <table:table-cell table:number-columns-repeated="250"/>
        </table:table-row>
        <table:table-row table:style-name="ro1">
          <table:table-cell table:style-name="ce2" office:value-type="float" office:value="2779" calcext:value-type="float">
            <text:p>2779</text:p>
          </table:table-cell>
          <table:table-cell table:style-name="ce2" office:value-type="float" office:value="1000000002779" calcext:value-type="float">
            <text:p>10000000027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80" calcext:value-type="float">
            <text:p>26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79</text:p>
          </table:table-cell>
          <table:table-cell table:number-columns-repeated="250"/>
        </table:table-row>
        <table:table-row table:style-name="ro1">
          <table:table-cell table:style-name="ce2" office:value-type="float" office:value="2780" calcext:value-type="float">
            <text:p>2780</text:p>
          </table:table-cell>
          <table:table-cell table:style-name="ce2" office:value-type="float" office:value="1000000002780" calcext:value-type="float">
            <text:p>10000000027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81" calcext:value-type="float">
            <text:p>26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80</text:p>
          </table:table-cell>
          <table:table-cell table:number-columns-repeated="250"/>
        </table:table-row>
        <table:table-row table:style-name="ro1">
          <table:table-cell table:style-name="ce2" office:value-type="float" office:value="2781" calcext:value-type="float">
            <text:p>2781</text:p>
          </table:table-cell>
          <table:table-cell table:style-name="ce2" office:value-type="float" office:value="1000000002781" calcext:value-type="float">
            <text:p>10000000027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82" calcext:value-type="float">
            <text:p>26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81</text:p>
          </table:table-cell>
          <table:table-cell table:number-columns-repeated="250"/>
        </table:table-row>
        <table:table-row table:style-name="ro1">
          <table:table-cell table:style-name="ce2" office:value-type="float" office:value="2782" calcext:value-type="float">
            <text:p>2782</text:p>
          </table:table-cell>
          <table:table-cell table:style-name="ce2" office:value-type="float" office:value="1000000002782" calcext:value-type="float">
            <text:p>10000000027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83" calcext:value-type="float">
            <text:p>26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82</text:p>
          </table:table-cell>
          <table:table-cell table:number-columns-repeated="250"/>
        </table:table-row>
        <table:table-row table:style-name="ro1">
          <table:table-cell table:style-name="ce2" office:value-type="float" office:value="2783" calcext:value-type="float">
            <text:p>2783</text:p>
          </table:table-cell>
          <table:table-cell table:style-name="ce2" office:value-type="float" office:value="1000000002783" calcext:value-type="float">
            <text:p>10000000027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84" calcext:value-type="float">
            <text:p>26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83</text:p>
          </table:table-cell>
          <table:table-cell table:number-columns-repeated="250"/>
        </table:table-row>
        <table:table-row table:style-name="ro1">
          <table:table-cell table:style-name="ce2" office:value-type="float" office:value="2784" calcext:value-type="float">
            <text:p>2784</text:p>
          </table:table-cell>
          <table:table-cell table:style-name="ce2" office:value-type="float" office:value="1000000002784" calcext:value-type="float">
            <text:p>10000000027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85" calcext:value-type="float">
            <text:p>26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84</text:p>
          </table:table-cell>
          <table:table-cell table:number-columns-repeated="250"/>
        </table:table-row>
        <table:table-row table:style-name="ro1">
          <table:table-cell table:style-name="ce2" office:value-type="float" office:value="2785" calcext:value-type="float">
            <text:p>2785</text:p>
          </table:table-cell>
          <table:table-cell table:style-name="ce2" office:value-type="float" office:value="1000000002785" calcext:value-type="float">
            <text:p>10000000027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86" calcext:value-type="float">
            <text:p>26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85</text:p>
          </table:table-cell>
          <table:table-cell table:number-columns-repeated="250"/>
        </table:table-row>
        <table:table-row table:style-name="ro1">
          <table:table-cell table:style-name="ce2" office:value-type="float" office:value="2786" calcext:value-type="float">
            <text:p>2786</text:p>
          </table:table-cell>
          <table:table-cell table:style-name="ce2" office:value-type="float" office:value="1000000002786" calcext:value-type="float">
            <text:p>10000000027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87" calcext:value-type="float">
            <text:p>26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86</text:p>
          </table:table-cell>
          <table:table-cell table:number-columns-repeated="250"/>
        </table:table-row>
        <table:table-row table:style-name="ro1">
          <table:table-cell table:style-name="ce2" office:value-type="float" office:value="2787" calcext:value-type="float">
            <text:p>2787</text:p>
          </table:table-cell>
          <table:table-cell table:style-name="ce2" office:value-type="float" office:value="1000000002787" calcext:value-type="float">
            <text:p>10000000027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88" calcext:value-type="float">
            <text:p>26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87</text:p>
          </table:table-cell>
          <table:table-cell table:number-columns-repeated="250"/>
        </table:table-row>
        <table:table-row table:style-name="ro1">
          <table:table-cell table:style-name="ce2" office:value-type="float" office:value="2788" calcext:value-type="float">
            <text:p>2788</text:p>
          </table:table-cell>
          <table:table-cell table:style-name="ce2" office:value-type="float" office:value="1000000002788" calcext:value-type="float">
            <text:p>10000000027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89" calcext:value-type="float">
            <text:p>26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88</text:p>
          </table:table-cell>
          <table:table-cell table:number-columns-repeated="250"/>
        </table:table-row>
        <table:table-row table:style-name="ro1">
          <table:table-cell table:style-name="ce2" office:value-type="float" office:value="2789" calcext:value-type="float">
            <text:p>2789</text:p>
          </table:table-cell>
          <table:table-cell table:style-name="ce2" office:value-type="float" office:value="1000000002789" calcext:value-type="float">
            <text:p>10000000027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90" calcext:value-type="float">
            <text:p>26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89</text:p>
          </table:table-cell>
          <table:table-cell table:number-columns-repeated="250"/>
        </table:table-row>
        <table:table-row table:style-name="ro1"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000000002790" calcext:value-type="float">
            <text:p>10000000027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91" calcext:value-type="float">
            <text:p>26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90</text:p>
          </table:table-cell>
          <table:table-cell table:number-columns-repeated="250"/>
        </table:table-row>
        <table:table-row table:style-name="ro1">
          <table:table-cell table:style-name="ce2" office:value-type="float" office:value="2791" calcext:value-type="float">
            <text:p>2791</text:p>
          </table:table-cell>
          <table:table-cell table:style-name="ce2" office:value-type="float" office:value="1000000002791" calcext:value-type="float">
            <text:p>10000000027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92" calcext:value-type="float">
            <text:p>26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91</text:p>
          </table:table-cell>
          <table:table-cell table:number-columns-repeated="250"/>
        </table:table-row>
        <table:table-row table:style-name="ro1">
          <table:table-cell table:style-name="ce2" office:value-type="float" office:value="2792" calcext:value-type="float">
            <text:p>2792</text:p>
          </table:table-cell>
          <table:table-cell table:style-name="ce2" office:value-type="float" office:value="1000000002792" calcext:value-type="float">
            <text:p>10000000027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93" calcext:value-type="float">
            <text:p>26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92</text:p>
          </table:table-cell>
          <table:table-cell table:number-columns-repeated="250"/>
        </table:table-row>
        <table:table-row table:style-name="ro1">
          <table:table-cell table:style-name="ce2" office:value-type="float" office:value="2793" calcext:value-type="float">
            <text:p>2793</text:p>
          </table:table-cell>
          <table:table-cell table:style-name="ce2" office:value-type="float" office:value="1000000002793" calcext:value-type="float">
            <text:p>10000000027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94" calcext:value-type="float">
            <text:p>26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93</text:p>
          </table:table-cell>
          <table:table-cell table:number-columns-repeated="250"/>
        </table:table-row>
        <table:table-row table:style-name="ro1">
          <table:table-cell table:style-name="ce2" office:value-type="float" office:value="2794" calcext:value-type="float">
            <text:p>2794</text:p>
          </table:table-cell>
          <table:table-cell table:style-name="ce2" office:value-type="float" office:value="1000000002794" calcext:value-type="float">
            <text:p>10000000027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95" calcext:value-type="float">
            <text:p>26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94</text:p>
          </table:table-cell>
          <table:table-cell table:number-columns-repeated="250"/>
        </table:table-row>
        <table:table-row table:style-name="ro1">
          <table:table-cell table:style-name="ce2" office:value-type="float" office:value="2795" calcext:value-type="float">
            <text:p>2795</text:p>
          </table:table-cell>
          <table:table-cell table:style-name="ce2" office:value-type="float" office:value="1000000002795" calcext:value-type="float">
            <text:p>10000000027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96" calcext:value-type="float">
            <text:p>26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95</text:p>
          </table:table-cell>
          <table:table-cell table:number-columns-repeated="250"/>
        </table:table-row>
        <table:table-row table:style-name="ro1">
          <table:table-cell table:style-name="ce2" office:value-type="float" office:value="2796" calcext:value-type="float">
            <text:p>2796</text:p>
          </table:table-cell>
          <table:table-cell table:style-name="ce2" office:value-type="float" office:value="1000000002796" calcext:value-type="float">
            <text:p>10000000027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97" calcext:value-type="float">
            <text:p>26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96</text:p>
          </table:table-cell>
          <table:table-cell table:number-columns-repeated="250"/>
        </table:table-row>
        <table:table-row table:style-name="ro1">
          <table:table-cell table:style-name="ce2" office:value-type="float" office:value="2797" calcext:value-type="float">
            <text:p>2797</text:p>
          </table:table-cell>
          <table:table-cell table:style-name="ce2" office:value-type="float" office:value="1000000002797" calcext:value-type="float">
            <text:p>10000000027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98" calcext:value-type="float">
            <text:p>26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97</text:p>
          </table:table-cell>
          <table:table-cell table:number-columns-repeated="250"/>
        </table:table-row>
        <table:table-row table:style-name="ro1">
          <table:table-cell table:style-name="ce2" office:value-type="float" office:value="2798" calcext:value-type="float">
            <text:p>2798</text:p>
          </table:table-cell>
          <table:table-cell table:style-name="ce2" office:value-type="float" office:value="1000000002798" calcext:value-type="float">
            <text:p>10000000027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699" calcext:value-type="float">
            <text:p>26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98</text:p>
          </table:table-cell>
          <table:table-cell table:number-columns-repeated="250"/>
        </table:table-row>
        <table:table-row table:style-name="ro1">
          <table:table-cell table:style-name="ce2" office:value-type="float" office:value="2799" calcext:value-type="float">
            <text:p>2799</text:p>
          </table:table-cell>
          <table:table-cell table:style-name="ce2" office:value-type="float" office:value="1000000002799" calcext:value-type="float">
            <text:p>10000000027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00" calcext:value-type="float">
            <text:p>27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699</text:p>
          </table:table-cell>
          <table:table-cell table:number-columns-repeated="250"/>
        </table:table-row>
        <table:table-row table:style-name="ro1"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1000000002800" calcext:value-type="float">
            <text:p>10000000028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01" calcext:value-type="float">
            <text:p>27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00</text:p>
          </table:table-cell>
          <table:table-cell table:number-columns-repeated="250"/>
        </table:table-row>
        <table:table-row table:style-name="ro1">
          <table:table-cell table:style-name="ce2" office:value-type="float" office:value="2801" calcext:value-type="float">
            <text:p>2801</text:p>
          </table:table-cell>
          <table:table-cell table:style-name="ce2" office:value-type="float" office:value="1000000002801" calcext:value-type="float">
            <text:p>10000000028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02" calcext:value-type="float">
            <text:p>27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01</text:p>
          </table:table-cell>
          <table:table-cell table:number-columns-repeated="250"/>
        </table:table-row>
        <table:table-row table:style-name="ro1">
          <table:table-cell table:style-name="ce2" office:value-type="float" office:value="2802" calcext:value-type="float">
            <text:p>2802</text:p>
          </table:table-cell>
          <table:table-cell table:style-name="ce2" office:value-type="float" office:value="1000000002802" calcext:value-type="float">
            <text:p>10000000028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03" calcext:value-type="float">
            <text:p>27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02</text:p>
          </table:table-cell>
          <table:table-cell table:number-columns-repeated="250"/>
        </table:table-row>
        <table:table-row table:style-name="ro1">
          <table:table-cell table:style-name="ce2" office:value-type="float" office:value="2803" calcext:value-type="float">
            <text:p>2803</text:p>
          </table:table-cell>
          <table:table-cell table:style-name="ce2" office:value-type="float" office:value="1000000002803" calcext:value-type="float">
            <text:p>10000000028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04" calcext:value-type="float">
            <text:p>27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03</text:p>
          </table:table-cell>
          <table:table-cell table:number-columns-repeated="250"/>
        </table:table-row>
        <table:table-row table:style-name="ro1">
          <table:table-cell table:style-name="ce2" office:value-type="float" office:value="2804" calcext:value-type="float">
            <text:p>2804</text:p>
          </table:table-cell>
          <table:table-cell table:style-name="ce2" office:value-type="float" office:value="1000000002804" calcext:value-type="float">
            <text:p>10000000028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05" calcext:value-type="float">
            <text:p>27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04</text:p>
          </table:table-cell>
          <table:table-cell table:number-columns-repeated="250"/>
        </table:table-row>
        <table:table-row table:style-name="ro1">
          <table:table-cell table:style-name="ce2" office:value-type="float" office:value="2805" calcext:value-type="float">
            <text:p>2805</text:p>
          </table:table-cell>
          <table:table-cell table:style-name="ce2" office:value-type="float" office:value="1000000002805" calcext:value-type="float">
            <text:p>10000000028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06" calcext:value-type="float">
            <text:p>27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05</text:p>
          </table:table-cell>
          <table:table-cell table:number-columns-repeated="250"/>
        </table:table-row>
        <table:table-row table:style-name="ro1">
          <table:table-cell table:style-name="ce2" office:value-type="float" office:value="2806" calcext:value-type="float">
            <text:p>2806</text:p>
          </table:table-cell>
          <table:table-cell table:style-name="ce2" office:value-type="float" office:value="1000000002806" calcext:value-type="float">
            <text:p>10000000028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07" calcext:value-type="float">
            <text:p>27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06</text:p>
          </table:table-cell>
          <table:table-cell table:number-columns-repeated="250"/>
        </table:table-row>
        <table:table-row table:style-name="ro1">
          <table:table-cell table:style-name="ce2" office:value-type="float" office:value="2807" calcext:value-type="float">
            <text:p>2807</text:p>
          </table:table-cell>
          <table:table-cell table:style-name="ce2" office:value-type="float" office:value="1000000002807" calcext:value-type="float">
            <text:p>10000000028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08" calcext:value-type="float">
            <text:p>27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07</text:p>
          </table:table-cell>
          <table:table-cell table:number-columns-repeated="250"/>
        </table:table-row>
        <table:table-row table:style-name="ro1">
          <table:table-cell table:style-name="ce2" office:value-type="float" office:value="2808" calcext:value-type="float">
            <text:p>2808</text:p>
          </table:table-cell>
          <table:table-cell table:style-name="ce2" office:value-type="float" office:value="1000000002808" calcext:value-type="float">
            <text:p>10000000028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09" calcext:value-type="float">
            <text:p>27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08</text:p>
          </table:table-cell>
          <table:table-cell table:number-columns-repeated="250"/>
        </table:table-row>
        <table:table-row table:style-name="ro1">
          <table:table-cell table:style-name="ce2" office:value-type="float" office:value="2809" calcext:value-type="float">
            <text:p>2809</text:p>
          </table:table-cell>
          <table:table-cell table:style-name="ce2" office:value-type="float" office:value="1000000002809" calcext:value-type="float">
            <text:p>10000000028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10" calcext:value-type="float">
            <text:p>27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09</text:p>
          </table:table-cell>
          <table:table-cell table:number-columns-repeated="250"/>
        </table:table-row>
        <table:table-row table:style-name="ro1">
          <table:table-cell table:style-name="ce2" office:value-type="float" office:value="2810" calcext:value-type="float">
            <text:p>2810</text:p>
          </table:table-cell>
          <table:table-cell table:style-name="ce2" office:value-type="float" office:value="1000000002810" calcext:value-type="float">
            <text:p>10000000028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11" calcext:value-type="float">
            <text:p>27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10</text:p>
          </table:table-cell>
          <table:table-cell table:number-columns-repeated="250"/>
        </table:table-row>
        <table:table-row table:style-name="ro1">
          <table:table-cell table:style-name="ce2" office:value-type="float" office:value="2811" calcext:value-type="float">
            <text:p>2811</text:p>
          </table:table-cell>
          <table:table-cell table:style-name="ce2" office:value-type="float" office:value="1000000002811" calcext:value-type="float">
            <text:p>10000000028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12" calcext:value-type="float">
            <text:p>27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11</text:p>
          </table:table-cell>
          <table:table-cell table:number-columns-repeated="250"/>
        </table:table-row>
        <table:table-row table:style-name="ro1">
          <table:table-cell table:style-name="ce2" office:value-type="float" office:value="2812" calcext:value-type="float">
            <text:p>2812</text:p>
          </table:table-cell>
          <table:table-cell table:style-name="ce2" office:value-type="float" office:value="1000000002812" calcext:value-type="float">
            <text:p>10000000028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13" calcext:value-type="float">
            <text:p>27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12</text:p>
          </table:table-cell>
          <table:table-cell table:number-columns-repeated="250"/>
        </table:table-row>
        <table:table-row table:style-name="ro1">
          <table:table-cell table:style-name="ce2" office:value-type="float" office:value="2813" calcext:value-type="float">
            <text:p>2813</text:p>
          </table:table-cell>
          <table:table-cell table:style-name="ce2" office:value-type="float" office:value="1000000002813" calcext:value-type="float">
            <text:p>10000000028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14" calcext:value-type="float">
            <text:p>27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13</text:p>
          </table:table-cell>
          <table:table-cell table:number-columns-repeated="250"/>
        </table:table-row>
        <table:table-row table:style-name="ro1">
          <table:table-cell table:style-name="ce2" office:value-type="float" office:value="2814" calcext:value-type="float">
            <text:p>2814</text:p>
          </table:table-cell>
          <table:table-cell table:style-name="ce2" office:value-type="float" office:value="1000000002814" calcext:value-type="float">
            <text:p>10000000028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15" calcext:value-type="float">
            <text:p>27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14</text:p>
          </table:table-cell>
          <table:table-cell table:number-columns-repeated="250"/>
        </table:table-row>
        <table:table-row table:style-name="ro1">
          <table:table-cell table:style-name="ce2" office:value-type="float" office:value="2815" calcext:value-type="float">
            <text:p>2815</text:p>
          </table:table-cell>
          <table:table-cell table:style-name="ce2" office:value-type="float" office:value="1000000002815" calcext:value-type="float">
            <text:p>10000000028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16" calcext:value-type="float">
            <text:p>27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15</text:p>
          </table:table-cell>
          <table:table-cell table:number-columns-repeated="250"/>
        </table:table-row>
        <table:table-row table:style-name="ro1">
          <table:table-cell table:style-name="ce2" office:value-type="float" office:value="2816" calcext:value-type="float">
            <text:p>2816</text:p>
          </table:table-cell>
          <table:table-cell table:style-name="ce2" office:value-type="float" office:value="1000000002816" calcext:value-type="float">
            <text:p>10000000028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17" calcext:value-type="float">
            <text:p>27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16</text:p>
          </table:table-cell>
          <table:table-cell table:number-columns-repeated="250"/>
        </table:table-row>
        <table:table-row table:style-name="ro1">
          <table:table-cell table:style-name="ce2" office:value-type="float" office:value="2817" calcext:value-type="float">
            <text:p>2817</text:p>
          </table:table-cell>
          <table:table-cell table:style-name="ce2" office:value-type="float" office:value="1000000002817" calcext:value-type="float">
            <text:p>10000000028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18" calcext:value-type="float">
            <text:p>27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17</text:p>
          </table:table-cell>
          <table:table-cell table:number-columns-repeated="250"/>
        </table:table-row>
        <table:table-row table:style-name="ro1">
          <table:table-cell table:style-name="ce2" office:value-type="float" office:value="2818" calcext:value-type="float">
            <text:p>2818</text:p>
          </table:table-cell>
          <table:table-cell table:style-name="ce2" office:value-type="float" office:value="1000000002818" calcext:value-type="float">
            <text:p>10000000028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19" calcext:value-type="float">
            <text:p>27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18</text:p>
          </table:table-cell>
          <table:table-cell table:number-columns-repeated="250"/>
        </table:table-row>
        <table:table-row table:style-name="ro1">
          <table:table-cell table:style-name="ce2" office:value-type="float" office:value="2819" calcext:value-type="float">
            <text:p>2819</text:p>
          </table:table-cell>
          <table:table-cell table:style-name="ce2" office:value-type="float" office:value="1000000002819" calcext:value-type="float">
            <text:p>10000000028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20" calcext:value-type="float">
            <text:p>27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19</text:p>
          </table:table-cell>
          <table:table-cell table:number-columns-repeated="250"/>
        </table:table-row>
        <table:table-row table:style-name="ro1">
          <table:table-cell table:style-name="ce2" office:value-type="float" office:value="2820" calcext:value-type="float">
            <text:p>2820</text:p>
          </table:table-cell>
          <table:table-cell table:style-name="ce2" office:value-type="float" office:value="1000000002820" calcext:value-type="float">
            <text:p>10000000028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21" calcext:value-type="float">
            <text:p>27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20</text:p>
          </table:table-cell>
          <table:table-cell table:number-columns-repeated="250"/>
        </table:table-row>
        <table:table-row table:style-name="ro1">
          <table:table-cell table:style-name="ce2" office:value-type="float" office:value="2821" calcext:value-type="float">
            <text:p>2821</text:p>
          </table:table-cell>
          <table:table-cell table:style-name="ce2" office:value-type="float" office:value="1000000002821" calcext:value-type="float">
            <text:p>10000000028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22" calcext:value-type="float">
            <text:p>27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21</text:p>
          </table:table-cell>
          <table:table-cell table:number-columns-repeated="250"/>
        </table:table-row>
        <table:table-row table:style-name="ro1">
          <table:table-cell table:style-name="ce2" office:value-type="float" office:value="2822" calcext:value-type="float">
            <text:p>2822</text:p>
          </table:table-cell>
          <table:table-cell table:style-name="ce2" office:value-type="float" office:value="1000000002822" calcext:value-type="float">
            <text:p>10000000028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23" calcext:value-type="float">
            <text:p>27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22</text:p>
          </table:table-cell>
          <table:table-cell table:number-columns-repeated="250"/>
        </table:table-row>
        <table:table-row table:style-name="ro1">
          <table:table-cell table:style-name="ce2" office:value-type="float" office:value="2823" calcext:value-type="float">
            <text:p>2823</text:p>
          </table:table-cell>
          <table:table-cell table:style-name="ce2" office:value-type="float" office:value="1000000002823" calcext:value-type="float">
            <text:p>10000000028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24" calcext:value-type="float">
            <text:p>27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23</text:p>
          </table:table-cell>
          <table:table-cell table:number-columns-repeated="250"/>
        </table:table-row>
        <table:table-row table:style-name="ro1">
          <table:table-cell table:style-name="ce2" office:value-type="float" office:value="2824" calcext:value-type="float">
            <text:p>2824</text:p>
          </table:table-cell>
          <table:table-cell table:style-name="ce2" office:value-type="float" office:value="1000000002824" calcext:value-type="float">
            <text:p>10000000028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25" calcext:value-type="float">
            <text:p>27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24</text:p>
          </table:table-cell>
          <table:table-cell table:number-columns-repeated="250"/>
        </table:table-row>
        <table:table-row table:style-name="ro1">
          <table:table-cell table:style-name="ce2" office:value-type="float" office:value="2825" calcext:value-type="float">
            <text:p>2825</text:p>
          </table:table-cell>
          <table:table-cell table:style-name="ce2" office:value-type="float" office:value="1000000002825" calcext:value-type="float">
            <text:p>10000000028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26" calcext:value-type="float">
            <text:p>27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25</text:p>
          </table:table-cell>
          <table:table-cell table:number-columns-repeated="250"/>
        </table:table-row>
        <table:table-row table:style-name="ro1">
          <table:table-cell table:style-name="ce2" office:value-type="float" office:value="2826" calcext:value-type="float">
            <text:p>2826</text:p>
          </table:table-cell>
          <table:table-cell table:style-name="ce2" office:value-type="float" office:value="1000000002826" calcext:value-type="float">
            <text:p>10000000028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27" calcext:value-type="float">
            <text:p>27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26</text:p>
          </table:table-cell>
          <table:table-cell table:number-columns-repeated="250"/>
        </table:table-row>
        <table:table-row table:style-name="ro1">
          <table:table-cell table:style-name="ce2" office:value-type="float" office:value="2827" calcext:value-type="float">
            <text:p>2827</text:p>
          </table:table-cell>
          <table:table-cell table:style-name="ce2" office:value-type="float" office:value="1000000002827" calcext:value-type="float">
            <text:p>10000000028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28" calcext:value-type="float">
            <text:p>27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27</text:p>
          </table:table-cell>
          <table:table-cell table:number-columns-repeated="250"/>
        </table:table-row>
        <table:table-row table:style-name="ro1">
          <table:table-cell table:style-name="ce2" office:value-type="float" office:value="2828" calcext:value-type="float">
            <text:p>2828</text:p>
          </table:table-cell>
          <table:table-cell table:style-name="ce2" office:value-type="float" office:value="1000000002828" calcext:value-type="float">
            <text:p>10000000028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29" calcext:value-type="float">
            <text:p>27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28</text:p>
          </table:table-cell>
          <table:table-cell table:number-columns-repeated="250"/>
        </table:table-row>
        <table:table-row table:style-name="ro1">
          <table:table-cell table:style-name="ce2" office:value-type="float" office:value="2829" calcext:value-type="float">
            <text:p>2829</text:p>
          </table:table-cell>
          <table:table-cell table:style-name="ce2" office:value-type="float" office:value="1000000002829" calcext:value-type="float">
            <text:p>10000000028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30" calcext:value-type="float">
            <text:p>27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29</text:p>
          </table:table-cell>
          <table:table-cell table:number-columns-repeated="250"/>
        </table:table-row>
        <table:table-row table:style-name="ro1">
          <table:table-cell table:style-name="ce2" office:value-type="float" office:value="2830" calcext:value-type="float">
            <text:p>2830</text:p>
          </table:table-cell>
          <table:table-cell table:style-name="ce2" office:value-type="float" office:value="1000000002830" calcext:value-type="float">
            <text:p>10000000028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31" calcext:value-type="float">
            <text:p>27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30</text:p>
          </table:table-cell>
          <table:table-cell table:number-columns-repeated="250"/>
        </table:table-row>
        <table:table-row table:style-name="ro1">
          <table:table-cell table:style-name="ce2" office:value-type="float" office:value="2831" calcext:value-type="float">
            <text:p>2831</text:p>
          </table:table-cell>
          <table:table-cell table:style-name="ce2" office:value-type="float" office:value="1000000002831" calcext:value-type="float">
            <text:p>10000000028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32" calcext:value-type="float">
            <text:p>27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31</text:p>
          </table:table-cell>
          <table:table-cell table:number-columns-repeated="250"/>
        </table:table-row>
        <table:table-row table:style-name="ro1">
          <table:table-cell table:style-name="ce2" office:value-type="float" office:value="2832" calcext:value-type="float">
            <text:p>2832</text:p>
          </table:table-cell>
          <table:table-cell table:style-name="ce2" office:value-type="float" office:value="1000000002832" calcext:value-type="float">
            <text:p>10000000028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33" calcext:value-type="float">
            <text:p>27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32</text:p>
          </table:table-cell>
          <table:table-cell table:number-columns-repeated="250"/>
        </table:table-row>
        <table:table-row table:style-name="ro1">
          <table:table-cell table:style-name="ce2" office:value-type="float" office:value="2833" calcext:value-type="float">
            <text:p>2833</text:p>
          </table:table-cell>
          <table:table-cell table:style-name="ce2" office:value-type="float" office:value="1000000002833" calcext:value-type="float">
            <text:p>10000000028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34" calcext:value-type="float">
            <text:p>27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33</text:p>
          </table:table-cell>
          <table:table-cell table:number-columns-repeated="250"/>
        </table:table-row>
        <table:table-row table:style-name="ro1">
          <table:table-cell table:style-name="ce2" office:value-type="float" office:value="2834" calcext:value-type="float">
            <text:p>2834</text:p>
          </table:table-cell>
          <table:table-cell table:style-name="ce2" office:value-type="float" office:value="1000000002834" calcext:value-type="float">
            <text:p>10000000028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35" calcext:value-type="float">
            <text:p>27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34</text:p>
          </table:table-cell>
          <table:table-cell table:number-columns-repeated="250"/>
        </table:table-row>
        <table:table-row table:style-name="ro1">
          <table:table-cell table:style-name="ce2" office:value-type="float" office:value="2835" calcext:value-type="float">
            <text:p>2835</text:p>
          </table:table-cell>
          <table:table-cell table:style-name="ce2" office:value-type="float" office:value="1000000002835" calcext:value-type="float">
            <text:p>10000000028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36" calcext:value-type="float">
            <text:p>27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35</text:p>
          </table:table-cell>
          <table:table-cell table:number-columns-repeated="250"/>
        </table:table-row>
        <table:table-row table:style-name="ro1">
          <table:table-cell table:style-name="ce2" office:value-type="float" office:value="2836" calcext:value-type="float">
            <text:p>2836</text:p>
          </table:table-cell>
          <table:table-cell table:style-name="ce2" office:value-type="float" office:value="1000000002836" calcext:value-type="float">
            <text:p>10000000028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37" calcext:value-type="float">
            <text:p>27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36</text:p>
          </table:table-cell>
          <table:table-cell table:number-columns-repeated="250"/>
        </table:table-row>
        <table:table-row table:style-name="ro1">
          <table:table-cell table:style-name="ce2" office:value-type="float" office:value="2837" calcext:value-type="float">
            <text:p>2837</text:p>
          </table:table-cell>
          <table:table-cell table:style-name="ce2" office:value-type="float" office:value="1000000002837" calcext:value-type="float">
            <text:p>10000000028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38" calcext:value-type="float">
            <text:p>27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37</text:p>
          </table:table-cell>
          <table:table-cell table:number-columns-repeated="250"/>
        </table:table-row>
        <table:table-row table:style-name="ro1">
          <table:table-cell table:style-name="ce2" office:value-type="float" office:value="2838" calcext:value-type="float">
            <text:p>2838</text:p>
          </table:table-cell>
          <table:table-cell table:style-name="ce2" office:value-type="float" office:value="1000000002838" calcext:value-type="float">
            <text:p>10000000028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39" calcext:value-type="float">
            <text:p>27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38</text:p>
          </table:table-cell>
          <table:table-cell table:number-columns-repeated="250"/>
        </table:table-row>
        <table:table-row table:style-name="ro1">
          <table:table-cell table:style-name="ce2" office:value-type="float" office:value="2839" calcext:value-type="float">
            <text:p>2839</text:p>
          </table:table-cell>
          <table:table-cell table:style-name="ce2" office:value-type="float" office:value="1000000002839" calcext:value-type="float">
            <text:p>10000000028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40" calcext:value-type="float">
            <text:p>27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39</text:p>
          </table:table-cell>
          <table:table-cell table:number-columns-repeated="250"/>
        </table:table-row>
        <table:table-row table:style-name="ro1">
          <table:table-cell table:style-name="ce2" office:value-type="float" office:value="2840" calcext:value-type="float">
            <text:p>2840</text:p>
          </table:table-cell>
          <table:table-cell table:style-name="ce2" office:value-type="float" office:value="1000000002840" calcext:value-type="float">
            <text:p>10000000028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41" calcext:value-type="float">
            <text:p>27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40</text:p>
          </table:table-cell>
          <table:table-cell table:number-columns-repeated="250"/>
        </table:table-row>
        <table:table-row table:style-name="ro1">
          <table:table-cell table:style-name="ce2" office:value-type="float" office:value="2841" calcext:value-type="float">
            <text:p>2841</text:p>
          </table:table-cell>
          <table:table-cell table:style-name="ce2" office:value-type="float" office:value="1000000002841" calcext:value-type="float">
            <text:p>10000000028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42" calcext:value-type="float">
            <text:p>27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41</text:p>
          </table:table-cell>
          <table:table-cell table:number-columns-repeated="250"/>
        </table:table-row>
        <table:table-row table:style-name="ro1">
          <table:table-cell table:style-name="ce2" office:value-type="float" office:value="2842" calcext:value-type="float">
            <text:p>2842</text:p>
          </table:table-cell>
          <table:table-cell table:style-name="ce2" office:value-type="float" office:value="1000000002842" calcext:value-type="float">
            <text:p>10000000028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43" calcext:value-type="float">
            <text:p>27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42</text:p>
          </table:table-cell>
          <table:table-cell table:number-columns-repeated="250"/>
        </table:table-row>
        <table:table-row table:style-name="ro1">
          <table:table-cell table:style-name="ce2" office:value-type="float" office:value="2843" calcext:value-type="float">
            <text:p>2843</text:p>
          </table:table-cell>
          <table:table-cell table:style-name="ce2" office:value-type="float" office:value="1000000002843" calcext:value-type="float">
            <text:p>10000000028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44" calcext:value-type="float">
            <text:p>27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43</text:p>
          </table:table-cell>
          <table:table-cell table:number-columns-repeated="250"/>
        </table:table-row>
        <table:table-row table:style-name="ro1">
          <table:table-cell table:style-name="ce2" office:value-type="float" office:value="2844" calcext:value-type="float">
            <text:p>2844</text:p>
          </table:table-cell>
          <table:table-cell table:style-name="ce2" office:value-type="float" office:value="1000000002844" calcext:value-type="float">
            <text:p>10000000028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45" calcext:value-type="float">
            <text:p>27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44</text:p>
          </table:table-cell>
          <table:table-cell table:number-columns-repeated="250"/>
        </table:table-row>
        <table:table-row table:style-name="ro1">
          <table:table-cell table:style-name="ce2" office:value-type="float" office:value="2845" calcext:value-type="float">
            <text:p>2845</text:p>
          </table:table-cell>
          <table:table-cell table:style-name="ce2" office:value-type="float" office:value="1000000002845" calcext:value-type="float">
            <text:p>10000000028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46" calcext:value-type="float">
            <text:p>27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45</text:p>
          </table:table-cell>
          <table:table-cell table:number-columns-repeated="250"/>
        </table:table-row>
        <table:table-row table:style-name="ro1">
          <table:table-cell table:style-name="ce2" office:value-type="float" office:value="2846" calcext:value-type="float">
            <text:p>2846</text:p>
          </table:table-cell>
          <table:table-cell table:style-name="ce2" office:value-type="float" office:value="1000000002846" calcext:value-type="float">
            <text:p>10000000028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47" calcext:value-type="float">
            <text:p>27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46</text:p>
          </table:table-cell>
          <table:table-cell table:number-columns-repeated="250"/>
        </table:table-row>
        <table:table-row table:style-name="ro1">
          <table:table-cell table:style-name="ce2" office:value-type="float" office:value="2847" calcext:value-type="float">
            <text:p>2847</text:p>
          </table:table-cell>
          <table:table-cell table:style-name="ce2" office:value-type="float" office:value="1000000002847" calcext:value-type="float">
            <text:p>10000000028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48" calcext:value-type="float">
            <text:p>27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47</text:p>
          </table:table-cell>
          <table:table-cell table:number-columns-repeated="250"/>
        </table:table-row>
        <table:table-row table:style-name="ro1">
          <table:table-cell table:style-name="ce2" office:value-type="float" office:value="2848" calcext:value-type="float">
            <text:p>2848</text:p>
          </table:table-cell>
          <table:table-cell table:style-name="ce2" office:value-type="float" office:value="1000000002848" calcext:value-type="float">
            <text:p>10000000028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49" calcext:value-type="float">
            <text:p>27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48</text:p>
          </table:table-cell>
          <table:table-cell table:number-columns-repeated="250"/>
        </table:table-row>
        <table:table-row table:style-name="ro1">
          <table:table-cell table:style-name="ce2" office:value-type="float" office:value="2849" calcext:value-type="float">
            <text:p>2849</text:p>
          </table:table-cell>
          <table:table-cell table:style-name="ce2" office:value-type="float" office:value="1000000002849" calcext:value-type="float">
            <text:p>10000000028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50" calcext:value-type="float">
            <text:p>27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49</text:p>
          </table:table-cell>
          <table:table-cell table:number-columns-repeated="250"/>
        </table:table-row>
        <table:table-row table:style-name="ro1"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1000000002850" calcext:value-type="float">
            <text:p>10000000028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51" calcext:value-type="float">
            <text:p>27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50</text:p>
          </table:table-cell>
          <table:table-cell table:number-columns-repeated="250"/>
        </table:table-row>
        <table:table-row table:style-name="ro1">
          <table:table-cell table:style-name="ce2" office:value-type="float" office:value="2851" calcext:value-type="float">
            <text:p>2851</text:p>
          </table:table-cell>
          <table:table-cell table:style-name="ce2" office:value-type="float" office:value="1000000002851" calcext:value-type="float">
            <text:p>10000000028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52" calcext:value-type="float">
            <text:p>27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51</text:p>
          </table:table-cell>
          <table:table-cell table:number-columns-repeated="250"/>
        </table:table-row>
        <table:table-row table:style-name="ro1">
          <table:table-cell table:style-name="ce2" office:value-type="float" office:value="2852" calcext:value-type="float">
            <text:p>2852</text:p>
          </table:table-cell>
          <table:table-cell table:style-name="ce2" office:value-type="float" office:value="1000000002852" calcext:value-type="float">
            <text:p>10000000028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53" calcext:value-type="float">
            <text:p>27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52</text:p>
          </table:table-cell>
          <table:table-cell table:number-columns-repeated="250"/>
        </table:table-row>
        <table:table-row table:style-name="ro1">
          <table:table-cell table:style-name="ce2" office:value-type="float" office:value="2853" calcext:value-type="float">
            <text:p>2853</text:p>
          </table:table-cell>
          <table:table-cell table:style-name="ce2" office:value-type="float" office:value="1000000002853" calcext:value-type="float">
            <text:p>10000000028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54" calcext:value-type="float">
            <text:p>27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53</text:p>
          </table:table-cell>
          <table:table-cell table:number-columns-repeated="250"/>
        </table:table-row>
        <table:table-row table:style-name="ro1">
          <table:table-cell table:style-name="ce2" office:value-type="float" office:value="2854" calcext:value-type="float">
            <text:p>2854</text:p>
          </table:table-cell>
          <table:table-cell table:style-name="ce2" office:value-type="float" office:value="1000000002854" calcext:value-type="float">
            <text:p>10000000028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55" calcext:value-type="float">
            <text:p>27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54</text:p>
          </table:table-cell>
          <table:table-cell table:number-columns-repeated="250"/>
        </table:table-row>
        <table:table-row table:style-name="ro1">
          <table:table-cell table:style-name="ce2" office:value-type="float" office:value="2855" calcext:value-type="float">
            <text:p>2855</text:p>
          </table:table-cell>
          <table:table-cell table:style-name="ce2" office:value-type="float" office:value="1000000002855" calcext:value-type="float">
            <text:p>10000000028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56" calcext:value-type="float">
            <text:p>27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55</text:p>
          </table:table-cell>
          <table:table-cell table:number-columns-repeated="250"/>
        </table:table-row>
        <table:table-row table:style-name="ro1">
          <table:table-cell table:style-name="ce2" office:value-type="float" office:value="2856" calcext:value-type="float">
            <text:p>2856</text:p>
          </table:table-cell>
          <table:table-cell table:style-name="ce2" office:value-type="float" office:value="1000000002856" calcext:value-type="float">
            <text:p>10000000028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57" calcext:value-type="float">
            <text:p>27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56</text:p>
          </table:table-cell>
          <table:table-cell table:number-columns-repeated="250"/>
        </table:table-row>
        <table:table-row table:style-name="ro1">
          <table:table-cell table:style-name="ce2" office:value-type="float" office:value="2857" calcext:value-type="float">
            <text:p>2857</text:p>
          </table:table-cell>
          <table:table-cell table:style-name="ce2" office:value-type="float" office:value="1000000002857" calcext:value-type="float">
            <text:p>10000000028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58" calcext:value-type="float">
            <text:p>27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57</text:p>
          </table:table-cell>
          <table:table-cell table:number-columns-repeated="250"/>
        </table:table-row>
        <table:table-row table:style-name="ro1">
          <table:table-cell table:style-name="ce2" office:value-type="float" office:value="2858" calcext:value-type="float">
            <text:p>2858</text:p>
          </table:table-cell>
          <table:table-cell table:style-name="ce2" office:value-type="float" office:value="1000000002858" calcext:value-type="float">
            <text:p>10000000028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59" calcext:value-type="float">
            <text:p>27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58</text:p>
          </table:table-cell>
          <table:table-cell table:number-columns-repeated="250"/>
        </table:table-row>
        <table:table-row table:style-name="ro1">
          <table:table-cell table:style-name="ce2" office:value-type="float" office:value="2859" calcext:value-type="float">
            <text:p>2859</text:p>
          </table:table-cell>
          <table:table-cell table:style-name="ce2" office:value-type="float" office:value="1000000002859" calcext:value-type="float">
            <text:p>10000000028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60" calcext:value-type="float">
            <text:p>27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59</text:p>
          </table:table-cell>
          <table:table-cell table:number-columns-repeated="250"/>
        </table:table-row>
        <table:table-row table:style-name="ro1">
          <table:table-cell table:style-name="ce2" office:value-type="float" office:value="2860" calcext:value-type="float">
            <text:p>2860</text:p>
          </table:table-cell>
          <table:table-cell table:style-name="ce2" office:value-type="float" office:value="1000000002860" calcext:value-type="float">
            <text:p>10000000028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61" calcext:value-type="float">
            <text:p>27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60</text:p>
          </table:table-cell>
          <table:table-cell table:number-columns-repeated="250"/>
        </table:table-row>
        <table:table-row table:style-name="ro1">
          <table:table-cell table:style-name="ce2" office:value-type="float" office:value="2861" calcext:value-type="float">
            <text:p>2861</text:p>
          </table:table-cell>
          <table:table-cell table:style-name="ce2" office:value-type="float" office:value="1000000002861" calcext:value-type="float">
            <text:p>10000000028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62" calcext:value-type="float">
            <text:p>27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61</text:p>
          </table:table-cell>
          <table:table-cell table:number-columns-repeated="250"/>
        </table:table-row>
        <table:table-row table:style-name="ro1">
          <table:table-cell table:style-name="ce2" office:value-type="float" office:value="2862" calcext:value-type="float">
            <text:p>2862</text:p>
          </table:table-cell>
          <table:table-cell table:style-name="ce2" office:value-type="float" office:value="1000000002862" calcext:value-type="float">
            <text:p>10000000028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63" calcext:value-type="float">
            <text:p>27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62</text:p>
          </table:table-cell>
          <table:table-cell table:number-columns-repeated="250"/>
        </table:table-row>
        <table:table-row table:style-name="ro1">
          <table:table-cell table:style-name="ce2" office:value-type="float" office:value="2863" calcext:value-type="float">
            <text:p>2863</text:p>
          </table:table-cell>
          <table:table-cell table:style-name="ce2" office:value-type="float" office:value="1000000002863" calcext:value-type="float">
            <text:p>10000000028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64" calcext:value-type="float">
            <text:p>27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63</text:p>
          </table:table-cell>
          <table:table-cell table:number-columns-repeated="250"/>
        </table:table-row>
        <table:table-row table:style-name="ro1">
          <table:table-cell table:style-name="ce2" office:value-type="float" office:value="2864" calcext:value-type="float">
            <text:p>2864</text:p>
          </table:table-cell>
          <table:table-cell table:style-name="ce2" office:value-type="float" office:value="1000000002864" calcext:value-type="float">
            <text:p>10000000028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65" calcext:value-type="float">
            <text:p>27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64</text:p>
          </table:table-cell>
          <table:table-cell table:number-columns-repeated="250"/>
        </table:table-row>
        <table:table-row table:style-name="ro1">
          <table:table-cell table:style-name="ce2" office:value-type="float" office:value="2865" calcext:value-type="float">
            <text:p>2865</text:p>
          </table:table-cell>
          <table:table-cell table:style-name="ce2" office:value-type="float" office:value="1000000002865" calcext:value-type="float">
            <text:p>10000000028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66" calcext:value-type="float">
            <text:p>27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65</text:p>
          </table:table-cell>
          <table:table-cell table:number-columns-repeated="250"/>
        </table:table-row>
        <table:table-row table:style-name="ro1">
          <table:table-cell table:style-name="ce2" office:value-type="float" office:value="2866" calcext:value-type="float">
            <text:p>2866</text:p>
          </table:table-cell>
          <table:table-cell table:style-name="ce2" office:value-type="float" office:value="1000000002866" calcext:value-type="float">
            <text:p>10000000028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67" calcext:value-type="float">
            <text:p>27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66</text:p>
          </table:table-cell>
          <table:table-cell table:number-columns-repeated="250"/>
        </table:table-row>
        <table:table-row table:style-name="ro1">
          <table:table-cell table:style-name="ce2" office:value-type="float" office:value="2867" calcext:value-type="float">
            <text:p>2867</text:p>
          </table:table-cell>
          <table:table-cell table:style-name="ce2" office:value-type="float" office:value="1000000002867" calcext:value-type="float">
            <text:p>10000000028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68" calcext:value-type="float">
            <text:p>27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67</text:p>
          </table:table-cell>
          <table:table-cell table:number-columns-repeated="250"/>
        </table:table-row>
        <table:table-row table:style-name="ro1">
          <table:table-cell table:style-name="ce2" office:value-type="float" office:value="2868" calcext:value-type="float">
            <text:p>2868</text:p>
          </table:table-cell>
          <table:table-cell table:style-name="ce2" office:value-type="float" office:value="1000000002868" calcext:value-type="float">
            <text:p>10000000028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69" calcext:value-type="float">
            <text:p>27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68</text:p>
          </table:table-cell>
          <table:table-cell table:number-columns-repeated="250"/>
        </table:table-row>
        <table:table-row table:style-name="ro1">
          <table:table-cell table:style-name="ce2" office:value-type="float" office:value="2869" calcext:value-type="float">
            <text:p>2869</text:p>
          </table:table-cell>
          <table:table-cell table:style-name="ce2" office:value-type="float" office:value="1000000002869" calcext:value-type="float">
            <text:p>10000000028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70" calcext:value-type="float">
            <text:p>27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69</text:p>
          </table:table-cell>
          <table:table-cell table:number-columns-repeated="250"/>
        </table:table-row>
        <table:table-row table:style-name="ro1">
          <table:table-cell table:style-name="ce2" office:value-type="float" office:value="2870" calcext:value-type="float">
            <text:p>2870</text:p>
          </table:table-cell>
          <table:table-cell table:style-name="ce2" office:value-type="float" office:value="1000000002870" calcext:value-type="float">
            <text:p>10000000028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71" calcext:value-type="float">
            <text:p>27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70</text:p>
          </table:table-cell>
          <table:table-cell table:number-columns-repeated="250"/>
        </table:table-row>
        <table:table-row table:style-name="ro1">
          <table:table-cell table:style-name="ce2" office:value-type="float" office:value="2871" calcext:value-type="float">
            <text:p>2871</text:p>
          </table:table-cell>
          <table:table-cell table:style-name="ce2" office:value-type="float" office:value="1000000002871" calcext:value-type="float">
            <text:p>10000000028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72" calcext:value-type="float">
            <text:p>27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71</text:p>
          </table:table-cell>
          <table:table-cell table:number-columns-repeated="250"/>
        </table:table-row>
        <table:table-row table:style-name="ro1">
          <table:table-cell table:style-name="ce2" office:value-type="float" office:value="2872" calcext:value-type="float">
            <text:p>2872</text:p>
          </table:table-cell>
          <table:table-cell table:style-name="ce2" office:value-type="float" office:value="1000000002872" calcext:value-type="float">
            <text:p>10000000028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73" calcext:value-type="float">
            <text:p>27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72</text:p>
          </table:table-cell>
          <table:table-cell table:number-columns-repeated="250"/>
        </table:table-row>
        <table:table-row table:style-name="ro1">
          <table:table-cell table:style-name="ce2" office:value-type="float" office:value="2873" calcext:value-type="float">
            <text:p>2873</text:p>
          </table:table-cell>
          <table:table-cell table:style-name="ce2" office:value-type="float" office:value="1000000002873" calcext:value-type="float">
            <text:p>10000000028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74" calcext:value-type="float">
            <text:p>27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73</text:p>
          </table:table-cell>
          <table:table-cell table:number-columns-repeated="250"/>
        </table:table-row>
        <table:table-row table:style-name="ro1">
          <table:table-cell table:style-name="ce2" office:value-type="float" office:value="2874" calcext:value-type="float">
            <text:p>2874</text:p>
          </table:table-cell>
          <table:table-cell table:style-name="ce2" office:value-type="float" office:value="1000000002874" calcext:value-type="float">
            <text:p>10000000028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75" calcext:value-type="float">
            <text:p>27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74</text:p>
          </table:table-cell>
          <table:table-cell table:number-columns-repeated="250"/>
        </table:table-row>
        <table:table-row table:style-name="ro1">
          <table:table-cell table:style-name="ce2" office:value-type="float" office:value="2875" calcext:value-type="float">
            <text:p>2875</text:p>
          </table:table-cell>
          <table:table-cell table:style-name="ce2" office:value-type="float" office:value="1000000002875" calcext:value-type="float">
            <text:p>10000000028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76" calcext:value-type="float">
            <text:p>27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75</text:p>
          </table:table-cell>
          <table:table-cell table:number-columns-repeated="250"/>
        </table:table-row>
        <table:table-row table:style-name="ro1">
          <table:table-cell table:style-name="ce2" office:value-type="float" office:value="2876" calcext:value-type="float">
            <text:p>2876</text:p>
          </table:table-cell>
          <table:table-cell table:style-name="ce2" office:value-type="float" office:value="1000000002876" calcext:value-type="float">
            <text:p>10000000028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77" calcext:value-type="float">
            <text:p>27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76</text:p>
          </table:table-cell>
          <table:table-cell table:number-columns-repeated="250"/>
        </table:table-row>
        <table:table-row table:style-name="ro1">
          <table:table-cell table:style-name="ce2" office:value-type="float" office:value="2877" calcext:value-type="float">
            <text:p>2877</text:p>
          </table:table-cell>
          <table:table-cell table:style-name="ce2" office:value-type="float" office:value="1000000002877" calcext:value-type="float">
            <text:p>10000000028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78" calcext:value-type="float">
            <text:p>27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77</text:p>
          </table:table-cell>
          <table:table-cell table:number-columns-repeated="250"/>
        </table:table-row>
        <table:table-row table:style-name="ro1">
          <table:table-cell table:style-name="ce2" office:value-type="float" office:value="2878" calcext:value-type="float">
            <text:p>2878</text:p>
          </table:table-cell>
          <table:table-cell table:style-name="ce2" office:value-type="float" office:value="1000000002878" calcext:value-type="float">
            <text:p>10000000028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79" calcext:value-type="float">
            <text:p>27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78</text:p>
          </table:table-cell>
          <table:table-cell table:number-columns-repeated="250"/>
        </table:table-row>
        <table:table-row table:style-name="ro1">
          <table:table-cell table:style-name="ce2" office:value-type="float" office:value="2879" calcext:value-type="float">
            <text:p>2879</text:p>
          </table:table-cell>
          <table:table-cell table:style-name="ce2" office:value-type="float" office:value="1000000002879" calcext:value-type="float">
            <text:p>10000000028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80" calcext:value-type="float">
            <text:p>27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79</text:p>
          </table:table-cell>
          <table:table-cell table:number-columns-repeated="250"/>
        </table:table-row>
        <table:table-row table:style-name="ro1"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1000000002880" calcext:value-type="float">
            <text:p>10000000028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81" calcext:value-type="float">
            <text:p>27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80</text:p>
          </table:table-cell>
          <table:table-cell table:number-columns-repeated="250"/>
        </table:table-row>
        <table:table-row table:style-name="ro1">
          <table:table-cell table:style-name="ce2" office:value-type="float" office:value="2881" calcext:value-type="float">
            <text:p>2881</text:p>
          </table:table-cell>
          <table:table-cell table:style-name="ce2" office:value-type="float" office:value="1000000002881" calcext:value-type="float">
            <text:p>10000000028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82" calcext:value-type="float">
            <text:p>27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81</text:p>
          </table:table-cell>
          <table:table-cell table:number-columns-repeated="250"/>
        </table:table-row>
        <table:table-row table:style-name="ro1">
          <table:table-cell table:style-name="ce2" office:value-type="float" office:value="2882" calcext:value-type="float">
            <text:p>2882</text:p>
          </table:table-cell>
          <table:table-cell table:style-name="ce2" office:value-type="float" office:value="1000000002882" calcext:value-type="float">
            <text:p>10000000028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83" calcext:value-type="float">
            <text:p>27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82</text:p>
          </table:table-cell>
          <table:table-cell table:number-columns-repeated="250"/>
        </table:table-row>
        <table:table-row table:style-name="ro1">
          <table:table-cell table:style-name="ce2" office:value-type="float" office:value="2883" calcext:value-type="float">
            <text:p>2883</text:p>
          </table:table-cell>
          <table:table-cell table:style-name="ce2" office:value-type="float" office:value="1000000002883" calcext:value-type="float">
            <text:p>10000000028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84" calcext:value-type="float">
            <text:p>27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83</text:p>
          </table:table-cell>
          <table:table-cell table:number-columns-repeated="250"/>
        </table:table-row>
        <table:table-row table:style-name="ro1">
          <table:table-cell table:style-name="ce2" office:value-type="float" office:value="2884" calcext:value-type="float">
            <text:p>2884</text:p>
          </table:table-cell>
          <table:table-cell table:style-name="ce2" office:value-type="float" office:value="1000000002884" calcext:value-type="float">
            <text:p>10000000028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85" calcext:value-type="float">
            <text:p>27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84</text:p>
          </table:table-cell>
          <table:table-cell table:number-columns-repeated="250"/>
        </table:table-row>
        <table:table-row table:style-name="ro1">
          <table:table-cell table:style-name="ce2" office:value-type="float" office:value="2885" calcext:value-type="float">
            <text:p>2885</text:p>
          </table:table-cell>
          <table:table-cell table:style-name="ce2" office:value-type="float" office:value="1000000002885" calcext:value-type="float">
            <text:p>10000000028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86" calcext:value-type="float">
            <text:p>27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85</text:p>
          </table:table-cell>
          <table:table-cell table:number-columns-repeated="250"/>
        </table:table-row>
        <table:table-row table:style-name="ro1">
          <table:table-cell table:style-name="ce2" office:value-type="float" office:value="2886" calcext:value-type="float">
            <text:p>2886</text:p>
          </table:table-cell>
          <table:table-cell table:style-name="ce2" office:value-type="float" office:value="1000000002886" calcext:value-type="float">
            <text:p>10000000028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87" calcext:value-type="float">
            <text:p>27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86</text:p>
          </table:table-cell>
          <table:table-cell table:number-columns-repeated="250"/>
        </table:table-row>
        <table:table-row table:style-name="ro1">
          <table:table-cell table:style-name="ce2" office:value-type="float" office:value="2887" calcext:value-type="float">
            <text:p>2887</text:p>
          </table:table-cell>
          <table:table-cell table:style-name="ce2" office:value-type="float" office:value="1000000002887" calcext:value-type="float">
            <text:p>10000000028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88" calcext:value-type="float">
            <text:p>27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87</text:p>
          </table:table-cell>
          <table:table-cell table:number-columns-repeated="250"/>
        </table:table-row>
        <table:table-row table:style-name="ro1">
          <table:table-cell table:style-name="ce2" office:value-type="float" office:value="2888" calcext:value-type="float">
            <text:p>2888</text:p>
          </table:table-cell>
          <table:table-cell table:style-name="ce2" office:value-type="float" office:value="1000000002888" calcext:value-type="float">
            <text:p>10000000028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89" calcext:value-type="float">
            <text:p>27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88</text:p>
          </table:table-cell>
          <table:table-cell table:number-columns-repeated="250"/>
        </table:table-row>
        <table:table-row table:style-name="ro1">
          <table:table-cell table:style-name="ce2" office:value-type="float" office:value="2889" calcext:value-type="float">
            <text:p>2889</text:p>
          </table:table-cell>
          <table:table-cell table:style-name="ce2" office:value-type="float" office:value="1000000002889" calcext:value-type="float">
            <text:p>10000000028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90" calcext:value-type="float">
            <text:p>27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89</text:p>
          </table:table-cell>
          <table:table-cell table:number-columns-repeated="250"/>
        </table:table-row>
        <table:table-row table:style-name="ro1">
          <table:table-cell table:style-name="ce2" office:value-type="float" office:value="2890" calcext:value-type="float">
            <text:p>2890</text:p>
          </table:table-cell>
          <table:table-cell table:style-name="ce2" office:value-type="float" office:value="1000000002890" calcext:value-type="float">
            <text:p>10000000028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91" calcext:value-type="float">
            <text:p>27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90</text:p>
          </table:table-cell>
          <table:table-cell table:number-columns-repeated="250"/>
        </table:table-row>
        <table:table-row table:style-name="ro1">
          <table:table-cell table:style-name="ce2" office:value-type="float" office:value="2891" calcext:value-type="float">
            <text:p>2891</text:p>
          </table:table-cell>
          <table:table-cell table:style-name="ce2" office:value-type="float" office:value="1000000002891" calcext:value-type="float">
            <text:p>10000000028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92" calcext:value-type="float">
            <text:p>27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91</text:p>
          </table:table-cell>
          <table:table-cell table:number-columns-repeated="250"/>
        </table:table-row>
        <table:table-row table:style-name="ro1">
          <table:table-cell table:style-name="ce2" office:value-type="float" office:value="2892" calcext:value-type="float">
            <text:p>2892</text:p>
          </table:table-cell>
          <table:table-cell table:style-name="ce2" office:value-type="float" office:value="1000000002892" calcext:value-type="float">
            <text:p>10000000028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93" calcext:value-type="float">
            <text:p>27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92</text:p>
          </table:table-cell>
          <table:table-cell table:number-columns-repeated="250"/>
        </table:table-row>
        <table:table-row table:style-name="ro1">
          <table:table-cell table:style-name="ce2" office:value-type="float" office:value="2893" calcext:value-type="float">
            <text:p>2893</text:p>
          </table:table-cell>
          <table:table-cell table:style-name="ce2" office:value-type="float" office:value="1000000002893" calcext:value-type="float">
            <text:p>10000000028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94" calcext:value-type="float">
            <text:p>27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93</text:p>
          </table:table-cell>
          <table:table-cell table:number-columns-repeated="250"/>
        </table:table-row>
        <table:table-row table:style-name="ro1">
          <table:table-cell table:style-name="ce2" office:value-type="float" office:value="2894" calcext:value-type="float">
            <text:p>2894</text:p>
          </table:table-cell>
          <table:table-cell table:style-name="ce2" office:value-type="float" office:value="1000000002894" calcext:value-type="float">
            <text:p>10000000028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95" calcext:value-type="float">
            <text:p>27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94</text:p>
          </table:table-cell>
          <table:table-cell table:number-columns-repeated="250"/>
        </table:table-row>
        <table:table-row table:style-name="ro1">
          <table:table-cell table:style-name="ce2" office:value-type="float" office:value="2895" calcext:value-type="float">
            <text:p>2895</text:p>
          </table:table-cell>
          <table:table-cell table:style-name="ce2" office:value-type="float" office:value="1000000002895" calcext:value-type="float">
            <text:p>10000000028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96" calcext:value-type="float">
            <text:p>27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95</text:p>
          </table:table-cell>
          <table:table-cell table:number-columns-repeated="250"/>
        </table:table-row>
        <table:table-row table:style-name="ro1">
          <table:table-cell table:style-name="ce2" office:value-type="float" office:value="2896" calcext:value-type="float">
            <text:p>2896</text:p>
          </table:table-cell>
          <table:table-cell table:style-name="ce2" office:value-type="float" office:value="1000000002896" calcext:value-type="float">
            <text:p>10000000028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97" calcext:value-type="float">
            <text:p>27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96</text:p>
          </table:table-cell>
          <table:table-cell table:number-columns-repeated="250"/>
        </table:table-row>
        <table:table-row table:style-name="ro1">
          <table:table-cell table:style-name="ce2" office:value-type="float" office:value="2897" calcext:value-type="float">
            <text:p>2897</text:p>
          </table:table-cell>
          <table:table-cell table:style-name="ce2" office:value-type="float" office:value="1000000002897" calcext:value-type="float">
            <text:p>10000000028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98" calcext:value-type="float">
            <text:p>27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97</text:p>
          </table:table-cell>
          <table:table-cell table:number-columns-repeated="250"/>
        </table:table-row>
        <table:table-row table:style-name="ro1">
          <table:table-cell table:style-name="ce2" office:value-type="float" office:value="2898" calcext:value-type="float">
            <text:p>2898</text:p>
          </table:table-cell>
          <table:table-cell table:style-name="ce2" office:value-type="float" office:value="1000000002898" calcext:value-type="float">
            <text:p>10000000028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799" calcext:value-type="float">
            <text:p>27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98</text:p>
          </table:table-cell>
          <table:table-cell table:number-columns-repeated="250"/>
        </table:table-row>
        <table:table-row table:style-name="ro1">
          <table:table-cell table:style-name="ce2" office:value-type="float" office:value="2899" calcext:value-type="float">
            <text:p>2899</text:p>
          </table:table-cell>
          <table:table-cell table:style-name="ce2" office:value-type="float" office:value="1000000002899" calcext:value-type="float">
            <text:p>100000000289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00" calcext:value-type="float">
            <text:p>280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799</text:p>
          </table:table-cell>
          <table:table-cell table:number-columns-repeated="250"/>
        </table:table-row>
        <table:table-row table:style-name="ro1"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1000000002900" calcext:value-type="float">
            <text:p>100000000290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01" calcext:value-type="float">
            <text:p>280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00</text:p>
          </table:table-cell>
          <table:table-cell table:number-columns-repeated="250"/>
        </table:table-row>
        <table:table-row table:style-name="ro1">
          <table:table-cell table:style-name="ce2" office:value-type="float" office:value="2901" calcext:value-type="float">
            <text:p>2901</text:p>
          </table:table-cell>
          <table:table-cell table:style-name="ce2" office:value-type="float" office:value="1000000002901" calcext:value-type="float">
            <text:p>100000000290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02" calcext:value-type="float">
            <text:p>280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01</text:p>
          </table:table-cell>
          <table:table-cell table:number-columns-repeated="250"/>
        </table:table-row>
        <table:table-row table:style-name="ro1">
          <table:table-cell table:style-name="ce2" office:value-type="float" office:value="2902" calcext:value-type="float">
            <text:p>2902</text:p>
          </table:table-cell>
          <table:table-cell table:style-name="ce2" office:value-type="float" office:value="1000000002902" calcext:value-type="float">
            <text:p>100000000290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03" calcext:value-type="float">
            <text:p>280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02</text:p>
          </table:table-cell>
          <table:table-cell table:number-columns-repeated="250"/>
        </table:table-row>
        <table:table-row table:style-name="ro1">
          <table:table-cell table:style-name="ce2" office:value-type="float" office:value="2903" calcext:value-type="float">
            <text:p>2903</text:p>
          </table:table-cell>
          <table:table-cell table:style-name="ce2" office:value-type="float" office:value="1000000002903" calcext:value-type="float">
            <text:p>100000000290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04" calcext:value-type="float">
            <text:p>280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03</text:p>
          </table:table-cell>
          <table:table-cell table:number-columns-repeated="250"/>
        </table:table-row>
        <table:table-row table:style-name="ro1">
          <table:table-cell table:style-name="ce2" office:value-type="float" office:value="2904" calcext:value-type="float">
            <text:p>2904</text:p>
          </table:table-cell>
          <table:table-cell table:style-name="ce2" office:value-type="float" office:value="1000000002904" calcext:value-type="float">
            <text:p>100000000290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05" calcext:value-type="float">
            <text:p>280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04</text:p>
          </table:table-cell>
          <table:table-cell table:number-columns-repeated="250"/>
        </table:table-row>
        <table:table-row table:style-name="ro1">
          <table:table-cell table:style-name="ce2" office:value-type="float" office:value="2905" calcext:value-type="float">
            <text:p>2905</text:p>
          </table:table-cell>
          <table:table-cell table:style-name="ce2" office:value-type="float" office:value="1000000002905" calcext:value-type="float">
            <text:p>100000000290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06" calcext:value-type="float">
            <text:p>280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05</text:p>
          </table:table-cell>
          <table:table-cell table:number-columns-repeated="250"/>
        </table:table-row>
        <table:table-row table:style-name="ro1">
          <table:table-cell table:style-name="ce2" office:value-type="float" office:value="2906" calcext:value-type="float">
            <text:p>2906</text:p>
          </table:table-cell>
          <table:table-cell table:style-name="ce2" office:value-type="float" office:value="1000000002906" calcext:value-type="float">
            <text:p>100000000290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07" calcext:value-type="float">
            <text:p>280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06</text:p>
          </table:table-cell>
          <table:table-cell table:number-columns-repeated="250"/>
        </table:table-row>
        <table:table-row table:style-name="ro1">
          <table:table-cell table:style-name="ce2" office:value-type="float" office:value="2907" calcext:value-type="float">
            <text:p>2907</text:p>
          </table:table-cell>
          <table:table-cell table:style-name="ce2" office:value-type="float" office:value="1000000002907" calcext:value-type="float">
            <text:p>100000000290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08" calcext:value-type="float">
            <text:p>280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07</text:p>
          </table:table-cell>
          <table:table-cell table:number-columns-repeated="250"/>
        </table:table-row>
        <table:table-row table:style-name="ro1">
          <table:table-cell table:style-name="ce2" office:value-type="float" office:value="2908" calcext:value-type="float">
            <text:p>2908</text:p>
          </table:table-cell>
          <table:table-cell table:style-name="ce2" office:value-type="float" office:value="1000000002908" calcext:value-type="float">
            <text:p>100000000290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09" calcext:value-type="float">
            <text:p>280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08</text:p>
          </table:table-cell>
          <table:table-cell table:number-columns-repeated="250"/>
        </table:table-row>
        <table:table-row table:style-name="ro1">
          <table:table-cell table:style-name="ce2" office:value-type="float" office:value="2909" calcext:value-type="float">
            <text:p>2909</text:p>
          </table:table-cell>
          <table:table-cell table:style-name="ce2" office:value-type="float" office:value="1000000002909" calcext:value-type="float">
            <text:p>100000000290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10" calcext:value-type="float">
            <text:p>281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09</text:p>
          </table:table-cell>
          <table:table-cell table:number-columns-repeated="250"/>
        </table:table-row>
        <table:table-row table:style-name="ro1">
          <table:table-cell table:style-name="ce2" office:value-type="float" office:value="2910" calcext:value-type="float">
            <text:p>2910</text:p>
          </table:table-cell>
          <table:table-cell table:style-name="ce2" office:value-type="float" office:value="1000000002910" calcext:value-type="float">
            <text:p>100000000291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11" calcext:value-type="float">
            <text:p>281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10</text:p>
          </table:table-cell>
          <table:table-cell table:number-columns-repeated="250"/>
        </table:table-row>
        <table:table-row table:style-name="ro1">
          <table:table-cell table:style-name="ce2" office:value-type="float" office:value="2911" calcext:value-type="float">
            <text:p>2911</text:p>
          </table:table-cell>
          <table:table-cell table:style-name="ce2" office:value-type="float" office:value="1000000002911" calcext:value-type="float">
            <text:p>100000000291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12" calcext:value-type="float">
            <text:p>281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11</text:p>
          </table:table-cell>
          <table:table-cell table:number-columns-repeated="250"/>
        </table:table-row>
        <table:table-row table:style-name="ro1">
          <table:table-cell table:style-name="ce2" office:value-type="float" office:value="2912" calcext:value-type="float">
            <text:p>2912</text:p>
          </table:table-cell>
          <table:table-cell table:style-name="ce2" office:value-type="float" office:value="1000000002912" calcext:value-type="float">
            <text:p>100000000291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13" calcext:value-type="float">
            <text:p>281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12</text:p>
          </table:table-cell>
          <table:table-cell table:number-columns-repeated="250"/>
        </table:table-row>
        <table:table-row table:style-name="ro1">
          <table:table-cell table:style-name="ce2" office:value-type="float" office:value="2913" calcext:value-type="float">
            <text:p>2913</text:p>
          </table:table-cell>
          <table:table-cell table:style-name="ce2" office:value-type="float" office:value="1000000002913" calcext:value-type="float">
            <text:p>100000000291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14" calcext:value-type="float">
            <text:p>281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13</text:p>
          </table:table-cell>
          <table:table-cell table:number-columns-repeated="250"/>
        </table:table-row>
        <table:table-row table:style-name="ro1">
          <table:table-cell table:style-name="ce2" office:value-type="float" office:value="2914" calcext:value-type="float">
            <text:p>2914</text:p>
          </table:table-cell>
          <table:table-cell table:style-name="ce2" office:value-type="float" office:value="1000000002914" calcext:value-type="float">
            <text:p>100000000291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15" calcext:value-type="float">
            <text:p>281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14</text:p>
          </table:table-cell>
          <table:table-cell table:number-columns-repeated="250"/>
        </table:table-row>
        <table:table-row table:style-name="ro1">
          <table:table-cell table:style-name="ce2" office:value-type="float" office:value="2915" calcext:value-type="float">
            <text:p>2915</text:p>
          </table:table-cell>
          <table:table-cell table:style-name="ce2" office:value-type="float" office:value="1000000002915" calcext:value-type="float">
            <text:p>100000000291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16" calcext:value-type="float">
            <text:p>281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15</text:p>
          </table:table-cell>
          <table:table-cell table:number-columns-repeated="250"/>
        </table:table-row>
        <table:table-row table:style-name="ro1">
          <table:table-cell table:style-name="ce2" office:value-type="float" office:value="2916" calcext:value-type="float">
            <text:p>2916</text:p>
          </table:table-cell>
          <table:table-cell table:style-name="ce2" office:value-type="float" office:value="1000000002916" calcext:value-type="float">
            <text:p>100000000291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17" calcext:value-type="float">
            <text:p>281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16</text:p>
          </table:table-cell>
          <table:table-cell table:number-columns-repeated="250"/>
        </table:table-row>
        <table:table-row table:style-name="ro1">
          <table:table-cell table:style-name="ce2" office:value-type="float" office:value="2917" calcext:value-type="float">
            <text:p>2917</text:p>
          </table:table-cell>
          <table:table-cell table:style-name="ce2" office:value-type="float" office:value="1000000002917" calcext:value-type="float">
            <text:p>100000000291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18" calcext:value-type="float">
            <text:p>281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17</text:p>
          </table:table-cell>
          <table:table-cell table:number-columns-repeated="250"/>
        </table:table-row>
        <table:table-row table:style-name="ro1">
          <table:table-cell table:style-name="ce2" office:value-type="float" office:value="2918" calcext:value-type="float">
            <text:p>2918</text:p>
          </table:table-cell>
          <table:table-cell table:style-name="ce2" office:value-type="float" office:value="1000000002918" calcext:value-type="float">
            <text:p>100000000291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19" calcext:value-type="float">
            <text:p>281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18</text:p>
          </table:table-cell>
          <table:table-cell table:number-columns-repeated="250"/>
        </table:table-row>
        <table:table-row table:style-name="ro1">
          <table:table-cell table:style-name="ce2" office:value-type="float" office:value="2919" calcext:value-type="float">
            <text:p>2919</text:p>
          </table:table-cell>
          <table:table-cell table:style-name="ce2" office:value-type="float" office:value="1000000002919" calcext:value-type="float">
            <text:p>100000000291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20" calcext:value-type="float">
            <text:p>282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19</text:p>
          </table:table-cell>
          <table:table-cell table:number-columns-repeated="250"/>
        </table:table-row>
        <table:table-row table:style-name="ro1">
          <table:table-cell table:style-name="ce2" office:value-type="float" office:value="2920" calcext:value-type="float">
            <text:p>2920</text:p>
          </table:table-cell>
          <table:table-cell table:style-name="ce2" office:value-type="float" office:value="1000000002920" calcext:value-type="float">
            <text:p>100000000292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21" calcext:value-type="float">
            <text:p>282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20</text:p>
          </table:table-cell>
          <table:table-cell table:number-columns-repeated="250"/>
        </table:table-row>
        <table:table-row table:style-name="ro1">
          <table:table-cell table:style-name="ce2" office:value-type="float" office:value="2921" calcext:value-type="float">
            <text:p>2921</text:p>
          </table:table-cell>
          <table:table-cell table:style-name="ce2" office:value-type="float" office:value="1000000002921" calcext:value-type="float">
            <text:p>100000000292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22" calcext:value-type="float">
            <text:p>282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21</text:p>
          </table:table-cell>
          <table:table-cell table:number-columns-repeated="250"/>
        </table:table-row>
        <table:table-row table:style-name="ro1">
          <table:table-cell table:style-name="ce2" office:value-type="float" office:value="2922" calcext:value-type="float">
            <text:p>2922</text:p>
          </table:table-cell>
          <table:table-cell table:style-name="ce2" office:value-type="float" office:value="1000000002922" calcext:value-type="float">
            <text:p>100000000292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23" calcext:value-type="float">
            <text:p>282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22</text:p>
          </table:table-cell>
          <table:table-cell table:number-columns-repeated="250"/>
        </table:table-row>
        <table:table-row table:style-name="ro1">
          <table:table-cell table:style-name="ce2" office:value-type="float" office:value="2923" calcext:value-type="float">
            <text:p>2923</text:p>
          </table:table-cell>
          <table:table-cell table:style-name="ce2" office:value-type="float" office:value="1000000002923" calcext:value-type="float">
            <text:p>100000000292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24" calcext:value-type="float">
            <text:p>282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23</text:p>
          </table:table-cell>
          <table:table-cell table:number-columns-repeated="250"/>
        </table:table-row>
        <table:table-row table:style-name="ro1">
          <table:table-cell table:style-name="ce2" office:value-type="float" office:value="2924" calcext:value-type="float">
            <text:p>2924</text:p>
          </table:table-cell>
          <table:table-cell table:style-name="ce2" office:value-type="float" office:value="1000000002924" calcext:value-type="float">
            <text:p>100000000292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25" calcext:value-type="float">
            <text:p>282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24</text:p>
          </table:table-cell>
          <table:table-cell table:number-columns-repeated="250"/>
        </table:table-row>
        <table:table-row table:style-name="ro1">
          <table:table-cell table:style-name="ce2" office:value-type="float" office:value="2925" calcext:value-type="float">
            <text:p>2925</text:p>
          </table:table-cell>
          <table:table-cell table:style-name="ce2" office:value-type="float" office:value="1000000002925" calcext:value-type="float">
            <text:p>100000000292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26" calcext:value-type="float">
            <text:p>282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25</text:p>
          </table:table-cell>
          <table:table-cell table:number-columns-repeated="250"/>
        </table:table-row>
        <table:table-row table:style-name="ro1">
          <table:table-cell table:style-name="ce2" office:value-type="float" office:value="2926" calcext:value-type="float">
            <text:p>2926</text:p>
          </table:table-cell>
          <table:table-cell table:style-name="ce2" office:value-type="float" office:value="1000000002926" calcext:value-type="float">
            <text:p>100000000292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27" calcext:value-type="float">
            <text:p>282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26</text:p>
          </table:table-cell>
          <table:table-cell table:number-columns-repeated="250"/>
        </table:table-row>
        <table:table-row table:style-name="ro1">
          <table:table-cell table:style-name="ce2" office:value-type="float" office:value="2927" calcext:value-type="float">
            <text:p>2927</text:p>
          </table:table-cell>
          <table:table-cell table:style-name="ce2" office:value-type="float" office:value="1000000002927" calcext:value-type="float">
            <text:p>100000000292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28" calcext:value-type="float">
            <text:p>282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27</text:p>
          </table:table-cell>
          <table:table-cell table:number-columns-repeated="250"/>
        </table:table-row>
        <table:table-row table:style-name="ro1">
          <table:table-cell table:style-name="ce2" office:value-type="float" office:value="2928" calcext:value-type="float">
            <text:p>2928</text:p>
          </table:table-cell>
          <table:table-cell table:style-name="ce2" office:value-type="float" office:value="1000000002928" calcext:value-type="float">
            <text:p>100000000292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29" calcext:value-type="float">
            <text:p>282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28</text:p>
          </table:table-cell>
          <table:table-cell table:number-columns-repeated="250"/>
        </table:table-row>
        <table:table-row table:style-name="ro1">
          <table:table-cell table:style-name="ce2" office:value-type="float" office:value="2929" calcext:value-type="float">
            <text:p>2929</text:p>
          </table:table-cell>
          <table:table-cell table:style-name="ce2" office:value-type="float" office:value="1000000002929" calcext:value-type="float">
            <text:p>100000000292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30" calcext:value-type="float">
            <text:p>283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29</text:p>
          </table:table-cell>
          <table:table-cell table:number-columns-repeated="250"/>
        </table:table-row>
        <table:table-row table:style-name="ro1">
          <table:table-cell table:style-name="ce2" office:value-type="float" office:value="2930" calcext:value-type="float">
            <text:p>2930</text:p>
          </table:table-cell>
          <table:table-cell table:style-name="ce2" office:value-type="float" office:value="1000000002930" calcext:value-type="float">
            <text:p>100000000293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31" calcext:value-type="float">
            <text:p>283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30</text:p>
          </table:table-cell>
          <table:table-cell table:number-columns-repeated="250"/>
        </table:table-row>
        <table:table-row table:style-name="ro1">
          <table:table-cell table:style-name="ce2" office:value-type="float" office:value="2931" calcext:value-type="float">
            <text:p>2931</text:p>
          </table:table-cell>
          <table:table-cell table:style-name="ce2" office:value-type="float" office:value="1000000002931" calcext:value-type="float">
            <text:p>100000000293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32" calcext:value-type="float">
            <text:p>283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31</text:p>
          </table:table-cell>
          <table:table-cell table:number-columns-repeated="250"/>
        </table:table-row>
        <table:table-row table:style-name="ro1">
          <table:table-cell table:style-name="ce2" office:value-type="float" office:value="2932" calcext:value-type="float">
            <text:p>2932</text:p>
          </table:table-cell>
          <table:table-cell table:style-name="ce2" office:value-type="float" office:value="1000000002932" calcext:value-type="float">
            <text:p>100000000293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33" calcext:value-type="float">
            <text:p>283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32</text:p>
          </table:table-cell>
          <table:table-cell table:number-columns-repeated="250"/>
        </table:table-row>
        <table:table-row table:style-name="ro1">
          <table:table-cell table:style-name="ce2" office:value-type="float" office:value="2933" calcext:value-type="float">
            <text:p>2933</text:p>
          </table:table-cell>
          <table:table-cell table:style-name="ce2" office:value-type="float" office:value="1000000002933" calcext:value-type="float">
            <text:p>100000000293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34" calcext:value-type="float">
            <text:p>283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33</text:p>
          </table:table-cell>
          <table:table-cell table:number-columns-repeated="250"/>
        </table:table-row>
        <table:table-row table:style-name="ro1">
          <table:table-cell table:style-name="ce2" office:value-type="float" office:value="2934" calcext:value-type="float">
            <text:p>2934</text:p>
          </table:table-cell>
          <table:table-cell table:style-name="ce2" office:value-type="float" office:value="1000000002934" calcext:value-type="float">
            <text:p>100000000293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35" calcext:value-type="float">
            <text:p>283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34</text:p>
          </table:table-cell>
          <table:table-cell table:number-columns-repeated="250"/>
        </table:table-row>
        <table:table-row table:style-name="ro1">
          <table:table-cell table:style-name="ce2" office:value-type="float" office:value="2935" calcext:value-type="float">
            <text:p>2935</text:p>
          </table:table-cell>
          <table:table-cell table:style-name="ce2" office:value-type="float" office:value="1000000002935" calcext:value-type="float">
            <text:p>100000000293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36" calcext:value-type="float">
            <text:p>283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35</text:p>
          </table:table-cell>
          <table:table-cell table:number-columns-repeated="250"/>
        </table:table-row>
        <table:table-row table:style-name="ro1">
          <table:table-cell table:style-name="ce2" office:value-type="float" office:value="2936" calcext:value-type="float">
            <text:p>2936</text:p>
          </table:table-cell>
          <table:table-cell table:style-name="ce2" office:value-type="float" office:value="1000000002936" calcext:value-type="float">
            <text:p>100000000293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37" calcext:value-type="float">
            <text:p>283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36</text:p>
          </table:table-cell>
          <table:table-cell table:number-columns-repeated="250"/>
        </table:table-row>
        <table:table-row table:style-name="ro1">
          <table:table-cell table:style-name="ce2" office:value-type="float" office:value="2937" calcext:value-type="float">
            <text:p>2937</text:p>
          </table:table-cell>
          <table:table-cell table:style-name="ce2" office:value-type="float" office:value="1000000002937" calcext:value-type="float">
            <text:p>100000000293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38" calcext:value-type="float">
            <text:p>283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37</text:p>
          </table:table-cell>
          <table:table-cell table:number-columns-repeated="250"/>
        </table:table-row>
        <table:table-row table:style-name="ro1">
          <table:table-cell table:style-name="ce2" office:value-type="float" office:value="2938" calcext:value-type="float">
            <text:p>2938</text:p>
          </table:table-cell>
          <table:table-cell table:style-name="ce2" office:value-type="float" office:value="1000000002938" calcext:value-type="float">
            <text:p>100000000293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39" calcext:value-type="float">
            <text:p>283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38</text:p>
          </table:table-cell>
          <table:table-cell table:number-columns-repeated="250"/>
        </table:table-row>
        <table:table-row table:style-name="ro1">
          <table:table-cell table:style-name="ce2" office:value-type="float" office:value="2939" calcext:value-type="float">
            <text:p>2939</text:p>
          </table:table-cell>
          <table:table-cell table:style-name="ce2" office:value-type="float" office:value="1000000002939" calcext:value-type="float">
            <text:p>100000000293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40" calcext:value-type="float">
            <text:p>284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39</text:p>
          </table:table-cell>
          <table:table-cell table:number-columns-repeated="250"/>
        </table:table-row>
        <table:table-row table:style-name="ro1">
          <table:table-cell table:style-name="ce2" office:value-type="float" office:value="2940" calcext:value-type="float">
            <text:p>2940</text:p>
          </table:table-cell>
          <table:table-cell table:style-name="ce2" office:value-type="float" office:value="1000000002940" calcext:value-type="float">
            <text:p>100000000294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41" calcext:value-type="float">
            <text:p>284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40</text:p>
          </table:table-cell>
          <table:table-cell table:number-columns-repeated="250"/>
        </table:table-row>
        <table:table-row table:style-name="ro1">
          <table:table-cell table:style-name="ce2" office:value-type="float" office:value="2941" calcext:value-type="float">
            <text:p>2941</text:p>
          </table:table-cell>
          <table:table-cell table:style-name="ce2" office:value-type="float" office:value="1000000002941" calcext:value-type="float">
            <text:p>100000000294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42" calcext:value-type="float">
            <text:p>284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41</text:p>
          </table:table-cell>
          <table:table-cell table:number-columns-repeated="250"/>
        </table:table-row>
        <table:table-row table:style-name="ro1">
          <table:table-cell table:style-name="ce2" office:value-type="float" office:value="2942" calcext:value-type="float">
            <text:p>2942</text:p>
          </table:table-cell>
          <table:table-cell table:style-name="ce2" office:value-type="float" office:value="1000000002942" calcext:value-type="float">
            <text:p>100000000294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43" calcext:value-type="float">
            <text:p>284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42</text:p>
          </table:table-cell>
          <table:table-cell table:number-columns-repeated="250"/>
        </table:table-row>
        <table:table-row table:style-name="ro1">
          <table:table-cell table:style-name="ce2" office:value-type="float" office:value="2943" calcext:value-type="float">
            <text:p>2943</text:p>
          </table:table-cell>
          <table:table-cell table:style-name="ce2" office:value-type="float" office:value="1000000002943" calcext:value-type="float">
            <text:p>100000000294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44" calcext:value-type="float">
            <text:p>284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43</text:p>
          </table:table-cell>
          <table:table-cell table:number-columns-repeated="250"/>
        </table:table-row>
        <table:table-row table:style-name="ro1">
          <table:table-cell table:style-name="ce2" office:value-type="float" office:value="2944" calcext:value-type="float">
            <text:p>2944</text:p>
          </table:table-cell>
          <table:table-cell table:style-name="ce2" office:value-type="float" office:value="1000000002944" calcext:value-type="float">
            <text:p>100000000294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45" calcext:value-type="float">
            <text:p>284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44</text:p>
          </table:table-cell>
          <table:table-cell table:number-columns-repeated="250"/>
        </table:table-row>
        <table:table-row table:style-name="ro1">
          <table:table-cell table:style-name="ce2" office:value-type="float" office:value="2945" calcext:value-type="float">
            <text:p>2945</text:p>
          </table:table-cell>
          <table:table-cell table:style-name="ce2" office:value-type="float" office:value="1000000002945" calcext:value-type="float">
            <text:p>100000000294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46" calcext:value-type="float">
            <text:p>284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45</text:p>
          </table:table-cell>
          <table:table-cell table:number-columns-repeated="250"/>
        </table:table-row>
        <table:table-row table:style-name="ro1">
          <table:table-cell table:style-name="ce2" office:value-type="float" office:value="2946" calcext:value-type="float">
            <text:p>2946</text:p>
          </table:table-cell>
          <table:table-cell table:style-name="ce2" office:value-type="float" office:value="1000000002946" calcext:value-type="float">
            <text:p>100000000294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47" calcext:value-type="float">
            <text:p>284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46</text:p>
          </table:table-cell>
          <table:table-cell table:number-columns-repeated="250"/>
        </table:table-row>
        <table:table-row table:style-name="ro1">
          <table:table-cell table:style-name="ce2" office:value-type="float" office:value="2947" calcext:value-type="float">
            <text:p>2947</text:p>
          </table:table-cell>
          <table:table-cell table:style-name="ce2" office:value-type="float" office:value="1000000002947" calcext:value-type="float">
            <text:p>100000000294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48" calcext:value-type="float">
            <text:p>284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47</text:p>
          </table:table-cell>
          <table:table-cell table:number-columns-repeated="250"/>
        </table:table-row>
        <table:table-row table:style-name="ro1">
          <table:table-cell table:style-name="ce2" office:value-type="float" office:value="2948" calcext:value-type="float">
            <text:p>2948</text:p>
          </table:table-cell>
          <table:table-cell table:style-name="ce2" office:value-type="float" office:value="1000000002948" calcext:value-type="float">
            <text:p>100000000294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49" calcext:value-type="float">
            <text:p>284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48</text:p>
          </table:table-cell>
          <table:table-cell table:number-columns-repeated="250"/>
        </table:table-row>
        <table:table-row table:style-name="ro1">
          <table:table-cell table:style-name="ce2" office:value-type="float" office:value="2949" calcext:value-type="float">
            <text:p>2949</text:p>
          </table:table-cell>
          <table:table-cell table:style-name="ce2" office:value-type="float" office:value="1000000002949" calcext:value-type="float">
            <text:p>100000000294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50" calcext:value-type="float">
            <text:p>285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49</text:p>
          </table:table-cell>
          <table:table-cell table:number-columns-repeated="250"/>
        </table:table-row>
        <table:table-row table:style-name="ro1"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1000000002950" calcext:value-type="float">
            <text:p>100000000295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51" calcext:value-type="float">
            <text:p>285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50</text:p>
          </table:table-cell>
          <table:table-cell table:number-columns-repeated="250"/>
        </table:table-row>
        <table:table-row table:style-name="ro1">
          <table:table-cell table:style-name="ce2" office:value-type="float" office:value="2951" calcext:value-type="float">
            <text:p>2951</text:p>
          </table:table-cell>
          <table:table-cell table:style-name="ce2" office:value-type="float" office:value="1000000002951" calcext:value-type="float">
            <text:p>100000000295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52" calcext:value-type="float">
            <text:p>285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51</text:p>
          </table:table-cell>
          <table:table-cell table:number-columns-repeated="250"/>
        </table:table-row>
        <table:table-row table:style-name="ro1">
          <table:table-cell table:style-name="ce2" office:value-type="float" office:value="2952" calcext:value-type="float">
            <text:p>2952</text:p>
          </table:table-cell>
          <table:table-cell table:style-name="ce2" office:value-type="float" office:value="1000000002952" calcext:value-type="float">
            <text:p>100000000295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53" calcext:value-type="float">
            <text:p>285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52</text:p>
          </table:table-cell>
          <table:table-cell table:number-columns-repeated="250"/>
        </table:table-row>
        <table:table-row table:style-name="ro1">
          <table:table-cell table:style-name="ce2" office:value-type="float" office:value="2953" calcext:value-type="float">
            <text:p>2953</text:p>
          </table:table-cell>
          <table:table-cell table:style-name="ce2" office:value-type="float" office:value="1000000002953" calcext:value-type="float">
            <text:p>100000000295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54" calcext:value-type="float">
            <text:p>285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53</text:p>
          </table:table-cell>
          <table:table-cell table:number-columns-repeated="250"/>
        </table:table-row>
        <table:table-row table:style-name="ro1"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1000000002954" calcext:value-type="float">
            <text:p>100000000295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55" calcext:value-type="float">
            <text:p>285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54</text:p>
          </table:table-cell>
          <table:table-cell table:number-columns-repeated="250"/>
        </table:table-row>
        <table:table-row table:style-name="ro1">
          <table:table-cell table:style-name="ce2" office:value-type="float" office:value="2955" calcext:value-type="float">
            <text:p>2955</text:p>
          </table:table-cell>
          <table:table-cell table:style-name="ce2" office:value-type="float" office:value="1000000002955" calcext:value-type="float">
            <text:p>100000000295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56" calcext:value-type="float">
            <text:p>285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55</text:p>
          </table:table-cell>
          <table:table-cell table:number-columns-repeated="250"/>
        </table:table-row>
        <table:table-row table:style-name="ro1">
          <table:table-cell table:style-name="ce2" office:value-type="float" office:value="2956" calcext:value-type="float">
            <text:p>2956</text:p>
          </table:table-cell>
          <table:table-cell table:style-name="ce2" office:value-type="float" office:value="1000000002956" calcext:value-type="float">
            <text:p>100000000295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57" calcext:value-type="float">
            <text:p>285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56</text:p>
          </table:table-cell>
          <table:table-cell table:number-columns-repeated="250"/>
        </table:table-row>
        <table:table-row table:style-name="ro1">
          <table:table-cell table:style-name="ce2" office:value-type="float" office:value="2957" calcext:value-type="float">
            <text:p>2957</text:p>
          </table:table-cell>
          <table:table-cell table:style-name="ce2" office:value-type="float" office:value="1000000002957" calcext:value-type="float">
            <text:p>100000000295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58" calcext:value-type="float">
            <text:p>285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57</text:p>
          </table:table-cell>
          <table:table-cell table:number-columns-repeated="250"/>
        </table:table-row>
        <table:table-row table:style-name="ro1">
          <table:table-cell table:style-name="ce2" office:value-type="float" office:value="2958" calcext:value-type="float">
            <text:p>2958</text:p>
          </table:table-cell>
          <table:table-cell table:style-name="ce2" office:value-type="float" office:value="1000000002958" calcext:value-type="float">
            <text:p>100000000295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59" calcext:value-type="float">
            <text:p>285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58</text:p>
          </table:table-cell>
          <table:table-cell table:number-columns-repeated="250"/>
        </table:table-row>
        <table:table-row table:style-name="ro1">
          <table:table-cell table:style-name="ce2" office:value-type="float" office:value="2959" calcext:value-type="float">
            <text:p>2959</text:p>
          </table:table-cell>
          <table:table-cell table:style-name="ce2" office:value-type="float" office:value="1000000002959" calcext:value-type="float">
            <text:p>100000000295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60" calcext:value-type="float">
            <text:p>286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59</text:p>
          </table:table-cell>
          <table:table-cell table:number-columns-repeated="250"/>
        </table:table-row>
        <table:table-row table:style-name="ro1"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1000000002960" calcext:value-type="float">
            <text:p>100000000296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61" calcext:value-type="float">
            <text:p>286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60</text:p>
          </table:table-cell>
          <table:table-cell table:number-columns-repeated="250"/>
        </table:table-row>
        <table:table-row table:style-name="ro1">
          <table:table-cell table:style-name="ce2" office:value-type="float" office:value="2961" calcext:value-type="float">
            <text:p>2961</text:p>
          </table:table-cell>
          <table:table-cell table:style-name="ce2" office:value-type="float" office:value="1000000002961" calcext:value-type="float">
            <text:p>100000000296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62" calcext:value-type="float">
            <text:p>286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61</text:p>
          </table:table-cell>
          <table:table-cell table:number-columns-repeated="250"/>
        </table:table-row>
        <table:table-row table:style-name="ro1">
          <table:table-cell table:style-name="ce2" office:value-type="float" office:value="2962" calcext:value-type="float">
            <text:p>2962</text:p>
          </table:table-cell>
          <table:table-cell table:style-name="ce2" office:value-type="float" office:value="1000000002962" calcext:value-type="float">
            <text:p>100000000296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63" calcext:value-type="float">
            <text:p>286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62</text:p>
          </table:table-cell>
          <table:table-cell table:number-columns-repeated="250"/>
        </table:table-row>
        <table:table-row table:style-name="ro1">
          <table:table-cell table:style-name="ce2" office:value-type="float" office:value="2963" calcext:value-type="float">
            <text:p>2963</text:p>
          </table:table-cell>
          <table:table-cell table:style-name="ce2" office:value-type="float" office:value="1000000002963" calcext:value-type="float">
            <text:p>100000000296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64" calcext:value-type="float">
            <text:p>286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63</text:p>
          </table:table-cell>
          <table:table-cell table:number-columns-repeated="250"/>
        </table:table-row>
        <table:table-row table:style-name="ro1">
          <table:table-cell table:style-name="ce2" office:value-type="float" office:value="2964" calcext:value-type="float">
            <text:p>2964</text:p>
          </table:table-cell>
          <table:table-cell table:style-name="ce2" office:value-type="float" office:value="1000000002964" calcext:value-type="float">
            <text:p>100000000296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65" calcext:value-type="float">
            <text:p>286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64</text:p>
          </table:table-cell>
          <table:table-cell table:number-columns-repeated="250"/>
        </table:table-row>
        <table:table-row table:style-name="ro1">
          <table:table-cell table:style-name="ce2" office:value-type="float" office:value="2965" calcext:value-type="float">
            <text:p>2965</text:p>
          </table:table-cell>
          <table:table-cell table:style-name="ce2" office:value-type="float" office:value="1000000002965" calcext:value-type="float">
            <text:p>100000000296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66" calcext:value-type="float">
            <text:p>286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65</text:p>
          </table:table-cell>
          <table:table-cell table:number-columns-repeated="250"/>
        </table:table-row>
        <table:table-row table:style-name="ro1">
          <table:table-cell table:style-name="ce2" office:value-type="float" office:value="2966" calcext:value-type="float">
            <text:p>2966</text:p>
          </table:table-cell>
          <table:table-cell table:style-name="ce2" office:value-type="float" office:value="1000000002966" calcext:value-type="float">
            <text:p>100000000296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67" calcext:value-type="float">
            <text:p>286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66</text:p>
          </table:table-cell>
          <table:table-cell table:number-columns-repeated="250"/>
        </table:table-row>
        <table:table-row table:style-name="ro1">
          <table:table-cell table:style-name="ce2" office:value-type="float" office:value="2967" calcext:value-type="float">
            <text:p>2967</text:p>
          </table:table-cell>
          <table:table-cell table:style-name="ce2" office:value-type="float" office:value="1000000002967" calcext:value-type="float">
            <text:p>100000000296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68" calcext:value-type="float">
            <text:p>286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67</text:p>
          </table:table-cell>
          <table:table-cell table:number-columns-repeated="250"/>
        </table:table-row>
        <table:table-row table:style-name="ro1">
          <table:table-cell table:style-name="ce2" office:value-type="float" office:value="2968" calcext:value-type="float">
            <text:p>2968</text:p>
          </table:table-cell>
          <table:table-cell table:style-name="ce2" office:value-type="float" office:value="1000000002968" calcext:value-type="float">
            <text:p>100000000296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69" calcext:value-type="float">
            <text:p>286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68</text:p>
          </table:table-cell>
          <table:table-cell table:number-columns-repeated="250"/>
        </table:table-row>
        <table:table-row table:style-name="ro1">
          <table:table-cell table:style-name="ce2" office:value-type="float" office:value="2969" calcext:value-type="float">
            <text:p>2969</text:p>
          </table:table-cell>
          <table:table-cell table:style-name="ce2" office:value-type="float" office:value="1000000002969" calcext:value-type="float">
            <text:p>100000000296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70" calcext:value-type="float">
            <text:p>287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69</text:p>
          </table:table-cell>
          <table:table-cell table:number-columns-repeated="250"/>
        </table:table-row>
        <table:table-row table:style-name="ro1">
          <table:table-cell table:style-name="ce2" office:value-type="float" office:value="2970" calcext:value-type="float">
            <text:p>2970</text:p>
          </table:table-cell>
          <table:table-cell table:style-name="ce2" office:value-type="float" office:value="1000000002970" calcext:value-type="float">
            <text:p>100000000297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71" calcext:value-type="float">
            <text:p>287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70</text:p>
          </table:table-cell>
          <table:table-cell table:number-columns-repeated="250"/>
        </table:table-row>
        <table:table-row table:style-name="ro1">
          <table:table-cell table:style-name="ce2" office:value-type="float" office:value="2971" calcext:value-type="float">
            <text:p>2971</text:p>
          </table:table-cell>
          <table:table-cell table:style-name="ce2" office:value-type="float" office:value="1000000002971" calcext:value-type="float">
            <text:p>100000000297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72" calcext:value-type="float">
            <text:p>287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71</text:p>
          </table:table-cell>
          <table:table-cell table:number-columns-repeated="250"/>
        </table:table-row>
        <table:table-row table:style-name="ro1">
          <table:table-cell table:style-name="ce2" office:value-type="float" office:value="2972" calcext:value-type="float">
            <text:p>2972</text:p>
          </table:table-cell>
          <table:table-cell table:style-name="ce2" office:value-type="float" office:value="1000000002972" calcext:value-type="float">
            <text:p>100000000297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73" calcext:value-type="float">
            <text:p>287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72</text:p>
          </table:table-cell>
          <table:table-cell table:number-columns-repeated="250"/>
        </table:table-row>
        <table:table-row table:style-name="ro1">
          <table:table-cell table:style-name="ce2" office:value-type="float" office:value="2973" calcext:value-type="float">
            <text:p>2973</text:p>
          </table:table-cell>
          <table:table-cell table:style-name="ce2" office:value-type="float" office:value="1000000002973" calcext:value-type="float">
            <text:p>100000000297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74" calcext:value-type="float">
            <text:p>287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73</text:p>
          </table:table-cell>
          <table:table-cell table:number-columns-repeated="250"/>
        </table:table-row>
        <table:table-row table:style-name="ro1">
          <table:table-cell table:style-name="ce2" office:value-type="float" office:value="2974" calcext:value-type="float">
            <text:p>2974</text:p>
          </table:table-cell>
          <table:table-cell table:style-name="ce2" office:value-type="float" office:value="1000000002974" calcext:value-type="float">
            <text:p>100000000297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75" calcext:value-type="float">
            <text:p>287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74</text:p>
          </table:table-cell>
          <table:table-cell table:number-columns-repeated="250"/>
        </table:table-row>
        <table:table-row table:style-name="ro1">
          <table:table-cell table:style-name="ce2" office:value-type="float" office:value="2975" calcext:value-type="float">
            <text:p>2975</text:p>
          </table:table-cell>
          <table:table-cell table:style-name="ce2" office:value-type="float" office:value="1000000002975" calcext:value-type="float">
            <text:p>100000000297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76" calcext:value-type="float">
            <text:p>287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75</text:p>
          </table:table-cell>
          <table:table-cell table:number-columns-repeated="250"/>
        </table:table-row>
        <table:table-row table:style-name="ro1">
          <table:table-cell table:style-name="ce2" office:value-type="float" office:value="2976" calcext:value-type="float">
            <text:p>2976</text:p>
          </table:table-cell>
          <table:table-cell table:style-name="ce2" office:value-type="float" office:value="1000000002976" calcext:value-type="float">
            <text:p>100000000297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77" calcext:value-type="float">
            <text:p>287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76</text:p>
          </table:table-cell>
          <table:table-cell table:number-columns-repeated="250"/>
        </table:table-row>
        <table:table-row table:style-name="ro1">
          <table:table-cell table:style-name="ce2" office:value-type="float" office:value="2977" calcext:value-type="float">
            <text:p>2977</text:p>
          </table:table-cell>
          <table:table-cell table:style-name="ce2" office:value-type="float" office:value="1000000002977" calcext:value-type="float">
            <text:p>100000000297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78" calcext:value-type="float">
            <text:p>287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77</text:p>
          </table:table-cell>
          <table:table-cell table:number-columns-repeated="250"/>
        </table:table-row>
        <table:table-row table:style-name="ro1">
          <table:table-cell table:style-name="ce2" office:value-type="float" office:value="2978" calcext:value-type="float">
            <text:p>2978</text:p>
          </table:table-cell>
          <table:table-cell table:style-name="ce2" office:value-type="float" office:value="1000000002978" calcext:value-type="float">
            <text:p>100000000297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79" calcext:value-type="float">
            <text:p>287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78</text:p>
          </table:table-cell>
          <table:table-cell table:number-columns-repeated="250"/>
        </table:table-row>
        <table:table-row table:style-name="ro1">
          <table:table-cell table:style-name="ce2" office:value-type="float" office:value="2979" calcext:value-type="float">
            <text:p>2979</text:p>
          </table:table-cell>
          <table:table-cell table:style-name="ce2" office:value-type="float" office:value="1000000002979" calcext:value-type="float">
            <text:p>100000000297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80" calcext:value-type="float">
            <text:p>288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79</text:p>
          </table:table-cell>
          <table:table-cell table:number-columns-repeated="250"/>
        </table:table-row>
        <table:table-row table:style-name="ro1"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1000000002980" calcext:value-type="float">
            <text:p>100000000298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81" calcext:value-type="float">
            <text:p>288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80</text:p>
          </table:table-cell>
          <table:table-cell table:number-columns-repeated="250"/>
        </table:table-row>
        <table:table-row table:style-name="ro1">
          <table:table-cell table:style-name="ce2" office:value-type="float" office:value="2981" calcext:value-type="float">
            <text:p>2981</text:p>
          </table:table-cell>
          <table:table-cell table:style-name="ce2" office:value-type="float" office:value="1000000002981" calcext:value-type="float">
            <text:p>100000000298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82" calcext:value-type="float">
            <text:p>288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81</text:p>
          </table:table-cell>
          <table:table-cell table:number-columns-repeated="250"/>
        </table:table-row>
        <table:table-row table:style-name="ro1">
          <table:table-cell table:style-name="ce2" office:value-type="float" office:value="2982" calcext:value-type="float">
            <text:p>2982</text:p>
          </table:table-cell>
          <table:table-cell table:style-name="ce2" office:value-type="float" office:value="1000000002982" calcext:value-type="float">
            <text:p>100000000298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83" calcext:value-type="float">
            <text:p>288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82</text:p>
          </table:table-cell>
          <table:table-cell table:number-columns-repeated="250"/>
        </table:table-row>
        <table:table-row table:style-name="ro1">
          <table:table-cell table:style-name="ce2" office:value-type="float" office:value="2983" calcext:value-type="float">
            <text:p>2983</text:p>
          </table:table-cell>
          <table:table-cell table:style-name="ce2" office:value-type="float" office:value="1000000002983" calcext:value-type="float">
            <text:p>100000000298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84" calcext:value-type="float">
            <text:p>288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83</text:p>
          </table:table-cell>
          <table:table-cell table:number-columns-repeated="250"/>
        </table:table-row>
        <table:table-row table:style-name="ro1">
          <table:table-cell table:style-name="ce2" office:value-type="float" office:value="2984" calcext:value-type="float">
            <text:p>2984</text:p>
          </table:table-cell>
          <table:table-cell table:style-name="ce2" office:value-type="float" office:value="1000000002984" calcext:value-type="float">
            <text:p>100000000298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85" calcext:value-type="float">
            <text:p>288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84</text:p>
          </table:table-cell>
          <table:table-cell table:number-columns-repeated="250"/>
        </table:table-row>
        <table:table-row table:style-name="ro1">
          <table:table-cell table:style-name="ce2" office:value-type="float" office:value="2985" calcext:value-type="float">
            <text:p>2985</text:p>
          </table:table-cell>
          <table:table-cell table:style-name="ce2" office:value-type="float" office:value="1000000002985" calcext:value-type="float">
            <text:p>100000000298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86" calcext:value-type="float">
            <text:p>288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85</text:p>
          </table:table-cell>
          <table:table-cell table:number-columns-repeated="250"/>
        </table:table-row>
        <table:table-row table:style-name="ro1">
          <table:table-cell table:style-name="ce2" office:value-type="float" office:value="2986" calcext:value-type="float">
            <text:p>2986</text:p>
          </table:table-cell>
          <table:table-cell table:style-name="ce2" office:value-type="float" office:value="1000000002986" calcext:value-type="float">
            <text:p>100000000298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87" calcext:value-type="float">
            <text:p>288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86</text:p>
          </table:table-cell>
          <table:table-cell table:number-columns-repeated="250"/>
        </table:table-row>
        <table:table-row table:style-name="ro1">
          <table:table-cell table:style-name="ce2" office:value-type="float" office:value="2987" calcext:value-type="float">
            <text:p>2987</text:p>
          </table:table-cell>
          <table:table-cell table:style-name="ce2" office:value-type="float" office:value="1000000002987" calcext:value-type="float">
            <text:p>100000000298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88" calcext:value-type="float">
            <text:p>288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87</text:p>
          </table:table-cell>
          <table:table-cell table:number-columns-repeated="250"/>
        </table:table-row>
        <table:table-row table:style-name="ro1">
          <table:table-cell table:style-name="ce2" office:value-type="float" office:value="2988" calcext:value-type="float">
            <text:p>2988</text:p>
          </table:table-cell>
          <table:table-cell table:style-name="ce2" office:value-type="float" office:value="1000000002988" calcext:value-type="float">
            <text:p>100000000298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89" calcext:value-type="float">
            <text:p>288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88</text:p>
          </table:table-cell>
          <table:table-cell table:number-columns-repeated="250"/>
        </table:table-row>
        <table:table-row table:style-name="ro1">
          <table:table-cell table:style-name="ce2" office:value-type="float" office:value="2989" calcext:value-type="float">
            <text:p>2989</text:p>
          </table:table-cell>
          <table:table-cell table:style-name="ce2" office:value-type="float" office:value="1000000002989" calcext:value-type="float">
            <text:p>1000000002989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90" calcext:value-type="float">
            <text:p>2890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89</text:p>
          </table:table-cell>
          <table:table-cell table:number-columns-repeated="250"/>
        </table:table-row>
        <table:table-row table:style-name="ro1">
          <table:table-cell table:style-name="ce2" office:value-type="float" office:value="2990" calcext:value-type="float">
            <text:p>2990</text:p>
          </table:table-cell>
          <table:table-cell table:style-name="ce2" office:value-type="float" office:value="1000000002990" calcext:value-type="float">
            <text:p>1000000002990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91" calcext:value-type="float">
            <text:p>2891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90</text:p>
          </table:table-cell>
          <table:table-cell table:number-columns-repeated="250"/>
        </table:table-row>
        <table:table-row table:style-name="ro1">
          <table:table-cell table:style-name="ce2" office:value-type="float" office:value="2991" calcext:value-type="float">
            <text:p>2991</text:p>
          </table:table-cell>
          <table:table-cell table:style-name="ce2" office:value-type="float" office:value="1000000002991" calcext:value-type="float">
            <text:p>1000000002991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92" calcext:value-type="float">
            <text:p>2892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91</text:p>
          </table:table-cell>
          <table:table-cell table:number-columns-repeated="250"/>
        </table:table-row>
        <table:table-row table:style-name="ro1">
          <table:table-cell table:style-name="ce2" office:value-type="float" office:value="2992" calcext:value-type="float">
            <text:p>2992</text:p>
          </table:table-cell>
          <table:table-cell table:style-name="ce2" office:value-type="float" office:value="1000000002992" calcext:value-type="float">
            <text:p>1000000002992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93" calcext:value-type="float">
            <text:p>2893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92</text:p>
          </table:table-cell>
          <table:table-cell table:number-columns-repeated="250"/>
        </table:table-row>
        <table:table-row table:style-name="ro1">
          <table:table-cell table:style-name="ce2" office:value-type="float" office:value="2993" calcext:value-type="float">
            <text:p>2993</text:p>
          </table:table-cell>
          <table:table-cell table:style-name="ce2" office:value-type="float" office:value="1000000002993" calcext:value-type="float">
            <text:p>1000000002993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94" calcext:value-type="float">
            <text:p>2894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93</text:p>
          </table:table-cell>
          <table:table-cell table:number-columns-repeated="250"/>
        </table:table-row>
        <table:table-row table:style-name="ro1">
          <table:table-cell table:style-name="ce2" office:value-type="float" office:value="2994" calcext:value-type="float">
            <text:p>2994</text:p>
          </table:table-cell>
          <table:table-cell table:style-name="ce2" office:value-type="float" office:value="1000000002994" calcext:value-type="float">
            <text:p>1000000002994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95" calcext:value-type="float">
            <text:p>2895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94</text:p>
          </table:table-cell>
          <table:table-cell table:number-columns-repeated="250"/>
        </table:table-row>
        <table:table-row table:style-name="ro1">
          <table:table-cell table:style-name="ce2" office:value-type="float" office:value="2995" calcext:value-type="float">
            <text:p>2995</text:p>
          </table:table-cell>
          <table:table-cell table:style-name="ce2" office:value-type="float" office:value="1000000002995" calcext:value-type="float">
            <text:p>1000000002995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96" calcext:value-type="float">
            <text:p>2896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95</text:p>
          </table:table-cell>
          <table:table-cell table:number-columns-repeated="250"/>
        </table:table-row>
        <table:table-row table:style-name="ro1">
          <table:table-cell table:style-name="ce2" office:value-type="float" office:value="2996" calcext:value-type="float">
            <text:p>2996</text:p>
          </table:table-cell>
          <table:table-cell table:style-name="ce2" office:value-type="float" office:value="1000000002996" calcext:value-type="float">
            <text:p>1000000002996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97" calcext:value-type="float">
            <text:p>2897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96</text:p>
          </table:table-cell>
          <table:table-cell table:number-columns-repeated="250"/>
        </table:table-row>
        <table:table-row table:style-name="ro1">
          <table:table-cell table:style-name="ce2" office:value-type="float" office:value="2997" calcext:value-type="float">
            <text:p>2997</text:p>
          </table:table-cell>
          <table:table-cell table:style-name="ce2" office:value-type="float" office:value="1000000002997" calcext:value-type="float">
            <text:p>1000000002997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98" calcext:value-type="float">
            <text:p>2898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97</text:p>
          </table:table-cell>
          <table:table-cell table:number-columns-repeated="250"/>
        </table:table-row>
        <table:table-row table:style-name="ro1">
          <table:table-cell table:style-name="ce2" office:value-type="float" office:value="2998" calcext:value-type="float">
            <text:p>2998</text:p>
          </table:table-cell>
          <table:table-cell table:style-name="ce2" office:value-type="float" office:value="1000000002998" calcext:value-type="float">
            <text:p>1000000002998</text:p>
          </table:table-cell>
          <table:table-cell table:style-name="ce1" office:value-type="string" calcext:value-type="string">
            <text:p>LEDKerze 2,5W E14 Krokoeis Gold</text:p>
          </table:table-cell>
          <table:table-cell table:style-name="ce2" office:value-type="float" office:value="2899" calcext:value-type="float">
            <text:p>2899</text:p>
          </table:table-cell>
          <table:table-cell table:style-name="ce1" office:value-type="string" calcext:value-type="string">
            <text:p>lieferbar</text:p>
          </table:table-cell>
          <table:table-cell table:style-name="ce1"/>
          <table:table-cell table:style-name="ce1" office:value-type="string" calcext:value-type="string">
            <text:p>2898</text:p>
          </table:table-cell>
          <table:table-cell table:number-columns-repeated="250"/>
        </table:table-row>
        <table:table-row table:style-name="ro1" table:number-rows-repeated="1042735">
          <table:table-cell table:number-columns-repeated="257"/>
        </table:table-row>
        <table:table-row table:style-name="ro2" table:number-rows-repeated="2841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4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 style:vertical-align="middl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14:53:55.2189260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4:55:54.223935593</meta:creation-date>
    <meta:editing-cycles>1</meta:editing-cycles>
    <meta:editing-duration>P0D</meta:editing-duration>
    <meta:generator>LibreOffice/5.1.2.2$Linux_X86_64 LibreOffice_project/10m0$Build-2</meta:generator>
    <meta:document-statistic meta:table-count="1" meta:cell-count="17994" meta:object-count="0"/>
  </office:meta>
</office:document-meta>
</file>